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57.0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3.1mm"/>
    </style:style>
    <style:style style:name="co5" style:family="table-column">
      <style:table-column-properties fo:break-before="auto" style:column-width="85.3mm"/>
    </style:style>
    <style:style style:name="co6" style:family="table-column">
      <style:table-column-properties fo:break-before="auto" style:column-width="62.83mm"/>
    </style:style>
    <style:style style:name="co7" style:family="table-column">
      <style:table-column-properties fo:break-before="auto" style:column-width="78.53mm"/>
    </style:style>
    <style:style style:name="co8" style:family="table-column">
      <style:table-column-properties fo:break-before="auto" style:column-width="81.54mm"/>
    </style:style>
    <style:style style:name="co9" style:family="table-column">
      <style:table-column-properties fo:break-before="auto" style:column-width="70.36mm"/>
    </style:style>
    <style:style style:name="co10" style:family="table-column">
      <style:table-column-properties fo:break-before="auto" style:column-width="77.86mm"/>
    </style:style>
    <style:style style:name="co11" style:family="table-column">
      <style:table-column-properties fo:break-before="auto" style:column-width="48.05mm"/>
    </style:style>
    <style:style style:name="co12" style:family="table-column">
      <style:table-column-properties fo:break-before="auto" style:column-width="44.59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9.68mm" fo:break-before="auto" style:use-optimal-row-height="true"/>
    </style:style>
    <style:style style:name="ro3" style:family="table-row">
      <style:table-row-properties style:row-height="9.33mm" fo:break-before="auto" style:use-optimal-row-height="true"/>
    </style:style>
    <style:style style:name="ro4" style:family="table-row">
      <style:table-row-properties style:row-height="7.1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7.58mm" fo:break-before="auto" style:use-optimal-row-height="true"/>
    </style:style>
    <style:style style:name="ro7" style:family="table-row">
      <style:table-row-properties style:row-height="13.05mm" fo:break-before="auto" style:use-optimal-row-height="true"/>
    </style:style>
    <style:style style:name="ro8" style:family="table-row">
      <style:table-row-properties style:row-height="6.76mm" fo:break-before="auto" style:use-optimal-row-height="true"/>
    </style:style>
    <style:style style:name="ro9" style:family="table-row">
      <style:table-row-properties style:row-height="7.74mm" fo:break-before="auto" style:use-optimal-row-height="true"/>
    </style:style>
    <style:style style:name="ro10" style:family="table-row">
      <style:table-row-properties style:row-height="15.79mm" fo:break-before="auto" style:use-optimal-row-height="true"/>
    </style:style>
    <style:style style:name="ro11" style:family="table-row">
      <style:table-row-properties style:row-height="16.05mm" fo:break-before="auto" style:use-optimal-row-height="true"/>
    </style:style>
    <style:style style:name="ro12" style:family="table-row">
      <style:table-row-properties style:row-height="10.53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0.78mm" fo:break-before="auto" style:use-optimal-row-height="true"/>
    </style:style>
    <style:style style:name="ro15" style:family="table-row">
      <style:table-row-properties style:row-height="8.61mm" fo:break-before="auto" style:use-optimal-row-height="true"/>
    </style:style>
    <style:style style:name="ro16" style:family="table-row">
      <style:table-row-properties style:row-height="17.22mm" fo:break-before="auto" style:use-optimal-row-height="true"/>
    </style:style>
    <style:style style:name="ro17" style:family="table-row">
      <style:table-row-properties style:row-height="15.98mm" fo:break-before="auto" style:use-optimal-row-height="true"/>
    </style:style>
    <style:style style:name="ro18" style:family="table-row">
      <style:table-row-properties style:row-height="11.57mm" fo:break-before="auto" style:use-optimal-row-height="true"/>
    </style:style>
    <style:style style:name="ro19" style:family="table-row">
      <style:table-row-properties style:row-height="11.84mm" fo:break-before="auto" style:use-optimal-row-height="true"/>
    </style:style>
    <style:style style:name="ro20" style:family="table-row">
      <style:table-row-properties style:row-height="12.44mm" fo:break-before="auto" style:use-optimal-row-height="true"/>
    </style:style>
    <style:style style:name="ro21" style:family="table-row">
      <style:table-row-properties style:row-height="16.79mm" fo:break-before="auto" style:use-optimal-row-height="true"/>
    </style:style>
    <style:style style:name="ro22" style:family="table-row">
      <style:table-row-properties style:row-height="32.28mm" fo:break-before="auto" style:use-optimal-row-height="true"/>
    </style:style>
    <style:style style:name="ro23" style:family="table-row">
      <style:table-row-properties style:row-height="12.63mm" fo:break-before="auto" style:use-optimal-row-height="true"/>
    </style:style>
    <style:style style:name="ro24" style:family="table-row">
      <style:table-row-properties style:row-height="10.87mm" fo:break-before="auto" style:use-optimal-row-height="true"/>
    </style:style>
    <style:style style:name="ro25" style:family="table-row">
      <style:table-row-properties style:row-height="14.46mm" fo:break-before="auto" style:use-optimal-row-height="true"/>
    </style:style>
    <style:style style:name="ro26" style:family="table-row">
      <style:table-row-properties style:row-height="10mm" fo:break-before="auto" style:use-optimal-row-height="true"/>
    </style:style>
    <style:style style:name="ro27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cellule_20_histoire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cellule_20_random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cellule_20_personnages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cellule_20_narrateur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cellule_20_set_20_choice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cellule_20_dialogues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cellule_20_argent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cellule_20_combat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cellule_20_indice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cellule_20_temps">
      <style:table-cell-properties style:diagonal-bl-tr="none" style:diagonal-tl-br="none" fo:wrap-option="no-wrap" style:direction="ltr" style:rotation-angle="0" style:rotation-align="none" style:shrink-to-fit="false"/>
      <style:paragraph-properties fo:margin-left="0mm" style:writing-mode="page"/>
      <style:text-properties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ffcc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99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cellule_20_combat">
      <style:table-cell-properties fo:wrap-option="wrap"/>
      <style:map style:condition="cell-content()!=&quot;&quot;" style:apply-style-name="cellule_20_d_27_erreur" style:base-cell-address="Naufragé.A3"/>
    </style:style>
    <style:style style:name="ce2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A3"/>
    </style:style>
    <style:style style:name="ce2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Naufragé.A3"/>
    </style:style>
    <style:style style:name="ce22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Naufragé.A3"/>
    </style:style>
    <style:style style:name="ce23" style:family="table-cell" style:parent-style-name="Default">
      <style:map style:condition="cell-content()!=&quot;&quot;" style:apply-style-name="cellule_20_d_27_erreur" style:base-cell-address="Naufragé.A3"/>
    </style:style>
    <style:style style:name="ce2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A3"/>
    </style:style>
    <style:style style:name="ce25" style:family="table-cell" style:parent-style-name="Default">
      <style:table-cell-properties fo:wrap-option="wrap" fo:padding="1.99mm" style:vertical-align="top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Naufragé.A3"/>
    </style:style>
    <style:style style:name="ce27" style:family="table-cell" style:parent-style-name="Default">
      <style:map style:condition="cell-content()!=&quot;&quot;" style:apply-style-name="cellule_20_d_27_erreur" style:base-cell-address="Naufragé.A3"/>
    </style:style>
    <style:style style:name="ce28" style:family="table-cell" style:parent-style-name="Default">
      <style:map style:condition="cell-content()!=&quot;&quot;" style:apply-style-name="cellule_20_d_27_erreur" style:base-cell-address="Naufragé.C7"/>
    </style:style>
    <style:style style:name="ce2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C10"/>
    </style:style>
    <style:style style:name="ce3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D9"/>
    </style:style>
    <style:style style:name="ce3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D12"/>
    </style:style>
    <style:style style:name="ce3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E12"/>
    </style:style>
    <style:style style:name="ce33" style:family="table-cell" style:parent-style-name="Default">
      <style:map style:condition="cell-content()!=&quot;&quot;" style:apply-style-name="cellule_20_d_27_erreur" style:base-cell-address="Naufragé.E14"/>
    </style:style>
    <style:style style:name="ce3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G7"/>
    </style:style>
    <style:style style:name="ce35" style:family="table-cell" style:parent-style-name="Default">
      <style:map style:condition="cell-content()!=&quot;&quot;" style:apply-style-name="cellule_20_d_27_erreur" style:base-cell-address="Naufragé.H14"/>
    </style:style>
    <style:style style:name="ce3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H16"/>
    </style:style>
    <style:style style:name="ce37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Naufragé.I13"/>
    </style:style>
    <style:style style:name="ce3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I14"/>
    </style:style>
    <style:style style:name="ce3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I14"/>
    </style:style>
    <style:style style:name="ce4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I16"/>
    </style:style>
    <style:style style:name="ce4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I18"/>
    </style:style>
    <style:style style:name="ce4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Naufragé.I13"/>
    </style:style>
    <style:style style:name="ce43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cell-content()!=&quot;&quot;" style:apply-style-name="cellule_20_d_27_erreur" style:base-cell-address="Bandits.A2"/>
    </style:style>
    <style:style style:name="ce44" style:family="table-cell" style:parent-style-name="cellule_20_combat">
      <style:table-cell-properties fo:wrap-option="wrap"/>
      <style:map style:condition="cell-content()!=&quot;&quot;" style:apply-style-name="cellule_20_d_27_erreur" style:base-cell-address="Bandits.A2"/>
    </style:style>
    <style:style style:name="ce4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2"/>
    </style:style>
    <style:style style:name="ce4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10"/>
    </style:style>
    <style:style style:name="ce47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Bandits.A2"/>
    </style:style>
    <style:style style:name="ce48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Bandits.A2"/>
    </style:style>
    <style:style style:name="ce49" style:family="table-cell" style:parent-style-name="Default">
      <style:map style:condition="cell-content()!=&quot;&quot;" style:apply-style-name="cellule_20_d_27_erreur" style:base-cell-address="Bandits.A2"/>
    </style:style>
    <style:style style:name="ce5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2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Bandits.A3"/>
    </style:style>
    <style:style style:name="ce5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4"/>
    </style:style>
    <style:style style:name="ce5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10"/>
    </style:style>
    <style:style style:name="ce54" style:family="table-cell" style:parent-style-name="Default">
      <style:map style:condition="cell-content()!=&quot;&quot;" style:apply-style-name="cellule_20_d_27_erreur" style:base-cell-address="Bandits.B10"/>
    </style:style>
    <style:style style:name="ce5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4"/>
    </style:style>
    <style:style style:name="ce56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Bandits.B4"/>
    </style:style>
    <style:style style:name="ce57" style:family="table-cell" style:parent-style-name="Default">
      <style:map style:condition="cell-content()!=&quot;&quot;" style:apply-style-name="cellule_20_d_27_erreur" style:base-cell-address="Bandits.B4"/>
    </style:style>
    <style:style style:name="ce5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4"/>
    </style:style>
    <style:style style:name="ce59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Bandits.B4"/>
    </style:style>
    <style:style style:name="ce6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3"/>
    </style:style>
    <style:style style:name="ce61" style:family="table-cell" style:parent-style-name="Default">
      <style:map style:condition="cell-content()!=&quot;&quot;" style:apply-style-name="cellule_20_d_27_erreur" style:base-cell-address="Bandits.C7"/>
    </style:style>
    <style:style style:name="ce6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C10"/>
    </style:style>
    <style:style style:name="ce63" style:family="table-cell" style:parent-style-name="Default">
      <style:map style:condition="cell-content()!=&quot;&quot;" style:apply-style-name="cellule_20_d_27_erreur" style:base-cell-address="Bandits.B4"/>
    </style:style>
    <style:style style:name="ce6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D9"/>
    </style:style>
    <style:style style:name="ce6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D12"/>
    </style:style>
    <style:style style:name="ce66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Bandits.B4"/>
    </style:style>
    <style:style style:name="ce6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E12"/>
    </style:style>
    <style:style style:name="ce68" style:family="table-cell" style:parent-style-name="Default">
      <style:map style:condition="cell-content()!=&quot;&quot;" style:apply-style-name="cellule_20_d_27_erreur" style:base-cell-address="Bandits.E14"/>
    </style:style>
    <style:style style:name="ce6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3"/>
    </style:style>
    <style:style style:name="ce70" style:family="table-cell" style:parent-style-name="Default">
      <style:map style:condition="cell-content()!=&quot;&quot;" style:apply-style-name="cellule_20_d_27_erreur" style:base-cell-address="Bandits.B4"/>
    </style:style>
    <style:style style:name="ce71" style:family="table-cell" style:parent-style-name="Default">
      <style:map style:condition="cell-content()!=&quot;&quot;" style:apply-style-name="cellule_20_d_27_erreur" style:base-cell-address="Bandits.H14"/>
    </style:style>
    <style:style style:name="ce7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H16"/>
    </style:style>
    <style:style style:name="ce7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I14"/>
    </style:style>
    <style:style style:name="ce7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I16"/>
    </style:style>
    <style:style style:name="ce7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A3"/>
    </style:style>
    <style:style style:name="ce7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4"/>
    </style:style>
    <style:style style:name="ce7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Bandits.B4"/>
    </style:style>
    <style:style style:name="ce78" style:family="table-cell" style:parent-style-name="cellule_20_combat">
      <style:table-cell-properties fo:wrap-option="wrap"/>
      <style:map style:condition="cell-content()!=&quot;&quot;" style:apply-style-name="cellule_20_d_27_erreur" style:base-cell-address="'Ile déserte var 1'.A3"/>
    </style:style>
    <style:style style:name="ce7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3"/>
    </style:style>
    <style:style style:name="ce8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10"/>
    </style:style>
    <style:style style:name="ce8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1'.A3"/>
    </style:style>
    <style:style style:name="ce82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1'.A3"/>
    </style:style>
    <style:style style:name="ce83" style:family="table-cell" style:parent-style-name="Default">
      <style:map style:condition="cell-content()!=&quot;&quot;" style:apply-style-name="cellule_20_d_27_erreur" style:base-cell-address="'Ile déserte var 1'.A3"/>
    </style:style>
    <style:style style:name="ce8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3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'Ile déserte var 1'.A3"/>
    </style:style>
    <style:style style:name="ce8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4"/>
    </style:style>
    <style:style style:name="ce8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10"/>
    </style:style>
    <style:style style:name="ce88" style:family="table-cell" style:parent-style-name="Default">
      <style:map style:condition="cell-content()!=&quot;&quot;" style:apply-style-name="cellule_20_d_27_erreur" style:base-cell-address="'Ile déserte var 1'.B10"/>
    </style:style>
    <style:style style:name="ce8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4"/>
    </style:style>
    <style:style style:name="ce90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1'.B4"/>
    </style:style>
    <style:style style:name="ce91" style:family="table-cell" style:parent-style-name="Default">
      <style:map style:condition="cell-content()!=&quot;&quot;" style:apply-style-name="cellule_20_d_27_erreur" style:base-cell-address="'Ile déserte var 1'.B4"/>
    </style:style>
    <style:style style:name="ce9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4"/>
    </style:style>
    <style:style style:name="ce93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1'.B4"/>
    </style:style>
    <style:style style:name="ce9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3"/>
    </style:style>
    <style:style style:name="ce95" style:family="table-cell" style:parent-style-name="Default">
      <style:map style:condition="cell-content()!=&quot;&quot;" style:apply-style-name="cellule_20_d_27_erreur" style:base-cell-address="'Ile déserte var 1'.C7"/>
    </style:style>
    <style:style style:name="ce9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C10"/>
    </style:style>
    <style:style style:name="ce97" style:family="table-cell" style:parent-style-name="Default">
      <style:map style:condition="cell-content()!=&quot;&quot;" style:apply-style-name="cellule_20_d_27_erreur" style:base-cell-address="'Ile déserte var 1'.B4"/>
    </style:style>
    <style:style style:name="ce9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D9"/>
    </style:style>
    <style:style style:name="ce9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D12"/>
    </style:style>
    <style:style style:name="ce100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1'.B4"/>
    </style:style>
    <style:style style:name="ce10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E12"/>
    </style:style>
    <style:style style:name="ce102" style:family="table-cell" style:parent-style-name="Default">
      <style:map style:condition="cell-content()!=&quot;&quot;" style:apply-style-name="cellule_20_d_27_erreur" style:base-cell-address="'Ile déserte var 1'.E14"/>
    </style:style>
    <style:style style:name="ce10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3"/>
    </style:style>
    <style:style style:name="ce104" style:family="table-cell" style:parent-style-name="Default">
      <style:map style:condition="cell-content()!=&quot;&quot;" style:apply-style-name="cellule_20_d_27_erreur" style:base-cell-address="'Ile déserte var 1'.B4"/>
    </style:style>
    <style:style style:name="ce105" style:family="table-cell" style:parent-style-name="Default">
      <style:map style:condition="cell-content()!=&quot;&quot;" style:apply-style-name="cellule_20_d_27_erreur" style:base-cell-address="'Ile déserte var 1'.H14"/>
    </style:style>
    <style:style style:name="ce10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H16"/>
    </style:style>
    <style:style style:name="ce10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I14"/>
    </style:style>
    <style:style style:name="ce10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I16"/>
    </style:style>
    <style:style style:name="ce10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A3"/>
    </style:style>
    <style:style style:name="ce11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4"/>
    </style:style>
    <style:style style:name="ce11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1'.B4"/>
    </style:style>
    <style:style style:name="ce112" style:family="table-cell" style:parent-style-name="cellule_20_combat">
      <style:table-cell-properties fo:wrap-option="wrap"/>
      <style:map style:condition="cell-content()!=&quot;&quot;" style:apply-style-name="cellule_20_d_27_erreur" style:base-cell-address="'Ile déserte var 2'.A3"/>
    </style:style>
    <style:style style:name="ce11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3"/>
    </style:style>
    <style:style style:name="ce11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10"/>
    </style:style>
    <style:style style:name="ce115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2'.A3"/>
    </style:style>
    <style:style style:name="ce116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2'.A3"/>
    </style:style>
    <style:style style:name="ce117" style:family="table-cell" style:parent-style-name="Default">
      <style:map style:condition="cell-content()!=&quot;&quot;" style:apply-style-name="cellule_20_d_27_erreur" style:base-cell-address="'Ile déserte var 2'.A3"/>
    </style:style>
    <style:style style:name="ce11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3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'Ile déserte var 2'.A3"/>
    </style:style>
    <style:style style:name="ce12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4"/>
    </style:style>
    <style:style style:name="ce12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10"/>
    </style:style>
    <style:style style:name="ce122" style:family="table-cell" style:parent-style-name="Default">
      <style:map style:condition="cell-content()!=&quot;&quot;" style:apply-style-name="cellule_20_d_27_erreur" style:base-cell-address="'Ile déserte var 2'.B10"/>
    </style:style>
    <style:style style:name="ce12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4"/>
    </style:style>
    <style:style style:name="ce124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2'.B4"/>
    </style:style>
    <style:style style:name="ce125" style:family="table-cell" style:parent-style-name="Default">
      <style:map style:condition="cell-content()!=&quot;&quot;" style:apply-style-name="cellule_20_d_27_erreur" style:base-cell-address="'Ile déserte var 2'.B4"/>
    </style:style>
    <style:style style:name="ce12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4"/>
    </style:style>
    <style:style style:name="ce127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2'.B4"/>
    </style:style>
    <style:style style:name="ce12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3"/>
    </style:style>
    <style:style style:name="ce129" style:family="table-cell" style:parent-style-name="Default">
      <style:map style:condition="cell-content()!=&quot;&quot;" style:apply-style-name="cellule_20_d_27_erreur" style:base-cell-address="'Ile déserte var 2'.C7"/>
    </style:style>
    <style:style style:name="ce13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C8"/>
    </style:style>
    <style:style style:name="ce13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C10"/>
    </style:style>
    <style:style style:name="ce132" style:family="table-cell" style:parent-style-name="Default">
      <style:map style:condition="cell-content()!=&quot;&quot;" style:apply-style-name="cellule_20_d_27_erreur" style:base-cell-address="'Ile déserte var 2'.B4"/>
    </style:style>
    <style:style style:name="ce13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D9"/>
    </style:style>
    <style:style style:name="ce13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D10"/>
    </style:style>
    <style:style style:name="ce13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D12"/>
    </style:style>
    <style:style style:name="ce136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déserte var 2'.B4"/>
    </style:style>
    <style:style style:name="ce13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E9"/>
    </style:style>
    <style:style style:name="ce13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E12"/>
    </style:style>
    <style:style style:name="ce139" style:family="table-cell" style:parent-style-name="Default">
      <style:map style:condition="cell-content()!=&quot;&quot;" style:apply-style-name="cellule_20_d_27_erreur" style:base-cell-address="'Ile déserte var 2'.E14"/>
    </style:style>
    <style:style style:name="ce14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3"/>
    </style:style>
    <style:style style:name="ce141" style:family="table-cell" style:parent-style-name="Default">
      <style:map style:condition="cell-content()!=&quot;&quot;" style:apply-style-name="cellule_20_d_27_erreur" style:base-cell-address="'Ile déserte var 2'.B4"/>
    </style:style>
    <style:style style:name="ce142" style:family="table-cell" style:parent-style-name="Default">
      <style:map style:condition="cell-content()!=&quot;&quot;" style:apply-style-name="cellule_20_d_27_erreur" style:base-cell-address="'Ile déserte var 2'.H14"/>
    </style:style>
    <style:style style:name="ce14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H16"/>
    </style:style>
    <style:style style:name="ce14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I14"/>
    </style:style>
    <style:style style:name="ce14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I16"/>
    </style:style>
    <style:style style:name="ce14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A3"/>
    </style:style>
    <style:style style:name="ce14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4"/>
    </style:style>
    <style:style style:name="ce14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déserte var 2'.B4"/>
    </style:style>
    <style:style style:name="ce14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5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5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10"/>
    </style:style>
    <style:style style:name="ce152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A3"/>
    </style:style>
    <style:style style:name="ce153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A3"/>
    </style:style>
    <style:style style:name="ce154" style:family="table-cell" style:parent-style-name="Default">
      <style:map style:condition="cell-content()!=&quot;&quot;" style:apply-style-name="cellule_20_d_27_erreur" style:base-cell-address="'Ile Taverne'.A3"/>
    </style:style>
    <style:style style:name="ce15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'Ile Taverne'.A3"/>
    </style:style>
    <style:style style:name="ce15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15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10"/>
    </style:style>
    <style:style style:name="ce159" style:family="table-cell" style:parent-style-name="Default">
      <style:map style:condition="cell-content()!=&quot;&quot;" style:apply-style-name="cellule_20_d_27_erreur" style:base-cell-address="'Ile Taverne'.B10"/>
    </style:style>
    <style:style style:name="ce16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16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B4"/>
    </style:style>
    <style:style style:name="ce162" style:family="table-cell" style:parent-style-name="Default">
      <style:map style:condition="cell-content()!=&quot;&quot;" style:apply-style-name="cellule_20_d_27_erreur" style:base-cell-address="'Ile Taverne'.B4"/>
    </style:style>
    <style:style style:name="ce16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164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B4"/>
    </style:style>
    <style:style style:name="ce16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66" style:family="table-cell" style:parent-style-name="Default">
      <style:map style:condition="cell-content()!=&quot;&quot;" style:apply-style-name="cellule_20_d_27_erreur" style:base-cell-address="'Ile Taverne'.C7"/>
    </style:style>
    <style:style style:name="ce16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C8"/>
    </style:style>
    <style:style style:name="ce16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C10"/>
    </style:style>
    <style:style style:name="ce169" style:family="table-cell" style:parent-style-name="Default">
      <style:map style:condition="cell-content()!=&quot;&quot;" style:apply-style-name="cellule_20_d_27_erreur" style:base-cell-address="'Ile Taverne'.C15"/>
    </style:style>
    <style:style style:name="ce17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C24"/>
    </style:style>
    <style:style style:name="ce17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B4"/>
    </style:style>
    <style:style style:name="ce172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B4"/>
    </style:style>
    <style:style style:name="ce17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17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175" style:family="table-cell" style:parent-style-name="Default">
      <style:map style:condition="cell-content()!=&quot;&quot;" style:apply-style-name="cellule_20_d_27_erreur" style:base-cell-address="'Ile Taverne'.A3"/>
    </style:style>
    <style:style style:name="ce17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77" style:family="table-cell" style:parent-style-name="Default">
      <style:map style:condition="cell-content()!=&quot;&quot;" style:apply-style-name="cellule_20_d_27_erreur" style:base-cell-address="'Ile Taverne'.B4"/>
    </style:style>
    <style:style style:name="ce17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D9"/>
    </style:style>
    <style:style style:name="ce17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D10"/>
    </style:style>
    <style:style style:name="ce18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D12"/>
    </style:style>
    <style:style style:name="ce181" style:family="table-cell" style:parent-style-name="Default">
      <style:map style:condition="cell-content()!=&quot;&quot;" style:apply-style-name="cellule_20_d_27_erreur" style:base-cell-address="'Ile Taverne'.D14"/>
    </style:style>
    <style:style style:name="ce182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D27"/>
    </style:style>
    <style:style style:name="ce183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'Ile Taverne'.D29"/>
    </style:style>
    <style:style style:name="ce18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D29"/>
    </style:style>
    <style:style style:name="ce18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9"/>
    </style:style>
    <style:style style:name="ce186" style:family="table-cell" style:parent-style-name="Default">
      <style:map style:condition="cell-content()!=&quot;&quot;" style:apply-style-name="cellule_20_d_27_erreur" style:base-cell-address="'Ile Taverne'.E12"/>
    </style:style>
    <style:style style:name="ce187" style:family="table-cell" style:parent-style-name="Default">
      <style:map style:condition="cell-content()!=&quot;&quot;" style:apply-style-name="cellule_20_d_27_erreur" style:base-cell-address="'Ile Taverne'.E14"/>
    </style:style>
    <style:style style:name="ce188" style:family="table-cell" style:parent-style-name="Default">
      <style:table-cell-properties fo:wrap-option="wrap"/>
      <style:map style:condition="cell-content()!=&quot;&quot;" style:apply-style-name="cellule_20_d_27_erreur" style:base-cell-address="'Ile Taverne'.B4"/>
    </style:style>
    <style:style style:name="ce18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0"/>
    </style:style>
    <style:style style:name="ce19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19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7"/>
    </style:style>
    <style:style style:name="ce19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198" style:family="table-cell" style:parent-style-name="Default">
      <style:map style:condition="cell-content()!=&quot;&quot;" style:apply-style-name="cellule_20_d_27_erreur" style:base-cell-address="'Ile Taverne'.B4"/>
    </style:style>
    <style:style style:name="ce19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F30"/>
    </style:style>
    <style:style style:name="ce20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E31"/>
    </style:style>
    <style:style style:name="ce206" style:family="table-cell" style:parent-style-name="Default">
      <style:map style:condition="cell-content()!=&quot;&quot;" style:apply-style-name="cellule_20_d_27_erreur" style:base-cell-address="'Ile Taverne'.H14"/>
    </style:style>
    <style:style style:name="ce20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H16"/>
    </style:style>
    <style:style style:name="ce20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I14"/>
    </style:style>
    <style:style style:name="ce20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I16"/>
    </style:style>
    <style:style style:name="ce21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A3"/>
    </style:style>
    <style:style style:name="ce21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21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'Ile Taverne'.B4"/>
    </style:style>
    <style:style style:name="ce21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1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1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10"/>
    </style:style>
    <style:style style:name="ce216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A3"/>
    </style:style>
    <style:style style:name="ce217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A3"/>
    </style:style>
    <style:style style:name="ce218" style:family="table-cell" style:parent-style-name="Default">
      <style:map style:condition="cell-content()!=&quot;&quot;" style:apply-style-name="cellule_20_d_27_erreur" style:base-cell-address="Caserne.A3"/>
    </style:style>
    <style:style style:name="ce21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2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21" style:family="table-cell" style:parent-style-name="Default">
      <style:map style:condition="cell-content()!=&quot;&quot;" style:apply-style-name="cellule_20_d_27_erreur" style:base-cell-address="Caserne.A3"/>
    </style:style>
    <style:style style:name="ce2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!=&quot;&quot;" style:apply-style-name="cellule_20_d_27_erreur" style:base-cell-address="Caserne.A3"/>
    </style:style>
    <style:style style:name="ce22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2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10"/>
    </style:style>
    <style:style style:name="ce225" style:family="table-cell" style:parent-style-name="Default">
      <style:map style:condition="cell-content()!=&quot;&quot;" style:apply-style-name="cellule_20_d_27_erreur" style:base-cell-address="Caserne.B10"/>
    </style:style>
    <style:style style:name="ce226" style:family="table-cell" style:parent-style-name="Default">
      <style:table-cell-properties fo:wrap-option="wrap"/>
      <style:map style:condition="cell-content()!=&quot;&quot;" style:apply-style-name="cellule_20_d_27_erreur" style:base-cell-address="Caserne.B10"/>
    </style:style>
    <style:style style:name="ce22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28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B4"/>
    </style:style>
    <style:style style:name="ce229" style:family="table-cell" style:parent-style-name="Default">
      <style:map style:condition="cell-content()!=&quot;&quot;" style:apply-style-name="cellule_20_d_27_erreur" style:base-cell-address="Caserne.B4"/>
    </style:style>
    <style:style style:name="ce23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3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B4"/>
    </style:style>
    <style:style style:name="ce23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33" style:family="table-cell" style:parent-style-name="Default">
      <style:map style:condition="cell-content()!=&quot;&quot;" style:apply-style-name="cellule_20_d_27_erreur" style:base-cell-address="Caserne.C7"/>
    </style:style>
    <style:style style:name="ce23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C8"/>
    </style:style>
    <style:style style:name="ce23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C10"/>
    </style:style>
    <style:style style:name="ce236" style:family="table-cell" style:parent-style-name="Default">
      <style:map style:condition="cell-content()!=&quot;&quot;" style:apply-style-name="cellule_20_d_27_erreur" style:base-cell-address="Caserne.C15"/>
    </style:style>
    <style:style style:name="ce23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C24"/>
    </style:style>
    <style:style style:name="ce238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B4"/>
    </style:style>
    <style:style style:name="ce239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B4"/>
    </style:style>
    <style:style style:name="ce24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4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42" style:family="table-cell" style:parent-style-name="Default">
      <style:map style:condition="cell-content()!=&quot;&quot;" style:apply-style-name="cellule_20_d_27_erreur" style:base-cell-address="Caserne.A3"/>
    </style:style>
    <style:style style:name="ce24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44" style:family="table-cell" style:parent-style-name="Default">
      <style:map style:condition="cell-content()!=&quot;&quot;" style:apply-style-name="cellule_20_d_27_erreur" style:base-cell-address="Caserne.A3"/>
    </style:style>
    <style:style style:name="ce24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D9"/>
    </style:style>
    <style:style style:name="ce24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D10"/>
    </style:style>
    <style:style style:name="ce24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D12"/>
    </style:style>
    <style:style style:name="ce248" style:family="table-cell" style:parent-style-name="Default">
      <style:map style:condition="cell-content()!=&quot;&quot;" style:apply-style-name="cellule_20_d_27_erreur" style:base-cell-address="Caserne.D14"/>
    </style:style>
    <style:style style:name="ce24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C24"/>
    </style:style>
    <style:style style:name="ce250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D27"/>
    </style:style>
    <style:style style:name="ce251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D29"/>
    </style:style>
    <style:style style:name="ce25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D29"/>
    </style:style>
    <style:style style:name="ce25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9"/>
    </style:style>
    <style:style style:name="ce254" style:family="table-cell" style:parent-style-name="Default">
      <style:table-cell-properties fo:wrap-option="wrap" fo:padding="1.99mm" style:vertical-align="top"/>
    </style:style>
    <style:style style:name="ce255" style:family="table-cell" style:parent-style-name="Default">
      <style:table-cell-properties fo:background-color="#cccccc"/>
      <style:map style:condition="cell-content()!=&quot;&quot;" style:apply-style-name="cellule_20_d_27_erreur" style:base-cell-address="Caserne.E12"/>
    </style:style>
    <style:style style:name="ce256" style:family="table-cell" style:parent-style-name="Default">
      <style:map style:condition="cell-content()!=&quot;&quot;" style:apply-style-name="cellule_20_d_27_erreur" style:base-cell-address="Caserne.E14"/>
    </style:style>
    <style:style style:name="ce257" style:family="table-cell" style:parent-style-name="Default">
      <style:table-cell-properties fo:wrap-option="wrap"/>
      <style:map style:condition="cell-content()!=&quot;&quot;" style:apply-style-name="cellule_20_d_27_erreur" style:base-cell-address="Caserne.A3"/>
    </style:style>
    <style:style style:name="ce25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0"/>
    </style:style>
    <style:style style:name="ce25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6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7"/>
    </style:style>
    <style:style style:name="ce26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67" style:family="table-cell" style:parent-style-name="Default">
      <style:map style:condition="cell-content()!=&quot;&quot;" style:apply-style-name="cellule_20_d_27_erreur" style:base-cell-address="Caserne.B4"/>
    </style:style>
    <style:style style:name="ce268" style:family="table-cell" style:parent-style-name="Default">
      <style:table-cell-properties fo:background-color="#cccccc" fo:wrap-option="wrap" fo:border="none" fo:padding="1.99mm"/>
      <style:map style:condition="cell-content()!=&quot;&quot;" style:apply-style-name="cellule_20_d_27_erreur" style:base-cell-address="Caserne.B4"/>
    </style:style>
    <style:style style:name="ce269" style:family="table-cell" style:parent-style-name="Default">
      <style:table-cell-properties fo:background-color="#cccccc" fo:wrap-option="wrap" fo:border="none" fo:padding="1.99mm"/>
      <style:map style:condition="cell-content()!=&quot;&quot;" style:apply-style-name="cellule_20_d_27_erreur" style:base-cell-address="Caserne.B4"/>
    </style:style>
    <style:style style:name="ce270" style:family="table-cell" style:parent-style-name="Default">
      <style:map style:condition="cell-content()!=&quot;&quot;" style:apply-style-name="cellule_20_d_27_erreur" style:base-cell-address="Caserne.B4"/>
    </style:style>
    <style:style style:name="ce271" style:family="table-cell" style:parent-style-name="Default">
      <style:map style:condition="cell-content()!=&quot;&quot;" style:apply-style-name="cellule_20_d_27_erreur" style:base-cell-address="Caserne.B4"/>
    </style:style>
    <style:style style:name="ce272" style:family="table-cell" style:parent-style-name="Default">
      <style:table-cell-properties fo:background-color="#cccccc"/>
      <style:map style:condition="cell-content()!=&quot;&quot;" style:apply-style-name="cellule_20_d_27_erreur" style:base-cell-address="Caserne.B4"/>
    </style:style>
    <style:style style:name="ce27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F30"/>
    </style:style>
    <style:style style:name="ce27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7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7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7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7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7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E31"/>
    </style:style>
    <style:style style:name="ce280" style:family="table-cell" style:parent-style-name="Default">
      <style:table-cell-properties fo:background-color="#cccccc" fo:wrap-option="wrap" fo:padding="1.99mm" style:vertical-align="top"/>
      <style:map style:condition="cell-content()!=&quot;&quot;" style:apply-style-name="cellule_20_d_27_erreur" style:base-cell-address="Caserne.B4"/>
    </style:style>
    <style:style style:name="ce281" style:family="table-cell" style:parent-style-name="Default">
      <style:map style:condition="cell-content()!=&quot;&quot;" style:apply-style-name="cellule_20_d_27_erreur" style:base-cell-address="Caserne.H14"/>
    </style:style>
    <style:style style:name="ce28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H16"/>
    </style:style>
    <style:style style:name="ce283" style:family="table-cell" style:parent-style-name="Default">
      <style:map style:condition="cell-content()!=&quot;&quot;" style:apply-style-name="cellule_20_d_27_erreur" style:base-cell-address="Caserne.B4"/>
    </style:style>
    <style:style style:name="ce28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I14"/>
    </style:style>
    <style:style style:name="ce28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I16"/>
    </style:style>
    <style:style style:name="ce286" style:family="table-cell" style:parent-style-name="Default">
      <style:map style:condition="cell-content()!=&quot;&quot;" style:apply-style-name="cellule_20_d_27_erreur" style:base-cell-address="Caserne.B4"/>
    </style:style>
    <style:style style:name="ce287" style:family="table-cell" style:parent-style-name="Default">
      <style:map style:condition="cell-content()!=&quot;&quot;" style:apply-style-name="cellule_20_d_27_erreur" style:base-cell-address="Caserne.B4"/>
    </style:style>
    <style:style style:name="ce288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89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0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9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4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5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6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297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298" style:family="table-cell" style:parent-style-name="Default">
      <style:table-cell-properties fo:background-color="#cccccc" fo:wrap-option="wrap" fo:padding="1.99mm" style:vertical-align="top"/>
      <style:map style:condition="cell-content()!=&quot;&quot;" style:apply-style-name="cellule_20_d_27_erreur" style:base-cell-address="Caserne.A3"/>
    </style:style>
    <style:style style:name="ce299" style:family="table-cell" style:parent-style-name="Default">
      <style:table-cell-properties fo:background-color="#cccccc" fo:wrap-option="wrap" fo:padding="1.99mm" style:vertical-align="top"/>
      <style:map style:condition="cell-content()!=&quot;&quot;" style:apply-style-name="cellule_20_d_27_erreur" style:base-cell-address="Caserne.A3"/>
    </style:style>
    <style:style style:name="ce300" style:family="table-cell" style:parent-style-name="Default">
      <style:table-cell-properties fo:background-color="#cccccc" fo:wrap-option="wrap" fo:padding="1.99mm" style:vertical-align="top"/>
      <style:map style:condition="cell-content()!=&quot;&quot;" style:apply-style-name="cellule_20_d_27_erreur" style:base-cell-address="Caserne.A3"/>
    </style:style>
    <style:style style:name="ce301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302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A3"/>
    </style:style>
    <style:style style:name="ce303" style:family="table-cell" style:parent-style-name="Default">
      <style:table-cell-properties fo:wrap-option="wrap" fo:padding="1.99mm" style:vertical-align="top"/>
      <style:map style:condition="cell-content()!=&quot;&quot;" style:apply-style-name="cellule_20_d_27_erreur" style:base-cell-address="Caserne.B4"/>
    </style:style>
    <style:style style:name="ce304" style:family="table-cell" style:parent-style-name="Default">
      <style:table-cell-properties fo:background-color="#cccccc" fo:wrap-option="wrap" fo:padding="1.99mm" style:vertical-align="top"/>
      <style:map style:condition="cell-content()!=&quot;&quot;" style:apply-style-name="cellule_20_d_27_erreur" style:base-cell-address="Caserne.A3"/>
    </style:style>
    <style:style style:name="ce305" style:family="table-cell" style:parent-style-name="Default">
      <style:table-cell-properties fo:wrap-option="wrap" fo:border="none" fo:padding="1.99mm"/>
      <style:map style:condition="cell-content()!=&quot;&quot;" style:apply-style-name="cellule_20_d_27_erreur" style:base-cell-address="Caserne.D27"/>
    </style:style>
  </office:automatic-styles>
  <office:body>
    <office:spreadsheet>
      <table:calculation-settings table:automatic-find-labels="false"/>
      <table:table table:name="Fonctions" table:style-name="ta1">
        <table:table-column table:style-name="co1" table:default-cell-style-name="Default"/>
        <table:table-column table:style-name="co2" table:default-cell-style-name="ce1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onctions</text:p>
          </table:table-cell>
          <table:table-cell table:style-name="ce12" office:value-type="string" calcext:value-type="string">
            <text:p>Description</text:p>
          </table:table-cell>
          <table:table-cell table:style-name="ce1" office:value-type="string" calcext:value-type="string">
            <text:p>écrite ?</text:p>
          </table:table-cell>
          <table:table-cell table:style-name="ce1" office:value-type="string" calcext:value-type="string">
            <text:p>Testée ?</text:p>
          </table:table-cell>
        </table:table-row>
        <table:table-row table:style-name="ro2">
          <table:table-cell table:style-name="ce2" office:value-type="string" calcext:value-type="string">
            <text:p>Leave</text:p>
          </table:table-cell>
          <table:table-cell table:style-name="ce13" office:value-type="string" calcext:value-type="string">
            <text:p>termine l'histoire mais le joueur peut revenir</text:p>
          </table:table-cell>
          <table:table-cell table:style-name="ce15"/>
          <table:table-cell table:style-name="ce16"/>
        </table:table-row>
        <table:table-row table:style-name="ro3">
          <table:table-cell table:style-name="ce2" office:value-type="string" calcext:value-type="string">
            <text:p>Conclude</text:p>
          </table:table-cell>
          <table:table-cell table:style-name="ce13" office:value-type="string" calcext:value-type="string">
            <text:p>termine l'histoire mais le joueur ne peut pas revenir</text:p>
          </table:table-cell>
          <table:table-cell table:style-name="ce15"/>
          <table:table-cell table:style-name="ce16"/>
        </table:table-row>
        <table:table-row table:style-name="ro4">
          <table:table-cell table:style-name="ce2" office:value-type="string" calcext:value-type="string">
            <text:p>GoTo</text:p>
          </table:table-cell>
          <table:table-cell table:style-name="ce13" office:value-type="string" calcext:value-type="string">
            <text:p>retourne au decal X , ligne Y</text:p>
          </table:table-cell>
          <table:table-cell table:style-name="ce15"/>
          <table:table-cell table:style-name="ce16"/>
        </table:table-row>
        <table:table-row table:style-name="ro4">
          <table:table-cell table:style-name="ce3" office:value-type="string" calcext:value-type="string">
            <text:p>RandomPercent</text:p>
          </table:table-cell>
          <table:table-cell table:style-name="ce13" office:value-type="string" calcext:value-type="string">
            <text:p>X pourcent de chance</text:p>
          </table:table-cell>
          <table:table-cell table:style-name="ce15"/>
          <table:table-cell table:style-name="ce16"/>
        </table:table-row>
        <table:table-row table:style-name="ro4">
          <table:table-cell table:style-name="ce3" office:value-type="string" calcext:value-type="string">
            <text:p>RandomRange</text:p>
          </table:table-cell>
          <table:table-cell table:style-name="ce13" office:value-type="string" calcext:value-type="string">
            <text:p>choisit entre X possibilités</text:p>
          </table:table-cell>
          <table:table-cell table:style-name="ce15"/>
          <table:table-cell table:style-name="ce16"/>
        </table:table-row>
        <table:table-row table:style-name="ro4">
          <table:table-cell table:style-name="ce4" office:value-type="string" calcext:value-type="string">
            <text:p>NewCrew</text:p>
          </table:table-cell>
          <table:table-cell table:style-name="ce13" office:value-type="string" calcext:value-type="string">
            <text:p>crée un équipage aléatoire</text:p>
          </table:table-cell>
          <table:table-cell table:style-name="ce15"/>
          <table:table-cell table:style-name="ce16"/>
        </table:table-row>
        <table:table-row table:style-name="ro4">
          <table:table-cell table:style-name="ce4" office:value-type="string" calcext:value-type="string">
            <text:p>NewCharacter</text:p>
          </table:table-cell>
          <table:table-cell table:style-name="ce13" office:value-type="string" calcext:value-type="string">
            <text:p>fait apparaître un personnage aléatoire</text:p>
          </table:table-cell>
          <table:table-cell table:style-name="ce15"/>
          <table:table-cell table:style-name="ce16"/>
        </table:table-row>
        <table:table-row table:style-name="ro4">
          <table:table-cell table:style-name="ce4" office:value-type="string" calcext:value-type="string">
            <text:p>HideOther</text:p>
          </table:table-cell>
          <table:table-cell table:style-name="ce13" office:value-type="string" calcext:value-type="string">
            <text:p>cache le personnage</text:p>
          </table:table-cell>
          <table:table-cell table:style-name="ce15"/>
          <table:table-cell table:style-name="ce16"/>
        </table:table-row>
        <table:table-row table:style-name="ro4">
          <table:table-cell table:style-name="ce4" office:value-type="string" calcext:value-type="string">
            <text:p>DeleteOther</text:p>
          </table:table-cell>
          <table:table-cell table:style-name="ce13" office:value-type="string" calcext:value-type="string">
            <text:p>supprime le personnage</text:p>
          </table:table-cell>
          <table:table-cell table:style-name="ce15"/>
          <table:table-cell table:style-name="ce16"/>
        </table:table-row>
        <table:table-row table:style-name="ro5">
          <table:table-cell table:style-name="ce4" office:value-type="string" calcext:value-type="string">
            <text:p>AddMember</text:p>
          </table:table-cell>
          <table:table-cell table:style-name="ce13" office:value-type="string" calcext:value-type="string">
            <text:p>Adds the member with which the current player is discussing to the player crew</text:p>
          </table:table-cell>
          <table:table-cell table:style-name="ce15"/>
          <table:table-cell table:style-name="ce16"/>
        </table:table-row>
        <table:table-row table:style-name="ro5">
          <table:table-cell table:style-name="ce4" office:value-type="string" calcext:value-type="string">
            <text:p>RemoveMember</text:p>
          </table:table-cell>
          <table:table-cell table:style-name="ce13" office:value-type="string" calcext:value-type="string">
            <text:p>Removes a random player, appart from the captain</text:p>
          </table:table-cell>
          <table:table-cell table:style-name="ce15"/>
          <table:table-cell table:style-name="ce16"/>
        </table:table-row>
        <table:table-row table:style-name="ro6">
          <table:table-cell table:style-name="ce5" office:value-type="string" calcext:value-type="string">
            <text:p>Narrator</text:p>
          </table:table-cell>
          <table:table-cell table:style-name="ce13" office:value-type="string" calcext:value-type="string">
            <text:p>dialogue narrateur</text:p>
          </table:table-cell>
          <table:table-cell table:style-name="ce15"/>
          <table:table-cell table:style-name="ce16"/>
        </table:table-row>
        <table:table-row table:style-name="ro7">
          <table:table-cell table:style-name="ce6" office:value-type="string" calcext:value-type="string">
            <text:p>SetChoices</text:p>
          </table:table-cell>
          <table:table-cell table:style-name="ce13" office:value-type="string" calcext:value-type="string">
            <text:p>fait apparaître plusieurs bulles de dialogues que le joueur peut choisir X étant le nombre de choix</text:p>
          </table:table-cell>
          <table:table-cell table:style-name="ce15"/>
          <table:table-cell table:style-name="ce16"/>
        </table:table-row>
        <table:table-row table:style-name="ro4">
          <table:table-cell table:style-name="ce7" office:value-type="string" calcext:value-type="string">
            <text:p>PlayerSpeak</text:p>
          </table:table-cell>
          <table:table-cell table:style-name="ce13" office:value-type="string" calcext:value-type="string">
            <text:p>dialogue pour PNJ</text:p>
          </table:table-cell>
          <table:table-cell table:style-name="ce15"/>
          <table:table-cell table:style-name="ce16"/>
        </table:table-row>
        <table:table-row table:style-name="ro4">
          <table:table-cell table:style-name="ce7" office:value-type="string" calcext:value-type="string">
            <text:p>OtherSpeak</text:p>
          </table:table-cell>
          <table:table-cell table:style-name="ce13" office:value-type="string" calcext:value-type="string">
            <text:p>dialogue pour PNJ</text:p>
          </table:table-cell>
          <table:table-cell table:style-name="ce15"/>
          <table:table-cell table:style-name="ce16"/>
        </table:table-row>
        <table:table-row table:style-name="ro4">
          <table:table-cell table:style-name="ce8" office:value-type="string" calcext:value-type="string">
            <text:p>CheckGold</text:p>
          </table:table-cell>
          <table:table-cell table:style-name="ce13" office:value-type="string" calcext:value-type="string">
            <text:p>vérifie si le joueur a X argent</text:p>
          </table:table-cell>
          <table:table-cell table:style-name="ce15"/>
          <table:table-cell table:style-name="ce16"/>
        </table:table-row>
        <table:table-row table:style-name="ro4">
          <table:table-cell table:style-name="ce8" office:value-type="string" calcext:value-type="string">
            <text:p>RemoveGold</text:p>
          </table:table-cell>
          <table:table-cell table:style-name="ce13" office:value-type="string" calcext:value-type="string">
            <text:p>enlève X argent au joueur</text:p>
          </table:table-cell>
          <table:table-cell table:style-name="ce15"/>
          <table:table-cell table:style-name="ce16"/>
        </table:table-row>
        <table:table-row table:style-name="ro4">
          <table:table-cell table:style-name="ce8" office:value-type="string" calcext:value-type="string">
            <text:p>AddGold</text:p>
          </table:table-cell>
          <table:table-cell table:style-name="ce13" office:value-type="string" calcext:value-type="string">
            <text:p>enlève X argent au joueur</text:p>
          </table:table-cell>
          <table:table-cell table:style-name="ce15"/>
          <table:table-cell table:style-name="ce16"/>
        </table:table-row>
        <table:table-row table:style-name="ro4">
          <table:table-cell table:style-name="ce8" office:value-type="string" calcext:value-type="string">
            <text:p>Loot</text:p>
          </table:table-cell>
          <table:table-cell table:style-name="ce13" office:value-type="string" calcext:value-type="string">
            <text:p>crée un loot, toutes catégories confondues</text:p>
          </table:table-cell>
          <table:table-cell table:style-name="ce15"/>
          <table:table-cell table:style-name="ce16"/>
        </table:table-row>
        <table:table-row table:style-name="ro4">
          <table:table-cell table:style-name="ce8" office:value-type="string" calcext:value-type="string">
            <text:p>Trade</text:p>
          </table:table-cell>
          <table:table-cell table:style-name="ce13" office:value-type="string" calcext:value-type="string">
            <text:p>crée un loot de nourriture</text:p>
          </table:table-cell>
          <table:table-cell table:style-name="ce15"/>
          <table:table-cell table:style-name="ce16"/>
        </table:table-row>
        <table:table-row table:style-name="ro3">
          <table:table-cell table:style-name="ce9" office:value-type="string" calcext:value-type="string">
            <text:p>LaunchCombat</text:p>
          </table:table-cell>
          <table:table-cell table:style-name="ce13" office:value-type="string" calcext:value-type="string">
            <text:p>lance un combat entre le personnage ou l'équipage non joueur</text:p>
          </table:table-cell>
          <table:table-cell table:style-name="ce15"/>
          <table:table-cell table:style-name="ce16"/>
        </table:table-row>
        <table:table-row table:style-name="ro4">
          <table:table-cell table:style-name="ce10" office:value-type="string" calcext:value-type="string">
            <text:p>CheckClues</text:p>
          </table:table-cell>
          <table:table-cell table:style-name="ce13" office:value-type="string" calcext:value-type="string">
            <text:p>lance la vérification d'indice pour le trésor</text:p>
          </table:table-cell>
          <table:table-cell table:style-name="ce15"/>
          <table:table-cell table:style-name="ce16"/>
        </table:table-row>
        <table:table-row table:style-name="ro4">
          <table:table-cell table:style-name="ce10" office:value-type="string" calcext:value-type="string">
            <text:p>GiveClue</text:p>
          </table:table-cell>
          <table:table-cell table:style-name="ce13"/>
          <table:table-cell table:style-name="ce15"/>
          <table:table-cell table:style-name="ce16"/>
        </table:table-row>
        <table:table-row table:style-name="ro4">
          <table:table-cell table:style-name="ce10" office:value-type="string" calcext:value-type="string">
            <text:p>GiveDirectionToClue</text:p>
          </table:table-cell>
          <table:table-cell table:style-name="ce13" office:value-type="string" calcext:value-type="string">
            <text:p>donne la direction vers l'indice le plus près</text:p>
          </table:table-cell>
          <table:table-cell table:style-name="ce15"/>
          <table:table-cell table:style-name="ce16"/>
        </table:table-row>
        <table:table-row table:style-name="ro4">
          <table:table-cell table:style-name="ce11" office:value-type="string" calcext:value-type="string">
            <text:p>SetWeather</text:p>
          </table:table-cell>
          <table:table-cell table:style-name="ce13" office:value-type="string" calcext:value-type="string">
            <text:p>lance la pluie</text:p>
          </table:table-cell>
          <table:table-cell table:style-name="ce15"/>
          <table:table-cell table:style-name="ce16"/>
        </table:table-row>
        <table:table-row table:style-name="ro4">
          <table:table-cell table:style-name="ce11" office:value-type="string" calcext:value-type="string">
            <text:p>SwitchWeather</text:p>
          </table:table-cell>
          <table:table-cell table:style-name="ce13" office:value-type="string" calcext:value-type="string">
            <text:p>lance le jour si nuit et nuit si jour</text:p>
          </table:table-cell>
          <table:table-cell table:style-name="ce15"/>
          <table:table-cell table:style-name="ce16"/>
        </table:table-row>
        <table:table-row table:style-name="ro4">
          <table:table-cell table:style-name="ce11" office:value-type="string" calcext:value-type="string">
            <text:p>NextDay</text:p>
          </table:table-cell>
          <table:table-cell table:style-name="ce13" office:value-type="string" calcext:value-type="string">
            <text:p>le bateau avance sur place</text:p>
          </table:table-cell>
          <table:table-cell table:style-name="ce15"/>
          <table:table-cell table:style-name="ce16"/>
        </table:table-row>
        <table:table-row table:style-name="ro4">
          <table:table-cell table:style-name="ce11" office:value-type="string" calcext:value-type="string">
            <text:p>CheckDay</text:p>
          </table:table-cell>
          <table:table-cell table:style-name="ce13" office:value-type="string" calcext:value-type="string">
            <text:p>se décale si c'est la nuit</text:p>
          </table:table-cell>
          <table:table-cell table:style-name="ce15"/>
          <table:table-cell table:style-name="ce16"/>
        </table:table-row>
        <table:table-row table:style-name="ro8" table:number-rows-repeated="2">
          <table:table-cell/>
          <table:table-cell table:style-name="Default"/>
          <table:table-cell table:number-columns-repeated="2"/>
        </table:table-row>
        <table:table-row table:style-name="ro8" table:number-rows-repeated="1048544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Naufragé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8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4"/>
        </table:table-row>
        <table:table-row table:style-name="ro9">
          <table:table-cell table:style-name="ce18" office:value-type="string" calcext:value-type="string">
            <text:p>Taverne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number-columns-repeated="34"/>
        </table:table-row>
        <table:table-row table:style-name="ro10">
          <table:table-cell table:style-name="ce19" office:value-type="string" calcext:value-type="string">
            <text:p>Narrator : L'île est immense, mais une gigantesque colonne de fumée tourne au dessus d'elle.</text:p>
          </table:table-cell>
          <table:table-cell table:style-name="ce26"/>
          <table:table-cell table:style-name="ce20" table:number-columns-repeated="3"/>
          <table:table-cell table:style-name="ce24" table:number-columns-repeated="10"/>
          <table:table-cell table:style-name="ce25" table:number-columns-repeated="22"/>
        </table:table-row>
        <table:table-row table:style-name="ro9">
          <table:table-cell table:style-name="ce20" office:value-type="string" calcext:value-type="string">
            <text:p>SetChoices4</text:p>
          </table:table-cell>
          <table:table-cell table:style-name="ce20" table:number-columns-repeated="4"/>
          <table:table-cell table:style-name="ce24" table:number-columns-repeated="10"/>
          <table:table-cell table:style-name="ce25" table:number-columns-repeated="22"/>
        </table:table-row>
        <table:table-row table:style-name="ro9">
          <table:table-cell table:style-name="ce20" office:value-type="string" calcext:value-type="string">
            <text:p>Choice : Repartir</text:p>
          </table:table-cell>
          <table:table-cell table:style-name="ce20" office:value-type="string" calcext:value-type="string">
            <text:p>Choice : Regarder à la loupe ( nec. Loupe 4 )</text:p>
          </table:table-cell>
          <table:table-cell table:style-name="ce20" office:value-type="string" calcext:value-type="string">
            <text:p>Choice : Accoster sur l'île</text:p>
          </table:table-cell>
          <table:table-cell table:style-name="ce20" office:value-type="string" calcext:value-type="string">
            <text:p>Choice : ( test clues )</text:p>
          </table:table-cell>
          <table:table-cell table:style-name="ce20"/>
          <table:table-cell table:style-name="ce24" table:number-columns-repeated="10"/>
          <table:table-cell table:style-name="ce25" table:number-columns-repeated="22"/>
        </table:table-row>
        <table:table-row table:style-name="ro11">
          <table:table-cell table:style-name="ce20" office:value-type="string" calcext:value-type="string">
            <text:p>PlayerSpeak : On a rien à faire ici !</text:p>
          </table:table-cell>
          <table:table-cell table:style-name="ce20" office:value-type="string" calcext:value-type="string">
            <text:p>Narrator : Un homme barbus est au bord de la plage. Il agitte violemment les bras en direction du bateau</text:p>
          </table:table-cell>
          <table:table-cell table:style-name="ce20" office:value-type="string" calcext:value-type="string">
            <text:p>Narrator : Un homme barbus est au bord de la plage. Il vous fait des signes.</text:p>
          </table:table-cell>
          <table:table-cell table:style-name="ce20" office:value-type="string" calcext:value-type="string">
            <text:p>NewCharacter</text:p>
          </table:table-cell>
          <table:table-cell table:style-name="ce20"/>
          <table:table-cell table:style-name="ce24" table:number-columns-repeated="10"/>
          <table:table-cell table:style-name="ce25" table:number-columns-repeated="22"/>
        </table:table-row>
        <table:table-row table:style-name="ro9">
          <table:table-cell table:style-name="ce20" office:value-type="string" calcext:value-type="string">
            <text:p>Leave</text:p>
          </table:table-cell>
          <table:table-cell table:style-name="ce20" office:value-type="string" calcext:value-type="string">
            <text:p>GoToB/4</text:p>
          </table:table-cell>
          <table:table-cell table:style-name="ce28" office:value-type="string" calcext:value-type="string">
            <text:p>PlayerSpeak : Tout va bien ?</text:p>
          </table:table-cell>
          <table:table-cell table:style-name="ce27" office:value-type="string" calcext:value-type="string">
            <text:p>SetChoices4</text:p>
          </table:table-cell>
          <table:table-cell table:style-name="ce20"/>
          <table:table-cell table:style-name="ce23"/>
          <table:table-cell table:style-name="ce34"/>
          <table:table-cell table:style-name="ce24" table:number-columns-repeated="8"/>
          <table:table-cell table:style-name="ce25" table:number-columns-repeated="22"/>
        </table:table-row>
        <table:table-row table:style-name="ro9">
          <table:table-cell table:style-name="ce20" table:number-columns-repeated="2"/>
          <table:table-cell table:style-name="ce20" office:value-type="string" calcext:value-type="string">
            <text:p>NewCharacter</text:p>
          </table:table-cell>
          <table:table-cell table:style-name="ce27" office:value-type="string" calcext:value-type="string">
            <text:p>Choice : ( <text:s/>give direction to formula )</text:p>
          </table:table-cell>
          <table:table-cell table:style-name="ce20" office:value-type="string" calcext:value-type="string">
            <text:p>Choice : ( give clue narrator )</text:p>
          </table:table-cell>
          <table:table-cell table:style-name="ce24" office:value-type="string" calcext:value-type="string">
            <text:p>Choice : ( check clues )</text:p>
          </table:table-cell>
          <table:table-cell table:style-name="ce24" office:value-type="string" calcext:value-type="string">
            <text:p>Choice : ( give clue character )</text:p>
          </table:table-cell>
          <table:table-cell table:style-name="ce24" table:number-columns-repeated="8"/>
          <table:table-cell table:style-name="ce25" table:number-columns-repeated="22"/>
        </table:table-row>
        <table:table-row table:style-name="ro9">
          <table:table-cell table:style-name="ce20" table:number-columns-repeated="2"/>
          <table:table-cell table:style-name="ce20" office:value-type="string" calcext:value-type="string">
            <text:p>OtherSpeak : 3 ans que je suis coincé ici !</text:p>
          </table:table-cell>
          <table:table-cell table:style-name="ce30" office:value-type="string" calcext:value-type="string">
            <text:p>GiveDirectionToClue</text:p>
          </table:table-cell>
          <table:table-cell table:style-name="ce20" office:value-type="string" calcext:value-type="string">
            <text:p>GiveClue</text:p>
          </table:table-cell>
          <table:table-cell table:style-name="ce24" office:value-type="string" calcext:value-type="string">
            <text:p>CheckClues</text:p>
          </table:table-cell>
          <table:table-cell table:style-name="ce24" office:value-type="string" calcext:value-type="string">
            <text:p>GiveClue</text:p>
          </table:table-cell>
          <table:table-cell table:style-name="ce24" table:number-columns-repeated="8"/>
          <table:table-cell table:style-name="ce25" table:number-columns-repeated="22"/>
        </table:table-row>
        <table:table-row table:style-name="ro12">
          <table:table-cell table:style-name="ce20" table:number-columns-repeated="2"/>
          <table:table-cell table:style-name="ce29" office:value-type="string" calcext:value-type="string">
            <text:p>OtherSpeak : Emmenez moi avec vous, je vous en prie !</text:p>
          </table:table-cell>
          <table:table-cell table:style-name="ce20"/>
          <table:table-cell table:style-name="ce20" office:value-type="string" calcext:value-type="string">
            <text:p>Leave</text:p>
          </table:table-cell>
          <table:table-cell table:number-columns-repeated="2" table:style-name="ce24" office:value-type="string" calcext:value-type="string">
            <text:p>Leave</text:p>
          </table:table-cell>
          <table:table-cell table:style-name="ce24" table:number-columns-repeated="8"/>
          <table:table-cell table:style-name="ce25" table:number-columns-repeated="22"/>
        </table:table-row>
        <table:table-row table:style-name="ro9">
          <table:table-cell table:style-name="ce20" table:number-columns-repeated="2"/>
          <table:table-cell table:style-name="ce20" office:value-type="string" calcext:value-type="string">
            <text:p>SetChoices3</text:p>
          </table:table-cell>
          <table:table-cell table:style-name="ce20" table:number-columns-repeated="2"/>
          <table:table-cell table:style-name="ce24" table:number-columns-repeated="10"/>
          <table:table-cell table:style-name="ce25" table:number-columns-repeated="22"/>
        </table:table-row>
        <table:table-row table:style-name="ro12">
          <table:table-cell table:style-name="ce20" table:number-columns-repeated="2"/>
          <table:table-cell table:style-name="ce20" office:value-type="string" calcext:value-type="string">
            <text:p>Choice : Montes !</text:p>
          </table:table-cell>
          <table:table-cell table:style-name="ce31" office:value-type="string" calcext:value-type="string">
            <text:p>Choice : Donne nous tout ce que tu as ou on te croque la bite.</text:p>
          </table:table-cell>
          <table:table-cell table:style-name="ce32"/>
          <table:table-cell table:style-name="ce22"/>
          <table:table-cell table:style-name="ce24" office:value-type="string" calcext:value-type="string">
            <text:p>Choice : Désolé mon gars, pas assez de place à bord</text:p>
          </table:table-cell>
          <table:table-cell table:style-name="ce22" table:number-columns-repeated="2"/>
          <table:table-cell table:style-name="ce24" table:number-columns-repeated="6"/>
          <table:table-cell table:style-name="ce25" table:number-columns-repeated="22"/>
        </table:table-row>
        <table:table-row table:style-name="ro9">
          <table:table-cell table:style-name="ce20" table:number-columns-repeated="2"/>
          <table:table-cell table:style-name="ce20" office:value-type="string" calcext:value-type="string">
            <text:p>OtherSpeak : Merci m'sieur !</text:p>
          </table:table-cell>
          <table:table-cell table:style-name="ce20" office:value-type="string" calcext:value-type="string">
            <text:p>RandomRange3</text:p>
          </table:table-cell>
          <table:table-cell table:style-name="ce20"/>
          <table:table-cell table:style-name="ce24"/>
          <table:table-cell table:style-name="ce24" office:value-type="string" calcext:value-type="string">
            <text:p>RandomPercent40</text:p>
          </table:table-cell>
          <table:table-cell table:style-name="ce24"/>
          <table:table-cell table:style-name="ce37"/>
          <table:table-cell table:style-name="ce42"/>
          <table:table-cell table:style-name="ce24" table:number-columns-repeated="5"/>
          <table:table-cell table:style-name="ce25" table:number-columns-repeated="22"/>
        </table:table-row>
        <table:table-row table:style-name="ro12">
          <table:table-cell table:style-name="ce20" table:number-columns-repeated="2"/>
          <table:table-cell table:style-name="ce20" office:value-type="string" calcext:value-type="string">
            <text:p>Leave</text:p>
          </table:table-cell>
          <table:table-cell table:style-name="ce20" office:value-type="string" calcext:value-type="string">
            <text:p>OtherSpeak : Mais je n'ai absolument rien !</text:p>
          </table:table-cell>
          <table:table-cell table:style-name="ce33" office:value-type="string" calcext:value-type="string">
            <text:p>GoToD/18</text:p>
          </table:table-cell>
          <table:table-cell table:style-name="ce24" office:value-type="string" calcext:value-type="string">
            <text:p>GoToE/18</text:p>
          </table:table-cell>
          <table:table-cell table:style-name="ce24" office:value-type="string" calcext:value-type="string">
            <text:p>OtherSpeak : Donnez moi au moins quelque chose à manger</text:p>
          </table:table-cell>
          <table:table-cell table:style-name="ce35"/>
          <table:table-cell table:style-name="ce38" office:value-type="string" calcext:value-type="string">
            <text:p>OtherSpeak : Enculé ! </text:p>
          </table:table-cell>
          <table:table-cell table:style-name="ce39"/>
          <table:table-cell table:style-name="ce24" table:number-columns-repeated="5"/>
          <table:table-cell table:style-name="ce25" table:number-columns-repeated="22"/>
        </table:table-row>
        <table:table-row table:style-name="ro9">
          <table:table-cell table:style-name="ce20" table:number-columns-repeated="3"/>
          <table:table-cell table:style-name="ce20" office:value-type="string" calcext:value-type="string">
            <text:p>SetChoices2</text:p>
          </table:table-cell>
          <table:table-cell table:style-name="ce27"/>
          <table:table-cell table:style-name="ce24"/>
          <table:table-cell table:style-name="ce24" office:value-type="string" calcext:value-type="string">
            <text:p>SetChoices2</text:p>
          </table:table-cell>
          <table:table-cell table:style-name="ce23"/>
          <table:table-cell table:style-name="ce39" office:value-type="string" calcext:value-type="string">
            <text:p>LaunchCombat</text:p>
          </table:table-cell>
          <table:table-cell table:style-name="ce39"/>
          <table:table-cell table:style-name="ce24" table:number-columns-repeated="5"/>
          <table:table-cell table:style-name="ce25" table:number-columns-repeated="22"/>
        </table:table-row>
        <table:table-row table:style-name="ro12">
          <table:table-cell table:style-name="ce20" table:number-columns-repeated="3"/>
          <table:table-cell table:style-name="ce20" office:value-type="string" calcext:value-type="string">
            <text:p>Choice : Rien à foutre</text:p>
          </table:table-cell>
          <table:table-cell table:style-name="ce27"/>
          <table:table-cell table:style-name="ce24" office:value-type="string" calcext:value-type="string">
            <text:p>Choice : Mon couillon t'es en vaine : On s'en va.</text:p>
          </table:table-cell>
          <table:table-cell table:style-name="ce24" office:value-type="string" calcext:value-type="string">
            <text:p>Choice : Tiens.</text:p>
          </table:table-cell>
          <table:table-cell table:style-name="ce36" office:value-type="string" calcext:value-type="string">
            <text:p>Choice : Non continue à manger des noix de coco.</text:p>
          </table:table-cell>
          <table:table-cell table:style-name="ce40" office:value-type="string" calcext:value-type="string">
            <text:p>Conclude</text:p>
          </table:table-cell>
          <table:table-cell table:style-name="ce39"/>
          <table:table-cell table:style-name="ce24" table:number-columns-repeated="5"/>
          <table:table-cell table:style-name="ce25" table:number-columns-repeated="22"/>
        </table:table-row>
        <table:table-row table:style-name="ro9">
          <table:table-cell table:style-name="ce20"/>
          <table:table-cell table:style-name="ce27"/>
          <table:table-cell table:style-name="ce20"/>
          <table:table-cell table:style-name="ce20" office:value-type="string" calcext:value-type="string">
            <text:p>RandomPercent30</text:p>
          </table:table-cell>
          <table:table-cell table:style-name="ce27"/>
          <table:table-cell table:style-name="ce24" office:value-type="string" calcext:value-type="string">
            <text:p>OtherSpeak : …</text:p>
          </table:table-cell>
          <table:table-cell table:style-name="ce24" office:value-type="string" calcext:value-type="string">
            <text:p>RemoveFromInv</text:p>
          </table:table-cell>
          <table:table-cell table:style-name="ce23" office:value-type="string" calcext:value-type="string">
            <text:p>OtherSpeak : Vous êtes sans coeur !</text:p>
          </table:table-cell>
          <table:table-cell table:style-name="ce39" table:number-columns-repeated="2"/>
          <table:table-cell table:style-name="ce24" table:number-columns-repeated="5"/>
          <table:table-cell table:style-name="ce25" table:number-columns-repeated="22"/>
        </table:table-row>
        <table:table-row table:style-name="ro9">
          <table:table-cell table:style-name="ce20" table:number-columns-repeated="3"/>
          <table:table-cell table:style-name="ce20" office:value-type="string" calcext:value-type="string">
            <text:p>OtherSpeak : Tenez…</text:p>
          </table:table-cell>
          <table:table-cell table:style-name="ce27" office:value-type="string" calcext:value-type="string">
            <text:p>OtherSpeak : Faudra passer sur mon cadavre ! </text:p>
          </table:table-cell>
          <table:table-cell table:style-name="ce23" office:value-type="string" calcext:value-type="string">
            <text:p>Leave</text:p>
          </table:table-cell>
          <table:table-cell table:style-name="ce23" office:value-type="string" calcext:value-type="string">
            <text:p>OtherSpeak : Merci !</text:p>
          </table:table-cell>
          <table:table-cell table:style-name="ce23" office:value-type="string" calcext:value-type="string">
            <text:p>Conclude</text:p>
          </table:table-cell>
          <table:table-cell table:style-name="ce41" table:number-columns-repeated="2"/>
          <table:table-cell table:style-name="ce24" table:number-columns-repeated="5"/>
          <table:table-cell table:style-name="ce25" table:number-columns-repeated="22"/>
        </table:table-row>
        <table:table-row table:style-name="ro9">
          <table:table-cell table:style-name="ce20" table:number-columns-repeated="3"/>
          <table:table-cell table:style-name="ce20" office:value-type="string" calcext:value-type="string">
            <text:p>LootMisc</text:p>
          </table:table-cell>
          <table:table-cell table:style-name="ce27" office:value-type="string" calcext:value-type="string">
            <text:p>LaunchCombat</text:p>
          </table:table-cell>
          <table:table-cell table:style-name="ce23"/>
          <table:table-cell table:style-name="ce23" office:value-type="string" calcext:value-type="string">
            <text:p>Leave</text:p>
          </table:table-cell>
          <table:table-cell table:style-name="ce23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0" table:number-columns-repeated="3"/>
          <table:table-cell table:style-name="ce20" office:value-type="string" calcext:value-type="string">
            <text:p>Leave</text:p>
          </table:table-cell>
          <table:table-cell table:style-name="ce27" office:value-type="string" calcext:value-type="string">
            <text:p>Conclude</text:p>
          </table:table-cell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 table:number-rows-repeated="3">
          <table:table-cell table:style-name="ce20" table:number-columns-repeated="5"/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 table:number-rows-repeated="3">
          <table:table-cell table:style-name="ce21"/>
          <table:table-cell table:style-name="ce20" table:number-columns-repeated="4"/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 table:number-rows-repeated="2">
          <table:table-cell table:style-name="ce21"/>
          <table:table-cell table:style-name="ce20" table:number-columns-repeated="2"/>
          <table:table-cell table:style-name="ce21" table:number-columns-repeated="2"/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2"/>
          <table:table-cell table:style-name="ce24"/>
          <table:table-cell table:style-name="ce22" table:number-columns-repeated="3"/>
          <table:table-cell table:style-name="ce23" table:number-columns-repeated="3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2"/>
          <table:table-cell table:style-name="ce24"/>
          <table:table-cell table:style-name="ce22"/>
          <table:table-cell table:style-name="ce24" table:number-columns-repeated="3"/>
          <table:table-cell table:style-name="ce23" table:number-columns-repeated="2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2" table:number-columns-repeated="3"/>
          <table:table-cell table:style-name="ce24" table:number-columns-repeated="3"/>
          <table:table-cell table:style-name="ce23" table:number-columns-repeated="2"/>
          <table:table-cell table:style-name="ce24" table:number-columns-repeated="7"/>
          <table:table-cell table:style-name="ce25" table:number-columns-repeated="22"/>
        </table:table-row>
        <table:table-row table:style-name="ro9">
          <table:table-cell table:style-name="ce22" table:number-columns-repeated="2"/>
          <table:table-cell table:style-name="ce24" table:number-columns-repeated="4"/>
          <table:table-cell table:style-name="ce23" table:number-columns-repeated="2"/>
          <table:table-cell table:style-name="ce24" table:number-columns-repeated="7"/>
          <table:table-cell table:style-name="ce25" table:number-columns-repeated="22"/>
        </table:table-row>
        <table:table-row table:style-name="ro9" table:number-rows-repeated="3">
          <table:table-cell table:style-name="ce22"/>
          <table:table-cell table:style-name="ce24" table:number-columns-repeated="14"/>
          <table:table-cell table:style-name="ce25" table:number-columns-repeated="22"/>
        </table:table-row>
        <table:table-row table:style-name="ro9">
          <table:table-cell table:style-name="ce22"/>
          <table:table-cell table:style-name="ce23"/>
          <table:table-cell table:style-name="ce24" table:number-columns-repeated="13"/>
          <table:table-cell table:style-name="ce25" table:number-columns-repeated="22"/>
        </table:table-row>
        <table:table-row table:style-name="ro9">
          <table:table-cell table:style-name="ce22"/>
          <table:table-cell table:style-name="ce24" table:number-columns-repeated="14"/>
          <table:table-cell table:style-name="ce25" table:number-columns-repeated="22"/>
        </table:table-row>
        <table:table-row table:style-name="ro9">
          <table:table-cell table:style-name="ce22" table:number-columns-repeated="2"/>
          <table:table-cell table:style-name="ce24" table:number-columns-repeated="13"/>
          <table:table-cell table:style-name="ce25" table:number-columns-repeated="22"/>
        </table:table-row>
        <table:table-row table:style-name="ro9" table:number-rows-repeated="2">
          <table:table-cell table:style-name="ce22" table:number-columns-repeated="2"/>
          <table:table-cell table:style-name="ce23"/>
          <table:table-cell table:style-name="ce24" table:number-columns-repeated="12"/>
          <table:table-cell table:style-name="ce25" table:number-columns-repeated="22"/>
        </table:table-row>
        <table:table-row table:style-name="ro9">
          <table:table-cell table:style-name="ce23" table:number-columns-repeated="3"/>
          <table:table-cell table:style-name="ce24" table:number-columns-repeated="12"/>
          <table:table-cell table:style-name="ce25" table:number-columns-repeated="22"/>
        </table:table-row>
        <table:table-row table:style-name="ro9" table:number-rows-repeated="2">
          <table:table-cell table:style-name="ce24" table:number-columns-repeated="2"/>
          <table:table-cell table:style-name="ce23"/>
          <table:table-cell table:style-name="ce24" table:number-columns-repeated="12"/>
          <table:table-cell table:style-name="ce25" table:number-columns-repeated="22"/>
        </table:table-row>
        <table:table-row table:style-name="ro9" table:number-rows-repeated="32">
          <table:table-cell table:style-name="ce24" table:number-columns-repeated="15"/>
          <table:table-cell table:style-name="ce25" table:number-columns-repeated="22"/>
        </table:table-row>
        <table:table-row table:style-name="ro9" table:number-rows-repeated="46">
          <table:table-cell table:style-name="ce25" table:number-columns-repeated="37"/>
        </table:table-row>
        <table:table-row table:style-name="ro8" table:number-rows-repeated="1048453">
          <table:table-cell table:number-columns-repeated="37"/>
        </table:table-row>
        <table:table-row table:style-name="ro8">
          <table:table-cell table:number-columns-repeated="37"/>
        </table:table-row>
        <calcext:conditional-formats>
          <calcext:conditional-format calcext:target-range-address="Naufragé.A29:Naufragé.O76 Naufragé.F3:Naufragé.O6 Naufragé.F19:Naufragé.O28 Naufragé.F16:Naufragé.G16 Naufragé.F14:Naufragé.G14 Naufragé.K13:Naufragé.O18 Naufragé.F8:Naufragé.O12 Naufragé.F7:Naufragé.F7 Naufragé.H7:Naufragé.O7 Naufragé.F17:Naufragé.H18 Naufragé.F15:Naufragé.H15 Naufragé.F13:Naufragé.H13">
            <calcext:condition calcext:apply-style-name="cellule histoire" calcext:value="contains-text(&quot;GoTo&quot;)" calcext:base-cell-address="Naufragé.A3"/>
            <calcext:condition calcext:apply-style-name="cellule histoire" calcext:value="contains-text(&quot;Conclude&quot;)" calcext:base-cell-address="Naufragé.A3"/>
            <calcext:condition calcext:apply-style-name="cellule random" calcext:value="contains-text(&quot;RandomPercent&quot;)" calcext:base-cell-address="Naufragé.A3"/>
            <calcext:condition calcext:apply-style-name="cellule random" calcext:value="contains-text(&quot;RandomRange&quot;)" calcext:base-cell-address="Naufragé.A3"/>
            <calcext:condition calcext:apply-style-name="cellule personnages" calcext:value="contains-text(&quot;NewCrew&quot;)" calcext:base-cell-address="Naufragé.A3"/>
            <calcext:condition calcext:apply-style-name="cellule personnages" calcext:value="contains-text(&quot;NewCharacter&quot;)" calcext:base-cell-address="Naufragé.A3"/>
            <calcext:condition calcext:apply-style-name="cellule personnages" calcext:value="contains-text(&quot;HideOther&quot;)" calcext:base-cell-address="Naufragé.A3"/>
            <calcext:condition calcext:apply-style-name="cellule personnages" calcext:value="contains-text(&quot;DeleteOther&quot;)" calcext:base-cell-address="Naufragé.A3"/>
            <calcext:condition calcext:apply-style-name="cellule narrateur" calcext:value="contains-text(&quot;Narrator&quot;)" calcext:base-cell-address="Naufragé.A3"/>
            <calcext:condition calcext:apply-style-name="cellule set choice" calcext:value="contains-text(&quot;SetChoices&quot;)" calcext:base-cell-address="Naufragé.A3"/>
            <calcext:condition calcext:apply-style-name="cellule dialogues" calcext:value="contains-text(&quot;PlayerSpeak&quot;)" calcext:base-cell-address="Naufragé.A3"/>
            <calcext:condition calcext:apply-style-name="cellule dialogues" calcext:value="contains-text(&quot;OtherSpeak&quot;)" calcext:base-cell-address="Naufragé.A3"/>
            <calcext:condition calcext:apply-style-name="cellule argent" calcext:value="contains-text(&quot;CheckGold&quot;)" calcext:base-cell-address="Naufragé.A3"/>
            <calcext:condition calcext:apply-style-name="cellule argent" calcext:value="contains-text(&quot;RemoveGold&quot;)" calcext:base-cell-address="Naufragé.A3"/>
            <calcext:condition calcext:apply-style-name="cellule argent" calcext:value="contains-text(&quot;AddGold&quot;)" calcext:base-cell-address="Naufragé.A3"/>
            <calcext:condition calcext:apply-style-name="cellule argent" calcext:value="contains-text(&quot;Loot&quot;)" calcext:base-cell-address="Naufragé.A3"/>
            <calcext:condition calcext:apply-style-name="cellule argent" calcext:value="contains-text(&quot;Trade&quot;)" calcext:base-cell-address="Naufragé.A3"/>
            <calcext:condition calcext:apply-style-name="cellule combat" calcext:value="contains-text(&quot;LaunchCombat&quot;)" calcext:base-cell-address="Naufragé.A3"/>
            <calcext:condition calcext:apply-style-name="cellule indice" calcext:value="contains-text(&quot;CheckFormula&quot;)" calcext:base-cell-address="Naufragé.A3"/>
            <calcext:condition calcext:apply-style-name="cellule indice" calcext:value="contains-text(&quot;GiveDirection&quot;)" calcext:base-cell-address="Naufragé.A3"/>
            <calcext:condition calcext:apply-style-name="cellule temps" calcext:value="contains-text(&quot;SetWeather&quot;)" calcext:base-cell-address="Naufragé.A3"/>
            <calcext:condition calcext:apply-style-name="cellule temps" calcext:value="contains-text(&quot;SwitchWeather&quot;)" calcext:base-cell-address="Naufragé.A3"/>
            <calcext:condition calcext:apply-style-name="cellule temps" calcext:value="contains-text(&quot;NextDay&quot;)" calcext:base-cell-address="Naufragé.A3"/>
            <calcext:condition calcext:apply-style-name="cellule temps" calcext:value="contains-text(&quot;CheckDay&quot;)" calcext:base-cell-address="Naufragé.A3"/>
            <calcext:condition calcext:apply-style-name="cellule histoire" calcext:value="contains-text(&quot;Leave&quot;)" calcext:base-cell-address="Naufragé.A3"/>
            <calcext:condition calcext:apply-style-name="cellule choice" calcext:value="contains-text(&quot;Choice&quot;)" calcext:base-cell-address="Naufragé.A3"/>
            <calcext:condition calcext:apply-style-name="cellule d'erreur" calcext:value="!=&quot;&quot;" calcext:base-cell-address="Naufragé.A3"/>
          </calcext:conditional-format>
          <calcext:conditional-format calcext:target-range-address="Naufragé.A3:Naufragé.E6 Naufragé.A8:Naufragé.E8 Naufragé.A7:Naufragé.B7 Naufragé.D7:Naufragé.E7 Naufragé.A11:Naufragé.E11 Naufragé.A10:Naufragé.B10 Naufragé.D10:Naufragé.E10 Naufragé.A9:Naufragé.C9 Naufragé.E9:Naufragé.E9 Naufragé.A13:Naufragé.D28 Naufragé.A12:Naufragé.C12 Naufragé.E13:Naufragé.E13 Naufragé.E15:Naufragé.E28">
            <calcext:condition calcext:apply-style-name="cellule histoire" calcext:value="contains-text(&quot;GoTo&quot;)" calcext:base-cell-address="Naufragé.A3"/>
            <calcext:condition calcext:apply-style-name="cellule histoire" calcext:value="contains-text(&quot;Conclude&quot;)" calcext:base-cell-address="Naufragé.A3"/>
            <calcext:condition calcext:apply-style-name="cellule random" calcext:value="contains-text(&quot;RandomPercent&quot;)" calcext:base-cell-address="Naufragé.A3"/>
            <calcext:condition calcext:apply-style-name="cellule random" calcext:value="contains-text(&quot;RandomRange&quot;)" calcext:base-cell-address="Naufragé.A3"/>
            <calcext:condition calcext:apply-style-name="cellule personnages" calcext:value="contains-text(&quot;NewCrew&quot;)" calcext:base-cell-address="Naufragé.A3"/>
            <calcext:condition calcext:apply-style-name="cellule personnages" calcext:value="contains-text(&quot;NewCharacter&quot;)" calcext:base-cell-address="Naufragé.A3"/>
            <calcext:condition calcext:apply-style-name="cellule personnages" calcext:value="contains-text(&quot;HideOther&quot;)" calcext:base-cell-address="Naufragé.A3"/>
            <calcext:condition calcext:apply-style-name="cellule personnages" calcext:value="contains-text(&quot;DeleteOther&quot;)" calcext:base-cell-address="Naufragé.A3"/>
            <calcext:condition calcext:apply-style-name="cellule narrateur" calcext:value="contains-text(&quot;Narrator&quot;)" calcext:base-cell-address="Naufragé.A3"/>
            <calcext:condition calcext:apply-style-name="cellule set choice" calcext:value="contains-text(&quot;SetChoices&quot;)" calcext:base-cell-address="Naufragé.A3"/>
            <calcext:condition calcext:apply-style-name="cellule dialogues" calcext:value="contains-text(&quot;PlayerSpeak&quot;)" calcext:base-cell-address="Naufragé.A3"/>
            <calcext:condition calcext:apply-style-name="cellule dialogues" calcext:value="contains-text(&quot;OtherSpeak&quot;)" calcext:base-cell-address="Naufragé.A3"/>
            <calcext:condition calcext:apply-style-name="cellule argent" calcext:value="contains-text(&quot;CheckGold&quot;)" calcext:base-cell-address="Naufragé.A3"/>
            <calcext:condition calcext:apply-style-name="cellule argent" calcext:value="contains-text(&quot;RemoveGold&quot;)" calcext:base-cell-address="Naufragé.A3"/>
            <calcext:condition calcext:apply-style-name="cellule argent" calcext:value="contains-text(&quot;AddGold&quot;)" calcext:base-cell-address="Naufragé.A3"/>
            <calcext:condition calcext:apply-style-name="cellule argent" calcext:value="contains-text(&quot;Loot&quot;)" calcext:base-cell-address="Naufragé.A3"/>
            <calcext:condition calcext:apply-style-name="cellule argent" calcext:value="contains-text(&quot;Trade&quot;)" calcext:base-cell-address="Naufragé.A3"/>
            <calcext:condition calcext:apply-style-name="cellule combat" calcext:value="contains-text(&quot;LaunchCombat&quot;)" calcext:base-cell-address="Naufragé.A3"/>
            <calcext:condition calcext:apply-style-name="cellule indice" calcext:value="contains-text(&quot;CheckFormula&quot;)" calcext:base-cell-address="Naufragé.A3"/>
            <calcext:condition calcext:apply-style-name="cellule indice" calcext:value="contains-text(&quot;GiveDirection&quot;)" calcext:base-cell-address="Naufragé.A3"/>
            <calcext:condition calcext:apply-style-name="cellule temps" calcext:value="contains-text(&quot;SetWeather&quot;)" calcext:base-cell-address="Naufragé.A3"/>
            <calcext:condition calcext:apply-style-name="cellule temps" calcext:value="contains-text(&quot;SwitchWeather&quot;)" calcext:base-cell-address="Naufragé.A3"/>
            <calcext:condition calcext:apply-style-name="cellule temps" calcext:value="contains-text(&quot;NextDay&quot;)" calcext:base-cell-address="Naufragé.A3"/>
            <calcext:condition calcext:apply-style-name="cellule temps" calcext:value="contains-text(&quot;CheckDay&quot;)" calcext:base-cell-address="Naufragé.A3"/>
            <calcext:condition calcext:apply-style-name="cellule histoire" calcext:value="contains-text(&quot;Leave&quot;)" calcext:base-cell-address="Naufragé.A3"/>
            <calcext:condition calcext:apply-style-name="cellule choice" calcext:value="contains-text(&quot;Choice&quot;)" calcext:base-cell-address="Naufragé.A3"/>
            <calcext:condition calcext:apply-style-name="cellule d'erreur" calcext:value="!=&quot;&quot;" calcext:base-cell-address="Naufragé.A3"/>
          </calcext:conditional-format>
          <calcext:conditional-format calcext:target-range-address="Naufragé.C7:Naufragé.C7">
            <calcext:condition calcext:apply-style-name="cellule histoire" calcext:value="contains-text(&quot;GoTo&quot;)" calcext:base-cell-address="Naufragé.C7"/>
            <calcext:condition calcext:apply-style-name="cellule histoire" calcext:value="contains-text(&quot;Conclude&quot;)" calcext:base-cell-address="Naufragé.C7"/>
            <calcext:condition calcext:apply-style-name="cellule random" calcext:value="contains-text(&quot;RandomPercent&quot;)" calcext:base-cell-address="Naufragé.C7"/>
            <calcext:condition calcext:apply-style-name="cellule random" calcext:value="contains-text(&quot;RandomRange&quot;)" calcext:base-cell-address="Naufragé.C7"/>
            <calcext:condition calcext:apply-style-name="cellule personnages" calcext:value="contains-text(&quot;NewCrew&quot;)" calcext:base-cell-address="Naufragé.C7"/>
            <calcext:condition calcext:apply-style-name="cellule personnages" calcext:value="contains-text(&quot;NewCharacter&quot;)" calcext:base-cell-address="Naufragé.C7"/>
            <calcext:condition calcext:apply-style-name="cellule personnages" calcext:value="contains-text(&quot;HideOther&quot;)" calcext:base-cell-address="Naufragé.C7"/>
            <calcext:condition calcext:apply-style-name="cellule personnages" calcext:value="contains-text(&quot;DeleteOther&quot;)" calcext:base-cell-address="Naufragé.C7"/>
            <calcext:condition calcext:apply-style-name="cellule narrateur" calcext:value="contains-text(&quot;Narrator&quot;)" calcext:base-cell-address="Naufragé.C7"/>
            <calcext:condition calcext:apply-style-name="cellule set choice" calcext:value="contains-text(&quot;SetChoices&quot;)" calcext:base-cell-address="Naufragé.C7"/>
            <calcext:condition calcext:apply-style-name="cellule dialogues" calcext:value="contains-text(&quot;PlayerSpeak&quot;)" calcext:base-cell-address="Naufragé.C7"/>
            <calcext:condition calcext:apply-style-name="cellule dialogues" calcext:value="contains-text(&quot;OtherSpeak&quot;)" calcext:base-cell-address="Naufragé.C7"/>
            <calcext:condition calcext:apply-style-name="cellule argent" calcext:value="contains-text(&quot;CheckGold&quot;)" calcext:base-cell-address="Naufragé.C7"/>
            <calcext:condition calcext:apply-style-name="cellule argent" calcext:value="contains-text(&quot;RemoveGold&quot;)" calcext:base-cell-address="Naufragé.C7"/>
            <calcext:condition calcext:apply-style-name="cellule argent" calcext:value="contains-text(&quot;AddGold&quot;)" calcext:base-cell-address="Naufragé.C7"/>
            <calcext:condition calcext:apply-style-name="cellule argent" calcext:value="contains-text(&quot;Loot&quot;)" calcext:base-cell-address="Naufragé.C7"/>
            <calcext:condition calcext:apply-style-name="cellule argent" calcext:value="contains-text(&quot;Trade&quot;)" calcext:base-cell-address="Naufragé.C7"/>
            <calcext:condition calcext:apply-style-name="cellule combat" calcext:value="contains-text(&quot;LaunchCombat&quot;)" calcext:base-cell-address="Naufragé.C7"/>
            <calcext:condition calcext:apply-style-name="cellule indice" calcext:value="contains-text(&quot;CheckFormula&quot;)" calcext:base-cell-address="Naufragé.C7"/>
            <calcext:condition calcext:apply-style-name="cellule indice" calcext:value="contains-text(&quot;GiveDirection&quot;)" calcext:base-cell-address="Naufragé.C7"/>
            <calcext:condition calcext:apply-style-name="cellule temps" calcext:value="contains-text(&quot;SetWeather&quot;)" calcext:base-cell-address="Naufragé.C7"/>
            <calcext:condition calcext:apply-style-name="cellule temps" calcext:value="contains-text(&quot;SwitchWeather&quot;)" calcext:base-cell-address="Naufragé.C7"/>
            <calcext:condition calcext:apply-style-name="cellule temps" calcext:value="contains-text(&quot;NextDay&quot;)" calcext:base-cell-address="Naufragé.C7"/>
            <calcext:condition calcext:apply-style-name="cellule temps" calcext:value="contains-text(&quot;CheckDay&quot;)" calcext:base-cell-address="Naufragé.C7"/>
            <calcext:condition calcext:apply-style-name="cellule histoire" calcext:value="contains-text(&quot;Leave&quot;)" calcext:base-cell-address="Naufragé.C7"/>
            <calcext:condition calcext:apply-style-name="cellule choice" calcext:value="contains-text(&quot;Choice&quot;)" calcext:base-cell-address="Naufragé.C7"/>
            <calcext:condition calcext:apply-style-name="cellule d'erreur" calcext:value="!=&quot;&quot;" calcext:base-cell-address="Naufragé.C7"/>
          </calcext:conditional-format>
          <calcext:conditional-format calcext:target-range-address="Naufragé.C10:Naufragé.C10">
            <calcext:condition calcext:apply-style-name="cellule histoire" calcext:value="contains-text(&quot;GoTo&quot;)" calcext:base-cell-address="Naufragé.C10"/>
            <calcext:condition calcext:apply-style-name="cellule histoire" calcext:value="contains-text(&quot;Conclude&quot;)" calcext:base-cell-address="Naufragé.C10"/>
            <calcext:condition calcext:apply-style-name="cellule random" calcext:value="contains-text(&quot;RandomPercent&quot;)" calcext:base-cell-address="Naufragé.C10"/>
            <calcext:condition calcext:apply-style-name="cellule random" calcext:value="contains-text(&quot;RandomRange&quot;)" calcext:base-cell-address="Naufragé.C10"/>
            <calcext:condition calcext:apply-style-name="cellule personnages" calcext:value="contains-text(&quot;NewCrew&quot;)" calcext:base-cell-address="Naufragé.C10"/>
            <calcext:condition calcext:apply-style-name="cellule personnages" calcext:value="contains-text(&quot;NewCharacter&quot;)" calcext:base-cell-address="Naufragé.C10"/>
            <calcext:condition calcext:apply-style-name="cellule personnages" calcext:value="contains-text(&quot;HideOther&quot;)" calcext:base-cell-address="Naufragé.C10"/>
            <calcext:condition calcext:apply-style-name="cellule personnages" calcext:value="contains-text(&quot;DeleteOther&quot;)" calcext:base-cell-address="Naufragé.C10"/>
            <calcext:condition calcext:apply-style-name="cellule narrateur" calcext:value="contains-text(&quot;Narrator&quot;)" calcext:base-cell-address="Naufragé.C10"/>
            <calcext:condition calcext:apply-style-name="cellule set choice" calcext:value="contains-text(&quot;SetChoices&quot;)" calcext:base-cell-address="Naufragé.C10"/>
            <calcext:condition calcext:apply-style-name="cellule dialogues" calcext:value="contains-text(&quot;PlayerSpeak&quot;)" calcext:base-cell-address="Naufragé.C10"/>
            <calcext:condition calcext:apply-style-name="cellule dialogues" calcext:value="contains-text(&quot;OtherSpeak&quot;)" calcext:base-cell-address="Naufragé.C10"/>
            <calcext:condition calcext:apply-style-name="cellule argent" calcext:value="contains-text(&quot;CheckGold&quot;)" calcext:base-cell-address="Naufragé.C10"/>
            <calcext:condition calcext:apply-style-name="cellule argent" calcext:value="contains-text(&quot;RemoveGold&quot;)" calcext:base-cell-address="Naufragé.C10"/>
            <calcext:condition calcext:apply-style-name="cellule argent" calcext:value="contains-text(&quot;AddGold&quot;)" calcext:base-cell-address="Naufragé.C10"/>
            <calcext:condition calcext:apply-style-name="cellule argent" calcext:value="contains-text(&quot;Loot&quot;)" calcext:base-cell-address="Naufragé.C10"/>
            <calcext:condition calcext:apply-style-name="cellule argent" calcext:value="contains-text(&quot;Trade&quot;)" calcext:base-cell-address="Naufragé.C10"/>
            <calcext:condition calcext:apply-style-name="cellule combat" calcext:value="contains-text(&quot;LaunchCombat&quot;)" calcext:base-cell-address="Naufragé.C10"/>
            <calcext:condition calcext:apply-style-name="cellule indice" calcext:value="contains-text(&quot;CheckFormula&quot;)" calcext:base-cell-address="Naufragé.C10"/>
            <calcext:condition calcext:apply-style-name="cellule indice" calcext:value="contains-text(&quot;GiveDirection&quot;)" calcext:base-cell-address="Naufragé.C10"/>
            <calcext:condition calcext:apply-style-name="cellule temps" calcext:value="contains-text(&quot;SetWeather&quot;)" calcext:base-cell-address="Naufragé.C10"/>
            <calcext:condition calcext:apply-style-name="cellule temps" calcext:value="contains-text(&quot;SwitchWeather&quot;)" calcext:base-cell-address="Naufragé.C10"/>
            <calcext:condition calcext:apply-style-name="cellule temps" calcext:value="contains-text(&quot;NextDay&quot;)" calcext:base-cell-address="Naufragé.C10"/>
            <calcext:condition calcext:apply-style-name="cellule temps" calcext:value="contains-text(&quot;CheckDay&quot;)" calcext:base-cell-address="Naufragé.C10"/>
            <calcext:condition calcext:apply-style-name="cellule histoire" calcext:value="contains-text(&quot;Leave&quot;)" calcext:base-cell-address="Naufragé.C10"/>
            <calcext:condition calcext:apply-style-name="cellule choice" calcext:value="contains-text(&quot;Choice&quot;)" calcext:base-cell-address="Naufragé.C10"/>
            <calcext:condition calcext:apply-style-name="cellule d'erreur" calcext:value="!=&quot;&quot;" calcext:base-cell-address="Naufragé.C10"/>
          </calcext:conditional-format>
          <calcext:conditional-format calcext:target-range-address="Naufragé.D9:Naufragé.D9">
            <calcext:condition calcext:apply-style-name="cellule histoire" calcext:value="contains-text(&quot;GoTo&quot;)" calcext:base-cell-address="Naufragé.D9"/>
            <calcext:condition calcext:apply-style-name="cellule histoire" calcext:value="contains-text(&quot;Conclude&quot;)" calcext:base-cell-address="Naufragé.D9"/>
            <calcext:condition calcext:apply-style-name="cellule random" calcext:value="contains-text(&quot;RandomPercent&quot;)" calcext:base-cell-address="Naufragé.D9"/>
            <calcext:condition calcext:apply-style-name="cellule random" calcext:value="contains-text(&quot;RandomRange&quot;)" calcext:base-cell-address="Naufragé.D9"/>
            <calcext:condition calcext:apply-style-name="cellule personnages" calcext:value="contains-text(&quot;NewCrew&quot;)" calcext:base-cell-address="Naufragé.D9"/>
            <calcext:condition calcext:apply-style-name="cellule personnages" calcext:value="contains-text(&quot;NewCharacter&quot;)" calcext:base-cell-address="Naufragé.D9"/>
            <calcext:condition calcext:apply-style-name="cellule personnages" calcext:value="contains-text(&quot;HideOther&quot;)" calcext:base-cell-address="Naufragé.D9"/>
            <calcext:condition calcext:apply-style-name="cellule personnages" calcext:value="contains-text(&quot;DeleteOther&quot;)" calcext:base-cell-address="Naufragé.D9"/>
            <calcext:condition calcext:apply-style-name="cellule narrateur" calcext:value="contains-text(&quot;Narrator&quot;)" calcext:base-cell-address="Naufragé.D9"/>
            <calcext:condition calcext:apply-style-name="cellule set choice" calcext:value="contains-text(&quot;SetChoices&quot;)" calcext:base-cell-address="Naufragé.D9"/>
            <calcext:condition calcext:apply-style-name="cellule dialogues" calcext:value="contains-text(&quot;PlayerSpeak&quot;)" calcext:base-cell-address="Naufragé.D9"/>
            <calcext:condition calcext:apply-style-name="cellule dialogues" calcext:value="contains-text(&quot;OtherSpeak&quot;)" calcext:base-cell-address="Naufragé.D9"/>
            <calcext:condition calcext:apply-style-name="cellule argent" calcext:value="contains-text(&quot;CheckGold&quot;)" calcext:base-cell-address="Naufragé.D9"/>
            <calcext:condition calcext:apply-style-name="cellule argent" calcext:value="contains-text(&quot;RemoveGold&quot;)" calcext:base-cell-address="Naufragé.D9"/>
            <calcext:condition calcext:apply-style-name="cellule argent" calcext:value="contains-text(&quot;AddGold&quot;)" calcext:base-cell-address="Naufragé.D9"/>
            <calcext:condition calcext:apply-style-name="cellule argent" calcext:value="contains-text(&quot;Loot&quot;)" calcext:base-cell-address="Naufragé.D9"/>
            <calcext:condition calcext:apply-style-name="cellule argent" calcext:value="contains-text(&quot;Trade&quot;)" calcext:base-cell-address="Naufragé.D9"/>
            <calcext:condition calcext:apply-style-name="cellule combat" calcext:value="contains-text(&quot;LaunchCombat&quot;)" calcext:base-cell-address="Naufragé.D9"/>
            <calcext:condition calcext:apply-style-name="cellule indice" calcext:value="contains-text(&quot;CheckFormula&quot;)" calcext:base-cell-address="Naufragé.D9"/>
            <calcext:condition calcext:apply-style-name="cellule indice" calcext:value="contains-text(&quot;GiveDirection&quot;)" calcext:base-cell-address="Naufragé.D9"/>
            <calcext:condition calcext:apply-style-name="cellule temps" calcext:value="contains-text(&quot;SetWeather&quot;)" calcext:base-cell-address="Naufragé.D9"/>
            <calcext:condition calcext:apply-style-name="cellule temps" calcext:value="contains-text(&quot;SwitchWeather&quot;)" calcext:base-cell-address="Naufragé.D9"/>
            <calcext:condition calcext:apply-style-name="cellule temps" calcext:value="contains-text(&quot;NextDay&quot;)" calcext:base-cell-address="Naufragé.D9"/>
            <calcext:condition calcext:apply-style-name="cellule temps" calcext:value="contains-text(&quot;CheckDay&quot;)" calcext:base-cell-address="Naufragé.D9"/>
            <calcext:condition calcext:apply-style-name="cellule histoire" calcext:value="contains-text(&quot;Leave&quot;)" calcext:base-cell-address="Naufragé.D9"/>
            <calcext:condition calcext:apply-style-name="cellule choice" calcext:value="contains-text(&quot;Choice&quot;)" calcext:base-cell-address="Naufragé.D9"/>
            <calcext:condition calcext:apply-style-name="cellule d'erreur" calcext:value="!=&quot;&quot;" calcext:base-cell-address="Naufragé.D9"/>
          </calcext:conditional-format>
          <calcext:conditional-format calcext:target-range-address="Naufragé.D12:Naufragé.D12">
            <calcext:condition calcext:apply-style-name="cellule histoire" calcext:value="contains-text(&quot;GoTo&quot;)" calcext:base-cell-address="Naufragé.D12"/>
            <calcext:condition calcext:apply-style-name="cellule histoire" calcext:value="contains-text(&quot;Conclude&quot;)" calcext:base-cell-address="Naufragé.D12"/>
            <calcext:condition calcext:apply-style-name="cellule random" calcext:value="contains-text(&quot;RandomPercent&quot;)" calcext:base-cell-address="Naufragé.D12"/>
            <calcext:condition calcext:apply-style-name="cellule random" calcext:value="contains-text(&quot;RandomRange&quot;)" calcext:base-cell-address="Naufragé.D12"/>
            <calcext:condition calcext:apply-style-name="cellule personnages" calcext:value="contains-text(&quot;NewCrew&quot;)" calcext:base-cell-address="Naufragé.D12"/>
            <calcext:condition calcext:apply-style-name="cellule personnages" calcext:value="contains-text(&quot;NewCharacter&quot;)" calcext:base-cell-address="Naufragé.D12"/>
            <calcext:condition calcext:apply-style-name="cellule personnages" calcext:value="contains-text(&quot;HideOther&quot;)" calcext:base-cell-address="Naufragé.D12"/>
            <calcext:condition calcext:apply-style-name="cellule personnages" calcext:value="contains-text(&quot;DeleteOther&quot;)" calcext:base-cell-address="Naufragé.D12"/>
            <calcext:condition calcext:apply-style-name="cellule narrateur" calcext:value="contains-text(&quot;Narrator&quot;)" calcext:base-cell-address="Naufragé.D12"/>
            <calcext:condition calcext:apply-style-name="cellule set choice" calcext:value="contains-text(&quot;SetChoices&quot;)" calcext:base-cell-address="Naufragé.D12"/>
            <calcext:condition calcext:apply-style-name="cellule dialogues" calcext:value="contains-text(&quot;PlayerSpeak&quot;)" calcext:base-cell-address="Naufragé.D12"/>
            <calcext:condition calcext:apply-style-name="cellule dialogues" calcext:value="contains-text(&quot;OtherSpeak&quot;)" calcext:base-cell-address="Naufragé.D12"/>
            <calcext:condition calcext:apply-style-name="cellule argent" calcext:value="contains-text(&quot;CheckGold&quot;)" calcext:base-cell-address="Naufragé.D12"/>
            <calcext:condition calcext:apply-style-name="cellule argent" calcext:value="contains-text(&quot;RemoveGold&quot;)" calcext:base-cell-address="Naufragé.D12"/>
            <calcext:condition calcext:apply-style-name="cellule argent" calcext:value="contains-text(&quot;AddGold&quot;)" calcext:base-cell-address="Naufragé.D12"/>
            <calcext:condition calcext:apply-style-name="cellule argent" calcext:value="contains-text(&quot;Loot&quot;)" calcext:base-cell-address="Naufragé.D12"/>
            <calcext:condition calcext:apply-style-name="cellule argent" calcext:value="contains-text(&quot;Trade&quot;)" calcext:base-cell-address="Naufragé.D12"/>
            <calcext:condition calcext:apply-style-name="cellule combat" calcext:value="contains-text(&quot;LaunchCombat&quot;)" calcext:base-cell-address="Naufragé.D12"/>
            <calcext:condition calcext:apply-style-name="cellule indice" calcext:value="contains-text(&quot;CheckFormula&quot;)" calcext:base-cell-address="Naufragé.D12"/>
            <calcext:condition calcext:apply-style-name="cellule indice" calcext:value="contains-text(&quot;GiveDirection&quot;)" calcext:base-cell-address="Naufragé.D12"/>
            <calcext:condition calcext:apply-style-name="cellule temps" calcext:value="contains-text(&quot;SetWeather&quot;)" calcext:base-cell-address="Naufragé.D12"/>
            <calcext:condition calcext:apply-style-name="cellule temps" calcext:value="contains-text(&quot;SwitchWeather&quot;)" calcext:base-cell-address="Naufragé.D12"/>
            <calcext:condition calcext:apply-style-name="cellule temps" calcext:value="contains-text(&quot;NextDay&quot;)" calcext:base-cell-address="Naufragé.D12"/>
            <calcext:condition calcext:apply-style-name="cellule temps" calcext:value="contains-text(&quot;CheckDay&quot;)" calcext:base-cell-address="Naufragé.D12"/>
            <calcext:condition calcext:apply-style-name="cellule histoire" calcext:value="contains-text(&quot;Leave&quot;)" calcext:base-cell-address="Naufragé.D12"/>
            <calcext:condition calcext:apply-style-name="cellule choice" calcext:value="contains-text(&quot;Choice&quot;)" calcext:base-cell-address="Naufragé.D12"/>
            <calcext:condition calcext:apply-style-name="cellule d'erreur" calcext:value="!=&quot;&quot;" calcext:base-cell-address="Naufragé.D12"/>
          </calcext:conditional-format>
          <calcext:conditional-format calcext:target-range-address="Naufragé.E12:Naufragé.E12">
            <calcext:condition calcext:apply-style-name="cellule histoire" calcext:value="contains-text(&quot;GoTo&quot;)" calcext:base-cell-address="Naufragé.E12"/>
            <calcext:condition calcext:apply-style-name="cellule histoire" calcext:value="contains-text(&quot;Conclude&quot;)" calcext:base-cell-address="Naufragé.E12"/>
            <calcext:condition calcext:apply-style-name="cellule random" calcext:value="contains-text(&quot;RandomPercent&quot;)" calcext:base-cell-address="Naufragé.E12"/>
            <calcext:condition calcext:apply-style-name="cellule random" calcext:value="contains-text(&quot;RandomRange&quot;)" calcext:base-cell-address="Naufragé.E12"/>
            <calcext:condition calcext:apply-style-name="cellule personnages" calcext:value="contains-text(&quot;NewCrew&quot;)" calcext:base-cell-address="Naufragé.E12"/>
            <calcext:condition calcext:apply-style-name="cellule personnages" calcext:value="contains-text(&quot;NewCharacter&quot;)" calcext:base-cell-address="Naufragé.E12"/>
            <calcext:condition calcext:apply-style-name="cellule personnages" calcext:value="contains-text(&quot;HideOther&quot;)" calcext:base-cell-address="Naufragé.E12"/>
            <calcext:condition calcext:apply-style-name="cellule personnages" calcext:value="contains-text(&quot;DeleteOther&quot;)" calcext:base-cell-address="Naufragé.E12"/>
            <calcext:condition calcext:apply-style-name="cellule narrateur" calcext:value="contains-text(&quot;Narrator&quot;)" calcext:base-cell-address="Naufragé.E12"/>
            <calcext:condition calcext:apply-style-name="cellule set choice" calcext:value="contains-text(&quot;SetChoices&quot;)" calcext:base-cell-address="Naufragé.E12"/>
            <calcext:condition calcext:apply-style-name="cellule dialogues" calcext:value="contains-text(&quot;PlayerSpeak&quot;)" calcext:base-cell-address="Naufragé.E12"/>
            <calcext:condition calcext:apply-style-name="cellule dialogues" calcext:value="contains-text(&quot;OtherSpeak&quot;)" calcext:base-cell-address="Naufragé.E12"/>
            <calcext:condition calcext:apply-style-name="cellule argent" calcext:value="contains-text(&quot;CheckGold&quot;)" calcext:base-cell-address="Naufragé.E12"/>
            <calcext:condition calcext:apply-style-name="cellule argent" calcext:value="contains-text(&quot;RemoveGold&quot;)" calcext:base-cell-address="Naufragé.E12"/>
            <calcext:condition calcext:apply-style-name="cellule argent" calcext:value="contains-text(&quot;AddGold&quot;)" calcext:base-cell-address="Naufragé.E12"/>
            <calcext:condition calcext:apply-style-name="cellule argent" calcext:value="contains-text(&quot;Loot&quot;)" calcext:base-cell-address="Naufragé.E12"/>
            <calcext:condition calcext:apply-style-name="cellule argent" calcext:value="contains-text(&quot;Trade&quot;)" calcext:base-cell-address="Naufragé.E12"/>
            <calcext:condition calcext:apply-style-name="cellule combat" calcext:value="contains-text(&quot;LaunchCombat&quot;)" calcext:base-cell-address="Naufragé.E12"/>
            <calcext:condition calcext:apply-style-name="cellule indice" calcext:value="contains-text(&quot;CheckFormula&quot;)" calcext:base-cell-address="Naufragé.E12"/>
            <calcext:condition calcext:apply-style-name="cellule indice" calcext:value="contains-text(&quot;GiveDirection&quot;)" calcext:base-cell-address="Naufragé.E12"/>
            <calcext:condition calcext:apply-style-name="cellule temps" calcext:value="contains-text(&quot;SetWeather&quot;)" calcext:base-cell-address="Naufragé.E12"/>
            <calcext:condition calcext:apply-style-name="cellule temps" calcext:value="contains-text(&quot;SwitchWeather&quot;)" calcext:base-cell-address="Naufragé.E12"/>
            <calcext:condition calcext:apply-style-name="cellule temps" calcext:value="contains-text(&quot;NextDay&quot;)" calcext:base-cell-address="Naufragé.E12"/>
            <calcext:condition calcext:apply-style-name="cellule temps" calcext:value="contains-text(&quot;CheckDay&quot;)" calcext:base-cell-address="Naufragé.E12"/>
            <calcext:condition calcext:apply-style-name="cellule histoire" calcext:value="contains-text(&quot;Leave&quot;)" calcext:base-cell-address="Naufragé.E12"/>
            <calcext:condition calcext:apply-style-name="cellule choice" calcext:value="contains-text(&quot;Choice&quot;)" calcext:base-cell-address="Naufragé.E12"/>
            <calcext:condition calcext:apply-style-name="cellule d'erreur" calcext:value="!=&quot;&quot;" calcext:base-cell-address="Naufragé.E12"/>
          </calcext:conditional-format>
          <calcext:conditional-format calcext:target-range-address="Naufragé.H16:Naufragé.H16">
            <calcext:condition calcext:apply-style-name="cellule histoire" calcext:value="contains-text(&quot;GoTo&quot;)" calcext:base-cell-address="Naufragé.H16"/>
            <calcext:condition calcext:apply-style-name="cellule histoire" calcext:value="contains-text(&quot;Conclude&quot;)" calcext:base-cell-address="Naufragé.H16"/>
            <calcext:condition calcext:apply-style-name="cellule random" calcext:value="contains-text(&quot;RandomPercent&quot;)" calcext:base-cell-address="Naufragé.H16"/>
            <calcext:condition calcext:apply-style-name="cellule random" calcext:value="contains-text(&quot;RandomRange&quot;)" calcext:base-cell-address="Naufragé.H16"/>
            <calcext:condition calcext:apply-style-name="cellule personnages" calcext:value="contains-text(&quot;NewCrew&quot;)" calcext:base-cell-address="Naufragé.H16"/>
            <calcext:condition calcext:apply-style-name="cellule personnages" calcext:value="contains-text(&quot;NewCharacter&quot;)" calcext:base-cell-address="Naufragé.H16"/>
            <calcext:condition calcext:apply-style-name="cellule personnages" calcext:value="contains-text(&quot;HideOther&quot;)" calcext:base-cell-address="Naufragé.H16"/>
            <calcext:condition calcext:apply-style-name="cellule personnages" calcext:value="contains-text(&quot;DeleteOther&quot;)" calcext:base-cell-address="Naufragé.H16"/>
            <calcext:condition calcext:apply-style-name="cellule narrateur" calcext:value="contains-text(&quot;Narrator&quot;)" calcext:base-cell-address="Naufragé.H16"/>
            <calcext:condition calcext:apply-style-name="cellule set choice" calcext:value="contains-text(&quot;SetChoices&quot;)" calcext:base-cell-address="Naufragé.H16"/>
            <calcext:condition calcext:apply-style-name="cellule dialogues" calcext:value="contains-text(&quot;PlayerSpeak&quot;)" calcext:base-cell-address="Naufragé.H16"/>
            <calcext:condition calcext:apply-style-name="cellule dialogues" calcext:value="contains-text(&quot;OtherSpeak&quot;)" calcext:base-cell-address="Naufragé.H16"/>
            <calcext:condition calcext:apply-style-name="cellule argent" calcext:value="contains-text(&quot;CheckGold&quot;)" calcext:base-cell-address="Naufragé.H16"/>
            <calcext:condition calcext:apply-style-name="cellule argent" calcext:value="contains-text(&quot;RemoveGold&quot;)" calcext:base-cell-address="Naufragé.H16"/>
            <calcext:condition calcext:apply-style-name="cellule argent" calcext:value="contains-text(&quot;AddGold&quot;)" calcext:base-cell-address="Naufragé.H16"/>
            <calcext:condition calcext:apply-style-name="cellule argent" calcext:value="contains-text(&quot;Loot&quot;)" calcext:base-cell-address="Naufragé.H16"/>
            <calcext:condition calcext:apply-style-name="cellule argent" calcext:value="contains-text(&quot;Trade&quot;)" calcext:base-cell-address="Naufragé.H16"/>
            <calcext:condition calcext:apply-style-name="cellule combat" calcext:value="contains-text(&quot;LaunchCombat&quot;)" calcext:base-cell-address="Naufragé.H16"/>
            <calcext:condition calcext:apply-style-name="cellule indice" calcext:value="contains-text(&quot;CheckFormula&quot;)" calcext:base-cell-address="Naufragé.H16"/>
            <calcext:condition calcext:apply-style-name="cellule indice" calcext:value="contains-text(&quot;GiveDirection&quot;)" calcext:base-cell-address="Naufragé.H16"/>
            <calcext:condition calcext:apply-style-name="cellule temps" calcext:value="contains-text(&quot;SetWeather&quot;)" calcext:base-cell-address="Naufragé.H16"/>
            <calcext:condition calcext:apply-style-name="cellule temps" calcext:value="contains-text(&quot;SwitchWeather&quot;)" calcext:base-cell-address="Naufragé.H16"/>
            <calcext:condition calcext:apply-style-name="cellule temps" calcext:value="contains-text(&quot;NextDay&quot;)" calcext:base-cell-address="Naufragé.H16"/>
            <calcext:condition calcext:apply-style-name="cellule temps" calcext:value="contains-text(&quot;CheckDay&quot;)" calcext:base-cell-address="Naufragé.H16"/>
            <calcext:condition calcext:apply-style-name="cellule histoire" calcext:value="contains-text(&quot;Leave&quot;)" calcext:base-cell-address="Naufragé.H16"/>
            <calcext:condition calcext:apply-style-name="cellule choice" calcext:value="contains-text(&quot;Choice&quot;)" calcext:base-cell-address="Naufragé.H16"/>
            <calcext:condition calcext:apply-style-name="cellule d'erreur" calcext:value="!=&quot;&quot;" calcext:base-cell-address="Naufragé.H16"/>
          </calcext:conditional-format>
          <calcext:conditional-format calcext:target-range-address="Naufragé.H14:Naufragé.H14">
            <calcext:condition calcext:apply-style-name="cellule histoire" calcext:value="contains-text(&quot;GoTo&quot;)" calcext:base-cell-address="Naufragé.H14"/>
            <calcext:condition calcext:apply-style-name="cellule histoire" calcext:value="contains-text(&quot;Conclude&quot;)" calcext:base-cell-address="Naufragé.H14"/>
            <calcext:condition calcext:apply-style-name="cellule random" calcext:value="contains-text(&quot;RandomPercent&quot;)" calcext:base-cell-address="Naufragé.H14"/>
            <calcext:condition calcext:apply-style-name="cellule random" calcext:value="contains-text(&quot;RandomRange&quot;)" calcext:base-cell-address="Naufragé.H14"/>
            <calcext:condition calcext:apply-style-name="cellule personnages" calcext:value="contains-text(&quot;NewCrew&quot;)" calcext:base-cell-address="Naufragé.H14"/>
            <calcext:condition calcext:apply-style-name="cellule personnages" calcext:value="contains-text(&quot;NewCharacter&quot;)" calcext:base-cell-address="Naufragé.H14"/>
            <calcext:condition calcext:apply-style-name="cellule personnages" calcext:value="contains-text(&quot;HideOther&quot;)" calcext:base-cell-address="Naufragé.H14"/>
            <calcext:condition calcext:apply-style-name="cellule personnages" calcext:value="contains-text(&quot;DeleteOther&quot;)" calcext:base-cell-address="Naufragé.H14"/>
            <calcext:condition calcext:apply-style-name="cellule narrateur" calcext:value="contains-text(&quot;Narrator&quot;)" calcext:base-cell-address="Naufragé.H14"/>
            <calcext:condition calcext:apply-style-name="cellule set choice" calcext:value="contains-text(&quot;SetChoices&quot;)" calcext:base-cell-address="Naufragé.H14"/>
            <calcext:condition calcext:apply-style-name="cellule dialogues" calcext:value="contains-text(&quot;PlayerSpeak&quot;)" calcext:base-cell-address="Naufragé.H14"/>
            <calcext:condition calcext:apply-style-name="cellule dialogues" calcext:value="contains-text(&quot;OtherSpeak&quot;)" calcext:base-cell-address="Naufragé.H14"/>
            <calcext:condition calcext:apply-style-name="cellule argent" calcext:value="contains-text(&quot;CheckGold&quot;)" calcext:base-cell-address="Naufragé.H14"/>
            <calcext:condition calcext:apply-style-name="cellule argent" calcext:value="contains-text(&quot;RemoveGold&quot;)" calcext:base-cell-address="Naufragé.H14"/>
            <calcext:condition calcext:apply-style-name="cellule argent" calcext:value="contains-text(&quot;AddGold&quot;)" calcext:base-cell-address="Naufragé.H14"/>
            <calcext:condition calcext:apply-style-name="cellule argent" calcext:value="contains-text(&quot;Loot&quot;)" calcext:base-cell-address="Naufragé.H14"/>
            <calcext:condition calcext:apply-style-name="cellule argent" calcext:value="contains-text(&quot;Trade&quot;)" calcext:base-cell-address="Naufragé.H14"/>
            <calcext:condition calcext:apply-style-name="cellule combat" calcext:value="contains-text(&quot;LaunchCombat&quot;)" calcext:base-cell-address="Naufragé.H14"/>
            <calcext:condition calcext:apply-style-name="cellule indice" calcext:value="contains-text(&quot;CheckFormula&quot;)" calcext:base-cell-address="Naufragé.H14"/>
            <calcext:condition calcext:apply-style-name="cellule indice" calcext:value="contains-text(&quot;GiveDirection&quot;)" calcext:base-cell-address="Naufragé.H14"/>
            <calcext:condition calcext:apply-style-name="cellule temps" calcext:value="contains-text(&quot;SetWeather&quot;)" calcext:base-cell-address="Naufragé.H14"/>
            <calcext:condition calcext:apply-style-name="cellule temps" calcext:value="contains-text(&quot;SwitchWeather&quot;)" calcext:base-cell-address="Naufragé.H14"/>
            <calcext:condition calcext:apply-style-name="cellule temps" calcext:value="contains-text(&quot;NextDay&quot;)" calcext:base-cell-address="Naufragé.H14"/>
            <calcext:condition calcext:apply-style-name="cellule temps" calcext:value="contains-text(&quot;CheckDay&quot;)" calcext:base-cell-address="Naufragé.H14"/>
            <calcext:condition calcext:apply-style-name="cellule histoire" calcext:value="contains-text(&quot;Leave&quot;)" calcext:base-cell-address="Naufragé.H14"/>
            <calcext:condition calcext:apply-style-name="cellule choice" calcext:value="contains-text(&quot;Choice&quot;)" calcext:base-cell-address="Naufragé.H14"/>
            <calcext:condition calcext:apply-style-name="cellule d'erreur" calcext:value="!=&quot;&quot;" calcext:base-cell-address="Naufragé.H14"/>
          </calcext:conditional-format>
          <calcext:conditional-format calcext:target-range-address="Naufragé.E14:Naufragé.E14">
            <calcext:condition calcext:apply-style-name="cellule histoire" calcext:value="contains-text(&quot;GoTo&quot;)" calcext:base-cell-address="Naufragé.E14"/>
            <calcext:condition calcext:apply-style-name="cellule histoire" calcext:value="contains-text(&quot;Conclude&quot;)" calcext:base-cell-address="Naufragé.E14"/>
            <calcext:condition calcext:apply-style-name="cellule random" calcext:value="contains-text(&quot;RandomPercent&quot;)" calcext:base-cell-address="Naufragé.E14"/>
            <calcext:condition calcext:apply-style-name="cellule random" calcext:value="contains-text(&quot;RandomRange&quot;)" calcext:base-cell-address="Naufragé.E14"/>
            <calcext:condition calcext:apply-style-name="cellule personnages" calcext:value="contains-text(&quot;NewCrew&quot;)" calcext:base-cell-address="Naufragé.E14"/>
            <calcext:condition calcext:apply-style-name="cellule personnages" calcext:value="contains-text(&quot;NewCharacter&quot;)" calcext:base-cell-address="Naufragé.E14"/>
            <calcext:condition calcext:apply-style-name="cellule personnages" calcext:value="contains-text(&quot;HideOther&quot;)" calcext:base-cell-address="Naufragé.E14"/>
            <calcext:condition calcext:apply-style-name="cellule personnages" calcext:value="contains-text(&quot;DeleteOther&quot;)" calcext:base-cell-address="Naufragé.E14"/>
            <calcext:condition calcext:apply-style-name="cellule narrateur" calcext:value="contains-text(&quot;Narrator&quot;)" calcext:base-cell-address="Naufragé.E14"/>
            <calcext:condition calcext:apply-style-name="cellule set choice" calcext:value="contains-text(&quot;SetChoices&quot;)" calcext:base-cell-address="Naufragé.E14"/>
            <calcext:condition calcext:apply-style-name="cellule dialogues" calcext:value="contains-text(&quot;PlayerSpeak&quot;)" calcext:base-cell-address="Naufragé.E14"/>
            <calcext:condition calcext:apply-style-name="cellule dialogues" calcext:value="contains-text(&quot;OtherSpeak&quot;)" calcext:base-cell-address="Naufragé.E14"/>
            <calcext:condition calcext:apply-style-name="cellule argent" calcext:value="contains-text(&quot;CheckGold&quot;)" calcext:base-cell-address="Naufragé.E14"/>
            <calcext:condition calcext:apply-style-name="cellule argent" calcext:value="contains-text(&quot;RemoveGold&quot;)" calcext:base-cell-address="Naufragé.E14"/>
            <calcext:condition calcext:apply-style-name="cellule argent" calcext:value="contains-text(&quot;AddGold&quot;)" calcext:base-cell-address="Naufragé.E14"/>
            <calcext:condition calcext:apply-style-name="cellule argent" calcext:value="contains-text(&quot;Loot&quot;)" calcext:base-cell-address="Naufragé.E14"/>
            <calcext:condition calcext:apply-style-name="cellule argent" calcext:value="contains-text(&quot;Trade&quot;)" calcext:base-cell-address="Naufragé.E14"/>
            <calcext:condition calcext:apply-style-name="cellule combat" calcext:value="contains-text(&quot;LaunchCombat&quot;)" calcext:base-cell-address="Naufragé.E14"/>
            <calcext:condition calcext:apply-style-name="cellule indice" calcext:value="contains-text(&quot;CheckFormula&quot;)" calcext:base-cell-address="Naufragé.E14"/>
            <calcext:condition calcext:apply-style-name="cellule indice" calcext:value="contains-text(&quot;GiveDirection&quot;)" calcext:base-cell-address="Naufragé.E14"/>
            <calcext:condition calcext:apply-style-name="cellule temps" calcext:value="contains-text(&quot;SetWeather&quot;)" calcext:base-cell-address="Naufragé.E14"/>
            <calcext:condition calcext:apply-style-name="cellule temps" calcext:value="contains-text(&quot;SwitchWeather&quot;)" calcext:base-cell-address="Naufragé.E14"/>
            <calcext:condition calcext:apply-style-name="cellule temps" calcext:value="contains-text(&quot;NextDay&quot;)" calcext:base-cell-address="Naufragé.E14"/>
            <calcext:condition calcext:apply-style-name="cellule temps" calcext:value="contains-text(&quot;CheckDay&quot;)" calcext:base-cell-address="Naufragé.E14"/>
            <calcext:condition calcext:apply-style-name="cellule histoire" calcext:value="contains-text(&quot;Leave&quot;)" calcext:base-cell-address="Naufragé.E14"/>
            <calcext:condition calcext:apply-style-name="cellule choice" calcext:value="contains-text(&quot;Choice&quot;)" calcext:base-cell-address="Naufragé.E14"/>
            <calcext:condition calcext:apply-style-name="cellule d'erreur" calcext:value="!=&quot;&quot;" calcext:base-cell-address="Naufragé.E14"/>
          </calcext:conditional-format>
          <calcext:conditional-format calcext:target-range-address="Naufragé.G7:Naufragé.G7">
            <calcext:condition calcext:apply-style-name="cellule histoire" calcext:value="contains-text(&quot;GoTo&quot;)" calcext:base-cell-address="Naufragé.G7"/>
            <calcext:condition calcext:apply-style-name="cellule histoire" calcext:value="contains-text(&quot;Conclude&quot;)" calcext:base-cell-address="Naufragé.G7"/>
            <calcext:condition calcext:apply-style-name="cellule random" calcext:value="contains-text(&quot;RandomPercent&quot;)" calcext:base-cell-address="Naufragé.G7"/>
            <calcext:condition calcext:apply-style-name="cellule random" calcext:value="contains-text(&quot;RandomRange&quot;)" calcext:base-cell-address="Naufragé.G7"/>
            <calcext:condition calcext:apply-style-name="cellule personnages" calcext:value="contains-text(&quot;NewCrew&quot;)" calcext:base-cell-address="Naufragé.G7"/>
            <calcext:condition calcext:apply-style-name="cellule personnages" calcext:value="contains-text(&quot;NewCharacter&quot;)" calcext:base-cell-address="Naufragé.G7"/>
            <calcext:condition calcext:apply-style-name="cellule personnages" calcext:value="contains-text(&quot;HideOther&quot;)" calcext:base-cell-address="Naufragé.G7"/>
            <calcext:condition calcext:apply-style-name="cellule personnages" calcext:value="contains-text(&quot;DeleteOther&quot;)" calcext:base-cell-address="Naufragé.G7"/>
            <calcext:condition calcext:apply-style-name="cellule narrateur" calcext:value="contains-text(&quot;Narrator&quot;)" calcext:base-cell-address="Naufragé.G7"/>
            <calcext:condition calcext:apply-style-name="cellule set choice" calcext:value="contains-text(&quot;SetChoices&quot;)" calcext:base-cell-address="Naufragé.G7"/>
            <calcext:condition calcext:apply-style-name="cellule dialogues" calcext:value="contains-text(&quot;PlayerSpeak&quot;)" calcext:base-cell-address="Naufragé.G7"/>
            <calcext:condition calcext:apply-style-name="cellule dialogues" calcext:value="contains-text(&quot;OtherSpeak&quot;)" calcext:base-cell-address="Naufragé.G7"/>
            <calcext:condition calcext:apply-style-name="cellule argent" calcext:value="contains-text(&quot;CheckGold&quot;)" calcext:base-cell-address="Naufragé.G7"/>
            <calcext:condition calcext:apply-style-name="cellule argent" calcext:value="contains-text(&quot;RemoveGold&quot;)" calcext:base-cell-address="Naufragé.G7"/>
            <calcext:condition calcext:apply-style-name="cellule argent" calcext:value="contains-text(&quot;AddGold&quot;)" calcext:base-cell-address="Naufragé.G7"/>
            <calcext:condition calcext:apply-style-name="cellule argent" calcext:value="contains-text(&quot;Loot&quot;)" calcext:base-cell-address="Naufragé.G7"/>
            <calcext:condition calcext:apply-style-name="cellule argent" calcext:value="contains-text(&quot;Trade&quot;)" calcext:base-cell-address="Naufragé.G7"/>
            <calcext:condition calcext:apply-style-name="cellule combat" calcext:value="contains-text(&quot;LaunchCombat&quot;)" calcext:base-cell-address="Naufragé.G7"/>
            <calcext:condition calcext:apply-style-name="cellule indice" calcext:value="contains-text(&quot;CheckFormula&quot;)" calcext:base-cell-address="Naufragé.G7"/>
            <calcext:condition calcext:apply-style-name="cellule indice" calcext:value="contains-text(&quot;GiveDirection&quot;)" calcext:base-cell-address="Naufragé.G7"/>
            <calcext:condition calcext:apply-style-name="cellule temps" calcext:value="contains-text(&quot;SetWeather&quot;)" calcext:base-cell-address="Naufragé.G7"/>
            <calcext:condition calcext:apply-style-name="cellule temps" calcext:value="contains-text(&quot;SwitchWeather&quot;)" calcext:base-cell-address="Naufragé.G7"/>
            <calcext:condition calcext:apply-style-name="cellule temps" calcext:value="contains-text(&quot;NextDay&quot;)" calcext:base-cell-address="Naufragé.G7"/>
            <calcext:condition calcext:apply-style-name="cellule temps" calcext:value="contains-text(&quot;CheckDay&quot;)" calcext:base-cell-address="Naufragé.G7"/>
            <calcext:condition calcext:apply-style-name="cellule histoire" calcext:value="contains-text(&quot;Leave&quot;)" calcext:base-cell-address="Naufragé.G7"/>
            <calcext:condition calcext:apply-style-name="cellule choice" calcext:value="contains-text(&quot;Choice&quot;)" calcext:base-cell-address="Naufragé.G7"/>
            <calcext:condition calcext:apply-style-name="cellule d'erreur" calcext:value="!=&quot;&quot;" calcext:base-cell-address="Naufragé.G7"/>
          </calcext:conditional-format>
          <calcext:conditional-format calcext:target-range-address="Naufragé.I13:Naufragé.J13">
            <calcext:condition calcext:apply-style-name="cellule histoire" calcext:value="contains-text(&quot;GoTo&quot;)" calcext:base-cell-address="Naufragé.I13"/>
            <calcext:condition calcext:apply-style-name="cellule histoire" calcext:value="contains-text(&quot;Conclude&quot;)" calcext:base-cell-address="Naufragé.I13"/>
            <calcext:condition calcext:apply-style-name="cellule random" calcext:value="contains-text(&quot;RandomPercent&quot;)" calcext:base-cell-address="Naufragé.I13"/>
            <calcext:condition calcext:apply-style-name="cellule random" calcext:value="contains-text(&quot;RandomRange&quot;)" calcext:base-cell-address="Naufragé.I13"/>
            <calcext:condition calcext:apply-style-name="cellule personnages" calcext:value="contains-text(&quot;NewCrew&quot;)" calcext:base-cell-address="Naufragé.I13"/>
            <calcext:condition calcext:apply-style-name="cellule personnages" calcext:value="contains-text(&quot;NewCharacter&quot;)" calcext:base-cell-address="Naufragé.I13"/>
            <calcext:condition calcext:apply-style-name="cellule personnages" calcext:value="contains-text(&quot;HideOther&quot;)" calcext:base-cell-address="Naufragé.I13"/>
            <calcext:condition calcext:apply-style-name="cellule personnages" calcext:value="contains-text(&quot;DeleteOther&quot;)" calcext:base-cell-address="Naufragé.I13"/>
            <calcext:condition calcext:apply-style-name="cellule narrateur" calcext:value="contains-text(&quot;Narrator&quot;)" calcext:base-cell-address="Naufragé.I13"/>
            <calcext:condition calcext:apply-style-name="cellule set choice" calcext:value="contains-text(&quot;SetChoices&quot;)" calcext:base-cell-address="Naufragé.I13"/>
            <calcext:condition calcext:apply-style-name="cellule dialogues" calcext:value="contains-text(&quot;PlayerSpeak&quot;)" calcext:base-cell-address="Naufragé.I13"/>
            <calcext:condition calcext:apply-style-name="cellule dialogues" calcext:value="contains-text(&quot;OtherSpeak&quot;)" calcext:base-cell-address="Naufragé.I13"/>
            <calcext:condition calcext:apply-style-name="cellule argent" calcext:value="contains-text(&quot;CheckGold&quot;)" calcext:base-cell-address="Naufragé.I13"/>
            <calcext:condition calcext:apply-style-name="cellule argent" calcext:value="contains-text(&quot;RemoveGold&quot;)" calcext:base-cell-address="Naufragé.I13"/>
            <calcext:condition calcext:apply-style-name="cellule argent" calcext:value="contains-text(&quot;AddGold&quot;)" calcext:base-cell-address="Naufragé.I13"/>
            <calcext:condition calcext:apply-style-name="cellule argent" calcext:value="contains-text(&quot;Loot&quot;)" calcext:base-cell-address="Naufragé.I13"/>
            <calcext:condition calcext:apply-style-name="cellule argent" calcext:value="contains-text(&quot;Trade&quot;)" calcext:base-cell-address="Naufragé.I13"/>
            <calcext:condition calcext:apply-style-name="cellule combat" calcext:value="contains-text(&quot;LaunchCombat&quot;)" calcext:base-cell-address="Naufragé.I13"/>
            <calcext:condition calcext:apply-style-name="cellule indice" calcext:value="contains-text(&quot;CheckFormula&quot;)" calcext:base-cell-address="Naufragé.I13"/>
            <calcext:condition calcext:apply-style-name="cellule indice" calcext:value="contains-text(&quot;GiveDirection&quot;)" calcext:base-cell-address="Naufragé.I13"/>
            <calcext:condition calcext:apply-style-name="cellule temps" calcext:value="contains-text(&quot;SetWeather&quot;)" calcext:base-cell-address="Naufragé.I13"/>
            <calcext:condition calcext:apply-style-name="cellule temps" calcext:value="contains-text(&quot;SwitchWeather&quot;)" calcext:base-cell-address="Naufragé.I13"/>
            <calcext:condition calcext:apply-style-name="cellule temps" calcext:value="contains-text(&quot;NextDay&quot;)" calcext:base-cell-address="Naufragé.I13"/>
            <calcext:condition calcext:apply-style-name="cellule temps" calcext:value="contains-text(&quot;CheckDay&quot;)" calcext:base-cell-address="Naufragé.I13"/>
            <calcext:condition calcext:apply-style-name="cellule histoire" calcext:value="contains-text(&quot;Leave&quot;)" calcext:base-cell-address="Naufragé.I13"/>
            <calcext:condition calcext:apply-style-name="cellule choice" calcext:value="contains-text(&quot;Choice&quot;)" calcext:base-cell-address="Naufragé.I13"/>
            <calcext:condition calcext:apply-style-name="cellule d'erreur" calcext:value="!=&quot;&quot;" calcext:base-cell-address="Naufragé.I13"/>
          </calcext:conditional-format>
          <calcext:conditional-format calcext:target-range-address="Naufragé.I18:Naufragé.J18">
            <calcext:condition calcext:apply-style-name="cellule histoire" calcext:value="contains-text(&quot;GoTo&quot;)" calcext:base-cell-address="Naufragé.I18"/>
            <calcext:condition calcext:apply-style-name="cellule histoire" calcext:value="contains-text(&quot;Conclude&quot;)" calcext:base-cell-address="Naufragé.I18"/>
            <calcext:condition calcext:apply-style-name="cellule random" calcext:value="contains-text(&quot;RandomPercent&quot;)" calcext:base-cell-address="Naufragé.I18"/>
            <calcext:condition calcext:apply-style-name="cellule random" calcext:value="contains-text(&quot;RandomRange&quot;)" calcext:base-cell-address="Naufragé.I18"/>
            <calcext:condition calcext:apply-style-name="cellule personnages" calcext:value="contains-text(&quot;NewCrew&quot;)" calcext:base-cell-address="Naufragé.I18"/>
            <calcext:condition calcext:apply-style-name="cellule personnages" calcext:value="contains-text(&quot;NewCharacter&quot;)" calcext:base-cell-address="Naufragé.I18"/>
            <calcext:condition calcext:apply-style-name="cellule personnages" calcext:value="contains-text(&quot;HideOther&quot;)" calcext:base-cell-address="Naufragé.I18"/>
            <calcext:condition calcext:apply-style-name="cellule personnages" calcext:value="contains-text(&quot;DeleteOther&quot;)" calcext:base-cell-address="Naufragé.I18"/>
            <calcext:condition calcext:apply-style-name="cellule narrateur" calcext:value="contains-text(&quot;Narrator&quot;)" calcext:base-cell-address="Naufragé.I18"/>
            <calcext:condition calcext:apply-style-name="cellule set choice" calcext:value="contains-text(&quot;SetChoices&quot;)" calcext:base-cell-address="Naufragé.I18"/>
            <calcext:condition calcext:apply-style-name="cellule dialogues" calcext:value="contains-text(&quot;PlayerSpeak&quot;)" calcext:base-cell-address="Naufragé.I18"/>
            <calcext:condition calcext:apply-style-name="cellule dialogues" calcext:value="contains-text(&quot;OtherSpeak&quot;)" calcext:base-cell-address="Naufragé.I18"/>
            <calcext:condition calcext:apply-style-name="cellule argent" calcext:value="contains-text(&quot;CheckGold&quot;)" calcext:base-cell-address="Naufragé.I18"/>
            <calcext:condition calcext:apply-style-name="cellule argent" calcext:value="contains-text(&quot;RemoveGold&quot;)" calcext:base-cell-address="Naufragé.I18"/>
            <calcext:condition calcext:apply-style-name="cellule argent" calcext:value="contains-text(&quot;AddGold&quot;)" calcext:base-cell-address="Naufragé.I18"/>
            <calcext:condition calcext:apply-style-name="cellule argent" calcext:value="contains-text(&quot;Loot&quot;)" calcext:base-cell-address="Naufragé.I18"/>
            <calcext:condition calcext:apply-style-name="cellule argent" calcext:value="contains-text(&quot;Trade&quot;)" calcext:base-cell-address="Naufragé.I18"/>
            <calcext:condition calcext:apply-style-name="cellule combat" calcext:value="contains-text(&quot;LaunchCombat&quot;)" calcext:base-cell-address="Naufragé.I18"/>
            <calcext:condition calcext:apply-style-name="cellule indice" calcext:value="contains-text(&quot;CheckFormula&quot;)" calcext:base-cell-address="Naufragé.I18"/>
            <calcext:condition calcext:apply-style-name="cellule indice" calcext:value="contains-text(&quot;GiveDirection&quot;)" calcext:base-cell-address="Naufragé.I18"/>
            <calcext:condition calcext:apply-style-name="cellule temps" calcext:value="contains-text(&quot;SetWeather&quot;)" calcext:base-cell-address="Naufragé.I18"/>
            <calcext:condition calcext:apply-style-name="cellule temps" calcext:value="contains-text(&quot;SwitchWeather&quot;)" calcext:base-cell-address="Naufragé.I18"/>
            <calcext:condition calcext:apply-style-name="cellule temps" calcext:value="contains-text(&quot;NextDay&quot;)" calcext:base-cell-address="Naufragé.I18"/>
            <calcext:condition calcext:apply-style-name="cellule temps" calcext:value="contains-text(&quot;CheckDay&quot;)" calcext:base-cell-address="Naufragé.I18"/>
            <calcext:condition calcext:apply-style-name="cellule histoire" calcext:value="contains-text(&quot;Leave&quot;)" calcext:base-cell-address="Naufragé.I18"/>
            <calcext:condition calcext:apply-style-name="cellule choice" calcext:value="contains-text(&quot;Choice&quot;)" calcext:base-cell-address="Naufragé.I18"/>
            <calcext:condition calcext:apply-style-name="cellule d'erreur" calcext:value="!=&quot;&quot;" calcext:base-cell-address="Naufragé.I18"/>
          </calcext:conditional-format>
          <calcext:conditional-format calcext:target-range-address="Naufragé.I17:Naufragé.J17 Naufragé.J16:Naufragé.J16 Naufragé.I15:Naufragé.J15 Naufragé.J14:Naufragé.J14">
            <calcext:condition calcext:apply-style-name="cellule histoire" calcext:value="contains-text(&quot;GoTo&quot;)" calcext:base-cell-address="Naufragé.I14"/>
            <calcext:condition calcext:apply-style-name="cellule histoire" calcext:value="contains-text(&quot;Conclude&quot;)" calcext:base-cell-address="Naufragé.I14"/>
            <calcext:condition calcext:apply-style-name="cellule random" calcext:value="contains-text(&quot;RandomPercent&quot;)" calcext:base-cell-address="Naufragé.I14"/>
            <calcext:condition calcext:apply-style-name="cellule random" calcext:value="contains-text(&quot;RandomRange&quot;)" calcext:base-cell-address="Naufragé.I14"/>
            <calcext:condition calcext:apply-style-name="cellule personnages" calcext:value="contains-text(&quot;NewCrew&quot;)" calcext:base-cell-address="Naufragé.I14"/>
            <calcext:condition calcext:apply-style-name="cellule personnages" calcext:value="contains-text(&quot;NewCharacter&quot;)" calcext:base-cell-address="Naufragé.I14"/>
            <calcext:condition calcext:apply-style-name="cellule personnages" calcext:value="contains-text(&quot;HideOther&quot;)" calcext:base-cell-address="Naufragé.I14"/>
            <calcext:condition calcext:apply-style-name="cellule personnages" calcext:value="contains-text(&quot;DeleteOther&quot;)" calcext:base-cell-address="Naufragé.I14"/>
            <calcext:condition calcext:apply-style-name="cellule narrateur" calcext:value="contains-text(&quot;Narrator&quot;)" calcext:base-cell-address="Naufragé.I14"/>
            <calcext:condition calcext:apply-style-name="cellule set choice" calcext:value="contains-text(&quot;SetChoices&quot;)" calcext:base-cell-address="Naufragé.I14"/>
            <calcext:condition calcext:apply-style-name="cellule dialogues" calcext:value="contains-text(&quot;PlayerSpeak&quot;)" calcext:base-cell-address="Naufragé.I14"/>
            <calcext:condition calcext:apply-style-name="cellule dialogues" calcext:value="contains-text(&quot;OtherSpeak&quot;)" calcext:base-cell-address="Naufragé.I14"/>
            <calcext:condition calcext:apply-style-name="cellule argent" calcext:value="contains-text(&quot;CheckGold&quot;)" calcext:base-cell-address="Naufragé.I14"/>
            <calcext:condition calcext:apply-style-name="cellule argent" calcext:value="contains-text(&quot;RemoveGold&quot;)" calcext:base-cell-address="Naufragé.I14"/>
            <calcext:condition calcext:apply-style-name="cellule argent" calcext:value="contains-text(&quot;AddGold&quot;)" calcext:base-cell-address="Naufragé.I14"/>
            <calcext:condition calcext:apply-style-name="cellule argent" calcext:value="contains-text(&quot;Loot&quot;)" calcext:base-cell-address="Naufragé.I14"/>
            <calcext:condition calcext:apply-style-name="cellule argent" calcext:value="contains-text(&quot;Trade&quot;)" calcext:base-cell-address="Naufragé.I14"/>
            <calcext:condition calcext:apply-style-name="cellule combat" calcext:value="contains-text(&quot;LaunchCombat&quot;)" calcext:base-cell-address="Naufragé.I14"/>
            <calcext:condition calcext:apply-style-name="cellule indice" calcext:value="contains-text(&quot;CheckFormula&quot;)" calcext:base-cell-address="Naufragé.I14"/>
            <calcext:condition calcext:apply-style-name="cellule indice" calcext:value="contains-text(&quot;GiveDirection&quot;)" calcext:base-cell-address="Naufragé.I14"/>
            <calcext:condition calcext:apply-style-name="cellule temps" calcext:value="contains-text(&quot;SetWeather&quot;)" calcext:base-cell-address="Naufragé.I14"/>
            <calcext:condition calcext:apply-style-name="cellule temps" calcext:value="contains-text(&quot;SwitchWeather&quot;)" calcext:base-cell-address="Naufragé.I14"/>
            <calcext:condition calcext:apply-style-name="cellule temps" calcext:value="contains-text(&quot;NextDay&quot;)" calcext:base-cell-address="Naufragé.I14"/>
            <calcext:condition calcext:apply-style-name="cellule temps" calcext:value="contains-text(&quot;CheckDay&quot;)" calcext:base-cell-address="Naufragé.I14"/>
            <calcext:condition calcext:apply-style-name="cellule histoire" calcext:value="contains-text(&quot;Leave&quot;)" calcext:base-cell-address="Naufragé.I14"/>
            <calcext:condition calcext:apply-style-name="cellule choice" calcext:value="contains-text(&quot;Choice&quot;)" calcext:base-cell-address="Naufragé.I14"/>
            <calcext:condition calcext:apply-style-name="cellule d'erreur" calcext:value="!=&quot;&quot;" calcext:base-cell-address="Naufragé.I14"/>
          </calcext:conditional-format>
          <calcext:conditional-format calcext:target-range-address="Naufragé.I14:Naufragé.I14">
            <calcext:condition calcext:apply-style-name="cellule histoire" calcext:value="contains-text(&quot;GoTo&quot;)" calcext:base-cell-address="Naufragé.I14"/>
            <calcext:condition calcext:apply-style-name="cellule histoire" calcext:value="contains-text(&quot;Conclude&quot;)" calcext:base-cell-address="Naufragé.I14"/>
            <calcext:condition calcext:apply-style-name="cellule random" calcext:value="contains-text(&quot;RandomPercent&quot;)" calcext:base-cell-address="Naufragé.I14"/>
            <calcext:condition calcext:apply-style-name="cellule random" calcext:value="contains-text(&quot;RandomRange&quot;)" calcext:base-cell-address="Naufragé.I14"/>
            <calcext:condition calcext:apply-style-name="cellule personnages" calcext:value="contains-text(&quot;NewCrew&quot;)" calcext:base-cell-address="Naufragé.I14"/>
            <calcext:condition calcext:apply-style-name="cellule personnages" calcext:value="contains-text(&quot;NewCharacter&quot;)" calcext:base-cell-address="Naufragé.I14"/>
            <calcext:condition calcext:apply-style-name="cellule personnages" calcext:value="contains-text(&quot;HideOther&quot;)" calcext:base-cell-address="Naufragé.I14"/>
            <calcext:condition calcext:apply-style-name="cellule personnages" calcext:value="contains-text(&quot;DeleteOther&quot;)" calcext:base-cell-address="Naufragé.I14"/>
            <calcext:condition calcext:apply-style-name="cellule narrateur" calcext:value="contains-text(&quot;Narrator&quot;)" calcext:base-cell-address="Naufragé.I14"/>
            <calcext:condition calcext:apply-style-name="cellule set choice" calcext:value="contains-text(&quot;SetChoices&quot;)" calcext:base-cell-address="Naufragé.I14"/>
            <calcext:condition calcext:apply-style-name="cellule dialogues" calcext:value="contains-text(&quot;PlayerSpeak&quot;)" calcext:base-cell-address="Naufragé.I14"/>
            <calcext:condition calcext:apply-style-name="cellule dialogues" calcext:value="contains-text(&quot;OtherSpeak&quot;)" calcext:base-cell-address="Naufragé.I14"/>
            <calcext:condition calcext:apply-style-name="cellule argent" calcext:value="contains-text(&quot;CheckGold&quot;)" calcext:base-cell-address="Naufragé.I14"/>
            <calcext:condition calcext:apply-style-name="cellule argent" calcext:value="contains-text(&quot;RemoveGold&quot;)" calcext:base-cell-address="Naufragé.I14"/>
            <calcext:condition calcext:apply-style-name="cellule argent" calcext:value="contains-text(&quot;AddGold&quot;)" calcext:base-cell-address="Naufragé.I14"/>
            <calcext:condition calcext:apply-style-name="cellule argent" calcext:value="contains-text(&quot;Loot&quot;)" calcext:base-cell-address="Naufragé.I14"/>
            <calcext:condition calcext:apply-style-name="cellule argent" calcext:value="contains-text(&quot;Trade&quot;)" calcext:base-cell-address="Naufragé.I14"/>
            <calcext:condition calcext:apply-style-name="cellule combat" calcext:value="contains-text(&quot;LaunchCombat&quot;)" calcext:base-cell-address="Naufragé.I14"/>
            <calcext:condition calcext:apply-style-name="cellule indice" calcext:value="contains-text(&quot;CheckFormula&quot;)" calcext:base-cell-address="Naufragé.I14"/>
            <calcext:condition calcext:apply-style-name="cellule indice" calcext:value="contains-text(&quot;GiveDirection&quot;)" calcext:base-cell-address="Naufragé.I14"/>
            <calcext:condition calcext:apply-style-name="cellule temps" calcext:value="contains-text(&quot;SetWeather&quot;)" calcext:base-cell-address="Naufragé.I14"/>
            <calcext:condition calcext:apply-style-name="cellule temps" calcext:value="contains-text(&quot;SwitchWeather&quot;)" calcext:base-cell-address="Naufragé.I14"/>
            <calcext:condition calcext:apply-style-name="cellule temps" calcext:value="contains-text(&quot;NextDay&quot;)" calcext:base-cell-address="Naufragé.I14"/>
            <calcext:condition calcext:apply-style-name="cellule temps" calcext:value="contains-text(&quot;CheckDay&quot;)" calcext:base-cell-address="Naufragé.I14"/>
            <calcext:condition calcext:apply-style-name="cellule histoire" calcext:value="contains-text(&quot;Leave&quot;)" calcext:base-cell-address="Naufragé.I14"/>
            <calcext:condition calcext:apply-style-name="cellule choice" calcext:value="contains-text(&quot;Choice&quot;)" calcext:base-cell-address="Naufragé.I14"/>
            <calcext:condition calcext:apply-style-name="cellule d'erreur" calcext:value="!=&quot;&quot;" calcext:base-cell-address="Naufragé.I14"/>
          </calcext:conditional-format>
          <calcext:conditional-format calcext:target-range-address="Naufragé.I16:Naufragé.I16">
            <calcext:condition calcext:apply-style-name="cellule histoire" calcext:value="contains-text(&quot;GoTo&quot;)" calcext:base-cell-address="Naufragé.I16"/>
            <calcext:condition calcext:apply-style-name="cellule histoire" calcext:value="contains-text(&quot;Conclude&quot;)" calcext:base-cell-address="Naufragé.I16"/>
            <calcext:condition calcext:apply-style-name="cellule random" calcext:value="contains-text(&quot;RandomPercent&quot;)" calcext:base-cell-address="Naufragé.I16"/>
            <calcext:condition calcext:apply-style-name="cellule random" calcext:value="contains-text(&quot;RandomRange&quot;)" calcext:base-cell-address="Naufragé.I16"/>
            <calcext:condition calcext:apply-style-name="cellule personnages" calcext:value="contains-text(&quot;NewCrew&quot;)" calcext:base-cell-address="Naufragé.I16"/>
            <calcext:condition calcext:apply-style-name="cellule personnages" calcext:value="contains-text(&quot;NewCharacter&quot;)" calcext:base-cell-address="Naufragé.I16"/>
            <calcext:condition calcext:apply-style-name="cellule personnages" calcext:value="contains-text(&quot;HideOther&quot;)" calcext:base-cell-address="Naufragé.I16"/>
            <calcext:condition calcext:apply-style-name="cellule personnages" calcext:value="contains-text(&quot;DeleteOther&quot;)" calcext:base-cell-address="Naufragé.I16"/>
            <calcext:condition calcext:apply-style-name="cellule narrateur" calcext:value="contains-text(&quot;Narrator&quot;)" calcext:base-cell-address="Naufragé.I16"/>
            <calcext:condition calcext:apply-style-name="cellule set choice" calcext:value="contains-text(&quot;SetChoices&quot;)" calcext:base-cell-address="Naufragé.I16"/>
            <calcext:condition calcext:apply-style-name="cellule dialogues" calcext:value="contains-text(&quot;PlayerSpeak&quot;)" calcext:base-cell-address="Naufragé.I16"/>
            <calcext:condition calcext:apply-style-name="cellule dialogues" calcext:value="contains-text(&quot;OtherSpeak&quot;)" calcext:base-cell-address="Naufragé.I16"/>
            <calcext:condition calcext:apply-style-name="cellule argent" calcext:value="contains-text(&quot;CheckGold&quot;)" calcext:base-cell-address="Naufragé.I16"/>
            <calcext:condition calcext:apply-style-name="cellule argent" calcext:value="contains-text(&quot;RemoveGold&quot;)" calcext:base-cell-address="Naufragé.I16"/>
            <calcext:condition calcext:apply-style-name="cellule argent" calcext:value="contains-text(&quot;AddGold&quot;)" calcext:base-cell-address="Naufragé.I16"/>
            <calcext:condition calcext:apply-style-name="cellule argent" calcext:value="contains-text(&quot;Loot&quot;)" calcext:base-cell-address="Naufragé.I16"/>
            <calcext:condition calcext:apply-style-name="cellule argent" calcext:value="contains-text(&quot;Trade&quot;)" calcext:base-cell-address="Naufragé.I16"/>
            <calcext:condition calcext:apply-style-name="cellule combat" calcext:value="contains-text(&quot;LaunchCombat&quot;)" calcext:base-cell-address="Naufragé.I16"/>
            <calcext:condition calcext:apply-style-name="cellule indice" calcext:value="contains-text(&quot;CheckFormula&quot;)" calcext:base-cell-address="Naufragé.I16"/>
            <calcext:condition calcext:apply-style-name="cellule indice" calcext:value="contains-text(&quot;GiveDirection&quot;)" calcext:base-cell-address="Naufragé.I16"/>
            <calcext:condition calcext:apply-style-name="cellule temps" calcext:value="contains-text(&quot;SetWeather&quot;)" calcext:base-cell-address="Naufragé.I16"/>
            <calcext:condition calcext:apply-style-name="cellule temps" calcext:value="contains-text(&quot;SwitchWeather&quot;)" calcext:base-cell-address="Naufragé.I16"/>
            <calcext:condition calcext:apply-style-name="cellule temps" calcext:value="contains-text(&quot;NextDay&quot;)" calcext:base-cell-address="Naufragé.I16"/>
            <calcext:condition calcext:apply-style-name="cellule temps" calcext:value="contains-text(&quot;CheckDay&quot;)" calcext:base-cell-address="Naufragé.I16"/>
            <calcext:condition calcext:apply-style-name="cellule histoire" calcext:value="contains-text(&quot;Leave&quot;)" calcext:base-cell-address="Naufragé.I16"/>
            <calcext:condition calcext:apply-style-name="cellule choice" calcext:value="contains-text(&quot;Choice&quot;)" calcext:base-cell-address="Naufragé.I16"/>
            <calcext:condition calcext:apply-style-name="cellule d'erreur" calcext:value="!=&quot;&quot;" calcext:base-cell-address="Naufragé.I16"/>
          </calcext:conditional-format>
        </calcext:conditional-formats>
      </table:table>
      <table:table table:name="Bandits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8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4"/>
        </table:table-row>
        <table:table-row table:style-name="ro9">
          <table:table-cell table:style-name="ce43" office:value-type="string" calcext:value-type="string">
            <text:p>Taverne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number-columns-repeated="34"/>
        </table:table-row>
        <table:table-row table:style-name="ro13">
          <table:table-cell table:style-name="ce44" office:value-type="string" calcext:value-type="string">
            <text:p>Narrator : L'équipage accoste sur une petite île.</text:p>
          </table:table-cell>
          <table:table-cell table:style-name="ce51"/>
          <table:table-cell table:style-name="ce60" table:number-columns-repeated="3"/>
          <table:table-cell table:style-name="ce69" table:number-columns-repeated="7"/>
          <table:table-cell table:style-name="ce75"/>
          <table:table-cell table:style-name="ce50" table:number-columns-repeated="2"/>
          <table:table-cell table:style-name="ce25" table:number-columns-repeated="22"/>
        </table:table-row>
        <table:table-row table:style-name="ro9">
          <table:table-cell table:style-name="ce45" office:value-type="string" calcext:value-type="string">
            <text:p>Narrator : Quelques hommes s'avancent</text:p>
          </table:table-cell>
          <table:table-cell table:style-name="ce52" table:number-columns-repeated="4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5" office:value-type="string" calcext:value-type="string">
            <text:p>OtherSpeak : Oyé !</text:p>
          </table:table-cell>
          <table:table-cell table:style-name="ce52" table:number-columns-repeated="4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5" office:value-type="string" calcext:value-type="string">
            <text:p>PlayerSpeak : Ahoi !</text:p>
          </table:table-cell>
          <table:table-cell table:style-name="ce52" table:number-columns-repeated="4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4">
          <table:table-cell table:style-name="ce45" office:value-type="string" calcext:value-type="string">
            <text:p>OtherSpeak : C'est simple : 200 pièces d'or ou c'est fini !</text:p>
          </table:table-cell>
          <table:table-cell table:style-name="ce52"/>
          <table:table-cell table:style-name="ce61"/>
          <table:table-cell table:style-name="ce63"/>
          <table:table-cell table:style-name="ce52"/>
          <table:table-cell table:style-name="ce70"/>
          <table:table-cell table:style-name="ce55" table:number-columns-repeated="6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5" office:value-type="string" calcext:value-type="string">
            <text:p>SetChoices3</text:p>
          </table:table-cell>
          <table:table-cell table:style-name="ce52" table:number-columns-repeated="2"/>
          <table:table-cell table:style-name="ce63"/>
          <table:table-cell table:style-name="ce52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5" office:value-type="string" calcext:value-type="string">
            <text:p>Choice : Tenez…</text:p>
          </table:table-cell>
          <table:table-cell table:style-name="ce52"/>
          <table:table-cell table:style-name="ce52" office:value-type="string" calcext:value-type="string">
            <text:p>Choice : Plutôt mourir !</text:p>
          </table:table-cell>
          <table:table-cell table:style-name="ce64" office:value-type="string" calcext:value-type="string">
            <text:p>Choice : Je n'ai pas assez</text:p>
          </table:table-cell>
          <table:table-cell table:style-name="ce52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5">
          <table:table-cell table:style-name="ce46" office:value-type="string" calcext:value-type="string">
            <text:p>CheckGold200</text:p>
          </table:table-cell>
          <table:table-cell table:style-name="ce53"/>
          <table:table-cell table:style-name="ce62" office:value-type="string" calcext:value-type="string">
            <text:p>LaunchCombat</text:p>
          </table:table-cell>
          <table:table-cell table:style-name="ce52" office:value-type="string" calcext:value-type="string">
            <text:p>OtherSpeak : Tanpis Pour vous !</text:p>
          </table:table-cell>
          <table:table-cell table:style-name="ce52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5">
          <table:table-cell table:style-name="ce46" office:value-type="string" calcext:value-type="string">
            <text:p>RemoveGold200</text:p>
          </table:table-cell>
          <table:table-cell table:style-name="ce53" office:value-type="string" calcext:value-type="string">
            <text:p>OtherSpeak : Vous vous foutez de moi ?</text:p>
          </table:table-cell>
          <table:table-cell table:style-name="ce52" office:value-type="string" calcext:value-type="string">
            <text:p>Conclude</text:p>
          </table:table-cell>
          <table:table-cell table:style-name="ce52" office:value-type="string" calcext:value-type="string">
            <text:p>LaunchCombat</text:p>
          </table:table-cell>
          <table:table-cell table:style-name="ce52"/>
          <table:table-cell table:style-name="ce55" table:number-columns-repeated="7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6">
          <table:table-cell table:style-name="ce46" office:value-type="string" calcext:value-type="string">
            <text:p>OtherSpeak : C'est très bien ça…</text:p>
          </table:table-cell>
          <table:table-cell table:style-name="ce53" office:value-type="string" calcext:value-type="string">
            <text:p>OtherSpeak : Déglingez les, les gars !</text:p>
          </table:table-cell>
          <table:table-cell table:style-name="ce52"/>
          <table:table-cell table:style-name="ce65" office:value-type="string" calcext:value-type="string">
            <text:p>Conclude</text:p>
          </table:table-cell>
          <table:table-cell table:style-name="ce67"/>
          <table:table-cell table:style-name="ce56"/>
          <table:table-cell table:style-name="ce55"/>
          <table:table-cell table:style-name="ce56" table:number-columns-repeated="2"/>
          <table:table-cell table:style-name="ce55" table:number-columns-repeated="3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6" office:value-type="string" calcext:value-type="string">
            <text:p>OtherSpeak : A la prochaine</text:p>
          </table:table-cell>
          <table:table-cell table:style-name="ce53" office:value-type="string" calcext:value-type="string">
            <text:p>LaunchCombat</text:p>
          </table:table-cell>
          <table:table-cell table:style-name="ce52" table:number-columns-repeated="3"/>
          <table:table-cell table:style-name="ce55" table:number-columns-repeated="3"/>
          <table:table-cell table:style-name="ce56"/>
          <table:table-cell table:style-name="ce55" table:number-columns-repeated="3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5">
          <table:table-cell table:style-name="ce46" office:value-type="string" calcext:value-type="string">
            <text:p>Conclude</text:p>
          </table:table-cell>
          <table:table-cell table:style-name="ce53" office:value-type="string" calcext:value-type="string">
            <text:p>Conclude</text:p>
          </table:table-cell>
          <table:table-cell table:style-name="ce52" table:number-columns-repeated="2"/>
          <table:table-cell table:style-name="ce68"/>
          <table:table-cell table:style-name="ce55" table:number-columns-repeated="2"/>
          <table:table-cell table:style-name="ce71"/>
          <table:table-cell table:style-name="ce73"/>
          <table:table-cell table:style-name="ce55" table:number-columns-repeated="3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6"/>
          <table:table-cell table:style-name="ce53"/>
          <table:table-cell table:style-name="ce52" table:number-columns-repeated="2"/>
          <table:table-cell table:style-name="ce63"/>
          <table:table-cell table:style-name="ce55" table:number-columns-repeated="2"/>
          <table:table-cell table:style-name="ce70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5">
          <table:table-cell table:style-name="ce46"/>
          <table:table-cell table:style-name="ce53"/>
          <table:table-cell table:style-name="ce52" table:number-columns-repeated="2"/>
          <table:table-cell table:style-name="ce63"/>
          <table:table-cell table:style-name="ce55" table:number-columns-repeated="2"/>
          <table:table-cell table:style-name="ce72"/>
          <table:table-cell table:style-name="ce74"/>
          <table:table-cell table:style-name="ce55" table:number-columns-repeated="3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15">
          <table:table-cell table:style-name="ce46"/>
          <table:table-cell table:style-name="ce54"/>
          <table:table-cell table:style-name="ce52" table:number-columns-repeated="2"/>
          <table:table-cell table:style-name="ce63"/>
          <table:table-cell table:style-name="ce55" table:number-columns-repeated="2"/>
          <table:table-cell table:style-name="ce70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 table:number-rows-repeated="2">
          <table:table-cell table:style-name="ce46"/>
          <table:table-cell table:style-name="ce53"/>
          <table:table-cell table:style-name="ce52" table:number-columns-repeated="2"/>
          <table:table-cell table:style-name="ce63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5"/>
          <table:table-cell table:style-name="ce52" table:number-columns-repeated="3"/>
          <table:table-cell table:style-name="ce63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 table:number-rows-repeated="3">
          <table:table-cell table:style-name="ce45"/>
          <table:table-cell table:style-name="ce52" table:number-columns-repeated="4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 table:number-rows-repeated="3">
          <table:table-cell table:style-name="ce47"/>
          <table:table-cell table:style-name="ce52" table:number-columns-repeated="4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 table:number-rows-repeated="2">
          <table:table-cell table:style-name="ce47"/>
          <table:table-cell table:style-name="ce52" table:number-columns-repeated="2"/>
          <table:table-cell table:style-name="ce66" table:number-columns-repeated="2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8"/>
          <table:table-cell table:style-name="ce55" table:number-columns-repeated="2"/>
          <table:table-cell table:style-name="ce56" table:number-columns-repeated="2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8"/>
          <table:table-cell table:style-name="ce55"/>
          <table:table-cell table:style-name="ce56" table:number-columns-repeated="3"/>
          <table:table-cell table:style-name="ce70" table:number-columns-repeated="3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8"/>
          <table:table-cell table:style-name="ce55"/>
          <table:table-cell table:style-name="ce56"/>
          <table:table-cell table:style-name="ce55" table:number-columns-repeated="3"/>
          <table:table-cell table:style-name="ce70" table:number-columns-repeated="2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8"/>
          <table:table-cell table:style-name="ce56" table:number-columns-repeated="2"/>
          <table:table-cell table:style-name="ce55" table:number-columns-repeated="3"/>
          <table:table-cell table:style-name="ce70" table:number-columns-repeated="2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8"/>
          <table:table-cell table:style-name="ce56"/>
          <table:table-cell table:style-name="ce55" table:number-columns-repeated="4"/>
          <table:table-cell table:style-name="ce70" table:number-columns-repeated="2"/>
          <table:table-cell table:style-name="ce55" table:number-columns-repeated="4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 table:number-rows-repeated="3">
          <table:table-cell table:style-name="ce48"/>
          <table:table-cell table:style-name="ce55" table:number-columns-repeated="11"/>
          <table:table-cell table:style-name="ce76"/>
          <table:table-cell table:style-name="ce77"/>
          <table:table-cell table:style-name="ce50"/>
          <table:table-cell table:style-name="ce25" table:number-columns-repeated="22"/>
        </table:table-row>
        <table:table-row table:style-name="ro9">
          <table:table-cell table:style-name="ce47"/>
          <table:table-cell table:style-name="ce57"/>
          <table:table-cell table:style-name="ce58" table:number-columns-repeated="10"/>
          <table:table-cell table:style-name="ce77" table:number-columns-repeated="2"/>
          <table:table-cell table:style-name="ce50"/>
          <table:table-cell table:style-name="ce25" table:number-columns-repeated="22"/>
        </table:table-row>
        <table:table-row table:style-name="ro9">
          <table:table-cell table:style-name="ce47"/>
          <table:table-cell table:style-name="ce58" table:number-columns-repeated="11"/>
          <table:table-cell table:style-name="ce77" table:number-columns-repeated="2"/>
          <table:table-cell table:style-name="ce50"/>
          <table:table-cell table:style-name="ce25" table:number-columns-repeated="22"/>
        </table:table-row>
        <table:table-row table:style-name="ro9">
          <table:table-cell table:style-name="ce47"/>
          <table:table-cell table:style-name="ce59"/>
          <table:table-cell table:style-name="ce58" table:number-columns-repeated="10"/>
          <table:table-cell table:style-name="ce77" table:number-columns-repeated="2"/>
          <table:table-cell table:style-name="ce50"/>
          <table:table-cell table:style-name="ce25" table:number-columns-repeated="22"/>
        </table:table-row>
        <table:table-row table:style-name="ro9" table:number-rows-repeated="2">
          <table:table-cell table:style-name="ce47" table:number-columns-repeated="2"/>
          <table:table-cell table:style-name="ce49"/>
          <table:table-cell table:style-name="ce45" table:number-columns-repeated="9"/>
          <table:table-cell table:style-name="ce50" table:number-columns-repeated="3"/>
          <table:table-cell table:style-name="ce25" table:number-columns-repeated="22"/>
        </table:table-row>
        <table:table-row table:style-name="ro9">
          <table:table-cell table:style-name="ce49" table:number-columns-repeated="3"/>
          <table:table-cell table:style-name="ce45" table:number-columns-repeated="9"/>
          <table:table-cell table:style-name="ce50" table:number-columns-repeated="3"/>
          <table:table-cell table:style-name="ce25" table:number-columns-repeated="22"/>
        </table:table-row>
        <table:table-row table:style-name="ro9" table:number-rows-repeated="2">
          <table:table-cell table:style-name="ce45" table:number-columns-repeated="2"/>
          <table:table-cell table:style-name="ce49"/>
          <table:table-cell table:style-name="ce45" table:number-columns-repeated="9"/>
          <table:table-cell table:style-name="ce50" table:number-columns-repeated="3"/>
          <table:table-cell table:style-name="ce25" table:number-columns-repeated="22"/>
        </table:table-row>
        <table:table-row table:style-name="ro9" table:number-rows-repeated="10">
          <table:table-cell table:style-name="ce45" table:number-columns-repeated="12"/>
          <table:table-cell table:style-name="ce50" table:number-columns-repeated="3"/>
          <table:table-cell table:style-name="ce25" table:number-columns-repeated="22"/>
        </table:table-row>
        <table:table-row table:style-name="ro9" table:number-rows-repeated="22">
          <table:table-cell table:style-name="ce50" table:number-columns-repeated="15"/>
          <table:table-cell table:style-name="ce25" table:number-columns-repeated="22"/>
        </table:table-row>
        <table:table-row table:style-name="ro9" table:number-rows-repeated="46">
          <table:table-cell table:style-name="ce25" table:number-columns-repeated="37"/>
        </table:table-row>
        <table:table-row table:style-name="ro8" table:number-rows-repeated="1048453">
          <table:table-cell table:number-columns-repeated="37"/>
        </table:table-row>
        <table:table-row table:style-name="ro8">
          <table:table-cell table:number-columns-repeated="37"/>
        </table:table-row>
        <calcext:conditional-formats>
          <calcext:conditional-format calcext:target-range-address="Bandits.A40:Bandits.O76 Bandits.N3:Bandits.O3 Bandits.O4:Bandits.O39 Bandits.A20:Bandits.A39 Bandits.A2:Bandits.A9">
            <calcext:condition calcext:apply-style-name="cellule histoire" calcext:value="contains-text(&quot;GoTo&quot;)" calcext:base-cell-address="Bandits.A2"/>
            <calcext:condition calcext:apply-style-name="cellule histoire" calcext:value="contains-text(&quot;Conclude&quot;)" calcext:base-cell-address="Bandits.A2"/>
            <calcext:condition calcext:apply-style-name="cellule random" calcext:value="contains-text(&quot;RandomPercent&quot;)" calcext:base-cell-address="Bandits.A2"/>
            <calcext:condition calcext:apply-style-name="cellule random" calcext:value="contains-text(&quot;RandomRange&quot;)" calcext:base-cell-address="Bandits.A2"/>
            <calcext:condition calcext:apply-style-name="cellule personnages" calcext:value="contains-text(&quot;NewCrew&quot;)" calcext:base-cell-address="Bandits.A2"/>
            <calcext:condition calcext:apply-style-name="cellule personnages" calcext:value="contains-text(&quot;NewCharacter&quot;)" calcext:base-cell-address="Bandits.A2"/>
            <calcext:condition calcext:apply-style-name="cellule personnages" calcext:value="contains-text(&quot;HideOther&quot;)" calcext:base-cell-address="Bandits.A2"/>
            <calcext:condition calcext:apply-style-name="cellule personnages" calcext:value="contains-text(&quot;DeleteOther&quot;)" calcext:base-cell-address="Bandits.A2"/>
            <calcext:condition calcext:apply-style-name="cellule narrateur" calcext:value="contains-text(&quot;Narrator&quot;)" calcext:base-cell-address="Bandits.A2"/>
            <calcext:condition calcext:apply-style-name="cellule set choice" calcext:value="contains-text(&quot;SetChoices&quot;)" calcext:base-cell-address="Bandits.A2"/>
            <calcext:condition calcext:apply-style-name="cellule dialogues" calcext:value="contains-text(&quot;PlayerSpeak&quot;)" calcext:base-cell-address="Bandits.A2"/>
            <calcext:condition calcext:apply-style-name="cellule dialogues" calcext:value="contains-text(&quot;OtherSpeak&quot;)" calcext:base-cell-address="Bandits.A2"/>
            <calcext:condition calcext:apply-style-name="cellule argent" calcext:value="contains-text(&quot;CheckGold&quot;)" calcext:base-cell-address="Bandits.A2"/>
            <calcext:condition calcext:apply-style-name="cellule argent" calcext:value="contains-text(&quot;RemoveGold&quot;)" calcext:base-cell-address="Bandits.A2"/>
            <calcext:condition calcext:apply-style-name="cellule argent" calcext:value="contains-text(&quot;AddGold&quot;)" calcext:base-cell-address="Bandits.A2"/>
            <calcext:condition calcext:apply-style-name="cellule argent" calcext:value="contains-text(&quot;Loot&quot;)" calcext:base-cell-address="Bandits.A2"/>
            <calcext:condition calcext:apply-style-name="cellule argent" calcext:value="contains-text(&quot;Trade&quot;)" calcext:base-cell-address="Bandits.A2"/>
            <calcext:condition calcext:apply-style-name="cellule combat" calcext:value="contains-text(&quot;LaunchCombat&quot;)" calcext:base-cell-address="Bandits.A2"/>
            <calcext:condition calcext:apply-style-name="cellule indice" calcext:value="contains-text(&quot;CheckFormula&quot;)" calcext:base-cell-address="Bandits.A2"/>
            <calcext:condition calcext:apply-style-name="cellule indice" calcext:value="contains-text(&quot;GiveDirection&quot;)" calcext:base-cell-address="Bandits.A2"/>
            <calcext:condition calcext:apply-style-name="cellule temps" calcext:value="contains-text(&quot;SetWeather&quot;)" calcext:base-cell-address="Bandits.A2"/>
            <calcext:condition calcext:apply-style-name="cellule temps" calcext:value="contains-text(&quot;SwitchWeather&quot;)" calcext:base-cell-address="Bandits.A2"/>
            <calcext:condition calcext:apply-style-name="cellule temps" calcext:value="contains-text(&quot;NextDay&quot;)" calcext:base-cell-address="Bandits.A2"/>
            <calcext:condition calcext:apply-style-name="cellule temps" calcext:value="contains-text(&quot;CheckDay&quot;)" calcext:base-cell-address="Bandits.A2"/>
            <calcext:condition calcext:apply-style-name="cellule histoire" calcext:value="contains-text(&quot;Leave&quot;)" calcext:base-cell-address="Bandits.A2"/>
            <calcext:condition calcext:apply-style-name="cellule choice" calcext:value="contains-text(&quot;Choice&quot;)" calcext:base-cell-address="Bandits.A2"/>
            <calcext:condition calcext:apply-style-name="cellule d'erreur" calcext:value="!=&quot;&quot;" calcext:base-cell-address="Bandits.A2"/>
          </calcext:conditional-format>
          <calcext:conditional-format calcext:target-range-address="Bandits.A29:Bandits.A36 Bandits.F3:Bandits.M3">
            <calcext:condition calcext:apply-style-name="cellule histoire" calcext:value="contains-text(&quot;GoTo&quot;)" calcext:base-cell-address="Bandits.A3"/>
            <calcext:condition calcext:apply-style-name="cellule histoire" calcext:value="contains-text(&quot;Conclude&quot;)" calcext:base-cell-address="Bandits.A3"/>
            <calcext:condition calcext:apply-style-name="cellule random" calcext:value="contains-text(&quot;RandomPercent&quot;)" calcext:base-cell-address="Bandits.A3"/>
            <calcext:condition calcext:apply-style-name="cellule random" calcext:value="contains-text(&quot;RandomRange&quot;)" calcext:base-cell-address="Bandits.A3"/>
            <calcext:condition calcext:apply-style-name="cellule personnages" calcext:value="contains-text(&quot;NewCrew&quot;)" calcext:base-cell-address="Bandits.A3"/>
            <calcext:condition calcext:apply-style-name="cellule personnages" calcext:value="contains-text(&quot;NewCharacter&quot;)" calcext:base-cell-address="Bandits.A3"/>
            <calcext:condition calcext:apply-style-name="cellule personnages" calcext:value="contains-text(&quot;HideOther&quot;)" calcext:base-cell-address="Bandits.A3"/>
            <calcext:condition calcext:apply-style-name="cellule personnages" calcext:value="contains-text(&quot;DeleteOther&quot;)" calcext:base-cell-address="Bandits.A3"/>
            <calcext:condition calcext:apply-style-name="cellule narrateur" calcext:value="contains-text(&quot;Narrator&quot;)" calcext:base-cell-address="Bandits.A3"/>
            <calcext:condition calcext:apply-style-name="cellule set choice" calcext:value="contains-text(&quot;SetChoices&quot;)" calcext:base-cell-address="Bandits.A3"/>
            <calcext:condition calcext:apply-style-name="cellule dialogues" calcext:value="contains-text(&quot;PlayerSpeak&quot;)" calcext:base-cell-address="Bandits.A3"/>
            <calcext:condition calcext:apply-style-name="cellule dialogues" calcext:value="contains-text(&quot;OtherSpeak&quot;)" calcext:base-cell-address="Bandits.A3"/>
            <calcext:condition calcext:apply-style-name="cellule argent" calcext:value="contains-text(&quot;CheckGold&quot;)" calcext:base-cell-address="Bandits.A3"/>
            <calcext:condition calcext:apply-style-name="cellule argent" calcext:value="contains-text(&quot;RemoveGold&quot;)" calcext:base-cell-address="Bandits.A3"/>
            <calcext:condition calcext:apply-style-name="cellule argent" calcext:value="contains-text(&quot;AddGold&quot;)" calcext:base-cell-address="Bandits.A3"/>
            <calcext:condition calcext:apply-style-name="cellule argent" calcext:value="contains-text(&quot;Loot&quot;)" calcext:base-cell-address="Bandits.A3"/>
            <calcext:condition calcext:apply-style-name="cellule argent" calcext:value="contains-text(&quot;Trade&quot;)" calcext:base-cell-address="Bandits.A3"/>
            <calcext:condition calcext:apply-style-name="cellule combat" calcext:value="contains-text(&quot;LaunchCombat&quot;)" calcext:base-cell-address="Bandits.A3"/>
            <calcext:condition calcext:apply-style-name="cellule indice" calcext:value="contains-text(&quot;CheckFormula&quot;)" calcext:base-cell-address="Bandits.A3"/>
            <calcext:condition calcext:apply-style-name="cellule indice" calcext:value="contains-text(&quot;GiveDirection&quot;)" calcext:base-cell-address="Bandits.A3"/>
            <calcext:condition calcext:apply-style-name="cellule temps" calcext:value="contains-text(&quot;SetWeather&quot;)" calcext:base-cell-address="Bandits.A3"/>
            <calcext:condition calcext:apply-style-name="cellule temps" calcext:value="contains-text(&quot;SwitchWeather&quot;)" calcext:base-cell-address="Bandits.A3"/>
            <calcext:condition calcext:apply-style-name="cellule temps" calcext:value="contains-text(&quot;NextDay&quot;)" calcext:base-cell-address="Bandits.A3"/>
            <calcext:condition calcext:apply-style-name="cellule temps" calcext:value="contains-text(&quot;CheckDay&quot;)" calcext:base-cell-address="Bandits.A3"/>
            <calcext:condition calcext:apply-style-name="cellule histoire" calcext:value="contains-text(&quot;Leave&quot;)" calcext:base-cell-address="Bandits.A3"/>
            <calcext:condition calcext:apply-style-name="cellule choice" calcext:value="contains-text(&quot;Choice&quot;)" calcext:base-cell-address="Bandits.A3"/>
            <calcext:condition calcext:apply-style-name="cellule d'erreur" calcext:value="!=&quot;&quot;" calcext:base-cell-address="Bandits.A3"/>
          </calcext:conditional-format>
          <calcext:conditional-format calcext:target-range-address="Bandits.B37:Bandits.N39 Bandits.N4:Bandits.N36">
            <calcext:condition calcext:apply-style-name="cellule histoire" calcext:value="contains-text(&quot;GoTo&quot;)" calcext:base-cell-address="Bandits.B4"/>
            <calcext:condition calcext:apply-style-name="cellule histoire" calcext:value="contains-text(&quot;Conclude&quot;)" calcext:base-cell-address="Bandits.B4"/>
            <calcext:condition calcext:apply-style-name="cellule random" calcext:value="contains-text(&quot;RandomPercent&quot;)" calcext:base-cell-address="Bandits.B4"/>
            <calcext:condition calcext:apply-style-name="cellule random" calcext:value="contains-text(&quot;RandomRange&quot;)" calcext:base-cell-address="Bandits.B4"/>
            <calcext:condition calcext:apply-style-name="cellule personnages" calcext:value="contains-text(&quot;NewCrew&quot;)" calcext:base-cell-address="Bandits.B4"/>
            <calcext:condition calcext:apply-style-name="cellule personnages" calcext:value="contains-text(&quot;NewCharacter&quot;)" calcext:base-cell-address="Bandits.B4"/>
            <calcext:condition calcext:apply-style-name="cellule personnages" calcext:value="contains-text(&quot;HideOther&quot;)" calcext:base-cell-address="Bandits.B4"/>
            <calcext:condition calcext:apply-style-name="cellule personnages" calcext:value="contains-text(&quot;DeleteOther&quot;)" calcext:base-cell-address="Bandits.B4"/>
            <calcext:condition calcext:apply-style-name="cellule narrateur" calcext:value="contains-text(&quot;Narrator&quot;)" calcext:base-cell-address="Bandits.B4"/>
            <calcext:condition calcext:apply-style-name="cellule set choice" calcext:value="contains-text(&quot;SetChoices&quot;)" calcext:base-cell-address="Bandits.B4"/>
            <calcext:condition calcext:apply-style-name="cellule dialogues" calcext:value="contains-text(&quot;PlayerSpeak&quot;)" calcext:base-cell-address="Bandits.B4"/>
            <calcext:condition calcext:apply-style-name="cellule dialogues" calcext:value="contains-text(&quot;OtherSpeak&quot;)" calcext:base-cell-address="Bandits.B4"/>
            <calcext:condition calcext:apply-style-name="cellule argent" calcext:value="contains-text(&quot;CheckGold&quot;)" calcext:base-cell-address="Bandits.B4"/>
            <calcext:condition calcext:apply-style-name="cellule argent" calcext:value="contains-text(&quot;RemoveGold&quot;)" calcext:base-cell-address="Bandits.B4"/>
            <calcext:condition calcext:apply-style-name="cellule argent" calcext:value="contains-text(&quot;AddGold&quot;)" calcext:base-cell-address="Bandits.B4"/>
            <calcext:condition calcext:apply-style-name="cellule argent" calcext:value="contains-text(&quot;Loot&quot;)" calcext:base-cell-address="Bandits.B4"/>
            <calcext:condition calcext:apply-style-name="cellule argent" calcext:value="contains-text(&quot;Trade&quot;)" calcext:base-cell-address="Bandits.B4"/>
            <calcext:condition calcext:apply-style-name="cellule combat" calcext:value="contains-text(&quot;LaunchCombat&quot;)" calcext:base-cell-address="Bandits.B4"/>
            <calcext:condition calcext:apply-style-name="cellule indice" calcext:value="contains-text(&quot;CheckFormula&quot;)" calcext:base-cell-address="Bandits.B4"/>
            <calcext:condition calcext:apply-style-name="cellule indice" calcext:value="contains-text(&quot;GiveDirection&quot;)" calcext:base-cell-address="Bandits.B4"/>
            <calcext:condition calcext:apply-style-name="cellule temps" calcext:value="contains-text(&quot;SetWeather&quot;)" calcext:base-cell-address="Bandits.B4"/>
            <calcext:condition calcext:apply-style-name="cellule temps" calcext:value="contains-text(&quot;SwitchWeather&quot;)" calcext:base-cell-address="Bandits.B4"/>
            <calcext:condition calcext:apply-style-name="cellule temps" calcext:value="contains-text(&quot;NextDay&quot;)" calcext:base-cell-address="Bandits.B4"/>
            <calcext:condition calcext:apply-style-name="cellule temps" calcext:value="contains-text(&quot;CheckDay&quot;)" calcext:base-cell-address="Bandits.B4"/>
            <calcext:condition calcext:apply-style-name="cellule histoire" calcext:value="contains-text(&quot;Leave&quot;)" calcext:base-cell-address="Bandits.B4"/>
            <calcext:condition calcext:apply-style-name="cellule choice" calcext:value="contains-text(&quot;Choice&quot;)" calcext:base-cell-address="Bandits.B4"/>
            <calcext:condition calcext:apply-style-name="cellule d'erreur" calcext:value="!=&quot;&quot;" calcext:base-cell-address="Bandits.B4"/>
          </calcext:conditional-format>
          <calcext:conditional-format calcext:target-range-address="Bandits.B29:Bandits.M36 Bandits.F4:Bandits.M13 Bandits.F17:Bandits.M28 Bandits.F16:Bandits.G16 Bandits.J16:Bandits.M16 Bandits.F15:Bandits.M15 Bandits.F14:Bandits.G14 Bandits.J14:Bandits.M14">
            <calcext:condition calcext:apply-style-name="cellule histoire" calcext:value="contains-text(&quot;GoTo&quot;)" calcext:base-cell-address="Bandits.B4"/>
            <calcext:condition calcext:apply-style-name="cellule histoire" calcext:value="contains-text(&quot;Conclude&quot;)" calcext:base-cell-address="Bandits.B4"/>
            <calcext:condition calcext:apply-style-name="cellule random" calcext:value="contains-text(&quot;RandomPercent&quot;)" calcext:base-cell-address="Bandits.B4"/>
            <calcext:condition calcext:apply-style-name="cellule random" calcext:value="contains-text(&quot;RandomRange&quot;)" calcext:base-cell-address="Bandits.B4"/>
            <calcext:condition calcext:apply-style-name="cellule personnages" calcext:value="contains-text(&quot;NewCrew&quot;)" calcext:base-cell-address="Bandits.B4"/>
            <calcext:condition calcext:apply-style-name="cellule personnages" calcext:value="contains-text(&quot;NewCharacter&quot;)" calcext:base-cell-address="Bandits.B4"/>
            <calcext:condition calcext:apply-style-name="cellule personnages" calcext:value="contains-text(&quot;HideOther&quot;)" calcext:base-cell-address="Bandits.B4"/>
            <calcext:condition calcext:apply-style-name="cellule personnages" calcext:value="contains-text(&quot;DeleteOther&quot;)" calcext:base-cell-address="Bandits.B4"/>
            <calcext:condition calcext:apply-style-name="cellule narrateur" calcext:value="contains-text(&quot;Narrator&quot;)" calcext:base-cell-address="Bandits.B4"/>
            <calcext:condition calcext:apply-style-name="cellule set choice" calcext:value="contains-text(&quot;SetChoices&quot;)" calcext:base-cell-address="Bandits.B4"/>
            <calcext:condition calcext:apply-style-name="cellule dialogues" calcext:value="contains-text(&quot;PlayerSpeak&quot;)" calcext:base-cell-address="Bandits.B4"/>
            <calcext:condition calcext:apply-style-name="cellule dialogues" calcext:value="contains-text(&quot;OtherSpeak&quot;)" calcext:base-cell-address="Bandits.B4"/>
            <calcext:condition calcext:apply-style-name="cellule argent" calcext:value="contains-text(&quot;CheckGold&quot;)" calcext:base-cell-address="Bandits.B4"/>
            <calcext:condition calcext:apply-style-name="cellule argent" calcext:value="contains-text(&quot;RemoveGold&quot;)" calcext:base-cell-address="Bandits.B4"/>
            <calcext:condition calcext:apply-style-name="cellule argent" calcext:value="contains-text(&quot;AddGold&quot;)" calcext:base-cell-address="Bandits.B4"/>
            <calcext:condition calcext:apply-style-name="cellule argent" calcext:value="contains-text(&quot;Loot&quot;)" calcext:base-cell-address="Bandits.B4"/>
            <calcext:condition calcext:apply-style-name="cellule argent" calcext:value="contains-text(&quot;Trade&quot;)" calcext:base-cell-address="Bandits.B4"/>
            <calcext:condition calcext:apply-style-name="cellule combat" calcext:value="contains-text(&quot;LaunchCombat&quot;)" calcext:base-cell-address="Bandits.B4"/>
            <calcext:condition calcext:apply-style-name="cellule indice" calcext:value="contains-text(&quot;CheckFormula&quot;)" calcext:base-cell-address="Bandits.B4"/>
            <calcext:condition calcext:apply-style-name="cellule indice" calcext:value="contains-text(&quot;GiveDirection&quot;)" calcext:base-cell-address="Bandits.B4"/>
            <calcext:condition calcext:apply-style-name="cellule temps" calcext:value="contains-text(&quot;SetWeather&quot;)" calcext:base-cell-address="Bandits.B4"/>
            <calcext:condition calcext:apply-style-name="cellule temps" calcext:value="contains-text(&quot;SwitchWeather&quot;)" calcext:base-cell-address="Bandits.B4"/>
            <calcext:condition calcext:apply-style-name="cellule temps" calcext:value="contains-text(&quot;NextDay&quot;)" calcext:base-cell-address="Bandits.B4"/>
            <calcext:condition calcext:apply-style-name="cellule temps" calcext:value="contains-text(&quot;CheckDay&quot;)" calcext:base-cell-address="Bandits.B4"/>
            <calcext:condition calcext:apply-style-name="cellule histoire" calcext:value="contains-text(&quot;Leave&quot;)" calcext:base-cell-address="Bandits.B4"/>
            <calcext:condition calcext:apply-style-name="cellule choice" calcext:value="contains-text(&quot;Choice&quot;)" calcext:base-cell-address="Bandits.B4"/>
            <calcext:condition calcext:apply-style-name="cellule d'erreur" calcext:value="!=&quot;&quot;" calcext:base-cell-address="Bandits.B4"/>
          </calcext:conditional-format>
          <calcext:conditional-format calcext:target-range-address="Bandits.B4:Bandits.E6 Bandits.B8:Bandits.E8 Bandits.B7:Bandits.B7 Bandits.D7:Bandits.E7 Bandits.C11:Bandits.E11 Bandits.D10:Bandits.E10 Bandits.B9:Bandits.C9 Bandits.E9:Bandits.E9 Bandits.B20:Bandits.D28 Bandits.C12:Bandits.C12 Bandits.E13:Bandits.E13 Bandits.E15:Bandits.E28 Bandits.C13:Bandits.D19">
            <calcext:condition calcext:apply-style-name="cellule histoire" calcext:value="contains-text(&quot;GoTo&quot;)" calcext:base-cell-address="Bandits.B4"/>
            <calcext:condition calcext:apply-style-name="cellule histoire" calcext:value="contains-text(&quot;Conclude&quot;)" calcext:base-cell-address="Bandits.B4"/>
            <calcext:condition calcext:apply-style-name="cellule random" calcext:value="contains-text(&quot;RandomPercent&quot;)" calcext:base-cell-address="Bandits.B4"/>
            <calcext:condition calcext:apply-style-name="cellule random" calcext:value="contains-text(&quot;RandomRange&quot;)" calcext:base-cell-address="Bandits.B4"/>
            <calcext:condition calcext:apply-style-name="cellule personnages" calcext:value="contains-text(&quot;NewCrew&quot;)" calcext:base-cell-address="Bandits.B4"/>
            <calcext:condition calcext:apply-style-name="cellule personnages" calcext:value="contains-text(&quot;NewCharacter&quot;)" calcext:base-cell-address="Bandits.B4"/>
            <calcext:condition calcext:apply-style-name="cellule personnages" calcext:value="contains-text(&quot;HideOther&quot;)" calcext:base-cell-address="Bandits.B4"/>
            <calcext:condition calcext:apply-style-name="cellule personnages" calcext:value="contains-text(&quot;DeleteOther&quot;)" calcext:base-cell-address="Bandits.B4"/>
            <calcext:condition calcext:apply-style-name="cellule narrateur" calcext:value="contains-text(&quot;Narrator&quot;)" calcext:base-cell-address="Bandits.B4"/>
            <calcext:condition calcext:apply-style-name="cellule set choice" calcext:value="contains-text(&quot;SetChoices&quot;)" calcext:base-cell-address="Bandits.B4"/>
            <calcext:condition calcext:apply-style-name="cellule dialogues" calcext:value="contains-text(&quot;PlayerSpeak&quot;)" calcext:base-cell-address="Bandits.B4"/>
            <calcext:condition calcext:apply-style-name="cellule dialogues" calcext:value="contains-text(&quot;OtherSpeak&quot;)" calcext:base-cell-address="Bandits.B4"/>
            <calcext:condition calcext:apply-style-name="cellule argent" calcext:value="contains-text(&quot;CheckGold&quot;)" calcext:base-cell-address="Bandits.B4"/>
            <calcext:condition calcext:apply-style-name="cellule argent" calcext:value="contains-text(&quot;RemoveGold&quot;)" calcext:base-cell-address="Bandits.B4"/>
            <calcext:condition calcext:apply-style-name="cellule argent" calcext:value="contains-text(&quot;AddGold&quot;)" calcext:base-cell-address="Bandits.B4"/>
            <calcext:condition calcext:apply-style-name="cellule argent" calcext:value="contains-text(&quot;Loot&quot;)" calcext:base-cell-address="Bandits.B4"/>
            <calcext:condition calcext:apply-style-name="cellule argent" calcext:value="contains-text(&quot;Trade&quot;)" calcext:base-cell-address="Bandits.B4"/>
            <calcext:condition calcext:apply-style-name="cellule combat" calcext:value="contains-text(&quot;LaunchCombat&quot;)" calcext:base-cell-address="Bandits.B4"/>
            <calcext:condition calcext:apply-style-name="cellule indice" calcext:value="contains-text(&quot;CheckFormula&quot;)" calcext:base-cell-address="Bandits.B4"/>
            <calcext:condition calcext:apply-style-name="cellule indice" calcext:value="contains-text(&quot;GiveDirection&quot;)" calcext:base-cell-address="Bandits.B4"/>
            <calcext:condition calcext:apply-style-name="cellule temps" calcext:value="contains-text(&quot;SetWeather&quot;)" calcext:base-cell-address="Bandits.B4"/>
            <calcext:condition calcext:apply-style-name="cellule temps" calcext:value="contains-text(&quot;SwitchWeather&quot;)" calcext:base-cell-address="Bandits.B4"/>
            <calcext:condition calcext:apply-style-name="cellule temps" calcext:value="contains-text(&quot;NextDay&quot;)" calcext:base-cell-address="Bandits.B4"/>
            <calcext:condition calcext:apply-style-name="cellule temps" calcext:value="contains-text(&quot;CheckDay&quot;)" calcext:base-cell-address="Bandits.B4"/>
            <calcext:condition calcext:apply-style-name="cellule histoire" calcext:value="contains-text(&quot;Leave&quot;)" calcext:base-cell-address="Bandits.B4"/>
            <calcext:condition calcext:apply-style-name="cellule choice" calcext:value="contains-text(&quot;Choice&quot;)" calcext:base-cell-address="Bandits.B4"/>
            <calcext:condition calcext:apply-style-name="cellule d'erreur" calcext:value="!=&quot;&quot;" calcext:base-cell-address="Bandits.B4"/>
          </calcext:conditional-format>
          <calcext:conditional-format calcext:target-range-address="Bandits.C7:Bandits.C7">
            <calcext:condition calcext:apply-style-name="cellule histoire" calcext:value="contains-text(&quot;GoTo&quot;)" calcext:base-cell-address="Bandits.C7"/>
            <calcext:condition calcext:apply-style-name="cellule histoire" calcext:value="contains-text(&quot;Conclude&quot;)" calcext:base-cell-address="Bandits.C7"/>
            <calcext:condition calcext:apply-style-name="cellule random" calcext:value="contains-text(&quot;RandomPercent&quot;)" calcext:base-cell-address="Bandits.C7"/>
            <calcext:condition calcext:apply-style-name="cellule random" calcext:value="contains-text(&quot;RandomRange&quot;)" calcext:base-cell-address="Bandits.C7"/>
            <calcext:condition calcext:apply-style-name="cellule personnages" calcext:value="contains-text(&quot;NewCrew&quot;)" calcext:base-cell-address="Bandits.C7"/>
            <calcext:condition calcext:apply-style-name="cellule personnages" calcext:value="contains-text(&quot;NewCharacter&quot;)" calcext:base-cell-address="Bandits.C7"/>
            <calcext:condition calcext:apply-style-name="cellule personnages" calcext:value="contains-text(&quot;HideOther&quot;)" calcext:base-cell-address="Bandits.C7"/>
            <calcext:condition calcext:apply-style-name="cellule personnages" calcext:value="contains-text(&quot;DeleteOther&quot;)" calcext:base-cell-address="Bandits.C7"/>
            <calcext:condition calcext:apply-style-name="cellule narrateur" calcext:value="contains-text(&quot;Narrator&quot;)" calcext:base-cell-address="Bandits.C7"/>
            <calcext:condition calcext:apply-style-name="cellule set choice" calcext:value="contains-text(&quot;SetChoices&quot;)" calcext:base-cell-address="Bandits.C7"/>
            <calcext:condition calcext:apply-style-name="cellule dialogues" calcext:value="contains-text(&quot;PlayerSpeak&quot;)" calcext:base-cell-address="Bandits.C7"/>
            <calcext:condition calcext:apply-style-name="cellule dialogues" calcext:value="contains-text(&quot;OtherSpeak&quot;)" calcext:base-cell-address="Bandits.C7"/>
            <calcext:condition calcext:apply-style-name="cellule argent" calcext:value="contains-text(&quot;CheckGold&quot;)" calcext:base-cell-address="Bandits.C7"/>
            <calcext:condition calcext:apply-style-name="cellule argent" calcext:value="contains-text(&quot;RemoveGold&quot;)" calcext:base-cell-address="Bandits.C7"/>
            <calcext:condition calcext:apply-style-name="cellule argent" calcext:value="contains-text(&quot;AddGold&quot;)" calcext:base-cell-address="Bandits.C7"/>
            <calcext:condition calcext:apply-style-name="cellule argent" calcext:value="contains-text(&quot;Loot&quot;)" calcext:base-cell-address="Bandits.C7"/>
            <calcext:condition calcext:apply-style-name="cellule argent" calcext:value="contains-text(&quot;Trade&quot;)" calcext:base-cell-address="Bandits.C7"/>
            <calcext:condition calcext:apply-style-name="cellule combat" calcext:value="contains-text(&quot;LaunchCombat&quot;)" calcext:base-cell-address="Bandits.C7"/>
            <calcext:condition calcext:apply-style-name="cellule indice" calcext:value="contains-text(&quot;CheckFormula&quot;)" calcext:base-cell-address="Bandits.C7"/>
            <calcext:condition calcext:apply-style-name="cellule indice" calcext:value="contains-text(&quot;GiveDirection&quot;)" calcext:base-cell-address="Bandits.C7"/>
            <calcext:condition calcext:apply-style-name="cellule temps" calcext:value="contains-text(&quot;SetWeather&quot;)" calcext:base-cell-address="Bandits.C7"/>
            <calcext:condition calcext:apply-style-name="cellule temps" calcext:value="contains-text(&quot;SwitchWeather&quot;)" calcext:base-cell-address="Bandits.C7"/>
            <calcext:condition calcext:apply-style-name="cellule temps" calcext:value="contains-text(&quot;NextDay&quot;)" calcext:base-cell-address="Bandits.C7"/>
            <calcext:condition calcext:apply-style-name="cellule temps" calcext:value="contains-text(&quot;CheckDay&quot;)" calcext:base-cell-address="Bandits.C7"/>
            <calcext:condition calcext:apply-style-name="cellule histoire" calcext:value="contains-text(&quot;Leave&quot;)" calcext:base-cell-address="Bandits.C7"/>
            <calcext:condition calcext:apply-style-name="cellule choice" calcext:value="contains-text(&quot;Choice&quot;)" calcext:base-cell-address="Bandits.C7"/>
            <calcext:condition calcext:apply-style-name="cellule d'erreur" calcext:value="!=&quot;&quot;" calcext:base-cell-address="Bandits.C7"/>
          </calcext:conditional-format>
          <calcext:conditional-format calcext:target-range-address="Bandits.C10:Bandits.C10">
            <calcext:condition calcext:apply-style-name="cellule histoire" calcext:value="contains-text(&quot;GoTo&quot;)" calcext:base-cell-address="Bandits.C10"/>
            <calcext:condition calcext:apply-style-name="cellule histoire" calcext:value="contains-text(&quot;Conclude&quot;)" calcext:base-cell-address="Bandits.C10"/>
            <calcext:condition calcext:apply-style-name="cellule random" calcext:value="contains-text(&quot;RandomPercent&quot;)" calcext:base-cell-address="Bandits.C10"/>
            <calcext:condition calcext:apply-style-name="cellule random" calcext:value="contains-text(&quot;RandomRange&quot;)" calcext:base-cell-address="Bandits.C10"/>
            <calcext:condition calcext:apply-style-name="cellule personnages" calcext:value="contains-text(&quot;NewCrew&quot;)" calcext:base-cell-address="Bandits.C10"/>
            <calcext:condition calcext:apply-style-name="cellule personnages" calcext:value="contains-text(&quot;NewCharacter&quot;)" calcext:base-cell-address="Bandits.C10"/>
            <calcext:condition calcext:apply-style-name="cellule personnages" calcext:value="contains-text(&quot;HideOther&quot;)" calcext:base-cell-address="Bandits.C10"/>
            <calcext:condition calcext:apply-style-name="cellule personnages" calcext:value="contains-text(&quot;DeleteOther&quot;)" calcext:base-cell-address="Bandits.C10"/>
            <calcext:condition calcext:apply-style-name="cellule narrateur" calcext:value="contains-text(&quot;Narrator&quot;)" calcext:base-cell-address="Bandits.C10"/>
            <calcext:condition calcext:apply-style-name="cellule set choice" calcext:value="contains-text(&quot;SetChoices&quot;)" calcext:base-cell-address="Bandits.C10"/>
            <calcext:condition calcext:apply-style-name="cellule dialogues" calcext:value="contains-text(&quot;PlayerSpeak&quot;)" calcext:base-cell-address="Bandits.C10"/>
            <calcext:condition calcext:apply-style-name="cellule dialogues" calcext:value="contains-text(&quot;OtherSpeak&quot;)" calcext:base-cell-address="Bandits.C10"/>
            <calcext:condition calcext:apply-style-name="cellule argent" calcext:value="contains-text(&quot;CheckGold&quot;)" calcext:base-cell-address="Bandits.C10"/>
            <calcext:condition calcext:apply-style-name="cellule argent" calcext:value="contains-text(&quot;RemoveGold&quot;)" calcext:base-cell-address="Bandits.C10"/>
            <calcext:condition calcext:apply-style-name="cellule argent" calcext:value="contains-text(&quot;AddGold&quot;)" calcext:base-cell-address="Bandits.C10"/>
            <calcext:condition calcext:apply-style-name="cellule argent" calcext:value="contains-text(&quot;Loot&quot;)" calcext:base-cell-address="Bandits.C10"/>
            <calcext:condition calcext:apply-style-name="cellule argent" calcext:value="contains-text(&quot;Trade&quot;)" calcext:base-cell-address="Bandits.C10"/>
            <calcext:condition calcext:apply-style-name="cellule combat" calcext:value="contains-text(&quot;LaunchCombat&quot;)" calcext:base-cell-address="Bandits.C10"/>
            <calcext:condition calcext:apply-style-name="cellule indice" calcext:value="contains-text(&quot;CheckFormula&quot;)" calcext:base-cell-address="Bandits.C10"/>
            <calcext:condition calcext:apply-style-name="cellule indice" calcext:value="contains-text(&quot;GiveDirection&quot;)" calcext:base-cell-address="Bandits.C10"/>
            <calcext:condition calcext:apply-style-name="cellule temps" calcext:value="contains-text(&quot;SetWeather&quot;)" calcext:base-cell-address="Bandits.C10"/>
            <calcext:condition calcext:apply-style-name="cellule temps" calcext:value="contains-text(&quot;SwitchWeather&quot;)" calcext:base-cell-address="Bandits.C10"/>
            <calcext:condition calcext:apply-style-name="cellule temps" calcext:value="contains-text(&quot;NextDay&quot;)" calcext:base-cell-address="Bandits.C10"/>
            <calcext:condition calcext:apply-style-name="cellule temps" calcext:value="contains-text(&quot;CheckDay&quot;)" calcext:base-cell-address="Bandits.C10"/>
            <calcext:condition calcext:apply-style-name="cellule histoire" calcext:value="contains-text(&quot;Leave&quot;)" calcext:base-cell-address="Bandits.C10"/>
            <calcext:condition calcext:apply-style-name="cellule choice" calcext:value="contains-text(&quot;Choice&quot;)" calcext:base-cell-address="Bandits.C10"/>
            <calcext:condition calcext:apply-style-name="cellule d'erreur" calcext:value="!=&quot;&quot;" calcext:base-cell-address="Bandits.C10"/>
          </calcext:conditional-format>
          <calcext:conditional-format calcext:target-range-address="Bandits.D9:Bandits.D9">
            <calcext:condition calcext:apply-style-name="cellule histoire" calcext:value="contains-text(&quot;GoTo&quot;)" calcext:base-cell-address="Bandits.D9"/>
            <calcext:condition calcext:apply-style-name="cellule histoire" calcext:value="contains-text(&quot;Conclude&quot;)" calcext:base-cell-address="Bandits.D9"/>
            <calcext:condition calcext:apply-style-name="cellule random" calcext:value="contains-text(&quot;RandomPercent&quot;)" calcext:base-cell-address="Bandits.D9"/>
            <calcext:condition calcext:apply-style-name="cellule random" calcext:value="contains-text(&quot;RandomRange&quot;)" calcext:base-cell-address="Bandits.D9"/>
            <calcext:condition calcext:apply-style-name="cellule personnages" calcext:value="contains-text(&quot;NewCrew&quot;)" calcext:base-cell-address="Bandits.D9"/>
            <calcext:condition calcext:apply-style-name="cellule personnages" calcext:value="contains-text(&quot;NewCharacter&quot;)" calcext:base-cell-address="Bandits.D9"/>
            <calcext:condition calcext:apply-style-name="cellule personnages" calcext:value="contains-text(&quot;HideOther&quot;)" calcext:base-cell-address="Bandits.D9"/>
            <calcext:condition calcext:apply-style-name="cellule personnages" calcext:value="contains-text(&quot;DeleteOther&quot;)" calcext:base-cell-address="Bandits.D9"/>
            <calcext:condition calcext:apply-style-name="cellule narrateur" calcext:value="contains-text(&quot;Narrator&quot;)" calcext:base-cell-address="Bandits.D9"/>
            <calcext:condition calcext:apply-style-name="cellule set choice" calcext:value="contains-text(&quot;SetChoices&quot;)" calcext:base-cell-address="Bandits.D9"/>
            <calcext:condition calcext:apply-style-name="cellule dialogues" calcext:value="contains-text(&quot;PlayerSpeak&quot;)" calcext:base-cell-address="Bandits.D9"/>
            <calcext:condition calcext:apply-style-name="cellule dialogues" calcext:value="contains-text(&quot;OtherSpeak&quot;)" calcext:base-cell-address="Bandits.D9"/>
            <calcext:condition calcext:apply-style-name="cellule argent" calcext:value="contains-text(&quot;CheckGold&quot;)" calcext:base-cell-address="Bandits.D9"/>
            <calcext:condition calcext:apply-style-name="cellule argent" calcext:value="contains-text(&quot;RemoveGold&quot;)" calcext:base-cell-address="Bandits.D9"/>
            <calcext:condition calcext:apply-style-name="cellule argent" calcext:value="contains-text(&quot;AddGold&quot;)" calcext:base-cell-address="Bandits.D9"/>
            <calcext:condition calcext:apply-style-name="cellule argent" calcext:value="contains-text(&quot;Loot&quot;)" calcext:base-cell-address="Bandits.D9"/>
            <calcext:condition calcext:apply-style-name="cellule argent" calcext:value="contains-text(&quot;Trade&quot;)" calcext:base-cell-address="Bandits.D9"/>
            <calcext:condition calcext:apply-style-name="cellule combat" calcext:value="contains-text(&quot;LaunchCombat&quot;)" calcext:base-cell-address="Bandits.D9"/>
            <calcext:condition calcext:apply-style-name="cellule indice" calcext:value="contains-text(&quot;CheckFormula&quot;)" calcext:base-cell-address="Bandits.D9"/>
            <calcext:condition calcext:apply-style-name="cellule indice" calcext:value="contains-text(&quot;GiveDirection&quot;)" calcext:base-cell-address="Bandits.D9"/>
            <calcext:condition calcext:apply-style-name="cellule temps" calcext:value="contains-text(&quot;SetWeather&quot;)" calcext:base-cell-address="Bandits.D9"/>
            <calcext:condition calcext:apply-style-name="cellule temps" calcext:value="contains-text(&quot;SwitchWeather&quot;)" calcext:base-cell-address="Bandits.D9"/>
            <calcext:condition calcext:apply-style-name="cellule temps" calcext:value="contains-text(&quot;NextDay&quot;)" calcext:base-cell-address="Bandits.D9"/>
            <calcext:condition calcext:apply-style-name="cellule temps" calcext:value="contains-text(&quot;CheckDay&quot;)" calcext:base-cell-address="Bandits.D9"/>
            <calcext:condition calcext:apply-style-name="cellule histoire" calcext:value="contains-text(&quot;Leave&quot;)" calcext:base-cell-address="Bandits.D9"/>
            <calcext:condition calcext:apply-style-name="cellule choice" calcext:value="contains-text(&quot;Choice&quot;)" calcext:base-cell-address="Bandits.D9"/>
            <calcext:condition calcext:apply-style-name="cellule d'erreur" calcext:value="!=&quot;&quot;" calcext:base-cell-address="Bandits.D9"/>
          </calcext:conditional-format>
          <calcext:conditional-format calcext:target-range-address="Bandits.D12:Bandits.D12">
            <calcext:condition calcext:apply-style-name="cellule histoire" calcext:value="contains-text(&quot;GoTo&quot;)" calcext:base-cell-address="Bandits.D12"/>
            <calcext:condition calcext:apply-style-name="cellule histoire" calcext:value="contains-text(&quot;Conclude&quot;)" calcext:base-cell-address="Bandits.D12"/>
            <calcext:condition calcext:apply-style-name="cellule random" calcext:value="contains-text(&quot;RandomPercent&quot;)" calcext:base-cell-address="Bandits.D12"/>
            <calcext:condition calcext:apply-style-name="cellule random" calcext:value="contains-text(&quot;RandomRange&quot;)" calcext:base-cell-address="Bandits.D12"/>
            <calcext:condition calcext:apply-style-name="cellule personnages" calcext:value="contains-text(&quot;NewCrew&quot;)" calcext:base-cell-address="Bandits.D12"/>
            <calcext:condition calcext:apply-style-name="cellule personnages" calcext:value="contains-text(&quot;NewCharacter&quot;)" calcext:base-cell-address="Bandits.D12"/>
            <calcext:condition calcext:apply-style-name="cellule personnages" calcext:value="contains-text(&quot;HideOther&quot;)" calcext:base-cell-address="Bandits.D12"/>
            <calcext:condition calcext:apply-style-name="cellule personnages" calcext:value="contains-text(&quot;DeleteOther&quot;)" calcext:base-cell-address="Bandits.D12"/>
            <calcext:condition calcext:apply-style-name="cellule narrateur" calcext:value="contains-text(&quot;Narrator&quot;)" calcext:base-cell-address="Bandits.D12"/>
            <calcext:condition calcext:apply-style-name="cellule set choice" calcext:value="contains-text(&quot;SetChoices&quot;)" calcext:base-cell-address="Bandits.D12"/>
            <calcext:condition calcext:apply-style-name="cellule dialogues" calcext:value="contains-text(&quot;PlayerSpeak&quot;)" calcext:base-cell-address="Bandits.D12"/>
            <calcext:condition calcext:apply-style-name="cellule dialogues" calcext:value="contains-text(&quot;OtherSpeak&quot;)" calcext:base-cell-address="Bandits.D12"/>
            <calcext:condition calcext:apply-style-name="cellule argent" calcext:value="contains-text(&quot;CheckGold&quot;)" calcext:base-cell-address="Bandits.D12"/>
            <calcext:condition calcext:apply-style-name="cellule argent" calcext:value="contains-text(&quot;RemoveGold&quot;)" calcext:base-cell-address="Bandits.D12"/>
            <calcext:condition calcext:apply-style-name="cellule argent" calcext:value="contains-text(&quot;AddGold&quot;)" calcext:base-cell-address="Bandits.D12"/>
            <calcext:condition calcext:apply-style-name="cellule argent" calcext:value="contains-text(&quot;Loot&quot;)" calcext:base-cell-address="Bandits.D12"/>
            <calcext:condition calcext:apply-style-name="cellule argent" calcext:value="contains-text(&quot;Trade&quot;)" calcext:base-cell-address="Bandits.D12"/>
            <calcext:condition calcext:apply-style-name="cellule combat" calcext:value="contains-text(&quot;LaunchCombat&quot;)" calcext:base-cell-address="Bandits.D12"/>
            <calcext:condition calcext:apply-style-name="cellule indice" calcext:value="contains-text(&quot;CheckFormula&quot;)" calcext:base-cell-address="Bandits.D12"/>
            <calcext:condition calcext:apply-style-name="cellule indice" calcext:value="contains-text(&quot;GiveDirection&quot;)" calcext:base-cell-address="Bandits.D12"/>
            <calcext:condition calcext:apply-style-name="cellule temps" calcext:value="contains-text(&quot;SetWeather&quot;)" calcext:base-cell-address="Bandits.D12"/>
            <calcext:condition calcext:apply-style-name="cellule temps" calcext:value="contains-text(&quot;SwitchWeather&quot;)" calcext:base-cell-address="Bandits.D12"/>
            <calcext:condition calcext:apply-style-name="cellule temps" calcext:value="contains-text(&quot;NextDay&quot;)" calcext:base-cell-address="Bandits.D12"/>
            <calcext:condition calcext:apply-style-name="cellule temps" calcext:value="contains-text(&quot;CheckDay&quot;)" calcext:base-cell-address="Bandits.D12"/>
            <calcext:condition calcext:apply-style-name="cellule histoire" calcext:value="contains-text(&quot;Leave&quot;)" calcext:base-cell-address="Bandits.D12"/>
            <calcext:condition calcext:apply-style-name="cellule choice" calcext:value="contains-text(&quot;Choice&quot;)" calcext:base-cell-address="Bandits.D12"/>
            <calcext:condition calcext:apply-style-name="cellule d'erreur" calcext:value="!=&quot;&quot;" calcext:base-cell-address="Bandits.D12"/>
          </calcext:conditional-format>
          <calcext:conditional-format calcext:target-range-address="Bandits.E12:Bandits.E12">
            <calcext:condition calcext:apply-style-name="cellule histoire" calcext:value="contains-text(&quot;GoTo&quot;)" calcext:base-cell-address="Bandits.E12"/>
            <calcext:condition calcext:apply-style-name="cellule histoire" calcext:value="contains-text(&quot;Conclude&quot;)" calcext:base-cell-address="Bandits.E12"/>
            <calcext:condition calcext:apply-style-name="cellule random" calcext:value="contains-text(&quot;RandomPercent&quot;)" calcext:base-cell-address="Bandits.E12"/>
            <calcext:condition calcext:apply-style-name="cellule random" calcext:value="contains-text(&quot;RandomRange&quot;)" calcext:base-cell-address="Bandits.E12"/>
            <calcext:condition calcext:apply-style-name="cellule personnages" calcext:value="contains-text(&quot;NewCrew&quot;)" calcext:base-cell-address="Bandits.E12"/>
            <calcext:condition calcext:apply-style-name="cellule personnages" calcext:value="contains-text(&quot;NewCharacter&quot;)" calcext:base-cell-address="Bandits.E12"/>
            <calcext:condition calcext:apply-style-name="cellule personnages" calcext:value="contains-text(&quot;HideOther&quot;)" calcext:base-cell-address="Bandits.E12"/>
            <calcext:condition calcext:apply-style-name="cellule personnages" calcext:value="contains-text(&quot;DeleteOther&quot;)" calcext:base-cell-address="Bandits.E12"/>
            <calcext:condition calcext:apply-style-name="cellule narrateur" calcext:value="contains-text(&quot;Narrator&quot;)" calcext:base-cell-address="Bandits.E12"/>
            <calcext:condition calcext:apply-style-name="cellule set choice" calcext:value="contains-text(&quot;SetChoices&quot;)" calcext:base-cell-address="Bandits.E12"/>
            <calcext:condition calcext:apply-style-name="cellule dialogues" calcext:value="contains-text(&quot;PlayerSpeak&quot;)" calcext:base-cell-address="Bandits.E12"/>
            <calcext:condition calcext:apply-style-name="cellule dialogues" calcext:value="contains-text(&quot;OtherSpeak&quot;)" calcext:base-cell-address="Bandits.E12"/>
            <calcext:condition calcext:apply-style-name="cellule argent" calcext:value="contains-text(&quot;CheckGold&quot;)" calcext:base-cell-address="Bandits.E12"/>
            <calcext:condition calcext:apply-style-name="cellule argent" calcext:value="contains-text(&quot;RemoveGold&quot;)" calcext:base-cell-address="Bandits.E12"/>
            <calcext:condition calcext:apply-style-name="cellule argent" calcext:value="contains-text(&quot;AddGold&quot;)" calcext:base-cell-address="Bandits.E12"/>
            <calcext:condition calcext:apply-style-name="cellule argent" calcext:value="contains-text(&quot;Loot&quot;)" calcext:base-cell-address="Bandits.E12"/>
            <calcext:condition calcext:apply-style-name="cellule argent" calcext:value="contains-text(&quot;Trade&quot;)" calcext:base-cell-address="Bandits.E12"/>
            <calcext:condition calcext:apply-style-name="cellule combat" calcext:value="contains-text(&quot;LaunchCombat&quot;)" calcext:base-cell-address="Bandits.E12"/>
            <calcext:condition calcext:apply-style-name="cellule indice" calcext:value="contains-text(&quot;CheckFormula&quot;)" calcext:base-cell-address="Bandits.E12"/>
            <calcext:condition calcext:apply-style-name="cellule indice" calcext:value="contains-text(&quot;GiveDirection&quot;)" calcext:base-cell-address="Bandits.E12"/>
            <calcext:condition calcext:apply-style-name="cellule temps" calcext:value="contains-text(&quot;SetWeather&quot;)" calcext:base-cell-address="Bandits.E12"/>
            <calcext:condition calcext:apply-style-name="cellule temps" calcext:value="contains-text(&quot;SwitchWeather&quot;)" calcext:base-cell-address="Bandits.E12"/>
            <calcext:condition calcext:apply-style-name="cellule temps" calcext:value="contains-text(&quot;NextDay&quot;)" calcext:base-cell-address="Bandits.E12"/>
            <calcext:condition calcext:apply-style-name="cellule temps" calcext:value="contains-text(&quot;CheckDay&quot;)" calcext:base-cell-address="Bandits.E12"/>
            <calcext:condition calcext:apply-style-name="cellule histoire" calcext:value="contains-text(&quot;Leave&quot;)" calcext:base-cell-address="Bandits.E12"/>
            <calcext:condition calcext:apply-style-name="cellule choice" calcext:value="contains-text(&quot;Choice&quot;)" calcext:base-cell-address="Bandits.E12"/>
            <calcext:condition calcext:apply-style-name="cellule d'erreur" calcext:value="!=&quot;&quot;" calcext:base-cell-address="Bandits.E12"/>
          </calcext:conditional-format>
          <calcext:conditional-format calcext:target-range-address="Bandits.H16:Bandits.H16">
            <calcext:condition calcext:apply-style-name="cellule histoire" calcext:value="contains-text(&quot;GoTo&quot;)" calcext:base-cell-address="Bandits.H16"/>
            <calcext:condition calcext:apply-style-name="cellule histoire" calcext:value="contains-text(&quot;Conclude&quot;)" calcext:base-cell-address="Bandits.H16"/>
            <calcext:condition calcext:apply-style-name="cellule random" calcext:value="contains-text(&quot;RandomPercent&quot;)" calcext:base-cell-address="Bandits.H16"/>
            <calcext:condition calcext:apply-style-name="cellule random" calcext:value="contains-text(&quot;RandomRange&quot;)" calcext:base-cell-address="Bandits.H16"/>
            <calcext:condition calcext:apply-style-name="cellule personnages" calcext:value="contains-text(&quot;NewCrew&quot;)" calcext:base-cell-address="Bandits.H16"/>
            <calcext:condition calcext:apply-style-name="cellule personnages" calcext:value="contains-text(&quot;NewCharacter&quot;)" calcext:base-cell-address="Bandits.H16"/>
            <calcext:condition calcext:apply-style-name="cellule personnages" calcext:value="contains-text(&quot;HideOther&quot;)" calcext:base-cell-address="Bandits.H16"/>
            <calcext:condition calcext:apply-style-name="cellule personnages" calcext:value="contains-text(&quot;DeleteOther&quot;)" calcext:base-cell-address="Bandits.H16"/>
            <calcext:condition calcext:apply-style-name="cellule narrateur" calcext:value="contains-text(&quot;Narrator&quot;)" calcext:base-cell-address="Bandits.H16"/>
            <calcext:condition calcext:apply-style-name="cellule set choice" calcext:value="contains-text(&quot;SetChoices&quot;)" calcext:base-cell-address="Bandits.H16"/>
            <calcext:condition calcext:apply-style-name="cellule dialogues" calcext:value="contains-text(&quot;PlayerSpeak&quot;)" calcext:base-cell-address="Bandits.H16"/>
            <calcext:condition calcext:apply-style-name="cellule dialogues" calcext:value="contains-text(&quot;OtherSpeak&quot;)" calcext:base-cell-address="Bandits.H16"/>
            <calcext:condition calcext:apply-style-name="cellule argent" calcext:value="contains-text(&quot;CheckGold&quot;)" calcext:base-cell-address="Bandits.H16"/>
            <calcext:condition calcext:apply-style-name="cellule argent" calcext:value="contains-text(&quot;RemoveGold&quot;)" calcext:base-cell-address="Bandits.H16"/>
            <calcext:condition calcext:apply-style-name="cellule argent" calcext:value="contains-text(&quot;AddGold&quot;)" calcext:base-cell-address="Bandits.H16"/>
            <calcext:condition calcext:apply-style-name="cellule argent" calcext:value="contains-text(&quot;Loot&quot;)" calcext:base-cell-address="Bandits.H16"/>
            <calcext:condition calcext:apply-style-name="cellule argent" calcext:value="contains-text(&quot;Trade&quot;)" calcext:base-cell-address="Bandits.H16"/>
            <calcext:condition calcext:apply-style-name="cellule combat" calcext:value="contains-text(&quot;LaunchCombat&quot;)" calcext:base-cell-address="Bandits.H16"/>
            <calcext:condition calcext:apply-style-name="cellule indice" calcext:value="contains-text(&quot;CheckFormula&quot;)" calcext:base-cell-address="Bandits.H16"/>
            <calcext:condition calcext:apply-style-name="cellule indice" calcext:value="contains-text(&quot;GiveDirection&quot;)" calcext:base-cell-address="Bandits.H16"/>
            <calcext:condition calcext:apply-style-name="cellule temps" calcext:value="contains-text(&quot;SetWeather&quot;)" calcext:base-cell-address="Bandits.H16"/>
            <calcext:condition calcext:apply-style-name="cellule temps" calcext:value="contains-text(&quot;SwitchWeather&quot;)" calcext:base-cell-address="Bandits.H16"/>
            <calcext:condition calcext:apply-style-name="cellule temps" calcext:value="contains-text(&quot;NextDay&quot;)" calcext:base-cell-address="Bandits.H16"/>
            <calcext:condition calcext:apply-style-name="cellule temps" calcext:value="contains-text(&quot;CheckDay&quot;)" calcext:base-cell-address="Bandits.H16"/>
            <calcext:condition calcext:apply-style-name="cellule histoire" calcext:value="contains-text(&quot;Leave&quot;)" calcext:base-cell-address="Bandits.H16"/>
            <calcext:condition calcext:apply-style-name="cellule choice" calcext:value="contains-text(&quot;Choice&quot;)" calcext:base-cell-address="Bandits.H16"/>
            <calcext:condition calcext:apply-style-name="cellule d'erreur" calcext:value="!=&quot;&quot;" calcext:base-cell-address="Bandits.H16"/>
          </calcext:conditional-format>
          <calcext:conditional-format calcext:target-range-address="Bandits.H14:Bandits.H14">
            <calcext:condition calcext:apply-style-name="cellule histoire" calcext:value="contains-text(&quot;GoTo&quot;)" calcext:base-cell-address="Bandits.H14"/>
            <calcext:condition calcext:apply-style-name="cellule histoire" calcext:value="contains-text(&quot;Conclude&quot;)" calcext:base-cell-address="Bandits.H14"/>
            <calcext:condition calcext:apply-style-name="cellule random" calcext:value="contains-text(&quot;RandomPercent&quot;)" calcext:base-cell-address="Bandits.H14"/>
            <calcext:condition calcext:apply-style-name="cellule random" calcext:value="contains-text(&quot;RandomRange&quot;)" calcext:base-cell-address="Bandits.H14"/>
            <calcext:condition calcext:apply-style-name="cellule personnages" calcext:value="contains-text(&quot;NewCrew&quot;)" calcext:base-cell-address="Bandits.H14"/>
            <calcext:condition calcext:apply-style-name="cellule personnages" calcext:value="contains-text(&quot;NewCharacter&quot;)" calcext:base-cell-address="Bandits.H14"/>
            <calcext:condition calcext:apply-style-name="cellule personnages" calcext:value="contains-text(&quot;HideOther&quot;)" calcext:base-cell-address="Bandits.H14"/>
            <calcext:condition calcext:apply-style-name="cellule personnages" calcext:value="contains-text(&quot;DeleteOther&quot;)" calcext:base-cell-address="Bandits.H14"/>
            <calcext:condition calcext:apply-style-name="cellule narrateur" calcext:value="contains-text(&quot;Narrator&quot;)" calcext:base-cell-address="Bandits.H14"/>
            <calcext:condition calcext:apply-style-name="cellule set choice" calcext:value="contains-text(&quot;SetChoices&quot;)" calcext:base-cell-address="Bandits.H14"/>
            <calcext:condition calcext:apply-style-name="cellule dialogues" calcext:value="contains-text(&quot;PlayerSpeak&quot;)" calcext:base-cell-address="Bandits.H14"/>
            <calcext:condition calcext:apply-style-name="cellule dialogues" calcext:value="contains-text(&quot;OtherSpeak&quot;)" calcext:base-cell-address="Bandits.H14"/>
            <calcext:condition calcext:apply-style-name="cellule argent" calcext:value="contains-text(&quot;CheckGold&quot;)" calcext:base-cell-address="Bandits.H14"/>
            <calcext:condition calcext:apply-style-name="cellule argent" calcext:value="contains-text(&quot;RemoveGold&quot;)" calcext:base-cell-address="Bandits.H14"/>
            <calcext:condition calcext:apply-style-name="cellule argent" calcext:value="contains-text(&quot;AddGold&quot;)" calcext:base-cell-address="Bandits.H14"/>
            <calcext:condition calcext:apply-style-name="cellule argent" calcext:value="contains-text(&quot;Loot&quot;)" calcext:base-cell-address="Bandits.H14"/>
            <calcext:condition calcext:apply-style-name="cellule argent" calcext:value="contains-text(&quot;Trade&quot;)" calcext:base-cell-address="Bandits.H14"/>
            <calcext:condition calcext:apply-style-name="cellule combat" calcext:value="contains-text(&quot;LaunchCombat&quot;)" calcext:base-cell-address="Bandits.H14"/>
            <calcext:condition calcext:apply-style-name="cellule indice" calcext:value="contains-text(&quot;CheckFormula&quot;)" calcext:base-cell-address="Bandits.H14"/>
            <calcext:condition calcext:apply-style-name="cellule indice" calcext:value="contains-text(&quot;GiveDirection&quot;)" calcext:base-cell-address="Bandits.H14"/>
            <calcext:condition calcext:apply-style-name="cellule temps" calcext:value="contains-text(&quot;SetWeather&quot;)" calcext:base-cell-address="Bandits.H14"/>
            <calcext:condition calcext:apply-style-name="cellule temps" calcext:value="contains-text(&quot;SwitchWeather&quot;)" calcext:base-cell-address="Bandits.H14"/>
            <calcext:condition calcext:apply-style-name="cellule temps" calcext:value="contains-text(&quot;NextDay&quot;)" calcext:base-cell-address="Bandits.H14"/>
            <calcext:condition calcext:apply-style-name="cellule temps" calcext:value="contains-text(&quot;CheckDay&quot;)" calcext:base-cell-address="Bandits.H14"/>
            <calcext:condition calcext:apply-style-name="cellule histoire" calcext:value="contains-text(&quot;Leave&quot;)" calcext:base-cell-address="Bandits.H14"/>
            <calcext:condition calcext:apply-style-name="cellule choice" calcext:value="contains-text(&quot;Choice&quot;)" calcext:base-cell-address="Bandits.H14"/>
            <calcext:condition calcext:apply-style-name="cellule d'erreur" calcext:value="!=&quot;&quot;" calcext:base-cell-address="Bandits.H14"/>
          </calcext:conditional-format>
          <calcext:conditional-format calcext:target-range-address="Bandits.I14:Bandits.I14">
            <calcext:condition calcext:apply-style-name="cellule histoire" calcext:value="contains-text(&quot;GoTo&quot;)" calcext:base-cell-address="Bandits.I14"/>
            <calcext:condition calcext:apply-style-name="cellule histoire" calcext:value="contains-text(&quot;Conclude&quot;)" calcext:base-cell-address="Bandits.I14"/>
            <calcext:condition calcext:apply-style-name="cellule random" calcext:value="contains-text(&quot;RandomPercent&quot;)" calcext:base-cell-address="Bandits.I14"/>
            <calcext:condition calcext:apply-style-name="cellule random" calcext:value="contains-text(&quot;RandomRange&quot;)" calcext:base-cell-address="Bandits.I14"/>
            <calcext:condition calcext:apply-style-name="cellule personnages" calcext:value="contains-text(&quot;NewCrew&quot;)" calcext:base-cell-address="Bandits.I14"/>
            <calcext:condition calcext:apply-style-name="cellule personnages" calcext:value="contains-text(&quot;NewCharacter&quot;)" calcext:base-cell-address="Bandits.I14"/>
            <calcext:condition calcext:apply-style-name="cellule personnages" calcext:value="contains-text(&quot;HideOther&quot;)" calcext:base-cell-address="Bandits.I14"/>
            <calcext:condition calcext:apply-style-name="cellule personnages" calcext:value="contains-text(&quot;DeleteOther&quot;)" calcext:base-cell-address="Bandits.I14"/>
            <calcext:condition calcext:apply-style-name="cellule narrateur" calcext:value="contains-text(&quot;Narrator&quot;)" calcext:base-cell-address="Bandits.I14"/>
            <calcext:condition calcext:apply-style-name="cellule set choice" calcext:value="contains-text(&quot;SetChoices&quot;)" calcext:base-cell-address="Bandits.I14"/>
            <calcext:condition calcext:apply-style-name="cellule dialogues" calcext:value="contains-text(&quot;PlayerSpeak&quot;)" calcext:base-cell-address="Bandits.I14"/>
            <calcext:condition calcext:apply-style-name="cellule dialogues" calcext:value="contains-text(&quot;OtherSpeak&quot;)" calcext:base-cell-address="Bandits.I14"/>
            <calcext:condition calcext:apply-style-name="cellule argent" calcext:value="contains-text(&quot;CheckGold&quot;)" calcext:base-cell-address="Bandits.I14"/>
            <calcext:condition calcext:apply-style-name="cellule argent" calcext:value="contains-text(&quot;RemoveGold&quot;)" calcext:base-cell-address="Bandits.I14"/>
            <calcext:condition calcext:apply-style-name="cellule argent" calcext:value="contains-text(&quot;AddGold&quot;)" calcext:base-cell-address="Bandits.I14"/>
            <calcext:condition calcext:apply-style-name="cellule argent" calcext:value="contains-text(&quot;Loot&quot;)" calcext:base-cell-address="Bandits.I14"/>
            <calcext:condition calcext:apply-style-name="cellule argent" calcext:value="contains-text(&quot;Trade&quot;)" calcext:base-cell-address="Bandits.I14"/>
            <calcext:condition calcext:apply-style-name="cellule combat" calcext:value="contains-text(&quot;LaunchCombat&quot;)" calcext:base-cell-address="Bandits.I14"/>
            <calcext:condition calcext:apply-style-name="cellule indice" calcext:value="contains-text(&quot;CheckFormula&quot;)" calcext:base-cell-address="Bandits.I14"/>
            <calcext:condition calcext:apply-style-name="cellule indice" calcext:value="contains-text(&quot;GiveDirection&quot;)" calcext:base-cell-address="Bandits.I14"/>
            <calcext:condition calcext:apply-style-name="cellule temps" calcext:value="contains-text(&quot;SetWeather&quot;)" calcext:base-cell-address="Bandits.I14"/>
            <calcext:condition calcext:apply-style-name="cellule temps" calcext:value="contains-text(&quot;SwitchWeather&quot;)" calcext:base-cell-address="Bandits.I14"/>
            <calcext:condition calcext:apply-style-name="cellule temps" calcext:value="contains-text(&quot;NextDay&quot;)" calcext:base-cell-address="Bandits.I14"/>
            <calcext:condition calcext:apply-style-name="cellule temps" calcext:value="contains-text(&quot;CheckDay&quot;)" calcext:base-cell-address="Bandits.I14"/>
            <calcext:condition calcext:apply-style-name="cellule histoire" calcext:value="contains-text(&quot;Leave&quot;)" calcext:base-cell-address="Bandits.I14"/>
            <calcext:condition calcext:apply-style-name="cellule choice" calcext:value="contains-text(&quot;Choice&quot;)" calcext:base-cell-address="Bandits.I14"/>
            <calcext:condition calcext:apply-style-name="cellule d'erreur" calcext:value="!=&quot;&quot;" calcext:base-cell-address="Bandits.I14"/>
          </calcext:conditional-format>
          <calcext:conditional-format calcext:target-range-address="Bandits.I16:Bandits.I16">
            <calcext:condition calcext:apply-style-name="cellule histoire" calcext:value="contains-text(&quot;GoTo&quot;)" calcext:base-cell-address="Bandits.I16"/>
            <calcext:condition calcext:apply-style-name="cellule histoire" calcext:value="contains-text(&quot;Conclude&quot;)" calcext:base-cell-address="Bandits.I16"/>
            <calcext:condition calcext:apply-style-name="cellule random" calcext:value="contains-text(&quot;RandomPercent&quot;)" calcext:base-cell-address="Bandits.I16"/>
            <calcext:condition calcext:apply-style-name="cellule random" calcext:value="contains-text(&quot;RandomRange&quot;)" calcext:base-cell-address="Bandits.I16"/>
            <calcext:condition calcext:apply-style-name="cellule personnages" calcext:value="contains-text(&quot;NewCrew&quot;)" calcext:base-cell-address="Bandits.I16"/>
            <calcext:condition calcext:apply-style-name="cellule personnages" calcext:value="contains-text(&quot;NewCharacter&quot;)" calcext:base-cell-address="Bandits.I16"/>
            <calcext:condition calcext:apply-style-name="cellule personnages" calcext:value="contains-text(&quot;HideOther&quot;)" calcext:base-cell-address="Bandits.I16"/>
            <calcext:condition calcext:apply-style-name="cellule personnages" calcext:value="contains-text(&quot;DeleteOther&quot;)" calcext:base-cell-address="Bandits.I16"/>
            <calcext:condition calcext:apply-style-name="cellule narrateur" calcext:value="contains-text(&quot;Narrator&quot;)" calcext:base-cell-address="Bandits.I16"/>
            <calcext:condition calcext:apply-style-name="cellule set choice" calcext:value="contains-text(&quot;SetChoices&quot;)" calcext:base-cell-address="Bandits.I16"/>
            <calcext:condition calcext:apply-style-name="cellule dialogues" calcext:value="contains-text(&quot;PlayerSpeak&quot;)" calcext:base-cell-address="Bandits.I16"/>
            <calcext:condition calcext:apply-style-name="cellule dialogues" calcext:value="contains-text(&quot;OtherSpeak&quot;)" calcext:base-cell-address="Bandits.I16"/>
            <calcext:condition calcext:apply-style-name="cellule argent" calcext:value="contains-text(&quot;CheckGold&quot;)" calcext:base-cell-address="Bandits.I16"/>
            <calcext:condition calcext:apply-style-name="cellule argent" calcext:value="contains-text(&quot;RemoveGold&quot;)" calcext:base-cell-address="Bandits.I16"/>
            <calcext:condition calcext:apply-style-name="cellule argent" calcext:value="contains-text(&quot;AddGold&quot;)" calcext:base-cell-address="Bandits.I16"/>
            <calcext:condition calcext:apply-style-name="cellule argent" calcext:value="contains-text(&quot;Loot&quot;)" calcext:base-cell-address="Bandits.I16"/>
            <calcext:condition calcext:apply-style-name="cellule argent" calcext:value="contains-text(&quot;Trade&quot;)" calcext:base-cell-address="Bandits.I16"/>
            <calcext:condition calcext:apply-style-name="cellule combat" calcext:value="contains-text(&quot;LaunchCombat&quot;)" calcext:base-cell-address="Bandits.I16"/>
            <calcext:condition calcext:apply-style-name="cellule indice" calcext:value="contains-text(&quot;CheckFormula&quot;)" calcext:base-cell-address="Bandits.I16"/>
            <calcext:condition calcext:apply-style-name="cellule indice" calcext:value="contains-text(&quot;GiveDirection&quot;)" calcext:base-cell-address="Bandits.I16"/>
            <calcext:condition calcext:apply-style-name="cellule temps" calcext:value="contains-text(&quot;SetWeather&quot;)" calcext:base-cell-address="Bandits.I16"/>
            <calcext:condition calcext:apply-style-name="cellule temps" calcext:value="contains-text(&quot;SwitchWeather&quot;)" calcext:base-cell-address="Bandits.I16"/>
            <calcext:condition calcext:apply-style-name="cellule temps" calcext:value="contains-text(&quot;NextDay&quot;)" calcext:base-cell-address="Bandits.I16"/>
            <calcext:condition calcext:apply-style-name="cellule temps" calcext:value="contains-text(&quot;CheckDay&quot;)" calcext:base-cell-address="Bandits.I16"/>
            <calcext:condition calcext:apply-style-name="cellule histoire" calcext:value="contains-text(&quot;Leave&quot;)" calcext:base-cell-address="Bandits.I16"/>
            <calcext:condition calcext:apply-style-name="cellule choice" calcext:value="contains-text(&quot;Choice&quot;)" calcext:base-cell-address="Bandits.I16"/>
            <calcext:condition calcext:apply-style-name="cellule d'erreur" calcext:value="!=&quot;&quot;" calcext:base-cell-address="Bandits.I16"/>
          </calcext:conditional-format>
          <calcext:conditional-format calcext:target-range-address="Bandits.E14:Bandits.E14">
            <calcext:condition calcext:apply-style-name="cellule histoire" calcext:value="contains-text(&quot;GoTo&quot;)" calcext:base-cell-address="Bandits.E14"/>
            <calcext:condition calcext:apply-style-name="cellule histoire" calcext:value="contains-text(&quot;Conclude&quot;)" calcext:base-cell-address="Bandits.E14"/>
            <calcext:condition calcext:apply-style-name="cellule random" calcext:value="contains-text(&quot;RandomPercent&quot;)" calcext:base-cell-address="Bandits.E14"/>
            <calcext:condition calcext:apply-style-name="cellule random" calcext:value="contains-text(&quot;RandomRange&quot;)" calcext:base-cell-address="Bandits.E14"/>
            <calcext:condition calcext:apply-style-name="cellule personnages" calcext:value="contains-text(&quot;NewCrew&quot;)" calcext:base-cell-address="Bandits.E14"/>
            <calcext:condition calcext:apply-style-name="cellule personnages" calcext:value="contains-text(&quot;NewCharacter&quot;)" calcext:base-cell-address="Bandits.E14"/>
            <calcext:condition calcext:apply-style-name="cellule personnages" calcext:value="contains-text(&quot;HideOther&quot;)" calcext:base-cell-address="Bandits.E14"/>
            <calcext:condition calcext:apply-style-name="cellule personnages" calcext:value="contains-text(&quot;DeleteOther&quot;)" calcext:base-cell-address="Bandits.E14"/>
            <calcext:condition calcext:apply-style-name="cellule narrateur" calcext:value="contains-text(&quot;Narrator&quot;)" calcext:base-cell-address="Bandits.E14"/>
            <calcext:condition calcext:apply-style-name="cellule set choice" calcext:value="contains-text(&quot;SetChoices&quot;)" calcext:base-cell-address="Bandits.E14"/>
            <calcext:condition calcext:apply-style-name="cellule dialogues" calcext:value="contains-text(&quot;PlayerSpeak&quot;)" calcext:base-cell-address="Bandits.E14"/>
            <calcext:condition calcext:apply-style-name="cellule dialogues" calcext:value="contains-text(&quot;OtherSpeak&quot;)" calcext:base-cell-address="Bandits.E14"/>
            <calcext:condition calcext:apply-style-name="cellule argent" calcext:value="contains-text(&quot;CheckGold&quot;)" calcext:base-cell-address="Bandits.E14"/>
            <calcext:condition calcext:apply-style-name="cellule argent" calcext:value="contains-text(&quot;RemoveGold&quot;)" calcext:base-cell-address="Bandits.E14"/>
            <calcext:condition calcext:apply-style-name="cellule argent" calcext:value="contains-text(&quot;AddGold&quot;)" calcext:base-cell-address="Bandits.E14"/>
            <calcext:condition calcext:apply-style-name="cellule argent" calcext:value="contains-text(&quot;Loot&quot;)" calcext:base-cell-address="Bandits.E14"/>
            <calcext:condition calcext:apply-style-name="cellule argent" calcext:value="contains-text(&quot;Trade&quot;)" calcext:base-cell-address="Bandits.E14"/>
            <calcext:condition calcext:apply-style-name="cellule combat" calcext:value="contains-text(&quot;LaunchCombat&quot;)" calcext:base-cell-address="Bandits.E14"/>
            <calcext:condition calcext:apply-style-name="cellule indice" calcext:value="contains-text(&quot;CheckFormula&quot;)" calcext:base-cell-address="Bandits.E14"/>
            <calcext:condition calcext:apply-style-name="cellule indice" calcext:value="contains-text(&quot;GiveDirection&quot;)" calcext:base-cell-address="Bandits.E14"/>
            <calcext:condition calcext:apply-style-name="cellule temps" calcext:value="contains-text(&quot;SetWeather&quot;)" calcext:base-cell-address="Bandits.E14"/>
            <calcext:condition calcext:apply-style-name="cellule temps" calcext:value="contains-text(&quot;SwitchWeather&quot;)" calcext:base-cell-address="Bandits.E14"/>
            <calcext:condition calcext:apply-style-name="cellule temps" calcext:value="contains-text(&quot;NextDay&quot;)" calcext:base-cell-address="Bandits.E14"/>
            <calcext:condition calcext:apply-style-name="cellule temps" calcext:value="contains-text(&quot;CheckDay&quot;)" calcext:base-cell-address="Bandits.E14"/>
            <calcext:condition calcext:apply-style-name="cellule histoire" calcext:value="contains-text(&quot;Leave&quot;)" calcext:base-cell-address="Bandits.E14"/>
            <calcext:condition calcext:apply-style-name="cellule choice" calcext:value="contains-text(&quot;Choice&quot;)" calcext:base-cell-address="Bandits.E14"/>
            <calcext:condition calcext:apply-style-name="cellule d'erreur" calcext:value="!=&quot;&quot;" calcext:base-cell-address="Bandits.E14"/>
          </calcext:conditional-format>
          <calcext:conditional-format calcext:target-range-address="Bandits.C3:Bandits.L54 Bandits.A3:Bandits.B9 Bandits.A20:Bandits.B54">
            <calcext:condition calcext:apply-style-name="cellule histoire" calcext:value="contains-text(&quot;GoTo&quot;)" calcext:base-cell-address="Bandits.A3"/>
            <calcext:condition calcext:apply-style-name="cellule histoire" calcext:value="contains-text(&quot;Conclude&quot;)" calcext:base-cell-address="Bandits.A3"/>
            <calcext:condition calcext:apply-style-name="cellule random" calcext:value="contains-text(&quot;RandomPercent&quot;)" calcext:base-cell-address="Bandits.A3"/>
            <calcext:condition calcext:apply-style-name="cellule random" calcext:value="contains-text(&quot;RandomRange&quot;)" calcext:base-cell-address="Bandits.A3"/>
            <calcext:condition calcext:apply-style-name="cellule personnages" calcext:value="contains-text(&quot;NewCrew&quot;)" calcext:base-cell-address="Bandits.A3"/>
            <calcext:condition calcext:apply-style-name="cellule personnages" calcext:value="contains-text(&quot;NewCharacter&quot;)" calcext:base-cell-address="Bandits.A3"/>
            <calcext:condition calcext:apply-style-name="cellule personnages" calcext:value="contains-text(&quot;HideOther&quot;)" calcext:base-cell-address="Bandits.A3"/>
            <calcext:condition calcext:apply-style-name="cellule personnages" calcext:value="contains-text(&quot;DeleteOther&quot;)" calcext:base-cell-address="Bandits.A3"/>
            <calcext:condition calcext:apply-style-name="cellule narrateur" calcext:value="contains-text(&quot;Narrator&quot;)" calcext:base-cell-address="Bandits.A3"/>
            <calcext:condition calcext:apply-style-name="cellule set choice" calcext:value="contains-text(&quot;SetChoices&quot;)" calcext:base-cell-address="Bandits.A3"/>
            <calcext:condition calcext:apply-style-name="cellule dialogues" calcext:value="contains-text(&quot;PlayerSpeak&quot;)" calcext:base-cell-address="Bandits.A3"/>
            <calcext:condition calcext:apply-style-name="cellule dialogues" calcext:value="contains-text(&quot;OtherSpeak&quot;)" calcext:base-cell-address="Bandits.A3"/>
            <calcext:condition calcext:apply-style-name="cellule argent" calcext:value="contains-text(&quot;CheckGold&quot;)" calcext:base-cell-address="Bandits.A3"/>
            <calcext:condition calcext:apply-style-name="cellule argent" calcext:value="contains-text(&quot;RemoveGold&quot;)" calcext:base-cell-address="Bandits.A3"/>
            <calcext:condition calcext:apply-style-name="cellule argent" calcext:value="contains-text(&quot;AddGold&quot;)" calcext:base-cell-address="Bandits.A3"/>
            <calcext:condition calcext:apply-style-name="cellule argent" calcext:value="contains-text(&quot;Loot&quot;)" calcext:base-cell-address="Bandits.A3"/>
            <calcext:condition calcext:apply-style-name="cellule argent" calcext:value="contains-text(&quot;Trade&quot;)" calcext:base-cell-address="Bandits.A3"/>
            <calcext:condition calcext:apply-style-name="cellule combat" calcext:value="contains-text(&quot;LaunchCombat&quot;)" calcext:base-cell-address="Bandits.A3"/>
            <calcext:condition calcext:apply-style-name="cellule indice" calcext:value="contains-text(&quot;CheckFormula&quot;)" calcext:base-cell-address="Bandits.A3"/>
            <calcext:condition calcext:apply-style-name="cellule indice" calcext:value="contains-text(&quot;GiveDirection&quot;)" calcext:base-cell-address="Bandits.A3"/>
            <calcext:condition calcext:apply-style-name="cellule temps" calcext:value="contains-text(&quot;SetWeather&quot;)" calcext:base-cell-address="Bandits.A3"/>
            <calcext:condition calcext:apply-style-name="cellule temps" calcext:value="contains-text(&quot;SwitchWeather&quot;)" calcext:base-cell-address="Bandits.A3"/>
            <calcext:condition calcext:apply-style-name="cellule temps" calcext:value="contains-text(&quot;NextDay&quot;)" calcext:base-cell-address="Bandits.A3"/>
            <calcext:condition calcext:apply-style-name="cellule temps" calcext:value="contains-text(&quot;CheckDay&quot;)" calcext:base-cell-address="Bandits.A3"/>
            <calcext:condition calcext:apply-style-name="cellule histoire" calcext:value="contains-text(&quot;Leave&quot;)" calcext:base-cell-address="Bandits.A3"/>
            <calcext:condition calcext:apply-style-name="cellule choice" calcext:value="contains-text(&quot;Choice&quot;)" calcext:base-cell-address="Bandits.A3"/>
            <calcext:condition calcext:apply-style-name="cellule d'erreur" calcext:value="!=&quot;&quot;" calcext:base-cell-address="Bandits.A3"/>
          </calcext:conditional-format>
          <calcext:conditional-format calcext:target-range-address="Bandits.A10:Bandits.A19">
            <calcext:condition calcext:apply-style-name="cellule histoire" calcext:value="contains-text(&quot;GoTo&quot;)" calcext:base-cell-address="Bandits.A10"/>
            <calcext:condition calcext:apply-style-name="cellule histoire" calcext:value="contains-text(&quot;Conclude&quot;)" calcext:base-cell-address="Bandits.A10"/>
            <calcext:condition calcext:apply-style-name="cellule random" calcext:value="contains-text(&quot;RandomPercent&quot;)" calcext:base-cell-address="Bandits.A10"/>
            <calcext:condition calcext:apply-style-name="cellule random" calcext:value="contains-text(&quot;RandomRange&quot;)" calcext:base-cell-address="Bandits.A10"/>
            <calcext:condition calcext:apply-style-name="cellule personnages" calcext:value="contains-text(&quot;NewCrew&quot;)" calcext:base-cell-address="Bandits.A10"/>
            <calcext:condition calcext:apply-style-name="cellule personnages" calcext:value="contains-text(&quot;NewCharacter&quot;)" calcext:base-cell-address="Bandits.A10"/>
            <calcext:condition calcext:apply-style-name="cellule personnages" calcext:value="contains-text(&quot;HideOther&quot;)" calcext:base-cell-address="Bandits.A10"/>
            <calcext:condition calcext:apply-style-name="cellule personnages" calcext:value="contains-text(&quot;DeleteOther&quot;)" calcext:base-cell-address="Bandits.A10"/>
            <calcext:condition calcext:apply-style-name="cellule narrateur" calcext:value="contains-text(&quot;Narrator&quot;)" calcext:base-cell-address="Bandits.A10"/>
            <calcext:condition calcext:apply-style-name="cellule set choice" calcext:value="contains-text(&quot;SetChoices&quot;)" calcext:base-cell-address="Bandits.A10"/>
            <calcext:condition calcext:apply-style-name="cellule dialogues" calcext:value="contains-text(&quot;PlayerSpeak&quot;)" calcext:base-cell-address="Bandits.A10"/>
            <calcext:condition calcext:apply-style-name="cellule dialogues" calcext:value="contains-text(&quot;OtherSpeak&quot;)" calcext:base-cell-address="Bandits.A10"/>
            <calcext:condition calcext:apply-style-name="cellule argent" calcext:value="contains-text(&quot;CheckGold&quot;)" calcext:base-cell-address="Bandits.A10"/>
            <calcext:condition calcext:apply-style-name="cellule argent" calcext:value="contains-text(&quot;RemoveGold&quot;)" calcext:base-cell-address="Bandits.A10"/>
            <calcext:condition calcext:apply-style-name="cellule argent" calcext:value="contains-text(&quot;AddGold&quot;)" calcext:base-cell-address="Bandits.A10"/>
            <calcext:condition calcext:apply-style-name="cellule argent" calcext:value="contains-text(&quot;Loot&quot;)" calcext:base-cell-address="Bandits.A10"/>
            <calcext:condition calcext:apply-style-name="cellule argent" calcext:value="contains-text(&quot;Trade&quot;)" calcext:base-cell-address="Bandits.A10"/>
            <calcext:condition calcext:apply-style-name="cellule combat" calcext:value="contains-text(&quot;LaunchCombat&quot;)" calcext:base-cell-address="Bandits.A10"/>
            <calcext:condition calcext:apply-style-name="cellule indice" calcext:value="contains-text(&quot;CheckFormula&quot;)" calcext:base-cell-address="Bandits.A10"/>
            <calcext:condition calcext:apply-style-name="cellule indice" calcext:value="contains-text(&quot;GiveDirection&quot;)" calcext:base-cell-address="Bandits.A10"/>
            <calcext:condition calcext:apply-style-name="cellule temps" calcext:value="contains-text(&quot;SetWeather&quot;)" calcext:base-cell-address="Bandits.A10"/>
            <calcext:condition calcext:apply-style-name="cellule temps" calcext:value="contains-text(&quot;SwitchWeather&quot;)" calcext:base-cell-address="Bandits.A10"/>
            <calcext:condition calcext:apply-style-name="cellule temps" calcext:value="contains-text(&quot;NextDay&quot;)" calcext:base-cell-address="Bandits.A10"/>
            <calcext:condition calcext:apply-style-name="cellule temps" calcext:value="contains-text(&quot;CheckDay&quot;)" calcext:base-cell-address="Bandits.A10"/>
            <calcext:condition calcext:apply-style-name="cellule histoire" calcext:value="contains-text(&quot;Leave&quot;)" calcext:base-cell-address="Bandits.A10"/>
            <calcext:condition calcext:apply-style-name="cellule choice" calcext:value="contains-text(&quot;Choice&quot;)" calcext:base-cell-address="Bandits.A10"/>
            <calcext:condition calcext:apply-style-name="cellule d'erreur" calcext:value="!=&quot;&quot;" calcext:base-cell-address="Bandits.A10"/>
          </calcext:conditional-format>
          <calcext:conditional-format calcext:target-range-address="Bandits.B10:Bandits.B19">
            <calcext:condition calcext:apply-style-name="cellule histoire" calcext:value="contains-text(&quot;GoTo&quot;)" calcext:base-cell-address="Bandits.B10"/>
            <calcext:condition calcext:apply-style-name="cellule histoire" calcext:value="contains-text(&quot;Conclude&quot;)" calcext:base-cell-address="Bandits.B10"/>
            <calcext:condition calcext:apply-style-name="cellule random" calcext:value="contains-text(&quot;RandomPercent&quot;)" calcext:base-cell-address="Bandits.B10"/>
            <calcext:condition calcext:apply-style-name="cellule random" calcext:value="contains-text(&quot;RandomRange&quot;)" calcext:base-cell-address="Bandits.B10"/>
            <calcext:condition calcext:apply-style-name="cellule personnages" calcext:value="contains-text(&quot;NewCrew&quot;)" calcext:base-cell-address="Bandits.B10"/>
            <calcext:condition calcext:apply-style-name="cellule personnages" calcext:value="contains-text(&quot;NewCharacter&quot;)" calcext:base-cell-address="Bandits.B10"/>
            <calcext:condition calcext:apply-style-name="cellule personnages" calcext:value="contains-text(&quot;HideOther&quot;)" calcext:base-cell-address="Bandits.B10"/>
            <calcext:condition calcext:apply-style-name="cellule personnages" calcext:value="contains-text(&quot;DeleteOther&quot;)" calcext:base-cell-address="Bandits.B10"/>
            <calcext:condition calcext:apply-style-name="cellule narrateur" calcext:value="contains-text(&quot;Narrator&quot;)" calcext:base-cell-address="Bandits.B10"/>
            <calcext:condition calcext:apply-style-name="cellule set choice" calcext:value="contains-text(&quot;SetChoices&quot;)" calcext:base-cell-address="Bandits.B10"/>
            <calcext:condition calcext:apply-style-name="cellule dialogues" calcext:value="contains-text(&quot;PlayerSpeak&quot;)" calcext:base-cell-address="Bandits.B10"/>
            <calcext:condition calcext:apply-style-name="cellule dialogues" calcext:value="contains-text(&quot;OtherSpeak&quot;)" calcext:base-cell-address="Bandits.B10"/>
            <calcext:condition calcext:apply-style-name="cellule argent" calcext:value="contains-text(&quot;CheckGold&quot;)" calcext:base-cell-address="Bandits.B10"/>
            <calcext:condition calcext:apply-style-name="cellule argent" calcext:value="contains-text(&quot;RemoveGold&quot;)" calcext:base-cell-address="Bandits.B10"/>
            <calcext:condition calcext:apply-style-name="cellule argent" calcext:value="contains-text(&quot;AddGold&quot;)" calcext:base-cell-address="Bandits.B10"/>
            <calcext:condition calcext:apply-style-name="cellule argent" calcext:value="contains-text(&quot;Loot&quot;)" calcext:base-cell-address="Bandits.B10"/>
            <calcext:condition calcext:apply-style-name="cellule argent" calcext:value="contains-text(&quot;Trade&quot;)" calcext:base-cell-address="Bandits.B10"/>
            <calcext:condition calcext:apply-style-name="cellule combat" calcext:value="contains-text(&quot;LaunchCombat&quot;)" calcext:base-cell-address="Bandits.B10"/>
            <calcext:condition calcext:apply-style-name="cellule indice" calcext:value="contains-text(&quot;CheckFormula&quot;)" calcext:base-cell-address="Bandits.B10"/>
            <calcext:condition calcext:apply-style-name="cellule indice" calcext:value="contains-text(&quot;GiveDirection&quot;)" calcext:base-cell-address="Bandits.B10"/>
            <calcext:condition calcext:apply-style-name="cellule temps" calcext:value="contains-text(&quot;SetWeather&quot;)" calcext:base-cell-address="Bandits.B10"/>
            <calcext:condition calcext:apply-style-name="cellule temps" calcext:value="contains-text(&quot;SwitchWeather&quot;)" calcext:base-cell-address="Bandits.B10"/>
            <calcext:condition calcext:apply-style-name="cellule temps" calcext:value="contains-text(&quot;NextDay&quot;)" calcext:base-cell-address="Bandits.B10"/>
            <calcext:condition calcext:apply-style-name="cellule temps" calcext:value="contains-text(&quot;CheckDay&quot;)" calcext:base-cell-address="Bandits.B10"/>
            <calcext:condition calcext:apply-style-name="cellule histoire" calcext:value="contains-text(&quot;Leave&quot;)" calcext:base-cell-address="Bandits.B10"/>
            <calcext:condition calcext:apply-style-name="cellule choice" calcext:value="contains-text(&quot;Choice&quot;)" calcext:base-cell-address="Bandits.B10"/>
            <calcext:condition calcext:apply-style-name="cellule d'erreur" calcext:value="!=&quot;&quot;" calcext:base-cell-address="Bandits.B10"/>
          </calcext:conditional-format>
          <calcext:conditional-format calcext:target-range-address="Bandits.A10:Bandits.B19">
            <calcext:condition calcext:apply-style-name="cellule histoire" calcext:value="contains-text(&quot;GoTo&quot;)" calcext:base-cell-address="Bandits.A10"/>
            <calcext:condition calcext:apply-style-name="cellule histoire" calcext:value="contains-text(&quot;Conclude&quot;)" calcext:base-cell-address="Bandits.A10"/>
            <calcext:condition calcext:apply-style-name="cellule random" calcext:value="contains-text(&quot;RandomPercent&quot;)" calcext:base-cell-address="Bandits.A10"/>
            <calcext:condition calcext:apply-style-name="cellule random" calcext:value="contains-text(&quot;RandomRange&quot;)" calcext:base-cell-address="Bandits.A10"/>
            <calcext:condition calcext:apply-style-name="cellule personnages" calcext:value="contains-text(&quot;NewCrew&quot;)" calcext:base-cell-address="Bandits.A10"/>
            <calcext:condition calcext:apply-style-name="cellule personnages" calcext:value="contains-text(&quot;NewCharacter&quot;)" calcext:base-cell-address="Bandits.A10"/>
            <calcext:condition calcext:apply-style-name="cellule personnages" calcext:value="contains-text(&quot;HideOther&quot;)" calcext:base-cell-address="Bandits.A10"/>
            <calcext:condition calcext:apply-style-name="cellule personnages" calcext:value="contains-text(&quot;DeleteOther&quot;)" calcext:base-cell-address="Bandits.A10"/>
            <calcext:condition calcext:apply-style-name="cellule narrateur" calcext:value="contains-text(&quot;Narrator&quot;)" calcext:base-cell-address="Bandits.A10"/>
            <calcext:condition calcext:apply-style-name="cellule set choice" calcext:value="contains-text(&quot;SetChoices&quot;)" calcext:base-cell-address="Bandits.A10"/>
            <calcext:condition calcext:apply-style-name="cellule dialogues" calcext:value="contains-text(&quot;PlayerSpeak&quot;)" calcext:base-cell-address="Bandits.A10"/>
            <calcext:condition calcext:apply-style-name="cellule dialogues" calcext:value="contains-text(&quot;OtherSpeak&quot;)" calcext:base-cell-address="Bandits.A10"/>
            <calcext:condition calcext:apply-style-name="cellule argent" calcext:value="contains-text(&quot;CheckGold&quot;)" calcext:base-cell-address="Bandits.A10"/>
            <calcext:condition calcext:apply-style-name="cellule argent" calcext:value="contains-text(&quot;RemoveGold&quot;)" calcext:base-cell-address="Bandits.A10"/>
            <calcext:condition calcext:apply-style-name="cellule argent" calcext:value="contains-text(&quot;AddGold&quot;)" calcext:base-cell-address="Bandits.A10"/>
            <calcext:condition calcext:apply-style-name="cellule argent" calcext:value="contains-text(&quot;Loot&quot;)" calcext:base-cell-address="Bandits.A10"/>
            <calcext:condition calcext:apply-style-name="cellule argent" calcext:value="contains-text(&quot;Trade&quot;)" calcext:base-cell-address="Bandits.A10"/>
            <calcext:condition calcext:apply-style-name="cellule combat" calcext:value="contains-text(&quot;LaunchCombat&quot;)" calcext:base-cell-address="Bandits.A10"/>
            <calcext:condition calcext:apply-style-name="cellule indice" calcext:value="contains-text(&quot;CheckFormula&quot;)" calcext:base-cell-address="Bandits.A10"/>
            <calcext:condition calcext:apply-style-name="cellule indice" calcext:value="contains-text(&quot;GiveDirection&quot;)" calcext:base-cell-address="Bandits.A10"/>
            <calcext:condition calcext:apply-style-name="cellule temps" calcext:value="contains-text(&quot;SetWeather&quot;)" calcext:base-cell-address="Bandits.A10"/>
            <calcext:condition calcext:apply-style-name="cellule temps" calcext:value="contains-text(&quot;SwitchWeather&quot;)" calcext:base-cell-address="Bandits.A10"/>
            <calcext:condition calcext:apply-style-name="cellule temps" calcext:value="contains-text(&quot;NextDay&quot;)" calcext:base-cell-address="Bandits.A10"/>
            <calcext:condition calcext:apply-style-name="cellule temps" calcext:value="contains-text(&quot;CheckDay&quot;)" calcext:base-cell-address="Bandits.A10"/>
            <calcext:condition calcext:apply-style-name="cellule histoire" calcext:value="contains-text(&quot;Leave&quot;)" calcext:base-cell-address="Bandits.A10"/>
            <calcext:condition calcext:apply-style-name="cellule choice" calcext:value="contains-text(&quot;Choice&quot;)" calcext:base-cell-address="Bandits.A10"/>
            <calcext:condition calcext:apply-style-name="cellule d'erreur" calcext:value="!=&quot;&quot;" calcext:base-cell-address="Bandits.A10"/>
          </calcext:conditional-format>
        </calcext:conditional-formats>
      </table:table>
      <table:table table:name="Ile déserte var 1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8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4"/>
        </table:table-row>
        <table:table-row table:style-name="ro9">
          <table:table-cell table:style-name="ce18" office:value-type="string" calcext:value-type="string">
            <text:p>Taverne</text:p>
          </table:table-cell>
          <table:table-cell table:style-name="ce18" office:value-type="float" office:value="6" calcext:value-type="float">
            <text:p>6</text:p>
          </table:table-cell>
          <table:table-cell table:style-name="ce25"/>
          <table:table-cell table:number-columns-repeated="34"/>
        </table:table-row>
        <table:table-row table:style-name="ro17">
          <table:table-cell table:style-name="ce78" office:value-type="string" calcext:value-type="string">
            <text:p>Narrator : Le bateau accoste sur une petite île. Aucune trace d'autres humains.</text:p>
          </table:table-cell>
          <table:table-cell table:style-name="ce85"/>
          <table:table-cell table:style-name="ce94" table:number-columns-repeated="3"/>
          <table:table-cell table:style-name="ce103" table:number-columns-repeated="7"/>
          <table:table-cell table:style-name="ce109"/>
          <table:table-cell table:style-name="ce84" table:number-columns-repeated="2"/>
          <table:table-cell table:style-name="ce25" table:number-columns-repeated="22"/>
        </table:table-row>
        <table:table-row table:style-name="ro9">
          <table:table-cell table:style-name="ce79" office:value-type="string" calcext:value-type="string">
            <text:p>SetChoices2</text:p>
          </table:table-cell>
          <table:table-cell table:style-name="ce86" table:number-columns-repeated="4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79" office:value-type="string" calcext:value-type="string">
            <text:p>Choice : On lève l'ancre !</text:p>
          </table:table-cell>
          <table:table-cell table:style-name="ce86" office:value-type="string" calcext:value-type="string">
            <text:p>Choice : On va rester ici pour la nuit</text:p>
          </table:table-cell>
          <table:table-cell table:style-name="ce86" table:number-columns-repeated="3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79" office:value-type="string" calcext:value-type="string">
            <text:p>Leave</text:p>
          </table:table-cell>
          <table:table-cell table:style-name="ce86" office:value-type="string" calcext:value-type="string">
            <text:p>SetWeatherDay</text:p>
          </table:table-cell>
          <table:table-cell table:style-name="ce86" table:number-columns-repeated="3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79"/>
          <table:table-cell table:style-name="ce86" office:value-type="string" calcext:value-type="string">
            <text:p>NextDay</text:p>
          </table:table-cell>
          <table:table-cell table:style-name="ce95"/>
          <table:table-cell table:style-name="ce97"/>
          <table:table-cell table:style-name="ce86"/>
          <table:table-cell table:style-name="ce104"/>
          <table:table-cell table:style-name="ce89" table:number-columns-repeated="6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18">
          <table:table-cell table:style-name="ce79"/>
          <table:table-cell table:style-name="ce86" office:value-type="string" calcext:value-type="string">
            <text:p>Narrator : Le bateau est sur une petite île. L'air est frais et matinal.</text:p>
          </table:table-cell>
          <table:table-cell table:style-name="ce86"/>
          <table:table-cell table:style-name="ce97"/>
          <table:table-cell table:style-name="ce86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79"/>
          <table:table-cell table:style-name="ce86" office:value-type="string" calcext:value-type="string">
            <text:p>GoToB/4</text:p>
          </table:table-cell>
          <table:table-cell table:style-name="ce86"/>
          <table:table-cell table:style-name="ce98"/>
          <table:table-cell table:style-name="ce86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96"/>
          <table:table-cell table:style-name="ce86" table:number-columns-repeated="2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 table:number-columns-repeated="3"/>
          <table:table-cell table:style-name="ce89" table:number-columns-repeated="7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/>
          <table:table-cell table:style-name="ce99"/>
          <table:table-cell table:style-name="ce101"/>
          <table:table-cell table:style-name="ce90"/>
          <table:table-cell table:style-name="ce89"/>
          <table:table-cell table:style-name="ce90" table:number-columns-repeated="2"/>
          <table:table-cell table:style-name="ce89" table:number-columns-repeated="3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 table:number-columns-repeated="3"/>
          <table:table-cell table:style-name="ce89" table:number-columns-repeated="3"/>
          <table:table-cell table:style-name="ce90"/>
          <table:table-cell table:style-name="ce89" table:number-columns-repeated="3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 table:number-columns-repeated="2"/>
          <table:table-cell table:style-name="ce102"/>
          <table:table-cell table:style-name="ce89" table:number-columns-repeated="2"/>
          <table:table-cell table:style-name="ce105"/>
          <table:table-cell table:style-name="ce107"/>
          <table:table-cell table:style-name="ce89" table:number-columns-repeated="3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 table:number-columns-repeated="2"/>
          <table:table-cell table:style-name="ce97"/>
          <table:table-cell table:style-name="ce89" table:number-columns-repeated="2"/>
          <table:table-cell table:style-name="ce104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7"/>
          <table:table-cell table:style-name="ce86" table:number-columns-repeated="2"/>
          <table:table-cell table:style-name="ce97"/>
          <table:table-cell table:style-name="ce89" table:number-columns-repeated="2"/>
          <table:table-cell table:style-name="ce106"/>
          <table:table-cell table:style-name="ce108"/>
          <table:table-cell table:style-name="ce89" table:number-columns-repeated="3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0"/>
          <table:table-cell table:style-name="ce88"/>
          <table:table-cell table:style-name="ce86" table:number-columns-repeated="2"/>
          <table:table-cell table:style-name="ce97"/>
          <table:table-cell table:style-name="ce89" table:number-columns-repeated="2"/>
          <table:table-cell table:style-name="ce104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 table:number-rows-repeated="2">
          <table:table-cell table:style-name="ce80"/>
          <table:table-cell table:style-name="ce87"/>
          <table:table-cell table:style-name="ce86" table:number-columns-repeated="2"/>
          <table:table-cell table:style-name="ce97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79"/>
          <table:table-cell table:style-name="ce86" table:number-columns-repeated="3"/>
          <table:table-cell table:style-name="ce97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 table:number-rows-repeated="3">
          <table:table-cell table:style-name="ce79"/>
          <table:table-cell table:style-name="ce86" table:number-columns-repeated="4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 table:number-rows-repeated="3">
          <table:table-cell table:style-name="ce81"/>
          <table:table-cell table:style-name="ce86" table:number-columns-repeated="4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 table:number-rows-repeated="2">
          <table:table-cell table:style-name="ce81"/>
          <table:table-cell table:style-name="ce86" table:number-columns-repeated="2"/>
          <table:table-cell table:style-name="ce100" table:number-columns-repeated="2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2"/>
          <table:table-cell table:style-name="ce89" table:number-columns-repeated="2"/>
          <table:table-cell table:style-name="ce90" table:number-columns-repeated="2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2"/>
          <table:table-cell table:style-name="ce89"/>
          <table:table-cell table:style-name="ce90" table:number-columns-repeated="3"/>
          <table:table-cell table:style-name="ce104" table:number-columns-repeated="3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2"/>
          <table:table-cell table:style-name="ce89"/>
          <table:table-cell table:style-name="ce90"/>
          <table:table-cell table:style-name="ce89" table:number-columns-repeated="3"/>
          <table:table-cell table:style-name="ce104" table:number-columns-repeated="2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2"/>
          <table:table-cell table:style-name="ce90" table:number-columns-repeated="2"/>
          <table:table-cell table:style-name="ce89" table:number-columns-repeated="3"/>
          <table:table-cell table:style-name="ce104" table:number-columns-repeated="2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2"/>
          <table:table-cell table:style-name="ce90"/>
          <table:table-cell table:style-name="ce89" table:number-columns-repeated="4"/>
          <table:table-cell table:style-name="ce104" table:number-columns-repeated="2"/>
          <table:table-cell table:style-name="ce89" table:number-columns-repeated="4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 table:number-rows-repeated="3">
          <table:table-cell table:style-name="ce82"/>
          <table:table-cell table:style-name="ce89" table:number-columns-repeated="11"/>
          <table:table-cell table:style-name="ce110"/>
          <table:table-cell table:style-name="ce111"/>
          <table:table-cell table:style-name="ce84"/>
          <table:table-cell table:style-name="ce25" table:number-columns-repeated="22"/>
        </table:table-row>
        <table:table-row table:style-name="ro9">
          <table:table-cell table:style-name="ce81"/>
          <table:table-cell table:style-name="ce91"/>
          <table:table-cell table:style-name="ce92" table:number-columns-repeated="10"/>
          <table:table-cell table:style-name="ce111" table:number-columns-repeated="2"/>
          <table:table-cell table:style-name="ce84"/>
          <table:table-cell table:style-name="ce25" table:number-columns-repeated="22"/>
        </table:table-row>
        <table:table-row table:style-name="ro9">
          <table:table-cell table:style-name="ce81"/>
          <table:table-cell table:style-name="ce92" table:number-columns-repeated="11"/>
          <table:table-cell table:style-name="ce111" table:number-columns-repeated="2"/>
          <table:table-cell table:style-name="ce84"/>
          <table:table-cell table:style-name="ce25" table:number-columns-repeated="22"/>
        </table:table-row>
        <table:table-row table:style-name="ro9">
          <table:table-cell table:style-name="ce81"/>
          <table:table-cell table:style-name="ce93"/>
          <table:table-cell table:style-name="ce92" table:number-columns-repeated="10"/>
          <table:table-cell table:style-name="ce111" table:number-columns-repeated="2"/>
          <table:table-cell table:style-name="ce84"/>
          <table:table-cell table:style-name="ce25" table:number-columns-repeated="22"/>
        </table:table-row>
        <table:table-row table:style-name="ro9" table:number-rows-repeated="2">
          <table:table-cell table:style-name="ce81" table:number-columns-repeated="2"/>
          <table:table-cell table:style-name="ce83"/>
          <table:table-cell table:style-name="ce79" table:number-columns-repeated="9"/>
          <table:table-cell table:style-name="ce84" table:number-columns-repeated="3"/>
          <table:table-cell table:style-name="ce25" table:number-columns-repeated="22"/>
        </table:table-row>
        <table:table-row table:style-name="ro9">
          <table:table-cell table:style-name="ce83" table:number-columns-repeated="3"/>
          <table:table-cell table:style-name="ce79" table:number-columns-repeated="9"/>
          <table:table-cell table:style-name="ce84" table:number-columns-repeated="3"/>
          <table:table-cell table:style-name="ce25" table:number-columns-repeated="22"/>
        </table:table-row>
        <table:table-row table:style-name="ro9" table:number-rows-repeated="2">
          <table:table-cell table:style-name="ce79" table:number-columns-repeated="2"/>
          <table:table-cell table:style-name="ce83"/>
          <table:table-cell table:style-name="ce79" table:number-columns-repeated="9"/>
          <table:table-cell table:style-name="ce84" table:number-columns-repeated="3"/>
          <table:table-cell table:style-name="ce25" table:number-columns-repeated="22"/>
        </table:table-row>
        <table:table-row table:style-name="ro9" table:number-rows-repeated="10">
          <table:table-cell table:style-name="ce79" table:number-columns-repeated="12"/>
          <table:table-cell table:style-name="ce84" table:number-columns-repeated="3"/>
          <table:table-cell table:style-name="ce25" table:number-columns-repeated="22"/>
        </table:table-row>
        <table:table-row table:style-name="ro9" table:number-rows-repeated="22">
          <table:table-cell table:style-name="ce84" table:number-columns-repeated="15"/>
          <table:table-cell table:style-name="ce25" table:number-columns-repeated="22"/>
        </table:table-row>
        <table:table-row table:style-name="ro9" table:number-rows-repeated="46">
          <table:table-cell table:style-name="ce25" table:number-columns-repeated="37"/>
        </table:table-row>
        <table:table-row table:style-name="ro8" table:number-rows-repeated="1048453">
          <table:table-cell table:number-columns-repeated="37"/>
        </table:table-row>
        <table:table-row table:style-name="ro8">
          <table:table-cell table:number-columns-repeated="37"/>
        </table:table-row>
        <calcext:conditional-formats>
          <calcext:conditional-format calcext:target-range-address="'Ile déserte var 1'.A40:'Ile déserte var 1'.O76 'Ile déserte var 1'.N3:'Ile déserte var 1'.O3 'Ile déserte var 1'.O4:'Ile déserte var 1'.O39 'Ile déserte var 1'.A20:'Ile déserte var 1'.A39 'Ile déserte var 1'.A3:'Ile déserte var 1'.A9">
            <calcext:condition calcext:apply-style-name="cellule histoire" calcext:value="contains-text(&quot;GoTo&quot;)" calcext:base-cell-address="'Ile déserte var 1'.A3"/>
            <calcext:condition calcext:apply-style-name="cellule histoire" calcext:value="contains-text(&quot;Conclude&quot;)" calcext:base-cell-address="'Ile déserte var 1'.A3"/>
            <calcext:condition calcext:apply-style-name="cellule random" calcext:value="contains-text(&quot;RandomPercent&quot;)" calcext:base-cell-address="'Ile déserte var 1'.A3"/>
            <calcext:condition calcext:apply-style-name="cellule random" calcext:value="contains-text(&quot;RandomRange&quot;)" calcext:base-cell-address="'Ile déserte var 1'.A3"/>
            <calcext:condition calcext:apply-style-name="cellule personnages" calcext:value="contains-text(&quot;NewCrew&quot;)" calcext:base-cell-address="'Ile déserte var 1'.A3"/>
            <calcext:condition calcext:apply-style-name="cellule personnages" calcext:value="contains-text(&quot;NewCharacter&quot;)" calcext:base-cell-address="'Ile déserte var 1'.A3"/>
            <calcext:condition calcext:apply-style-name="cellule personnages" calcext:value="contains-text(&quot;HideOther&quot;)" calcext:base-cell-address="'Ile déserte var 1'.A3"/>
            <calcext:condition calcext:apply-style-name="cellule personnages" calcext:value="contains-text(&quot;DeleteOther&quot;)" calcext:base-cell-address="'Ile déserte var 1'.A3"/>
            <calcext:condition calcext:apply-style-name="cellule narrateur" calcext:value="contains-text(&quot;Narrator&quot;)" calcext:base-cell-address="'Ile déserte var 1'.A3"/>
            <calcext:condition calcext:apply-style-name="cellule set choice" calcext:value="contains-text(&quot;SetChoices&quot;)" calcext:base-cell-address="'Ile déserte var 1'.A3"/>
            <calcext:condition calcext:apply-style-name="cellule dialogues" calcext:value="contains-text(&quot;PlayerSpeak&quot;)" calcext:base-cell-address="'Ile déserte var 1'.A3"/>
            <calcext:condition calcext:apply-style-name="cellule dialogues" calcext:value="contains-text(&quot;OtherSpeak&quot;)" calcext:base-cell-address="'Ile déserte var 1'.A3"/>
            <calcext:condition calcext:apply-style-name="cellule argent" calcext:value="contains-text(&quot;CheckGold&quot;)" calcext:base-cell-address="'Ile déserte var 1'.A3"/>
            <calcext:condition calcext:apply-style-name="cellule argent" calcext:value="contains-text(&quot;RemoveGold&quot;)" calcext:base-cell-address="'Ile déserte var 1'.A3"/>
            <calcext:condition calcext:apply-style-name="cellule argent" calcext:value="contains-text(&quot;AddGold&quot;)" calcext:base-cell-address="'Ile déserte var 1'.A3"/>
            <calcext:condition calcext:apply-style-name="cellule argent" calcext:value="contains-text(&quot;Loot&quot;)" calcext:base-cell-address="'Ile déserte var 1'.A3"/>
            <calcext:condition calcext:apply-style-name="cellule argent" calcext:value="contains-text(&quot;Trade&quot;)" calcext:base-cell-address="'Ile déserte var 1'.A3"/>
            <calcext:condition calcext:apply-style-name="cellule combat" calcext:value="contains-text(&quot;LaunchCombat&quot;)" calcext:base-cell-address="'Ile déserte var 1'.A3"/>
            <calcext:condition calcext:apply-style-name="cellule indice" calcext:value="contains-text(&quot;CheckFormula&quot;)" calcext:base-cell-address="'Ile déserte var 1'.A3"/>
            <calcext:condition calcext:apply-style-name="cellule indice" calcext:value="contains-text(&quot;GiveDirection&quot;)" calcext:base-cell-address="'Ile déserte var 1'.A3"/>
            <calcext:condition calcext:apply-style-name="cellule temps" calcext:value="contains-text(&quot;SetWeather&quot;)" calcext:base-cell-address="'Ile déserte var 1'.A3"/>
            <calcext:condition calcext:apply-style-name="cellule temps" calcext:value="contains-text(&quot;SwitchWeather&quot;)" calcext:base-cell-address="'Ile déserte var 1'.A3"/>
            <calcext:condition calcext:apply-style-name="cellule temps" calcext:value="contains-text(&quot;NextDay&quot;)" calcext:base-cell-address="'Ile déserte var 1'.A3"/>
            <calcext:condition calcext:apply-style-name="cellule temps" calcext:value="contains-text(&quot;CheckDay&quot;)" calcext:base-cell-address="'Ile déserte var 1'.A3"/>
            <calcext:condition calcext:apply-style-name="cellule histoire" calcext:value="contains-text(&quot;Leave&quot;)" calcext:base-cell-address="'Ile déserte var 1'.A3"/>
            <calcext:condition calcext:apply-style-name="cellule choice" calcext:value="contains-text(&quot;Choice&quot;)" calcext:base-cell-address="'Ile déserte var 1'.A3"/>
            <calcext:condition calcext:apply-style-name="cellule d'erreur" calcext:value="!=&quot;&quot;" calcext:base-cell-address="'Ile déserte var 1'.A3"/>
          </calcext:conditional-format>
          <calcext:conditional-format calcext:target-range-address="'Ile déserte var 1'.A29:'Ile déserte var 1'.A36 'Ile déserte var 1'.F3:'Ile déserte var 1'.M3">
            <calcext:condition calcext:apply-style-name="cellule histoire" calcext:value="contains-text(&quot;GoTo&quot;)" calcext:base-cell-address="'Ile déserte var 1'.A3"/>
            <calcext:condition calcext:apply-style-name="cellule histoire" calcext:value="contains-text(&quot;Conclude&quot;)" calcext:base-cell-address="'Ile déserte var 1'.A3"/>
            <calcext:condition calcext:apply-style-name="cellule random" calcext:value="contains-text(&quot;RandomPercent&quot;)" calcext:base-cell-address="'Ile déserte var 1'.A3"/>
            <calcext:condition calcext:apply-style-name="cellule random" calcext:value="contains-text(&quot;RandomRange&quot;)" calcext:base-cell-address="'Ile déserte var 1'.A3"/>
            <calcext:condition calcext:apply-style-name="cellule personnages" calcext:value="contains-text(&quot;NewCrew&quot;)" calcext:base-cell-address="'Ile déserte var 1'.A3"/>
            <calcext:condition calcext:apply-style-name="cellule personnages" calcext:value="contains-text(&quot;NewCharacter&quot;)" calcext:base-cell-address="'Ile déserte var 1'.A3"/>
            <calcext:condition calcext:apply-style-name="cellule personnages" calcext:value="contains-text(&quot;HideOther&quot;)" calcext:base-cell-address="'Ile déserte var 1'.A3"/>
            <calcext:condition calcext:apply-style-name="cellule personnages" calcext:value="contains-text(&quot;DeleteOther&quot;)" calcext:base-cell-address="'Ile déserte var 1'.A3"/>
            <calcext:condition calcext:apply-style-name="cellule narrateur" calcext:value="contains-text(&quot;Narrator&quot;)" calcext:base-cell-address="'Ile déserte var 1'.A3"/>
            <calcext:condition calcext:apply-style-name="cellule set choice" calcext:value="contains-text(&quot;SetChoices&quot;)" calcext:base-cell-address="'Ile déserte var 1'.A3"/>
            <calcext:condition calcext:apply-style-name="cellule dialogues" calcext:value="contains-text(&quot;PlayerSpeak&quot;)" calcext:base-cell-address="'Ile déserte var 1'.A3"/>
            <calcext:condition calcext:apply-style-name="cellule dialogues" calcext:value="contains-text(&quot;OtherSpeak&quot;)" calcext:base-cell-address="'Ile déserte var 1'.A3"/>
            <calcext:condition calcext:apply-style-name="cellule argent" calcext:value="contains-text(&quot;CheckGold&quot;)" calcext:base-cell-address="'Ile déserte var 1'.A3"/>
            <calcext:condition calcext:apply-style-name="cellule argent" calcext:value="contains-text(&quot;RemoveGold&quot;)" calcext:base-cell-address="'Ile déserte var 1'.A3"/>
            <calcext:condition calcext:apply-style-name="cellule argent" calcext:value="contains-text(&quot;AddGold&quot;)" calcext:base-cell-address="'Ile déserte var 1'.A3"/>
            <calcext:condition calcext:apply-style-name="cellule argent" calcext:value="contains-text(&quot;Loot&quot;)" calcext:base-cell-address="'Ile déserte var 1'.A3"/>
            <calcext:condition calcext:apply-style-name="cellule argent" calcext:value="contains-text(&quot;Trade&quot;)" calcext:base-cell-address="'Ile déserte var 1'.A3"/>
            <calcext:condition calcext:apply-style-name="cellule combat" calcext:value="contains-text(&quot;LaunchCombat&quot;)" calcext:base-cell-address="'Ile déserte var 1'.A3"/>
            <calcext:condition calcext:apply-style-name="cellule indice" calcext:value="contains-text(&quot;CheckFormula&quot;)" calcext:base-cell-address="'Ile déserte var 1'.A3"/>
            <calcext:condition calcext:apply-style-name="cellule indice" calcext:value="contains-text(&quot;GiveDirection&quot;)" calcext:base-cell-address="'Ile déserte var 1'.A3"/>
            <calcext:condition calcext:apply-style-name="cellule temps" calcext:value="contains-text(&quot;SetWeather&quot;)" calcext:base-cell-address="'Ile déserte var 1'.A3"/>
            <calcext:condition calcext:apply-style-name="cellule temps" calcext:value="contains-text(&quot;SwitchWeather&quot;)" calcext:base-cell-address="'Ile déserte var 1'.A3"/>
            <calcext:condition calcext:apply-style-name="cellule temps" calcext:value="contains-text(&quot;NextDay&quot;)" calcext:base-cell-address="'Ile déserte var 1'.A3"/>
            <calcext:condition calcext:apply-style-name="cellule temps" calcext:value="contains-text(&quot;CheckDay&quot;)" calcext:base-cell-address="'Ile déserte var 1'.A3"/>
            <calcext:condition calcext:apply-style-name="cellule histoire" calcext:value="contains-text(&quot;Leave&quot;)" calcext:base-cell-address="'Ile déserte var 1'.A3"/>
            <calcext:condition calcext:apply-style-name="cellule choice" calcext:value="contains-text(&quot;Choice&quot;)" calcext:base-cell-address="'Ile déserte var 1'.A3"/>
            <calcext:condition calcext:apply-style-name="cellule d'erreur" calcext:value="!=&quot;&quot;" calcext:base-cell-address="'Ile déserte var 1'.A3"/>
          </calcext:conditional-format>
          <calcext:conditional-format calcext:target-range-address="'Ile déserte var 1'.B37:'Ile déserte var 1'.N39 'Ile déserte var 1'.N4:'Ile déserte var 1'.N36">
            <calcext:condition calcext:apply-style-name="cellule histoire" calcext:value="contains-text(&quot;GoTo&quot;)" calcext:base-cell-address="'Ile déserte var 1'.B4"/>
            <calcext:condition calcext:apply-style-name="cellule histoire" calcext:value="contains-text(&quot;Conclude&quot;)" calcext:base-cell-address="'Ile déserte var 1'.B4"/>
            <calcext:condition calcext:apply-style-name="cellule random" calcext:value="contains-text(&quot;RandomPercent&quot;)" calcext:base-cell-address="'Ile déserte var 1'.B4"/>
            <calcext:condition calcext:apply-style-name="cellule random" calcext:value="contains-text(&quot;RandomRange&quot;)" calcext:base-cell-address="'Ile déserte var 1'.B4"/>
            <calcext:condition calcext:apply-style-name="cellule personnages" calcext:value="contains-text(&quot;NewCrew&quot;)" calcext:base-cell-address="'Ile déserte var 1'.B4"/>
            <calcext:condition calcext:apply-style-name="cellule personnages" calcext:value="contains-text(&quot;NewCharacter&quot;)" calcext:base-cell-address="'Ile déserte var 1'.B4"/>
            <calcext:condition calcext:apply-style-name="cellule personnages" calcext:value="contains-text(&quot;HideOther&quot;)" calcext:base-cell-address="'Ile déserte var 1'.B4"/>
            <calcext:condition calcext:apply-style-name="cellule personnages" calcext:value="contains-text(&quot;DeleteOther&quot;)" calcext:base-cell-address="'Ile déserte var 1'.B4"/>
            <calcext:condition calcext:apply-style-name="cellule narrateur" calcext:value="contains-text(&quot;Narrator&quot;)" calcext:base-cell-address="'Ile déserte var 1'.B4"/>
            <calcext:condition calcext:apply-style-name="cellule set choice" calcext:value="contains-text(&quot;SetChoices&quot;)" calcext:base-cell-address="'Ile déserte var 1'.B4"/>
            <calcext:condition calcext:apply-style-name="cellule dialogues" calcext:value="contains-text(&quot;PlayerSpeak&quot;)" calcext:base-cell-address="'Ile déserte var 1'.B4"/>
            <calcext:condition calcext:apply-style-name="cellule dialogues" calcext:value="contains-text(&quot;OtherSpeak&quot;)" calcext:base-cell-address="'Ile déserte var 1'.B4"/>
            <calcext:condition calcext:apply-style-name="cellule argent" calcext:value="contains-text(&quot;CheckGold&quot;)" calcext:base-cell-address="'Ile déserte var 1'.B4"/>
            <calcext:condition calcext:apply-style-name="cellule argent" calcext:value="contains-text(&quot;RemoveGold&quot;)" calcext:base-cell-address="'Ile déserte var 1'.B4"/>
            <calcext:condition calcext:apply-style-name="cellule argent" calcext:value="contains-text(&quot;AddGold&quot;)" calcext:base-cell-address="'Ile déserte var 1'.B4"/>
            <calcext:condition calcext:apply-style-name="cellule argent" calcext:value="contains-text(&quot;Loot&quot;)" calcext:base-cell-address="'Ile déserte var 1'.B4"/>
            <calcext:condition calcext:apply-style-name="cellule argent" calcext:value="contains-text(&quot;Trade&quot;)" calcext:base-cell-address="'Ile déserte var 1'.B4"/>
            <calcext:condition calcext:apply-style-name="cellule combat" calcext:value="contains-text(&quot;LaunchCombat&quot;)" calcext:base-cell-address="'Ile déserte var 1'.B4"/>
            <calcext:condition calcext:apply-style-name="cellule indice" calcext:value="contains-text(&quot;CheckFormula&quot;)" calcext:base-cell-address="'Ile déserte var 1'.B4"/>
            <calcext:condition calcext:apply-style-name="cellule indice" calcext:value="contains-text(&quot;GiveDirection&quot;)" calcext:base-cell-address="'Ile déserte var 1'.B4"/>
            <calcext:condition calcext:apply-style-name="cellule temps" calcext:value="contains-text(&quot;SetWeather&quot;)" calcext:base-cell-address="'Ile déserte var 1'.B4"/>
            <calcext:condition calcext:apply-style-name="cellule temps" calcext:value="contains-text(&quot;SwitchWeather&quot;)" calcext:base-cell-address="'Ile déserte var 1'.B4"/>
            <calcext:condition calcext:apply-style-name="cellule temps" calcext:value="contains-text(&quot;NextDay&quot;)" calcext:base-cell-address="'Ile déserte var 1'.B4"/>
            <calcext:condition calcext:apply-style-name="cellule temps" calcext:value="contains-text(&quot;CheckDay&quot;)" calcext:base-cell-address="'Ile déserte var 1'.B4"/>
            <calcext:condition calcext:apply-style-name="cellule histoire" calcext:value="contains-text(&quot;Leave&quot;)" calcext:base-cell-address="'Ile déserte var 1'.B4"/>
            <calcext:condition calcext:apply-style-name="cellule choice" calcext:value="contains-text(&quot;Choice&quot;)" calcext:base-cell-address="'Ile déserte var 1'.B4"/>
            <calcext:condition calcext:apply-style-name="cellule d'erreur" calcext:value="!=&quot;&quot;" calcext:base-cell-address="'Ile déserte var 1'.B4"/>
          </calcext:conditional-format>
          <calcext:conditional-format calcext:target-range-address="'Ile déserte var 1'.B29:'Ile déserte var 1'.M36 'Ile déserte var 1'.F4:'Ile déserte var 1'.M13 'Ile déserte var 1'.F17:'Ile déserte var 1'.M28 'Ile déserte var 1'.F16:'Ile déserte var 1'.G16 'Ile déserte var 1'.J16:'Ile déserte var 1'.M16 'Ile déserte var 1'.F15:'Ile déserte var 1'.M15 'Ile déserte var 1'.F14:'Ile déserte var 1'.G14 'Ile déserte var 1'.J14:'Ile déserte var 1'.M14">
            <calcext:condition calcext:apply-style-name="cellule histoire" calcext:value="contains-text(&quot;GoTo&quot;)" calcext:base-cell-address="'Ile déserte var 1'.B4"/>
            <calcext:condition calcext:apply-style-name="cellule histoire" calcext:value="contains-text(&quot;Conclude&quot;)" calcext:base-cell-address="'Ile déserte var 1'.B4"/>
            <calcext:condition calcext:apply-style-name="cellule random" calcext:value="contains-text(&quot;RandomPercent&quot;)" calcext:base-cell-address="'Ile déserte var 1'.B4"/>
            <calcext:condition calcext:apply-style-name="cellule random" calcext:value="contains-text(&quot;RandomRange&quot;)" calcext:base-cell-address="'Ile déserte var 1'.B4"/>
            <calcext:condition calcext:apply-style-name="cellule personnages" calcext:value="contains-text(&quot;NewCrew&quot;)" calcext:base-cell-address="'Ile déserte var 1'.B4"/>
            <calcext:condition calcext:apply-style-name="cellule personnages" calcext:value="contains-text(&quot;NewCharacter&quot;)" calcext:base-cell-address="'Ile déserte var 1'.B4"/>
            <calcext:condition calcext:apply-style-name="cellule personnages" calcext:value="contains-text(&quot;HideOther&quot;)" calcext:base-cell-address="'Ile déserte var 1'.B4"/>
            <calcext:condition calcext:apply-style-name="cellule personnages" calcext:value="contains-text(&quot;DeleteOther&quot;)" calcext:base-cell-address="'Ile déserte var 1'.B4"/>
            <calcext:condition calcext:apply-style-name="cellule narrateur" calcext:value="contains-text(&quot;Narrator&quot;)" calcext:base-cell-address="'Ile déserte var 1'.B4"/>
            <calcext:condition calcext:apply-style-name="cellule set choice" calcext:value="contains-text(&quot;SetChoices&quot;)" calcext:base-cell-address="'Ile déserte var 1'.B4"/>
            <calcext:condition calcext:apply-style-name="cellule dialogues" calcext:value="contains-text(&quot;PlayerSpeak&quot;)" calcext:base-cell-address="'Ile déserte var 1'.B4"/>
            <calcext:condition calcext:apply-style-name="cellule dialogues" calcext:value="contains-text(&quot;OtherSpeak&quot;)" calcext:base-cell-address="'Ile déserte var 1'.B4"/>
            <calcext:condition calcext:apply-style-name="cellule argent" calcext:value="contains-text(&quot;CheckGold&quot;)" calcext:base-cell-address="'Ile déserte var 1'.B4"/>
            <calcext:condition calcext:apply-style-name="cellule argent" calcext:value="contains-text(&quot;RemoveGold&quot;)" calcext:base-cell-address="'Ile déserte var 1'.B4"/>
            <calcext:condition calcext:apply-style-name="cellule argent" calcext:value="contains-text(&quot;AddGold&quot;)" calcext:base-cell-address="'Ile déserte var 1'.B4"/>
            <calcext:condition calcext:apply-style-name="cellule argent" calcext:value="contains-text(&quot;Loot&quot;)" calcext:base-cell-address="'Ile déserte var 1'.B4"/>
            <calcext:condition calcext:apply-style-name="cellule argent" calcext:value="contains-text(&quot;Trade&quot;)" calcext:base-cell-address="'Ile déserte var 1'.B4"/>
            <calcext:condition calcext:apply-style-name="cellule combat" calcext:value="contains-text(&quot;LaunchCombat&quot;)" calcext:base-cell-address="'Ile déserte var 1'.B4"/>
            <calcext:condition calcext:apply-style-name="cellule indice" calcext:value="contains-text(&quot;CheckFormula&quot;)" calcext:base-cell-address="'Ile déserte var 1'.B4"/>
            <calcext:condition calcext:apply-style-name="cellule indice" calcext:value="contains-text(&quot;GiveDirection&quot;)" calcext:base-cell-address="'Ile déserte var 1'.B4"/>
            <calcext:condition calcext:apply-style-name="cellule temps" calcext:value="contains-text(&quot;SetWeather&quot;)" calcext:base-cell-address="'Ile déserte var 1'.B4"/>
            <calcext:condition calcext:apply-style-name="cellule temps" calcext:value="contains-text(&quot;SwitchWeather&quot;)" calcext:base-cell-address="'Ile déserte var 1'.B4"/>
            <calcext:condition calcext:apply-style-name="cellule temps" calcext:value="contains-text(&quot;NextDay&quot;)" calcext:base-cell-address="'Ile déserte var 1'.B4"/>
            <calcext:condition calcext:apply-style-name="cellule temps" calcext:value="contains-text(&quot;CheckDay&quot;)" calcext:base-cell-address="'Ile déserte var 1'.B4"/>
            <calcext:condition calcext:apply-style-name="cellule histoire" calcext:value="contains-text(&quot;Leave&quot;)" calcext:base-cell-address="'Ile déserte var 1'.B4"/>
            <calcext:condition calcext:apply-style-name="cellule choice" calcext:value="contains-text(&quot;Choice&quot;)" calcext:base-cell-address="'Ile déserte var 1'.B4"/>
            <calcext:condition calcext:apply-style-name="cellule d'erreur" calcext:value="!=&quot;&quot;" calcext:base-cell-address="'Ile déserte var 1'.B4"/>
          </calcext:conditional-format>
          <calcext:conditional-format calcext:target-range-address="'Ile déserte var 1'.B4:'Ile déserte var 1'.E6 'Ile déserte var 1'.B8:'Ile déserte var 1'.E8 'Ile déserte var 1'.B7:'Ile déserte var 1'.B7 'Ile déserte var 1'.D7:'Ile déserte var 1'.E7 'Ile déserte var 1'.C11:'Ile déserte var 1'.E11 'Ile déserte var 1'.D10:'Ile déserte var 1'.E10 'Ile déserte var 1'.B9:'Ile déserte var 1'.C9 'Ile déserte var 1'.E9:'Ile déserte var 1'.E9 'Ile déserte var 1'.B20:'Ile déserte var 1'.D28 'Ile déserte var 1'.C12:'Ile déserte var 1'.C12 'Ile déserte var 1'.E13:'Ile déserte var 1'.E13 'Ile déserte var 1'.E15:'Ile déserte var 1'.E28 'Ile déserte var 1'.C13:'Ile déserte var 1'.D19">
            <calcext:condition calcext:apply-style-name="cellule histoire" calcext:value="contains-text(&quot;GoTo&quot;)" calcext:base-cell-address="'Ile déserte var 1'.B4"/>
            <calcext:condition calcext:apply-style-name="cellule histoire" calcext:value="contains-text(&quot;Conclude&quot;)" calcext:base-cell-address="'Ile déserte var 1'.B4"/>
            <calcext:condition calcext:apply-style-name="cellule random" calcext:value="contains-text(&quot;RandomPercent&quot;)" calcext:base-cell-address="'Ile déserte var 1'.B4"/>
            <calcext:condition calcext:apply-style-name="cellule random" calcext:value="contains-text(&quot;RandomRange&quot;)" calcext:base-cell-address="'Ile déserte var 1'.B4"/>
            <calcext:condition calcext:apply-style-name="cellule personnages" calcext:value="contains-text(&quot;NewCrew&quot;)" calcext:base-cell-address="'Ile déserte var 1'.B4"/>
            <calcext:condition calcext:apply-style-name="cellule personnages" calcext:value="contains-text(&quot;NewCharacter&quot;)" calcext:base-cell-address="'Ile déserte var 1'.B4"/>
            <calcext:condition calcext:apply-style-name="cellule personnages" calcext:value="contains-text(&quot;HideOther&quot;)" calcext:base-cell-address="'Ile déserte var 1'.B4"/>
            <calcext:condition calcext:apply-style-name="cellule personnages" calcext:value="contains-text(&quot;DeleteOther&quot;)" calcext:base-cell-address="'Ile déserte var 1'.B4"/>
            <calcext:condition calcext:apply-style-name="cellule narrateur" calcext:value="contains-text(&quot;Narrator&quot;)" calcext:base-cell-address="'Ile déserte var 1'.B4"/>
            <calcext:condition calcext:apply-style-name="cellule set choice" calcext:value="contains-text(&quot;SetChoices&quot;)" calcext:base-cell-address="'Ile déserte var 1'.B4"/>
            <calcext:condition calcext:apply-style-name="cellule dialogues" calcext:value="contains-text(&quot;PlayerSpeak&quot;)" calcext:base-cell-address="'Ile déserte var 1'.B4"/>
            <calcext:condition calcext:apply-style-name="cellule dialogues" calcext:value="contains-text(&quot;OtherSpeak&quot;)" calcext:base-cell-address="'Ile déserte var 1'.B4"/>
            <calcext:condition calcext:apply-style-name="cellule argent" calcext:value="contains-text(&quot;CheckGold&quot;)" calcext:base-cell-address="'Ile déserte var 1'.B4"/>
            <calcext:condition calcext:apply-style-name="cellule argent" calcext:value="contains-text(&quot;RemoveGold&quot;)" calcext:base-cell-address="'Ile déserte var 1'.B4"/>
            <calcext:condition calcext:apply-style-name="cellule argent" calcext:value="contains-text(&quot;AddGold&quot;)" calcext:base-cell-address="'Ile déserte var 1'.B4"/>
            <calcext:condition calcext:apply-style-name="cellule argent" calcext:value="contains-text(&quot;Loot&quot;)" calcext:base-cell-address="'Ile déserte var 1'.B4"/>
            <calcext:condition calcext:apply-style-name="cellule argent" calcext:value="contains-text(&quot;Trade&quot;)" calcext:base-cell-address="'Ile déserte var 1'.B4"/>
            <calcext:condition calcext:apply-style-name="cellule combat" calcext:value="contains-text(&quot;LaunchCombat&quot;)" calcext:base-cell-address="'Ile déserte var 1'.B4"/>
            <calcext:condition calcext:apply-style-name="cellule indice" calcext:value="contains-text(&quot;CheckFormula&quot;)" calcext:base-cell-address="'Ile déserte var 1'.B4"/>
            <calcext:condition calcext:apply-style-name="cellule indice" calcext:value="contains-text(&quot;GiveDirection&quot;)" calcext:base-cell-address="'Ile déserte var 1'.B4"/>
            <calcext:condition calcext:apply-style-name="cellule temps" calcext:value="contains-text(&quot;SetWeather&quot;)" calcext:base-cell-address="'Ile déserte var 1'.B4"/>
            <calcext:condition calcext:apply-style-name="cellule temps" calcext:value="contains-text(&quot;SwitchWeather&quot;)" calcext:base-cell-address="'Ile déserte var 1'.B4"/>
            <calcext:condition calcext:apply-style-name="cellule temps" calcext:value="contains-text(&quot;NextDay&quot;)" calcext:base-cell-address="'Ile déserte var 1'.B4"/>
            <calcext:condition calcext:apply-style-name="cellule temps" calcext:value="contains-text(&quot;CheckDay&quot;)" calcext:base-cell-address="'Ile déserte var 1'.B4"/>
            <calcext:condition calcext:apply-style-name="cellule histoire" calcext:value="contains-text(&quot;Leave&quot;)" calcext:base-cell-address="'Ile déserte var 1'.B4"/>
            <calcext:condition calcext:apply-style-name="cellule choice" calcext:value="contains-text(&quot;Choice&quot;)" calcext:base-cell-address="'Ile déserte var 1'.B4"/>
            <calcext:condition calcext:apply-style-name="cellule d'erreur" calcext:value="!=&quot;&quot;" calcext:base-cell-address="'Ile déserte var 1'.B4"/>
          </calcext:conditional-format>
          <calcext:conditional-format calcext:target-range-address="'Ile déserte var 1'.C7:'Ile déserte var 1'.C7">
            <calcext:condition calcext:apply-style-name="cellule histoire" calcext:value="contains-text(&quot;GoTo&quot;)" calcext:base-cell-address="'Ile déserte var 1'.C7"/>
            <calcext:condition calcext:apply-style-name="cellule histoire" calcext:value="contains-text(&quot;Conclude&quot;)" calcext:base-cell-address="'Ile déserte var 1'.C7"/>
            <calcext:condition calcext:apply-style-name="cellule random" calcext:value="contains-text(&quot;RandomPercent&quot;)" calcext:base-cell-address="'Ile déserte var 1'.C7"/>
            <calcext:condition calcext:apply-style-name="cellule random" calcext:value="contains-text(&quot;RandomRange&quot;)" calcext:base-cell-address="'Ile déserte var 1'.C7"/>
            <calcext:condition calcext:apply-style-name="cellule personnages" calcext:value="contains-text(&quot;NewCrew&quot;)" calcext:base-cell-address="'Ile déserte var 1'.C7"/>
            <calcext:condition calcext:apply-style-name="cellule personnages" calcext:value="contains-text(&quot;NewCharacter&quot;)" calcext:base-cell-address="'Ile déserte var 1'.C7"/>
            <calcext:condition calcext:apply-style-name="cellule personnages" calcext:value="contains-text(&quot;HideOther&quot;)" calcext:base-cell-address="'Ile déserte var 1'.C7"/>
            <calcext:condition calcext:apply-style-name="cellule personnages" calcext:value="contains-text(&quot;DeleteOther&quot;)" calcext:base-cell-address="'Ile déserte var 1'.C7"/>
            <calcext:condition calcext:apply-style-name="cellule narrateur" calcext:value="contains-text(&quot;Narrator&quot;)" calcext:base-cell-address="'Ile déserte var 1'.C7"/>
            <calcext:condition calcext:apply-style-name="cellule set choice" calcext:value="contains-text(&quot;SetChoices&quot;)" calcext:base-cell-address="'Ile déserte var 1'.C7"/>
            <calcext:condition calcext:apply-style-name="cellule dialogues" calcext:value="contains-text(&quot;PlayerSpeak&quot;)" calcext:base-cell-address="'Ile déserte var 1'.C7"/>
            <calcext:condition calcext:apply-style-name="cellule dialogues" calcext:value="contains-text(&quot;OtherSpeak&quot;)" calcext:base-cell-address="'Ile déserte var 1'.C7"/>
            <calcext:condition calcext:apply-style-name="cellule argent" calcext:value="contains-text(&quot;CheckGold&quot;)" calcext:base-cell-address="'Ile déserte var 1'.C7"/>
            <calcext:condition calcext:apply-style-name="cellule argent" calcext:value="contains-text(&quot;RemoveGold&quot;)" calcext:base-cell-address="'Ile déserte var 1'.C7"/>
            <calcext:condition calcext:apply-style-name="cellule argent" calcext:value="contains-text(&quot;AddGold&quot;)" calcext:base-cell-address="'Ile déserte var 1'.C7"/>
            <calcext:condition calcext:apply-style-name="cellule argent" calcext:value="contains-text(&quot;Loot&quot;)" calcext:base-cell-address="'Ile déserte var 1'.C7"/>
            <calcext:condition calcext:apply-style-name="cellule argent" calcext:value="contains-text(&quot;Trade&quot;)" calcext:base-cell-address="'Ile déserte var 1'.C7"/>
            <calcext:condition calcext:apply-style-name="cellule combat" calcext:value="contains-text(&quot;LaunchCombat&quot;)" calcext:base-cell-address="'Ile déserte var 1'.C7"/>
            <calcext:condition calcext:apply-style-name="cellule indice" calcext:value="contains-text(&quot;CheckFormula&quot;)" calcext:base-cell-address="'Ile déserte var 1'.C7"/>
            <calcext:condition calcext:apply-style-name="cellule indice" calcext:value="contains-text(&quot;GiveDirection&quot;)" calcext:base-cell-address="'Ile déserte var 1'.C7"/>
            <calcext:condition calcext:apply-style-name="cellule temps" calcext:value="contains-text(&quot;SetWeather&quot;)" calcext:base-cell-address="'Ile déserte var 1'.C7"/>
            <calcext:condition calcext:apply-style-name="cellule temps" calcext:value="contains-text(&quot;SwitchWeather&quot;)" calcext:base-cell-address="'Ile déserte var 1'.C7"/>
            <calcext:condition calcext:apply-style-name="cellule temps" calcext:value="contains-text(&quot;NextDay&quot;)" calcext:base-cell-address="'Ile déserte var 1'.C7"/>
            <calcext:condition calcext:apply-style-name="cellule temps" calcext:value="contains-text(&quot;CheckDay&quot;)" calcext:base-cell-address="'Ile déserte var 1'.C7"/>
            <calcext:condition calcext:apply-style-name="cellule histoire" calcext:value="contains-text(&quot;Leave&quot;)" calcext:base-cell-address="'Ile déserte var 1'.C7"/>
            <calcext:condition calcext:apply-style-name="cellule choice" calcext:value="contains-text(&quot;Choice&quot;)" calcext:base-cell-address="'Ile déserte var 1'.C7"/>
            <calcext:condition calcext:apply-style-name="cellule d'erreur" calcext:value="!=&quot;&quot;" calcext:base-cell-address="'Ile déserte var 1'.C7"/>
          </calcext:conditional-format>
          <calcext:conditional-format calcext:target-range-address="'Ile déserte var 1'.C10:'Ile déserte var 1'.C10">
            <calcext:condition calcext:apply-style-name="cellule histoire" calcext:value="contains-text(&quot;GoTo&quot;)" calcext:base-cell-address="'Ile déserte var 1'.C10"/>
            <calcext:condition calcext:apply-style-name="cellule histoire" calcext:value="contains-text(&quot;Conclude&quot;)" calcext:base-cell-address="'Ile déserte var 1'.C10"/>
            <calcext:condition calcext:apply-style-name="cellule random" calcext:value="contains-text(&quot;RandomPercent&quot;)" calcext:base-cell-address="'Ile déserte var 1'.C10"/>
            <calcext:condition calcext:apply-style-name="cellule random" calcext:value="contains-text(&quot;RandomRange&quot;)" calcext:base-cell-address="'Ile déserte var 1'.C10"/>
            <calcext:condition calcext:apply-style-name="cellule personnages" calcext:value="contains-text(&quot;NewCrew&quot;)" calcext:base-cell-address="'Ile déserte var 1'.C10"/>
            <calcext:condition calcext:apply-style-name="cellule personnages" calcext:value="contains-text(&quot;NewCharacter&quot;)" calcext:base-cell-address="'Ile déserte var 1'.C10"/>
            <calcext:condition calcext:apply-style-name="cellule personnages" calcext:value="contains-text(&quot;HideOther&quot;)" calcext:base-cell-address="'Ile déserte var 1'.C10"/>
            <calcext:condition calcext:apply-style-name="cellule personnages" calcext:value="contains-text(&quot;DeleteOther&quot;)" calcext:base-cell-address="'Ile déserte var 1'.C10"/>
            <calcext:condition calcext:apply-style-name="cellule narrateur" calcext:value="contains-text(&quot;Narrator&quot;)" calcext:base-cell-address="'Ile déserte var 1'.C10"/>
            <calcext:condition calcext:apply-style-name="cellule set choice" calcext:value="contains-text(&quot;SetChoices&quot;)" calcext:base-cell-address="'Ile déserte var 1'.C10"/>
            <calcext:condition calcext:apply-style-name="cellule dialogues" calcext:value="contains-text(&quot;PlayerSpeak&quot;)" calcext:base-cell-address="'Ile déserte var 1'.C10"/>
            <calcext:condition calcext:apply-style-name="cellule dialogues" calcext:value="contains-text(&quot;OtherSpeak&quot;)" calcext:base-cell-address="'Ile déserte var 1'.C10"/>
            <calcext:condition calcext:apply-style-name="cellule argent" calcext:value="contains-text(&quot;CheckGold&quot;)" calcext:base-cell-address="'Ile déserte var 1'.C10"/>
            <calcext:condition calcext:apply-style-name="cellule argent" calcext:value="contains-text(&quot;RemoveGold&quot;)" calcext:base-cell-address="'Ile déserte var 1'.C10"/>
            <calcext:condition calcext:apply-style-name="cellule argent" calcext:value="contains-text(&quot;AddGold&quot;)" calcext:base-cell-address="'Ile déserte var 1'.C10"/>
            <calcext:condition calcext:apply-style-name="cellule argent" calcext:value="contains-text(&quot;Loot&quot;)" calcext:base-cell-address="'Ile déserte var 1'.C10"/>
            <calcext:condition calcext:apply-style-name="cellule argent" calcext:value="contains-text(&quot;Trade&quot;)" calcext:base-cell-address="'Ile déserte var 1'.C10"/>
            <calcext:condition calcext:apply-style-name="cellule combat" calcext:value="contains-text(&quot;LaunchCombat&quot;)" calcext:base-cell-address="'Ile déserte var 1'.C10"/>
            <calcext:condition calcext:apply-style-name="cellule indice" calcext:value="contains-text(&quot;CheckFormula&quot;)" calcext:base-cell-address="'Ile déserte var 1'.C10"/>
            <calcext:condition calcext:apply-style-name="cellule indice" calcext:value="contains-text(&quot;GiveDirection&quot;)" calcext:base-cell-address="'Ile déserte var 1'.C10"/>
            <calcext:condition calcext:apply-style-name="cellule temps" calcext:value="contains-text(&quot;SetWeather&quot;)" calcext:base-cell-address="'Ile déserte var 1'.C10"/>
            <calcext:condition calcext:apply-style-name="cellule temps" calcext:value="contains-text(&quot;SwitchWeather&quot;)" calcext:base-cell-address="'Ile déserte var 1'.C10"/>
            <calcext:condition calcext:apply-style-name="cellule temps" calcext:value="contains-text(&quot;NextDay&quot;)" calcext:base-cell-address="'Ile déserte var 1'.C10"/>
            <calcext:condition calcext:apply-style-name="cellule temps" calcext:value="contains-text(&quot;CheckDay&quot;)" calcext:base-cell-address="'Ile déserte var 1'.C10"/>
            <calcext:condition calcext:apply-style-name="cellule histoire" calcext:value="contains-text(&quot;Leave&quot;)" calcext:base-cell-address="'Ile déserte var 1'.C10"/>
            <calcext:condition calcext:apply-style-name="cellule choice" calcext:value="contains-text(&quot;Choice&quot;)" calcext:base-cell-address="'Ile déserte var 1'.C10"/>
            <calcext:condition calcext:apply-style-name="cellule d'erreur" calcext:value="!=&quot;&quot;" calcext:base-cell-address="'Ile déserte var 1'.C10"/>
          </calcext:conditional-format>
          <calcext:conditional-format calcext:target-range-address="'Ile déserte var 1'.D9:'Ile déserte var 1'.D9">
            <calcext:condition calcext:apply-style-name="cellule histoire" calcext:value="contains-text(&quot;GoTo&quot;)" calcext:base-cell-address="'Ile déserte var 1'.D9"/>
            <calcext:condition calcext:apply-style-name="cellule histoire" calcext:value="contains-text(&quot;Conclude&quot;)" calcext:base-cell-address="'Ile déserte var 1'.D9"/>
            <calcext:condition calcext:apply-style-name="cellule random" calcext:value="contains-text(&quot;RandomPercent&quot;)" calcext:base-cell-address="'Ile déserte var 1'.D9"/>
            <calcext:condition calcext:apply-style-name="cellule random" calcext:value="contains-text(&quot;RandomRange&quot;)" calcext:base-cell-address="'Ile déserte var 1'.D9"/>
            <calcext:condition calcext:apply-style-name="cellule personnages" calcext:value="contains-text(&quot;NewCrew&quot;)" calcext:base-cell-address="'Ile déserte var 1'.D9"/>
            <calcext:condition calcext:apply-style-name="cellule personnages" calcext:value="contains-text(&quot;NewCharacter&quot;)" calcext:base-cell-address="'Ile déserte var 1'.D9"/>
            <calcext:condition calcext:apply-style-name="cellule personnages" calcext:value="contains-text(&quot;HideOther&quot;)" calcext:base-cell-address="'Ile déserte var 1'.D9"/>
            <calcext:condition calcext:apply-style-name="cellule personnages" calcext:value="contains-text(&quot;DeleteOther&quot;)" calcext:base-cell-address="'Ile déserte var 1'.D9"/>
            <calcext:condition calcext:apply-style-name="cellule narrateur" calcext:value="contains-text(&quot;Narrator&quot;)" calcext:base-cell-address="'Ile déserte var 1'.D9"/>
            <calcext:condition calcext:apply-style-name="cellule set choice" calcext:value="contains-text(&quot;SetChoices&quot;)" calcext:base-cell-address="'Ile déserte var 1'.D9"/>
            <calcext:condition calcext:apply-style-name="cellule dialogues" calcext:value="contains-text(&quot;PlayerSpeak&quot;)" calcext:base-cell-address="'Ile déserte var 1'.D9"/>
            <calcext:condition calcext:apply-style-name="cellule dialogues" calcext:value="contains-text(&quot;OtherSpeak&quot;)" calcext:base-cell-address="'Ile déserte var 1'.D9"/>
            <calcext:condition calcext:apply-style-name="cellule argent" calcext:value="contains-text(&quot;CheckGold&quot;)" calcext:base-cell-address="'Ile déserte var 1'.D9"/>
            <calcext:condition calcext:apply-style-name="cellule argent" calcext:value="contains-text(&quot;RemoveGold&quot;)" calcext:base-cell-address="'Ile déserte var 1'.D9"/>
            <calcext:condition calcext:apply-style-name="cellule argent" calcext:value="contains-text(&quot;AddGold&quot;)" calcext:base-cell-address="'Ile déserte var 1'.D9"/>
            <calcext:condition calcext:apply-style-name="cellule argent" calcext:value="contains-text(&quot;Loot&quot;)" calcext:base-cell-address="'Ile déserte var 1'.D9"/>
            <calcext:condition calcext:apply-style-name="cellule argent" calcext:value="contains-text(&quot;Trade&quot;)" calcext:base-cell-address="'Ile déserte var 1'.D9"/>
            <calcext:condition calcext:apply-style-name="cellule combat" calcext:value="contains-text(&quot;LaunchCombat&quot;)" calcext:base-cell-address="'Ile déserte var 1'.D9"/>
            <calcext:condition calcext:apply-style-name="cellule indice" calcext:value="contains-text(&quot;CheckFormula&quot;)" calcext:base-cell-address="'Ile déserte var 1'.D9"/>
            <calcext:condition calcext:apply-style-name="cellule indice" calcext:value="contains-text(&quot;GiveDirection&quot;)" calcext:base-cell-address="'Ile déserte var 1'.D9"/>
            <calcext:condition calcext:apply-style-name="cellule temps" calcext:value="contains-text(&quot;SetWeather&quot;)" calcext:base-cell-address="'Ile déserte var 1'.D9"/>
            <calcext:condition calcext:apply-style-name="cellule temps" calcext:value="contains-text(&quot;SwitchWeather&quot;)" calcext:base-cell-address="'Ile déserte var 1'.D9"/>
            <calcext:condition calcext:apply-style-name="cellule temps" calcext:value="contains-text(&quot;NextDay&quot;)" calcext:base-cell-address="'Ile déserte var 1'.D9"/>
            <calcext:condition calcext:apply-style-name="cellule temps" calcext:value="contains-text(&quot;CheckDay&quot;)" calcext:base-cell-address="'Ile déserte var 1'.D9"/>
            <calcext:condition calcext:apply-style-name="cellule histoire" calcext:value="contains-text(&quot;Leave&quot;)" calcext:base-cell-address="'Ile déserte var 1'.D9"/>
            <calcext:condition calcext:apply-style-name="cellule choice" calcext:value="contains-text(&quot;Choice&quot;)" calcext:base-cell-address="'Ile déserte var 1'.D9"/>
            <calcext:condition calcext:apply-style-name="cellule d'erreur" calcext:value="!=&quot;&quot;" calcext:base-cell-address="'Ile déserte var 1'.D9"/>
          </calcext:conditional-format>
          <calcext:conditional-format calcext:target-range-address="'Ile déserte var 1'.D12:'Ile déserte var 1'.D12">
            <calcext:condition calcext:apply-style-name="cellule histoire" calcext:value="contains-text(&quot;GoTo&quot;)" calcext:base-cell-address="'Ile déserte var 1'.D12"/>
            <calcext:condition calcext:apply-style-name="cellule histoire" calcext:value="contains-text(&quot;Conclude&quot;)" calcext:base-cell-address="'Ile déserte var 1'.D12"/>
            <calcext:condition calcext:apply-style-name="cellule random" calcext:value="contains-text(&quot;RandomPercent&quot;)" calcext:base-cell-address="'Ile déserte var 1'.D12"/>
            <calcext:condition calcext:apply-style-name="cellule random" calcext:value="contains-text(&quot;RandomRange&quot;)" calcext:base-cell-address="'Ile déserte var 1'.D12"/>
            <calcext:condition calcext:apply-style-name="cellule personnages" calcext:value="contains-text(&quot;NewCrew&quot;)" calcext:base-cell-address="'Ile déserte var 1'.D12"/>
            <calcext:condition calcext:apply-style-name="cellule personnages" calcext:value="contains-text(&quot;NewCharacter&quot;)" calcext:base-cell-address="'Ile déserte var 1'.D12"/>
            <calcext:condition calcext:apply-style-name="cellule personnages" calcext:value="contains-text(&quot;HideOther&quot;)" calcext:base-cell-address="'Ile déserte var 1'.D12"/>
            <calcext:condition calcext:apply-style-name="cellule personnages" calcext:value="contains-text(&quot;DeleteOther&quot;)" calcext:base-cell-address="'Ile déserte var 1'.D12"/>
            <calcext:condition calcext:apply-style-name="cellule narrateur" calcext:value="contains-text(&quot;Narrator&quot;)" calcext:base-cell-address="'Ile déserte var 1'.D12"/>
            <calcext:condition calcext:apply-style-name="cellule set choice" calcext:value="contains-text(&quot;SetChoices&quot;)" calcext:base-cell-address="'Ile déserte var 1'.D12"/>
            <calcext:condition calcext:apply-style-name="cellule dialogues" calcext:value="contains-text(&quot;PlayerSpeak&quot;)" calcext:base-cell-address="'Ile déserte var 1'.D12"/>
            <calcext:condition calcext:apply-style-name="cellule dialogues" calcext:value="contains-text(&quot;OtherSpeak&quot;)" calcext:base-cell-address="'Ile déserte var 1'.D12"/>
            <calcext:condition calcext:apply-style-name="cellule argent" calcext:value="contains-text(&quot;CheckGold&quot;)" calcext:base-cell-address="'Ile déserte var 1'.D12"/>
            <calcext:condition calcext:apply-style-name="cellule argent" calcext:value="contains-text(&quot;RemoveGold&quot;)" calcext:base-cell-address="'Ile déserte var 1'.D12"/>
            <calcext:condition calcext:apply-style-name="cellule argent" calcext:value="contains-text(&quot;AddGold&quot;)" calcext:base-cell-address="'Ile déserte var 1'.D12"/>
            <calcext:condition calcext:apply-style-name="cellule argent" calcext:value="contains-text(&quot;Loot&quot;)" calcext:base-cell-address="'Ile déserte var 1'.D12"/>
            <calcext:condition calcext:apply-style-name="cellule argent" calcext:value="contains-text(&quot;Trade&quot;)" calcext:base-cell-address="'Ile déserte var 1'.D12"/>
            <calcext:condition calcext:apply-style-name="cellule combat" calcext:value="contains-text(&quot;LaunchCombat&quot;)" calcext:base-cell-address="'Ile déserte var 1'.D12"/>
            <calcext:condition calcext:apply-style-name="cellule indice" calcext:value="contains-text(&quot;CheckFormula&quot;)" calcext:base-cell-address="'Ile déserte var 1'.D12"/>
            <calcext:condition calcext:apply-style-name="cellule indice" calcext:value="contains-text(&quot;GiveDirection&quot;)" calcext:base-cell-address="'Ile déserte var 1'.D12"/>
            <calcext:condition calcext:apply-style-name="cellule temps" calcext:value="contains-text(&quot;SetWeather&quot;)" calcext:base-cell-address="'Ile déserte var 1'.D12"/>
            <calcext:condition calcext:apply-style-name="cellule temps" calcext:value="contains-text(&quot;SwitchWeather&quot;)" calcext:base-cell-address="'Ile déserte var 1'.D12"/>
            <calcext:condition calcext:apply-style-name="cellule temps" calcext:value="contains-text(&quot;NextDay&quot;)" calcext:base-cell-address="'Ile déserte var 1'.D12"/>
            <calcext:condition calcext:apply-style-name="cellule temps" calcext:value="contains-text(&quot;CheckDay&quot;)" calcext:base-cell-address="'Ile déserte var 1'.D12"/>
            <calcext:condition calcext:apply-style-name="cellule histoire" calcext:value="contains-text(&quot;Leave&quot;)" calcext:base-cell-address="'Ile déserte var 1'.D12"/>
            <calcext:condition calcext:apply-style-name="cellule choice" calcext:value="contains-text(&quot;Choice&quot;)" calcext:base-cell-address="'Ile déserte var 1'.D12"/>
            <calcext:condition calcext:apply-style-name="cellule d'erreur" calcext:value="!=&quot;&quot;" calcext:base-cell-address="'Ile déserte var 1'.D12"/>
          </calcext:conditional-format>
          <calcext:conditional-format calcext:target-range-address="'Ile déserte var 1'.E12:'Ile déserte var 1'.E12">
            <calcext:condition calcext:apply-style-name="cellule histoire" calcext:value="contains-text(&quot;GoTo&quot;)" calcext:base-cell-address="'Ile déserte var 1'.E12"/>
            <calcext:condition calcext:apply-style-name="cellule histoire" calcext:value="contains-text(&quot;Conclude&quot;)" calcext:base-cell-address="'Ile déserte var 1'.E12"/>
            <calcext:condition calcext:apply-style-name="cellule random" calcext:value="contains-text(&quot;RandomPercent&quot;)" calcext:base-cell-address="'Ile déserte var 1'.E12"/>
            <calcext:condition calcext:apply-style-name="cellule random" calcext:value="contains-text(&quot;RandomRange&quot;)" calcext:base-cell-address="'Ile déserte var 1'.E12"/>
            <calcext:condition calcext:apply-style-name="cellule personnages" calcext:value="contains-text(&quot;NewCrew&quot;)" calcext:base-cell-address="'Ile déserte var 1'.E12"/>
            <calcext:condition calcext:apply-style-name="cellule personnages" calcext:value="contains-text(&quot;NewCharacter&quot;)" calcext:base-cell-address="'Ile déserte var 1'.E12"/>
            <calcext:condition calcext:apply-style-name="cellule personnages" calcext:value="contains-text(&quot;HideOther&quot;)" calcext:base-cell-address="'Ile déserte var 1'.E12"/>
            <calcext:condition calcext:apply-style-name="cellule personnages" calcext:value="contains-text(&quot;DeleteOther&quot;)" calcext:base-cell-address="'Ile déserte var 1'.E12"/>
            <calcext:condition calcext:apply-style-name="cellule narrateur" calcext:value="contains-text(&quot;Narrator&quot;)" calcext:base-cell-address="'Ile déserte var 1'.E12"/>
            <calcext:condition calcext:apply-style-name="cellule set choice" calcext:value="contains-text(&quot;SetChoices&quot;)" calcext:base-cell-address="'Ile déserte var 1'.E12"/>
            <calcext:condition calcext:apply-style-name="cellule dialogues" calcext:value="contains-text(&quot;PlayerSpeak&quot;)" calcext:base-cell-address="'Ile déserte var 1'.E12"/>
            <calcext:condition calcext:apply-style-name="cellule dialogues" calcext:value="contains-text(&quot;OtherSpeak&quot;)" calcext:base-cell-address="'Ile déserte var 1'.E12"/>
            <calcext:condition calcext:apply-style-name="cellule argent" calcext:value="contains-text(&quot;CheckGold&quot;)" calcext:base-cell-address="'Ile déserte var 1'.E12"/>
            <calcext:condition calcext:apply-style-name="cellule argent" calcext:value="contains-text(&quot;RemoveGold&quot;)" calcext:base-cell-address="'Ile déserte var 1'.E12"/>
            <calcext:condition calcext:apply-style-name="cellule argent" calcext:value="contains-text(&quot;AddGold&quot;)" calcext:base-cell-address="'Ile déserte var 1'.E12"/>
            <calcext:condition calcext:apply-style-name="cellule argent" calcext:value="contains-text(&quot;Loot&quot;)" calcext:base-cell-address="'Ile déserte var 1'.E12"/>
            <calcext:condition calcext:apply-style-name="cellule argent" calcext:value="contains-text(&quot;Trade&quot;)" calcext:base-cell-address="'Ile déserte var 1'.E12"/>
            <calcext:condition calcext:apply-style-name="cellule combat" calcext:value="contains-text(&quot;LaunchCombat&quot;)" calcext:base-cell-address="'Ile déserte var 1'.E12"/>
            <calcext:condition calcext:apply-style-name="cellule indice" calcext:value="contains-text(&quot;CheckFormula&quot;)" calcext:base-cell-address="'Ile déserte var 1'.E12"/>
            <calcext:condition calcext:apply-style-name="cellule indice" calcext:value="contains-text(&quot;GiveDirection&quot;)" calcext:base-cell-address="'Ile déserte var 1'.E12"/>
            <calcext:condition calcext:apply-style-name="cellule temps" calcext:value="contains-text(&quot;SetWeather&quot;)" calcext:base-cell-address="'Ile déserte var 1'.E12"/>
            <calcext:condition calcext:apply-style-name="cellule temps" calcext:value="contains-text(&quot;SwitchWeather&quot;)" calcext:base-cell-address="'Ile déserte var 1'.E12"/>
            <calcext:condition calcext:apply-style-name="cellule temps" calcext:value="contains-text(&quot;NextDay&quot;)" calcext:base-cell-address="'Ile déserte var 1'.E12"/>
            <calcext:condition calcext:apply-style-name="cellule temps" calcext:value="contains-text(&quot;CheckDay&quot;)" calcext:base-cell-address="'Ile déserte var 1'.E12"/>
            <calcext:condition calcext:apply-style-name="cellule histoire" calcext:value="contains-text(&quot;Leave&quot;)" calcext:base-cell-address="'Ile déserte var 1'.E12"/>
            <calcext:condition calcext:apply-style-name="cellule choice" calcext:value="contains-text(&quot;Choice&quot;)" calcext:base-cell-address="'Ile déserte var 1'.E12"/>
            <calcext:condition calcext:apply-style-name="cellule d'erreur" calcext:value="!=&quot;&quot;" calcext:base-cell-address="'Ile déserte var 1'.E12"/>
          </calcext:conditional-format>
          <calcext:conditional-format calcext:target-range-address="'Ile déserte var 1'.H16:'Ile déserte var 1'.H16">
            <calcext:condition calcext:apply-style-name="cellule histoire" calcext:value="contains-text(&quot;GoTo&quot;)" calcext:base-cell-address="'Ile déserte var 1'.H16"/>
            <calcext:condition calcext:apply-style-name="cellule histoire" calcext:value="contains-text(&quot;Conclude&quot;)" calcext:base-cell-address="'Ile déserte var 1'.H16"/>
            <calcext:condition calcext:apply-style-name="cellule random" calcext:value="contains-text(&quot;RandomPercent&quot;)" calcext:base-cell-address="'Ile déserte var 1'.H16"/>
            <calcext:condition calcext:apply-style-name="cellule random" calcext:value="contains-text(&quot;RandomRange&quot;)" calcext:base-cell-address="'Ile déserte var 1'.H16"/>
            <calcext:condition calcext:apply-style-name="cellule personnages" calcext:value="contains-text(&quot;NewCrew&quot;)" calcext:base-cell-address="'Ile déserte var 1'.H16"/>
            <calcext:condition calcext:apply-style-name="cellule personnages" calcext:value="contains-text(&quot;NewCharacter&quot;)" calcext:base-cell-address="'Ile déserte var 1'.H16"/>
            <calcext:condition calcext:apply-style-name="cellule personnages" calcext:value="contains-text(&quot;HideOther&quot;)" calcext:base-cell-address="'Ile déserte var 1'.H16"/>
            <calcext:condition calcext:apply-style-name="cellule personnages" calcext:value="contains-text(&quot;DeleteOther&quot;)" calcext:base-cell-address="'Ile déserte var 1'.H16"/>
            <calcext:condition calcext:apply-style-name="cellule narrateur" calcext:value="contains-text(&quot;Narrator&quot;)" calcext:base-cell-address="'Ile déserte var 1'.H16"/>
            <calcext:condition calcext:apply-style-name="cellule set choice" calcext:value="contains-text(&quot;SetChoices&quot;)" calcext:base-cell-address="'Ile déserte var 1'.H16"/>
            <calcext:condition calcext:apply-style-name="cellule dialogues" calcext:value="contains-text(&quot;PlayerSpeak&quot;)" calcext:base-cell-address="'Ile déserte var 1'.H16"/>
            <calcext:condition calcext:apply-style-name="cellule dialogues" calcext:value="contains-text(&quot;OtherSpeak&quot;)" calcext:base-cell-address="'Ile déserte var 1'.H16"/>
            <calcext:condition calcext:apply-style-name="cellule argent" calcext:value="contains-text(&quot;CheckGold&quot;)" calcext:base-cell-address="'Ile déserte var 1'.H16"/>
            <calcext:condition calcext:apply-style-name="cellule argent" calcext:value="contains-text(&quot;RemoveGold&quot;)" calcext:base-cell-address="'Ile déserte var 1'.H16"/>
            <calcext:condition calcext:apply-style-name="cellule argent" calcext:value="contains-text(&quot;AddGold&quot;)" calcext:base-cell-address="'Ile déserte var 1'.H16"/>
            <calcext:condition calcext:apply-style-name="cellule argent" calcext:value="contains-text(&quot;Loot&quot;)" calcext:base-cell-address="'Ile déserte var 1'.H16"/>
            <calcext:condition calcext:apply-style-name="cellule argent" calcext:value="contains-text(&quot;Trade&quot;)" calcext:base-cell-address="'Ile déserte var 1'.H16"/>
            <calcext:condition calcext:apply-style-name="cellule combat" calcext:value="contains-text(&quot;LaunchCombat&quot;)" calcext:base-cell-address="'Ile déserte var 1'.H16"/>
            <calcext:condition calcext:apply-style-name="cellule indice" calcext:value="contains-text(&quot;CheckFormula&quot;)" calcext:base-cell-address="'Ile déserte var 1'.H16"/>
            <calcext:condition calcext:apply-style-name="cellule indice" calcext:value="contains-text(&quot;GiveDirection&quot;)" calcext:base-cell-address="'Ile déserte var 1'.H16"/>
            <calcext:condition calcext:apply-style-name="cellule temps" calcext:value="contains-text(&quot;SetWeather&quot;)" calcext:base-cell-address="'Ile déserte var 1'.H16"/>
            <calcext:condition calcext:apply-style-name="cellule temps" calcext:value="contains-text(&quot;SwitchWeather&quot;)" calcext:base-cell-address="'Ile déserte var 1'.H16"/>
            <calcext:condition calcext:apply-style-name="cellule temps" calcext:value="contains-text(&quot;NextDay&quot;)" calcext:base-cell-address="'Ile déserte var 1'.H16"/>
            <calcext:condition calcext:apply-style-name="cellule temps" calcext:value="contains-text(&quot;CheckDay&quot;)" calcext:base-cell-address="'Ile déserte var 1'.H16"/>
            <calcext:condition calcext:apply-style-name="cellule histoire" calcext:value="contains-text(&quot;Leave&quot;)" calcext:base-cell-address="'Ile déserte var 1'.H16"/>
            <calcext:condition calcext:apply-style-name="cellule choice" calcext:value="contains-text(&quot;Choice&quot;)" calcext:base-cell-address="'Ile déserte var 1'.H16"/>
            <calcext:condition calcext:apply-style-name="cellule d'erreur" calcext:value="!=&quot;&quot;" calcext:base-cell-address="'Ile déserte var 1'.H16"/>
          </calcext:conditional-format>
          <calcext:conditional-format calcext:target-range-address="'Ile déserte var 1'.H14:'Ile déserte var 1'.H14">
            <calcext:condition calcext:apply-style-name="cellule histoire" calcext:value="contains-text(&quot;GoTo&quot;)" calcext:base-cell-address="'Ile déserte var 1'.H14"/>
            <calcext:condition calcext:apply-style-name="cellule histoire" calcext:value="contains-text(&quot;Conclude&quot;)" calcext:base-cell-address="'Ile déserte var 1'.H14"/>
            <calcext:condition calcext:apply-style-name="cellule random" calcext:value="contains-text(&quot;RandomPercent&quot;)" calcext:base-cell-address="'Ile déserte var 1'.H14"/>
            <calcext:condition calcext:apply-style-name="cellule random" calcext:value="contains-text(&quot;RandomRange&quot;)" calcext:base-cell-address="'Ile déserte var 1'.H14"/>
            <calcext:condition calcext:apply-style-name="cellule personnages" calcext:value="contains-text(&quot;NewCrew&quot;)" calcext:base-cell-address="'Ile déserte var 1'.H14"/>
            <calcext:condition calcext:apply-style-name="cellule personnages" calcext:value="contains-text(&quot;NewCharacter&quot;)" calcext:base-cell-address="'Ile déserte var 1'.H14"/>
            <calcext:condition calcext:apply-style-name="cellule personnages" calcext:value="contains-text(&quot;HideOther&quot;)" calcext:base-cell-address="'Ile déserte var 1'.H14"/>
            <calcext:condition calcext:apply-style-name="cellule personnages" calcext:value="contains-text(&quot;DeleteOther&quot;)" calcext:base-cell-address="'Ile déserte var 1'.H14"/>
            <calcext:condition calcext:apply-style-name="cellule narrateur" calcext:value="contains-text(&quot;Narrator&quot;)" calcext:base-cell-address="'Ile déserte var 1'.H14"/>
            <calcext:condition calcext:apply-style-name="cellule set choice" calcext:value="contains-text(&quot;SetChoices&quot;)" calcext:base-cell-address="'Ile déserte var 1'.H14"/>
            <calcext:condition calcext:apply-style-name="cellule dialogues" calcext:value="contains-text(&quot;PlayerSpeak&quot;)" calcext:base-cell-address="'Ile déserte var 1'.H14"/>
            <calcext:condition calcext:apply-style-name="cellule dialogues" calcext:value="contains-text(&quot;OtherSpeak&quot;)" calcext:base-cell-address="'Ile déserte var 1'.H14"/>
            <calcext:condition calcext:apply-style-name="cellule argent" calcext:value="contains-text(&quot;CheckGold&quot;)" calcext:base-cell-address="'Ile déserte var 1'.H14"/>
            <calcext:condition calcext:apply-style-name="cellule argent" calcext:value="contains-text(&quot;RemoveGold&quot;)" calcext:base-cell-address="'Ile déserte var 1'.H14"/>
            <calcext:condition calcext:apply-style-name="cellule argent" calcext:value="contains-text(&quot;AddGold&quot;)" calcext:base-cell-address="'Ile déserte var 1'.H14"/>
            <calcext:condition calcext:apply-style-name="cellule argent" calcext:value="contains-text(&quot;Loot&quot;)" calcext:base-cell-address="'Ile déserte var 1'.H14"/>
            <calcext:condition calcext:apply-style-name="cellule argent" calcext:value="contains-text(&quot;Trade&quot;)" calcext:base-cell-address="'Ile déserte var 1'.H14"/>
            <calcext:condition calcext:apply-style-name="cellule combat" calcext:value="contains-text(&quot;LaunchCombat&quot;)" calcext:base-cell-address="'Ile déserte var 1'.H14"/>
            <calcext:condition calcext:apply-style-name="cellule indice" calcext:value="contains-text(&quot;CheckFormula&quot;)" calcext:base-cell-address="'Ile déserte var 1'.H14"/>
            <calcext:condition calcext:apply-style-name="cellule indice" calcext:value="contains-text(&quot;GiveDirection&quot;)" calcext:base-cell-address="'Ile déserte var 1'.H14"/>
            <calcext:condition calcext:apply-style-name="cellule temps" calcext:value="contains-text(&quot;SetWeather&quot;)" calcext:base-cell-address="'Ile déserte var 1'.H14"/>
            <calcext:condition calcext:apply-style-name="cellule temps" calcext:value="contains-text(&quot;SwitchWeather&quot;)" calcext:base-cell-address="'Ile déserte var 1'.H14"/>
            <calcext:condition calcext:apply-style-name="cellule temps" calcext:value="contains-text(&quot;NextDay&quot;)" calcext:base-cell-address="'Ile déserte var 1'.H14"/>
            <calcext:condition calcext:apply-style-name="cellule temps" calcext:value="contains-text(&quot;CheckDay&quot;)" calcext:base-cell-address="'Ile déserte var 1'.H14"/>
            <calcext:condition calcext:apply-style-name="cellule histoire" calcext:value="contains-text(&quot;Leave&quot;)" calcext:base-cell-address="'Ile déserte var 1'.H14"/>
            <calcext:condition calcext:apply-style-name="cellule choice" calcext:value="contains-text(&quot;Choice&quot;)" calcext:base-cell-address="'Ile déserte var 1'.H14"/>
            <calcext:condition calcext:apply-style-name="cellule d'erreur" calcext:value="!=&quot;&quot;" calcext:base-cell-address="'Ile déserte var 1'.H14"/>
          </calcext:conditional-format>
          <calcext:conditional-format calcext:target-range-address="'Ile déserte var 1'.I14:'Ile déserte var 1'.I14">
            <calcext:condition calcext:apply-style-name="cellule histoire" calcext:value="contains-text(&quot;GoTo&quot;)" calcext:base-cell-address="'Ile déserte var 1'.I14"/>
            <calcext:condition calcext:apply-style-name="cellule histoire" calcext:value="contains-text(&quot;Conclude&quot;)" calcext:base-cell-address="'Ile déserte var 1'.I14"/>
            <calcext:condition calcext:apply-style-name="cellule random" calcext:value="contains-text(&quot;RandomPercent&quot;)" calcext:base-cell-address="'Ile déserte var 1'.I14"/>
            <calcext:condition calcext:apply-style-name="cellule random" calcext:value="contains-text(&quot;RandomRange&quot;)" calcext:base-cell-address="'Ile déserte var 1'.I14"/>
            <calcext:condition calcext:apply-style-name="cellule personnages" calcext:value="contains-text(&quot;NewCrew&quot;)" calcext:base-cell-address="'Ile déserte var 1'.I14"/>
            <calcext:condition calcext:apply-style-name="cellule personnages" calcext:value="contains-text(&quot;NewCharacter&quot;)" calcext:base-cell-address="'Ile déserte var 1'.I14"/>
            <calcext:condition calcext:apply-style-name="cellule personnages" calcext:value="contains-text(&quot;HideOther&quot;)" calcext:base-cell-address="'Ile déserte var 1'.I14"/>
            <calcext:condition calcext:apply-style-name="cellule personnages" calcext:value="contains-text(&quot;DeleteOther&quot;)" calcext:base-cell-address="'Ile déserte var 1'.I14"/>
            <calcext:condition calcext:apply-style-name="cellule narrateur" calcext:value="contains-text(&quot;Narrator&quot;)" calcext:base-cell-address="'Ile déserte var 1'.I14"/>
            <calcext:condition calcext:apply-style-name="cellule set choice" calcext:value="contains-text(&quot;SetChoices&quot;)" calcext:base-cell-address="'Ile déserte var 1'.I14"/>
            <calcext:condition calcext:apply-style-name="cellule dialogues" calcext:value="contains-text(&quot;PlayerSpeak&quot;)" calcext:base-cell-address="'Ile déserte var 1'.I14"/>
            <calcext:condition calcext:apply-style-name="cellule dialogues" calcext:value="contains-text(&quot;OtherSpeak&quot;)" calcext:base-cell-address="'Ile déserte var 1'.I14"/>
            <calcext:condition calcext:apply-style-name="cellule argent" calcext:value="contains-text(&quot;CheckGold&quot;)" calcext:base-cell-address="'Ile déserte var 1'.I14"/>
            <calcext:condition calcext:apply-style-name="cellule argent" calcext:value="contains-text(&quot;RemoveGold&quot;)" calcext:base-cell-address="'Ile déserte var 1'.I14"/>
            <calcext:condition calcext:apply-style-name="cellule argent" calcext:value="contains-text(&quot;AddGold&quot;)" calcext:base-cell-address="'Ile déserte var 1'.I14"/>
            <calcext:condition calcext:apply-style-name="cellule argent" calcext:value="contains-text(&quot;Loot&quot;)" calcext:base-cell-address="'Ile déserte var 1'.I14"/>
            <calcext:condition calcext:apply-style-name="cellule argent" calcext:value="contains-text(&quot;Trade&quot;)" calcext:base-cell-address="'Ile déserte var 1'.I14"/>
            <calcext:condition calcext:apply-style-name="cellule combat" calcext:value="contains-text(&quot;LaunchCombat&quot;)" calcext:base-cell-address="'Ile déserte var 1'.I14"/>
            <calcext:condition calcext:apply-style-name="cellule indice" calcext:value="contains-text(&quot;CheckFormula&quot;)" calcext:base-cell-address="'Ile déserte var 1'.I14"/>
            <calcext:condition calcext:apply-style-name="cellule indice" calcext:value="contains-text(&quot;GiveDirection&quot;)" calcext:base-cell-address="'Ile déserte var 1'.I14"/>
            <calcext:condition calcext:apply-style-name="cellule temps" calcext:value="contains-text(&quot;SetWeather&quot;)" calcext:base-cell-address="'Ile déserte var 1'.I14"/>
            <calcext:condition calcext:apply-style-name="cellule temps" calcext:value="contains-text(&quot;SwitchWeather&quot;)" calcext:base-cell-address="'Ile déserte var 1'.I14"/>
            <calcext:condition calcext:apply-style-name="cellule temps" calcext:value="contains-text(&quot;NextDay&quot;)" calcext:base-cell-address="'Ile déserte var 1'.I14"/>
            <calcext:condition calcext:apply-style-name="cellule temps" calcext:value="contains-text(&quot;CheckDay&quot;)" calcext:base-cell-address="'Ile déserte var 1'.I14"/>
            <calcext:condition calcext:apply-style-name="cellule histoire" calcext:value="contains-text(&quot;Leave&quot;)" calcext:base-cell-address="'Ile déserte var 1'.I14"/>
            <calcext:condition calcext:apply-style-name="cellule choice" calcext:value="contains-text(&quot;Choice&quot;)" calcext:base-cell-address="'Ile déserte var 1'.I14"/>
            <calcext:condition calcext:apply-style-name="cellule d'erreur" calcext:value="!=&quot;&quot;" calcext:base-cell-address="'Ile déserte var 1'.I14"/>
          </calcext:conditional-format>
          <calcext:conditional-format calcext:target-range-address="'Ile déserte var 1'.I16:'Ile déserte var 1'.I16">
            <calcext:condition calcext:apply-style-name="cellule histoire" calcext:value="contains-text(&quot;GoTo&quot;)" calcext:base-cell-address="'Ile déserte var 1'.I16"/>
            <calcext:condition calcext:apply-style-name="cellule histoire" calcext:value="contains-text(&quot;Conclude&quot;)" calcext:base-cell-address="'Ile déserte var 1'.I16"/>
            <calcext:condition calcext:apply-style-name="cellule random" calcext:value="contains-text(&quot;RandomPercent&quot;)" calcext:base-cell-address="'Ile déserte var 1'.I16"/>
            <calcext:condition calcext:apply-style-name="cellule random" calcext:value="contains-text(&quot;RandomRange&quot;)" calcext:base-cell-address="'Ile déserte var 1'.I16"/>
            <calcext:condition calcext:apply-style-name="cellule personnages" calcext:value="contains-text(&quot;NewCrew&quot;)" calcext:base-cell-address="'Ile déserte var 1'.I16"/>
            <calcext:condition calcext:apply-style-name="cellule personnages" calcext:value="contains-text(&quot;NewCharacter&quot;)" calcext:base-cell-address="'Ile déserte var 1'.I16"/>
            <calcext:condition calcext:apply-style-name="cellule personnages" calcext:value="contains-text(&quot;HideOther&quot;)" calcext:base-cell-address="'Ile déserte var 1'.I16"/>
            <calcext:condition calcext:apply-style-name="cellule personnages" calcext:value="contains-text(&quot;DeleteOther&quot;)" calcext:base-cell-address="'Ile déserte var 1'.I16"/>
            <calcext:condition calcext:apply-style-name="cellule narrateur" calcext:value="contains-text(&quot;Narrator&quot;)" calcext:base-cell-address="'Ile déserte var 1'.I16"/>
            <calcext:condition calcext:apply-style-name="cellule set choice" calcext:value="contains-text(&quot;SetChoices&quot;)" calcext:base-cell-address="'Ile déserte var 1'.I16"/>
            <calcext:condition calcext:apply-style-name="cellule dialogues" calcext:value="contains-text(&quot;PlayerSpeak&quot;)" calcext:base-cell-address="'Ile déserte var 1'.I16"/>
            <calcext:condition calcext:apply-style-name="cellule dialogues" calcext:value="contains-text(&quot;OtherSpeak&quot;)" calcext:base-cell-address="'Ile déserte var 1'.I16"/>
            <calcext:condition calcext:apply-style-name="cellule argent" calcext:value="contains-text(&quot;CheckGold&quot;)" calcext:base-cell-address="'Ile déserte var 1'.I16"/>
            <calcext:condition calcext:apply-style-name="cellule argent" calcext:value="contains-text(&quot;RemoveGold&quot;)" calcext:base-cell-address="'Ile déserte var 1'.I16"/>
            <calcext:condition calcext:apply-style-name="cellule argent" calcext:value="contains-text(&quot;AddGold&quot;)" calcext:base-cell-address="'Ile déserte var 1'.I16"/>
            <calcext:condition calcext:apply-style-name="cellule argent" calcext:value="contains-text(&quot;Loot&quot;)" calcext:base-cell-address="'Ile déserte var 1'.I16"/>
            <calcext:condition calcext:apply-style-name="cellule argent" calcext:value="contains-text(&quot;Trade&quot;)" calcext:base-cell-address="'Ile déserte var 1'.I16"/>
            <calcext:condition calcext:apply-style-name="cellule combat" calcext:value="contains-text(&quot;LaunchCombat&quot;)" calcext:base-cell-address="'Ile déserte var 1'.I16"/>
            <calcext:condition calcext:apply-style-name="cellule indice" calcext:value="contains-text(&quot;CheckFormula&quot;)" calcext:base-cell-address="'Ile déserte var 1'.I16"/>
            <calcext:condition calcext:apply-style-name="cellule indice" calcext:value="contains-text(&quot;GiveDirection&quot;)" calcext:base-cell-address="'Ile déserte var 1'.I16"/>
            <calcext:condition calcext:apply-style-name="cellule temps" calcext:value="contains-text(&quot;SetWeather&quot;)" calcext:base-cell-address="'Ile déserte var 1'.I16"/>
            <calcext:condition calcext:apply-style-name="cellule temps" calcext:value="contains-text(&quot;SwitchWeather&quot;)" calcext:base-cell-address="'Ile déserte var 1'.I16"/>
            <calcext:condition calcext:apply-style-name="cellule temps" calcext:value="contains-text(&quot;NextDay&quot;)" calcext:base-cell-address="'Ile déserte var 1'.I16"/>
            <calcext:condition calcext:apply-style-name="cellule temps" calcext:value="contains-text(&quot;CheckDay&quot;)" calcext:base-cell-address="'Ile déserte var 1'.I16"/>
            <calcext:condition calcext:apply-style-name="cellule histoire" calcext:value="contains-text(&quot;Leave&quot;)" calcext:base-cell-address="'Ile déserte var 1'.I16"/>
            <calcext:condition calcext:apply-style-name="cellule choice" calcext:value="contains-text(&quot;Choice&quot;)" calcext:base-cell-address="'Ile déserte var 1'.I16"/>
            <calcext:condition calcext:apply-style-name="cellule d'erreur" calcext:value="!=&quot;&quot;" calcext:base-cell-address="'Ile déserte var 1'.I16"/>
          </calcext:conditional-format>
          <calcext:conditional-format calcext:target-range-address="'Ile déserte var 1'.E14:'Ile déserte var 1'.E14">
            <calcext:condition calcext:apply-style-name="cellule histoire" calcext:value="contains-text(&quot;GoTo&quot;)" calcext:base-cell-address="'Ile déserte var 1'.E14"/>
            <calcext:condition calcext:apply-style-name="cellule histoire" calcext:value="contains-text(&quot;Conclude&quot;)" calcext:base-cell-address="'Ile déserte var 1'.E14"/>
            <calcext:condition calcext:apply-style-name="cellule random" calcext:value="contains-text(&quot;RandomPercent&quot;)" calcext:base-cell-address="'Ile déserte var 1'.E14"/>
            <calcext:condition calcext:apply-style-name="cellule random" calcext:value="contains-text(&quot;RandomRange&quot;)" calcext:base-cell-address="'Ile déserte var 1'.E14"/>
            <calcext:condition calcext:apply-style-name="cellule personnages" calcext:value="contains-text(&quot;NewCrew&quot;)" calcext:base-cell-address="'Ile déserte var 1'.E14"/>
            <calcext:condition calcext:apply-style-name="cellule personnages" calcext:value="contains-text(&quot;NewCharacter&quot;)" calcext:base-cell-address="'Ile déserte var 1'.E14"/>
            <calcext:condition calcext:apply-style-name="cellule personnages" calcext:value="contains-text(&quot;HideOther&quot;)" calcext:base-cell-address="'Ile déserte var 1'.E14"/>
            <calcext:condition calcext:apply-style-name="cellule personnages" calcext:value="contains-text(&quot;DeleteOther&quot;)" calcext:base-cell-address="'Ile déserte var 1'.E14"/>
            <calcext:condition calcext:apply-style-name="cellule narrateur" calcext:value="contains-text(&quot;Narrator&quot;)" calcext:base-cell-address="'Ile déserte var 1'.E14"/>
            <calcext:condition calcext:apply-style-name="cellule set choice" calcext:value="contains-text(&quot;SetChoices&quot;)" calcext:base-cell-address="'Ile déserte var 1'.E14"/>
            <calcext:condition calcext:apply-style-name="cellule dialogues" calcext:value="contains-text(&quot;PlayerSpeak&quot;)" calcext:base-cell-address="'Ile déserte var 1'.E14"/>
            <calcext:condition calcext:apply-style-name="cellule dialogues" calcext:value="contains-text(&quot;OtherSpeak&quot;)" calcext:base-cell-address="'Ile déserte var 1'.E14"/>
            <calcext:condition calcext:apply-style-name="cellule argent" calcext:value="contains-text(&quot;CheckGold&quot;)" calcext:base-cell-address="'Ile déserte var 1'.E14"/>
            <calcext:condition calcext:apply-style-name="cellule argent" calcext:value="contains-text(&quot;RemoveGold&quot;)" calcext:base-cell-address="'Ile déserte var 1'.E14"/>
            <calcext:condition calcext:apply-style-name="cellule argent" calcext:value="contains-text(&quot;AddGold&quot;)" calcext:base-cell-address="'Ile déserte var 1'.E14"/>
            <calcext:condition calcext:apply-style-name="cellule argent" calcext:value="contains-text(&quot;Loot&quot;)" calcext:base-cell-address="'Ile déserte var 1'.E14"/>
            <calcext:condition calcext:apply-style-name="cellule argent" calcext:value="contains-text(&quot;Trade&quot;)" calcext:base-cell-address="'Ile déserte var 1'.E14"/>
            <calcext:condition calcext:apply-style-name="cellule combat" calcext:value="contains-text(&quot;LaunchCombat&quot;)" calcext:base-cell-address="'Ile déserte var 1'.E14"/>
            <calcext:condition calcext:apply-style-name="cellule indice" calcext:value="contains-text(&quot;CheckFormula&quot;)" calcext:base-cell-address="'Ile déserte var 1'.E14"/>
            <calcext:condition calcext:apply-style-name="cellule indice" calcext:value="contains-text(&quot;GiveDirection&quot;)" calcext:base-cell-address="'Ile déserte var 1'.E14"/>
            <calcext:condition calcext:apply-style-name="cellule temps" calcext:value="contains-text(&quot;SetWeather&quot;)" calcext:base-cell-address="'Ile déserte var 1'.E14"/>
            <calcext:condition calcext:apply-style-name="cellule temps" calcext:value="contains-text(&quot;SwitchWeather&quot;)" calcext:base-cell-address="'Ile déserte var 1'.E14"/>
            <calcext:condition calcext:apply-style-name="cellule temps" calcext:value="contains-text(&quot;NextDay&quot;)" calcext:base-cell-address="'Ile déserte var 1'.E14"/>
            <calcext:condition calcext:apply-style-name="cellule temps" calcext:value="contains-text(&quot;CheckDay&quot;)" calcext:base-cell-address="'Ile déserte var 1'.E14"/>
            <calcext:condition calcext:apply-style-name="cellule histoire" calcext:value="contains-text(&quot;Leave&quot;)" calcext:base-cell-address="'Ile déserte var 1'.E14"/>
            <calcext:condition calcext:apply-style-name="cellule choice" calcext:value="contains-text(&quot;Choice&quot;)" calcext:base-cell-address="'Ile déserte var 1'.E14"/>
            <calcext:condition calcext:apply-style-name="cellule d'erreur" calcext:value="!=&quot;&quot;" calcext:base-cell-address="'Ile déserte var 1'.E14"/>
          </calcext:conditional-format>
          <calcext:conditional-format calcext:target-range-address="'Ile déserte var 1'.C3:'Ile déserte var 1'.L54 'Ile déserte var 1'.A3:'Ile déserte var 1'.B9 'Ile déserte var 1'.A20:'Ile déserte var 1'.B54">
            <calcext:condition calcext:apply-style-name="cellule histoire" calcext:value="contains-text(&quot;GoTo&quot;)" calcext:base-cell-address="'Ile déserte var 1'.A3"/>
            <calcext:condition calcext:apply-style-name="cellule histoire" calcext:value="contains-text(&quot;Conclude&quot;)" calcext:base-cell-address="'Ile déserte var 1'.A3"/>
            <calcext:condition calcext:apply-style-name="cellule random" calcext:value="contains-text(&quot;RandomPercent&quot;)" calcext:base-cell-address="'Ile déserte var 1'.A3"/>
            <calcext:condition calcext:apply-style-name="cellule random" calcext:value="contains-text(&quot;RandomRange&quot;)" calcext:base-cell-address="'Ile déserte var 1'.A3"/>
            <calcext:condition calcext:apply-style-name="cellule personnages" calcext:value="contains-text(&quot;NewCrew&quot;)" calcext:base-cell-address="'Ile déserte var 1'.A3"/>
            <calcext:condition calcext:apply-style-name="cellule personnages" calcext:value="contains-text(&quot;NewCharacter&quot;)" calcext:base-cell-address="'Ile déserte var 1'.A3"/>
            <calcext:condition calcext:apply-style-name="cellule personnages" calcext:value="contains-text(&quot;HideOther&quot;)" calcext:base-cell-address="'Ile déserte var 1'.A3"/>
            <calcext:condition calcext:apply-style-name="cellule personnages" calcext:value="contains-text(&quot;DeleteOther&quot;)" calcext:base-cell-address="'Ile déserte var 1'.A3"/>
            <calcext:condition calcext:apply-style-name="cellule narrateur" calcext:value="contains-text(&quot;Narrator&quot;)" calcext:base-cell-address="'Ile déserte var 1'.A3"/>
            <calcext:condition calcext:apply-style-name="cellule set choice" calcext:value="contains-text(&quot;SetChoices&quot;)" calcext:base-cell-address="'Ile déserte var 1'.A3"/>
            <calcext:condition calcext:apply-style-name="cellule dialogues" calcext:value="contains-text(&quot;PlayerSpeak&quot;)" calcext:base-cell-address="'Ile déserte var 1'.A3"/>
            <calcext:condition calcext:apply-style-name="cellule dialogues" calcext:value="contains-text(&quot;OtherSpeak&quot;)" calcext:base-cell-address="'Ile déserte var 1'.A3"/>
            <calcext:condition calcext:apply-style-name="cellule argent" calcext:value="contains-text(&quot;CheckGold&quot;)" calcext:base-cell-address="'Ile déserte var 1'.A3"/>
            <calcext:condition calcext:apply-style-name="cellule argent" calcext:value="contains-text(&quot;RemoveGold&quot;)" calcext:base-cell-address="'Ile déserte var 1'.A3"/>
            <calcext:condition calcext:apply-style-name="cellule argent" calcext:value="contains-text(&quot;AddGold&quot;)" calcext:base-cell-address="'Ile déserte var 1'.A3"/>
            <calcext:condition calcext:apply-style-name="cellule argent" calcext:value="contains-text(&quot;Loot&quot;)" calcext:base-cell-address="'Ile déserte var 1'.A3"/>
            <calcext:condition calcext:apply-style-name="cellule argent" calcext:value="contains-text(&quot;Trade&quot;)" calcext:base-cell-address="'Ile déserte var 1'.A3"/>
            <calcext:condition calcext:apply-style-name="cellule combat" calcext:value="contains-text(&quot;LaunchCombat&quot;)" calcext:base-cell-address="'Ile déserte var 1'.A3"/>
            <calcext:condition calcext:apply-style-name="cellule indice" calcext:value="contains-text(&quot;CheckFormula&quot;)" calcext:base-cell-address="'Ile déserte var 1'.A3"/>
            <calcext:condition calcext:apply-style-name="cellule indice" calcext:value="contains-text(&quot;GiveDirection&quot;)" calcext:base-cell-address="'Ile déserte var 1'.A3"/>
            <calcext:condition calcext:apply-style-name="cellule temps" calcext:value="contains-text(&quot;SetWeather&quot;)" calcext:base-cell-address="'Ile déserte var 1'.A3"/>
            <calcext:condition calcext:apply-style-name="cellule temps" calcext:value="contains-text(&quot;SwitchWeather&quot;)" calcext:base-cell-address="'Ile déserte var 1'.A3"/>
            <calcext:condition calcext:apply-style-name="cellule temps" calcext:value="contains-text(&quot;NextDay&quot;)" calcext:base-cell-address="'Ile déserte var 1'.A3"/>
            <calcext:condition calcext:apply-style-name="cellule temps" calcext:value="contains-text(&quot;CheckDay&quot;)" calcext:base-cell-address="'Ile déserte var 1'.A3"/>
            <calcext:condition calcext:apply-style-name="cellule histoire" calcext:value="contains-text(&quot;Leave&quot;)" calcext:base-cell-address="'Ile déserte var 1'.A3"/>
            <calcext:condition calcext:apply-style-name="cellule choice" calcext:value="contains-text(&quot;Choice&quot;)" calcext:base-cell-address="'Ile déserte var 1'.A3"/>
            <calcext:condition calcext:apply-style-name="cellule d'erreur" calcext:value="!=&quot;&quot;" calcext:base-cell-address="'Ile déserte var 1'.A3"/>
          </calcext:conditional-format>
          <calcext:conditional-format calcext:target-range-address="'Ile déserte var 1'.A10:'Ile déserte var 1'.A19">
            <calcext:condition calcext:apply-style-name="cellule histoire" calcext:value="contains-text(&quot;GoTo&quot;)" calcext:base-cell-address="'Ile déserte var 1'.A10"/>
            <calcext:condition calcext:apply-style-name="cellule histoire" calcext:value="contains-text(&quot;Conclude&quot;)" calcext:base-cell-address="'Ile déserte var 1'.A10"/>
            <calcext:condition calcext:apply-style-name="cellule random" calcext:value="contains-text(&quot;RandomPercent&quot;)" calcext:base-cell-address="'Ile déserte var 1'.A10"/>
            <calcext:condition calcext:apply-style-name="cellule random" calcext:value="contains-text(&quot;RandomRange&quot;)" calcext:base-cell-address="'Ile déserte var 1'.A10"/>
            <calcext:condition calcext:apply-style-name="cellule personnages" calcext:value="contains-text(&quot;NewCrew&quot;)" calcext:base-cell-address="'Ile déserte var 1'.A10"/>
            <calcext:condition calcext:apply-style-name="cellule personnages" calcext:value="contains-text(&quot;NewCharacter&quot;)" calcext:base-cell-address="'Ile déserte var 1'.A10"/>
            <calcext:condition calcext:apply-style-name="cellule personnages" calcext:value="contains-text(&quot;HideOther&quot;)" calcext:base-cell-address="'Ile déserte var 1'.A10"/>
            <calcext:condition calcext:apply-style-name="cellule personnages" calcext:value="contains-text(&quot;DeleteOther&quot;)" calcext:base-cell-address="'Ile déserte var 1'.A10"/>
            <calcext:condition calcext:apply-style-name="cellule narrateur" calcext:value="contains-text(&quot;Narrator&quot;)" calcext:base-cell-address="'Ile déserte var 1'.A10"/>
            <calcext:condition calcext:apply-style-name="cellule set choice" calcext:value="contains-text(&quot;SetChoices&quot;)" calcext:base-cell-address="'Ile déserte var 1'.A10"/>
            <calcext:condition calcext:apply-style-name="cellule dialogues" calcext:value="contains-text(&quot;PlayerSpeak&quot;)" calcext:base-cell-address="'Ile déserte var 1'.A10"/>
            <calcext:condition calcext:apply-style-name="cellule dialogues" calcext:value="contains-text(&quot;OtherSpeak&quot;)" calcext:base-cell-address="'Ile déserte var 1'.A10"/>
            <calcext:condition calcext:apply-style-name="cellule argent" calcext:value="contains-text(&quot;CheckGold&quot;)" calcext:base-cell-address="'Ile déserte var 1'.A10"/>
            <calcext:condition calcext:apply-style-name="cellule argent" calcext:value="contains-text(&quot;RemoveGold&quot;)" calcext:base-cell-address="'Ile déserte var 1'.A10"/>
            <calcext:condition calcext:apply-style-name="cellule argent" calcext:value="contains-text(&quot;AddGold&quot;)" calcext:base-cell-address="'Ile déserte var 1'.A10"/>
            <calcext:condition calcext:apply-style-name="cellule argent" calcext:value="contains-text(&quot;Loot&quot;)" calcext:base-cell-address="'Ile déserte var 1'.A10"/>
            <calcext:condition calcext:apply-style-name="cellule argent" calcext:value="contains-text(&quot;Trade&quot;)" calcext:base-cell-address="'Ile déserte var 1'.A10"/>
            <calcext:condition calcext:apply-style-name="cellule combat" calcext:value="contains-text(&quot;LaunchCombat&quot;)" calcext:base-cell-address="'Ile déserte var 1'.A10"/>
            <calcext:condition calcext:apply-style-name="cellule indice" calcext:value="contains-text(&quot;CheckFormula&quot;)" calcext:base-cell-address="'Ile déserte var 1'.A10"/>
            <calcext:condition calcext:apply-style-name="cellule indice" calcext:value="contains-text(&quot;GiveDirection&quot;)" calcext:base-cell-address="'Ile déserte var 1'.A10"/>
            <calcext:condition calcext:apply-style-name="cellule temps" calcext:value="contains-text(&quot;SetWeather&quot;)" calcext:base-cell-address="'Ile déserte var 1'.A10"/>
            <calcext:condition calcext:apply-style-name="cellule temps" calcext:value="contains-text(&quot;SwitchWeather&quot;)" calcext:base-cell-address="'Ile déserte var 1'.A10"/>
            <calcext:condition calcext:apply-style-name="cellule temps" calcext:value="contains-text(&quot;NextDay&quot;)" calcext:base-cell-address="'Ile déserte var 1'.A10"/>
            <calcext:condition calcext:apply-style-name="cellule temps" calcext:value="contains-text(&quot;CheckDay&quot;)" calcext:base-cell-address="'Ile déserte var 1'.A10"/>
            <calcext:condition calcext:apply-style-name="cellule histoire" calcext:value="contains-text(&quot;Leave&quot;)" calcext:base-cell-address="'Ile déserte var 1'.A10"/>
            <calcext:condition calcext:apply-style-name="cellule choice" calcext:value="contains-text(&quot;Choice&quot;)" calcext:base-cell-address="'Ile déserte var 1'.A10"/>
            <calcext:condition calcext:apply-style-name="cellule d'erreur" calcext:value="!=&quot;&quot;" calcext:base-cell-address="'Ile déserte var 1'.A10"/>
          </calcext:conditional-format>
          <calcext:conditional-format calcext:target-range-address="'Ile déserte var 1'.B10:'Ile déserte var 1'.B19">
            <calcext:condition calcext:apply-style-name="cellule histoire" calcext:value="contains-text(&quot;GoTo&quot;)" calcext:base-cell-address="'Ile déserte var 1'.B10"/>
            <calcext:condition calcext:apply-style-name="cellule histoire" calcext:value="contains-text(&quot;Conclude&quot;)" calcext:base-cell-address="'Ile déserte var 1'.B10"/>
            <calcext:condition calcext:apply-style-name="cellule random" calcext:value="contains-text(&quot;RandomPercent&quot;)" calcext:base-cell-address="'Ile déserte var 1'.B10"/>
            <calcext:condition calcext:apply-style-name="cellule random" calcext:value="contains-text(&quot;RandomRange&quot;)" calcext:base-cell-address="'Ile déserte var 1'.B10"/>
            <calcext:condition calcext:apply-style-name="cellule personnages" calcext:value="contains-text(&quot;NewCrew&quot;)" calcext:base-cell-address="'Ile déserte var 1'.B10"/>
            <calcext:condition calcext:apply-style-name="cellule personnages" calcext:value="contains-text(&quot;NewCharacter&quot;)" calcext:base-cell-address="'Ile déserte var 1'.B10"/>
            <calcext:condition calcext:apply-style-name="cellule personnages" calcext:value="contains-text(&quot;HideOther&quot;)" calcext:base-cell-address="'Ile déserte var 1'.B10"/>
            <calcext:condition calcext:apply-style-name="cellule personnages" calcext:value="contains-text(&quot;DeleteOther&quot;)" calcext:base-cell-address="'Ile déserte var 1'.B10"/>
            <calcext:condition calcext:apply-style-name="cellule narrateur" calcext:value="contains-text(&quot;Narrator&quot;)" calcext:base-cell-address="'Ile déserte var 1'.B10"/>
            <calcext:condition calcext:apply-style-name="cellule set choice" calcext:value="contains-text(&quot;SetChoices&quot;)" calcext:base-cell-address="'Ile déserte var 1'.B10"/>
            <calcext:condition calcext:apply-style-name="cellule dialogues" calcext:value="contains-text(&quot;PlayerSpeak&quot;)" calcext:base-cell-address="'Ile déserte var 1'.B10"/>
            <calcext:condition calcext:apply-style-name="cellule dialogues" calcext:value="contains-text(&quot;OtherSpeak&quot;)" calcext:base-cell-address="'Ile déserte var 1'.B10"/>
            <calcext:condition calcext:apply-style-name="cellule argent" calcext:value="contains-text(&quot;CheckGold&quot;)" calcext:base-cell-address="'Ile déserte var 1'.B10"/>
            <calcext:condition calcext:apply-style-name="cellule argent" calcext:value="contains-text(&quot;RemoveGold&quot;)" calcext:base-cell-address="'Ile déserte var 1'.B10"/>
            <calcext:condition calcext:apply-style-name="cellule argent" calcext:value="contains-text(&quot;AddGold&quot;)" calcext:base-cell-address="'Ile déserte var 1'.B10"/>
            <calcext:condition calcext:apply-style-name="cellule argent" calcext:value="contains-text(&quot;Loot&quot;)" calcext:base-cell-address="'Ile déserte var 1'.B10"/>
            <calcext:condition calcext:apply-style-name="cellule argent" calcext:value="contains-text(&quot;Trade&quot;)" calcext:base-cell-address="'Ile déserte var 1'.B10"/>
            <calcext:condition calcext:apply-style-name="cellule combat" calcext:value="contains-text(&quot;LaunchCombat&quot;)" calcext:base-cell-address="'Ile déserte var 1'.B10"/>
            <calcext:condition calcext:apply-style-name="cellule indice" calcext:value="contains-text(&quot;CheckFormula&quot;)" calcext:base-cell-address="'Ile déserte var 1'.B10"/>
            <calcext:condition calcext:apply-style-name="cellule indice" calcext:value="contains-text(&quot;GiveDirection&quot;)" calcext:base-cell-address="'Ile déserte var 1'.B10"/>
            <calcext:condition calcext:apply-style-name="cellule temps" calcext:value="contains-text(&quot;SetWeather&quot;)" calcext:base-cell-address="'Ile déserte var 1'.B10"/>
            <calcext:condition calcext:apply-style-name="cellule temps" calcext:value="contains-text(&quot;SwitchWeather&quot;)" calcext:base-cell-address="'Ile déserte var 1'.B10"/>
            <calcext:condition calcext:apply-style-name="cellule temps" calcext:value="contains-text(&quot;NextDay&quot;)" calcext:base-cell-address="'Ile déserte var 1'.B10"/>
            <calcext:condition calcext:apply-style-name="cellule temps" calcext:value="contains-text(&quot;CheckDay&quot;)" calcext:base-cell-address="'Ile déserte var 1'.B10"/>
            <calcext:condition calcext:apply-style-name="cellule histoire" calcext:value="contains-text(&quot;Leave&quot;)" calcext:base-cell-address="'Ile déserte var 1'.B10"/>
            <calcext:condition calcext:apply-style-name="cellule choice" calcext:value="contains-text(&quot;Choice&quot;)" calcext:base-cell-address="'Ile déserte var 1'.B10"/>
            <calcext:condition calcext:apply-style-name="cellule d'erreur" calcext:value="!=&quot;&quot;" calcext:base-cell-address="'Ile déserte var 1'.B10"/>
          </calcext:conditional-format>
          <calcext:conditional-format calcext:target-range-address="'Ile déserte var 1'.A10:'Ile déserte var 1'.B19">
            <calcext:condition calcext:apply-style-name="cellule histoire" calcext:value="contains-text(&quot;GoTo&quot;)" calcext:base-cell-address="'Ile déserte var 1'.A10"/>
            <calcext:condition calcext:apply-style-name="cellule histoire" calcext:value="contains-text(&quot;Conclude&quot;)" calcext:base-cell-address="'Ile déserte var 1'.A10"/>
            <calcext:condition calcext:apply-style-name="cellule random" calcext:value="contains-text(&quot;RandomPercent&quot;)" calcext:base-cell-address="'Ile déserte var 1'.A10"/>
            <calcext:condition calcext:apply-style-name="cellule random" calcext:value="contains-text(&quot;RandomRange&quot;)" calcext:base-cell-address="'Ile déserte var 1'.A10"/>
            <calcext:condition calcext:apply-style-name="cellule personnages" calcext:value="contains-text(&quot;NewCrew&quot;)" calcext:base-cell-address="'Ile déserte var 1'.A10"/>
            <calcext:condition calcext:apply-style-name="cellule personnages" calcext:value="contains-text(&quot;NewCharacter&quot;)" calcext:base-cell-address="'Ile déserte var 1'.A10"/>
            <calcext:condition calcext:apply-style-name="cellule personnages" calcext:value="contains-text(&quot;HideOther&quot;)" calcext:base-cell-address="'Ile déserte var 1'.A10"/>
            <calcext:condition calcext:apply-style-name="cellule personnages" calcext:value="contains-text(&quot;DeleteOther&quot;)" calcext:base-cell-address="'Ile déserte var 1'.A10"/>
            <calcext:condition calcext:apply-style-name="cellule narrateur" calcext:value="contains-text(&quot;Narrator&quot;)" calcext:base-cell-address="'Ile déserte var 1'.A10"/>
            <calcext:condition calcext:apply-style-name="cellule set choice" calcext:value="contains-text(&quot;SetChoices&quot;)" calcext:base-cell-address="'Ile déserte var 1'.A10"/>
            <calcext:condition calcext:apply-style-name="cellule dialogues" calcext:value="contains-text(&quot;PlayerSpeak&quot;)" calcext:base-cell-address="'Ile déserte var 1'.A10"/>
            <calcext:condition calcext:apply-style-name="cellule dialogues" calcext:value="contains-text(&quot;OtherSpeak&quot;)" calcext:base-cell-address="'Ile déserte var 1'.A10"/>
            <calcext:condition calcext:apply-style-name="cellule argent" calcext:value="contains-text(&quot;CheckGold&quot;)" calcext:base-cell-address="'Ile déserte var 1'.A10"/>
            <calcext:condition calcext:apply-style-name="cellule argent" calcext:value="contains-text(&quot;RemoveGold&quot;)" calcext:base-cell-address="'Ile déserte var 1'.A10"/>
            <calcext:condition calcext:apply-style-name="cellule argent" calcext:value="contains-text(&quot;AddGold&quot;)" calcext:base-cell-address="'Ile déserte var 1'.A10"/>
            <calcext:condition calcext:apply-style-name="cellule argent" calcext:value="contains-text(&quot;Loot&quot;)" calcext:base-cell-address="'Ile déserte var 1'.A10"/>
            <calcext:condition calcext:apply-style-name="cellule argent" calcext:value="contains-text(&quot;Trade&quot;)" calcext:base-cell-address="'Ile déserte var 1'.A10"/>
            <calcext:condition calcext:apply-style-name="cellule combat" calcext:value="contains-text(&quot;LaunchCombat&quot;)" calcext:base-cell-address="'Ile déserte var 1'.A10"/>
            <calcext:condition calcext:apply-style-name="cellule indice" calcext:value="contains-text(&quot;CheckFormula&quot;)" calcext:base-cell-address="'Ile déserte var 1'.A10"/>
            <calcext:condition calcext:apply-style-name="cellule indice" calcext:value="contains-text(&quot;GiveDirection&quot;)" calcext:base-cell-address="'Ile déserte var 1'.A10"/>
            <calcext:condition calcext:apply-style-name="cellule temps" calcext:value="contains-text(&quot;SetWeather&quot;)" calcext:base-cell-address="'Ile déserte var 1'.A10"/>
            <calcext:condition calcext:apply-style-name="cellule temps" calcext:value="contains-text(&quot;SwitchWeather&quot;)" calcext:base-cell-address="'Ile déserte var 1'.A10"/>
            <calcext:condition calcext:apply-style-name="cellule temps" calcext:value="contains-text(&quot;NextDay&quot;)" calcext:base-cell-address="'Ile déserte var 1'.A10"/>
            <calcext:condition calcext:apply-style-name="cellule temps" calcext:value="contains-text(&quot;CheckDay&quot;)" calcext:base-cell-address="'Ile déserte var 1'.A10"/>
            <calcext:condition calcext:apply-style-name="cellule histoire" calcext:value="contains-text(&quot;Leave&quot;)" calcext:base-cell-address="'Ile déserte var 1'.A10"/>
            <calcext:condition calcext:apply-style-name="cellule choice" calcext:value="contains-text(&quot;Choice&quot;)" calcext:base-cell-address="'Ile déserte var 1'.A10"/>
            <calcext:condition calcext:apply-style-name="cellule d'erreur" calcext:value="!=&quot;&quot;" calcext:base-cell-address="'Ile déserte var 1'.A10"/>
          </calcext:conditional-format>
        </calcext:conditional-formats>
      </table:table>
      <table:table table:name="Ile déserte var 2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8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4"/>
        </table:table-row>
        <table:table-row table:style-name="ro9">
          <table:table-cell table:style-name="ce18" office:value-type="string" calcext:value-type="string">
            <text:p>Ile déserte</text:p>
          </table:table-cell>
          <table:table-cell table:style-name="ce18" office:value-type="float" office:value="5" calcext:value-type="float">
            <text:p>5</text:p>
          </table:table-cell>
          <table:table-cell table:style-name="ce25"/>
          <table:table-cell table:number-columns-repeated="34"/>
        </table:table-row>
        <table:table-row table:style-name="ro11">
          <table:table-cell table:style-name="ce112" office:value-type="string" calcext:value-type="string">
            <text:p>Narrator : Le bateau accoste sur une petite île. Quelques arbustes ont poussés au bout de la plage</text:p>
          </table:table-cell>
          <table:table-cell table:style-name="ce119"/>
          <table:table-cell table:style-name="ce128" table:number-columns-repeated="3"/>
          <table:table-cell table:style-name="ce140" table:number-columns-repeated="7"/>
          <table:table-cell table:style-name="ce146"/>
          <table:table-cell table:style-name="ce118" table:number-columns-repeated="2"/>
          <table:table-cell table:style-name="ce25" table:number-columns-repeated="22"/>
        </table:table-row>
        <table:table-row table:style-name="ro9">
          <table:table-cell table:style-name="ce113" office:value-type="string" calcext:value-type="string">
            <text:p>SetChoices3</text:p>
          </table:table-cell>
          <table:table-cell table:style-name="ce120" table:number-columns-repeated="4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3" office:value-type="string" calcext:value-type="string">
            <text:p>Choice : On lève l'ancre !</text:p>
          </table:table-cell>
          <table:table-cell table:style-name="ce120" office:value-type="string" calcext:value-type="string">
            <text:p>Choice : On va rester ici pour la nuit</text:p>
          </table:table-cell>
          <table:table-cell table:style-name="ce120" office:value-type="string" calcext:value-type="string">
            <text:p>Choice : (Chercher de la nourriture)</text:p>
          </table:table-cell>
          <table:table-cell table:style-name="ce120" table:number-columns-repeated="2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3" office:value-type="string" calcext:value-type="string">
            <text:p>Leave</text:p>
          </table:table-cell>
          <table:table-cell table:style-name="ce120" office:value-type="string" calcext:value-type="string">
            <text:p>SetWeatherDay</text:p>
          </table:table-cell>
          <table:table-cell table:style-name="ce120" office:value-type="string" calcext:value-type="string">
            <text:p>RandomPercent35</text:p>
          </table:table-cell>
          <table:table-cell table:style-name="ce120" table:number-columns-repeated="2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3"/>
          <table:table-cell table:style-name="ce120" office:value-type="string" calcext:value-type="string">
            <text:p>NextDay</text:p>
          </table:table-cell>
          <table:table-cell table:style-name="ce129" office:value-type="string" calcext:value-type="string">
            <text:p>OtherSpeak : Il n'y a rien de comestible ici !</text:p>
          </table:table-cell>
          <table:table-cell table:style-name="ce132" office:value-type="string" calcext:value-type="string">
            <text:p>OtherSpeak : Bingo !</text:p>
          </table:table-cell>
          <table:table-cell table:style-name="ce120"/>
          <table:table-cell table:style-name="ce141"/>
          <table:table-cell table:style-name="ce123" table:number-columns-repeated="6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19">
          <table:table-cell table:style-name="ce113"/>
          <table:table-cell table:style-name="ce120" office:value-type="string" calcext:value-type="string">
            <text:p>Narrator : Le bateau est sur une petite île. L'air est frais et matinal.</text:p>
          </table:table-cell>
          <table:table-cell table:style-name="ce130" office:value-type="string" calcext:value-type="string">
            <text:p>GoToA/3</text:p>
          </table:table-cell>
          <table:table-cell table:style-name="ce132" office:value-type="string" calcext:value-type="string">
            <text:p>LootFood</text:p>
          </table:table-cell>
          <table:table-cell table:style-name="ce120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3"/>
          <table:table-cell table:style-name="ce120" office:value-type="string" calcext:value-type="string">
            <text:p>GoToB/4</text:p>
          </table:table-cell>
          <table:table-cell table:style-name="ce120"/>
          <table:table-cell table:style-name="ce133" office:value-type="string" calcext:value-type="string">
            <text:p>GoToA/3</text:p>
          </table:table-cell>
          <table:table-cell table:style-name="ce137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31"/>
          <table:table-cell table:style-name="ce134"/>
          <table:table-cell table:style-name="ce120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 table:number-columns-repeated="3"/>
          <table:table-cell table:style-name="ce123" table:number-columns-repeated="7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/>
          <table:table-cell table:style-name="ce135"/>
          <table:table-cell table:style-name="ce138"/>
          <table:table-cell table:style-name="ce124"/>
          <table:table-cell table:style-name="ce123"/>
          <table:table-cell table:style-name="ce124" table:number-columns-repeated="2"/>
          <table:table-cell table:style-name="ce123" table:number-columns-repeated="3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 table:number-columns-repeated="3"/>
          <table:table-cell table:style-name="ce123" table:number-columns-repeated="3"/>
          <table:table-cell table:style-name="ce124"/>
          <table:table-cell table:style-name="ce123" table:number-columns-repeated="3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 table:number-columns-repeated="2"/>
          <table:table-cell table:style-name="ce139"/>
          <table:table-cell table:style-name="ce123" table:number-columns-repeated="2"/>
          <table:table-cell table:style-name="ce142"/>
          <table:table-cell table:style-name="ce144"/>
          <table:table-cell table:style-name="ce123" table:number-columns-repeated="3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 table:number-columns-repeated="2"/>
          <table:table-cell table:style-name="ce132"/>
          <table:table-cell table:style-name="ce123" table:number-columns-repeated="2"/>
          <table:table-cell table:style-name="ce141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1"/>
          <table:table-cell table:style-name="ce120" table:number-columns-repeated="2"/>
          <table:table-cell table:style-name="ce132"/>
          <table:table-cell table:style-name="ce123" table:number-columns-repeated="2"/>
          <table:table-cell table:style-name="ce143"/>
          <table:table-cell table:style-name="ce145"/>
          <table:table-cell table:style-name="ce123" table:number-columns-repeated="3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4"/>
          <table:table-cell table:style-name="ce122"/>
          <table:table-cell table:style-name="ce120" table:number-columns-repeated="2"/>
          <table:table-cell table:style-name="ce132"/>
          <table:table-cell table:style-name="ce123" table:number-columns-repeated="2"/>
          <table:table-cell table:style-name="ce141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 table:number-rows-repeated="2">
          <table:table-cell table:style-name="ce114"/>
          <table:table-cell table:style-name="ce121"/>
          <table:table-cell table:style-name="ce120" table:number-columns-repeated="2"/>
          <table:table-cell table:style-name="ce132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3"/>
          <table:table-cell table:style-name="ce120" table:number-columns-repeated="3"/>
          <table:table-cell table:style-name="ce132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 table:number-rows-repeated="3">
          <table:table-cell table:style-name="ce113"/>
          <table:table-cell table:style-name="ce120" table:number-columns-repeated="4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 table:number-rows-repeated="3">
          <table:table-cell table:style-name="ce115"/>
          <table:table-cell table:style-name="ce120" table:number-columns-repeated="4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 table:number-rows-repeated="2">
          <table:table-cell table:style-name="ce115"/>
          <table:table-cell table:style-name="ce120" table:number-columns-repeated="2"/>
          <table:table-cell table:style-name="ce136" table:number-columns-repeated="2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6"/>
          <table:table-cell table:style-name="ce123" table:number-columns-repeated="2"/>
          <table:table-cell table:style-name="ce124" table:number-columns-repeated="2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6"/>
          <table:table-cell table:style-name="ce123"/>
          <table:table-cell table:style-name="ce124" table:number-columns-repeated="3"/>
          <table:table-cell table:style-name="ce141" table:number-columns-repeated="3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6"/>
          <table:table-cell table:style-name="ce123"/>
          <table:table-cell table:style-name="ce124"/>
          <table:table-cell table:style-name="ce123" table:number-columns-repeated="3"/>
          <table:table-cell table:style-name="ce141" table:number-columns-repeated="2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6"/>
          <table:table-cell table:style-name="ce124" table:number-columns-repeated="2"/>
          <table:table-cell table:style-name="ce123" table:number-columns-repeated="3"/>
          <table:table-cell table:style-name="ce141" table:number-columns-repeated="2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6"/>
          <table:table-cell table:style-name="ce124"/>
          <table:table-cell table:style-name="ce123" table:number-columns-repeated="4"/>
          <table:table-cell table:style-name="ce141" table:number-columns-repeated="2"/>
          <table:table-cell table:style-name="ce123" table:number-columns-repeated="4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 table:number-rows-repeated="3">
          <table:table-cell table:style-name="ce116"/>
          <table:table-cell table:style-name="ce123" table:number-columns-repeated="11"/>
          <table:table-cell table:style-name="ce147"/>
          <table:table-cell table:style-name="ce148"/>
          <table:table-cell table:style-name="ce118"/>
          <table:table-cell table:style-name="ce25" table:number-columns-repeated="22"/>
        </table:table-row>
        <table:table-row table:style-name="ro9">
          <table:table-cell table:style-name="ce115"/>
          <table:table-cell table:style-name="ce125"/>
          <table:table-cell table:style-name="ce126" table:number-columns-repeated="10"/>
          <table:table-cell table:style-name="ce148" table:number-columns-repeated="2"/>
          <table:table-cell table:style-name="ce118"/>
          <table:table-cell table:style-name="ce25" table:number-columns-repeated="22"/>
        </table:table-row>
        <table:table-row table:style-name="ro9">
          <table:table-cell table:style-name="ce115"/>
          <table:table-cell table:style-name="ce126" table:number-columns-repeated="11"/>
          <table:table-cell table:style-name="ce148" table:number-columns-repeated="2"/>
          <table:table-cell table:style-name="ce118"/>
          <table:table-cell table:style-name="ce25" table:number-columns-repeated="22"/>
        </table:table-row>
        <table:table-row table:style-name="ro9">
          <table:table-cell table:style-name="ce115"/>
          <table:table-cell table:style-name="ce127"/>
          <table:table-cell table:style-name="ce126" table:number-columns-repeated="10"/>
          <table:table-cell table:style-name="ce148" table:number-columns-repeated="2"/>
          <table:table-cell table:style-name="ce118"/>
          <table:table-cell table:style-name="ce25" table:number-columns-repeated="22"/>
        </table:table-row>
        <table:table-row table:style-name="ro9" table:number-rows-repeated="2">
          <table:table-cell table:style-name="ce115" table:number-columns-repeated="2"/>
          <table:table-cell table:style-name="ce117"/>
          <table:table-cell table:style-name="ce113" table:number-columns-repeated="9"/>
          <table:table-cell table:style-name="ce118" table:number-columns-repeated="3"/>
          <table:table-cell table:style-name="ce25" table:number-columns-repeated="22"/>
        </table:table-row>
        <table:table-row table:style-name="ro9">
          <table:table-cell table:style-name="ce117" table:number-columns-repeated="3"/>
          <table:table-cell table:style-name="ce113" table:number-columns-repeated="9"/>
          <table:table-cell table:style-name="ce118" table:number-columns-repeated="3"/>
          <table:table-cell table:style-name="ce25" table:number-columns-repeated="22"/>
        </table:table-row>
        <table:table-row table:style-name="ro9" table:number-rows-repeated="2">
          <table:table-cell table:style-name="ce113" table:number-columns-repeated="2"/>
          <table:table-cell table:style-name="ce117"/>
          <table:table-cell table:style-name="ce113" table:number-columns-repeated="9"/>
          <table:table-cell table:style-name="ce118" table:number-columns-repeated="3"/>
          <table:table-cell table:style-name="ce25" table:number-columns-repeated="22"/>
        </table:table-row>
        <table:table-row table:style-name="ro9" table:number-rows-repeated="10">
          <table:table-cell table:style-name="ce113" table:number-columns-repeated="12"/>
          <table:table-cell table:style-name="ce118" table:number-columns-repeated="3"/>
          <table:table-cell table:style-name="ce25" table:number-columns-repeated="22"/>
        </table:table-row>
        <table:table-row table:style-name="ro9" table:number-rows-repeated="22">
          <table:table-cell table:style-name="ce118" table:number-columns-repeated="15"/>
          <table:table-cell table:style-name="ce25" table:number-columns-repeated="22"/>
        </table:table-row>
        <table:table-row table:style-name="ro9" table:number-rows-repeated="46">
          <table:table-cell table:style-name="ce25" table:number-columns-repeated="37"/>
        </table:table-row>
        <table:table-row table:style-name="ro8" table:number-rows-repeated="1048453">
          <table:table-cell table:number-columns-repeated="37"/>
        </table:table-row>
        <table:table-row table:style-name="ro8">
          <table:table-cell table:number-columns-repeated="37"/>
        </table:table-row>
        <calcext:conditional-formats>
          <calcext:conditional-format calcext:target-range-address="'Ile déserte var 2'.A40:'Ile déserte var 2'.O76 'Ile déserte var 2'.N3:'Ile déserte var 2'.O3 'Ile déserte var 2'.O4:'Ile déserte var 2'.O39 'Ile déserte var 2'.A20:'Ile déserte var 2'.A39 'Ile déserte var 2'.A3:'Ile déserte var 2'.A9">
            <calcext:condition calcext:apply-style-name="cellule histoire" calcext:value="contains-text(&quot;GoTo&quot;)" calcext:base-cell-address="'Ile déserte var 2'.A3"/>
            <calcext:condition calcext:apply-style-name="cellule histoire" calcext:value="contains-text(&quot;Conclude&quot;)" calcext:base-cell-address="'Ile déserte var 2'.A3"/>
            <calcext:condition calcext:apply-style-name="cellule random" calcext:value="contains-text(&quot;RandomPercent&quot;)" calcext:base-cell-address="'Ile déserte var 2'.A3"/>
            <calcext:condition calcext:apply-style-name="cellule random" calcext:value="contains-text(&quot;RandomRange&quot;)" calcext:base-cell-address="'Ile déserte var 2'.A3"/>
            <calcext:condition calcext:apply-style-name="cellule personnages" calcext:value="contains-text(&quot;NewCrew&quot;)" calcext:base-cell-address="'Ile déserte var 2'.A3"/>
            <calcext:condition calcext:apply-style-name="cellule personnages" calcext:value="contains-text(&quot;NewCharacter&quot;)" calcext:base-cell-address="'Ile déserte var 2'.A3"/>
            <calcext:condition calcext:apply-style-name="cellule personnages" calcext:value="contains-text(&quot;HideOther&quot;)" calcext:base-cell-address="'Ile déserte var 2'.A3"/>
            <calcext:condition calcext:apply-style-name="cellule personnages" calcext:value="contains-text(&quot;DeleteOther&quot;)" calcext:base-cell-address="'Ile déserte var 2'.A3"/>
            <calcext:condition calcext:apply-style-name="cellule narrateur" calcext:value="contains-text(&quot;Narrator&quot;)" calcext:base-cell-address="'Ile déserte var 2'.A3"/>
            <calcext:condition calcext:apply-style-name="cellule set choice" calcext:value="contains-text(&quot;SetChoices&quot;)" calcext:base-cell-address="'Ile déserte var 2'.A3"/>
            <calcext:condition calcext:apply-style-name="cellule dialogues" calcext:value="contains-text(&quot;PlayerSpeak&quot;)" calcext:base-cell-address="'Ile déserte var 2'.A3"/>
            <calcext:condition calcext:apply-style-name="cellule dialogues" calcext:value="contains-text(&quot;OtherSpeak&quot;)" calcext:base-cell-address="'Ile déserte var 2'.A3"/>
            <calcext:condition calcext:apply-style-name="cellule argent" calcext:value="contains-text(&quot;CheckGold&quot;)" calcext:base-cell-address="'Ile déserte var 2'.A3"/>
            <calcext:condition calcext:apply-style-name="cellule argent" calcext:value="contains-text(&quot;RemoveGold&quot;)" calcext:base-cell-address="'Ile déserte var 2'.A3"/>
            <calcext:condition calcext:apply-style-name="cellule argent" calcext:value="contains-text(&quot;AddGold&quot;)" calcext:base-cell-address="'Ile déserte var 2'.A3"/>
            <calcext:condition calcext:apply-style-name="cellule argent" calcext:value="contains-text(&quot;Loot&quot;)" calcext:base-cell-address="'Ile déserte var 2'.A3"/>
            <calcext:condition calcext:apply-style-name="cellule argent" calcext:value="contains-text(&quot;Trade&quot;)" calcext:base-cell-address="'Ile déserte var 2'.A3"/>
            <calcext:condition calcext:apply-style-name="cellule combat" calcext:value="contains-text(&quot;LaunchCombat&quot;)" calcext:base-cell-address="'Ile déserte var 2'.A3"/>
            <calcext:condition calcext:apply-style-name="cellule indice" calcext:value="contains-text(&quot;CheckFormula&quot;)" calcext:base-cell-address="'Ile déserte var 2'.A3"/>
            <calcext:condition calcext:apply-style-name="cellule indice" calcext:value="contains-text(&quot;GiveDirection&quot;)" calcext:base-cell-address="'Ile déserte var 2'.A3"/>
            <calcext:condition calcext:apply-style-name="cellule temps" calcext:value="contains-text(&quot;SetWeather&quot;)" calcext:base-cell-address="'Ile déserte var 2'.A3"/>
            <calcext:condition calcext:apply-style-name="cellule temps" calcext:value="contains-text(&quot;SwitchWeather&quot;)" calcext:base-cell-address="'Ile déserte var 2'.A3"/>
            <calcext:condition calcext:apply-style-name="cellule temps" calcext:value="contains-text(&quot;NextDay&quot;)" calcext:base-cell-address="'Ile déserte var 2'.A3"/>
            <calcext:condition calcext:apply-style-name="cellule temps" calcext:value="contains-text(&quot;CheckDay&quot;)" calcext:base-cell-address="'Ile déserte var 2'.A3"/>
            <calcext:condition calcext:apply-style-name="cellule histoire" calcext:value="contains-text(&quot;Leave&quot;)" calcext:base-cell-address="'Ile déserte var 2'.A3"/>
            <calcext:condition calcext:apply-style-name="cellule choice" calcext:value="contains-text(&quot;Choice&quot;)" calcext:base-cell-address="'Ile déserte var 2'.A3"/>
            <calcext:condition calcext:apply-style-name="cellule d'erreur" calcext:value="!=&quot;&quot;" calcext:base-cell-address="'Ile déserte var 2'.A3"/>
          </calcext:conditional-format>
          <calcext:conditional-format calcext:target-range-address="'Ile déserte var 2'.A29:'Ile déserte var 2'.A36 'Ile déserte var 2'.F3:'Ile déserte var 2'.M3">
            <calcext:condition calcext:apply-style-name="cellule histoire" calcext:value="contains-text(&quot;GoTo&quot;)" calcext:base-cell-address="'Ile déserte var 2'.A3"/>
            <calcext:condition calcext:apply-style-name="cellule histoire" calcext:value="contains-text(&quot;Conclude&quot;)" calcext:base-cell-address="'Ile déserte var 2'.A3"/>
            <calcext:condition calcext:apply-style-name="cellule random" calcext:value="contains-text(&quot;RandomPercent&quot;)" calcext:base-cell-address="'Ile déserte var 2'.A3"/>
            <calcext:condition calcext:apply-style-name="cellule random" calcext:value="contains-text(&quot;RandomRange&quot;)" calcext:base-cell-address="'Ile déserte var 2'.A3"/>
            <calcext:condition calcext:apply-style-name="cellule personnages" calcext:value="contains-text(&quot;NewCrew&quot;)" calcext:base-cell-address="'Ile déserte var 2'.A3"/>
            <calcext:condition calcext:apply-style-name="cellule personnages" calcext:value="contains-text(&quot;NewCharacter&quot;)" calcext:base-cell-address="'Ile déserte var 2'.A3"/>
            <calcext:condition calcext:apply-style-name="cellule personnages" calcext:value="contains-text(&quot;HideOther&quot;)" calcext:base-cell-address="'Ile déserte var 2'.A3"/>
            <calcext:condition calcext:apply-style-name="cellule personnages" calcext:value="contains-text(&quot;DeleteOther&quot;)" calcext:base-cell-address="'Ile déserte var 2'.A3"/>
            <calcext:condition calcext:apply-style-name="cellule narrateur" calcext:value="contains-text(&quot;Narrator&quot;)" calcext:base-cell-address="'Ile déserte var 2'.A3"/>
            <calcext:condition calcext:apply-style-name="cellule set choice" calcext:value="contains-text(&quot;SetChoices&quot;)" calcext:base-cell-address="'Ile déserte var 2'.A3"/>
            <calcext:condition calcext:apply-style-name="cellule dialogues" calcext:value="contains-text(&quot;PlayerSpeak&quot;)" calcext:base-cell-address="'Ile déserte var 2'.A3"/>
            <calcext:condition calcext:apply-style-name="cellule dialogues" calcext:value="contains-text(&quot;OtherSpeak&quot;)" calcext:base-cell-address="'Ile déserte var 2'.A3"/>
            <calcext:condition calcext:apply-style-name="cellule argent" calcext:value="contains-text(&quot;CheckGold&quot;)" calcext:base-cell-address="'Ile déserte var 2'.A3"/>
            <calcext:condition calcext:apply-style-name="cellule argent" calcext:value="contains-text(&quot;RemoveGold&quot;)" calcext:base-cell-address="'Ile déserte var 2'.A3"/>
            <calcext:condition calcext:apply-style-name="cellule argent" calcext:value="contains-text(&quot;AddGold&quot;)" calcext:base-cell-address="'Ile déserte var 2'.A3"/>
            <calcext:condition calcext:apply-style-name="cellule argent" calcext:value="contains-text(&quot;Loot&quot;)" calcext:base-cell-address="'Ile déserte var 2'.A3"/>
            <calcext:condition calcext:apply-style-name="cellule argent" calcext:value="contains-text(&quot;Trade&quot;)" calcext:base-cell-address="'Ile déserte var 2'.A3"/>
            <calcext:condition calcext:apply-style-name="cellule combat" calcext:value="contains-text(&quot;LaunchCombat&quot;)" calcext:base-cell-address="'Ile déserte var 2'.A3"/>
            <calcext:condition calcext:apply-style-name="cellule indice" calcext:value="contains-text(&quot;CheckFormula&quot;)" calcext:base-cell-address="'Ile déserte var 2'.A3"/>
            <calcext:condition calcext:apply-style-name="cellule indice" calcext:value="contains-text(&quot;GiveDirection&quot;)" calcext:base-cell-address="'Ile déserte var 2'.A3"/>
            <calcext:condition calcext:apply-style-name="cellule temps" calcext:value="contains-text(&quot;SetWeather&quot;)" calcext:base-cell-address="'Ile déserte var 2'.A3"/>
            <calcext:condition calcext:apply-style-name="cellule temps" calcext:value="contains-text(&quot;SwitchWeather&quot;)" calcext:base-cell-address="'Ile déserte var 2'.A3"/>
            <calcext:condition calcext:apply-style-name="cellule temps" calcext:value="contains-text(&quot;NextDay&quot;)" calcext:base-cell-address="'Ile déserte var 2'.A3"/>
            <calcext:condition calcext:apply-style-name="cellule temps" calcext:value="contains-text(&quot;CheckDay&quot;)" calcext:base-cell-address="'Ile déserte var 2'.A3"/>
            <calcext:condition calcext:apply-style-name="cellule histoire" calcext:value="contains-text(&quot;Leave&quot;)" calcext:base-cell-address="'Ile déserte var 2'.A3"/>
            <calcext:condition calcext:apply-style-name="cellule choice" calcext:value="contains-text(&quot;Choice&quot;)" calcext:base-cell-address="'Ile déserte var 2'.A3"/>
            <calcext:condition calcext:apply-style-name="cellule d'erreur" calcext:value="!=&quot;&quot;" calcext:base-cell-address="'Ile déserte var 2'.A3"/>
          </calcext:conditional-format>
          <calcext:conditional-format calcext:target-range-address="'Ile déserte var 2'.B37:'Ile déserte var 2'.N39 'Ile déserte var 2'.N4:'Ile déserte var 2'.N36">
            <calcext:condition calcext:apply-style-name="cellule histoire" calcext:value="contains-text(&quot;GoTo&quot;)" calcext:base-cell-address="'Ile déserte var 2'.B4"/>
            <calcext:condition calcext:apply-style-name="cellule histoire" calcext:value="contains-text(&quot;Conclude&quot;)" calcext:base-cell-address="'Ile déserte var 2'.B4"/>
            <calcext:condition calcext:apply-style-name="cellule random" calcext:value="contains-text(&quot;RandomPercent&quot;)" calcext:base-cell-address="'Ile déserte var 2'.B4"/>
            <calcext:condition calcext:apply-style-name="cellule random" calcext:value="contains-text(&quot;RandomRange&quot;)" calcext:base-cell-address="'Ile déserte var 2'.B4"/>
            <calcext:condition calcext:apply-style-name="cellule personnages" calcext:value="contains-text(&quot;NewCrew&quot;)" calcext:base-cell-address="'Ile déserte var 2'.B4"/>
            <calcext:condition calcext:apply-style-name="cellule personnages" calcext:value="contains-text(&quot;NewCharacter&quot;)" calcext:base-cell-address="'Ile déserte var 2'.B4"/>
            <calcext:condition calcext:apply-style-name="cellule personnages" calcext:value="contains-text(&quot;HideOther&quot;)" calcext:base-cell-address="'Ile déserte var 2'.B4"/>
            <calcext:condition calcext:apply-style-name="cellule personnages" calcext:value="contains-text(&quot;DeleteOther&quot;)" calcext:base-cell-address="'Ile déserte var 2'.B4"/>
            <calcext:condition calcext:apply-style-name="cellule narrateur" calcext:value="contains-text(&quot;Narrator&quot;)" calcext:base-cell-address="'Ile déserte var 2'.B4"/>
            <calcext:condition calcext:apply-style-name="cellule set choice" calcext:value="contains-text(&quot;SetChoices&quot;)" calcext:base-cell-address="'Ile déserte var 2'.B4"/>
            <calcext:condition calcext:apply-style-name="cellule dialogues" calcext:value="contains-text(&quot;PlayerSpeak&quot;)" calcext:base-cell-address="'Ile déserte var 2'.B4"/>
            <calcext:condition calcext:apply-style-name="cellule dialogues" calcext:value="contains-text(&quot;OtherSpeak&quot;)" calcext:base-cell-address="'Ile déserte var 2'.B4"/>
            <calcext:condition calcext:apply-style-name="cellule argent" calcext:value="contains-text(&quot;CheckGold&quot;)" calcext:base-cell-address="'Ile déserte var 2'.B4"/>
            <calcext:condition calcext:apply-style-name="cellule argent" calcext:value="contains-text(&quot;RemoveGold&quot;)" calcext:base-cell-address="'Ile déserte var 2'.B4"/>
            <calcext:condition calcext:apply-style-name="cellule argent" calcext:value="contains-text(&quot;AddGold&quot;)" calcext:base-cell-address="'Ile déserte var 2'.B4"/>
            <calcext:condition calcext:apply-style-name="cellule argent" calcext:value="contains-text(&quot;Loot&quot;)" calcext:base-cell-address="'Ile déserte var 2'.B4"/>
            <calcext:condition calcext:apply-style-name="cellule argent" calcext:value="contains-text(&quot;Trade&quot;)" calcext:base-cell-address="'Ile déserte var 2'.B4"/>
            <calcext:condition calcext:apply-style-name="cellule combat" calcext:value="contains-text(&quot;LaunchCombat&quot;)" calcext:base-cell-address="'Ile déserte var 2'.B4"/>
            <calcext:condition calcext:apply-style-name="cellule indice" calcext:value="contains-text(&quot;CheckFormula&quot;)" calcext:base-cell-address="'Ile déserte var 2'.B4"/>
            <calcext:condition calcext:apply-style-name="cellule indice" calcext:value="contains-text(&quot;GiveDirection&quot;)" calcext:base-cell-address="'Ile déserte var 2'.B4"/>
            <calcext:condition calcext:apply-style-name="cellule temps" calcext:value="contains-text(&quot;SetWeather&quot;)" calcext:base-cell-address="'Ile déserte var 2'.B4"/>
            <calcext:condition calcext:apply-style-name="cellule temps" calcext:value="contains-text(&quot;SwitchWeather&quot;)" calcext:base-cell-address="'Ile déserte var 2'.B4"/>
            <calcext:condition calcext:apply-style-name="cellule temps" calcext:value="contains-text(&quot;NextDay&quot;)" calcext:base-cell-address="'Ile déserte var 2'.B4"/>
            <calcext:condition calcext:apply-style-name="cellule temps" calcext:value="contains-text(&quot;CheckDay&quot;)" calcext:base-cell-address="'Ile déserte var 2'.B4"/>
            <calcext:condition calcext:apply-style-name="cellule histoire" calcext:value="contains-text(&quot;Leave&quot;)" calcext:base-cell-address="'Ile déserte var 2'.B4"/>
            <calcext:condition calcext:apply-style-name="cellule choice" calcext:value="contains-text(&quot;Choice&quot;)" calcext:base-cell-address="'Ile déserte var 2'.B4"/>
            <calcext:condition calcext:apply-style-name="cellule d'erreur" calcext:value="!=&quot;&quot;" calcext:base-cell-address="'Ile déserte var 2'.B4"/>
          </calcext:conditional-format>
          <calcext:conditional-format calcext:target-range-address="'Ile déserte var 2'.B29:'Ile déserte var 2'.M36 'Ile déserte var 2'.F4:'Ile déserte var 2'.M13 'Ile déserte var 2'.F17:'Ile déserte var 2'.M28 'Ile déserte var 2'.F16:'Ile déserte var 2'.G16 'Ile déserte var 2'.J16:'Ile déserte var 2'.M16 'Ile déserte var 2'.F15:'Ile déserte var 2'.M15 'Ile déserte var 2'.F14:'Ile déserte var 2'.G14 'Ile déserte var 2'.J14:'Ile déserte var 2'.M14">
            <calcext:condition calcext:apply-style-name="cellule histoire" calcext:value="contains-text(&quot;GoTo&quot;)" calcext:base-cell-address="'Ile déserte var 2'.B4"/>
            <calcext:condition calcext:apply-style-name="cellule histoire" calcext:value="contains-text(&quot;Conclude&quot;)" calcext:base-cell-address="'Ile déserte var 2'.B4"/>
            <calcext:condition calcext:apply-style-name="cellule random" calcext:value="contains-text(&quot;RandomPercent&quot;)" calcext:base-cell-address="'Ile déserte var 2'.B4"/>
            <calcext:condition calcext:apply-style-name="cellule random" calcext:value="contains-text(&quot;RandomRange&quot;)" calcext:base-cell-address="'Ile déserte var 2'.B4"/>
            <calcext:condition calcext:apply-style-name="cellule personnages" calcext:value="contains-text(&quot;NewCrew&quot;)" calcext:base-cell-address="'Ile déserte var 2'.B4"/>
            <calcext:condition calcext:apply-style-name="cellule personnages" calcext:value="contains-text(&quot;NewCharacter&quot;)" calcext:base-cell-address="'Ile déserte var 2'.B4"/>
            <calcext:condition calcext:apply-style-name="cellule personnages" calcext:value="contains-text(&quot;HideOther&quot;)" calcext:base-cell-address="'Ile déserte var 2'.B4"/>
            <calcext:condition calcext:apply-style-name="cellule personnages" calcext:value="contains-text(&quot;DeleteOther&quot;)" calcext:base-cell-address="'Ile déserte var 2'.B4"/>
            <calcext:condition calcext:apply-style-name="cellule narrateur" calcext:value="contains-text(&quot;Narrator&quot;)" calcext:base-cell-address="'Ile déserte var 2'.B4"/>
            <calcext:condition calcext:apply-style-name="cellule set choice" calcext:value="contains-text(&quot;SetChoices&quot;)" calcext:base-cell-address="'Ile déserte var 2'.B4"/>
            <calcext:condition calcext:apply-style-name="cellule dialogues" calcext:value="contains-text(&quot;PlayerSpeak&quot;)" calcext:base-cell-address="'Ile déserte var 2'.B4"/>
            <calcext:condition calcext:apply-style-name="cellule dialogues" calcext:value="contains-text(&quot;OtherSpeak&quot;)" calcext:base-cell-address="'Ile déserte var 2'.B4"/>
            <calcext:condition calcext:apply-style-name="cellule argent" calcext:value="contains-text(&quot;CheckGold&quot;)" calcext:base-cell-address="'Ile déserte var 2'.B4"/>
            <calcext:condition calcext:apply-style-name="cellule argent" calcext:value="contains-text(&quot;RemoveGold&quot;)" calcext:base-cell-address="'Ile déserte var 2'.B4"/>
            <calcext:condition calcext:apply-style-name="cellule argent" calcext:value="contains-text(&quot;AddGold&quot;)" calcext:base-cell-address="'Ile déserte var 2'.B4"/>
            <calcext:condition calcext:apply-style-name="cellule argent" calcext:value="contains-text(&quot;Loot&quot;)" calcext:base-cell-address="'Ile déserte var 2'.B4"/>
            <calcext:condition calcext:apply-style-name="cellule argent" calcext:value="contains-text(&quot;Trade&quot;)" calcext:base-cell-address="'Ile déserte var 2'.B4"/>
            <calcext:condition calcext:apply-style-name="cellule combat" calcext:value="contains-text(&quot;LaunchCombat&quot;)" calcext:base-cell-address="'Ile déserte var 2'.B4"/>
            <calcext:condition calcext:apply-style-name="cellule indice" calcext:value="contains-text(&quot;CheckFormula&quot;)" calcext:base-cell-address="'Ile déserte var 2'.B4"/>
            <calcext:condition calcext:apply-style-name="cellule indice" calcext:value="contains-text(&quot;GiveDirection&quot;)" calcext:base-cell-address="'Ile déserte var 2'.B4"/>
            <calcext:condition calcext:apply-style-name="cellule temps" calcext:value="contains-text(&quot;SetWeather&quot;)" calcext:base-cell-address="'Ile déserte var 2'.B4"/>
            <calcext:condition calcext:apply-style-name="cellule temps" calcext:value="contains-text(&quot;SwitchWeather&quot;)" calcext:base-cell-address="'Ile déserte var 2'.B4"/>
            <calcext:condition calcext:apply-style-name="cellule temps" calcext:value="contains-text(&quot;NextDay&quot;)" calcext:base-cell-address="'Ile déserte var 2'.B4"/>
            <calcext:condition calcext:apply-style-name="cellule temps" calcext:value="contains-text(&quot;CheckDay&quot;)" calcext:base-cell-address="'Ile déserte var 2'.B4"/>
            <calcext:condition calcext:apply-style-name="cellule histoire" calcext:value="contains-text(&quot;Leave&quot;)" calcext:base-cell-address="'Ile déserte var 2'.B4"/>
            <calcext:condition calcext:apply-style-name="cellule choice" calcext:value="contains-text(&quot;Choice&quot;)" calcext:base-cell-address="'Ile déserte var 2'.B4"/>
            <calcext:condition calcext:apply-style-name="cellule d'erreur" calcext:value="!=&quot;&quot;" calcext:base-cell-address="'Ile déserte var 2'.B4"/>
          </calcext:conditional-format>
          <calcext:conditional-format calcext:target-range-address="'Ile déserte var 2'.B4:'Ile déserte var 2'.E6 'Ile déserte var 2'.D8:'Ile déserte var 2'.E8 'Ile déserte var 2'.B7:'Ile déserte var 2'.B8 'Ile déserte var 2'.D7:'Ile déserte var 2'.E7 'Ile déserte var 2'.C11:'Ile déserte var 2'.E11 'Ile déserte var 2'.E10:'Ile déserte var 2'.E10 'Ile déserte var 2'.B9:'Ile déserte var 2'.C9 'Ile déserte var 2'.B20:'Ile déserte var 2'.D28 'Ile déserte var 2'.C12:'Ile déserte var 2'.C12 'Ile déserte var 2'.E13:'Ile déserte var 2'.E13 'Ile déserte var 2'.E15:'Ile déserte var 2'.E28 'Ile déserte var 2'.C13:'Ile déserte var 2'.D19">
            <calcext:condition calcext:apply-style-name="cellule histoire" calcext:value="contains-text(&quot;GoTo&quot;)" calcext:base-cell-address="'Ile déserte var 2'.B4"/>
            <calcext:condition calcext:apply-style-name="cellule histoire" calcext:value="contains-text(&quot;Conclude&quot;)" calcext:base-cell-address="'Ile déserte var 2'.B4"/>
            <calcext:condition calcext:apply-style-name="cellule random" calcext:value="contains-text(&quot;RandomPercent&quot;)" calcext:base-cell-address="'Ile déserte var 2'.B4"/>
            <calcext:condition calcext:apply-style-name="cellule random" calcext:value="contains-text(&quot;RandomRange&quot;)" calcext:base-cell-address="'Ile déserte var 2'.B4"/>
            <calcext:condition calcext:apply-style-name="cellule personnages" calcext:value="contains-text(&quot;NewCrew&quot;)" calcext:base-cell-address="'Ile déserte var 2'.B4"/>
            <calcext:condition calcext:apply-style-name="cellule personnages" calcext:value="contains-text(&quot;NewCharacter&quot;)" calcext:base-cell-address="'Ile déserte var 2'.B4"/>
            <calcext:condition calcext:apply-style-name="cellule personnages" calcext:value="contains-text(&quot;HideOther&quot;)" calcext:base-cell-address="'Ile déserte var 2'.B4"/>
            <calcext:condition calcext:apply-style-name="cellule personnages" calcext:value="contains-text(&quot;DeleteOther&quot;)" calcext:base-cell-address="'Ile déserte var 2'.B4"/>
            <calcext:condition calcext:apply-style-name="cellule narrateur" calcext:value="contains-text(&quot;Narrator&quot;)" calcext:base-cell-address="'Ile déserte var 2'.B4"/>
            <calcext:condition calcext:apply-style-name="cellule set choice" calcext:value="contains-text(&quot;SetChoices&quot;)" calcext:base-cell-address="'Ile déserte var 2'.B4"/>
            <calcext:condition calcext:apply-style-name="cellule dialogues" calcext:value="contains-text(&quot;PlayerSpeak&quot;)" calcext:base-cell-address="'Ile déserte var 2'.B4"/>
            <calcext:condition calcext:apply-style-name="cellule dialogues" calcext:value="contains-text(&quot;OtherSpeak&quot;)" calcext:base-cell-address="'Ile déserte var 2'.B4"/>
            <calcext:condition calcext:apply-style-name="cellule argent" calcext:value="contains-text(&quot;CheckGold&quot;)" calcext:base-cell-address="'Ile déserte var 2'.B4"/>
            <calcext:condition calcext:apply-style-name="cellule argent" calcext:value="contains-text(&quot;RemoveGold&quot;)" calcext:base-cell-address="'Ile déserte var 2'.B4"/>
            <calcext:condition calcext:apply-style-name="cellule argent" calcext:value="contains-text(&quot;AddGold&quot;)" calcext:base-cell-address="'Ile déserte var 2'.B4"/>
            <calcext:condition calcext:apply-style-name="cellule argent" calcext:value="contains-text(&quot;Loot&quot;)" calcext:base-cell-address="'Ile déserte var 2'.B4"/>
            <calcext:condition calcext:apply-style-name="cellule argent" calcext:value="contains-text(&quot;Trade&quot;)" calcext:base-cell-address="'Ile déserte var 2'.B4"/>
            <calcext:condition calcext:apply-style-name="cellule combat" calcext:value="contains-text(&quot;LaunchCombat&quot;)" calcext:base-cell-address="'Ile déserte var 2'.B4"/>
            <calcext:condition calcext:apply-style-name="cellule indice" calcext:value="contains-text(&quot;CheckFormula&quot;)" calcext:base-cell-address="'Ile déserte var 2'.B4"/>
            <calcext:condition calcext:apply-style-name="cellule indice" calcext:value="contains-text(&quot;GiveDirection&quot;)" calcext:base-cell-address="'Ile déserte var 2'.B4"/>
            <calcext:condition calcext:apply-style-name="cellule temps" calcext:value="contains-text(&quot;SetWeather&quot;)" calcext:base-cell-address="'Ile déserte var 2'.B4"/>
            <calcext:condition calcext:apply-style-name="cellule temps" calcext:value="contains-text(&quot;SwitchWeather&quot;)" calcext:base-cell-address="'Ile déserte var 2'.B4"/>
            <calcext:condition calcext:apply-style-name="cellule temps" calcext:value="contains-text(&quot;NextDay&quot;)" calcext:base-cell-address="'Ile déserte var 2'.B4"/>
            <calcext:condition calcext:apply-style-name="cellule temps" calcext:value="contains-text(&quot;CheckDay&quot;)" calcext:base-cell-address="'Ile déserte var 2'.B4"/>
            <calcext:condition calcext:apply-style-name="cellule histoire" calcext:value="contains-text(&quot;Leave&quot;)" calcext:base-cell-address="'Ile déserte var 2'.B4"/>
            <calcext:condition calcext:apply-style-name="cellule choice" calcext:value="contains-text(&quot;Choice&quot;)" calcext:base-cell-address="'Ile déserte var 2'.B4"/>
            <calcext:condition calcext:apply-style-name="cellule d'erreur" calcext:value="!=&quot;&quot;" calcext:base-cell-address="'Ile déserte var 2'.B4"/>
          </calcext:conditional-format>
          <calcext:conditional-format calcext:target-range-address="'Ile déserte var 2'.C7:'Ile déserte var 2'.C7">
            <calcext:condition calcext:apply-style-name="cellule histoire" calcext:value="contains-text(&quot;GoTo&quot;)" calcext:base-cell-address="'Ile déserte var 2'.C7"/>
            <calcext:condition calcext:apply-style-name="cellule histoire" calcext:value="contains-text(&quot;Conclude&quot;)" calcext:base-cell-address="'Ile déserte var 2'.C7"/>
            <calcext:condition calcext:apply-style-name="cellule random" calcext:value="contains-text(&quot;RandomPercent&quot;)" calcext:base-cell-address="'Ile déserte var 2'.C7"/>
            <calcext:condition calcext:apply-style-name="cellule random" calcext:value="contains-text(&quot;RandomRange&quot;)" calcext:base-cell-address="'Ile déserte var 2'.C7"/>
            <calcext:condition calcext:apply-style-name="cellule personnages" calcext:value="contains-text(&quot;NewCrew&quot;)" calcext:base-cell-address="'Ile déserte var 2'.C7"/>
            <calcext:condition calcext:apply-style-name="cellule personnages" calcext:value="contains-text(&quot;NewCharacter&quot;)" calcext:base-cell-address="'Ile déserte var 2'.C7"/>
            <calcext:condition calcext:apply-style-name="cellule personnages" calcext:value="contains-text(&quot;HideOther&quot;)" calcext:base-cell-address="'Ile déserte var 2'.C7"/>
            <calcext:condition calcext:apply-style-name="cellule personnages" calcext:value="contains-text(&quot;DeleteOther&quot;)" calcext:base-cell-address="'Ile déserte var 2'.C7"/>
            <calcext:condition calcext:apply-style-name="cellule narrateur" calcext:value="contains-text(&quot;Narrator&quot;)" calcext:base-cell-address="'Ile déserte var 2'.C7"/>
            <calcext:condition calcext:apply-style-name="cellule set choice" calcext:value="contains-text(&quot;SetChoices&quot;)" calcext:base-cell-address="'Ile déserte var 2'.C7"/>
            <calcext:condition calcext:apply-style-name="cellule dialogues" calcext:value="contains-text(&quot;PlayerSpeak&quot;)" calcext:base-cell-address="'Ile déserte var 2'.C7"/>
            <calcext:condition calcext:apply-style-name="cellule dialogues" calcext:value="contains-text(&quot;OtherSpeak&quot;)" calcext:base-cell-address="'Ile déserte var 2'.C7"/>
            <calcext:condition calcext:apply-style-name="cellule argent" calcext:value="contains-text(&quot;CheckGold&quot;)" calcext:base-cell-address="'Ile déserte var 2'.C7"/>
            <calcext:condition calcext:apply-style-name="cellule argent" calcext:value="contains-text(&quot;RemoveGold&quot;)" calcext:base-cell-address="'Ile déserte var 2'.C7"/>
            <calcext:condition calcext:apply-style-name="cellule argent" calcext:value="contains-text(&quot;AddGold&quot;)" calcext:base-cell-address="'Ile déserte var 2'.C7"/>
            <calcext:condition calcext:apply-style-name="cellule argent" calcext:value="contains-text(&quot;Loot&quot;)" calcext:base-cell-address="'Ile déserte var 2'.C7"/>
            <calcext:condition calcext:apply-style-name="cellule argent" calcext:value="contains-text(&quot;Trade&quot;)" calcext:base-cell-address="'Ile déserte var 2'.C7"/>
            <calcext:condition calcext:apply-style-name="cellule combat" calcext:value="contains-text(&quot;LaunchCombat&quot;)" calcext:base-cell-address="'Ile déserte var 2'.C7"/>
            <calcext:condition calcext:apply-style-name="cellule indice" calcext:value="contains-text(&quot;CheckFormula&quot;)" calcext:base-cell-address="'Ile déserte var 2'.C7"/>
            <calcext:condition calcext:apply-style-name="cellule indice" calcext:value="contains-text(&quot;GiveDirection&quot;)" calcext:base-cell-address="'Ile déserte var 2'.C7"/>
            <calcext:condition calcext:apply-style-name="cellule temps" calcext:value="contains-text(&quot;SetWeather&quot;)" calcext:base-cell-address="'Ile déserte var 2'.C7"/>
            <calcext:condition calcext:apply-style-name="cellule temps" calcext:value="contains-text(&quot;SwitchWeather&quot;)" calcext:base-cell-address="'Ile déserte var 2'.C7"/>
            <calcext:condition calcext:apply-style-name="cellule temps" calcext:value="contains-text(&quot;NextDay&quot;)" calcext:base-cell-address="'Ile déserte var 2'.C7"/>
            <calcext:condition calcext:apply-style-name="cellule temps" calcext:value="contains-text(&quot;CheckDay&quot;)" calcext:base-cell-address="'Ile déserte var 2'.C7"/>
            <calcext:condition calcext:apply-style-name="cellule histoire" calcext:value="contains-text(&quot;Leave&quot;)" calcext:base-cell-address="'Ile déserte var 2'.C7"/>
            <calcext:condition calcext:apply-style-name="cellule choice" calcext:value="contains-text(&quot;Choice&quot;)" calcext:base-cell-address="'Ile déserte var 2'.C7"/>
            <calcext:condition calcext:apply-style-name="cellule d'erreur" calcext:value="!=&quot;&quot;" calcext:base-cell-address="'Ile déserte var 2'.C7"/>
          </calcext:conditional-format>
          <calcext:conditional-format calcext:target-range-address="'Ile déserte var 2'.C10:'Ile déserte var 2'.C10">
            <calcext:condition calcext:apply-style-name="cellule histoire" calcext:value="contains-text(&quot;GoTo&quot;)" calcext:base-cell-address="'Ile déserte var 2'.C10"/>
            <calcext:condition calcext:apply-style-name="cellule histoire" calcext:value="contains-text(&quot;Conclude&quot;)" calcext:base-cell-address="'Ile déserte var 2'.C10"/>
            <calcext:condition calcext:apply-style-name="cellule random" calcext:value="contains-text(&quot;RandomPercent&quot;)" calcext:base-cell-address="'Ile déserte var 2'.C10"/>
            <calcext:condition calcext:apply-style-name="cellule random" calcext:value="contains-text(&quot;RandomRange&quot;)" calcext:base-cell-address="'Ile déserte var 2'.C10"/>
            <calcext:condition calcext:apply-style-name="cellule personnages" calcext:value="contains-text(&quot;NewCrew&quot;)" calcext:base-cell-address="'Ile déserte var 2'.C10"/>
            <calcext:condition calcext:apply-style-name="cellule personnages" calcext:value="contains-text(&quot;NewCharacter&quot;)" calcext:base-cell-address="'Ile déserte var 2'.C10"/>
            <calcext:condition calcext:apply-style-name="cellule personnages" calcext:value="contains-text(&quot;HideOther&quot;)" calcext:base-cell-address="'Ile déserte var 2'.C10"/>
            <calcext:condition calcext:apply-style-name="cellule personnages" calcext:value="contains-text(&quot;DeleteOther&quot;)" calcext:base-cell-address="'Ile déserte var 2'.C10"/>
            <calcext:condition calcext:apply-style-name="cellule narrateur" calcext:value="contains-text(&quot;Narrator&quot;)" calcext:base-cell-address="'Ile déserte var 2'.C10"/>
            <calcext:condition calcext:apply-style-name="cellule set choice" calcext:value="contains-text(&quot;SetChoices&quot;)" calcext:base-cell-address="'Ile déserte var 2'.C10"/>
            <calcext:condition calcext:apply-style-name="cellule dialogues" calcext:value="contains-text(&quot;PlayerSpeak&quot;)" calcext:base-cell-address="'Ile déserte var 2'.C10"/>
            <calcext:condition calcext:apply-style-name="cellule dialogues" calcext:value="contains-text(&quot;OtherSpeak&quot;)" calcext:base-cell-address="'Ile déserte var 2'.C10"/>
            <calcext:condition calcext:apply-style-name="cellule argent" calcext:value="contains-text(&quot;CheckGold&quot;)" calcext:base-cell-address="'Ile déserte var 2'.C10"/>
            <calcext:condition calcext:apply-style-name="cellule argent" calcext:value="contains-text(&quot;RemoveGold&quot;)" calcext:base-cell-address="'Ile déserte var 2'.C10"/>
            <calcext:condition calcext:apply-style-name="cellule argent" calcext:value="contains-text(&quot;AddGold&quot;)" calcext:base-cell-address="'Ile déserte var 2'.C10"/>
            <calcext:condition calcext:apply-style-name="cellule argent" calcext:value="contains-text(&quot;Loot&quot;)" calcext:base-cell-address="'Ile déserte var 2'.C10"/>
            <calcext:condition calcext:apply-style-name="cellule argent" calcext:value="contains-text(&quot;Trade&quot;)" calcext:base-cell-address="'Ile déserte var 2'.C10"/>
            <calcext:condition calcext:apply-style-name="cellule combat" calcext:value="contains-text(&quot;LaunchCombat&quot;)" calcext:base-cell-address="'Ile déserte var 2'.C10"/>
            <calcext:condition calcext:apply-style-name="cellule indice" calcext:value="contains-text(&quot;CheckFormula&quot;)" calcext:base-cell-address="'Ile déserte var 2'.C10"/>
            <calcext:condition calcext:apply-style-name="cellule indice" calcext:value="contains-text(&quot;GiveDirection&quot;)" calcext:base-cell-address="'Ile déserte var 2'.C10"/>
            <calcext:condition calcext:apply-style-name="cellule temps" calcext:value="contains-text(&quot;SetWeather&quot;)" calcext:base-cell-address="'Ile déserte var 2'.C10"/>
            <calcext:condition calcext:apply-style-name="cellule temps" calcext:value="contains-text(&quot;SwitchWeather&quot;)" calcext:base-cell-address="'Ile déserte var 2'.C10"/>
            <calcext:condition calcext:apply-style-name="cellule temps" calcext:value="contains-text(&quot;NextDay&quot;)" calcext:base-cell-address="'Ile déserte var 2'.C10"/>
            <calcext:condition calcext:apply-style-name="cellule temps" calcext:value="contains-text(&quot;CheckDay&quot;)" calcext:base-cell-address="'Ile déserte var 2'.C10"/>
            <calcext:condition calcext:apply-style-name="cellule histoire" calcext:value="contains-text(&quot;Leave&quot;)" calcext:base-cell-address="'Ile déserte var 2'.C10"/>
            <calcext:condition calcext:apply-style-name="cellule choice" calcext:value="contains-text(&quot;Choice&quot;)" calcext:base-cell-address="'Ile déserte var 2'.C10"/>
            <calcext:condition calcext:apply-style-name="cellule d'erreur" calcext:value="!=&quot;&quot;" calcext:base-cell-address="'Ile déserte var 2'.C10"/>
          </calcext:conditional-format>
          <calcext:conditional-format calcext:target-range-address="'Ile déserte var 2'.D9:'Ile déserte var 2'.D9">
            <calcext:condition calcext:apply-style-name="cellule histoire" calcext:value="contains-text(&quot;GoTo&quot;)" calcext:base-cell-address="'Ile déserte var 2'.D9"/>
            <calcext:condition calcext:apply-style-name="cellule histoire" calcext:value="contains-text(&quot;Conclude&quot;)" calcext:base-cell-address="'Ile déserte var 2'.D9"/>
            <calcext:condition calcext:apply-style-name="cellule random" calcext:value="contains-text(&quot;RandomPercent&quot;)" calcext:base-cell-address="'Ile déserte var 2'.D9"/>
            <calcext:condition calcext:apply-style-name="cellule random" calcext:value="contains-text(&quot;RandomRange&quot;)" calcext:base-cell-address="'Ile déserte var 2'.D9"/>
            <calcext:condition calcext:apply-style-name="cellule personnages" calcext:value="contains-text(&quot;NewCrew&quot;)" calcext:base-cell-address="'Ile déserte var 2'.D9"/>
            <calcext:condition calcext:apply-style-name="cellule personnages" calcext:value="contains-text(&quot;NewCharacter&quot;)" calcext:base-cell-address="'Ile déserte var 2'.D9"/>
            <calcext:condition calcext:apply-style-name="cellule personnages" calcext:value="contains-text(&quot;HideOther&quot;)" calcext:base-cell-address="'Ile déserte var 2'.D9"/>
            <calcext:condition calcext:apply-style-name="cellule personnages" calcext:value="contains-text(&quot;DeleteOther&quot;)" calcext:base-cell-address="'Ile déserte var 2'.D9"/>
            <calcext:condition calcext:apply-style-name="cellule narrateur" calcext:value="contains-text(&quot;Narrator&quot;)" calcext:base-cell-address="'Ile déserte var 2'.D9"/>
            <calcext:condition calcext:apply-style-name="cellule set choice" calcext:value="contains-text(&quot;SetChoices&quot;)" calcext:base-cell-address="'Ile déserte var 2'.D9"/>
            <calcext:condition calcext:apply-style-name="cellule dialogues" calcext:value="contains-text(&quot;PlayerSpeak&quot;)" calcext:base-cell-address="'Ile déserte var 2'.D9"/>
            <calcext:condition calcext:apply-style-name="cellule dialogues" calcext:value="contains-text(&quot;OtherSpeak&quot;)" calcext:base-cell-address="'Ile déserte var 2'.D9"/>
            <calcext:condition calcext:apply-style-name="cellule argent" calcext:value="contains-text(&quot;CheckGold&quot;)" calcext:base-cell-address="'Ile déserte var 2'.D9"/>
            <calcext:condition calcext:apply-style-name="cellule argent" calcext:value="contains-text(&quot;RemoveGold&quot;)" calcext:base-cell-address="'Ile déserte var 2'.D9"/>
            <calcext:condition calcext:apply-style-name="cellule argent" calcext:value="contains-text(&quot;AddGold&quot;)" calcext:base-cell-address="'Ile déserte var 2'.D9"/>
            <calcext:condition calcext:apply-style-name="cellule argent" calcext:value="contains-text(&quot;Loot&quot;)" calcext:base-cell-address="'Ile déserte var 2'.D9"/>
            <calcext:condition calcext:apply-style-name="cellule argent" calcext:value="contains-text(&quot;Trade&quot;)" calcext:base-cell-address="'Ile déserte var 2'.D9"/>
            <calcext:condition calcext:apply-style-name="cellule combat" calcext:value="contains-text(&quot;LaunchCombat&quot;)" calcext:base-cell-address="'Ile déserte var 2'.D9"/>
            <calcext:condition calcext:apply-style-name="cellule indice" calcext:value="contains-text(&quot;CheckFormula&quot;)" calcext:base-cell-address="'Ile déserte var 2'.D9"/>
            <calcext:condition calcext:apply-style-name="cellule indice" calcext:value="contains-text(&quot;GiveDirection&quot;)" calcext:base-cell-address="'Ile déserte var 2'.D9"/>
            <calcext:condition calcext:apply-style-name="cellule temps" calcext:value="contains-text(&quot;SetWeather&quot;)" calcext:base-cell-address="'Ile déserte var 2'.D9"/>
            <calcext:condition calcext:apply-style-name="cellule temps" calcext:value="contains-text(&quot;SwitchWeather&quot;)" calcext:base-cell-address="'Ile déserte var 2'.D9"/>
            <calcext:condition calcext:apply-style-name="cellule temps" calcext:value="contains-text(&quot;NextDay&quot;)" calcext:base-cell-address="'Ile déserte var 2'.D9"/>
            <calcext:condition calcext:apply-style-name="cellule temps" calcext:value="contains-text(&quot;CheckDay&quot;)" calcext:base-cell-address="'Ile déserte var 2'.D9"/>
            <calcext:condition calcext:apply-style-name="cellule histoire" calcext:value="contains-text(&quot;Leave&quot;)" calcext:base-cell-address="'Ile déserte var 2'.D9"/>
            <calcext:condition calcext:apply-style-name="cellule choice" calcext:value="contains-text(&quot;Choice&quot;)" calcext:base-cell-address="'Ile déserte var 2'.D9"/>
            <calcext:condition calcext:apply-style-name="cellule d'erreur" calcext:value="!=&quot;&quot;" calcext:base-cell-address="'Ile déserte var 2'.D9"/>
          </calcext:conditional-format>
          <calcext:conditional-format calcext:target-range-address="'Ile déserte var 2'.D12:'Ile déserte var 2'.D12">
            <calcext:condition calcext:apply-style-name="cellule histoire" calcext:value="contains-text(&quot;GoTo&quot;)" calcext:base-cell-address="'Ile déserte var 2'.D12"/>
            <calcext:condition calcext:apply-style-name="cellule histoire" calcext:value="contains-text(&quot;Conclude&quot;)" calcext:base-cell-address="'Ile déserte var 2'.D12"/>
            <calcext:condition calcext:apply-style-name="cellule random" calcext:value="contains-text(&quot;RandomPercent&quot;)" calcext:base-cell-address="'Ile déserte var 2'.D12"/>
            <calcext:condition calcext:apply-style-name="cellule random" calcext:value="contains-text(&quot;RandomRange&quot;)" calcext:base-cell-address="'Ile déserte var 2'.D12"/>
            <calcext:condition calcext:apply-style-name="cellule personnages" calcext:value="contains-text(&quot;NewCrew&quot;)" calcext:base-cell-address="'Ile déserte var 2'.D12"/>
            <calcext:condition calcext:apply-style-name="cellule personnages" calcext:value="contains-text(&quot;NewCharacter&quot;)" calcext:base-cell-address="'Ile déserte var 2'.D12"/>
            <calcext:condition calcext:apply-style-name="cellule personnages" calcext:value="contains-text(&quot;HideOther&quot;)" calcext:base-cell-address="'Ile déserte var 2'.D12"/>
            <calcext:condition calcext:apply-style-name="cellule personnages" calcext:value="contains-text(&quot;DeleteOther&quot;)" calcext:base-cell-address="'Ile déserte var 2'.D12"/>
            <calcext:condition calcext:apply-style-name="cellule narrateur" calcext:value="contains-text(&quot;Narrator&quot;)" calcext:base-cell-address="'Ile déserte var 2'.D12"/>
            <calcext:condition calcext:apply-style-name="cellule set choice" calcext:value="contains-text(&quot;SetChoices&quot;)" calcext:base-cell-address="'Ile déserte var 2'.D12"/>
            <calcext:condition calcext:apply-style-name="cellule dialogues" calcext:value="contains-text(&quot;PlayerSpeak&quot;)" calcext:base-cell-address="'Ile déserte var 2'.D12"/>
            <calcext:condition calcext:apply-style-name="cellule dialogues" calcext:value="contains-text(&quot;OtherSpeak&quot;)" calcext:base-cell-address="'Ile déserte var 2'.D12"/>
            <calcext:condition calcext:apply-style-name="cellule argent" calcext:value="contains-text(&quot;CheckGold&quot;)" calcext:base-cell-address="'Ile déserte var 2'.D12"/>
            <calcext:condition calcext:apply-style-name="cellule argent" calcext:value="contains-text(&quot;RemoveGold&quot;)" calcext:base-cell-address="'Ile déserte var 2'.D12"/>
            <calcext:condition calcext:apply-style-name="cellule argent" calcext:value="contains-text(&quot;AddGold&quot;)" calcext:base-cell-address="'Ile déserte var 2'.D12"/>
            <calcext:condition calcext:apply-style-name="cellule argent" calcext:value="contains-text(&quot;Loot&quot;)" calcext:base-cell-address="'Ile déserte var 2'.D12"/>
            <calcext:condition calcext:apply-style-name="cellule argent" calcext:value="contains-text(&quot;Trade&quot;)" calcext:base-cell-address="'Ile déserte var 2'.D12"/>
            <calcext:condition calcext:apply-style-name="cellule combat" calcext:value="contains-text(&quot;LaunchCombat&quot;)" calcext:base-cell-address="'Ile déserte var 2'.D12"/>
            <calcext:condition calcext:apply-style-name="cellule indice" calcext:value="contains-text(&quot;CheckFormula&quot;)" calcext:base-cell-address="'Ile déserte var 2'.D12"/>
            <calcext:condition calcext:apply-style-name="cellule indice" calcext:value="contains-text(&quot;GiveDirection&quot;)" calcext:base-cell-address="'Ile déserte var 2'.D12"/>
            <calcext:condition calcext:apply-style-name="cellule temps" calcext:value="contains-text(&quot;SetWeather&quot;)" calcext:base-cell-address="'Ile déserte var 2'.D12"/>
            <calcext:condition calcext:apply-style-name="cellule temps" calcext:value="contains-text(&quot;SwitchWeather&quot;)" calcext:base-cell-address="'Ile déserte var 2'.D12"/>
            <calcext:condition calcext:apply-style-name="cellule temps" calcext:value="contains-text(&quot;NextDay&quot;)" calcext:base-cell-address="'Ile déserte var 2'.D12"/>
            <calcext:condition calcext:apply-style-name="cellule temps" calcext:value="contains-text(&quot;CheckDay&quot;)" calcext:base-cell-address="'Ile déserte var 2'.D12"/>
            <calcext:condition calcext:apply-style-name="cellule histoire" calcext:value="contains-text(&quot;Leave&quot;)" calcext:base-cell-address="'Ile déserte var 2'.D12"/>
            <calcext:condition calcext:apply-style-name="cellule choice" calcext:value="contains-text(&quot;Choice&quot;)" calcext:base-cell-address="'Ile déserte var 2'.D12"/>
            <calcext:condition calcext:apply-style-name="cellule d'erreur" calcext:value="!=&quot;&quot;" calcext:base-cell-address="'Ile déserte var 2'.D12"/>
          </calcext:conditional-format>
          <calcext:conditional-format calcext:target-range-address="'Ile déserte var 2'.E12:'Ile déserte var 2'.E12">
            <calcext:condition calcext:apply-style-name="cellule histoire" calcext:value="contains-text(&quot;GoTo&quot;)" calcext:base-cell-address="'Ile déserte var 2'.E12"/>
            <calcext:condition calcext:apply-style-name="cellule histoire" calcext:value="contains-text(&quot;Conclude&quot;)" calcext:base-cell-address="'Ile déserte var 2'.E12"/>
            <calcext:condition calcext:apply-style-name="cellule random" calcext:value="contains-text(&quot;RandomPercent&quot;)" calcext:base-cell-address="'Ile déserte var 2'.E12"/>
            <calcext:condition calcext:apply-style-name="cellule random" calcext:value="contains-text(&quot;RandomRange&quot;)" calcext:base-cell-address="'Ile déserte var 2'.E12"/>
            <calcext:condition calcext:apply-style-name="cellule personnages" calcext:value="contains-text(&quot;NewCrew&quot;)" calcext:base-cell-address="'Ile déserte var 2'.E12"/>
            <calcext:condition calcext:apply-style-name="cellule personnages" calcext:value="contains-text(&quot;NewCharacter&quot;)" calcext:base-cell-address="'Ile déserte var 2'.E12"/>
            <calcext:condition calcext:apply-style-name="cellule personnages" calcext:value="contains-text(&quot;HideOther&quot;)" calcext:base-cell-address="'Ile déserte var 2'.E12"/>
            <calcext:condition calcext:apply-style-name="cellule personnages" calcext:value="contains-text(&quot;DeleteOther&quot;)" calcext:base-cell-address="'Ile déserte var 2'.E12"/>
            <calcext:condition calcext:apply-style-name="cellule narrateur" calcext:value="contains-text(&quot;Narrator&quot;)" calcext:base-cell-address="'Ile déserte var 2'.E12"/>
            <calcext:condition calcext:apply-style-name="cellule set choice" calcext:value="contains-text(&quot;SetChoices&quot;)" calcext:base-cell-address="'Ile déserte var 2'.E12"/>
            <calcext:condition calcext:apply-style-name="cellule dialogues" calcext:value="contains-text(&quot;PlayerSpeak&quot;)" calcext:base-cell-address="'Ile déserte var 2'.E12"/>
            <calcext:condition calcext:apply-style-name="cellule dialogues" calcext:value="contains-text(&quot;OtherSpeak&quot;)" calcext:base-cell-address="'Ile déserte var 2'.E12"/>
            <calcext:condition calcext:apply-style-name="cellule argent" calcext:value="contains-text(&quot;CheckGold&quot;)" calcext:base-cell-address="'Ile déserte var 2'.E12"/>
            <calcext:condition calcext:apply-style-name="cellule argent" calcext:value="contains-text(&quot;RemoveGold&quot;)" calcext:base-cell-address="'Ile déserte var 2'.E12"/>
            <calcext:condition calcext:apply-style-name="cellule argent" calcext:value="contains-text(&quot;AddGold&quot;)" calcext:base-cell-address="'Ile déserte var 2'.E12"/>
            <calcext:condition calcext:apply-style-name="cellule argent" calcext:value="contains-text(&quot;Loot&quot;)" calcext:base-cell-address="'Ile déserte var 2'.E12"/>
            <calcext:condition calcext:apply-style-name="cellule argent" calcext:value="contains-text(&quot;Trade&quot;)" calcext:base-cell-address="'Ile déserte var 2'.E12"/>
            <calcext:condition calcext:apply-style-name="cellule combat" calcext:value="contains-text(&quot;LaunchCombat&quot;)" calcext:base-cell-address="'Ile déserte var 2'.E12"/>
            <calcext:condition calcext:apply-style-name="cellule indice" calcext:value="contains-text(&quot;CheckFormula&quot;)" calcext:base-cell-address="'Ile déserte var 2'.E12"/>
            <calcext:condition calcext:apply-style-name="cellule indice" calcext:value="contains-text(&quot;GiveDirection&quot;)" calcext:base-cell-address="'Ile déserte var 2'.E12"/>
            <calcext:condition calcext:apply-style-name="cellule temps" calcext:value="contains-text(&quot;SetWeather&quot;)" calcext:base-cell-address="'Ile déserte var 2'.E12"/>
            <calcext:condition calcext:apply-style-name="cellule temps" calcext:value="contains-text(&quot;SwitchWeather&quot;)" calcext:base-cell-address="'Ile déserte var 2'.E12"/>
            <calcext:condition calcext:apply-style-name="cellule temps" calcext:value="contains-text(&quot;NextDay&quot;)" calcext:base-cell-address="'Ile déserte var 2'.E12"/>
            <calcext:condition calcext:apply-style-name="cellule temps" calcext:value="contains-text(&quot;CheckDay&quot;)" calcext:base-cell-address="'Ile déserte var 2'.E12"/>
            <calcext:condition calcext:apply-style-name="cellule histoire" calcext:value="contains-text(&quot;Leave&quot;)" calcext:base-cell-address="'Ile déserte var 2'.E12"/>
            <calcext:condition calcext:apply-style-name="cellule choice" calcext:value="contains-text(&quot;Choice&quot;)" calcext:base-cell-address="'Ile déserte var 2'.E12"/>
            <calcext:condition calcext:apply-style-name="cellule d'erreur" calcext:value="!=&quot;&quot;" calcext:base-cell-address="'Ile déserte var 2'.E12"/>
          </calcext:conditional-format>
          <calcext:conditional-format calcext:target-range-address="'Ile déserte var 2'.H16:'Ile déserte var 2'.H16">
            <calcext:condition calcext:apply-style-name="cellule histoire" calcext:value="contains-text(&quot;GoTo&quot;)" calcext:base-cell-address="'Ile déserte var 2'.H16"/>
            <calcext:condition calcext:apply-style-name="cellule histoire" calcext:value="contains-text(&quot;Conclude&quot;)" calcext:base-cell-address="'Ile déserte var 2'.H16"/>
            <calcext:condition calcext:apply-style-name="cellule random" calcext:value="contains-text(&quot;RandomPercent&quot;)" calcext:base-cell-address="'Ile déserte var 2'.H16"/>
            <calcext:condition calcext:apply-style-name="cellule random" calcext:value="contains-text(&quot;RandomRange&quot;)" calcext:base-cell-address="'Ile déserte var 2'.H16"/>
            <calcext:condition calcext:apply-style-name="cellule personnages" calcext:value="contains-text(&quot;NewCrew&quot;)" calcext:base-cell-address="'Ile déserte var 2'.H16"/>
            <calcext:condition calcext:apply-style-name="cellule personnages" calcext:value="contains-text(&quot;NewCharacter&quot;)" calcext:base-cell-address="'Ile déserte var 2'.H16"/>
            <calcext:condition calcext:apply-style-name="cellule personnages" calcext:value="contains-text(&quot;HideOther&quot;)" calcext:base-cell-address="'Ile déserte var 2'.H16"/>
            <calcext:condition calcext:apply-style-name="cellule personnages" calcext:value="contains-text(&quot;DeleteOther&quot;)" calcext:base-cell-address="'Ile déserte var 2'.H16"/>
            <calcext:condition calcext:apply-style-name="cellule narrateur" calcext:value="contains-text(&quot;Narrator&quot;)" calcext:base-cell-address="'Ile déserte var 2'.H16"/>
            <calcext:condition calcext:apply-style-name="cellule set choice" calcext:value="contains-text(&quot;SetChoices&quot;)" calcext:base-cell-address="'Ile déserte var 2'.H16"/>
            <calcext:condition calcext:apply-style-name="cellule dialogues" calcext:value="contains-text(&quot;PlayerSpeak&quot;)" calcext:base-cell-address="'Ile déserte var 2'.H16"/>
            <calcext:condition calcext:apply-style-name="cellule dialogues" calcext:value="contains-text(&quot;OtherSpeak&quot;)" calcext:base-cell-address="'Ile déserte var 2'.H16"/>
            <calcext:condition calcext:apply-style-name="cellule argent" calcext:value="contains-text(&quot;CheckGold&quot;)" calcext:base-cell-address="'Ile déserte var 2'.H16"/>
            <calcext:condition calcext:apply-style-name="cellule argent" calcext:value="contains-text(&quot;RemoveGold&quot;)" calcext:base-cell-address="'Ile déserte var 2'.H16"/>
            <calcext:condition calcext:apply-style-name="cellule argent" calcext:value="contains-text(&quot;AddGold&quot;)" calcext:base-cell-address="'Ile déserte var 2'.H16"/>
            <calcext:condition calcext:apply-style-name="cellule argent" calcext:value="contains-text(&quot;Loot&quot;)" calcext:base-cell-address="'Ile déserte var 2'.H16"/>
            <calcext:condition calcext:apply-style-name="cellule argent" calcext:value="contains-text(&quot;Trade&quot;)" calcext:base-cell-address="'Ile déserte var 2'.H16"/>
            <calcext:condition calcext:apply-style-name="cellule combat" calcext:value="contains-text(&quot;LaunchCombat&quot;)" calcext:base-cell-address="'Ile déserte var 2'.H16"/>
            <calcext:condition calcext:apply-style-name="cellule indice" calcext:value="contains-text(&quot;CheckFormula&quot;)" calcext:base-cell-address="'Ile déserte var 2'.H16"/>
            <calcext:condition calcext:apply-style-name="cellule indice" calcext:value="contains-text(&quot;GiveDirection&quot;)" calcext:base-cell-address="'Ile déserte var 2'.H16"/>
            <calcext:condition calcext:apply-style-name="cellule temps" calcext:value="contains-text(&quot;SetWeather&quot;)" calcext:base-cell-address="'Ile déserte var 2'.H16"/>
            <calcext:condition calcext:apply-style-name="cellule temps" calcext:value="contains-text(&quot;SwitchWeather&quot;)" calcext:base-cell-address="'Ile déserte var 2'.H16"/>
            <calcext:condition calcext:apply-style-name="cellule temps" calcext:value="contains-text(&quot;NextDay&quot;)" calcext:base-cell-address="'Ile déserte var 2'.H16"/>
            <calcext:condition calcext:apply-style-name="cellule temps" calcext:value="contains-text(&quot;CheckDay&quot;)" calcext:base-cell-address="'Ile déserte var 2'.H16"/>
            <calcext:condition calcext:apply-style-name="cellule histoire" calcext:value="contains-text(&quot;Leave&quot;)" calcext:base-cell-address="'Ile déserte var 2'.H16"/>
            <calcext:condition calcext:apply-style-name="cellule choice" calcext:value="contains-text(&quot;Choice&quot;)" calcext:base-cell-address="'Ile déserte var 2'.H16"/>
            <calcext:condition calcext:apply-style-name="cellule d'erreur" calcext:value="!=&quot;&quot;" calcext:base-cell-address="'Ile déserte var 2'.H16"/>
          </calcext:conditional-format>
          <calcext:conditional-format calcext:target-range-address="'Ile déserte var 2'.H14:'Ile déserte var 2'.H14">
            <calcext:condition calcext:apply-style-name="cellule histoire" calcext:value="contains-text(&quot;GoTo&quot;)" calcext:base-cell-address="'Ile déserte var 2'.H14"/>
            <calcext:condition calcext:apply-style-name="cellule histoire" calcext:value="contains-text(&quot;Conclude&quot;)" calcext:base-cell-address="'Ile déserte var 2'.H14"/>
            <calcext:condition calcext:apply-style-name="cellule random" calcext:value="contains-text(&quot;RandomPercent&quot;)" calcext:base-cell-address="'Ile déserte var 2'.H14"/>
            <calcext:condition calcext:apply-style-name="cellule random" calcext:value="contains-text(&quot;RandomRange&quot;)" calcext:base-cell-address="'Ile déserte var 2'.H14"/>
            <calcext:condition calcext:apply-style-name="cellule personnages" calcext:value="contains-text(&quot;NewCrew&quot;)" calcext:base-cell-address="'Ile déserte var 2'.H14"/>
            <calcext:condition calcext:apply-style-name="cellule personnages" calcext:value="contains-text(&quot;NewCharacter&quot;)" calcext:base-cell-address="'Ile déserte var 2'.H14"/>
            <calcext:condition calcext:apply-style-name="cellule personnages" calcext:value="contains-text(&quot;HideOther&quot;)" calcext:base-cell-address="'Ile déserte var 2'.H14"/>
            <calcext:condition calcext:apply-style-name="cellule personnages" calcext:value="contains-text(&quot;DeleteOther&quot;)" calcext:base-cell-address="'Ile déserte var 2'.H14"/>
            <calcext:condition calcext:apply-style-name="cellule narrateur" calcext:value="contains-text(&quot;Narrator&quot;)" calcext:base-cell-address="'Ile déserte var 2'.H14"/>
            <calcext:condition calcext:apply-style-name="cellule set choice" calcext:value="contains-text(&quot;SetChoices&quot;)" calcext:base-cell-address="'Ile déserte var 2'.H14"/>
            <calcext:condition calcext:apply-style-name="cellule dialogues" calcext:value="contains-text(&quot;PlayerSpeak&quot;)" calcext:base-cell-address="'Ile déserte var 2'.H14"/>
            <calcext:condition calcext:apply-style-name="cellule dialogues" calcext:value="contains-text(&quot;OtherSpeak&quot;)" calcext:base-cell-address="'Ile déserte var 2'.H14"/>
            <calcext:condition calcext:apply-style-name="cellule argent" calcext:value="contains-text(&quot;CheckGold&quot;)" calcext:base-cell-address="'Ile déserte var 2'.H14"/>
            <calcext:condition calcext:apply-style-name="cellule argent" calcext:value="contains-text(&quot;RemoveGold&quot;)" calcext:base-cell-address="'Ile déserte var 2'.H14"/>
            <calcext:condition calcext:apply-style-name="cellule argent" calcext:value="contains-text(&quot;AddGold&quot;)" calcext:base-cell-address="'Ile déserte var 2'.H14"/>
            <calcext:condition calcext:apply-style-name="cellule argent" calcext:value="contains-text(&quot;Loot&quot;)" calcext:base-cell-address="'Ile déserte var 2'.H14"/>
            <calcext:condition calcext:apply-style-name="cellule argent" calcext:value="contains-text(&quot;Trade&quot;)" calcext:base-cell-address="'Ile déserte var 2'.H14"/>
            <calcext:condition calcext:apply-style-name="cellule combat" calcext:value="contains-text(&quot;LaunchCombat&quot;)" calcext:base-cell-address="'Ile déserte var 2'.H14"/>
            <calcext:condition calcext:apply-style-name="cellule indice" calcext:value="contains-text(&quot;CheckFormula&quot;)" calcext:base-cell-address="'Ile déserte var 2'.H14"/>
            <calcext:condition calcext:apply-style-name="cellule indice" calcext:value="contains-text(&quot;GiveDirection&quot;)" calcext:base-cell-address="'Ile déserte var 2'.H14"/>
            <calcext:condition calcext:apply-style-name="cellule temps" calcext:value="contains-text(&quot;SetWeather&quot;)" calcext:base-cell-address="'Ile déserte var 2'.H14"/>
            <calcext:condition calcext:apply-style-name="cellule temps" calcext:value="contains-text(&quot;SwitchWeather&quot;)" calcext:base-cell-address="'Ile déserte var 2'.H14"/>
            <calcext:condition calcext:apply-style-name="cellule temps" calcext:value="contains-text(&quot;NextDay&quot;)" calcext:base-cell-address="'Ile déserte var 2'.H14"/>
            <calcext:condition calcext:apply-style-name="cellule temps" calcext:value="contains-text(&quot;CheckDay&quot;)" calcext:base-cell-address="'Ile déserte var 2'.H14"/>
            <calcext:condition calcext:apply-style-name="cellule histoire" calcext:value="contains-text(&quot;Leave&quot;)" calcext:base-cell-address="'Ile déserte var 2'.H14"/>
            <calcext:condition calcext:apply-style-name="cellule choice" calcext:value="contains-text(&quot;Choice&quot;)" calcext:base-cell-address="'Ile déserte var 2'.H14"/>
            <calcext:condition calcext:apply-style-name="cellule d'erreur" calcext:value="!=&quot;&quot;" calcext:base-cell-address="'Ile déserte var 2'.H14"/>
          </calcext:conditional-format>
          <calcext:conditional-format calcext:target-range-address="'Ile déserte var 2'.I14:'Ile déserte var 2'.I14">
            <calcext:condition calcext:apply-style-name="cellule histoire" calcext:value="contains-text(&quot;GoTo&quot;)" calcext:base-cell-address="'Ile déserte var 2'.I14"/>
            <calcext:condition calcext:apply-style-name="cellule histoire" calcext:value="contains-text(&quot;Conclude&quot;)" calcext:base-cell-address="'Ile déserte var 2'.I14"/>
            <calcext:condition calcext:apply-style-name="cellule random" calcext:value="contains-text(&quot;RandomPercent&quot;)" calcext:base-cell-address="'Ile déserte var 2'.I14"/>
            <calcext:condition calcext:apply-style-name="cellule random" calcext:value="contains-text(&quot;RandomRange&quot;)" calcext:base-cell-address="'Ile déserte var 2'.I14"/>
            <calcext:condition calcext:apply-style-name="cellule personnages" calcext:value="contains-text(&quot;NewCrew&quot;)" calcext:base-cell-address="'Ile déserte var 2'.I14"/>
            <calcext:condition calcext:apply-style-name="cellule personnages" calcext:value="contains-text(&quot;NewCharacter&quot;)" calcext:base-cell-address="'Ile déserte var 2'.I14"/>
            <calcext:condition calcext:apply-style-name="cellule personnages" calcext:value="contains-text(&quot;HideOther&quot;)" calcext:base-cell-address="'Ile déserte var 2'.I14"/>
            <calcext:condition calcext:apply-style-name="cellule personnages" calcext:value="contains-text(&quot;DeleteOther&quot;)" calcext:base-cell-address="'Ile déserte var 2'.I14"/>
            <calcext:condition calcext:apply-style-name="cellule narrateur" calcext:value="contains-text(&quot;Narrator&quot;)" calcext:base-cell-address="'Ile déserte var 2'.I14"/>
            <calcext:condition calcext:apply-style-name="cellule set choice" calcext:value="contains-text(&quot;SetChoices&quot;)" calcext:base-cell-address="'Ile déserte var 2'.I14"/>
            <calcext:condition calcext:apply-style-name="cellule dialogues" calcext:value="contains-text(&quot;PlayerSpeak&quot;)" calcext:base-cell-address="'Ile déserte var 2'.I14"/>
            <calcext:condition calcext:apply-style-name="cellule dialogues" calcext:value="contains-text(&quot;OtherSpeak&quot;)" calcext:base-cell-address="'Ile déserte var 2'.I14"/>
            <calcext:condition calcext:apply-style-name="cellule argent" calcext:value="contains-text(&quot;CheckGold&quot;)" calcext:base-cell-address="'Ile déserte var 2'.I14"/>
            <calcext:condition calcext:apply-style-name="cellule argent" calcext:value="contains-text(&quot;RemoveGold&quot;)" calcext:base-cell-address="'Ile déserte var 2'.I14"/>
            <calcext:condition calcext:apply-style-name="cellule argent" calcext:value="contains-text(&quot;AddGold&quot;)" calcext:base-cell-address="'Ile déserte var 2'.I14"/>
            <calcext:condition calcext:apply-style-name="cellule argent" calcext:value="contains-text(&quot;Loot&quot;)" calcext:base-cell-address="'Ile déserte var 2'.I14"/>
            <calcext:condition calcext:apply-style-name="cellule argent" calcext:value="contains-text(&quot;Trade&quot;)" calcext:base-cell-address="'Ile déserte var 2'.I14"/>
            <calcext:condition calcext:apply-style-name="cellule combat" calcext:value="contains-text(&quot;LaunchCombat&quot;)" calcext:base-cell-address="'Ile déserte var 2'.I14"/>
            <calcext:condition calcext:apply-style-name="cellule indice" calcext:value="contains-text(&quot;CheckFormula&quot;)" calcext:base-cell-address="'Ile déserte var 2'.I14"/>
            <calcext:condition calcext:apply-style-name="cellule indice" calcext:value="contains-text(&quot;GiveDirection&quot;)" calcext:base-cell-address="'Ile déserte var 2'.I14"/>
            <calcext:condition calcext:apply-style-name="cellule temps" calcext:value="contains-text(&quot;SetWeather&quot;)" calcext:base-cell-address="'Ile déserte var 2'.I14"/>
            <calcext:condition calcext:apply-style-name="cellule temps" calcext:value="contains-text(&quot;SwitchWeather&quot;)" calcext:base-cell-address="'Ile déserte var 2'.I14"/>
            <calcext:condition calcext:apply-style-name="cellule temps" calcext:value="contains-text(&quot;NextDay&quot;)" calcext:base-cell-address="'Ile déserte var 2'.I14"/>
            <calcext:condition calcext:apply-style-name="cellule temps" calcext:value="contains-text(&quot;CheckDay&quot;)" calcext:base-cell-address="'Ile déserte var 2'.I14"/>
            <calcext:condition calcext:apply-style-name="cellule histoire" calcext:value="contains-text(&quot;Leave&quot;)" calcext:base-cell-address="'Ile déserte var 2'.I14"/>
            <calcext:condition calcext:apply-style-name="cellule choice" calcext:value="contains-text(&quot;Choice&quot;)" calcext:base-cell-address="'Ile déserte var 2'.I14"/>
            <calcext:condition calcext:apply-style-name="cellule d'erreur" calcext:value="!=&quot;&quot;" calcext:base-cell-address="'Ile déserte var 2'.I14"/>
          </calcext:conditional-format>
          <calcext:conditional-format calcext:target-range-address="'Ile déserte var 2'.I16:'Ile déserte var 2'.I16">
            <calcext:condition calcext:apply-style-name="cellule histoire" calcext:value="contains-text(&quot;GoTo&quot;)" calcext:base-cell-address="'Ile déserte var 2'.I16"/>
            <calcext:condition calcext:apply-style-name="cellule histoire" calcext:value="contains-text(&quot;Conclude&quot;)" calcext:base-cell-address="'Ile déserte var 2'.I16"/>
            <calcext:condition calcext:apply-style-name="cellule random" calcext:value="contains-text(&quot;RandomPercent&quot;)" calcext:base-cell-address="'Ile déserte var 2'.I16"/>
            <calcext:condition calcext:apply-style-name="cellule random" calcext:value="contains-text(&quot;RandomRange&quot;)" calcext:base-cell-address="'Ile déserte var 2'.I16"/>
            <calcext:condition calcext:apply-style-name="cellule personnages" calcext:value="contains-text(&quot;NewCrew&quot;)" calcext:base-cell-address="'Ile déserte var 2'.I16"/>
            <calcext:condition calcext:apply-style-name="cellule personnages" calcext:value="contains-text(&quot;NewCharacter&quot;)" calcext:base-cell-address="'Ile déserte var 2'.I16"/>
            <calcext:condition calcext:apply-style-name="cellule personnages" calcext:value="contains-text(&quot;HideOther&quot;)" calcext:base-cell-address="'Ile déserte var 2'.I16"/>
            <calcext:condition calcext:apply-style-name="cellule personnages" calcext:value="contains-text(&quot;DeleteOther&quot;)" calcext:base-cell-address="'Ile déserte var 2'.I16"/>
            <calcext:condition calcext:apply-style-name="cellule narrateur" calcext:value="contains-text(&quot;Narrator&quot;)" calcext:base-cell-address="'Ile déserte var 2'.I16"/>
            <calcext:condition calcext:apply-style-name="cellule set choice" calcext:value="contains-text(&quot;SetChoices&quot;)" calcext:base-cell-address="'Ile déserte var 2'.I16"/>
            <calcext:condition calcext:apply-style-name="cellule dialogues" calcext:value="contains-text(&quot;PlayerSpeak&quot;)" calcext:base-cell-address="'Ile déserte var 2'.I16"/>
            <calcext:condition calcext:apply-style-name="cellule dialogues" calcext:value="contains-text(&quot;OtherSpeak&quot;)" calcext:base-cell-address="'Ile déserte var 2'.I16"/>
            <calcext:condition calcext:apply-style-name="cellule argent" calcext:value="contains-text(&quot;CheckGold&quot;)" calcext:base-cell-address="'Ile déserte var 2'.I16"/>
            <calcext:condition calcext:apply-style-name="cellule argent" calcext:value="contains-text(&quot;RemoveGold&quot;)" calcext:base-cell-address="'Ile déserte var 2'.I16"/>
            <calcext:condition calcext:apply-style-name="cellule argent" calcext:value="contains-text(&quot;AddGold&quot;)" calcext:base-cell-address="'Ile déserte var 2'.I16"/>
            <calcext:condition calcext:apply-style-name="cellule argent" calcext:value="contains-text(&quot;Loot&quot;)" calcext:base-cell-address="'Ile déserte var 2'.I16"/>
            <calcext:condition calcext:apply-style-name="cellule argent" calcext:value="contains-text(&quot;Trade&quot;)" calcext:base-cell-address="'Ile déserte var 2'.I16"/>
            <calcext:condition calcext:apply-style-name="cellule combat" calcext:value="contains-text(&quot;LaunchCombat&quot;)" calcext:base-cell-address="'Ile déserte var 2'.I16"/>
            <calcext:condition calcext:apply-style-name="cellule indice" calcext:value="contains-text(&quot;CheckFormula&quot;)" calcext:base-cell-address="'Ile déserte var 2'.I16"/>
            <calcext:condition calcext:apply-style-name="cellule indice" calcext:value="contains-text(&quot;GiveDirection&quot;)" calcext:base-cell-address="'Ile déserte var 2'.I16"/>
            <calcext:condition calcext:apply-style-name="cellule temps" calcext:value="contains-text(&quot;SetWeather&quot;)" calcext:base-cell-address="'Ile déserte var 2'.I16"/>
            <calcext:condition calcext:apply-style-name="cellule temps" calcext:value="contains-text(&quot;SwitchWeather&quot;)" calcext:base-cell-address="'Ile déserte var 2'.I16"/>
            <calcext:condition calcext:apply-style-name="cellule temps" calcext:value="contains-text(&quot;NextDay&quot;)" calcext:base-cell-address="'Ile déserte var 2'.I16"/>
            <calcext:condition calcext:apply-style-name="cellule temps" calcext:value="contains-text(&quot;CheckDay&quot;)" calcext:base-cell-address="'Ile déserte var 2'.I16"/>
            <calcext:condition calcext:apply-style-name="cellule histoire" calcext:value="contains-text(&quot;Leave&quot;)" calcext:base-cell-address="'Ile déserte var 2'.I16"/>
            <calcext:condition calcext:apply-style-name="cellule choice" calcext:value="contains-text(&quot;Choice&quot;)" calcext:base-cell-address="'Ile déserte var 2'.I16"/>
            <calcext:condition calcext:apply-style-name="cellule d'erreur" calcext:value="!=&quot;&quot;" calcext:base-cell-address="'Ile déserte var 2'.I16"/>
          </calcext:conditional-format>
          <calcext:conditional-format calcext:target-range-address="'Ile déserte var 2'.E14:'Ile déserte var 2'.E14">
            <calcext:condition calcext:apply-style-name="cellule histoire" calcext:value="contains-text(&quot;GoTo&quot;)" calcext:base-cell-address="'Ile déserte var 2'.E14"/>
            <calcext:condition calcext:apply-style-name="cellule histoire" calcext:value="contains-text(&quot;Conclude&quot;)" calcext:base-cell-address="'Ile déserte var 2'.E14"/>
            <calcext:condition calcext:apply-style-name="cellule random" calcext:value="contains-text(&quot;RandomPercent&quot;)" calcext:base-cell-address="'Ile déserte var 2'.E14"/>
            <calcext:condition calcext:apply-style-name="cellule random" calcext:value="contains-text(&quot;RandomRange&quot;)" calcext:base-cell-address="'Ile déserte var 2'.E14"/>
            <calcext:condition calcext:apply-style-name="cellule personnages" calcext:value="contains-text(&quot;NewCrew&quot;)" calcext:base-cell-address="'Ile déserte var 2'.E14"/>
            <calcext:condition calcext:apply-style-name="cellule personnages" calcext:value="contains-text(&quot;NewCharacter&quot;)" calcext:base-cell-address="'Ile déserte var 2'.E14"/>
            <calcext:condition calcext:apply-style-name="cellule personnages" calcext:value="contains-text(&quot;HideOther&quot;)" calcext:base-cell-address="'Ile déserte var 2'.E14"/>
            <calcext:condition calcext:apply-style-name="cellule personnages" calcext:value="contains-text(&quot;DeleteOther&quot;)" calcext:base-cell-address="'Ile déserte var 2'.E14"/>
            <calcext:condition calcext:apply-style-name="cellule narrateur" calcext:value="contains-text(&quot;Narrator&quot;)" calcext:base-cell-address="'Ile déserte var 2'.E14"/>
            <calcext:condition calcext:apply-style-name="cellule set choice" calcext:value="contains-text(&quot;SetChoices&quot;)" calcext:base-cell-address="'Ile déserte var 2'.E14"/>
            <calcext:condition calcext:apply-style-name="cellule dialogues" calcext:value="contains-text(&quot;PlayerSpeak&quot;)" calcext:base-cell-address="'Ile déserte var 2'.E14"/>
            <calcext:condition calcext:apply-style-name="cellule dialogues" calcext:value="contains-text(&quot;OtherSpeak&quot;)" calcext:base-cell-address="'Ile déserte var 2'.E14"/>
            <calcext:condition calcext:apply-style-name="cellule argent" calcext:value="contains-text(&quot;CheckGold&quot;)" calcext:base-cell-address="'Ile déserte var 2'.E14"/>
            <calcext:condition calcext:apply-style-name="cellule argent" calcext:value="contains-text(&quot;RemoveGold&quot;)" calcext:base-cell-address="'Ile déserte var 2'.E14"/>
            <calcext:condition calcext:apply-style-name="cellule argent" calcext:value="contains-text(&quot;AddGold&quot;)" calcext:base-cell-address="'Ile déserte var 2'.E14"/>
            <calcext:condition calcext:apply-style-name="cellule argent" calcext:value="contains-text(&quot;Loot&quot;)" calcext:base-cell-address="'Ile déserte var 2'.E14"/>
            <calcext:condition calcext:apply-style-name="cellule argent" calcext:value="contains-text(&quot;Trade&quot;)" calcext:base-cell-address="'Ile déserte var 2'.E14"/>
            <calcext:condition calcext:apply-style-name="cellule combat" calcext:value="contains-text(&quot;LaunchCombat&quot;)" calcext:base-cell-address="'Ile déserte var 2'.E14"/>
            <calcext:condition calcext:apply-style-name="cellule indice" calcext:value="contains-text(&quot;CheckFormula&quot;)" calcext:base-cell-address="'Ile déserte var 2'.E14"/>
            <calcext:condition calcext:apply-style-name="cellule indice" calcext:value="contains-text(&quot;GiveDirection&quot;)" calcext:base-cell-address="'Ile déserte var 2'.E14"/>
            <calcext:condition calcext:apply-style-name="cellule temps" calcext:value="contains-text(&quot;SetWeather&quot;)" calcext:base-cell-address="'Ile déserte var 2'.E14"/>
            <calcext:condition calcext:apply-style-name="cellule temps" calcext:value="contains-text(&quot;SwitchWeather&quot;)" calcext:base-cell-address="'Ile déserte var 2'.E14"/>
            <calcext:condition calcext:apply-style-name="cellule temps" calcext:value="contains-text(&quot;NextDay&quot;)" calcext:base-cell-address="'Ile déserte var 2'.E14"/>
            <calcext:condition calcext:apply-style-name="cellule temps" calcext:value="contains-text(&quot;CheckDay&quot;)" calcext:base-cell-address="'Ile déserte var 2'.E14"/>
            <calcext:condition calcext:apply-style-name="cellule histoire" calcext:value="contains-text(&quot;Leave&quot;)" calcext:base-cell-address="'Ile déserte var 2'.E14"/>
            <calcext:condition calcext:apply-style-name="cellule choice" calcext:value="contains-text(&quot;Choice&quot;)" calcext:base-cell-address="'Ile déserte var 2'.E14"/>
            <calcext:condition calcext:apply-style-name="cellule d'erreur" calcext:value="!=&quot;&quot;" calcext:base-cell-address="'Ile déserte var 2'.E14"/>
          </calcext:conditional-format>
          <calcext:conditional-format calcext:target-range-address="'Ile déserte var 2'.C3:'Ile déserte var 2'.L7 'Ile déserte var 2'.A3:'Ile déserte var 2'.B9 'Ile déserte var 2'.A20:'Ile déserte var 2'.B54 'Ile déserte var 2'.C11:'Ile déserte var 2'.L54 'Ile déserte var 2'.C10:'Ile déserte var 2'.C10 'Ile déserte var 2'.E10:'Ile déserte var 2'.L10 'Ile déserte var 2'.C9:'Ile déserte var 2'.D9 'Ile déserte var 2'.F9:'Ile déserte var 2'.L9 'Ile déserte var 2'.D8:'Ile déserte var 2'.L8">
            <calcext:condition calcext:apply-style-name="cellule histoire" calcext:value="contains-text(&quot;GoTo&quot;)" calcext:base-cell-address="'Ile déserte var 2'.A3"/>
            <calcext:condition calcext:apply-style-name="cellule histoire" calcext:value="contains-text(&quot;Conclude&quot;)" calcext:base-cell-address="'Ile déserte var 2'.A3"/>
            <calcext:condition calcext:apply-style-name="cellule random" calcext:value="contains-text(&quot;RandomPercent&quot;)" calcext:base-cell-address="'Ile déserte var 2'.A3"/>
            <calcext:condition calcext:apply-style-name="cellule random" calcext:value="contains-text(&quot;RandomRange&quot;)" calcext:base-cell-address="'Ile déserte var 2'.A3"/>
            <calcext:condition calcext:apply-style-name="cellule personnages" calcext:value="contains-text(&quot;NewCrew&quot;)" calcext:base-cell-address="'Ile déserte var 2'.A3"/>
            <calcext:condition calcext:apply-style-name="cellule personnages" calcext:value="contains-text(&quot;NewCharacter&quot;)" calcext:base-cell-address="'Ile déserte var 2'.A3"/>
            <calcext:condition calcext:apply-style-name="cellule personnages" calcext:value="contains-text(&quot;HideOther&quot;)" calcext:base-cell-address="'Ile déserte var 2'.A3"/>
            <calcext:condition calcext:apply-style-name="cellule personnages" calcext:value="contains-text(&quot;DeleteOther&quot;)" calcext:base-cell-address="'Ile déserte var 2'.A3"/>
            <calcext:condition calcext:apply-style-name="cellule narrateur" calcext:value="contains-text(&quot;Narrator&quot;)" calcext:base-cell-address="'Ile déserte var 2'.A3"/>
            <calcext:condition calcext:apply-style-name="cellule set choice" calcext:value="contains-text(&quot;SetChoices&quot;)" calcext:base-cell-address="'Ile déserte var 2'.A3"/>
            <calcext:condition calcext:apply-style-name="cellule dialogues" calcext:value="contains-text(&quot;PlayerSpeak&quot;)" calcext:base-cell-address="'Ile déserte var 2'.A3"/>
            <calcext:condition calcext:apply-style-name="cellule dialogues" calcext:value="contains-text(&quot;OtherSpeak&quot;)" calcext:base-cell-address="'Ile déserte var 2'.A3"/>
            <calcext:condition calcext:apply-style-name="cellule argent" calcext:value="contains-text(&quot;CheckGold&quot;)" calcext:base-cell-address="'Ile déserte var 2'.A3"/>
            <calcext:condition calcext:apply-style-name="cellule argent" calcext:value="contains-text(&quot;RemoveGold&quot;)" calcext:base-cell-address="'Ile déserte var 2'.A3"/>
            <calcext:condition calcext:apply-style-name="cellule argent" calcext:value="contains-text(&quot;AddGold&quot;)" calcext:base-cell-address="'Ile déserte var 2'.A3"/>
            <calcext:condition calcext:apply-style-name="cellule argent" calcext:value="contains-text(&quot;Loot&quot;)" calcext:base-cell-address="'Ile déserte var 2'.A3"/>
            <calcext:condition calcext:apply-style-name="cellule argent" calcext:value="contains-text(&quot;Trade&quot;)" calcext:base-cell-address="'Ile déserte var 2'.A3"/>
            <calcext:condition calcext:apply-style-name="cellule combat" calcext:value="contains-text(&quot;LaunchCombat&quot;)" calcext:base-cell-address="'Ile déserte var 2'.A3"/>
            <calcext:condition calcext:apply-style-name="cellule indice" calcext:value="contains-text(&quot;CheckFormula&quot;)" calcext:base-cell-address="'Ile déserte var 2'.A3"/>
            <calcext:condition calcext:apply-style-name="cellule indice" calcext:value="contains-text(&quot;GiveDirection&quot;)" calcext:base-cell-address="'Ile déserte var 2'.A3"/>
            <calcext:condition calcext:apply-style-name="cellule temps" calcext:value="contains-text(&quot;SetWeather&quot;)" calcext:base-cell-address="'Ile déserte var 2'.A3"/>
            <calcext:condition calcext:apply-style-name="cellule temps" calcext:value="contains-text(&quot;SwitchWeather&quot;)" calcext:base-cell-address="'Ile déserte var 2'.A3"/>
            <calcext:condition calcext:apply-style-name="cellule temps" calcext:value="contains-text(&quot;NextDay&quot;)" calcext:base-cell-address="'Ile déserte var 2'.A3"/>
            <calcext:condition calcext:apply-style-name="cellule temps" calcext:value="contains-text(&quot;CheckDay&quot;)" calcext:base-cell-address="'Ile déserte var 2'.A3"/>
            <calcext:condition calcext:apply-style-name="cellule histoire" calcext:value="contains-text(&quot;Leave&quot;)" calcext:base-cell-address="'Ile déserte var 2'.A3"/>
            <calcext:condition calcext:apply-style-name="cellule choice" calcext:value="contains-text(&quot;Choice&quot;)" calcext:base-cell-address="'Ile déserte var 2'.A3"/>
            <calcext:condition calcext:apply-style-name="cellule d'erreur" calcext:value="!=&quot;&quot;" calcext:base-cell-address="'Ile déserte var 2'.A3"/>
          </calcext:conditional-format>
          <calcext:conditional-format calcext:target-range-address="'Ile déserte var 2'.A10:'Ile déserte var 2'.A19">
            <calcext:condition calcext:apply-style-name="cellule histoire" calcext:value="contains-text(&quot;GoTo&quot;)" calcext:base-cell-address="'Ile déserte var 2'.A10"/>
            <calcext:condition calcext:apply-style-name="cellule histoire" calcext:value="contains-text(&quot;Conclude&quot;)" calcext:base-cell-address="'Ile déserte var 2'.A10"/>
            <calcext:condition calcext:apply-style-name="cellule random" calcext:value="contains-text(&quot;RandomPercent&quot;)" calcext:base-cell-address="'Ile déserte var 2'.A10"/>
            <calcext:condition calcext:apply-style-name="cellule random" calcext:value="contains-text(&quot;RandomRange&quot;)" calcext:base-cell-address="'Ile déserte var 2'.A10"/>
            <calcext:condition calcext:apply-style-name="cellule personnages" calcext:value="contains-text(&quot;NewCrew&quot;)" calcext:base-cell-address="'Ile déserte var 2'.A10"/>
            <calcext:condition calcext:apply-style-name="cellule personnages" calcext:value="contains-text(&quot;NewCharacter&quot;)" calcext:base-cell-address="'Ile déserte var 2'.A10"/>
            <calcext:condition calcext:apply-style-name="cellule personnages" calcext:value="contains-text(&quot;HideOther&quot;)" calcext:base-cell-address="'Ile déserte var 2'.A10"/>
            <calcext:condition calcext:apply-style-name="cellule personnages" calcext:value="contains-text(&quot;DeleteOther&quot;)" calcext:base-cell-address="'Ile déserte var 2'.A10"/>
            <calcext:condition calcext:apply-style-name="cellule narrateur" calcext:value="contains-text(&quot;Narrator&quot;)" calcext:base-cell-address="'Ile déserte var 2'.A10"/>
            <calcext:condition calcext:apply-style-name="cellule set choice" calcext:value="contains-text(&quot;SetChoices&quot;)" calcext:base-cell-address="'Ile déserte var 2'.A10"/>
            <calcext:condition calcext:apply-style-name="cellule dialogues" calcext:value="contains-text(&quot;PlayerSpeak&quot;)" calcext:base-cell-address="'Ile déserte var 2'.A10"/>
            <calcext:condition calcext:apply-style-name="cellule dialogues" calcext:value="contains-text(&quot;OtherSpeak&quot;)" calcext:base-cell-address="'Ile déserte var 2'.A10"/>
            <calcext:condition calcext:apply-style-name="cellule argent" calcext:value="contains-text(&quot;CheckGold&quot;)" calcext:base-cell-address="'Ile déserte var 2'.A10"/>
            <calcext:condition calcext:apply-style-name="cellule argent" calcext:value="contains-text(&quot;RemoveGold&quot;)" calcext:base-cell-address="'Ile déserte var 2'.A10"/>
            <calcext:condition calcext:apply-style-name="cellule argent" calcext:value="contains-text(&quot;AddGold&quot;)" calcext:base-cell-address="'Ile déserte var 2'.A10"/>
            <calcext:condition calcext:apply-style-name="cellule argent" calcext:value="contains-text(&quot;Loot&quot;)" calcext:base-cell-address="'Ile déserte var 2'.A10"/>
            <calcext:condition calcext:apply-style-name="cellule argent" calcext:value="contains-text(&quot;Trade&quot;)" calcext:base-cell-address="'Ile déserte var 2'.A10"/>
            <calcext:condition calcext:apply-style-name="cellule combat" calcext:value="contains-text(&quot;LaunchCombat&quot;)" calcext:base-cell-address="'Ile déserte var 2'.A10"/>
            <calcext:condition calcext:apply-style-name="cellule indice" calcext:value="contains-text(&quot;CheckFormula&quot;)" calcext:base-cell-address="'Ile déserte var 2'.A10"/>
            <calcext:condition calcext:apply-style-name="cellule indice" calcext:value="contains-text(&quot;GiveDirection&quot;)" calcext:base-cell-address="'Ile déserte var 2'.A10"/>
            <calcext:condition calcext:apply-style-name="cellule temps" calcext:value="contains-text(&quot;SetWeather&quot;)" calcext:base-cell-address="'Ile déserte var 2'.A10"/>
            <calcext:condition calcext:apply-style-name="cellule temps" calcext:value="contains-text(&quot;SwitchWeather&quot;)" calcext:base-cell-address="'Ile déserte var 2'.A10"/>
            <calcext:condition calcext:apply-style-name="cellule temps" calcext:value="contains-text(&quot;NextDay&quot;)" calcext:base-cell-address="'Ile déserte var 2'.A10"/>
            <calcext:condition calcext:apply-style-name="cellule temps" calcext:value="contains-text(&quot;CheckDay&quot;)" calcext:base-cell-address="'Ile déserte var 2'.A10"/>
            <calcext:condition calcext:apply-style-name="cellule histoire" calcext:value="contains-text(&quot;Leave&quot;)" calcext:base-cell-address="'Ile déserte var 2'.A10"/>
            <calcext:condition calcext:apply-style-name="cellule choice" calcext:value="contains-text(&quot;Choice&quot;)" calcext:base-cell-address="'Ile déserte var 2'.A10"/>
            <calcext:condition calcext:apply-style-name="cellule d'erreur" calcext:value="!=&quot;&quot;" calcext:base-cell-address="'Ile déserte var 2'.A10"/>
          </calcext:conditional-format>
          <calcext:conditional-format calcext:target-range-address="'Ile déserte var 2'.B10:'Ile déserte var 2'.B19">
            <calcext:condition calcext:apply-style-name="cellule histoire" calcext:value="contains-text(&quot;GoTo&quot;)" calcext:base-cell-address="'Ile déserte var 2'.B10"/>
            <calcext:condition calcext:apply-style-name="cellule histoire" calcext:value="contains-text(&quot;Conclude&quot;)" calcext:base-cell-address="'Ile déserte var 2'.B10"/>
            <calcext:condition calcext:apply-style-name="cellule random" calcext:value="contains-text(&quot;RandomPercent&quot;)" calcext:base-cell-address="'Ile déserte var 2'.B10"/>
            <calcext:condition calcext:apply-style-name="cellule random" calcext:value="contains-text(&quot;RandomRange&quot;)" calcext:base-cell-address="'Ile déserte var 2'.B10"/>
            <calcext:condition calcext:apply-style-name="cellule personnages" calcext:value="contains-text(&quot;NewCrew&quot;)" calcext:base-cell-address="'Ile déserte var 2'.B10"/>
            <calcext:condition calcext:apply-style-name="cellule personnages" calcext:value="contains-text(&quot;NewCharacter&quot;)" calcext:base-cell-address="'Ile déserte var 2'.B10"/>
            <calcext:condition calcext:apply-style-name="cellule personnages" calcext:value="contains-text(&quot;HideOther&quot;)" calcext:base-cell-address="'Ile déserte var 2'.B10"/>
            <calcext:condition calcext:apply-style-name="cellule personnages" calcext:value="contains-text(&quot;DeleteOther&quot;)" calcext:base-cell-address="'Ile déserte var 2'.B10"/>
            <calcext:condition calcext:apply-style-name="cellule narrateur" calcext:value="contains-text(&quot;Narrator&quot;)" calcext:base-cell-address="'Ile déserte var 2'.B10"/>
            <calcext:condition calcext:apply-style-name="cellule set choice" calcext:value="contains-text(&quot;SetChoices&quot;)" calcext:base-cell-address="'Ile déserte var 2'.B10"/>
            <calcext:condition calcext:apply-style-name="cellule dialogues" calcext:value="contains-text(&quot;PlayerSpeak&quot;)" calcext:base-cell-address="'Ile déserte var 2'.B10"/>
            <calcext:condition calcext:apply-style-name="cellule dialogues" calcext:value="contains-text(&quot;OtherSpeak&quot;)" calcext:base-cell-address="'Ile déserte var 2'.B10"/>
            <calcext:condition calcext:apply-style-name="cellule argent" calcext:value="contains-text(&quot;CheckGold&quot;)" calcext:base-cell-address="'Ile déserte var 2'.B10"/>
            <calcext:condition calcext:apply-style-name="cellule argent" calcext:value="contains-text(&quot;RemoveGold&quot;)" calcext:base-cell-address="'Ile déserte var 2'.B10"/>
            <calcext:condition calcext:apply-style-name="cellule argent" calcext:value="contains-text(&quot;AddGold&quot;)" calcext:base-cell-address="'Ile déserte var 2'.B10"/>
            <calcext:condition calcext:apply-style-name="cellule argent" calcext:value="contains-text(&quot;Loot&quot;)" calcext:base-cell-address="'Ile déserte var 2'.B10"/>
            <calcext:condition calcext:apply-style-name="cellule argent" calcext:value="contains-text(&quot;Trade&quot;)" calcext:base-cell-address="'Ile déserte var 2'.B10"/>
            <calcext:condition calcext:apply-style-name="cellule combat" calcext:value="contains-text(&quot;LaunchCombat&quot;)" calcext:base-cell-address="'Ile déserte var 2'.B10"/>
            <calcext:condition calcext:apply-style-name="cellule indice" calcext:value="contains-text(&quot;CheckFormula&quot;)" calcext:base-cell-address="'Ile déserte var 2'.B10"/>
            <calcext:condition calcext:apply-style-name="cellule indice" calcext:value="contains-text(&quot;GiveDirection&quot;)" calcext:base-cell-address="'Ile déserte var 2'.B10"/>
            <calcext:condition calcext:apply-style-name="cellule temps" calcext:value="contains-text(&quot;SetWeather&quot;)" calcext:base-cell-address="'Ile déserte var 2'.B10"/>
            <calcext:condition calcext:apply-style-name="cellule temps" calcext:value="contains-text(&quot;SwitchWeather&quot;)" calcext:base-cell-address="'Ile déserte var 2'.B10"/>
            <calcext:condition calcext:apply-style-name="cellule temps" calcext:value="contains-text(&quot;NextDay&quot;)" calcext:base-cell-address="'Ile déserte var 2'.B10"/>
            <calcext:condition calcext:apply-style-name="cellule temps" calcext:value="contains-text(&quot;CheckDay&quot;)" calcext:base-cell-address="'Ile déserte var 2'.B10"/>
            <calcext:condition calcext:apply-style-name="cellule histoire" calcext:value="contains-text(&quot;Leave&quot;)" calcext:base-cell-address="'Ile déserte var 2'.B10"/>
            <calcext:condition calcext:apply-style-name="cellule choice" calcext:value="contains-text(&quot;Choice&quot;)" calcext:base-cell-address="'Ile déserte var 2'.B10"/>
            <calcext:condition calcext:apply-style-name="cellule d'erreur" calcext:value="!=&quot;&quot;" calcext:base-cell-address="'Ile déserte var 2'.B10"/>
          </calcext:conditional-format>
          <calcext:conditional-format calcext:target-range-address="'Ile déserte var 2'.A10:'Ile déserte var 2'.B19">
            <calcext:condition calcext:apply-style-name="cellule histoire" calcext:value="contains-text(&quot;GoTo&quot;)" calcext:base-cell-address="'Ile déserte var 2'.A10"/>
            <calcext:condition calcext:apply-style-name="cellule histoire" calcext:value="contains-text(&quot;Conclude&quot;)" calcext:base-cell-address="'Ile déserte var 2'.A10"/>
            <calcext:condition calcext:apply-style-name="cellule random" calcext:value="contains-text(&quot;RandomPercent&quot;)" calcext:base-cell-address="'Ile déserte var 2'.A10"/>
            <calcext:condition calcext:apply-style-name="cellule random" calcext:value="contains-text(&quot;RandomRange&quot;)" calcext:base-cell-address="'Ile déserte var 2'.A10"/>
            <calcext:condition calcext:apply-style-name="cellule personnages" calcext:value="contains-text(&quot;NewCrew&quot;)" calcext:base-cell-address="'Ile déserte var 2'.A10"/>
            <calcext:condition calcext:apply-style-name="cellule personnages" calcext:value="contains-text(&quot;NewCharacter&quot;)" calcext:base-cell-address="'Ile déserte var 2'.A10"/>
            <calcext:condition calcext:apply-style-name="cellule personnages" calcext:value="contains-text(&quot;HideOther&quot;)" calcext:base-cell-address="'Ile déserte var 2'.A10"/>
            <calcext:condition calcext:apply-style-name="cellule personnages" calcext:value="contains-text(&quot;DeleteOther&quot;)" calcext:base-cell-address="'Ile déserte var 2'.A10"/>
            <calcext:condition calcext:apply-style-name="cellule narrateur" calcext:value="contains-text(&quot;Narrator&quot;)" calcext:base-cell-address="'Ile déserte var 2'.A10"/>
            <calcext:condition calcext:apply-style-name="cellule set choice" calcext:value="contains-text(&quot;SetChoices&quot;)" calcext:base-cell-address="'Ile déserte var 2'.A10"/>
            <calcext:condition calcext:apply-style-name="cellule dialogues" calcext:value="contains-text(&quot;PlayerSpeak&quot;)" calcext:base-cell-address="'Ile déserte var 2'.A10"/>
            <calcext:condition calcext:apply-style-name="cellule dialogues" calcext:value="contains-text(&quot;OtherSpeak&quot;)" calcext:base-cell-address="'Ile déserte var 2'.A10"/>
            <calcext:condition calcext:apply-style-name="cellule argent" calcext:value="contains-text(&quot;CheckGold&quot;)" calcext:base-cell-address="'Ile déserte var 2'.A10"/>
            <calcext:condition calcext:apply-style-name="cellule argent" calcext:value="contains-text(&quot;RemoveGold&quot;)" calcext:base-cell-address="'Ile déserte var 2'.A10"/>
            <calcext:condition calcext:apply-style-name="cellule argent" calcext:value="contains-text(&quot;AddGold&quot;)" calcext:base-cell-address="'Ile déserte var 2'.A10"/>
            <calcext:condition calcext:apply-style-name="cellule argent" calcext:value="contains-text(&quot;Loot&quot;)" calcext:base-cell-address="'Ile déserte var 2'.A10"/>
            <calcext:condition calcext:apply-style-name="cellule argent" calcext:value="contains-text(&quot;Trade&quot;)" calcext:base-cell-address="'Ile déserte var 2'.A10"/>
            <calcext:condition calcext:apply-style-name="cellule combat" calcext:value="contains-text(&quot;LaunchCombat&quot;)" calcext:base-cell-address="'Ile déserte var 2'.A10"/>
            <calcext:condition calcext:apply-style-name="cellule indice" calcext:value="contains-text(&quot;CheckFormula&quot;)" calcext:base-cell-address="'Ile déserte var 2'.A10"/>
            <calcext:condition calcext:apply-style-name="cellule indice" calcext:value="contains-text(&quot;GiveDirection&quot;)" calcext:base-cell-address="'Ile déserte var 2'.A10"/>
            <calcext:condition calcext:apply-style-name="cellule temps" calcext:value="contains-text(&quot;SetWeather&quot;)" calcext:base-cell-address="'Ile déserte var 2'.A10"/>
            <calcext:condition calcext:apply-style-name="cellule temps" calcext:value="contains-text(&quot;SwitchWeather&quot;)" calcext:base-cell-address="'Ile déserte var 2'.A10"/>
            <calcext:condition calcext:apply-style-name="cellule temps" calcext:value="contains-text(&quot;NextDay&quot;)" calcext:base-cell-address="'Ile déserte var 2'.A10"/>
            <calcext:condition calcext:apply-style-name="cellule temps" calcext:value="contains-text(&quot;CheckDay&quot;)" calcext:base-cell-address="'Ile déserte var 2'.A10"/>
            <calcext:condition calcext:apply-style-name="cellule histoire" calcext:value="contains-text(&quot;Leave&quot;)" calcext:base-cell-address="'Ile déserte var 2'.A10"/>
            <calcext:condition calcext:apply-style-name="cellule choice" calcext:value="contains-text(&quot;Choice&quot;)" calcext:base-cell-address="'Ile déserte var 2'.A10"/>
            <calcext:condition calcext:apply-style-name="cellule d'erreur" calcext:value="!=&quot;&quot;" calcext:base-cell-address="'Ile déserte var 2'.A10"/>
          </calcext:conditional-format>
          <calcext:conditional-format calcext:target-range-address="'Ile déserte var 2'.D10:'Ile déserte var 2'.D10">
            <calcext:condition calcext:apply-style-name="cellule histoire" calcext:value="contains-text(&quot;GoTo&quot;)" calcext:base-cell-address="'Ile déserte var 2'.D10"/>
            <calcext:condition calcext:apply-style-name="cellule histoire" calcext:value="contains-text(&quot;Conclude&quot;)" calcext:base-cell-address="'Ile déserte var 2'.D10"/>
            <calcext:condition calcext:apply-style-name="cellule random" calcext:value="contains-text(&quot;RandomPercent&quot;)" calcext:base-cell-address="'Ile déserte var 2'.D10"/>
            <calcext:condition calcext:apply-style-name="cellule random" calcext:value="contains-text(&quot;RandomRange&quot;)" calcext:base-cell-address="'Ile déserte var 2'.D10"/>
            <calcext:condition calcext:apply-style-name="cellule personnages" calcext:value="contains-text(&quot;NewCrew&quot;)" calcext:base-cell-address="'Ile déserte var 2'.D10"/>
            <calcext:condition calcext:apply-style-name="cellule personnages" calcext:value="contains-text(&quot;NewCharacter&quot;)" calcext:base-cell-address="'Ile déserte var 2'.D10"/>
            <calcext:condition calcext:apply-style-name="cellule personnages" calcext:value="contains-text(&quot;HideOther&quot;)" calcext:base-cell-address="'Ile déserte var 2'.D10"/>
            <calcext:condition calcext:apply-style-name="cellule personnages" calcext:value="contains-text(&quot;DeleteOther&quot;)" calcext:base-cell-address="'Ile déserte var 2'.D10"/>
            <calcext:condition calcext:apply-style-name="cellule narrateur" calcext:value="contains-text(&quot;Narrator&quot;)" calcext:base-cell-address="'Ile déserte var 2'.D10"/>
            <calcext:condition calcext:apply-style-name="cellule set choice" calcext:value="contains-text(&quot;SetChoices&quot;)" calcext:base-cell-address="'Ile déserte var 2'.D10"/>
            <calcext:condition calcext:apply-style-name="cellule dialogues" calcext:value="contains-text(&quot;PlayerSpeak&quot;)" calcext:base-cell-address="'Ile déserte var 2'.D10"/>
            <calcext:condition calcext:apply-style-name="cellule dialogues" calcext:value="contains-text(&quot;OtherSpeak&quot;)" calcext:base-cell-address="'Ile déserte var 2'.D10"/>
            <calcext:condition calcext:apply-style-name="cellule argent" calcext:value="contains-text(&quot;CheckGold&quot;)" calcext:base-cell-address="'Ile déserte var 2'.D10"/>
            <calcext:condition calcext:apply-style-name="cellule argent" calcext:value="contains-text(&quot;RemoveGold&quot;)" calcext:base-cell-address="'Ile déserte var 2'.D10"/>
            <calcext:condition calcext:apply-style-name="cellule argent" calcext:value="contains-text(&quot;AddGold&quot;)" calcext:base-cell-address="'Ile déserte var 2'.D10"/>
            <calcext:condition calcext:apply-style-name="cellule argent" calcext:value="contains-text(&quot;Loot&quot;)" calcext:base-cell-address="'Ile déserte var 2'.D10"/>
            <calcext:condition calcext:apply-style-name="cellule argent" calcext:value="contains-text(&quot;Trade&quot;)" calcext:base-cell-address="'Ile déserte var 2'.D10"/>
            <calcext:condition calcext:apply-style-name="cellule combat" calcext:value="contains-text(&quot;LaunchCombat&quot;)" calcext:base-cell-address="'Ile déserte var 2'.D10"/>
            <calcext:condition calcext:apply-style-name="cellule indice" calcext:value="contains-text(&quot;CheckFormula&quot;)" calcext:base-cell-address="'Ile déserte var 2'.D10"/>
            <calcext:condition calcext:apply-style-name="cellule indice" calcext:value="contains-text(&quot;GiveDirection&quot;)" calcext:base-cell-address="'Ile déserte var 2'.D10"/>
            <calcext:condition calcext:apply-style-name="cellule temps" calcext:value="contains-text(&quot;SetWeather&quot;)" calcext:base-cell-address="'Ile déserte var 2'.D10"/>
            <calcext:condition calcext:apply-style-name="cellule temps" calcext:value="contains-text(&quot;SwitchWeather&quot;)" calcext:base-cell-address="'Ile déserte var 2'.D10"/>
            <calcext:condition calcext:apply-style-name="cellule temps" calcext:value="contains-text(&quot;NextDay&quot;)" calcext:base-cell-address="'Ile déserte var 2'.D10"/>
            <calcext:condition calcext:apply-style-name="cellule temps" calcext:value="contains-text(&quot;CheckDay&quot;)" calcext:base-cell-address="'Ile déserte var 2'.D10"/>
            <calcext:condition calcext:apply-style-name="cellule histoire" calcext:value="contains-text(&quot;Leave&quot;)" calcext:base-cell-address="'Ile déserte var 2'.D10"/>
            <calcext:condition calcext:apply-style-name="cellule choice" calcext:value="contains-text(&quot;Choice&quot;)" calcext:base-cell-address="'Ile déserte var 2'.D10"/>
            <calcext:condition calcext:apply-style-name="cellule d'erreur" calcext:value="!=&quot;&quot;" calcext:base-cell-address="'Ile déserte var 2'.D10"/>
          </calcext:conditional-format>
          <calcext:conditional-format calcext:target-range-address="'Ile déserte var 2'.D10:'Ile déserte var 2'.D10">
            <calcext:condition calcext:apply-style-name="cellule histoire" calcext:value="contains-text(&quot;GoTo&quot;)" calcext:base-cell-address="'Ile déserte var 2'.D10"/>
            <calcext:condition calcext:apply-style-name="cellule histoire" calcext:value="contains-text(&quot;Conclude&quot;)" calcext:base-cell-address="'Ile déserte var 2'.D10"/>
            <calcext:condition calcext:apply-style-name="cellule random" calcext:value="contains-text(&quot;RandomPercent&quot;)" calcext:base-cell-address="'Ile déserte var 2'.D10"/>
            <calcext:condition calcext:apply-style-name="cellule random" calcext:value="contains-text(&quot;RandomRange&quot;)" calcext:base-cell-address="'Ile déserte var 2'.D10"/>
            <calcext:condition calcext:apply-style-name="cellule personnages" calcext:value="contains-text(&quot;NewCrew&quot;)" calcext:base-cell-address="'Ile déserte var 2'.D10"/>
            <calcext:condition calcext:apply-style-name="cellule personnages" calcext:value="contains-text(&quot;NewCharacter&quot;)" calcext:base-cell-address="'Ile déserte var 2'.D10"/>
            <calcext:condition calcext:apply-style-name="cellule personnages" calcext:value="contains-text(&quot;HideOther&quot;)" calcext:base-cell-address="'Ile déserte var 2'.D10"/>
            <calcext:condition calcext:apply-style-name="cellule personnages" calcext:value="contains-text(&quot;DeleteOther&quot;)" calcext:base-cell-address="'Ile déserte var 2'.D10"/>
            <calcext:condition calcext:apply-style-name="cellule narrateur" calcext:value="contains-text(&quot;Narrator&quot;)" calcext:base-cell-address="'Ile déserte var 2'.D10"/>
            <calcext:condition calcext:apply-style-name="cellule set choice" calcext:value="contains-text(&quot;SetChoices&quot;)" calcext:base-cell-address="'Ile déserte var 2'.D10"/>
            <calcext:condition calcext:apply-style-name="cellule dialogues" calcext:value="contains-text(&quot;PlayerSpeak&quot;)" calcext:base-cell-address="'Ile déserte var 2'.D10"/>
            <calcext:condition calcext:apply-style-name="cellule dialogues" calcext:value="contains-text(&quot;OtherSpeak&quot;)" calcext:base-cell-address="'Ile déserte var 2'.D10"/>
            <calcext:condition calcext:apply-style-name="cellule argent" calcext:value="contains-text(&quot;CheckGold&quot;)" calcext:base-cell-address="'Ile déserte var 2'.D10"/>
            <calcext:condition calcext:apply-style-name="cellule argent" calcext:value="contains-text(&quot;RemoveGold&quot;)" calcext:base-cell-address="'Ile déserte var 2'.D10"/>
            <calcext:condition calcext:apply-style-name="cellule argent" calcext:value="contains-text(&quot;AddGold&quot;)" calcext:base-cell-address="'Ile déserte var 2'.D10"/>
            <calcext:condition calcext:apply-style-name="cellule argent" calcext:value="contains-text(&quot;Loot&quot;)" calcext:base-cell-address="'Ile déserte var 2'.D10"/>
            <calcext:condition calcext:apply-style-name="cellule argent" calcext:value="contains-text(&quot;Trade&quot;)" calcext:base-cell-address="'Ile déserte var 2'.D10"/>
            <calcext:condition calcext:apply-style-name="cellule combat" calcext:value="contains-text(&quot;LaunchCombat&quot;)" calcext:base-cell-address="'Ile déserte var 2'.D10"/>
            <calcext:condition calcext:apply-style-name="cellule indice" calcext:value="contains-text(&quot;CheckFormula&quot;)" calcext:base-cell-address="'Ile déserte var 2'.D10"/>
            <calcext:condition calcext:apply-style-name="cellule indice" calcext:value="contains-text(&quot;GiveDirection&quot;)" calcext:base-cell-address="'Ile déserte var 2'.D10"/>
            <calcext:condition calcext:apply-style-name="cellule temps" calcext:value="contains-text(&quot;SetWeather&quot;)" calcext:base-cell-address="'Ile déserte var 2'.D10"/>
            <calcext:condition calcext:apply-style-name="cellule temps" calcext:value="contains-text(&quot;SwitchWeather&quot;)" calcext:base-cell-address="'Ile déserte var 2'.D10"/>
            <calcext:condition calcext:apply-style-name="cellule temps" calcext:value="contains-text(&quot;NextDay&quot;)" calcext:base-cell-address="'Ile déserte var 2'.D10"/>
            <calcext:condition calcext:apply-style-name="cellule temps" calcext:value="contains-text(&quot;CheckDay&quot;)" calcext:base-cell-address="'Ile déserte var 2'.D10"/>
            <calcext:condition calcext:apply-style-name="cellule histoire" calcext:value="contains-text(&quot;Leave&quot;)" calcext:base-cell-address="'Ile déserte var 2'.D10"/>
            <calcext:condition calcext:apply-style-name="cellule choice" calcext:value="contains-text(&quot;Choice&quot;)" calcext:base-cell-address="'Ile déserte var 2'.D10"/>
            <calcext:condition calcext:apply-style-name="cellule d'erreur" calcext:value="!=&quot;&quot;" calcext:base-cell-address="'Ile déserte var 2'.D10"/>
          </calcext:conditional-format>
          <calcext:conditional-format calcext:target-range-address="'Ile déserte var 2'.E9:'Ile déserte var 2'.E9">
            <calcext:condition calcext:apply-style-name="cellule histoire" calcext:value="contains-text(&quot;GoTo&quot;)" calcext:base-cell-address="'Ile déserte var 2'.E9"/>
            <calcext:condition calcext:apply-style-name="cellule histoire" calcext:value="contains-text(&quot;Conclude&quot;)" calcext:base-cell-address="'Ile déserte var 2'.E9"/>
            <calcext:condition calcext:apply-style-name="cellule random" calcext:value="contains-text(&quot;RandomPercent&quot;)" calcext:base-cell-address="'Ile déserte var 2'.E9"/>
            <calcext:condition calcext:apply-style-name="cellule random" calcext:value="contains-text(&quot;RandomRange&quot;)" calcext:base-cell-address="'Ile déserte var 2'.E9"/>
            <calcext:condition calcext:apply-style-name="cellule personnages" calcext:value="contains-text(&quot;NewCrew&quot;)" calcext:base-cell-address="'Ile déserte var 2'.E9"/>
            <calcext:condition calcext:apply-style-name="cellule personnages" calcext:value="contains-text(&quot;NewCharacter&quot;)" calcext:base-cell-address="'Ile déserte var 2'.E9"/>
            <calcext:condition calcext:apply-style-name="cellule personnages" calcext:value="contains-text(&quot;HideOther&quot;)" calcext:base-cell-address="'Ile déserte var 2'.E9"/>
            <calcext:condition calcext:apply-style-name="cellule personnages" calcext:value="contains-text(&quot;DeleteOther&quot;)" calcext:base-cell-address="'Ile déserte var 2'.E9"/>
            <calcext:condition calcext:apply-style-name="cellule narrateur" calcext:value="contains-text(&quot;Narrator&quot;)" calcext:base-cell-address="'Ile déserte var 2'.E9"/>
            <calcext:condition calcext:apply-style-name="cellule set choice" calcext:value="contains-text(&quot;SetChoices&quot;)" calcext:base-cell-address="'Ile déserte var 2'.E9"/>
            <calcext:condition calcext:apply-style-name="cellule dialogues" calcext:value="contains-text(&quot;PlayerSpeak&quot;)" calcext:base-cell-address="'Ile déserte var 2'.E9"/>
            <calcext:condition calcext:apply-style-name="cellule dialogues" calcext:value="contains-text(&quot;OtherSpeak&quot;)" calcext:base-cell-address="'Ile déserte var 2'.E9"/>
            <calcext:condition calcext:apply-style-name="cellule argent" calcext:value="contains-text(&quot;CheckGold&quot;)" calcext:base-cell-address="'Ile déserte var 2'.E9"/>
            <calcext:condition calcext:apply-style-name="cellule argent" calcext:value="contains-text(&quot;RemoveGold&quot;)" calcext:base-cell-address="'Ile déserte var 2'.E9"/>
            <calcext:condition calcext:apply-style-name="cellule argent" calcext:value="contains-text(&quot;AddGold&quot;)" calcext:base-cell-address="'Ile déserte var 2'.E9"/>
            <calcext:condition calcext:apply-style-name="cellule argent" calcext:value="contains-text(&quot;Loot&quot;)" calcext:base-cell-address="'Ile déserte var 2'.E9"/>
            <calcext:condition calcext:apply-style-name="cellule argent" calcext:value="contains-text(&quot;Trade&quot;)" calcext:base-cell-address="'Ile déserte var 2'.E9"/>
            <calcext:condition calcext:apply-style-name="cellule combat" calcext:value="contains-text(&quot;LaunchCombat&quot;)" calcext:base-cell-address="'Ile déserte var 2'.E9"/>
            <calcext:condition calcext:apply-style-name="cellule indice" calcext:value="contains-text(&quot;CheckFormula&quot;)" calcext:base-cell-address="'Ile déserte var 2'.E9"/>
            <calcext:condition calcext:apply-style-name="cellule indice" calcext:value="contains-text(&quot;GiveDirection&quot;)" calcext:base-cell-address="'Ile déserte var 2'.E9"/>
            <calcext:condition calcext:apply-style-name="cellule temps" calcext:value="contains-text(&quot;SetWeather&quot;)" calcext:base-cell-address="'Ile déserte var 2'.E9"/>
            <calcext:condition calcext:apply-style-name="cellule temps" calcext:value="contains-text(&quot;SwitchWeather&quot;)" calcext:base-cell-address="'Ile déserte var 2'.E9"/>
            <calcext:condition calcext:apply-style-name="cellule temps" calcext:value="contains-text(&quot;NextDay&quot;)" calcext:base-cell-address="'Ile déserte var 2'.E9"/>
            <calcext:condition calcext:apply-style-name="cellule temps" calcext:value="contains-text(&quot;CheckDay&quot;)" calcext:base-cell-address="'Ile déserte var 2'.E9"/>
            <calcext:condition calcext:apply-style-name="cellule histoire" calcext:value="contains-text(&quot;Leave&quot;)" calcext:base-cell-address="'Ile déserte var 2'.E9"/>
            <calcext:condition calcext:apply-style-name="cellule choice" calcext:value="contains-text(&quot;Choice&quot;)" calcext:base-cell-address="'Ile déserte var 2'.E9"/>
            <calcext:condition calcext:apply-style-name="cellule d'erreur" calcext:value="!=&quot;&quot;" calcext:base-cell-address="'Ile déserte var 2'.E9"/>
          </calcext:conditional-format>
          <calcext:conditional-format calcext:target-range-address="'Ile déserte var 2'.E9:'Ile déserte var 2'.E9">
            <calcext:condition calcext:apply-style-name="cellule histoire" calcext:value="contains-text(&quot;GoTo&quot;)" calcext:base-cell-address="'Ile déserte var 2'.E9"/>
            <calcext:condition calcext:apply-style-name="cellule histoire" calcext:value="contains-text(&quot;Conclude&quot;)" calcext:base-cell-address="'Ile déserte var 2'.E9"/>
            <calcext:condition calcext:apply-style-name="cellule random" calcext:value="contains-text(&quot;RandomPercent&quot;)" calcext:base-cell-address="'Ile déserte var 2'.E9"/>
            <calcext:condition calcext:apply-style-name="cellule random" calcext:value="contains-text(&quot;RandomRange&quot;)" calcext:base-cell-address="'Ile déserte var 2'.E9"/>
            <calcext:condition calcext:apply-style-name="cellule personnages" calcext:value="contains-text(&quot;NewCrew&quot;)" calcext:base-cell-address="'Ile déserte var 2'.E9"/>
            <calcext:condition calcext:apply-style-name="cellule personnages" calcext:value="contains-text(&quot;NewCharacter&quot;)" calcext:base-cell-address="'Ile déserte var 2'.E9"/>
            <calcext:condition calcext:apply-style-name="cellule personnages" calcext:value="contains-text(&quot;HideOther&quot;)" calcext:base-cell-address="'Ile déserte var 2'.E9"/>
            <calcext:condition calcext:apply-style-name="cellule personnages" calcext:value="contains-text(&quot;DeleteOther&quot;)" calcext:base-cell-address="'Ile déserte var 2'.E9"/>
            <calcext:condition calcext:apply-style-name="cellule narrateur" calcext:value="contains-text(&quot;Narrator&quot;)" calcext:base-cell-address="'Ile déserte var 2'.E9"/>
            <calcext:condition calcext:apply-style-name="cellule set choice" calcext:value="contains-text(&quot;SetChoices&quot;)" calcext:base-cell-address="'Ile déserte var 2'.E9"/>
            <calcext:condition calcext:apply-style-name="cellule dialogues" calcext:value="contains-text(&quot;PlayerSpeak&quot;)" calcext:base-cell-address="'Ile déserte var 2'.E9"/>
            <calcext:condition calcext:apply-style-name="cellule dialogues" calcext:value="contains-text(&quot;OtherSpeak&quot;)" calcext:base-cell-address="'Ile déserte var 2'.E9"/>
            <calcext:condition calcext:apply-style-name="cellule argent" calcext:value="contains-text(&quot;CheckGold&quot;)" calcext:base-cell-address="'Ile déserte var 2'.E9"/>
            <calcext:condition calcext:apply-style-name="cellule argent" calcext:value="contains-text(&quot;RemoveGold&quot;)" calcext:base-cell-address="'Ile déserte var 2'.E9"/>
            <calcext:condition calcext:apply-style-name="cellule argent" calcext:value="contains-text(&quot;AddGold&quot;)" calcext:base-cell-address="'Ile déserte var 2'.E9"/>
            <calcext:condition calcext:apply-style-name="cellule argent" calcext:value="contains-text(&quot;Loot&quot;)" calcext:base-cell-address="'Ile déserte var 2'.E9"/>
            <calcext:condition calcext:apply-style-name="cellule argent" calcext:value="contains-text(&quot;Trade&quot;)" calcext:base-cell-address="'Ile déserte var 2'.E9"/>
            <calcext:condition calcext:apply-style-name="cellule combat" calcext:value="contains-text(&quot;LaunchCombat&quot;)" calcext:base-cell-address="'Ile déserte var 2'.E9"/>
            <calcext:condition calcext:apply-style-name="cellule indice" calcext:value="contains-text(&quot;CheckFormula&quot;)" calcext:base-cell-address="'Ile déserte var 2'.E9"/>
            <calcext:condition calcext:apply-style-name="cellule indice" calcext:value="contains-text(&quot;GiveDirection&quot;)" calcext:base-cell-address="'Ile déserte var 2'.E9"/>
            <calcext:condition calcext:apply-style-name="cellule temps" calcext:value="contains-text(&quot;SetWeather&quot;)" calcext:base-cell-address="'Ile déserte var 2'.E9"/>
            <calcext:condition calcext:apply-style-name="cellule temps" calcext:value="contains-text(&quot;SwitchWeather&quot;)" calcext:base-cell-address="'Ile déserte var 2'.E9"/>
            <calcext:condition calcext:apply-style-name="cellule temps" calcext:value="contains-text(&quot;NextDay&quot;)" calcext:base-cell-address="'Ile déserte var 2'.E9"/>
            <calcext:condition calcext:apply-style-name="cellule temps" calcext:value="contains-text(&quot;CheckDay&quot;)" calcext:base-cell-address="'Ile déserte var 2'.E9"/>
            <calcext:condition calcext:apply-style-name="cellule histoire" calcext:value="contains-text(&quot;Leave&quot;)" calcext:base-cell-address="'Ile déserte var 2'.E9"/>
            <calcext:condition calcext:apply-style-name="cellule choice" calcext:value="contains-text(&quot;Choice&quot;)" calcext:base-cell-address="'Ile déserte var 2'.E9"/>
            <calcext:condition calcext:apply-style-name="cellule d'erreur" calcext:value="!=&quot;&quot;" calcext:base-cell-address="'Ile déserte var 2'.E9"/>
          </calcext:conditional-format>
          <calcext:conditional-format calcext:target-range-address="'Ile déserte var 2'.C8:'Ile déserte var 2'.C8">
            <calcext:condition calcext:apply-style-name="cellule histoire" calcext:value="contains-text(&quot;GoTo&quot;)" calcext:base-cell-address="'Ile déserte var 2'.C8"/>
            <calcext:condition calcext:apply-style-name="cellule histoire" calcext:value="contains-text(&quot;Conclude&quot;)" calcext:base-cell-address="'Ile déserte var 2'.C8"/>
            <calcext:condition calcext:apply-style-name="cellule random" calcext:value="contains-text(&quot;RandomPercent&quot;)" calcext:base-cell-address="'Ile déserte var 2'.C8"/>
            <calcext:condition calcext:apply-style-name="cellule random" calcext:value="contains-text(&quot;RandomRange&quot;)" calcext:base-cell-address="'Ile déserte var 2'.C8"/>
            <calcext:condition calcext:apply-style-name="cellule personnages" calcext:value="contains-text(&quot;NewCrew&quot;)" calcext:base-cell-address="'Ile déserte var 2'.C8"/>
            <calcext:condition calcext:apply-style-name="cellule personnages" calcext:value="contains-text(&quot;NewCharacter&quot;)" calcext:base-cell-address="'Ile déserte var 2'.C8"/>
            <calcext:condition calcext:apply-style-name="cellule personnages" calcext:value="contains-text(&quot;HideOther&quot;)" calcext:base-cell-address="'Ile déserte var 2'.C8"/>
            <calcext:condition calcext:apply-style-name="cellule personnages" calcext:value="contains-text(&quot;DeleteOther&quot;)" calcext:base-cell-address="'Ile déserte var 2'.C8"/>
            <calcext:condition calcext:apply-style-name="cellule narrateur" calcext:value="contains-text(&quot;Narrator&quot;)" calcext:base-cell-address="'Ile déserte var 2'.C8"/>
            <calcext:condition calcext:apply-style-name="cellule set choice" calcext:value="contains-text(&quot;SetChoices&quot;)" calcext:base-cell-address="'Ile déserte var 2'.C8"/>
            <calcext:condition calcext:apply-style-name="cellule dialogues" calcext:value="contains-text(&quot;PlayerSpeak&quot;)" calcext:base-cell-address="'Ile déserte var 2'.C8"/>
            <calcext:condition calcext:apply-style-name="cellule dialogues" calcext:value="contains-text(&quot;OtherSpeak&quot;)" calcext:base-cell-address="'Ile déserte var 2'.C8"/>
            <calcext:condition calcext:apply-style-name="cellule argent" calcext:value="contains-text(&quot;CheckGold&quot;)" calcext:base-cell-address="'Ile déserte var 2'.C8"/>
            <calcext:condition calcext:apply-style-name="cellule argent" calcext:value="contains-text(&quot;RemoveGold&quot;)" calcext:base-cell-address="'Ile déserte var 2'.C8"/>
            <calcext:condition calcext:apply-style-name="cellule argent" calcext:value="contains-text(&quot;AddGold&quot;)" calcext:base-cell-address="'Ile déserte var 2'.C8"/>
            <calcext:condition calcext:apply-style-name="cellule argent" calcext:value="contains-text(&quot;Loot&quot;)" calcext:base-cell-address="'Ile déserte var 2'.C8"/>
            <calcext:condition calcext:apply-style-name="cellule argent" calcext:value="contains-text(&quot;Trade&quot;)" calcext:base-cell-address="'Ile déserte var 2'.C8"/>
            <calcext:condition calcext:apply-style-name="cellule combat" calcext:value="contains-text(&quot;LaunchCombat&quot;)" calcext:base-cell-address="'Ile déserte var 2'.C8"/>
            <calcext:condition calcext:apply-style-name="cellule indice" calcext:value="contains-text(&quot;CheckFormula&quot;)" calcext:base-cell-address="'Ile déserte var 2'.C8"/>
            <calcext:condition calcext:apply-style-name="cellule indice" calcext:value="contains-text(&quot;GiveDirection&quot;)" calcext:base-cell-address="'Ile déserte var 2'.C8"/>
            <calcext:condition calcext:apply-style-name="cellule temps" calcext:value="contains-text(&quot;SetWeather&quot;)" calcext:base-cell-address="'Ile déserte var 2'.C8"/>
            <calcext:condition calcext:apply-style-name="cellule temps" calcext:value="contains-text(&quot;SwitchWeather&quot;)" calcext:base-cell-address="'Ile déserte var 2'.C8"/>
            <calcext:condition calcext:apply-style-name="cellule temps" calcext:value="contains-text(&quot;NextDay&quot;)" calcext:base-cell-address="'Ile déserte var 2'.C8"/>
            <calcext:condition calcext:apply-style-name="cellule temps" calcext:value="contains-text(&quot;CheckDay&quot;)" calcext:base-cell-address="'Ile déserte var 2'.C8"/>
            <calcext:condition calcext:apply-style-name="cellule histoire" calcext:value="contains-text(&quot;Leave&quot;)" calcext:base-cell-address="'Ile déserte var 2'.C8"/>
            <calcext:condition calcext:apply-style-name="cellule choice" calcext:value="contains-text(&quot;Choice&quot;)" calcext:base-cell-address="'Ile déserte var 2'.C8"/>
            <calcext:condition calcext:apply-style-name="cellule d'erreur" calcext:value="!=&quot;&quot;" calcext:base-cell-address="'Ile déserte var 2'.C8"/>
          </calcext:conditional-format>
          <calcext:conditional-format calcext:target-range-address="'Ile déserte var 2'.C8:'Ile déserte var 2'.C8">
            <calcext:condition calcext:apply-style-name="cellule histoire" calcext:value="contains-text(&quot;GoTo&quot;)" calcext:base-cell-address="'Ile déserte var 2'.C8"/>
            <calcext:condition calcext:apply-style-name="cellule histoire" calcext:value="contains-text(&quot;Conclude&quot;)" calcext:base-cell-address="'Ile déserte var 2'.C8"/>
            <calcext:condition calcext:apply-style-name="cellule random" calcext:value="contains-text(&quot;RandomPercent&quot;)" calcext:base-cell-address="'Ile déserte var 2'.C8"/>
            <calcext:condition calcext:apply-style-name="cellule random" calcext:value="contains-text(&quot;RandomRange&quot;)" calcext:base-cell-address="'Ile déserte var 2'.C8"/>
            <calcext:condition calcext:apply-style-name="cellule personnages" calcext:value="contains-text(&quot;NewCrew&quot;)" calcext:base-cell-address="'Ile déserte var 2'.C8"/>
            <calcext:condition calcext:apply-style-name="cellule personnages" calcext:value="contains-text(&quot;NewCharacter&quot;)" calcext:base-cell-address="'Ile déserte var 2'.C8"/>
            <calcext:condition calcext:apply-style-name="cellule personnages" calcext:value="contains-text(&quot;HideOther&quot;)" calcext:base-cell-address="'Ile déserte var 2'.C8"/>
            <calcext:condition calcext:apply-style-name="cellule personnages" calcext:value="contains-text(&quot;DeleteOther&quot;)" calcext:base-cell-address="'Ile déserte var 2'.C8"/>
            <calcext:condition calcext:apply-style-name="cellule narrateur" calcext:value="contains-text(&quot;Narrator&quot;)" calcext:base-cell-address="'Ile déserte var 2'.C8"/>
            <calcext:condition calcext:apply-style-name="cellule set choice" calcext:value="contains-text(&quot;SetChoices&quot;)" calcext:base-cell-address="'Ile déserte var 2'.C8"/>
            <calcext:condition calcext:apply-style-name="cellule dialogues" calcext:value="contains-text(&quot;PlayerSpeak&quot;)" calcext:base-cell-address="'Ile déserte var 2'.C8"/>
            <calcext:condition calcext:apply-style-name="cellule dialogues" calcext:value="contains-text(&quot;OtherSpeak&quot;)" calcext:base-cell-address="'Ile déserte var 2'.C8"/>
            <calcext:condition calcext:apply-style-name="cellule argent" calcext:value="contains-text(&quot;CheckGold&quot;)" calcext:base-cell-address="'Ile déserte var 2'.C8"/>
            <calcext:condition calcext:apply-style-name="cellule argent" calcext:value="contains-text(&quot;RemoveGold&quot;)" calcext:base-cell-address="'Ile déserte var 2'.C8"/>
            <calcext:condition calcext:apply-style-name="cellule argent" calcext:value="contains-text(&quot;AddGold&quot;)" calcext:base-cell-address="'Ile déserte var 2'.C8"/>
            <calcext:condition calcext:apply-style-name="cellule argent" calcext:value="contains-text(&quot;Loot&quot;)" calcext:base-cell-address="'Ile déserte var 2'.C8"/>
            <calcext:condition calcext:apply-style-name="cellule argent" calcext:value="contains-text(&quot;Trade&quot;)" calcext:base-cell-address="'Ile déserte var 2'.C8"/>
            <calcext:condition calcext:apply-style-name="cellule combat" calcext:value="contains-text(&quot;LaunchCombat&quot;)" calcext:base-cell-address="'Ile déserte var 2'.C8"/>
            <calcext:condition calcext:apply-style-name="cellule indice" calcext:value="contains-text(&quot;CheckFormula&quot;)" calcext:base-cell-address="'Ile déserte var 2'.C8"/>
            <calcext:condition calcext:apply-style-name="cellule indice" calcext:value="contains-text(&quot;GiveDirection&quot;)" calcext:base-cell-address="'Ile déserte var 2'.C8"/>
            <calcext:condition calcext:apply-style-name="cellule temps" calcext:value="contains-text(&quot;SetWeather&quot;)" calcext:base-cell-address="'Ile déserte var 2'.C8"/>
            <calcext:condition calcext:apply-style-name="cellule temps" calcext:value="contains-text(&quot;SwitchWeather&quot;)" calcext:base-cell-address="'Ile déserte var 2'.C8"/>
            <calcext:condition calcext:apply-style-name="cellule temps" calcext:value="contains-text(&quot;NextDay&quot;)" calcext:base-cell-address="'Ile déserte var 2'.C8"/>
            <calcext:condition calcext:apply-style-name="cellule temps" calcext:value="contains-text(&quot;CheckDay&quot;)" calcext:base-cell-address="'Ile déserte var 2'.C8"/>
            <calcext:condition calcext:apply-style-name="cellule histoire" calcext:value="contains-text(&quot;Leave&quot;)" calcext:base-cell-address="'Ile déserte var 2'.C8"/>
            <calcext:condition calcext:apply-style-name="cellule choice" calcext:value="contains-text(&quot;Choice&quot;)" calcext:base-cell-address="'Ile déserte var 2'.C8"/>
            <calcext:condition calcext:apply-style-name="cellule d'erreur" calcext:value="!=&quot;&quot;" calcext:base-cell-address="'Ile déserte var 2'.C8"/>
          </calcext:conditional-format>
        </calcext:conditional-formats>
      </table:table>
      <table:table table:name="Ile Taverne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28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4"/>
        </table:table-row>
        <table:table-row table:style-name="ro9">
          <table:table-cell table:style-name="ce18" office:value-type="string" calcext:value-type="string">
            <text:p>Taverne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number-columns-repeated="34"/>
        </table:table-row>
        <table:table-row table:style-name="ro16">
          <table:table-cell table:style-name="ce149" office:value-type="string" calcext:value-type="string">
            <text:p>Narrator : De la fumée monte dans le ciel et une odeur merveilleuse flotte dans l'air. C'est une taverne.</text:p>
          </table:table-cell>
          <table:table-cell table:style-name="ce156"/>
          <table:table-cell table:style-name="ce165" table:number-columns-repeated="3"/>
          <table:table-cell table:style-name="ce197" table:number-columns-repeated="7"/>
          <table:table-cell table:style-name="ce210"/>
          <table:table-cell table:style-name="ce155" table:number-columns-repeated="2"/>
          <table:table-cell table:style-name="ce25" table:number-columns-repeated="22"/>
        </table:table-row>
        <table:table-row table:style-name="ro9">
          <table:table-cell table:style-name="ce150" office:value-type="string" calcext:value-type="string">
            <text:p>SetChoices2</text:p>
          </table:table-cell>
          <table:table-cell table:style-name="ce157" table:number-columns-repeated="4"/>
          <table:table-cell table:style-name="ce160" table:number-columns-repeated="7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 office:value-type="string" calcext:value-type="string">
            <text:p>Choice : Reprenons la mer</text:p>
          </table:table-cell>
          <table:table-cell table:style-name="ce157" office:value-type="string" calcext:value-type="string">
            <text:p>Choice : Entrons</text:p>
          </table:table-cell>
          <table:table-cell table:style-name="ce157" table:number-columns-repeated="3"/>
          <table:table-cell table:style-name="ce160" table:number-columns-repeated="7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 office:value-type="string" calcext:value-type="string">
            <text:p>Leave</text:p>
          </table:table-cell>
          <table:table-cell table:style-name="ce157" office:value-type="string" calcext:value-type="string">
            <text:p>NewCrew</text:p>
          </table:table-cell>
          <table:table-cell table:style-name="ce157" table:number-columns-repeated="3"/>
          <table:table-cell table:style-name="ce160" table:number-columns-repeated="7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OtherSpeak : Qu'est-ce que je peux faire pour vous ?</text:p>
          </table:table-cell>
          <table:table-cell table:style-name="ce166" office:value-type="string" calcext:value-type="string">
            <text:p>GoToB/25</text:p>
          </table:table-cell>
          <table:table-cell table:style-name="ce177"/>
          <table:table-cell table:style-name="ce157"/>
          <table:table-cell table:style-name="ce198"/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SetChoices3</text:p>
          </table:table-cell>
          <table:table-cell table:style-name="ce167"/>
          <table:table-cell table:style-name="ce177"/>
          <table:table-cell table:style-name="ce157"/>
          <table:table-cell table:style-name="ce160" table:number-columns-repeated="7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Choice : Des chambres pour mes hommes !</text:p>
          </table:table-cell>
          <table:table-cell table:style-name="ce157"/>
          <table:table-cell table:style-name="ce178"/>
          <table:table-cell table:style-name="ce185" office:value-type="string" calcext:value-type="string">
            <text:p>Choice : On a faim !</text:p>
          </table:table-cell>
          <table:table-cell table:style-name="ce160" office:value-type="string" calcext:value-type="string">
            <text:p>Choice : Ça ira pour aujourdh'ui</text:p>
          </table:table-cell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OtherSpeak : Ça sera 50 pièces d'or</text:p>
          </table:table-cell>
          <table:table-cell table:style-name="ce168"/>
          <table:table-cell table:style-name="ce179"/>
          <table:table-cell table:style-name="ce157" office:value-type="string" calcext:value-type="string">
            <text:p>OtherSpeak : Regardez voir ce que j'ai</text:p>
          </table:table-cell>
          <table:table-cell table:style-name="ce160" office:value-type="string" calcext:value-type="string">
            <text:p>OtherSpeak : Bon bah à la prochaine !</text:p>
          </table:table-cell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SetChoices2</text:p>
          </table:table-cell>
          <table:table-cell table:style-name="ce157" table:number-columns-repeated="2"/>
          <table:table-cell table:style-name="ce157" office:value-type="string" calcext:value-type="string">
            <text:p>TradeFood</text:p>
          </table:table-cell>
          <table:table-cell table:style-name="ce160" office:value-type="string" calcext:value-type="string">
            <text:p>GoToA/3</text:p>
          </table:table-cell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Choice : Tenez !</text:p>
          </table:table-cell>
          <table:table-cell table:style-name="ce157"/>
          <table:table-cell table:style-name="ce180" office:value-type="string" calcext:value-type="string">
            <text:p>Choice : Je n'ai pas assez…</text:p>
          </table:table-cell>
          <table:table-cell table:style-name="ce186" office:value-type="string" calcext:value-type="string">
            <text:p>GoToB/7</text:p>
          </table:table-cell>
          <table:table-cell table:style-name="ce161"/>
          <table:table-cell table:style-name="ce160"/>
          <table:table-cell table:style-name="ce161" table:number-columns-repeated="2"/>
          <table:table-cell table:style-name="ce160" table:number-columns-repeated="3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CheckGold50</text:p>
          </table:table-cell>
          <table:table-cell table:style-name="ce157"/>
          <table:table-cell table:style-name="ce157" office:value-type="string" calcext:value-type="string">
            <text:p>OtherSpeak : C'est rien mon bon monsieur</text:p>
          </table:table-cell>
          <table:table-cell table:style-name="ce157"/>
          <table:table-cell table:style-name="ce160" table:number-columns-repeated="3"/>
          <table:table-cell table:style-name="ce161"/>
          <table:table-cell table:style-name="ce160" table:number-columns-repeated="3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RemoveGold50</text:p>
          </table:table-cell>
          <table:table-cell table:style-name="ce157" office:value-type="string" calcext:value-type="string">
            <text:p>OtherSpeak : Désolé mon bon m'sieur mais c'est pas assez</text:p>
          </table:table-cell>
          <table:table-cell table:style-name="ce181" office:value-type="string" calcext:value-type="string">
            <text:p>GoToB/7</text:p>
          </table:table-cell>
          <table:table-cell table:style-name="ce187"/>
          <table:table-cell table:style-name="ce160" table:number-columns-repeated="2"/>
          <table:table-cell table:style-name="ce206"/>
          <table:table-cell table:style-name="ce208"/>
          <table:table-cell table:style-name="ce160" table:number-columns-repeated="3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OtherSpeak : Prenez le dortoir à gauche en haut des escaliers !</text:p>
          </table:table-cell>
          <table:table-cell table:style-name="ce169" office:value-type="string" calcext:value-type="string">
            <text:p>GoToB/7</text:p>
          </table:table-cell>
          <table:table-cell table:style-name="ce157"/>
          <table:table-cell table:style-name="ce177"/>
          <table:table-cell table:style-name="ce160" table:number-columns-repeated="2"/>
          <table:table-cell table:style-name="ce198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OtherSpeak : Bonne nuit</text:p>
          </table:table-cell>
          <table:table-cell table:style-name="ce157" table:number-columns-repeated="2"/>
          <table:table-cell table:style-name="ce177"/>
          <table:table-cell table:style-name="ce160" table:number-columns-repeated="2"/>
          <table:table-cell table:style-name="ce207"/>
          <table:table-cell table:style-name="ce209"/>
          <table:table-cell table:style-name="ce160" table:number-columns-repeated="3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9" office:value-type="string" calcext:value-type="string">
            <text:p>RandomPercent5</text:p>
          </table:table-cell>
          <table:table-cell table:style-name="ce157" table:number-columns-repeated="2"/>
          <table:table-cell table:style-name="ce177"/>
          <table:table-cell table:style-name="ce160" table:number-columns-repeated="2"/>
          <table:table-cell table:style-name="ce198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SetWeatherNight</text:p>
          </table:table-cell>
          <table:table-cell table:style-name="ce157" table:number-columns-repeated="2"/>
          <table:table-cell table:style-name="ce177" office:value-type="string" calcext:value-type="string">
            <text:p>SetWeatherDay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1"/>
          <table:table-cell table:style-name="ce158" office:value-type="string" calcext:value-type="string">
            <text:p>Narrator : Des craquements dans le couloir réveillent l'équipage</text:p>
          </table:table-cell>
          <table:table-cell table:style-name="ce157" table:number-columns-repeated="2"/>
          <table:table-cell table:style-name="ce188" office:value-type="string" calcext:value-type="string">
            <text:p>NextDay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SetChoices2</text:p>
          </table:table-cell>
          <table:table-cell table:style-name="ce157" office:value-type="string" calcext:value-type="string">
            <text:p>Choice : On verra demain…</text:p>
          </table:table-cell>
          <table:table-cell table:style-name="ce157"/>
          <table:table-cell table:style-name="ce188" office:value-type="string" calcext:value-type="string">
            <text:p>Narrator : L'équipe se réveille au son des mouettes…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Choice : Je vais voir ce que c'est</text:p>
          </table:table-cell>
          <table:table-cell table:style-name="ce157" office:value-type="string" calcext:value-type="string">
            <text:p>SetWeatherDay</text:p>
          </table:table-cell>
          <table:table-cell table:style-name="ce157"/>
          <table:table-cell table:style-name="ce157" office:value-type="string" calcext:value-type="string">
            <text:p>OtherSpeak : Alors, bien dormis ?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PlayerSpeak : Vous pensiez nous avoir comme ça ?!</text:p>
          </table:table-cell>
          <table:table-cell table:style-name="ce157" office:value-type="string" calcext:value-type="string">
            <text:p>Narrator : L'équipage se réveille. Plus de deux cents pièces d'or ont disparues</text:p>
          </table:table-cell>
          <table:table-cell table:style-name="ce157" office:value-type="string" calcext:value-type="string">
            <text:p>Narrator : Le capitaine et ses hommes se réveillent après une bonne nuit de sommeil</text:p>
          </table:table-cell>
          <table:table-cell table:style-name="ce157" office:value-type="string" calcext:value-type="string">
            <text:p>SetChoices2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0"/>
          <table:table-cell table:style-name="ce157" office:value-type="string" calcext:value-type="string">
            <text:p>OtherSpeak : Sacre Bleu !</text:p>
          </table:table-cell>
          <table:table-cell table:style-name="ce157" office:value-type="string" calcext:value-type="string">
            <text:p>PlayerSpeak : Nos bourses ! Qui a pris ma bourse !?</text:p>
          </table:table-cell>
          <table:table-cell table:style-name="ce157" office:value-type="string" calcext:value-type="string">
            <text:p>Leave</text:p>
          </table:table-cell>
          <table:table-cell table:style-name="ce157" office:value-type="string" calcext:value-type="string">
            <text:p>Choice : Non j'ai très mal dormis</text:p>
          </table:table-cell>
          <table:table-cell table:style-name="ce198" office:value-type="string" calcext:value-type="string">
            <text:p>Choice : Oui merci !</text:p>
          </table:table-cell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57" office:value-type="string" calcext:value-type="string">
            <text:p>LaunchCombat</text:p>
          </table:table-cell>
          <table:table-cell table:style-name="ce170" office:value-type="string" calcext:value-type="string">
            <text:p>Leave</text:p>
          </table:table-cell>
          <table:table-cell table:style-name="ce170"/>
          <table:table-cell table:style-name="ce157" office:value-type="string" calcext:value-type="string">
            <text:p>OtherSpeak : Bah merde alors…</text:p>
          </table:table-cell>
          <table:table-cell table:style-name="ce198" office:value-type="string" calcext:value-type="string">
            <text:p>OtherSpeak : Bah merde alors…</text:p>
          </table:table-cell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57" office:value-type="string" calcext:value-type="string">
            <text:p>Narrator : Il n'y a plus personne dans l'auberge.</text:p>
          </table:table-cell>
          <table:table-cell table:style-name="ce170" table:number-columns-repeated="2"/>
          <table:table-cell table:style-name="ce157" office:value-type="string" calcext:value-type="string">
            <text:p>GoToB/7</text:p>
          </table:table-cell>
          <table:table-cell table:style-name="ce198" office:value-type="string" calcext:value-type="string">
            <text:p>GoToB/7</text:p>
          </table:table-cell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57" office:value-type="string" calcext:value-type="string">
            <text:p>SetChoices3</text:p>
          </table:table-cell>
          <table:table-cell table:style-name="ce170" table:number-columns-repeated="2"/>
          <table:table-cell table:style-name="ce157"/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57" office:value-type="string" calcext:value-type="string">
            <text:p>Choice : Chercher le garde manger</text:p>
          </table:table-cell>
          <table:table-cell table:style-name="ce157"/>
          <table:table-cell table:style-name="ce182" office:value-type="string" calcext:value-type="string">
            <text:p>Choice : Repasser une nuit à l'auberge</text:p>
          </table:table-cell>
          <table:table-cell table:style-name="ce182" office:value-type="string" calcext:value-type="string">
            <text:p>Choice : Reprendre le large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57" office:value-type="string" calcext:value-type="string">
            <text:p>RandomPercent10</text:p>
          </table:table-cell>
          <table:table-cell table:style-name="ce157"/>
          <table:table-cell table:style-name="ce182" office:value-type="string" calcext:value-type="string">
            <text:p>PlayerSpeak : Au lit !</text:p>
          </table:table-cell>
          <table:table-cell table:style-name="ce182" office:value-type="string" calcext:value-type="string">
            <text:p>PlayerSpeak : On a rien plus rien à faire ici !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20">
          <table:table-cell table:style-name="ce153"/>
          <table:table-cell table:style-name="ce160" office:value-type="string" calcext:value-type="string">
            <text:p>Narrator : La porte du garde manger est entrouverte</text:p>
          </table:table-cell>
          <table:table-cell table:style-name="ce160" office:value-type="string" calcext:value-type="string">
            <text:p>Narrator : La porte du garde manger est fermée</text:p>
          </table:table-cell>
          <table:table-cell table:style-name="ce183" office:value-type="string" calcext:value-type="string">
            <text:p>SwitchWeather</text:p>
          </table:table-cell>
          <table:table-cell table:style-name="ce183" office:value-type="string" calcext:value-type="string">
            <text:p>Leave</text:p>
          </table:table-cell>
          <table:table-cell table:style-name="ce198" table:number-columns-repeated="3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0" office:value-type="string" calcext:value-type="string">
            <text:p>SetChoices2</text:p>
          </table:table-cell>
          <table:table-cell table:style-name="ce171" office:value-type="string" calcext:value-type="string">
            <text:p>GoToB/26</text:p>
          </table:table-cell>
          <table:table-cell table:style-name="ce183" office:value-type="string" calcext:value-type="string">
            <text:p>NextDay</text:p>
          </table:table-cell>
          <table:table-cell table:style-name="ce189"/>
          <table:table-cell table:style-name="ce199"/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0" office:value-type="string" calcext:value-type="string">
            <text:p>Choice : Fouiller</text:p>
          </table:table-cell>
          <table:table-cell table:style-name="ce161" office:value-type="string" calcext:value-type="string">
            <text:p>Choice : Revenir</text:p>
          </table:table-cell>
          <table:table-cell table:style-name="ce184" office:value-type="string" calcext:value-type="string">
            <text:p>GoToB/25</text:p>
          </table:table-cell>
          <table:table-cell table:style-name="ce190"/>
          <table:table-cell table:style-name="ce200"/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1" office:value-type="string" calcext:value-type="string">
            <text:p>RandomPercent25</text:p>
          </table:table-cell>
          <table:table-cell table:style-name="ce172" office:value-type="string" calcext:value-type="string">
            <text:p>GoToB/25</text:p>
          </table:table-cell>
          <table:table-cell table:style-name="ce160"/>
          <table:table-cell table:style-name="ce191"/>
          <table:table-cell table:style-name="ce201"/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1" office:value-type="string" calcext:value-type="string">
            <text:p>PlayerSpeak : Il n'y a rien là dedans.</text:p>
          </table:table-cell>
          <table:table-cell table:style-name="ce173" office:value-type="string" calcext:value-type="string">
            <text:p>PlayerSpeak : Miam !</text:p>
          </table:table-cell>
          <table:table-cell table:style-name="ce160"/>
          <table:table-cell table:style-name="ce192"/>
          <table:table-cell table:style-name="ce202"/>
          <table:table-cell table:style-name="ce198" table:number-columns-repeated="2"/>
          <table:table-cell table:style-name="ce160" table:number-columns-repeated="4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0" office:value-type="string" calcext:value-type="string">
            <text:p>GoToB/30</text:p>
          </table:table-cell>
          <table:table-cell table:style-name="ce173" office:value-type="string" calcext:value-type="string">
            <text:p>LootFood</text:p>
          </table:table-cell>
          <table:table-cell table:style-name="ce160"/>
          <table:table-cell table:style-name="ce193"/>
          <table:table-cell table:style-name="ce203"/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0"/>
          <table:table-cell table:style-name="ce173" office:value-type="string" calcext:value-type="string">
            <text:p>GoToB/30</text:p>
          </table:table-cell>
          <table:table-cell table:style-name="ce160"/>
          <table:table-cell table:style-name="ce194"/>
          <table:table-cell table:style-name="ce204"/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3"/>
          <table:table-cell table:style-name="ce160"/>
          <table:table-cell table:style-name="ce173"/>
          <table:table-cell table:style-name="ce160"/>
          <table:table-cell table:style-name="ce195"/>
          <table:table-cell table:style-name="ce205"/>
          <table:table-cell table:style-name="ce160" table:number-columns-repeated="6"/>
          <table:table-cell table:style-name="ce211"/>
          <table:table-cell table:style-name="ce21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62"/>
          <table:table-cell table:style-name="ce174"/>
          <table:table-cell table:style-name="ce163"/>
          <table:table-cell table:style-name="ce196" table:number-columns-repeated="2"/>
          <table:table-cell table:style-name="ce163" table:number-columns-repeated="6"/>
          <table:table-cell table:style-name="ce212" table:number-columns-repeated="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63"/>
          <table:table-cell table:style-name="ce174"/>
          <table:table-cell table:style-name="ce163" table:number-columns-repeated="9"/>
          <table:table-cell table:style-name="ce212" table:number-columns-repeated="2"/>
          <table:table-cell table:style-name="ce155"/>
          <table:table-cell table:style-name="ce25" table:number-columns-repeated="22"/>
        </table:table-row>
        <table:table-row table:style-name="ro9">
          <table:table-cell table:style-name="ce152"/>
          <table:table-cell table:style-name="ce164"/>
          <table:table-cell table:style-name="ce174"/>
          <table:table-cell table:style-name="ce163" table:number-columns-repeated="9"/>
          <table:table-cell table:style-name="ce212" table:number-columns-repeated="2"/>
          <table:table-cell table:style-name="ce155"/>
          <table:table-cell table:style-name="ce25" table:number-columns-repeated="22"/>
        </table:table-row>
        <table:table-row table:style-name="ro9" table:number-rows-repeated="2">
          <table:table-cell table:style-name="ce152" table:number-columns-repeated="2"/>
          <table:table-cell table:style-name="ce175"/>
          <table:table-cell table:style-name="ce150" table:number-columns-repeated="9"/>
          <table:table-cell table:style-name="ce155" table:number-columns-repeated="3"/>
          <table:table-cell table:style-name="ce25" table:number-columns-repeated="22"/>
        </table:table-row>
        <table:table-row table:style-name="ro9">
          <table:table-cell table:style-name="ce154" table:number-columns-repeated="2"/>
          <table:table-cell table:style-name="ce175"/>
          <table:table-cell table:style-name="ce150" table:number-columns-repeated="9"/>
          <table:table-cell table:style-name="ce155" table:number-columns-repeated="3"/>
          <table:table-cell table:style-name="ce25" table:number-columns-repeated="22"/>
        </table:table-row>
        <table:table-row table:style-name="ro9" table:number-rows-repeated="2">
          <table:table-cell table:style-name="ce150" table:number-columns-repeated="2"/>
          <table:table-cell table:style-name="ce175"/>
          <table:table-cell table:style-name="ce150" table:number-columns-repeated="9"/>
          <table:table-cell table:style-name="ce155" table:number-columns-repeated="3"/>
          <table:table-cell table:style-name="ce25" table:number-columns-repeated="22"/>
        </table:table-row>
        <table:table-row table:style-name="ro9" table:number-rows-repeated="10">
          <table:table-cell table:style-name="ce150" table:number-columns-repeated="2"/>
          <table:table-cell table:style-name="ce176"/>
          <table:table-cell table:style-name="ce150" table:number-columns-repeated="9"/>
          <table:table-cell table:style-name="ce155" table:number-columns-repeated="3"/>
          <table:table-cell table:style-name="ce25" table:number-columns-repeated="22"/>
        </table:table-row>
        <table:table-row table:style-name="ro9" table:number-rows-repeated="22">
          <table:table-cell table:style-name="ce155" table:number-columns-repeated="15"/>
          <table:table-cell table:style-name="ce25" table:number-columns-repeated="22"/>
        </table:table-row>
        <table:table-row table:style-name="ro9" table:number-rows-repeated="46">
          <table:table-cell table:style-name="ce25" table:number-columns-repeated="37"/>
        </table:table-row>
        <table:table-row table:style-name="ro8" table:number-rows-repeated="1048453">
          <table:table-cell table:number-columns-repeated="37"/>
        </table:table-row>
        <table:table-row table:style-name="ro8">
          <table:table-cell table:number-columns-repeated="37"/>
        </table:table-row>
        <calcext:conditional-formats>
          <calcext:conditional-format calcext:target-range-address="'Ile Taverne'.A40:'Ile Taverne'.O76 'Ile Taverne'.N3:'Ile Taverne'.O3 'Ile Taverne'.O4:'Ile Taverne'.O39 'Ile Taverne'.A20:'Ile Taverne'.A39 'Ile Taverne'.A4:'Ile Taverne'.A9">
            <calcext:condition calcext:apply-style-name="cellule histoire" calcext:value="contains-text(&quot;GoTo&quot;)" calcext:base-cell-address="'Ile Taverne'.A3"/>
            <calcext:condition calcext:apply-style-name="cellule histoire" calcext:value="contains-text(&quot;Conclude&quot;)" calcext:base-cell-address="'Ile Taverne'.A3"/>
            <calcext:condition calcext:apply-style-name="cellule random" calcext:value="contains-text(&quot;RandomPercent&quot;)" calcext:base-cell-address="'Ile Taverne'.A3"/>
            <calcext:condition calcext:apply-style-name="cellule random" calcext:value="contains-text(&quot;RandomRange&quot;)" calcext:base-cell-address="'Ile Taverne'.A3"/>
            <calcext:condition calcext:apply-style-name="cellule personnages" calcext:value="contains-text(&quot;NewCrew&quot;)" calcext:base-cell-address="'Ile Taverne'.A3"/>
            <calcext:condition calcext:apply-style-name="cellule personnages" calcext:value="contains-text(&quot;NewCharacter&quot;)" calcext:base-cell-address="'Ile Taverne'.A3"/>
            <calcext:condition calcext:apply-style-name="cellule personnages" calcext:value="contains-text(&quot;HideOther&quot;)" calcext:base-cell-address="'Ile Taverne'.A3"/>
            <calcext:condition calcext:apply-style-name="cellule personnages" calcext:value="contains-text(&quot;DeleteOther&quot;)" calcext:base-cell-address="'Ile Taverne'.A3"/>
            <calcext:condition calcext:apply-style-name="cellule narrateur" calcext:value="contains-text(&quot;Narrator&quot;)" calcext:base-cell-address="'Ile Taverne'.A3"/>
            <calcext:condition calcext:apply-style-name="cellule set choice" calcext:value="contains-text(&quot;SetChoices&quot;)" calcext:base-cell-address="'Ile Taverne'.A3"/>
            <calcext:condition calcext:apply-style-name="cellule dialogues" calcext:value="contains-text(&quot;PlayerSpeak&quot;)" calcext:base-cell-address="'Ile Taverne'.A3"/>
            <calcext:condition calcext:apply-style-name="cellule dialogues" calcext:value="contains-text(&quot;OtherSpeak&quot;)" calcext:base-cell-address="'Ile Taverne'.A3"/>
            <calcext:condition calcext:apply-style-name="cellule argent" calcext:value="contains-text(&quot;CheckGold&quot;)" calcext:base-cell-address="'Ile Taverne'.A3"/>
            <calcext:condition calcext:apply-style-name="cellule argent" calcext:value="contains-text(&quot;RemoveGold&quot;)" calcext:base-cell-address="'Ile Taverne'.A3"/>
            <calcext:condition calcext:apply-style-name="cellule argent" calcext:value="contains-text(&quot;AddGold&quot;)" calcext:base-cell-address="'Ile Taverne'.A3"/>
            <calcext:condition calcext:apply-style-name="cellule argent" calcext:value="contains-text(&quot;Loot&quot;)" calcext:base-cell-address="'Ile Taverne'.A3"/>
            <calcext:condition calcext:apply-style-name="cellule argent" calcext:value="contains-text(&quot;Trade&quot;)" calcext:base-cell-address="'Ile Taverne'.A3"/>
            <calcext:condition calcext:apply-style-name="cellule combat" calcext:value="contains-text(&quot;LaunchCombat&quot;)" calcext:base-cell-address="'Ile Taverne'.A3"/>
            <calcext:condition calcext:apply-style-name="cellule indice" calcext:value="contains-text(&quot;CheckFormula&quot;)" calcext:base-cell-address="'Ile Taverne'.A3"/>
            <calcext:condition calcext:apply-style-name="cellule indice" calcext:value="contains-text(&quot;GiveDirection&quot;)" calcext:base-cell-address="'Ile Taverne'.A3"/>
            <calcext:condition calcext:apply-style-name="cellule temps" calcext:value="contains-text(&quot;SetWeather&quot;)" calcext:base-cell-address="'Ile Taverne'.A3"/>
            <calcext:condition calcext:apply-style-name="cellule temps" calcext:value="contains-text(&quot;SwitchWeather&quot;)" calcext:base-cell-address="'Ile Taverne'.A3"/>
            <calcext:condition calcext:apply-style-name="cellule temps" calcext:value="contains-text(&quot;NextDay&quot;)" calcext:base-cell-address="'Ile Taverne'.A3"/>
            <calcext:condition calcext:apply-style-name="cellule temps" calcext:value="contains-text(&quot;CheckDay&quot;)" calcext:base-cell-address="'Ile Taverne'.A3"/>
            <calcext:condition calcext:apply-style-name="cellule histoire" calcext:value="contains-text(&quot;Leave&quot;)" calcext:base-cell-address="'Ile Taverne'.A3"/>
            <calcext:condition calcext:apply-style-name="cellule choice" calcext:value="contains-text(&quot;Choice&quot;)" calcext:base-cell-address="'Ile Taverne'.A3"/>
            <calcext:condition calcext:apply-style-name="cellule d'erreur" calcext:value="!=&quot;&quot;" calcext:base-cell-address="'Ile Taverne'.A3"/>
          </calcext:conditional-format>
          <calcext:conditional-format calcext:target-range-address="'Ile Taverne'.A29:'Ile Taverne'.A36 'Ile Taverne'.F3:'Ile Taverne'.M3">
            <calcext:condition calcext:apply-style-name="cellule histoire" calcext:value="contains-text(&quot;GoTo&quot;)" calcext:base-cell-address="'Ile Taverne'.A3"/>
            <calcext:condition calcext:apply-style-name="cellule histoire" calcext:value="contains-text(&quot;Conclude&quot;)" calcext:base-cell-address="'Ile Taverne'.A3"/>
            <calcext:condition calcext:apply-style-name="cellule random" calcext:value="contains-text(&quot;RandomPercent&quot;)" calcext:base-cell-address="'Ile Taverne'.A3"/>
            <calcext:condition calcext:apply-style-name="cellule random" calcext:value="contains-text(&quot;RandomRange&quot;)" calcext:base-cell-address="'Ile Taverne'.A3"/>
            <calcext:condition calcext:apply-style-name="cellule personnages" calcext:value="contains-text(&quot;NewCrew&quot;)" calcext:base-cell-address="'Ile Taverne'.A3"/>
            <calcext:condition calcext:apply-style-name="cellule personnages" calcext:value="contains-text(&quot;NewCharacter&quot;)" calcext:base-cell-address="'Ile Taverne'.A3"/>
            <calcext:condition calcext:apply-style-name="cellule personnages" calcext:value="contains-text(&quot;HideOther&quot;)" calcext:base-cell-address="'Ile Taverne'.A3"/>
            <calcext:condition calcext:apply-style-name="cellule personnages" calcext:value="contains-text(&quot;DeleteOther&quot;)" calcext:base-cell-address="'Ile Taverne'.A3"/>
            <calcext:condition calcext:apply-style-name="cellule narrateur" calcext:value="contains-text(&quot;Narrator&quot;)" calcext:base-cell-address="'Ile Taverne'.A3"/>
            <calcext:condition calcext:apply-style-name="cellule set choice" calcext:value="contains-text(&quot;SetChoices&quot;)" calcext:base-cell-address="'Ile Taverne'.A3"/>
            <calcext:condition calcext:apply-style-name="cellule dialogues" calcext:value="contains-text(&quot;PlayerSpeak&quot;)" calcext:base-cell-address="'Ile Taverne'.A3"/>
            <calcext:condition calcext:apply-style-name="cellule dialogues" calcext:value="contains-text(&quot;OtherSpeak&quot;)" calcext:base-cell-address="'Ile Taverne'.A3"/>
            <calcext:condition calcext:apply-style-name="cellule argent" calcext:value="contains-text(&quot;CheckGold&quot;)" calcext:base-cell-address="'Ile Taverne'.A3"/>
            <calcext:condition calcext:apply-style-name="cellule argent" calcext:value="contains-text(&quot;RemoveGold&quot;)" calcext:base-cell-address="'Ile Taverne'.A3"/>
            <calcext:condition calcext:apply-style-name="cellule argent" calcext:value="contains-text(&quot;AddGold&quot;)" calcext:base-cell-address="'Ile Taverne'.A3"/>
            <calcext:condition calcext:apply-style-name="cellule argent" calcext:value="contains-text(&quot;Loot&quot;)" calcext:base-cell-address="'Ile Taverne'.A3"/>
            <calcext:condition calcext:apply-style-name="cellule argent" calcext:value="contains-text(&quot;Trade&quot;)" calcext:base-cell-address="'Ile Taverne'.A3"/>
            <calcext:condition calcext:apply-style-name="cellule combat" calcext:value="contains-text(&quot;LaunchCombat&quot;)" calcext:base-cell-address="'Ile Taverne'.A3"/>
            <calcext:condition calcext:apply-style-name="cellule indice" calcext:value="contains-text(&quot;CheckFormula&quot;)" calcext:base-cell-address="'Ile Taverne'.A3"/>
            <calcext:condition calcext:apply-style-name="cellule indice" calcext:value="contains-text(&quot;GiveDirection&quot;)" calcext:base-cell-address="'Ile Taverne'.A3"/>
            <calcext:condition calcext:apply-style-name="cellule temps" calcext:value="contains-text(&quot;SetWeather&quot;)" calcext:base-cell-address="'Ile Taverne'.A3"/>
            <calcext:condition calcext:apply-style-name="cellule temps" calcext:value="contains-text(&quot;SwitchWeather&quot;)" calcext:base-cell-address="'Ile Taverne'.A3"/>
            <calcext:condition calcext:apply-style-name="cellule temps" calcext:value="contains-text(&quot;NextDay&quot;)" calcext:base-cell-address="'Ile Taverne'.A3"/>
            <calcext:condition calcext:apply-style-name="cellule temps" calcext:value="contains-text(&quot;CheckDay&quot;)" calcext:base-cell-address="'Ile Taverne'.A3"/>
            <calcext:condition calcext:apply-style-name="cellule histoire" calcext:value="contains-text(&quot;Leave&quot;)" calcext:base-cell-address="'Ile Taverne'.A3"/>
            <calcext:condition calcext:apply-style-name="cellule choice" calcext:value="contains-text(&quot;Choice&quot;)" calcext:base-cell-address="'Ile Taverne'.A3"/>
            <calcext:condition calcext:apply-style-name="cellule d'erreur" calcext:value="!=&quot;&quot;" calcext:base-cell-address="'Ile Taverne'.A3"/>
          </calcext:conditional-format>
          <calcext:conditional-format calcext:target-range-address="'Ile Taverne'.B38:'Ile Taverne'.N39 'Ile Taverne'.N4:'Ile Taverne'.N36 'Ile Taverne'.B37:'Ile Taverne'.D37 'Ile Taverne'.G37:'Ile Taverne'.N37">
            <calcext:condition calcext:apply-style-name="cellule histoire" calcext:value="contains-text(&quot;GoTo&quot;)" calcext:base-cell-address="'Ile Taverne'.B4"/>
            <calcext:condition calcext:apply-style-name="cellule histoire" calcext:value="contains-text(&quot;Conclude&quot;)" calcext:base-cell-address="'Ile Taverne'.B4"/>
            <calcext:condition calcext:apply-style-name="cellule random" calcext:value="contains-text(&quot;RandomPercent&quot;)" calcext:base-cell-address="'Ile Taverne'.B4"/>
            <calcext:condition calcext:apply-style-name="cellule random" calcext:value="contains-text(&quot;RandomRange&quot;)" calcext:base-cell-address="'Ile Taverne'.B4"/>
            <calcext:condition calcext:apply-style-name="cellule personnages" calcext:value="contains-text(&quot;NewCrew&quot;)" calcext:base-cell-address="'Ile Taverne'.B4"/>
            <calcext:condition calcext:apply-style-name="cellule personnages" calcext:value="contains-text(&quot;NewCharacter&quot;)" calcext:base-cell-address="'Ile Taverne'.B4"/>
            <calcext:condition calcext:apply-style-name="cellule personnages" calcext:value="contains-text(&quot;HideOther&quot;)" calcext:base-cell-address="'Ile Taverne'.B4"/>
            <calcext:condition calcext:apply-style-name="cellule personnages" calcext:value="contains-text(&quot;DeleteOther&quot;)" calcext:base-cell-address="'Ile Taverne'.B4"/>
            <calcext:condition calcext:apply-style-name="cellule narrateur" calcext:value="contains-text(&quot;Narrator&quot;)" calcext:base-cell-address="'Ile Taverne'.B4"/>
            <calcext:condition calcext:apply-style-name="cellule set choice" calcext:value="contains-text(&quot;SetChoices&quot;)" calcext:base-cell-address="'Ile Taverne'.B4"/>
            <calcext:condition calcext:apply-style-name="cellule dialogues" calcext:value="contains-text(&quot;PlayerSpeak&quot;)" calcext:base-cell-address="'Ile Taverne'.B4"/>
            <calcext:condition calcext:apply-style-name="cellule dialogues" calcext:value="contains-text(&quot;OtherSpeak&quot;)" calcext:base-cell-address="'Ile Taverne'.B4"/>
            <calcext:condition calcext:apply-style-name="cellule argent" calcext:value="contains-text(&quot;CheckGold&quot;)" calcext:base-cell-address="'Ile Taverne'.B4"/>
            <calcext:condition calcext:apply-style-name="cellule argent" calcext:value="contains-text(&quot;RemoveGold&quot;)" calcext:base-cell-address="'Ile Taverne'.B4"/>
            <calcext:condition calcext:apply-style-name="cellule argent" calcext:value="contains-text(&quot;AddGold&quot;)" calcext:base-cell-address="'Ile Taverne'.B4"/>
            <calcext:condition calcext:apply-style-name="cellule argent" calcext:value="contains-text(&quot;Loot&quot;)" calcext:base-cell-address="'Ile Taverne'.B4"/>
            <calcext:condition calcext:apply-style-name="cellule argent" calcext:value="contains-text(&quot;Trade&quot;)" calcext:base-cell-address="'Ile Taverne'.B4"/>
            <calcext:condition calcext:apply-style-name="cellule combat" calcext:value="contains-text(&quot;LaunchCombat&quot;)" calcext:base-cell-address="'Ile Taverne'.B4"/>
            <calcext:condition calcext:apply-style-name="cellule indice" calcext:value="contains-text(&quot;CheckFormula&quot;)" calcext:base-cell-address="'Ile Taverne'.B4"/>
            <calcext:condition calcext:apply-style-name="cellule indice" calcext:value="contains-text(&quot;GiveDirection&quot;)" calcext:base-cell-address="'Ile Taverne'.B4"/>
            <calcext:condition calcext:apply-style-name="cellule temps" calcext:value="contains-text(&quot;SetWeather&quot;)" calcext:base-cell-address="'Ile Taverne'.B4"/>
            <calcext:condition calcext:apply-style-name="cellule temps" calcext:value="contains-text(&quot;SwitchWeather&quot;)" calcext:base-cell-address="'Ile Taverne'.B4"/>
            <calcext:condition calcext:apply-style-name="cellule temps" calcext:value="contains-text(&quot;NextDay&quot;)" calcext:base-cell-address="'Ile Taverne'.B4"/>
            <calcext:condition calcext:apply-style-name="cellule temps" calcext:value="contains-text(&quot;CheckDay&quot;)" calcext:base-cell-address="'Ile Taverne'.B4"/>
            <calcext:condition calcext:apply-style-name="cellule histoire" calcext:value="contains-text(&quot;Leave&quot;)" calcext:base-cell-address="'Ile Taverne'.B4"/>
            <calcext:condition calcext:apply-style-name="cellule choice" calcext:value="contains-text(&quot;Choice&quot;)" calcext:base-cell-address="'Ile Taverne'.B4"/>
            <calcext:condition calcext:apply-style-name="cellule d'erreur" calcext:value="!=&quot;&quot;" calcext:base-cell-address="'Ile Taverne'.B4"/>
          </calcext:conditional-format>
          <calcext:conditional-format calcext:target-range-address="'Ile Taverne'.F4:'Ile Taverne'.M13 'Ile Taverne'.F17:'Ile Taverne'.M29 'Ile Taverne'.F16:'Ile Taverne'.G16 'Ile Taverne'.J16:'Ile Taverne'.M16 'Ile Taverne'.F15:'Ile Taverne'.M15 'Ile Taverne'.F14:'Ile Taverne'.G14 'Ile Taverne'.J14:'Ile Taverne'.M14 'Ile Taverne'.B29:'Ile Taverne'.B31 'Ile Taverne'.B32:'Ile Taverne'.D36 'Ile Taverne'.G30:'Ile Taverne'.M36 'Ile Taverne'.C29:'Ile Taverne'.C29 'Ile Taverne'.C31:'Ile Taverne'.C31">
            <calcext:condition calcext:apply-style-name="cellule histoire" calcext:value="contains-text(&quot;GoTo&quot;)" calcext:base-cell-address="'Ile Taverne'.B4"/>
            <calcext:condition calcext:apply-style-name="cellule histoire" calcext:value="contains-text(&quot;Conclude&quot;)" calcext:base-cell-address="'Ile Taverne'.B4"/>
            <calcext:condition calcext:apply-style-name="cellule random" calcext:value="contains-text(&quot;RandomPercent&quot;)" calcext:base-cell-address="'Ile Taverne'.B4"/>
            <calcext:condition calcext:apply-style-name="cellule random" calcext:value="contains-text(&quot;RandomRange&quot;)" calcext:base-cell-address="'Ile Taverne'.B4"/>
            <calcext:condition calcext:apply-style-name="cellule personnages" calcext:value="contains-text(&quot;NewCrew&quot;)" calcext:base-cell-address="'Ile Taverne'.B4"/>
            <calcext:condition calcext:apply-style-name="cellule personnages" calcext:value="contains-text(&quot;NewCharacter&quot;)" calcext:base-cell-address="'Ile Taverne'.B4"/>
            <calcext:condition calcext:apply-style-name="cellule personnages" calcext:value="contains-text(&quot;HideOther&quot;)" calcext:base-cell-address="'Ile Taverne'.B4"/>
            <calcext:condition calcext:apply-style-name="cellule personnages" calcext:value="contains-text(&quot;DeleteOther&quot;)" calcext:base-cell-address="'Ile Taverne'.B4"/>
            <calcext:condition calcext:apply-style-name="cellule narrateur" calcext:value="contains-text(&quot;Narrator&quot;)" calcext:base-cell-address="'Ile Taverne'.B4"/>
            <calcext:condition calcext:apply-style-name="cellule set choice" calcext:value="contains-text(&quot;SetChoices&quot;)" calcext:base-cell-address="'Ile Taverne'.B4"/>
            <calcext:condition calcext:apply-style-name="cellule dialogues" calcext:value="contains-text(&quot;PlayerSpeak&quot;)" calcext:base-cell-address="'Ile Taverne'.B4"/>
            <calcext:condition calcext:apply-style-name="cellule dialogues" calcext:value="contains-text(&quot;OtherSpeak&quot;)" calcext:base-cell-address="'Ile Taverne'.B4"/>
            <calcext:condition calcext:apply-style-name="cellule argent" calcext:value="contains-text(&quot;CheckGold&quot;)" calcext:base-cell-address="'Ile Taverne'.B4"/>
            <calcext:condition calcext:apply-style-name="cellule argent" calcext:value="contains-text(&quot;RemoveGold&quot;)" calcext:base-cell-address="'Ile Taverne'.B4"/>
            <calcext:condition calcext:apply-style-name="cellule argent" calcext:value="contains-text(&quot;AddGold&quot;)" calcext:base-cell-address="'Ile Taverne'.B4"/>
            <calcext:condition calcext:apply-style-name="cellule argent" calcext:value="contains-text(&quot;Loot&quot;)" calcext:base-cell-address="'Ile Taverne'.B4"/>
            <calcext:condition calcext:apply-style-name="cellule argent" calcext:value="contains-text(&quot;Trade&quot;)" calcext:base-cell-address="'Ile Taverne'.B4"/>
            <calcext:condition calcext:apply-style-name="cellule combat" calcext:value="contains-text(&quot;LaunchCombat&quot;)" calcext:base-cell-address="'Ile Taverne'.B4"/>
            <calcext:condition calcext:apply-style-name="cellule indice" calcext:value="contains-text(&quot;CheckFormula&quot;)" calcext:base-cell-address="'Ile Taverne'.B4"/>
            <calcext:condition calcext:apply-style-name="cellule indice" calcext:value="contains-text(&quot;GiveDirection&quot;)" calcext:base-cell-address="'Ile Taverne'.B4"/>
            <calcext:condition calcext:apply-style-name="cellule temps" calcext:value="contains-text(&quot;SetWeather&quot;)" calcext:base-cell-address="'Ile Taverne'.B4"/>
            <calcext:condition calcext:apply-style-name="cellule temps" calcext:value="contains-text(&quot;SwitchWeather&quot;)" calcext:base-cell-address="'Ile Taverne'.B4"/>
            <calcext:condition calcext:apply-style-name="cellule temps" calcext:value="contains-text(&quot;NextDay&quot;)" calcext:base-cell-address="'Ile Taverne'.B4"/>
            <calcext:condition calcext:apply-style-name="cellule temps" calcext:value="contains-text(&quot;CheckDay&quot;)" calcext:base-cell-address="'Ile Taverne'.B4"/>
            <calcext:condition calcext:apply-style-name="cellule histoire" calcext:value="contains-text(&quot;Leave&quot;)" calcext:base-cell-address="'Ile Taverne'.B4"/>
            <calcext:condition calcext:apply-style-name="cellule choice" calcext:value="contains-text(&quot;Choice&quot;)" calcext:base-cell-address="'Ile Taverne'.B4"/>
            <calcext:condition calcext:apply-style-name="cellule d'erreur" calcext:value="!=&quot;&quot;" calcext:base-cell-address="'Ile Taverne'.B4"/>
          </calcext:conditional-format>
          <calcext:conditional-format calcext:target-range-address="'Ile Taverne'.B4:'Ile Taverne'.E6 'Ile Taverne'.D7:'Ile Taverne'.E8 'Ile Taverne'.B7:'Ile Taverne'.B8 'Ile Taverne'.C11:'Ile Taverne'.E11 'Ile Taverne'.E10:'Ile Taverne'.E10 'Ile Taverne'.B9:'Ile Taverne'.C9 'Ile Taverne'.B20:'Ile Taverne'.B28 'Ile Taverne'.C12:'Ile Taverne'.C14 'Ile Taverne'.D13:'Ile Taverne'.E13 'Ile Taverne'.E15:'Ile Taverne'.E26 'Ile Taverne'.D15:'Ile Taverne'.D23 'Ile Taverne'.C27:'Ile Taverne'.C28 'Ile Taverne'.C16:'Ile Taverne'.C23">
            <calcext:condition calcext:apply-style-name="cellule histoire" calcext:value="contains-text(&quot;GoTo&quot;)" calcext:base-cell-address="'Ile Taverne'.B4"/>
            <calcext:condition calcext:apply-style-name="cellule histoire" calcext:value="contains-text(&quot;Conclude&quot;)" calcext:base-cell-address="'Ile Taverne'.B4"/>
            <calcext:condition calcext:apply-style-name="cellule random" calcext:value="contains-text(&quot;RandomPercent&quot;)" calcext:base-cell-address="'Ile Taverne'.B4"/>
            <calcext:condition calcext:apply-style-name="cellule random" calcext:value="contains-text(&quot;RandomRange&quot;)" calcext:base-cell-address="'Ile Taverne'.B4"/>
            <calcext:condition calcext:apply-style-name="cellule personnages" calcext:value="contains-text(&quot;NewCrew&quot;)" calcext:base-cell-address="'Ile Taverne'.B4"/>
            <calcext:condition calcext:apply-style-name="cellule personnages" calcext:value="contains-text(&quot;NewCharacter&quot;)" calcext:base-cell-address="'Ile Taverne'.B4"/>
            <calcext:condition calcext:apply-style-name="cellule personnages" calcext:value="contains-text(&quot;HideOther&quot;)" calcext:base-cell-address="'Ile Taverne'.B4"/>
            <calcext:condition calcext:apply-style-name="cellule personnages" calcext:value="contains-text(&quot;DeleteOther&quot;)" calcext:base-cell-address="'Ile Taverne'.B4"/>
            <calcext:condition calcext:apply-style-name="cellule narrateur" calcext:value="contains-text(&quot;Narrator&quot;)" calcext:base-cell-address="'Ile Taverne'.B4"/>
            <calcext:condition calcext:apply-style-name="cellule set choice" calcext:value="contains-text(&quot;SetChoices&quot;)" calcext:base-cell-address="'Ile Taverne'.B4"/>
            <calcext:condition calcext:apply-style-name="cellule dialogues" calcext:value="contains-text(&quot;PlayerSpeak&quot;)" calcext:base-cell-address="'Ile Taverne'.B4"/>
            <calcext:condition calcext:apply-style-name="cellule dialogues" calcext:value="contains-text(&quot;OtherSpeak&quot;)" calcext:base-cell-address="'Ile Taverne'.B4"/>
            <calcext:condition calcext:apply-style-name="cellule argent" calcext:value="contains-text(&quot;CheckGold&quot;)" calcext:base-cell-address="'Ile Taverne'.B4"/>
            <calcext:condition calcext:apply-style-name="cellule argent" calcext:value="contains-text(&quot;RemoveGold&quot;)" calcext:base-cell-address="'Ile Taverne'.B4"/>
            <calcext:condition calcext:apply-style-name="cellule argent" calcext:value="contains-text(&quot;AddGold&quot;)" calcext:base-cell-address="'Ile Taverne'.B4"/>
            <calcext:condition calcext:apply-style-name="cellule argent" calcext:value="contains-text(&quot;Loot&quot;)" calcext:base-cell-address="'Ile Taverne'.B4"/>
            <calcext:condition calcext:apply-style-name="cellule argent" calcext:value="contains-text(&quot;Trade&quot;)" calcext:base-cell-address="'Ile Taverne'.B4"/>
            <calcext:condition calcext:apply-style-name="cellule combat" calcext:value="contains-text(&quot;LaunchCombat&quot;)" calcext:base-cell-address="'Ile Taverne'.B4"/>
            <calcext:condition calcext:apply-style-name="cellule indice" calcext:value="contains-text(&quot;CheckFormula&quot;)" calcext:base-cell-address="'Ile Taverne'.B4"/>
            <calcext:condition calcext:apply-style-name="cellule indice" calcext:value="contains-text(&quot;GiveDirection&quot;)" calcext:base-cell-address="'Ile Taverne'.B4"/>
            <calcext:condition calcext:apply-style-name="cellule temps" calcext:value="contains-text(&quot;SetWeather&quot;)" calcext:base-cell-address="'Ile Taverne'.B4"/>
            <calcext:condition calcext:apply-style-name="cellule temps" calcext:value="contains-text(&quot;SwitchWeather&quot;)" calcext:base-cell-address="'Ile Taverne'.B4"/>
            <calcext:condition calcext:apply-style-name="cellule temps" calcext:value="contains-text(&quot;NextDay&quot;)" calcext:base-cell-address="'Ile Taverne'.B4"/>
            <calcext:condition calcext:apply-style-name="cellule temps" calcext:value="contains-text(&quot;CheckDay&quot;)" calcext:base-cell-address="'Ile Taverne'.B4"/>
            <calcext:condition calcext:apply-style-name="cellule histoire" calcext:value="contains-text(&quot;Leave&quot;)" calcext:base-cell-address="'Ile Taverne'.B4"/>
            <calcext:condition calcext:apply-style-name="cellule choice" calcext:value="contains-text(&quot;Choice&quot;)" calcext:base-cell-address="'Ile Taverne'.B4"/>
            <calcext:condition calcext:apply-style-name="cellule d'erreur" calcext:value="!=&quot;&quot;" calcext:base-cell-address="'Ile Taverne'.B4"/>
          </calcext:conditional-format>
          <calcext:conditional-format calcext:target-range-address="'Ile Taverne'.C7:'Ile Taverne'.C7">
            <calcext:condition calcext:apply-style-name="cellule histoire" calcext:value="contains-text(&quot;GoTo&quot;)" calcext:base-cell-address="'Ile Taverne'.C7"/>
            <calcext:condition calcext:apply-style-name="cellule histoire" calcext:value="contains-text(&quot;Conclude&quot;)" calcext:base-cell-address="'Ile Taverne'.C7"/>
            <calcext:condition calcext:apply-style-name="cellule random" calcext:value="contains-text(&quot;RandomPercent&quot;)" calcext:base-cell-address="'Ile Taverne'.C7"/>
            <calcext:condition calcext:apply-style-name="cellule random" calcext:value="contains-text(&quot;RandomRange&quot;)" calcext:base-cell-address="'Ile Taverne'.C7"/>
            <calcext:condition calcext:apply-style-name="cellule personnages" calcext:value="contains-text(&quot;NewCrew&quot;)" calcext:base-cell-address="'Ile Taverne'.C7"/>
            <calcext:condition calcext:apply-style-name="cellule personnages" calcext:value="contains-text(&quot;NewCharacter&quot;)" calcext:base-cell-address="'Ile Taverne'.C7"/>
            <calcext:condition calcext:apply-style-name="cellule personnages" calcext:value="contains-text(&quot;HideOther&quot;)" calcext:base-cell-address="'Ile Taverne'.C7"/>
            <calcext:condition calcext:apply-style-name="cellule personnages" calcext:value="contains-text(&quot;DeleteOther&quot;)" calcext:base-cell-address="'Ile Taverne'.C7"/>
            <calcext:condition calcext:apply-style-name="cellule narrateur" calcext:value="contains-text(&quot;Narrator&quot;)" calcext:base-cell-address="'Ile Taverne'.C7"/>
            <calcext:condition calcext:apply-style-name="cellule set choice" calcext:value="contains-text(&quot;SetChoices&quot;)" calcext:base-cell-address="'Ile Taverne'.C7"/>
            <calcext:condition calcext:apply-style-name="cellule dialogues" calcext:value="contains-text(&quot;PlayerSpeak&quot;)" calcext:base-cell-address="'Ile Taverne'.C7"/>
            <calcext:condition calcext:apply-style-name="cellule dialogues" calcext:value="contains-text(&quot;OtherSpeak&quot;)" calcext:base-cell-address="'Ile Taverne'.C7"/>
            <calcext:condition calcext:apply-style-name="cellule argent" calcext:value="contains-text(&quot;CheckGold&quot;)" calcext:base-cell-address="'Ile Taverne'.C7"/>
            <calcext:condition calcext:apply-style-name="cellule argent" calcext:value="contains-text(&quot;RemoveGold&quot;)" calcext:base-cell-address="'Ile Taverne'.C7"/>
            <calcext:condition calcext:apply-style-name="cellule argent" calcext:value="contains-text(&quot;AddGold&quot;)" calcext:base-cell-address="'Ile Taverne'.C7"/>
            <calcext:condition calcext:apply-style-name="cellule argent" calcext:value="contains-text(&quot;Loot&quot;)" calcext:base-cell-address="'Ile Taverne'.C7"/>
            <calcext:condition calcext:apply-style-name="cellule argent" calcext:value="contains-text(&quot;Trade&quot;)" calcext:base-cell-address="'Ile Taverne'.C7"/>
            <calcext:condition calcext:apply-style-name="cellule combat" calcext:value="contains-text(&quot;LaunchCombat&quot;)" calcext:base-cell-address="'Ile Taverne'.C7"/>
            <calcext:condition calcext:apply-style-name="cellule indice" calcext:value="contains-text(&quot;CheckFormula&quot;)" calcext:base-cell-address="'Ile Taverne'.C7"/>
            <calcext:condition calcext:apply-style-name="cellule indice" calcext:value="contains-text(&quot;GiveDirection&quot;)" calcext:base-cell-address="'Ile Taverne'.C7"/>
            <calcext:condition calcext:apply-style-name="cellule temps" calcext:value="contains-text(&quot;SetWeather&quot;)" calcext:base-cell-address="'Ile Taverne'.C7"/>
            <calcext:condition calcext:apply-style-name="cellule temps" calcext:value="contains-text(&quot;SwitchWeather&quot;)" calcext:base-cell-address="'Ile Taverne'.C7"/>
            <calcext:condition calcext:apply-style-name="cellule temps" calcext:value="contains-text(&quot;NextDay&quot;)" calcext:base-cell-address="'Ile Taverne'.C7"/>
            <calcext:condition calcext:apply-style-name="cellule temps" calcext:value="contains-text(&quot;CheckDay&quot;)" calcext:base-cell-address="'Ile Taverne'.C7"/>
            <calcext:condition calcext:apply-style-name="cellule histoire" calcext:value="contains-text(&quot;Leave&quot;)" calcext:base-cell-address="'Ile Taverne'.C7"/>
            <calcext:condition calcext:apply-style-name="cellule choice" calcext:value="contains-text(&quot;Choice&quot;)" calcext:base-cell-address="'Ile Taverne'.C7"/>
            <calcext:condition calcext:apply-style-name="cellule d'erreur" calcext:value="!=&quot;&quot;" calcext:base-cell-address="'Ile Taverne'.C7"/>
          </calcext:conditional-format>
          <calcext:conditional-format calcext:target-range-address="'Ile Taverne'.C10:'Ile Taverne'.C10">
            <calcext:condition calcext:apply-style-name="cellule histoire" calcext:value="contains-text(&quot;GoTo&quot;)" calcext:base-cell-address="'Ile Taverne'.C10"/>
            <calcext:condition calcext:apply-style-name="cellule histoire" calcext:value="contains-text(&quot;Conclude&quot;)" calcext:base-cell-address="'Ile Taverne'.C10"/>
            <calcext:condition calcext:apply-style-name="cellule random" calcext:value="contains-text(&quot;RandomPercent&quot;)" calcext:base-cell-address="'Ile Taverne'.C10"/>
            <calcext:condition calcext:apply-style-name="cellule random" calcext:value="contains-text(&quot;RandomRange&quot;)" calcext:base-cell-address="'Ile Taverne'.C10"/>
            <calcext:condition calcext:apply-style-name="cellule personnages" calcext:value="contains-text(&quot;NewCrew&quot;)" calcext:base-cell-address="'Ile Taverne'.C10"/>
            <calcext:condition calcext:apply-style-name="cellule personnages" calcext:value="contains-text(&quot;NewCharacter&quot;)" calcext:base-cell-address="'Ile Taverne'.C10"/>
            <calcext:condition calcext:apply-style-name="cellule personnages" calcext:value="contains-text(&quot;HideOther&quot;)" calcext:base-cell-address="'Ile Taverne'.C10"/>
            <calcext:condition calcext:apply-style-name="cellule personnages" calcext:value="contains-text(&quot;DeleteOther&quot;)" calcext:base-cell-address="'Ile Taverne'.C10"/>
            <calcext:condition calcext:apply-style-name="cellule narrateur" calcext:value="contains-text(&quot;Narrator&quot;)" calcext:base-cell-address="'Ile Taverne'.C10"/>
            <calcext:condition calcext:apply-style-name="cellule set choice" calcext:value="contains-text(&quot;SetChoices&quot;)" calcext:base-cell-address="'Ile Taverne'.C10"/>
            <calcext:condition calcext:apply-style-name="cellule dialogues" calcext:value="contains-text(&quot;PlayerSpeak&quot;)" calcext:base-cell-address="'Ile Taverne'.C10"/>
            <calcext:condition calcext:apply-style-name="cellule dialogues" calcext:value="contains-text(&quot;OtherSpeak&quot;)" calcext:base-cell-address="'Ile Taverne'.C10"/>
            <calcext:condition calcext:apply-style-name="cellule argent" calcext:value="contains-text(&quot;CheckGold&quot;)" calcext:base-cell-address="'Ile Taverne'.C10"/>
            <calcext:condition calcext:apply-style-name="cellule argent" calcext:value="contains-text(&quot;RemoveGold&quot;)" calcext:base-cell-address="'Ile Taverne'.C10"/>
            <calcext:condition calcext:apply-style-name="cellule argent" calcext:value="contains-text(&quot;AddGold&quot;)" calcext:base-cell-address="'Ile Taverne'.C10"/>
            <calcext:condition calcext:apply-style-name="cellule argent" calcext:value="contains-text(&quot;Loot&quot;)" calcext:base-cell-address="'Ile Taverne'.C10"/>
            <calcext:condition calcext:apply-style-name="cellule argent" calcext:value="contains-text(&quot;Trade&quot;)" calcext:base-cell-address="'Ile Taverne'.C10"/>
            <calcext:condition calcext:apply-style-name="cellule combat" calcext:value="contains-text(&quot;LaunchCombat&quot;)" calcext:base-cell-address="'Ile Taverne'.C10"/>
            <calcext:condition calcext:apply-style-name="cellule indice" calcext:value="contains-text(&quot;CheckFormula&quot;)" calcext:base-cell-address="'Ile Taverne'.C10"/>
            <calcext:condition calcext:apply-style-name="cellule indice" calcext:value="contains-text(&quot;GiveDirection&quot;)" calcext:base-cell-address="'Ile Taverne'.C10"/>
            <calcext:condition calcext:apply-style-name="cellule temps" calcext:value="contains-text(&quot;SetWeather&quot;)" calcext:base-cell-address="'Ile Taverne'.C10"/>
            <calcext:condition calcext:apply-style-name="cellule temps" calcext:value="contains-text(&quot;SwitchWeather&quot;)" calcext:base-cell-address="'Ile Taverne'.C10"/>
            <calcext:condition calcext:apply-style-name="cellule temps" calcext:value="contains-text(&quot;NextDay&quot;)" calcext:base-cell-address="'Ile Taverne'.C10"/>
            <calcext:condition calcext:apply-style-name="cellule temps" calcext:value="contains-text(&quot;CheckDay&quot;)" calcext:base-cell-address="'Ile Taverne'.C10"/>
            <calcext:condition calcext:apply-style-name="cellule histoire" calcext:value="contains-text(&quot;Leave&quot;)" calcext:base-cell-address="'Ile Taverne'.C10"/>
            <calcext:condition calcext:apply-style-name="cellule choice" calcext:value="contains-text(&quot;Choice&quot;)" calcext:base-cell-address="'Ile Taverne'.C10"/>
            <calcext:condition calcext:apply-style-name="cellule d'erreur" calcext:value="!=&quot;&quot;" calcext:base-cell-address="'Ile Taverne'.C10"/>
          </calcext:conditional-format>
          <calcext:conditional-format calcext:target-range-address="'Ile Taverne'.D9:'Ile Taverne'.D9">
            <calcext:condition calcext:apply-style-name="cellule histoire" calcext:value="contains-text(&quot;GoTo&quot;)" calcext:base-cell-address="'Ile Taverne'.D9"/>
            <calcext:condition calcext:apply-style-name="cellule histoire" calcext:value="contains-text(&quot;Conclude&quot;)" calcext:base-cell-address="'Ile Taverne'.D9"/>
            <calcext:condition calcext:apply-style-name="cellule random" calcext:value="contains-text(&quot;RandomPercent&quot;)" calcext:base-cell-address="'Ile Taverne'.D9"/>
            <calcext:condition calcext:apply-style-name="cellule random" calcext:value="contains-text(&quot;RandomRange&quot;)" calcext:base-cell-address="'Ile Taverne'.D9"/>
            <calcext:condition calcext:apply-style-name="cellule personnages" calcext:value="contains-text(&quot;NewCrew&quot;)" calcext:base-cell-address="'Ile Taverne'.D9"/>
            <calcext:condition calcext:apply-style-name="cellule personnages" calcext:value="contains-text(&quot;NewCharacter&quot;)" calcext:base-cell-address="'Ile Taverne'.D9"/>
            <calcext:condition calcext:apply-style-name="cellule personnages" calcext:value="contains-text(&quot;HideOther&quot;)" calcext:base-cell-address="'Ile Taverne'.D9"/>
            <calcext:condition calcext:apply-style-name="cellule personnages" calcext:value="contains-text(&quot;DeleteOther&quot;)" calcext:base-cell-address="'Ile Taverne'.D9"/>
            <calcext:condition calcext:apply-style-name="cellule narrateur" calcext:value="contains-text(&quot;Narrator&quot;)" calcext:base-cell-address="'Ile Taverne'.D9"/>
            <calcext:condition calcext:apply-style-name="cellule set choice" calcext:value="contains-text(&quot;SetChoices&quot;)" calcext:base-cell-address="'Ile Taverne'.D9"/>
            <calcext:condition calcext:apply-style-name="cellule dialogues" calcext:value="contains-text(&quot;PlayerSpeak&quot;)" calcext:base-cell-address="'Ile Taverne'.D9"/>
            <calcext:condition calcext:apply-style-name="cellule dialogues" calcext:value="contains-text(&quot;OtherSpeak&quot;)" calcext:base-cell-address="'Ile Taverne'.D9"/>
            <calcext:condition calcext:apply-style-name="cellule argent" calcext:value="contains-text(&quot;CheckGold&quot;)" calcext:base-cell-address="'Ile Taverne'.D9"/>
            <calcext:condition calcext:apply-style-name="cellule argent" calcext:value="contains-text(&quot;RemoveGold&quot;)" calcext:base-cell-address="'Ile Taverne'.D9"/>
            <calcext:condition calcext:apply-style-name="cellule argent" calcext:value="contains-text(&quot;AddGold&quot;)" calcext:base-cell-address="'Ile Taverne'.D9"/>
            <calcext:condition calcext:apply-style-name="cellule argent" calcext:value="contains-text(&quot;Loot&quot;)" calcext:base-cell-address="'Ile Taverne'.D9"/>
            <calcext:condition calcext:apply-style-name="cellule argent" calcext:value="contains-text(&quot;Trade&quot;)" calcext:base-cell-address="'Ile Taverne'.D9"/>
            <calcext:condition calcext:apply-style-name="cellule combat" calcext:value="contains-text(&quot;LaunchCombat&quot;)" calcext:base-cell-address="'Ile Taverne'.D9"/>
            <calcext:condition calcext:apply-style-name="cellule indice" calcext:value="contains-text(&quot;CheckFormula&quot;)" calcext:base-cell-address="'Ile Taverne'.D9"/>
            <calcext:condition calcext:apply-style-name="cellule indice" calcext:value="contains-text(&quot;GiveDirection&quot;)" calcext:base-cell-address="'Ile Taverne'.D9"/>
            <calcext:condition calcext:apply-style-name="cellule temps" calcext:value="contains-text(&quot;SetWeather&quot;)" calcext:base-cell-address="'Ile Taverne'.D9"/>
            <calcext:condition calcext:apply-style-name="cellule temps" calcext:value="contains-text(&quot;SwitchWeather&quot;)" calcext:base-cell-address="'Ile Taverne'.D9"/>
            <calcext:condition calcext:apply-style-name="cellule temps" calcext:value="contains-text(&quot;NextDay&quot;)" calcext:base-cell-address="'Ile Taverne'.D9"/>
            <calcext:condition calcext:apply-style-name="cellule temps" calcext:value="contains-text(&quot;CheckDay&quot;)" calcext:base-cell-address="'Ile Taverne'.D9"/>
            <calcext:condition calcext:apply-style-name="cellule histoire" calcext:value="contains-text(&quot;Leave&quot;)" calcext:base-cell-address="'Ile Taverne'.D9"/>
            <calcext:condition calcext:apply-style-name="cellule choice" calcext:value="contains-text(&quot;Choice&quot;)" calcext:base-cell-address="'Ile Taverne'.D9"/>
            <calcext:condition calcext:apply-style-name="cellule d'erreur" calcext:value="!=&quot;&quot;" calcext:base-cell-address="'Ile Taverne'.D9"/>
          </calcext:conditional-format>
          <calcext:conditional-format calcext:target-range-address="'Ile Taverne'.D12:'Ile Taverne'.D12">
            <calcext:condition calcext:apply-style-name="cellule histoire" calcext:value="contains-text(&quot;GoTo&quot;)" calcext:base-cell-address="'Ile Taverne'.D12"/>
            <calcext:condition calcext:apply-style-name="cellule histoire" calcext:value="contains-text(&quot;Conclude&quot;)" calcext:base-cell-address="'Ile Taverne'.D12"/>
            <calcext:condition calcext:apply-style-name="cellule random" calcext:value="contains-text(&quot;RandomPercent&quot;)" calcext:base-cell-address="'Ile Taverne'.D12"/>
            <calcext:condition calcext:apply-style-name="cellule random" calcext:value="contains-text(&quot;RandomRange&quot;)" calcext:base-cell-address="'Ile Taverne'.D12"/>
            <calcext:condition calcext:apply-style-name="cellule personnages" calcext:value="contains-text(&quot;NewCrew&quot;)" calcext:base-cell-address="'Ile Taverne'.D12"/>
            <calcext:condition calcext:apply-style-name="cellule personnages" calcext:value="contains-text(&quot;NewCharacter&quot;)" calcext:base-cell-address="'Ile Taverne'.D12"/>
            <calcext:condition calcext:apply-style-name="cellule personnages" calcext:value="contains-text(&quot;HideOther&quot;)" calcext:base-cell-address="'Ile Taverne'.D12"/>
            <calcext:condition calcext:apply-style-name="cellule personnages" calcext:value="contains-text(&quot;DeleteOther&quot;)" calcext:base-cell-address="'Ile Taverne'.D12"/>
            <calcext:condition calcext:apply-style-name="cellule narrateur" calcext:value="contains-text(&quot;Narrator&quot;)" calcext:base-cell-address="'Ile Taverne'.D12"/>
            <calcext:condition calcext:apply-style-name="cellule set choice" calcext:value="contains-text(&quot;SetChoices&quot;)" calcext:base-cell-address="'Ile Taverne'.D12"/>
            <calcext:condition calcext:apply-style-name="cellule dialogues" calcext:value="contains-text(&quot;PlayerSpeak&quot;)" calcext:base-cell-address="'Ile Taverne'.D12"/>
            <calcext:condition calcext:apply-style-name="cellule dialogues" calcext:value="contains-text(&quot;OtherSpeak&quot;)" calcext:base-cell-address="'Ile Taverne'.D12"/>
            <calcext:condition calcext:apply-style-name="cellule argent" calcext:value="contains-text(&quot;CheckGold&quot;)" calcext:base-cell-address="'Ile Taverne'.D12"/>
            <calcext:condition calcext:apply-style-name="cellule argent" calcext:value="contains-text(&quot;RemoveGold&quot;)" calcext:base-cell-address="'Ile Taverne'.D12"/>
            <calcext:condition calcext:apply-style-name="cellule argent" calcext:value="contains-text(&quot;AddGold&quot;)" calcext:base-cell-address="'Ile Taverne'.D12"/>
            <calcext:condition calcext:apply-style-name="cellule argent" calcext:value="contains-text(&quot;Loot&quot;)" calcext:base-cell-address="'Ile Taverne'.D12"/>
            <calcext:condition calcext:apply-style-name="cellule argent" calcext:value="contains-text(&quot;Trade&quot;)" calcext:base-cell-address="'Ile Taverne'.D12"/>
            <calcext:condition calcext:apply-style-name="cellule combat" calcext:value="contains-text(&quot;LaunchCombat&quot;)" calcext:base-cell-address="'Ile Taverne'.D12"/>
            <calcext:condition calcext:apply-style-name="cellule indice" calcext:value="contains-text(&quot;CheckFormula&quot;)" calcext:base-cell-address="'Ile Taverne'.D12"/>
            <calcext:condition calcext:apply-style-name="cellule indice" calcext:value="contains-text(&quot;GiveDirection&quot;)" calcext:base-cell-address="'Ile Taverne'.D12"/>
            <calcext:condition calcext:apply-style-name="cellule temps" calcext:value="contains-text(&quot;SetWeather&quot;)" calcext:base-cell-address="'Ile Taverne'.D12"/>
            <calcext:condition calcext:apply-style-name="cellule temps" calcext:value="contains-text(&quot;SwitchWeather&quot;)" calcext:base-cell-address="'Ile Taverne'.D12"/>
            <calcext:condition calcext:apply-style-name="cellule temps" calcext:value="contains-text(&quot;NextDay&quot;)" calcext:base-cell-address="'Ile Taverne'.D12"/>
            <calcext:condition calcext:apply-style-name="cellule temps" calcext:value="contains-text(&quot;CheckDay&quot;)" calcext:base-cell-address="'Ile Taverne'.D12"/>
            <calcext:condition calcext:apply-style-name="cellule histoire" calcext:value="contains-text(&quot;Leave&quot;)" calcext:base-cell-address="'Ile Taverne'.D12"/>
            <calcext:condition calcext:apply-style-name="cellule choice" calcext:value="contains-text(&quot;Choice&quot;)" calcext:base-cell-address="'Ile Taverne'.D12"/>
            <calcext:condition calcext:apply-style-name="cellule d'erreur" calcext:value="!=&quot;&quot;" calcext:base-cell-address="'Ile Taverne'.D12"/>
          </calcext:conditional-format>
          <calcext:conditional-format calcext:target-range-address="'Ile Taverne'.H16:'Ile Taverne'.H16">
            <calcext:condition calcext:apply-style-name="cellule histoire" calcext:value="contains-text(&quot;GoTo&quot;)" calcext:base-cell-address="'Ile Taverne'.H16"/>
            <calcext:condition calcext:apply-style-name="cellule histoire" calcext:value="contains-text(&quot;Conclude&quot;)" calcext:base-cell-address="'Ile Taverne'.H16"/>
            <calcext:condition calcext:apply-style-name="cellule random" calcext:value="contains-text(&quot;RandomPercent&quot;)" calcext:base-cell-address="'Ile Taverne'.H16"/>
            <calcext:condition calcext:apply-style-name="cellule random" calcext:value="contains-text(&quot;RandomRange&quot;)" calcext:base-cell-address="'Ile Taverne'.H16"/>
            <calcext:condition calcext:apply-style-name="cellule personnages" calcext:value="contains-text(&quot;NewCrew&quot;)" calcext:base-cell-address="'Ile Taverne'.H16"/>
            <calcext:condition calcext:apply-style-name="cellule personnages" calcext:value="contains-text(&quot;NewCharacter&quot;)" calcext:base-cell-address="'Ile Taverne'.H16"/>
            <calcext:condition calcext:apply-style-name="cellule personnages" calcext:value="contains-text(&quot;HideOther&quot;)" calcext:base-cell-address="'Ile Taverne'.H16"/>
            <calcext:condition calcext:apply-style-name="cellule personnages" calcext:value="contains-text(&quot;DeleteOther&quot;)" calcext:base-cell-address="'Ile Taverne'.H16"/>
            <calcext:condition calcext:apply-style-name="cellule narrateur" calcext:value="contains-text(&quot;Narrator&quot;)" calcext:base-cell-address="'Ile Taverne'.H16"/>
            <calcext:condition calcext:apply-style-name="cellule set choice" calcext:value="contains-text(&quot;SetChoices&quot;)" calcext:base-cell-address="'Ile Taverne'.H16"/>
            <calcext:condition calcext:apply-style-name="cellule dialogues" calcext:value="contains-text(&quot;PlayerSpeak&quot;)" calcext:base-cell-address="'Ile Taverne'.H16"/>
            <calcext:condition calcext:apply-style-name="cellule dialogues" calcext:value="contains-text(&quot;OtherSpeak&quot;)" calcext:base-cell-address="'Ile Taverne'.H16"/>
            <calcext:condition calcext:apply-style-name="cellule argent" calcext:value="contains-text(&quot;CheckGold&quot;)" calcext:base-cell-address="'Ile Taverne'.H16"/>
            <calcext:condition calcext:apply-style-name="cellule argent" calcext:value="contains-text(&quot;RemoveGold&quot;)" calcext:base-cell-address="'Ile Taverne'.H16"/>
            <calcext:condition calcext:apply-style-name="cellule argent" calcext:value="contains-text(&quot;AddGold&quot;)" calcext:base-cell-address="'Ile Taverne'.H16"/>
            <calcext:condition calcext:apply-style-name="cellule argent" calcext:value="contains-text(&quot;Loot&quot;)" calcext:base-cell-address="'Ile Taverne'.H16"/>
            <calcext:condition calcext:apply-style-name="cellule argent" calcext:value="contains-text(&quot;Trade&quot;)" calcext:base-cell-address="'Ile Taverne'.H16"/>
            <calcext:condition calcext:apply-style-name="cellule combat" calcext:value="contains-text(&quot;LaunchCombat&quot;)" calcext:base-cell-address="'Ile Taverne'.H16"/>
            <calcext:condition calcext:apply-style-name="cellule indice" calcext:value="contains-text(&quot;CheckFormula&quot;)" calcext:base-cell-address="'Ile Taverne'.H16"/>
            <calcext:condition calcext:apply-style-name="cellule indice" calcext:value="contains-text(&quot;GiveDirection&quot;)" calcext:base-cell-address="'Ile Taverne'.H16"/>
            <calcext:condition calcext:apply-style-name="cellule temps" calcext:value="contains-text(&quot;SetWeather&quot;)" calcext:base-cell-address="'Ile Taverne'.H16"/>
            <calcext:condition calcext:apply-style-name="cellule temps" calcext:value="contains-text(&quot;SwitchWeather&quot;)" calcext:base-cell-address="'Ile Taverne'.H16"/>
            <calcext:condition calcext:apply-style-name="cellule temps" calcext:value="contains-text(&quot;NextDay&quot;)" calcext:base-cell-address="'Ile Taverne'.H16"/>
            <calcext:condition calcext:apply-style-name="cellule temps" calcext:value="contains-text(&quot;CheckDay&quot;)" calcext:base-cell-address="'Ile Taverne'.H16"/>
            <calcext:condition calcext:apply-style-name="cellule histoire" calcext:value="contains-text(&quot;Leave&quot;)" calcext:base-cell-address="'Ile Taverne'.H16"/>
            <calcext:condition calcext:apply-style-name="cellule choice" calcext:value="contains-text(&quot;Choice&quot;)" calcext:base-cell-address="'Ile Taverne'.H16"/>
            <calcext:condition calcext:apply-style-name="cellule d'erreur" calcext:value="!=&quot;&quot;" calcext:base-cell-address="'Ile Taverne'.H16"/>
          </calcext:conditional-format>
          <calcext:conditional-format calcext:target-range-address="'Ile Taverne'.H14:'Ile Taverne'.H14">
            <calcext:condition calcext:apply-style-name="cellule histoire" calcext:value="contains-text(&quot;GoTo&quot;)" calcext:base-cell-address="'Ile Taverne'.H14"/>
            <calcext:condition calcext:apply-style-name="cellule histoire" calcext:value="contains-text(&quot;Conclude&quot;)" calcext:base-cell-address="'Ile Taverne'.H14"/>
            <calcext:condition calcext:apply-style-name="cellule random" calcext:value="contains-text(&quot;RandomPercent&quot;)" calcext:base-cell-address="'Ile Taverne'.H14"/>
            <calcext:condition calcext:apply-style-name="cellule random" calcext:value="contains-text(&quot;RandomRange&quot;)" calcext:base-cell-address="'Ile Taverne'.H14"/>
            <calcext:condition calcext:apply-style-name="cellule personnages" calcext:value="contains-text(&quot;NewCrew&quot;)" calcext:base-cell-address="'Ile Taverne'.H14"/>
            <calcext:condition calcext:apply-style-name="cellule personnages" calcext:value="contains-text(&quot;NewCharacter&quot;)" calcext:base-cell-address="'Ile Taverne'.H14"/>
            <calcext:condition calcext:apply-style-name="cellule personnages" calcext:value="contains-text(&quot;HideOther&quot;)" calcext:base-cell-address="'Ile Taverne'.H14"/>
            <calcext:condition calcext:apply-style-name="cellule personnages" calcext:value="contains-text(&quot;DeleteOther&quot;)" calcext:base-cell-address="'Ile Taverne'.H14"/>
            <calcext:condition calcext:apply-style-name="cellule narrateur" calcext:value="contains-text(&quot;Narrator&quot;)" calcext:base-cell-address="'Ile Taverne'.H14"/>
            <calcext:condition calcext:apply-style-name="cellule set choice" calcext:value="contains-text(&quot;SetChoices&quot;)" calcext:base-cell-address="'Ile Taverne'.H14"/>
            <calcext:condition calcext:apply-style-name="cellule dialogues" calcext:value="contains-text(&quot;PlayerSpeak&quot;)" calcext:base-cell-address="'Ile Taverne'.H14"/>
            <calcext:condition calcext:apply-style-name="cellule dialogues" calcext:value="contains-text(&quot;OtherSpeak&quot;)" calcext:base-cell-address="'Ile Taverne'.H14"/>
            <calcext:condition calcext:apply-style-name="cellule argent" calcext:value="contains-text(&quot;CheckGold&quot;)" calcext:base-cell-address="'Ile Taverne'.H14"/>
            <calcext:condition calcext:apply-style-name="cellule argent" calcext:value="contains-text(&quot;RemoveGold&quot;)" calcext:base-cell-address="'Ile Taverne'.H14"/>
            <calcext:condition calcext:apply-style-name="cellule argent" calcext:value="contains-text(&quot;AddGold&quot;)" calcext:base-cell-address="'Ile Taverne'.H14"/>
            <calcext:condition calcext:apply-style-name="cellule argent" calcext:value="contains-text(&quot;Loot&quot;)" calcext:base-cell-address="'Ile Taverne'.H14"/>
            <calcext:condition calcext:apply-style-name="cellule argent" calcext:value="contains-text(&quot;Trade&quot;)" calcext:base-cell-address="'Ile Taverne'.H14"/>
            <calcext:condition calcext:apply-style-name="cellule combat" calcext:value="contains-text(&quot;LaunchCombat&quot;)" calcext:base-cell-address="'Ile Taverne'.H14"/>
            <calcext:condition calcext:apply-style-name="cellule indice" calcext:value="contains-text(&quot;CheckFormula&quot;)" calcext:base-cell-address="'Ile Taverne'.H14"/>
            <calcext:condition calcext:apply-style-name="cellule indice" calcext:value="contains-text(&quot;GiveDirection&quot;)" calcext:base-cell-address="'Ile Taverne'.H14"/>
            <calcext:condition calcext:apply-style-name="cellule temps" calcext:value="contains-text(&quot;SetWeather&quot;)" calcext:base-cell-address="'Ile Taverne'.H14"/>
            <calcext:condition calcext:apply-style-name="cellule temps" calcext:value="contains-text(&quot;SwitchWeather&quot;)" calcext:base-cell-address="'Ile Taverne'.H14"/>
            <calcext:condition calcext:apply-style-name="cellule temps" calcext:value="contains-text(&quot;NextDay&quot;)" calcext:base-cell-address="'Ile Taverne'.H14"/>
            <calcext:condition calcext:apply-style-name="cellule temps" calcext:value="contains-text(&quot;CheckDay&quot;)" calcext:base-cell-address="'Ile Taverne'.H14"/>
            <calcext:condition calcext:apply-style-name="cellule histoire" calcext:value="contains-text(&quot;Leave&quot;)" calcext:base-cell-address="'Ile Taverne'.H14"/>
            <calcext:condition calcext:apply-style-name="cellule choice" calcext:value="contains-text(&quot;Choice&quot;)" calcext:base-cell-address="'Ile Taverne'.H14"/>
            <calcext:condition calcext:apply-style-name="cellule d'erreur" calcext:value="!=&quot;&quot;" calcext:base-cell-address="'Ile Taverne'.H14"/>
          </calcext:conditional-format>
          <calcext:conditional-format calcext:target-range-address="'Ile Taverne'.I14:'Ile Taverne'.I14">
            <calcext:condition calcext:apply-style-name="cellule histoire" calcext:value="contains-text(&quot;GoTo&quot;)" calcext:base-cell-address="'Ile Taverne'.I14"/>
            <calcext:condition calcext:apply-style-name="cellule histoire" calcext:value="contains-text(&quot;Conclude&quot;)" calcext:base-cell-address="'Ile Taverne'.I14"/>
            <calcext:condition calcext:apply-style-name="cellule random" calcext:value="contains-text(&quot;RandomPercent&quot;)" calcext:base-cell-address="'Ile Taverne'.I14"/>
            <calcext:condition calcext:apply-style-name="cellule random" calcext:value="contains-text(&quot;RandomRange&quot;)" calcext:base-cell-address="'Ile Taverne'.I14"/>
            <calcext:condition calcext:apply-style-name="cellule personnages" calcext:value="contains-text(&quot;NewCrew&quot;)" calcext:base-cell-address="'Ile Taverne'.I14"/>
            <calcext:condition calcext:apply-style-name="cellule personnages" calcext:value="contains-text(&quot;NewCharacter&quot;)" calcext:base-cell-address="'Ile Taverne'.I14"/>
            <calcext:condition calcext:apply-style-name="cellule personnages" calcext:value="contains-text(&quot;HideOther&quot;)" calcext:base-cell-address="'Ile Taverne'.I14"/>
            <calcext:condition calcext:apply-style-name="cellule personnages" calcext:value="contains-text(&quot;DeleteOther&quot;)" calcext:base-cell-address="'Ile Taverne'.I14"/>
            <calcext:condition calcext:apply-style-name="cellule narrateur" calcext:value="contains-text(&quot;Narrator&quot;)" calcext:base-cell-address="'Ile Taverne'.I14"/>
            <calcext:condition calcext:apply-style-name="cellule set choice" calcext:value="contains-text(&quot;SetChoices&quot;)" calcext:base-cell-address="'Ile Taverne'.I14"/>
            <calcext:condition calcext:apply-style-name="cellule dialogues" calcext:value="contains-text(&quot;PlayerSpeak&quot;)" calcext:base-cell-address="'Ile Taverne'.I14"/>
            <calcext:condition calcext:apply-style-name="cellule dialogues" calcext:value="contains-text(&quot;OtherSpeak&quot;)" calcext:base-cell-address="'Ile Taverne'.I14"/>
            <calcext:condition calcext:apply-style-name="cellule argent" calcext:value="contains-text(&quot;CheckGold&quot;)" calcext:base-cell-address="'Ile Taverne'.I14"/>
            <calcext:condition calcext:apply-style-name="cellule argent" calcext:value="contains-text(&quot;RemoveGold&quot;)" calcext:base-cell-address="'Ile Taverne'.I14"/>
            <calcext:condition calcext:apply-style-name="cellule argent" calcext:value="contains-text(&quot;AddGold&quot;)" calcext:base-cell-address="'Ile Taverne'.I14"/>
            <calcext:condition calcext:apply-style-name="cellule argent" calcext:value="contains-text(&quot;Loot&quot;)" calcext:base-cell-address="'Ile Taverne'.I14"/>
            <calcext:condition calcext:apply-style-name="cellule argent" calcext:value="contains-text(&quot;Trade&quot;)" calcext:base-cell-address="'Ile Taverne'.I14"/>
            <calcext:condition calcext:apply-style-name="cellule combat" calcext:value="contains-text(&quot;LaunchCombat&quot;)" calcext:base-cell-address="'Ile Taverne'.I14"/>
            <calcext:condition calcext:apply-style-name="cellule indice" calcext:value="contains-text(&quot;CheckFormula&quot;)" calcext:base-cell-address="'Ile Taverne'.I14"/>
            <calcext:condition calcext:apply-style-name="cellule indice" calcext:value="contains-text(&quot;GiveDirection&quot;)" calcext:base-cell-address="'Ile Taverne'.I14"/>
            <calcext:condition calcext:apply-style-name="cellule temps" calcext:value="contains-text(&quot;SetWeather&quot;)" calcext:base-cell-address="'Ile Taverne'.I14"/>
            <calcext:condition calcext:apply-style-name="cellule temps" calcext:value="contains-text(&quot;SwitchWeather&quot;)" calcext:base-cell-address="'Ile Taverne'.I14"/>
            <calcext:condition calcext:apply-style-name="cellule temps" calcext:value="contains-text(&quot;NextDay&quot;)" calcext:base-cell-address="'Ile Taverne'.I14"/>
            <calcext:condition calcext:apply-style-name="cellule temps" calcext:value="contains-text(&quot;CheckDay&quot;)" calcext:base-cell-address="'Ile Taverne'.I14"/>
            <calcext:condition calcext:apply-style-name="cellule histoire" calcext:value="contains-text(&quot;Leave&quot;)" calcext:base-cell-address="'Ile Taverne'.I14"/>
            <calcext:condition calcext:apply-style-name="cellule choice" calcext:value="contains-text(&quot;Choice&quot;)" calcext:base-cell-address="'Ile Taverne'.I14"/>
            <calcext:condition calcext:apply-style-name="cellule d'erreur" calcext:value="!=&quot;&quot;" calcext:base-cell-address="'Ile Taverne'.I14"/>
          </calcext:conditional-format>
          <calcext:conditional-format calcext:target-range-address="'Ile Taverne'.I16:'Ile Taverne'.I16">
            <calcext:condition calcext:apply-style-name="cellule histoire" calcext:value="contains-text(&quot;GoTo&quot;)" calcext:base-cell-address="'Ile Taverne'.I16"/>
            <calcext:condition calcext:apply-style-name="cellule histoire" calcext:value="contains-text(&quot;Conclude&quot;)" calcext:base-cell-address="'Ile Taverne'.I16"/>
            <calcext:condition calcext:apply-style-name="cellule random" calcext:value="contains-text(&quot;RandomPercent&quot;)" calcext:base-cell-address="'Ile Taverne'.I16"/>
            <calcext:condition calcext:apply-style-name="cellule random" calcext:value="contains-text(&quot;RandomRange&quot;)" calcext:base-cell-address="'Ile Taverne'.I16"/>
            <calcext:condition calcext:apply-style-name="cellule personnages" calcext:value="contains-text(&quot;NewCrew&quot;)" calcext:base-cell-address="'Ile Taverne'.I16"/>
            <calcext:condition calcext:apply-style-name="cellule personnages" calcext:value="contains-text(&quot;NewCharacter&quot;)" calcext:base-cell-address="'Ile Taverne'.I16"/>
            <calcext:condition calcext:apply-style-name="cellule personnages" calcext:value="contains-text(&quot;HideOther&quot;)" calcext:base-cell-address="'Ile Taverne'.I16"/>
            <calcext:condition calcext:apply-style-name="cellule personnages" calcext:value="contains-text(&quot;DeleteOther&quot;)" calcext:base-cell-address="'Ile Taverne'.I16"/>
            <calcext:condition calcext:apply-style-name="cellule narrateur" calcext:value="contains-text(&quot;Narrator&quot;)" calcext:base-cell-address="'Ile Taverne'.I16"/>
            <calcext:condition calcext:apply-style-name="cellule set choice" calcext:value="contains-text(&quot;SetChoices&quot;)" calcext:base-cell-address="'Ile Taverne'.I16"/>
            <calcext:condition calcext:apply-style-name="cellule dialogues" calcext:value="contains-text(&quot;PlayerSpeak&quot;)" calcext:base-cell-address="'Ile Taverne'.I16"/>
            <calcext:condition calcext:apply-style-name="cellule dialogues" calcext:value="contains-text(&quot;OtherSpeak&quot;)" calcext:base-cell-address="'Ile Taverne'.I16"/>
            <calcext:condition calcext:apply-style-name="cellule argent" calcext:value="contains-text(&quot;CheckGold&quot;)" calcext:base-cell-address="'Ile Taverne'.I16"/>
            <calcext:condition calcext:apply-style-name="cellule argent" calcext:value="contains-text(&quot;RemoveGold&quot;)" calcext:base-cell-address="'Ile Taverne'.I16"/>
            <calcext:condition calcext:apply-style-name="cellule argent" calcext:value="contains-text(&quot;AddGold&quot;)" calcext:base-cell-address="'Ile Taverne'.I16"/>
            <calcext:condition calcext:apply-style-name="cellule argent" calcext:value="contains-text(&quot;Loot&quot;)" calcext:base-cell-address="'Ile Taverne'.I16"/>
            <calcext:condition calcext:apply-style-name="cellule argent" calcext:value="contains-text(&quot;Trade&quot;)" calcext:base-cell-address="'Ile Taverne'.I16"/>
            <calcext:condition calcext:apply-style-name="cellule combat" calcext:value="contains-text(&quot;LaunchCombat&quot;)" calcext:base-cell-address="'Ile Taverne'.I16"/>
            <calcext:condition calcext:apply-style-name="cellule indice" calcext:value="contains-text(&quot;CheckFormula&quot;)" calcext:base-cell-address="'Ile Taverne'.I16"/>
            <calcext:condition calcext:apply-style-name="cellule indice" calcext:value="contains-text(&quot;GiveDirection&quot;)" calcext:base-cell-address="'Ile Taverne'.I16"/>
            <calcext:condition calcext:apply-style-name="cellule temps" calcext:value="contains-text(&quot;SetWeather&quot;)" calcext:base-cell-address="'Ile Taverne'.I16"/>
            <calcext:condition calcext:apply-style-name="cellule temps" calcext:value="contains-text(&quot;SwitchWeather&quot;)" calcext:base-cell-address="'Ile Taverne'.I16"/>
            <calcext:condition calcext:apply-style-name="cellule temps" calcext:value="contains-text(&quot;NextDay&quot;)" calcext:base-cell-address="'Ile Taverne'.I16"/>
            <calcext:condition calcext:apply-style-name="cellule temps" calcext:value="contains-text(&quot;CheckDay&quot;)" calcext:base-cell-address="'Ile Taverne'.I16"/>
            <calcext:condition calcext:apply-style-name="cellule histoire" calcext:value="contains-text(&quot;Leave&quot;)" calcext:base-cell-address="'Ile Taverne'.I16"/>
            <calcext:condition calcext:apply-style-name="cellule choice" calcext:value="contains-text(&quot;Choice&quot;)" calcext:base-cell-address="'Ile Taverne'.I16"/>
            <calcext:condition calcext:apply-style-name="cellule d'erreur" calcext:value="!=&quot;&quot;" calcext:base-cell-address="'Ile Taverne'.I16"/>
          </calcext:conditional-format>
          <calcext:conditional-format calcext:target-range-address="'Ile Taverne'.E14:'Ile Taverne'.E14">
            <calcext:condition calcext:apply-style-name="cellule histoire" calcext:value="contains-text(&quot;GoTo&quot;)" calcext:base-cell-address="'Ile Taverne'.E14"/>
            <calcext:condition calcext:apply-style-name="cellule histoire" calcext:value="contains-text(&quot;Conclude&quot;)" calcext:base-cell-address="'Ile Taverne'.E14"/>
            <calcext:condition calcext:apply-style-name="cellule random" calcext:value="contains-text(&quot;RandomPercent&quot;)" calcext:base-cell-address="'Ile Taverne'.E14"/>
            <calcext:condition calcext:apply-style-name="cellule random" calcext:value="contains-text(&quot;RandomRange&quot;)" calcext:base-cell-address="'Ile Taverne'.E14"/>
            <calcext:condition calcext:apply-style-name="cellule personnages" calcext:value="contains-text(&quot;NewCrew&quot;)" calcext:base-cell-address="'Ile Taverne'.E14"/>
            <calcext:condition calcext:apply-style-name="cellule personnages" calcext:value="contains-text(&quot;NewCharacter&quot;)" calcext:base-cell-address="'Ile Taverne'.E14"/>
            <calcext:condition calcext:apply-style-name="cellule personnages" calcext:value="contains-text(&quot;HideOther&quot;)" calcext:base-cell-address="'Ile Taverne'.E14"/>
            <calcext:condition calcext:apply-style-name="cellule personnages" calcext:value="contains-text(&quot;DeleteOther&quot;)" calcext:base-cell-address="'Ile Taverne'.E14"/>
            <calcext:condition calcext:apply-style-name="cellule narrateur" calcext:value="contains-text(&quot;Narrator&quot;)" calcext:base-cell-address="'Ile Taverne'.E14"/>
            <calcext:condition calcext:apply-style-name="cellule set choice" calcext:value="contains-text(&quot;SetChoices&quot;)" calcext:base-cell-address="'Ile Taverne'.E14"/>
            <calcext:condition calcext:apply-style-name="cellule dialogues" calcext:value="contains-text(&quot;PlayerSpeak&quot;)" calcext:base-cell-address="'Ile Taverne'.E14"/>
            <calcext:condition calcext:apply-style-name="cellule dialogues" calcext:value="contains-text(&quot;OtherSpeak&quot;)" calcext:base-cell-address="'Ile Taverne'.E14"/>
            <calcext:condition calcext:apply-style-name="cellule argent" calcext:value="contains-text(&quot;CheckGold&quot;)" calcext:base-cell-address="'Ile Taverne'.E14"/>
            <calcext:condition calcext:apply-style-name="cellule argent" calcext:value="contains-text(&quot;RemoveGold&quot;)" calcext:base-cell-address="'Ile Taverne'.E14"/>
            <calcext:condition calcext:apply-style-name="cellule argent" calcext:value="contains-text(&quot;AddGold&quot;)" calcext:base-cell-address="'Ile Taverne'.E14"/>
            <calcext:condition calcext:apply-style-name="cellule argent" calcext:value="contains-text(&quot;Loot&quot;)" calcext:base-cell-address="'Ile Taverne'.E14"/>
            <calcext:condition calcext:apply-style-name="cellule argent" calcext:value="contains-text(&quot;Trade&quot;)" calcext:base-cell-address="'Ile Taverne'.E14"/>
            <calcext:condition calcext:apply-style-name="cellule combat" calcext:value="contains-text(&quot;LaunchCombat&quot;)" calcext:base-cell-address="'Ile Taverne'.E14"/>
            <calcext:condition calcext:apply-style-name="cellule indice" calcext:value="contains-text(&quot;CheckFormula&quot;)" calcext:base-cell-address="'Ile Taverne'.E14"/>
            <calcext:condition calcext:apply-style-name="cellule indice" calcext:value="contains-text(&quot;GiveDirection&quot;)" calcext:base-cell-address="'Ile Taverne'.E14"/>
            <calcext:condition calcext:apply-style-name="cellule temps" calcext:value="contains-text(&quot;SetWeather&quot;)" calcext:base-cell-address="'Ile Taverne'.E14"/>
            <calcext:condition calcext:apply-style-name="cellule temps" calcext:value="contains-text(&quot;SwitchWeather&quot;)" calcext:base-cell-address="'Ile Taverne'.E14"/>
            <calcext:condition calcext:apply-style-name="cellule temps" calcext:value="contains-text(&quot;NextDay&quot;)" calcext:base-cell-address="'Ile Taverne'.E14"/>
            <calcext:condition calcext:apply-style-name="cellule temps" calcext:value="contains-text(&quot;CheckDay&quot;)" calcext:base-cell-address="'Ile Taverne'.E14"/>
            <calcext:condition calcext:apply-style-name="cellule histoire" calcext:value="contains-text(&quot;Leave&quot;)" calcext:base-cell-address="'Ile Taverne'.E14"/>
            <calcext:condition calcext:apply-style-name="cellule choice" calcext:value="contains-text(&quot;Choice&quot;)" calcext:base-cell-address="'Ile Taverne'.E14"/>
            <calcext:condition calcext:apply-style-name="cellule d'erreur" calcext:value="!=&quot;&quot;" calcext:base-cell-address="'Ile Taverne'.E14"/>
          </calcext:conditional-format>
          <calcext:conditional-format calcext:target-range-address="'Ile Taverne'.C3:'Ile Taverne'.L7 'Ile Taverne'.A4:'Ile Taverne'.B9 'Ile Taverne'.A20:'Ile Taverne'.B54 'Ile Taverne'.G11:'Ile Taverne'.L54 'Ile Taverne'.C10:'Ile Taverne'.C14 'Ile Taverne'.E10:'Ile Taverne'.L10 'Ile Taverne'.C9:'Ile Taverne'.D9 'Ile Taverne'.F9:'Ile Taverne'.L9 'Ile Taverne'.D8:'Ile Taverne'.L8 'Ile Taverne'.B3:'Ile Taverne'.B3 'Ile Taverne'.D15:'Ile Taverne'.D23 'Ile Taverne'.C32:'Ile Taverne'.D54 'Ile Taverne'.E13:'Ile Taverne'.E26 'Ile Taverne'.C31:'Ile Taverne'.C54 'Ile Taverne'.F11:'Ile Taverne'.F29 'Ile Taverne'.E38:'Ile Taverne'.F54 'Ile Taverne'.C16:'Ile Taverne'.C23 'Ile Taverne'.D11:'Ile Taverne'.D13 'Ile Taverne'.E11:'Ile Taverne'.E11 'Ile Taverne'.C27:'Ile Taverne'.C29">
            <calcext:condition calcext:apply-style-name="cellule histoire" calcext:value="contains-text(&quot;GoTo&quot;)" calcext:base-cell-address="'Ile Taverne'.A3"/>
            <calcext:condition calcext:apply-style-name="cellule histoire" calcext:value="contains-text(&quot;Conclude&quot;)" calcext:base-cell-address="'Ile Taverne'.A3"/>
            <calcext:condition calcext:apply-style-name="cellule random" calcext:value="contains-text(&quot;RandomPercent&quot;)" calcext:base-cell-address="'Ile Taverne'.A3"/>
            <calcext:condition calcext:apply-style-name="cellule random" calcext:value="contains-text(&quot;RandomRange&quot;)" calcext:base-cell-address="'Ile Taverne'.A3"/>
            <calcext:condition calcext:apply-style-name="cellule personnages" calcext:value="contains-text(&quot;NewCrew&quot;)" calcext:base-cell-address="'Ile Taverne'.A3"/>
            <calcext:condition calcext:apply-style-name="cellule personnages" calcext:value="contains-text(&quot;NewCharacter&quot;)" calcext:base-cell-address="'Ile Taverne'.A3"/>
            <calcext:condition calcext:apply-style-name="cellule personnages" calcext:value="contains-text(&quot;HideOther&quot;)" calcext:base-cell-address="'Ile Taverne'.A3"/>
            <calcext:condition calcext:apply-style-name="cellule personnages" calcext:value="contains-text(&quot;DeleteOther&quot;)" calcext:base-cell-address="'Ile Taverne'.A3"/>
            <calcext:condition calcext:apply-style-name="cellule narrateur" calcext:value="contains-text(&quot;Narrator&quot;)" calcext:base-cell-address="'Ile Taverne'.A3"/>
            <calcext:condition calcext:apply-style-name="cellule set choice" calcext:value="contains-text(&quot;SetChoices&quot;)" calcext:base-cell-address="'Ile Taverne'.A3"/>
            <calcext:condition calcext:apply-style-name="cellule dialogues" calcext:value="contains-text(&quot;PlayerSpeak&quot;)" calcext:base-cell-address="'Ile Taverne'.A3"/>
            <calcext:condition calcext:apply-style-name="cellule dialogues" calcext:value="contains-text(&quot;OtherSpeak&quot;)" calcext:base-cell-address="'Ile Taverne'.A3"/>
            <calcext:condition calcext:apply-style-name="cellule argent" calcext:value="contains-text(&quot;CheckGold&quot;)" calcext:base-cell-address="'Ile Taverne'.A3"/>
            <calcext:condition calcext:apply-style-name="cellule argent" calcext:value="contains-text(&quot;RemoveGold&quot;)" calcext:base-cell-address="'Ile Taverne'.A3"/>
            <calcext:condition calcext:apply-style-name="cellule argent" calcext:value="contains-text(&quot;AddGold&quot;)" calcext:base-cell-address="'Ile Taverne'.A3"/>
            <calcext:condition calcext:apply-style-name="cellule argent" calcext:value="contains-text(&quot;Loot&quot;)" calcext:base-cell-address="'Ile Taverne'.A3"/>
            <calcext:condition calcext:apply-style-name="cellule argent" calcext:value="contains-text(&quot;Trade&quot;)" calcext:base-cell-address="'Ile Taverne'.A3"/>
            <calcext:condition calcext:apply-style-name="cellule combat" calcext:value="contains-text(&quot;LaunchCombat&quot;)" calcext:base-cell-address="'Ile Taverne'.A3"/>
            <calcext:condition calcext:apply-style-name="cellule indice" calcext:value="contains-text(&quot;CheckFormula&quot;)" calcext:base-cell-address="'Ile Taverne'.A3"/>
            <calcext:condition calcext:apply-style-name="cellule indice" calcext:value="contains-text(&quot;GiveDirection&quot;)" calcext:base-cell-address="'Ile Taverne'.A3"/>
            <calcext:condition calcext:apply-style-name="cellule temps" calcext:value="contains-text(&quot;SetWeather&quot;)" calcext:base-cell-address="'Ile Taverne'.A3"/>
            <calcext:condition calcext:apply-style-name="cellule temps" calcext:value="contains-text(&quot;SwitchWeather&quot;)" calcext:base-cell-address="'Ile Taverne'.A3"/>
            <calcext:condition calcext:apply-style-name="cellule temps" calcext:value="contains-text(&quot;NextDay&quot;)" calcext:base-cell-address="'Ile Taverne'.A3"/>
            <calcext:condition calcext:apply-style-name="cellule temps" calcext:value="contains-text(&quot;CheckDay&quot;)" calcext:base-cell-address="'Ile Taverne'.A3"/>
            <calcext:condition calcext:apply-style-name="cellule histoire" calcext:value="contains-text(&quot;Leave&quot;)" calcext:base-cell-address="'Ile Taverne'.A3"/>
            <calcext:condition calcext:apply-style-name="cellule choice" calcext:value="contains-text(&quot;Choice&quot;)" calcext:base-cell-address="'Ile Taverne'.A3"/>
            <calcext:condition calcext:apply-style-name="cellule d'erreur" calcext:value="!=&quot;&quot;" calcext:base-cell-address="'Ile Taverne'.A3"/>
          </calcext:conditional-format>
          <calcext:conditional-format calcext:target-range-address="'Ile Taverne'.A10:'Ile Taverne'.A19">
            <calcext:condition calcext:apply-style-name="cellule histoire" calcext:value="contains-text(&quot;GoTo&quot;)" calcext:base-cell-address="'Ile Taverne'.A10"/>
            <calcext:condition calcext:apply-style-name="cellule histoire" calcext:value="contains-text(&quot;Conclude&quot;)" calcext:base-cell-address="'Ile Taverne'.A10"/>
            <calcext:condition calcext:apply-style-name="cellule random" calcext:value="contains-text(&quot;RandomPercent&quot;)" calcext:base-cell-address="'Ile Taverne'.A10"/>
            <calcext:condition calcext:apply-style-name="cellule random" calcext:value="contains-text(&quot;RandomRange&quot;)" calcext:base-cell-address="'Ile Taverne'.A10"/>
            <calcext:condition calcext:apply-style-name="cellule personnages" calcext:value="contains-text(&quot;NewCrew&quot;)" calcext:base-cell-address="'Ile Taverne'.A10"/>
            <calcext:condition calcext:apply-style-name="cellule personnages" calcext:value="contains-text(&quot;NewCharacter&quot;)" calcext:base-cell-address="'Ile Taverne'.A10"/>
            <calcext:condition calcext:apply-style-name="cellule personnages" calcext:value="contains-text(&quot;HideOther&quot;)" calcext:base-cell-address="'Ile Taverne'.A10"/>
            <calcext:condition calcext:apply-style-name="cellule personnages" calcext:value="contains-text(&quot;DeleteOther&quot;)" calcext:base-cell-address="'Ile Taverne'.A10"/>
            <calcext:condition calcext:apply-style-name="cellule narrateur" calcext:value="contains-text(&quot;Narrator&quot;)" calcext:base-cell-address="'Ile Taverne'.A10"/>
            <calcext:condition calcext:apply-style-name="cellule set choice" calcext:value="contains-text(&quot;SetChoices&quot;)" calcext:base-cell-address="'Ile Taverne'.A10"/>
            <calcext:condition calcext:apply-style-name="cellule dialogues" calcext:value="contains-text(&quot;PlayerSpeak&quot;)" calcext:base-cell-address="'Ile Taverne'.A10"/>
            <calcext:condition calcext:apply-style-name="cellule dialogues" calcext:value="contains-text(&quot;OtherSpeak&quot;)" calcext:base-cell-address="'Ile Taverne'.A10"/>
            <calcext:condition calcext:apply-style-name="cellule argent" calcext:value="contains-text(&quot;CheckGold&quot;)" calcext:base-cell-address="'Ile Taverne'.A10"/>
            <calcext:condition calcext:apply-style-name="cellule argent" calcext:value="contains-text(&quot;RemoveGold&quot;)" calcext:base-cell-address="'Ile Taverne'.A10"/>
            <calcext:condition calcext:apply-style-name="cellule argent" calcext:value="contains-text(&quot;AddGold&quot;)" calcext:base-cell-address="'Ile Taverne'.A10"/>
            <calcext:condition calcext:apply-style-name="cellule argent" calcext:value="contains-text(&quot;Loot&quot;)" calcext:base-cell-address="'Ile Taverne'.A10"/>
            <calcext:condition calcext:apply-style-name="cellule argent" calcext:value="contains-text(&quot;Trade&quot;)" calcext:base-cell-address="'Ile Taverne'.A10"/>
            <calcext:condition calcext:apply-style-name="cellule combat" calcext:value="contains-text(&quot;LaunchCombat&quot;)" calcext:base-cell-address="'Ile Taverne'.A10"/>
            <calcext:condition calcext:apply-style-name="cellule indice" calcext:value="contains-text(&quot;CheckFormula&quot;)" calcext:base-cell-address="'Ile Taverne'.A10"/>
            <calcext:condition calcext:apply-style-name="cellule indice" calcext:value="contains-text(&quot;GiveDirection&quot;)" calcext:base-cell-address="'Ile Taverne'.A10"/>
            <calcext:condition calcext:apply-style-name="cellule temps" calcext:value="contains-text(&quot;SetWeather&quot;)" calcext:base-cell-address="'Ile Taverne'.A10"/>
            <calcext:condition calcext:apply-style-name="cellule temps" calcext:value="contains-text(&quot;SwitchWeather&quot;)" calcext:base-cell-address="'Ile Taverne'.A10"/>
            <calcext:condition calcext:apply-style-name="cellule temps" calcext:value="contains-text(&quot;NextDay&quot;)" calcext:base-cell-address="'Ile Taverne'.A10"/>
            <calcext:condition calcext:apply-style-name="cellule temps" calcext:value="contains-text(&quot;CheckDay&quot;)" calcext:base-cell-address="'Ile Taverne'.A10"/>
            <calcext:condition calcext:apply-style-name="cellule histoire" calcext:value="contains-text(&quot;Leave&quot;)" calcext:base-cell-address="'Ile Taverne'.A10"/>
            <calcext:condition calcext:apply-style-name="cellule choice" calcext:value="contains-text(&quot;Choice&quot;)" calcext:base-cell-address="'Ile Taverne'.A10"/>
            <calcext:condition calcext:apply-style-name="cellule d'erreur" calcext:value="!=&quot;&quot;" calcext:base-cell-address="'Ile Taverne'.A10"/>
          </calcext:conditional-format>
          <calcext:conditional-format calcext:target-range-address="'Ile Taverne'.B10:'Ile Taverne'.B19">
            <calcext:condition calcext:apply-style-name="cellule histoire" calcext:value="contains-text(&quot;GoTo&quot;)" calcext:base-cell-address="'Ile Taverne'.B10"/>
            <calcext:condition calcext:apply-style-name="cellule histoire" calcext:value="contains-text(&quot;Conclude&quot;)" calcext:base-cell-address="'Ile Taverne'.B10"/>
            <calcext:condition calcext:apply-style-name="cellule random" calcext:value="contains-text(&quot;RandomPercent&quot;)" calcext:base-cell-address="'Ile Taverne'.B10"/>
            <calcext:condition calcext:apply-style-name="cellule random" calcext:value="contains-text(&quot;RandomRange&quot;)" calcext:base-cell-address="'Ile Taverne'.B10"/>
            <calcext:condition calcext:apply-style-name="cellule personnages" calcext:value="contains-text(&quot;NewCrew&quot;)" calcext:base-cell-address="'Ile Taverne'.B10"/>
            <calcext:condition calcext:apply-style-name="cellule personnages" calcext:value="contains-text(&quot;NewCharacter&quot;)" calcext:base-cell-address="'Ile Taverne'.B10"/>
            <calcext:condition calcext:apply-style-name="cellule personnages" calcext:value="contains-text(&quot;HideOther&quot;)" calcext:base-cell-address="'Ile Taverne'.B10"/>
            <calcext:condition calcext:apply-style-name="cellule personnages" calcext:value="contains-text(&quot;DeleteOther&quot;)" calcext:base-cell-address="'Ile Taverne'.B10"/>
            <calcext:condition calcext:apply-style-name="cellule narrateur" calcext:value="contains-text(&quot;Narrator&quot;)" calcext:base-cell-address="'Ile Taverne'.B10"/>
            <calcext:condition calcext:apply-style-name="cellule set choice" calcext:value="contains-text(&quot;SetChoices&quot;)" calcext:base-cell-address="'Ile Taverne'.B10"/>
            <calcext:condition calcext:apply-style-name="cellule dialogues" calcext:value="contains-text(&quot;PlayerSpeak&quot;)" calcext:base-cell-address="'Ile Taverne'.B10"/>
            <calcext:condition calcext:apply-style-name="cellule dialogues" calcext:value="contains-text(&quot;OtherSpeak&quot;)" calcext:base-cell-address="'Ile Taverne'.B10"/>
            <calcext:condition calcext:apply-style-name="cellule argent" calcext:value="contains-text(&quot;CheckGold&quot;)" calcext:base-cell-address="'Ile Taverne'.B10"/>
            <calcext:condition calcext:apply-style-name="cellule argent" calcext:value="contains-text(&quot;RemoveGold&quot;)" calcext:base-cell-address="'Ile Taverne'.B10"/>
            <calcext:condition calcext:apply-style-name="cellule argent" calcext:value="contains-text(&quot;AddGold&quot;)" calcext:base-cell-address="'Ile Taverne'.B10"/>
            <calcext:condition calcext:apply-style-name="cellule argent" calcext:value="contains-text(&quot;Loot&quot;)" calcext:base-cell-address="'Ile Taverne'.B10"/>
            <calcext:condition calcext:apply-style-name="cellule argent" calcext:value="contains-text(&quot;Trade&quot;)" calcext:base-cell-address="'Ile Taverne'.B10"/>
            <calcext:condition calcext:apply-style-name="cellule combat" calcext:value="contains-text(&quot;LaunchCombat&quot;)" calcext:base-cell-address="'Ile Taverne'.B10"/>
            <calcext:condition calcext:apply-style-name="cellule indice" calcext:value="contains-text(&quot;CheckFormula&quot;)" calcext:base-cell-address="'Ile Taverne'.B10"/>
            <calcext:condition calcext:apply-style-name="cellule indice" calcext:value="contains-text(&quot;GiveDirection&quot;)" calcext:base-cell-address="'Ile Taverne'.B10"/>
            <calcext:condition calcext:apply-style-name="cellule temps" calcext:value="contains-text(&quot;SetWeather&quot;)" calcext:base-cell-address="'Ile Taverne'.B10"/>
            <calcext:condition calcext:apply-style-name="cellule temps" calcext:value="contains-text(&quot;SwitchWeather&quot;)" calcext:base-cell-address="'Ile Taverne'.B10"/>
            <calcext:condition calcext:apply-style-name="cellule temps" calcext:value="contains-text(&quot;NextDay&quot;)" calcext:base-cell-address="'Ile Taverne'.B10"/>
            <calcext:condition calcext:apply-style-name="cellule temps" calcext:value="contains-text(&quot;CheckDay&quot;)" calcext:base-cell-address="'Ile Taverne'.B10"/>
            <calcext:condition calcext:apply-style-name="cellule histoire" calcext:value="contains-text(&quot;Leave&quot;)" calcext:base-cell-address="'Ile Taverne'.B10"/>
            <calcext:condition calcext:apply-style-name="cellule choice" calcext:value="contains-text(&quot;Choice&quot;)" calcext:base-cell-address="'Ile Taverne'.B10"/>
            <calcext:condition calcext:apply-style-name="cellule d'erreur" calcext:value="!=&quot;&quot;" calcext:base-cell-address="'Ile Taverne'.B10"/>
          </calcext:conditional-format>
          <calcext:conditional-format calcext:target-range-address="'Ile Taverne'.A10:'Ile Taverne'.B19">
            <calcext:condition calcext:apply-style-name="cellule histoire" calcext:value="contains-text(&quot;GoTo&quot;)" calcext:base-cell-address="'Ile Taverne'.A10"/>
            <calcext:condition calcext:apply-style-name="cellule histoire" calcext:value="contains-text(&quot;Conclude&quot;)" calcext:base-cell-address="'Ile Taverne'.A10"/>
            <calcext:condition calcext:apply-style-name="cellule random" calcext:value="contains-text(&quot;RandomPercent&quot;)" calcext:base-cell-address="'Ile Taverne'.A10"/>
            <calcext:condition calcext:apply-style-name="cellule random" calcext:value="contains-text(&quot;RandomRange&quot;)" calcext:base-cell-address="'Ile Taverne'.A10"/>
            <calcext:condition calcext:apply-style-name="cellule personnages" calcext:value="contains-text(&quot;NewCrew&quot;)" calcext:base-cell-address="'Ile Taverne'.A10"/>
            <calcext:condition calcext:apply-style-name="cellule personnages" calcext:value="contains-text(&quot;NewCharacter&quot;)" calcext:base-cell-address="'Ile Taverne'.A10"/>
            <calcext:condition calcext:apply-style-name="cellule personnages" calcext:value="contains-text(&quot;HideOther&quot;)" calcext:base-cell-address="'Ile Taverne'.A10"/>
            <calcext:condition calcext:apply-style-name="cellule personnages" calcext:value="contains-text(&quot;DeleteOther&quot;)" calcext:base-cell-address="'Ile Taverne'.A10"/>
            <calcext:condition calcext:apply-style-name="cellule narrateur" calcext:value="contains-text(&quot;Narrator&quot;)" calcext:base-cell-address="'Ile Taverne'.A10"/>
            <calcext:condition calcext:apply-style-name="cellule set choice" calcext:value="contains-text(&quot;SetChoices&quot;)" calcext:base-cell-address="'Ile Taverne'.A10"/>
            <calcext:condition calcext:apply-style-name="cellule dialogues" calcext:value="contains-text(&quot;PlayerSpeak&quot;)" calcext:base-cell-address="'Ile Taverne'.A10"/>
            <calcext:condition calcext:apply-style-name="cellule dialogues" calcext:value="contains-text(&quot;OtherSpeak&quot;)" calcext:base-cell-address="'Ile Taverne'.A10"/>
            <calcext:condition calcext:apply-style-name="cellule argent" calcext:value="contains-text(&quot;CheckGold&quot;)" calcext:base-cell-address="'Ile Taverne'.A10"/>
            <calcext:condition calcext:apply-style-name="cellule argent" calcext:value="contains-text(&quot;RemoveGold&quot;)" calcext:base-cell-address="'Ile Taverne'.A10"/>
            <calcext:condition calcext:apply-style-name="cellule argent" calcext:value="contains-text(&quot;AddGold&quot;)" calcext:base-cell-address="'Ile Taverne'.A10"/>
            <calcext:condition calcext:apply-style-name="cellule argent" calcext:value="contains-text(&quot;Loot&quot;)" calcext:base-cell-address="'Ile Taverne'.A10"/>
            <calcext:condition calcext:apply-style-name="cellule argent" calcext:value="contains-text(&quot;Trade&quot;)" calcext:base-cell-address="'Ile Taverne'.A10"/>
            <calcext:condition calcext:apply-style-name="cellule combat" calcext:value="contains-text(&quot;LaunchCombat&quot;)" calcext:base-cell-address="'Ile Taverne'.A10"/>
            <calcext:condition calcext:apply-style-name="cellule indice" calcext:value="contains-text(&quot;CheckFormula&quot;)" calcext:base-cell-address="'Ile Taverne'.A10"/>
            <calcext:condition calcext:apply-style-name="cellule indice" calcext:value="contains-text(&quot;GiveDirection&quot;)" calcext:base-cell-address="'Ile Taverne'.A10"/>
            <calcext:condition calcext:apply-style-name="cellule temps" calcext:value="contains-text(&quot;SetWeather&quot;)" calcext:base-cell-address="'Ile Taverne'.A10"/>
            <calcext:condition calcext:apply-style-name="cellule temps" calcext:value="contains-text(&quot;SwitchWeather&quot;)" calcext:base-cell-address="'Ile Taverne'.A10"/>
            <calcext:condition calcext:apply-style-name="cellule temps" calcext:value="contains-text(&quot;NextDay&quot;)" calcext:base-cell-address="'Ile Taverne'.A10"/>
            <calcext:condition calcext:apply-style-name="cellule temps" calcext:value="contains-text(&quot;CheckDay&quot;)" calcext:base-cell-address="'Ile Taverne'.A10"/>
            <calcext:condition calcext:apply-style-name="cellule histoire" calcext:value="contains-text(&quot;Leave&quot;)" calcext:base-cell-address="'Ile Taverne'.A10"/>
            <calcext:condition calcext:apply-style-name="cellule choice" calcext:value="contains-text(&quot;Choice&quot;)" calcext:base-cell-address="'Ile Taverne'.A10"/>
            <calcext:condition calcext:apply-style-name="cellule d'erreur" calcext:value="!=&quot;&quot;" calcext:base-cell-address="'Ile Taverne'.A10"/>
          </calcext:conditional-format>
          <calcext:conditional-format calcext:target-range-address="'Ile Taverne'.D10:'Ile Taverne'.D10">
            <calcext:condition calcext:apply-style-name="cellule histoire" calcext:value="contains-text(&quot;GoTo&quot;)" calcext:base-cell-address="'Ile Taverne'.D10"/>
            <calcext:condition calcext:apply-style-name="cellule histoire" calcext:value="contains-text(&quot;Conclude&quot;)" calcext:base-cell-address="'Ile Taverne'.D10"/>
            <calcext:condition calcext:apply-style-name="cellule random" calcext:value="contains-text(&quot;RandomPercent&quot;)" calcext:base-cell-address="'Ile Taverne'.D10"/>
            <calcext:condition calcext:apply-style-name="cellule random" calcext:value="contains-text(&quot;RandomRange&quot;)" calcext:base-cell-address="'Ile Taverne'.D10"/>
            <calcext:condition calcext:apply-style-name="cellule personnages" calcext:value="contains-text(&quot;NewCrew&quot;)" calcext:base-cell-address="'Ile Taverne'.D10"/>
            <calcext:condition calcext:apply-style-name="cellule personnages" calcext:value="contains-text(&quot;NewCharacter&quot;)" calcext:base-cell-address="'Ile Taverne'.D10"/>
            <calcext:condition calcext:apply-style-name="cellule personnages" calcext:value="contains-text(&quot;HideOther&quot;)" calcext:base-cell-address="'Ile Taverne'.D10"/>
            <calcext:condition calcext:apply-style-name="cellule personnages" calcext:value="contains-text(&quot;DeleteOther&quot;)" calcext:base-cell-address="'Ile Taverne'.D10"/>
            <calcext:condition calcext:apply-style-name="cellule narrateur" calcext:value="contains-text(&quot;Narrator&quot;)" calcext:base-cell-address="'Ile Taverne'.D10"/>
            <calcext:condition calcext:apply-style-name="cellule set choice" calcext:value="contains-text(&quot;SetChoices&quot;)" calcext:base-cell-address="'Ile Taverne'.D10"/>
            <calcext:condition calcext:apply-style-name="cellule dialogues" calcext:value="contains-text(&quot;PlayerSpeak&quot;)" calcext:base-cell-address="'Ile Taverne'.D10"/>
            <calcext:condition calcext:apply-style-name="cellule dialogues" calcext:value="contains-text(&quot;OtherSpeak&quot;)" calcext:base-cell-address="'Ile Taverne'.D10"/>
            <calcext:condition calcext:apply-style-name="cellule argent" calcext:value="contains-text(&quot;CheckGold&quot;)" calcext:base-cell-address="'Ile Taverne'.D10"/>
            <calcext:condition calcext:apply-style-name="cellule argent" calcext:value="contains-text(&quot;RemoveGold&quot;)" calcext:base-cell-address="'Ile Taverne'.D10"/>
            <calcext:condition calcext:apply-style-name="cellule argent" calcext:value="contains-text(&quot;AddGold&quot;)" calcext:base-cell-address="'Ile Taverne'.D10"/>
            <calcext:condition calcext:apply-style-name="cellule argent" calcext:value="contains-text(&quot;Loot&quot;)" calcext:base-cell-address="'Ile Taverne'.D10"/>
            <calcext:condition calcext:apply-style-name="cellule argent" calcext:value="contains-text(&quot;Trade&quot;)" calcext:base-cell-address="'Ile Taverne'.D10"/>
            <calcext:condition calcext:apply-style-name="cellule combat" calcext:value="contains-text(&quot;LaunchCombat&quot;)" calcext:base-cell-address="'Ile Taverne'.D10"/>
            <calcext:condition calcext:apply-style-name="cellule indice" calcext:value="contains-text(&quot;CheckFormula&quot;)" calcext:base-cell-address="'Ile Taverne'.D10"/>
            <calcext:condition calcext:apply-style-name="cellule indice" calcext:value="contains-text(&quot;GiveDirection&quot;)" calcext:base-cell-address="'Ile Taverne'.D10"/>
            <calcext:condition calcext:apply-style-name="cellule temps" calcext:value="contains-text(&quot;SetWeather&quot;)" calcext:base-cell-address="'Ile Taverne'.D10"/>
            <calcext:condition calcext:apply-style-name="cellule temps" calcext:value="contains-text(&quot;SwitchWeather&quot;)" calcext:base-cell-address="'Ile Taverne'.D10"/>
            <calcext:condition calcext:apply-style-name="cellule temps" calcext:value="contains-text(&quot;NextDay&quot;)" calcext:base-cell-address="'Ile Taverne'.D10"/>
            <calcext:condition calcext:apply-style-name="cellule temps" calcext:value="contains-text(&quot;CheckDay&quot;)" calcext:base-cell-address="'Ile Taverne'.D10"/>
            <calcext:condition calcext:apply-style-name="cellule histoire" calcext:value="contains-text(&quot;Leave&quot;)" calcext:base-cell-address="'Ile Taverne'.D10"/>
            <calcext:condition calcext:apply-style-name="cellule choice" calcext:value="contains-text(&quot;Choice&quot;)" calcext:base-cell-address="'Ile Taverne'.D10"/>
            <calcext:condition calcext:apply-style-name="cellule d'erreur" calcext:value="!=&quot;&quot;" calcext:base-cell-address="'Ile Taverne'.D10"/>
          </calcext:conditional-format>
          <calcext:conditional-format calcext:target-range-address="'Ile Taverne'.D10:'Ile Taverne'.D10">
            <calcext:condition calcext:apply-style-name="cellule histoire" calcext:value="contains-text(&quot;GoTo&quot;)" calcext:base-cell-address="'Ile Taverne'.D10"/>
            <calcext:condition calcext:apply-style-name="cellule histoire" calcext:value="contains-text(&quot;Conclude&quot;)" calcext:base-cell-address="'Ile Taverne'.D10"/>
            <calcext:condition calcext:apply-style-name="cellule random" calcext:value="contains-text(&quot;RandomPercent&quot;)" calcext:base-cell-address="'Ile Taverne'.D10"/>
            <calcext:condition calcext:apply-style-name="cellule random" calcext:value="contains-text(&quot;RandomRange&quot;)" calcext:base-cell-address="'Ile Taverne'.D10"/>
            <calcext:condition calcext:apply-style-name="cellule personnages" calcext:value="contains-text(&quot;NewCrew&quot;)" calcext:base-cell-address="'Ile Taverne'.D10"/>
            <calcext:condition calcext:apply-style-name="cellule personnages" calcext:value="contains-text(&quot;NewCharacter&quot;)" calcext:base-cell-address="'Ile Taverne'.D10"/>
            <calcext:condition calcext:apply-style-name="cellule personnages" calcext:value="contains-text(&quot;HideOther&quot;)" calcext:base-cell-address="'Ile Taverne'.D10"/>
            <calcext:condition calcext:apply-style-name="cellule personnages" calcext:value="contains-text(&quot;DeleteOther&quot;)" calcext:base-cell-address="'Ile Taverne'.D10"/>
            <calcext:condition calcext:apply-style-name="cellule narrateur" calcext:value="contains-text(&quot;Narrator&quot;)" calcext:base-cell-address="'Ile Taverne'.D10"/>
            <calcext:condition calcext:apply-style-name="cellule set choice" calcext:value="contains-text(&quot;SetChoices&quot;)" calcext:base-cell-address="'Ile Taverne'.D10"/>
            <calcext:condition calcext:apply-style-name="cellule dialogues" calcext:value="contains-text(&quot;PlayerSpeak&quot;)" calcext:base-cell-address="'Ile Taverne'.D10"/>
            <calcext:condition calcext:apply-style-name="cellule dialogues" calcext:value="contains-text(&quot;OtherSpeak&quot;)" calcext:base-cell-address="'Ile Taverne'.D10"/>
            <calcext:condition calcext:apply-style-name="cellule argent" calcext:value="contains-text(&quot;CheckGold&quot;)" calcext:base-cell-address="'Ile Taverne'.D10"/>
            <calcext:condition calcext:apply-style-name="cellule argent" calcext:value="contains-text(&quot;RemoveGold&quot;)" calcext:base-cell-address="'Ile Taverne'.D10"/>
            <calcext:condition calcext:apply-style-name="cellule argent" calcext:value="contains-text(&quot;AddGold&quot;)" calcext:base-cell-address="'Ile Taverne'.D10"/>
            <calcext:condition calcext:apply-style-name="cellule argent" calcext:value="contains-text(&quot;Loot&quot;)" calcext:base-cell-address="'Ile Taverne'.D10"/>
            <calcext:condition calcext:apply-style-name="cellule argent" calcext:value="contains-text(&quot;Trade&quot;)" calcext:base-cell-address="'Ile Taverne'.D10"/>
            <calcext:condition calcext:apply-style-name="cellule combat" calcext:value="contains-text(&quot;LaunchCombat&quot;)" calcext:base-cell-address="'Ile Taverne'.D10"/>
            <calcext:condition calcext:apply-style-name="cellule indice" calcext:value="contains-text(&quot;CheckFormula&quot;)" calcext:base-cell-address="'Ile Taverne'.D10"/>
            <calcext:condition calcext:apply-style-name="cellule indice" calcext:value="contains-text(&quot;GiveDirection&quot;)" calcext:base-cell-address="'Ile Taverne'.D10"/>
            <calcext:condition calcext:apply-style-name="cellule temps" calcext:value="contains-text(&quot;SetWeather&quot;)" calcext:base-cell-address="'Ile Taverne'.D10"/>
            <calcext:condition calcext:apply-style-name="cellule temps" calcext:value="contains-text(&quot;SwitchWeather&quot;)" calcext:base-cell-address="'Ile Taverne'.D10"/>
            <calcext:condition calcext:apply-style-name="cellule temps" calcext:value="contains-text(&quot;NextDay&quot;)" calcext:base-cell-address="'Ile Taverne'.D10"/>
            <calcext:condition calcext:apply-style-name="cellule temps" calcext:value="contains-text(&quot;CheckDay&quot;)" calcext:base-cell-address="'Ile Taverne'.D10"/>
            <calcext:condition calcext:apply-style-name="cellule histoire" calcext:value="contains-text(&quot;Leave&quot;)" calcext:base-cell-address="'Ile Taverne'.D10"/>
            <calcext:condition calcext:apply-style-name="cellule choice" calcext:value="contains-text(&quot;Choice&quot;)" calcext:base-cell-address="'Ile Taverne'.D10"/>
            <calcext:condition calcext:apply-style-name="cellule d'erreur" calcext:value="!=&quot;&quot;" calcext:base-cell-address="'Ile Taverne'.D10"/>
          </calcext:conditional-format>
          <calcext:conditional-format calcext:target-range-address="'Ile Taverne'.E9:'Ile Taverne'.E9">
            <calcext:condition calcext:apply-style-name="cellule histoire" calcext:value="contains-text(&quot;GoTo&quot;)" calcext:base-cell-address="'Ile Taverne'.E9"/>
            <calcext:condition calcext:apply-style-name="cellule histoire" calcext:value="contains-text(&quot;Conclude&quot;)" calcext:base-cell-address="'Ile Taverne'.E9"/>
            <calcext:condition calcext:apply-style-name="cellule random" calcext:value="contains-text(&quot;RandomPercent&quot;)" calcext:base-cell-address="'Ile Taverne'.E9"/>
            <calcext:condition calcext:apply-style-name="cellule random" calcext:value="contains-text(&quot;RandomRange&quot;)" calcext:base-cell-address="'Ile Taverne'.E9"/>
            <calcext:condition calcext:apply-style-name="cellule personnages" calcext:value="contains-text(&quot;NewCrew&quot;)" calcext:base-cell-address="'Ile Taverne'.E9"/>
            <calcext:condition calcext:apply-style-name="cellule personnages" calcext:value="contains-text(&quot;NewCharacter&quot;)" calcext:base-cell-address="'Ile Taverne'.E9"/>
            <calcext:condition calcext:apply-style-name="cellule personnages" calcext:value="contains-text(&quot;HideOther&quot;)" calcext:base-cell-address="'Ile Taverne'.E9"/>
            <calcext:condition calcext:apply-style-name="cellule personnages" calcext:value="contains-text(&quot;DeleteOther&quot;)" calcext:base-cell-address="'Ile Taverne'.E9"/>
            <calcext:condition calcext:apply-style-name="cellule narrateur" calcext:value="contains-text(&quot;Narrator&quot;)" calcext:base-cell-address="'Ile Taverne'.E9"/>
            <calcext:condition calcext:apply-style-name="cellule set choice" calcext:value="contains-text(&quot;SetChoices&quot;)" calcext:base-cell-address="'Ile Taverne'.E9"/>
            <calcext:condition calcext:apply-style-name="cellule dialogues" calcext:value="contains-text(&quot;PlayerSpeak&quot;)" calcext:base-cell-address="'Ile Taverne'.E9"/>
            <calcext:condition calcext:apply-style-name="cellule dialogues" calcext:value="contains-text(&quot;OtherSpeak&quot;)" calcext:base-cell-address="'Ile Taverne'.E9"/>
            <calcext:condition calcext:apply-style-name="cellule argent" calcext:value="contains-text(&quot;CheckGold&quot;)" calcext:base-cell-address="'Ile Taverne'.E9"/>
            <calcext:condition calcext:apply-style-name="cellule argent" calcext:value="contains-text(&quot;RemoveGold&quot;)" calcext:base-cell-address="'Ile Taverne'.E9"/>
            <calcext:condition calcext:apply-style-name="cellule argent" calcext:value="contains-text(&quot;AddGold&quot;)" calcext:base-cell-address="'Ile Taverne'.E9"/>
            <calcext:condition calcext:apply-style-name="cellule argent" calcext:value="contains-text(&quot;Loot&quot;)" calcext:base-cell-address="'Ile Taverne'.E9"/>
            <calcext:condition calcext:apply-style-name="cellule argent" calcext:value="contains-text(&quot;Trade&quot;)" calcext:base-cell-address="'Ile Taverne'.E9"/>
            <calcext:condition calcext:apply-style-name="cellule combat" calcext:value="contains-text(&quot;LaunchCombat&quot;)" calcext:base-cell-address="'Ile Taverne'.E9"/>
            <calcext:condition calcext:apply-style-name="cellule indice" calcext:value="contains-text(&quot;CheckFormula&quot;)" calcext:base-cell-address="'Ile Taverne'.E9"/>
            <calcext:condition calcext:apply-style-name="cellule indice" calcext:value="contains-text(&quot;GiveDirection&quot;)" calcext:base-cell-address="'Ile Taverne'.E9"/>
            <calcext:condition calcext:apply-style-name="cellule temps" calcext:value="contains-text(&quot;SetWeather&quot;)" calcext:base-cell-address="'Ile Taverne'.E9"/>
            <calcext:condition calcext:apply-style-name="cellule temps" calcext:value="contains-text(&quot;SwitchWeather&quot;)" calcext:base-cell-address="'Ile Taverne'.E9"/>
            <calcext:condition calcext:apply-style-name="cellule temps" calcext:value="contains-text(&quot;NextDay&quot;)" calcext:base-cell-address="'Ile Taverne'.E9"/>
            <calcext:condition calcext:apply-style-name="cellule temps" calcext:value="contains-text(&quot;CheckDay&quot;)" calcext:base-cell-address="'Ile Taverne'.E9"/>
            <calcext:condition calcext:apply-style-name="cellule histoire" calcext:value="contains-text(&quot;Leave&quot;)" calcext:base-cell-address="'Ile Taverne'.E9"/>
            <calcext:condition calcext:apply-style-name="cellule choice" calcext:value="contains-text(&quot;Choice&quot;)" calcext:base-cell-address="'Ile Taverne'.E9"/>
            <calcext:condition calcext:apply-style-name="cellule d'erreur" calcext:value="!=&quot;&quot;" calcext:base-cell-address="'Ile Taverne'.E9"/>
          </calcext:conditional-format>
          <calcext:conditional-format calcext:target-range-address="'Ile Taverne'.E9:'Ile Taverne'.E9">
            <calcext:condition calcext:apply-style-name="cellule histoire" calcext:value="contains-text(&quot;GoTo&quot;)" calcext:base-cell-address="'Ile Taverne'.E9"/>
            <calcext:condition calcext:apply-style-name="cellule histoire" calcext:value="contains-text(&quot;Conclude&quot;)" calcext:base-cell-address="'Ile Taverne'.E9"/>
            <calcext:condition calcext:apply-style-name="cellule random" calcext:value="contains-text(&quot;RandomPercent&quot;)" calcext:base-cell-address="'Ile Taverne'.E9"/>
            <calcext:condition calcext:apply-style-name="cellule random" calcext:value="contains-text(&quot;RandomRange&quot;)" calcext:base-cell-address="'Ile Taverne'.E9"/>
            <calcext:condition calcext:apply-style-name="cellule personnages" calcext:value="contains-text(&quot;NewCrew&quot;)" calcext:base-cell-address="'Ile Taverne'.E9"/>
            <calcext:condition calcext:apply-style-name="cellule personnages" calcext:value="contains-text(&quot;NewCharacter&quot;)" calcext:base-cell-address="'Ile Taverne'.E9"/>
            <calcext:condition calcext:apply-style-name="cellule personnages" calcext:value="contains-text(&quot;HideOther&quot;)" calcext:base-cell-address="'Ile Taverne'.E9"/>
            <calcext:condition calcext:apply-style-name="cellule personnages" calcext:value="contains-text(&quot;DeleteOther&quot;)" calcext:base-cell-address="'Ile Taverne'.E9"/>
            <calcext:condition calcext:apply-style-name="cellule narrateur" calcext:value="contains-text(&quot;Narrator&quot;)" calcext:base-cell-address="'Ile Taverne'.E9"/>
            <calcext:condition calcext:apply-style-name="cellule set choice" calcext:value="contains-text(&quot;SetChoices&quot;)" calcext:base-cell-address="'Ile Taverne'.E9"/>
            <calcext:condition calcext:apply-style-name="cellule dialogues" calcext:value="contains-text(&quot;PlayerSpeak&quot;)" calcext:base-cell-address="'Ile Taverne'.E9"/>
            <calcext:condition calcext:apply-style-name="cellule dialogues" calcext:value="contains-text(&quot;OtherSpeak&quot;)" calcext:base-cell-address="'Ile Taverne'.E9"/>
            <calcext:condition calcext:apply-style-name="cellule argent" calcext:value="contains-text(&quot;CheckGold&quot;)" calcext:base-cell-address="'Ile Taverne'.E9"/>
            <calcext:condition calcext:apply-style-name="cellule argent" calcext:value="contains-text(&quot;RemoveGold&quot;)" calcext:base-cell-address="'Ile Taverne'.E9"/>
            <calcext:condition calcext:apply-style-name="cellule argent" calcext:value="contains-text(&quot;AddGold&quot;)" calcext:base-cell-address="'Ile Taverne'.E9"/>
            <calcext:condition calcext:apply-style-name="cellule argent" calcext:value="contains-text(&quot;Loot&quot;)" calcext:base-cell-address="'Ile Taverne'.E9"/>
            <calcext:condition calcext:apply-style-name="cellule argent" calcext:value="contains-text(&quot;Trade&quot;)" calcext:base-cell-address="'Ile Taverne'.E9"/>
            <calcext:condition calcext:apply-style-name="cellule combat" calcext:value="contains-text(&quot;LaunchCombat&quot;)" calcext:base-cell-address="'Ile Taverne'.E9"/>
            <calcext:condition calcext:apply-style-name="cellule indice" calcext:value="contains-text(&quot;CheckFormula&quot;)" calcext:base-cell-address="'Ile Taverne'.E9"/>
            <calcext:condition calcext:apply-style-name="cellule indice" calcext:value="contains-text(&quot;GiveDirection&quot;)" calcext:base-cell-address="'Ile Taverne'.E9"/>
            <calcext:condition calcext:apply-style-name="cellule temps" calcext:value="contains-text(&quot;SetWeather&quot;)" calcext:base-cell-address="'Ile Taverne'.E9"/>
            <calcext:condition calcext:apply-style-name="cellule temps" calcext:value="contains-text(&quot;SwitchWeather&quot;)" calcext:base-cell-address="'Ile Taverne'.E9"/>
            <calcext:condition calcext:apply-style-name="cellule temps" calcext:value="contains-text(&quot;NextDay&quot;)" calcext:base-cell-address="'Ile Taverne'.E9"/>
            <calcext:condition calcext:apply-style-name="cellule temps" calcext:value="contains-text(&quot;CheckDay&quot;)" calcext:base-cell-address="'Ile Taverne'.E9"/>
            <calcext:condition calcext:apply-style-name="cellule histoire" calcext:value="contains-text(&quot;Leave&quot;)" calcext:base-cell-address="'Ile Taverne'.E9"/>
            <calcext:condition calcext:apply-style-name="cellule choice" calcext:value="contains-text(&quot;Choice&quot;)" calcext:base-cell-address="'Ile Taverne'.E9"/>
            <calcext:condition calcext:apply-style-name="cellule d'erreur" calcext:value="!=&quot;&quot;" calcext:base-cell-address="'Ile Taverne'.E9"/>
          </calcext:conditional-format>
          <calcext:conditional-format calcext:target-range-address="'Ile Taverne'.C8:'Ile Taverne'.C8">
            <calcext:condition calcext:apply-style-name="cellule histoire" calcext:value="contains-text(&quot;GoTo&quot;)" calcext:base-cell-address="'Ile Taverne'.C8"/>
            <calcext:condition calcext:apply-style-name="cellule histoire" calcext:value="contains-text(&quot;Conclude&quot;)" calcext:base-cell-address="'Ile Taverne'.C8"/>
            <calcext:condition calcext:apply-style-name="cellule random" calcext:value="contains-text(&quot;RandomPercent&quot;)" calcext:base-cell-address="'Ile Taverne'.C8"/>
            <calcext:condition calcext:apply-style-name="cellule random" calcext:value="contains-text(&quot;RandomRange&quot;)" calcext:base-cell-address="'Ile Taverne'.C8"/>
            <calcext:condition calcext:apply-style-name="cellule personnages" calcext:value="contains-text(&quot;NewCrew&quot;)" calcext:base-cell-address="'Ile Taverne'.C8"/>
            <calcext:condition calcext:apply-style-name="cellule personnages" calcext:value="contains-text(&quot;NewCharacter&quot;)" calcext:base-cell-address="'Ile Taverne'.C8"/>
            <calcext:condition calcext:apply-style-name="cellule personnages" calcext:value="contains-text(&quot;HideOther&quot;)" calcext:base-cell-address="'Ile Taverne'.C8"/>
            <calcext:condition calcext:apply-style-name="cellule personnages" calcext:value="contains-text(&quot;DeleteOther&quot;)" calcext:base-cell-address="'Ile Taverne'.C8"/>
            <calcext:condition calcext:apply-style-name="cellule narrateur" calcext:value="contains-text(&quot;Narrator&quot;)" calcext:base-cell-address="'Ile Taverne'.C8"/>
            <calcext:condition calcext:apply-style-name="cellule set choice" calcext:value="contains-text(&quot;SetChoices&quot;)" calcext:base-cell-address="'Ile Taverne'.C8"/>
            <calcext:condition calcext:apply-style-name="cellule dialogues" calcext:value="contains-text(&quot;PlayerSpeak&quot;)" calcext:base-cell-address="'Ile Taverne'.C8"/>
            <calcext:condition calcext:apply-style-name="cellule dialogues" calcext:value="contains-text(&quot;OtherSpeak&quot;)" calcext:base-cell-address="'Ile Taverne'.C8"/>
            <calcext:condition calcext:apply-style-name="cellule argent" calcext:value="contains-text(&quot;CheckGold&quot;)" calcext:base-cell-address="'Ile Taverne'.C8"/>
            <calcext:condition calcext:apply-style-name="cellule argent" calcext:value="contains-text(&quot;RemoveGold&quot;)" calcext:base-cell-address="'Ile Taverne'.C8"/>
            <calcext:condition calcext:apply-style-name="cellule argent" calcext:value="contains-text(&quot;AddGold&quot;)" calcext:base-cell-address="'Ile Taverne'.C8"/>
            <calcext:condition calcext:apply-style-name="cellule argent" calcext:value="contains-text(&quot;Loot&quot;)" calcext:base-cell-address="'Ile Taverne'.C8"/>
            <calcext:condition calcext:apply-style-name="cellule argent" calcext:value="contains-text(&quot;Trade&quot;)" calcext:base-cell-address="'Ile Taverne'.C8"/>
            <calcext:condition calcext:apply-style-name="cellule combat" calcext:value="contains-text(&quot;LaunchCombat&quot;)" calcext:base-cell-address="'Ile Taverne'.C8"/>
            <calcext:condition calcext:apply-style-name="cellule indice" calcext:value="contains-text(&quot;CheckFormula&quot;)" calcext:base-cell-address="'Ile Taverne'.C8"/>
            <calcext:condition calcext:apply-style-name="cellule indice" calcext:value="contains-text(&quot;GiveDirection&quot;)" calcext:base-cell-address="'Ile Taverne'.C8"/>
            <calcext:condition calcext:apply-style-name="cellule temps" calcext:value="contains-text(&quot;SetWeather&quot;)" calcext:base-cell-address="'Ile Taverne'.C8"/>
            <calcext:condition calcext:apply-style-name="cellule temps" calcext:value="contains-text(&quot;SwitchWeather&quot;)" calcext:base-cell-address="'Ile Taverne'.C8"/>
            <calcext:condition calcext:apply-style-name="cellule temps" calcext:value="contains-text(&quot;NextDay&quot;)" calcext:base-cell-address="'Ile Taverne'.C8"/>
            <calcext:condition calcext:apply-style-name="cellule temps" calcext:value="contains-text(&quot;CheckDay&quot;)" calcext:base-cell-address="'Ile Taverne'.C8"/>
            <calcext:condition calcext:apply-style-name="cellule histoire" calcext:value="contains-text(&quot;Leave&quot;)" calcext:base-cell-address="'Ile Taverne'.C8"/>
            <calcext:condition calcext:apply-style-name="cellule choice" calcext:value="contains-text(&quot;Choice&quot;)" calcext:base-cell-address="'Ile Taverne'.C8"/>
            <calcext:condition calcext:apply-style-name="cellule d'erreur" calcext:value="!=&quot;&quot;" calcext:base-cell-address="'Ile Taverne'.C8"/>
          </calcext:conditional-format>
          <calcext:conditional-format calcext:target-range-address="'Ile Taverne'.C8:'Ile Taverne'.C8">
            <calcext:condition calcext:apply-style-name="cellule histoire" calcext:value="contains-text(&quot;GoTo&quot;)" calcext:base-cell-address="'Ile Taverne'.C8"/>
            <calcext:condition calcext:apply-style-name="cellule histoire" calcext:value="contains-text(&quot;Conclude&quot;)" calcext:base-cell-address="'Ile Taverne'.C8"/>
            <calcext:condition calcext:apply-style-name="cellule random" calcext:value="contains-text(&quot;RandomPercent&quot;)" calcext:base-cell-address="'Ile Taverne'.C8"/>
            <calcext:condition calcext:apply-style-name="cellule random" calcext:value="contains-text(&quot;RandomRange&quot;)" calcext:base-cell-address="'Ile Taverne'.C8"/>
            <calcext:condition calcext:apply-style-name="cellule personnages" calcext:value="contains-text(&quot;NewCrew&quot;)" calcext:base-cell-address="'Ile Taverne'.C8"/>
            <calcext:condition calcext:apply-style-name="cellule personnages" calcext:value="contains-text(&quot;NewCharacter&quot;)" calcext:base-cell-address="'Ile Taverne'.C8"/>
            <calcext:condition calcext:apply-style-name="cellule personnages" calcext:value="contains-text(&quot;HideOther&quot;)" calcext:base-cell-address="'Ile Taverne'.C8"/>
            <calcext:condition calcext:apply-style-name="cellule personnages" calcext:value="contains-text(&quot;DeleteOther&quot;)" calcext:base-cell-address="'Ile Taverne'.C8"/>
            <calcext:condition calcext:apply-style-name="cellule narrateur" calcext:value="contains-text(&quot;Narrator&quot;)" calcext:base-cell-address="'Ile Taverne'.C8"/>
            <calcext:condition calcext:apply-style-name="cellule set choice" calcext:value="contains-text(&quot;SetChoices&quot;)" calcext:base-cell-address="'Ile Taverne'.C8"/>
            <calcext:condition calcext:apply-style-name="cellule dialogues" calcext:value="contains-text(&quot;PlayerSpeak&quot;)" calcext:base-cell-address="'Ile Taverne'.C8"/>
            <calcext:condition calcext:apply-style-name="cellule dialogues" calcext:value="contains-text(&quot;OtherSpeak&quot;)" calcext:base-cell-address="'Ile Taverne'.C8"/>
            <calcext:condition calcext:apply-style-name="cellule argent" calcext:value="contains-text(&quot;CheckGold&quot;)" calcext:base-cell-address="'Ile Taverne'.C8"/>
            <calcext:condition calcext:apply-style-name="cellule argent" calcext:value="contains-text(&quot;RemoveGold&quot;)" calcext:base-cell-address="'Ile Taverne'.C8"/>
            <calcext:condition calcext:apply-style-name="cellule argent" calcext:value="contains-text(&quot;AddGold&quot;)" calcext:base-cell-address="'Ile Taverne'.C8"/>
            <calcext:condition calcext:apply-style-name="cellule argent" calcext:value="contains-text(&quot;Loot&quot;)" calcext:base-cell-address="'Ile Taverne'.C8"/>
            <calcext:condition calcext:apply-style-name="cellule argent" calcext:value="contains-text(&quot;Trade&quot;)" calcext:base-cell-address="'Ile Taverne'.C8"/>
            <calcext:condition calcext:apply-style-name="cellule combat" calcext:value="contains-text(&quot;LaunchCombat&quot;)" calcext:base-cell-address="'Ile Taverne'.C8"/>
            <calcext:condition calcext:apply-style-name="cellule indice" calcext:value="contains-text(&quot;CheckFormula&quot;)" calcext:base-cell-address="'Ile Taverne'.C8"/>
            <calcext:condition calcext:apply-style-name="cellule indice" calcext:value="contains-text(&quot;GiveDirection&quot;)" calcext:base-cell-address="'Ile Taverne'.C8"/>
            <calcext:condition calcext:apply-style-name="cellule temps" calcext:value="contains-text(&quot;SetWeather&quot;)" calcext:base-cell-address="'Ile Taverne'.C8"/>
            <calcext:condition calcext:apply-style-name="cellule temps" calcext:value="contains-text(&quot;SwitchWeather&quot;)" calcext:base-cell-address="'Ile Taverne'.C8"/>
            <calcext:condition calcext:apply-style-name="cellule temps" calcext:value="contains-text(&quot;NextDay&quot;)" calcext:base-cell-address="'Ile Taverne'.C8"/>
            <calcext:condition calcext:apply-style-name="cellule temps" calcext:value="contains-text(&quot;CheckDay&quot;)" calcext:base-cell-address="'Ile Taverne'.C8"/>
            <calcext:condition calcext:apply-style-name="cellule histoire" calcext:value="contains-text(&quot;Leave&quot;)" calcext:base-cell-address="'Ile Taverne'.C8"/>
            <calcext:condition calcext:apply-style-name="cellule choice" calcext:value="contains-text(&quot;Choice&quot;)" calcext:base-cell-address="'Ile Taverne'.C8"/>
            <calcext:condition calcext:apply-style-name="cellule d'erreur" calcext:value="!=&quot;&quot;" calcext:base-cell-address="'Ile Taverne'.C8"/>
          </calcext:conditional-format>
          <calcext:conditional-format calcext:target-range-address="'Ile Taverne'.A3:'Ile Taverne'.A3">
            <calcext:condition calcext:apply-style-name="cellule histoire" calcext:value="contains-text(&quot;GoTo&quot;)" calcext:base-cell-address="'Ile Taverne'.A3"/>
            <calcext:condition calcext:apply-style-name="cellule histoire" calcext:value="contains-text(&quot;Conclude&quot;)" calcext:base-cell-address="'Ile Taverne'.A3"/>
            <calcext:condition calcext:apply-style-name="cellule random" calcext:value="contains-text(&quot;RandomPercent&quot;)" calcext:base-cell-address="'Ile Taverne'.A3"/>
            <calcext:condition calcext:apply-style-name="cellule random" calcext:value="contains-text(&quot;RandomRange&quot;)" calcext:base-cell-address="'Ile Taverne'.A3"/>
            <calcext:condition calcext:apply-style-name="cellule personnages" calcext:value="contains-text(&quot;NewCrew&quot;)" calcext:base-cell-address="'Ile Taverne'.A3"/>
            <calcext:condition calcext:apply-style-name="cellule personnages" calcext:value="contains-text(&quot;NewCharacter&quot;)" calcext:base-cell-address="'Ile Taverne'.A3"/>
            <calcext:condition calcext:apply-style-name="cellule personnages" calcext:value="contains-text(&quot;HideOther&quot;)" calcext:base-cell-address="'Ile Taverne'.A3"/>
            <calcext:condition calcext:apply-style-name="cellule personnages" calcext:value="contains-text(&quot;DeleteOther&quot;)" calcext:base-cell-address="'Ile Taverne'.A3"/>
            <calcext:condition calcext:apply-style-name="cellule narrateur" calcext:value="contains-text(&quot;Narrator&quot;)" calcext:base-cell-address="'Ile Taverne'.A3"/>
            <calcext:condition calcext:apply-style-name="cellule set choice" calcext:value="contains-text(&quot;SetChoices&quot;)" calcext:base-cell-address="'Ile Taverne'.A3"/>
            <calcext:condition calcext:apply-style-name="cellule dialogues" calcext:value="contains-text(&quot;PlayerSpeak&quot;)" calcext:base-cell-address="'Ile Taverne'.A3"/>
            <calcext:condition calcext:apply-style-name="cellule dialogues" calcext:value="contains-text(&quot;OtherSpeak&quot;)" calcext:base-cell-address="'Ile Taverne'.A3"/>
            <calcext:condition calcext:apply-style-name="cellule argent" calcext:value="contains-text(&quot;CheckGold&quot;)" calcext:base-cell-address="'Ile Taverne'.A3"/>
            <calcext:condition calcext:apply-style-name="cellule argent" calcext:value="contains-text(&quot;RemoveGold&quot;)" calcext:base-cell-address="'Ile Taverne'.A3"/>
            <calcext:condition calcext:apply-style-name="cellule argent" calcext:value="contains-text(&quot;AddGold&quot;)" calcext:base-cell-address="'Ile Taverne'.A3"/>
            <calcext:condition calcext:apply-style-name="cellule argent" calcext:value="contains-text(&quot;Loot&quot;)" calcext:base-cell-address="'Ile Taverne'.A3"/>
            <calcext:condition calcext:apply-style-name="cellule argent" calcext:value="contains-text(&quot;Trade&quot;)" calcext:base-cell-address="'Ile Taverne'.A3"/>
            <calcext:condition calcext:apply-style-name="cellule combat" calcext:value="contains-text(&quot;LaunchCombat&quot;)" calcext:base-cell-address="'Ile Taverne'.A3"/>
            <calcext:condition calcext:apply-style-name="cellule indice" calcext:value="contains-text(&quot;CheckFormula&quot;)" calcext:base-cell-address="'Ile Taverne'.A3"/>
            <calcext:condition calcext:apply-style-name="cellule indice" calcext:value="contains-text(&quot;GiveDirection&quot;)" calcext:base-cell-address="'Ile Taverne'.A3"/>
            <calcext:condition calcext:apply-style-name="cellule temps" calcext:value="contains-text(&quot;SetWeather&quot;)" calcext:base-cell-address="'Ile Taverne'.A3"/>
            <calcext:condition calcext:apply-style-name="cellule temps" calcext:value="contains-text(&quot;SwitchWeather&quot;)" calcext:base-cell-address="'Ile Taverne'.A3"/>
            <calcext:condition calcext:apply-style-name="cellule temps" calcext:value="contains-text(&quot;NextDay&quot;)" calcext:base-cell-address="'Ile Taverne'.A3"/>
            <calcext:condition calcext:apply-style-name="cellule temps" calcext:value="contains-text(&quot;CheckDay&quot;)" calcext:base-cell-address="'Ile Taverne'.A3"/>
            <calcext:condition calcext:apply-style-name="cellule histoire" calcext:value="contains-text(&quot;Leave&quot;)" calcext:base-cell-address="'Ile Taverne'.A3"/>
            <calcext:condition calcext:apply-style-name="cellule choice" calcext:value="contains-text(&quot;Choice&quot;)" calcext:base-cell-address="'Ile Taverne'.A3"/>
            <calcext:condition calcext:apply-style-name="cellule d'erreur" calcext:value="!=&quot;&quot;" calcext:base-cell-address="'Ile Taverne'.A3"/>
          </calcext:conditional-format>
          <calcext:conditional-format calcext:target-range-address="'Ile Taverne'.A3:'Ile Taverne'.A3">
            <calcext:condition calcext:apply-style-name="cellule histoire" calcext:value="contains-text(&quot;GoTo&quot;)" calcext:base-cell-address="'Ile Taverne'.A3"/>
            <calcext:condition calcext:apply-style-name="cellule histoire" calcext:value="contains-text(&quot;Conclude&quot;)" calcext:base-cell-address="'Ile Taverne'.A3"/>
            <calcext:condition calcext:apply-style-name="cellule random" calcext:value="contains-text(&quot;RandomPercent&quot;)" calcext:base-cell-address="'Ile Taverne'.A3"/>
            <calcext:condition calcext:apply-style-name="cellule random" calcext:value="contains-text(&quot;RandomRange&quot;)" calcext:base-cell-address="'Ile Taverne'.A3"/>
            <calcext:condition calcext:apply-style-name="cellule personnages" calcext:value="contains-text(&quot;NewCrew&quot;)" calcext:base-cell-address="'Ile Taverne'.A3"/>
            <calcext:condition calcext:apply-style-name="cellule personnages" calcext:value="contains-text(&quot;NewCharacter&quot;)" calcext:base-cell-address="'Ile Taverne'.A3"/>
            <calcext:condition calcext:apply-style-name="cellule personnages" calcext:value="contains-text(&quot;HideOther&quot;)" calcext:base-cell-address="'Ile Taverne'.A3"/>
            <calcext:condition calcext:apply-style-name="cellule personnages" calcext:value="contains-text(&quot;DeleteOther&quot;)" calcext:base-cell-address="'Ile Taverne'.A3"/>
            <calcext:condition calcext:apply-style-name="cellule narrateur" calcext:value="contains-text(&quot;Narrator&quot;)" calcext:base-cell-address="'Ile Taverne'.A3"/>
            <calcext:condition calcext:apply-style-name="cellule set choice" calcext:value="contains-text(&quot;SetChoices&quot;)" calcext:base-cell-address="'Ile Taverne'.A3"/>
            <calcext:condition calcext:apply-style-name="cellule dialogues" calcext:value="contains-text(&quot;PlayerSpeak&quot;)" calcext:base-cell-address="'Ile Taverne'.A3"/>
            <calcext:condition calcext:apply-style-name="cellule dialogues" calcext:value="contains-text(&quot;OtherSpeak&quot;)" calcext:base-cell-address="'Ile Taverne'.A3"/>
            <calcext:condition calcext:apply-style-name="cellule argent" calcext:value="contains-text(&quot;CheckGold&quot;)" calcext:base-cell-address="'Ile Taverne'.A3"/>
            <calcext:condition calcext:apply-style-name="cellule argent" calcext:value="contains-text(&quot;RemoveGold&quot;)" calcext:base-cell-address="'Ile Taverne'.A3"/>
            <calcext:condition calcext:apply-style-name="cellule argent" calcext:value="contains-text(&quot;AddGold&quot;)" calcext:base-cell-address="'Ile Taverne'.A3"/>
            <calcext:condition calcext:apply-style-name="cellule argent" calcext:value="contains-text(&quot;Loot&quot;)" calcext:base-cell-address="'Ile Taverne'.A3"/>
            <calcext:condition calcext:apply-style-name="cellule argent" calcext:value="contains-text(&quot;Trade&quot;)" calcext:base-cell-address="'Ile Taverne'.A3"/>
            <calcext:condition calcext:apply-style-name="cellule combat" calcext:value="contains-text(&quot;LaunchCombat&quot;)" calcext:base-cell-address="'Ile Taverne'.A3"/>
            <calcext:condition calcext:apply-style-name="cellule indice" calcext:value="contains-text(&quot;CheckFormula&quot;)" calcext:base-cell-address="'Ile Taverne'.A3"/>
            <calcext:condition calcext:apply-style-name="cellule indice" calcext:value="contains-text(&quot;GiveDirection&quot;)" calcext:base-cell-address="'Ile Taverne'.A3"/>
            <calcext:condition calcext:apply-style-name="cellule temps" calcext:value="contains-text(&quot;SetWeather&quot;)" calcext:base-cell-address="'Ile Taverne'.A3"/>
            <calcext:condition calcext:apply-style-name="cellule temps" calcext:value="contains-text(&quot;SwitchWeather&quot;)" calcext:base-cell-address="'Ile Taverne'.A3"/>
            <calcext:condition calcext:apply-style-name="cellule temps" calcext:value="contains-text(&quot;NextDay&quot;)" calcext:base-cell-address="'Ile Taverne'.A3"/>
            <calcext:condition calcext:apply-style-name="cellule temps" calcext:value="contains-text(&quot;CheckDay&quot;)" calcext:base-cell-address="'Ile Taverne'.A3"/>
            <calcext:condition calcext:apply-style-name="cellule histoire" calcext:value="contains-text(&quot;Leave&quot;)" calcext:base-cell-address="'Ile Taverne'.A3"/>
            <calcext:condition calcext:apply-style-name="cellule choice" calcext:value="contains-text(&quot;Choice&quot;)" calcext:base-cell-address="'Ile Taverne'.A3"/>
            <calcext:condition calcext:apply-style-name="cellule d'erreur" calcext:value="!=&quot;&quot;" calcext:base-cell-address="'Ile Taverne'.A3"/>
          </calcext:conditional-format>
          <calcext:conditional-format calcext:target-range-address="'Ile Taverne'.C24:'Ile Taverne'.D26">
            <calcext:condition calcext:apply-style-name="cellule histoire" calcext:value="contains-text(&quot;GoTo&quot;)" calcext:base-cell-address="'Ile Taverne'.C24"/>
            <calcext:condition calcext:apply-style-name="cellule histoire" calcext:value="contains-text(&quot;Conclude&quot;)" calcext:base-cell-address="'Ile Taverne'.C24"/>
            <calcext:condition calcext:apply-style-name="cellule random" calcext:value="contains-text(&quot;RandomPercent&quot;)" calcext:base-cell-address="'Ile Taverne'.C24"/>
            <calcext:condition calcext:apply-style-name="cellule random" calcext:value="contains-text(&quot;RandomRange&quot;)" calcext:base-cell-address="'Ile Taverne'.C24"/>
            <calcext:condition calcext:apply-style-name="cellule personnages" calcext:value="contains-text(&quot;NewCrew&quot;)" calcext:base-cell-address="'Ile Taverne'.C24"/>
            <calcext:condition calcext:apply-style-name="cellule personnages" calcext:value="contains-text(&quot;NewCharacter&quot;)" calcext:base-cell-address="'Ile Taverne'.C24"/>
            <calcext:condition calcext:apply-style-name="cellule personnages" calcext:value="contains-text(&quot;HideOther&quot;)" calcext:base-cell-address="'Ile Taverne'.C24"/>
            <calcext:condition calcext:apply-style-name="cellule personnages" calcext:value="contains-text(&quot;DeleteOther&quot;)" calcext:base-cell-address="'Ile Taverne'.C24"/>
            <calcext:condition calcext:apply-style-name="cellule narrateur" calcext:value="contains-text(&quot;Narrator&quot;)" calcext:base-cell-address="'Ile Taverne'.C24"/>
            <calcext:condition calcext:apply-style-name="cellule set choice" calcext:value="contains-text(&quot;SetChoices&quot;)" calcext:base-cell-address="'Ile Taverne'.C24"/>
            <calcext:condition calcext:apply-style-name="cellule dialogues" calcext:value="contains-text(&quot;PlayerSpeak&quot;)" calcext:base-cell-address="'Ile Taverne'.C24"/>
            <calcext:condition calcext:apply-style-name="cellule dialogues" calcext:value="contains-text(&quot;OtherSpeak&quot;)" calcext:base-cell-address="'Ile Taverne'.C24"/>
            <calcext:condition calcext:apply-style-name="cellule argent" calcext:value="contains-text(&quot;CheckGold&quot;)" calcext:base-cell-address="'Ile Taverne'.C24"/>
            <calcext:condition calcext:apply-style-name="cellule argent" calcext:value="contains-text(&quot;RemoveGold&quot;)" calcext:base-cell-address="'Ile Taverne'.C24"/>
            <calcext:condition calcext:apply-style-name="cellule argent" calcext:value="contains-text(&quot;AddGold&quot;)" calcext:base-cell-address="'Ile Taverne'.C24"/>
            <calcext:condition calcext:apply-style-name="cellule argent" calcext:value="contains-text(&quot;Loot&quot;)" calcext:base-cell-address="'Ile Taverne'.C24"/>
            <calcext:condition calcext:apply-style-name="cellule argent" calcext:value="contains-text(&quot;Trade&quot;)" calcext:base-cell-address="'Ile Taverne'.C24"/>
            <calcext:condition calcext:apply-style-name="cellule combat" calcext:value="contains-text(&quot;LaunchCombat&quot;)" calcext:base-cell-address="'Ile Taverne'.C24"/>
            <calcext:condition calcext:apply-style-name="cellule indice" calcext:value="contains-text(&quot;CheckFormula&quot;)" calcext:base-cell-address="'Ile Taverne'.C24"/>
            <calcext:condition calcext:apply-style-name="cellule indice" calcext:value="contains-text(&quot;GiveDirection&quot;)" calcext:base-cell-address="'Ile Taverne'.C24"/>
            <calcext:condition calcext:apply-style-name="cellule temps" calcext:value="contains-text(&quot;SetWeather&quot;)" calcext:base-cell-address="'Ile Taverne'.C24"/>
            <calcext:condition calcext:apply-style-name="cellule temps" calcext:value="contains-text(&quot;SwitchWeather&quot;)" calcext:base-cell-address="'Ile Taverne'.C24"/>
            <calcext:condition calcext:apply-style-name="cellule temps" calcext:value="contains-text(&quot;NextDay&quot;)" calcext:base-cell-address="'Ile Taverne'.C24"/>
            <calcext:condition calcext:apply-style-name="cellule temps" calcext:value="contains-text(&quot;CheckDay&quot;)" calcext:base-cell-address="'Ile Taverne'.C24"/>
            <calcext:condition calcext:apply-style-name="cellule histoire" calcext:value="contains-text(&quot;Leave&quot;)" calcext:base-cell-address="'Ile Taverne'.C24"/>
            <calcext:condition calcext:apply-style-name="cellule choice" calcext:value="contains-text(&quot;Choice&quot;)" calcext:base-cell-address="'Ile Taverne'.C24"/>
            <calcext:condition calcext:apply-style-name="cellule d'erreur" calcext:value="!=&quot;&quot;" calcext:base-cell-address="'Ile Taverne'.C24"/>
          </calcext:conditional-format>
          <calcext:conditional-format calcext:target-range-address="'Ile Taverne'.C24:'Ile Taverne'.D26">
            <calcext:condition calcext:apply-style-name="cellule histoire" calcext:value="contains-text(&quot;GoTo&quot;)" calcext:base-cell-address="'Ile Taverne'.C24"/>
            <calcext:condition calcext:apply-style-name="cellule histoire" calcext:value="contains-text(&quot;Conclude&quot;)" calcext:base-cell-address="'Ile Taverne'.C24"/>
            <calcext:condition calcext:apply-style-name="cellule random" calcext:value="contains-text(&quot;RandomPercent&quot;)" calcext:base-cell-address="'Ile Taverne'.C24"/>
            <calcext:condition calcext:apply-style-name="cellule random" calcext:value="contains-text(&quot;RandomRange&quot;)" calcext:base-cell-address="'Ile Taverne'.C24"/>
            <calcext:condition calcext:apply-style-name="cellule personnages" calcext:value="contains-text(&quot;NewCrew&quot;)" calcext:base-cell-address="'Ile Taverne'.C24"/>
            <calcext:condition calcext:apply-style-name="cellule personnages" calcext:value="contains-text(&quot;NewCharacter&quot;)" calcext:base-cell-address="'Ile Taverne'.C24"/>
            <calcext:condition calcext:apply-style-name="cellule personnages" calcext:value="contains-text(&quot;HideOther&quot;)" calcext:base-cell-address="'Ile Taverne'.C24"/>
            <calcext:condition calcext:apply-style-name="cellule personnages" calcext:value="contains-text(&quot;DeleteOther&quot;)" calcext:base-cell-address="'Ile Taverne'.C24"/>
            <calcext:condition calcext:apply-style-name="cellule narrateur" calcext:value="contains-text(&quot;Narrator&quot;)" calcext:base-cell-address="'Ile Taverne'.C24"/>
            <calcext:condition calcext:apply-style-name="cellule set choice" calcext:value="contains-text(&quot;SetChoices&quot;)" calcext:base-cell-address="'Ile Taverne'.C24"/>
            <calcext:condition calcext:apply-style-name="cellule dialogues" calcext:value="contains-text(&quot;PlayerSpeak&quot;)" calcext:base-cell-address="'Ile Taverne'.C24"/>
            <calcext:condition calcext:apply-style-name="cellule dialogues" calcext:value="contains-text(&quot;OtherSpeak&quot;)" calcext:base-cell-address="'Ile Taverne'.C24"/>
            <calcext:condition calcext:apply-style-name="cellule argent" calcext:value="contains-text(&quot;CheckGold&quot;)" calcext:base-cell-address="'Ile Taverne'.C24"/>
            <calcext:condition calcext:apply-style-name="cellule argent" calcext:value="contains-text(&quot;RemoveGold&quot;)" calcext:base-cell-address="'Ile Taverne'.C24"/>
            <calcext:condition calcext:apply-style-name="cellule argent" calcext:value="contains-text(&quot;AddGold&quot;)" calcext:base-cell-address="'Ile Taverne'.C24"/>
            <calcext:condition calcext:apply-style-name="cellule argent" calcext:value="contains-text(&quot;Loot&quot;)" calcext:base-cell-address="'Ile Taverne'.C24"/>
            <calcext:condition calcext:apply-style-name="cellule argent" calcext:value="contains-text(&quot;Trade&quot;)" calcext:base-cell-address="'Ile Taverne'.C24"/>
            <calcext:condition calcext:apply-style-name="cellule combat" calcext:value="contains-text(&quot;LaunchCombat&quot;)" calcext:base-cell-address="'Ile Taverne'.C24"/>
            <calcext:condition calcext:apply-style-name="cellule indice" calcext:value="contains-text(&quot;CheckFormula&quot;)" calcext:base-cell-address="'Ile Taverne'.C24"/>
            <calcext:condition calcext:apply-style-name="cellule indice" calcext:value="contains-text(&quot;GiveDirection&quot;)" calcext:base-cell-address="'Ile Taverne'.C24"/>
            <calcext:condition calcext:apply-style-name="cellule temps" calcext:value="contains-text(&quot;SetWeather&quot;)" calcext:base-cell-address="'Ile Taverne'.C24"/>
            <calcext:condition calcext:apply-style-name="cellule temps" calcext:value="contains-text(&quot;SwitchWeather&quot;)" calcext:base-cell-address="'Ile Taverne'.C24"/>
            <calcext:condition calcext:apply-style-name="cellule temps" calcext:value="contains-text(&quot;NextDay&quot;)" calcext:base-cell-address="'Ile Taverne'.C24"/>
            <calcext:condition calcext:apply-style-name="cellule temps" calcext:value="contains-text(&quot;CheckDay&quot;)" calcext:base-cell-address="'Ile Taverne'.C24"/>
            <calcext:condition calcext:apply-style-name="cellule histoire" calcext:value="contains-text(&quot;Leave&quot;)" calcext:base-cell-address="'Ile Taverne'.C24"/>
            <calcext:condition calcext:apply-style-name="cellule choice" calcext:value="contains-text(&quot;Choice&quot;)" calcext:base-cell-address="'Ile Taverne'.C24"/>
            <calcext:condition calcext:apply-style-name="cellule d'erreur" calcext:value="!=&quot;&quot;" calcext:base-cell-address="'Ile Taverne'.C24"/>
          </calcext:conditional-format>
          <calcext:conditional-format calcext:target-range-address="'Ile Taverne'.E37:'Ile Taverne'.F37">
            <calcext:condition calcext:apply-style-name="cellule histoire" calcext:value="contains-text(&quot;GoTo&quot;)" calcext:base-cell-address="'Ile Taverne'.E37"/>
            <calcext:condition calcext:apply-style-name="cellule histoire" calcext:value="contains-text(&quot;Conclude&quot;)" calcext:base-cell-address="'Ile Taverne'.E37"/>
            <calcext:condition calcext:apply-style-name="cellule random" calcext:value="contains-text(&quot;RandomPercent&quot;)" calcext:base-cell-address="'Ile Taverne'.E37"/>
            <calcext:condition calcext:apply-style-name="cellule random" calcext:value="contains-text(&quot;RandomRange&quot;)" calcext:base-cell-address="'Ile Taverne'.E37"/>
            <calcext:condition calcext:apply-style-name="cellule personnages" calcext:value="contains-text(&quot;NewCrew&quot;)" calcext:base-cell-address="'Ile Taverne'.E37"/>
            <calcext:condition calcext:apply-style-name="cellule personnages" calcext:value="contains-text(&quot;NewCharacter&quot;)" calcext:base-cell-address="'Ile Taverne'.E37"/>
            <calcext:condition calcext:apply-style-name="cellule personnages" calcext:value="contains-text(&quot;HideOther&quot;)" calcext:base-cell-address="'Ile Taverne'.E37"/>
            <calcext:condition calcext:apply-style-name="cellule personnages" calcext:value="contains-text(&quot;DeleteOther&quot;)" calcext:base-cell-address="'Ile Taverne'.E37"/>
            <calcext:condition calcext:apply-style-name="cellule narrateur" calcext:value="contains-text(&quot;Narrator&quot;)" calcext:base-cell-address="'Ile Taverne'.E37"/>
            <calcext:condition calcext:apply-style-name="cellule set choice" calcext:value="contains-text(&quot;SetChoices&quot;)" calcext:base-cell-address="'Ile Taverne'.E37"/>
            <calcext:condition calcext:apply-style-name="cellule dialogues" calcext:value="contains-text(&quot;PlayerSpeak&quot;)" calcext:base-cell-address="'Ile Taverne'.E37"/>
            <calcext:condition calcext:apply-style-name="cellule dialogues" calcext:value="contains-text(&quot;OtherSpeak&quot;)" calcext:base-cell-address="'Ile Taverne'.E37"/>
            <calcext:condition calcext:apply-style-name="cellule argent" calcext:value="contains-text(&quot;CheckGold&quot;)" calcext:base-cell-address="'Ile Taverne'.E37"/>
            <calcext:condition calcext:apply-style-name="cellule argent" calcext:value="contains-text(&quot;RemoveGold&quot;)" calcext:base-cell-address="'Ile Taverne'.E37"/>
            <calcext:condition calcext:apply-style-name="cellule argent" calcext:value="contains-text(&quot;AddGold&quot;)" calcext:base-cell-address="'Ile Taverne'.E37"/>
            <calcext:condition calcext:apply-style-name="cellule argent" calcext:value="contains-text(&quot;Loot&quot;)" calcext:base-cell-address="'Ile Taverne'.E37"/>
            <calcext:condition calcext:apply-style-name="cellule argent" calcext:value="contains-text(&quot;Trade&quot;)" calcext:base-cell-address="'Ile Taverne'.E37"/>
            <calcext:condition calcext:apply-style-name="cellule combat" calcext:value="contains-text(&quot;LaunchCombat&quot;)" calcext:base-cell-address="'Ile Taverne'.E37"/>
            <calcext:condition calcext:apply-style-name="cellule indice" calcext:value="contains-text(&quot;CheckFormula&quot;)" calcext:base-cell-address="'Ile Taverne'.E37"/>
            <calcext:condition calcext:apply-style-name="cellule indice" calcext:value="contains-text(&quot;GiveDirection&quot;)" calcext:base-cell-address="'Ile Taverne'.E37"/>
            <calcext:condition calcext:apply-style-name="cellule temps" calcext:value="contains-text(&quot;SetWeather&quot;)" calcext:base-cell-address="'Ile Taverne'.E37"/>
            <calcext:condition calcext:apply-style-name="cellule temps" calcext:value="contains-text(&quot;SwitchWeather&quot;)" calcext:base-cell-address="'Ile Taverne'.E37"/>
            <calcext:condition calcext:apply-style-name="cellule temps" calcext:value="contains-text(&quot;NextDay&quot;)" calcext:base-cell-address="'Ile Taverne'.E37"/>
            <calcext:condition calcext:apply-style-name="cellule temps" calcext:value="contains-text(&quot;CheckDay&quot;)" calcext:base-cell-address="'Ile Taverne'.E37"/>
            <calcext:condition calcext:apply-style-name="cellule histoire" calcext:value="contains-text(&quot;Leave&quot;)" calcext:base-cell-address="'Ile Taverne'.E37"/>
            <calcext:condition calcext:apply-style-name="cellule choice" calcext:value="contains-text(&quot;Choice&quot;)" calcext:base-cell-address="'Ile Taverne'.E37"/>
            <calcext:condition calcext:apply-style-name="cellule d'erreur" calcext:value="!=&quot;&quot;" calcext:base-cell-address="'Ile Taverne'.E37"/>
          </calcext:conditional-format>
          <calcext:conditional-format calcext:target-range-address="'Ile Taverne'.E31:'Ile Taverne'.F37">
            <calcext:condition calcext:apply-style-name="cellule histoire" calcext:value="contains-text(&quot;GoTo&quot;)" calcext:base-cell-address="'Ile Taverne'.E31"/>
            <calcext:condition calcext:apply-style-name="cellule histoire" calcext:value="contains-text(&quot;Conclude&quot;)" calcext:base-cell-address="'Ile Taverne'.E31"/>
            <calcext:condition calcext:apply-style-name="cellule random" calcext:value="contains-text(&quot;RandomPercent&quot;)" calcext:base-cell-address="'Ile Taverne'.E31"/>
            <calcext:condition calcext:apply-style-name="cellule random" calcext:value="contains-text(&quot;RandomRange&quot;)" calcext:base-cell-address="'Ile Taverne'.E31"/>
            <calcext:condition calcext:apply-style-name="cellule personnages" calcext:value="contains-text(&quot;NewCrew&quot;)" calcext:base-cell-address="'Ile Taverne'.E31"/>
            <calcext:condition calcext:apply-style-name="cellule personnages" calcext:value="contains-text(&quot;NewCharacter&quot;)" calcext:base-cell-address="'Ile Taverne'.E31"/>
            <calcext:condition calcext:apply-style-name="cellule personnages" calcext:value="contains-text(&quot;HideOther&quot;)" calcext:base-cell-address="'Ile Taverne'.E31"/>
            <calcext:condition calcext:apply-style-name="cellule personnages" calcext:value="contains-text(&quot;DeleteOther&quot;)" calcext:base-cell-address="'Ile Taverne'.E31"/>
            <calcext:condition calcext:apply-style-name="cellule narrateur" calcext:value="contains-text(&quot;Narrator&quot;)" calcext:base-cell-address="'Ile Taverne'.E31"/>
            <calcext:condition calcext:apply-style-name="cellule set choice" calcext:value="contains-text(&quot;SetChoices&quot;)" calcext:base-cell-address="'Ile Taverne'.E31"/>
            <calcext:condition calcext:apply-style-name="cellule dialogues" calcext:value="contains-text(&quot;PlayerSpeak&quot;)" calcext:base-cell-address="'Ile Taverne'.E31"/>
            <calcext:condition calcext:apply-style-name="cellule dialogues" calcext:value="contains-text(&quot;OtherSpeak&quot;)" calcext:base-cell-address="'Ile Taverne'.E31"/>
            <calcext:condition calcext:apply-style-name="cellule argent" calcext:value="contains-text(&quot;CheckGold&quot;)" calcext:base-cell-address="'Ile Taverne'.E31"/>
            <calcext:condition calcext:apply-style-name="cellule argent" calcext:value="contains-text(&quot;RemoveGold&quot;)" calcext:base-cell-address="'Ile Taverne'.E31"/>
            <calcext:condition calcext:apply-style-name="cellule argent" calcext:value="contains-text(&quot;AddGold&quot;)" calcext:base-cell-address="'Ile Taverne'.E31"/>
            <calcext:condition calcext:apply-style-name="cellule argent" calcext:value="contains-text(&quot;Loot&quot;)" calcext:base-cell-address="'Ile Taverne'.E31"/>
            <calcext:condition calcext:apply-style-name="cellule argent" calcext:value="contains-text(&quot;Trade&quot;)" calcext:base-cell-address="'Ile Taverne'.E31"/>
            <calcext:condition calcext:apply-style-name="cellule combat" calcext:value="contains-text(&quot;LaunchCombat&quot;)" calcext:base-cell-address="'Ile Taverne'.E31"/>
            <calcext:condition calcext:apply-style-name="cellule indice" calcext:value="contains-text(&quot;CheckFormula&quot;)" calcext:base-cell-address="'Ile Taverne'.E31"/>
            <calcext:condition calcext:apply-style-name="cellule indice" calcext:value="contains-text(&quot;GiveDirection&quot;)" calcext:base-cell-address="'Ile Taverne'.E31"/>
            <calcext:condition calcext:apply-style-name="cellule temps" calcext:value="contains-text(&quot;SetWeather&quot;)" calcext:base-cell-address="'Ile Taverne'.E31"/>
            <calcext:condition calcext:apply-style-name="cellule temps" calcext:value="contains-text(&quot;SwitchWeather&quot;)" calcext:base-cell-address="'Ile Taverne'.E31"/>
            <calcext:condition calcext:apply-style-name="cellule temps" calcext:value="contains-text(&quot;NextDay&quot;)" calcext:base-cell-address="'Ile Taverne'.E31"/>
            <calcext:condition calcext:apply-style-name="cellule temps" calcext:value="contains-text(&quot;CheckDay&quot;)" calcext:base-cell-address="'Ile Taverne'.E31"/>
            <calcext:condition calcext:apply-style-name="cellule histoire" calcext:value="contains-text(&quot;Leave&quot;)" calcext:base-cell-address="'Ile Taverne'.E31"/>
            <calcext:condition calcext:apply-style-name="cellule choice" calcext:value="contains-text(&quot;Choice&quot;)" calcext:base-cell-address="'Ile Taverne'.E31"/>
            <calcext:condition calcext:apply-style-name="cellule d'erreur" calcext:value="!=&quot;&quot;" calcext:base-cell-address="'Ile Taverne'.E31"/>
          </calcext:conditional-format>
          <calcext:conditional-format calcext:target-range-address="'Ile Taverne'.D29:'Ile Taverne'.E29 'Ile Taverne'.D30:'Ile Taverne'.D31">
            <calcext:condition calcext:apply-style-name="cellule histoire" calcext:value="contains-text(&quot;GoTo&quot;)" calcext:base-cell-address="'Ile Taverne'.D29"/>
            <calcext:condition calcext:apply-style-name="cellule histoire" calcext:value="contains-text(&quot;Conclude&quot;)" calcext:base-cell-address="'Ile Taverne'.D29"/>
            <calcext:condition calcext:apply-style-name="cellule random" calcext:value="contains-text(&quot;RandomPercent&quot;)" calcext:base-cell-address="'Ile Taverne'.D29"/>
            <calcext:condition calcext:apply-style-name="cellule random" calcext:value="contains-text(&quot;RandomRange&quot;)" calcext:base-cell-address="'Ile Taverne'.D29"/>
            <calcext:condition calcext:apply-style-name="cellule personnages" calcext:value="contains-text(&quot;NewCrew&quot;)" calcext:base-cell-address="'Ile Taverne'.D29"/>
            <calcext:condition calcext:apply-style-name="cellule personnages" calcext:value="contains-text(&quot;NewCharacter&quot;)" calcext:base-cell-address="'Ile Taverne'.D29"/>
            <calcext:condition calcext:apply-style-name="cellule personnages" calcext:value="contains-text(&quot;HideOther&quot;)" calcext:base-cell-address="'Ile Taverne'.D29"/>
            <calcext:condition calcext:apply-style-name="cellule personnages" calcext:value="contains-text(&quot;DeleteOther&quot;)" calcext:base-cell-address="'Ile Taverne'.D29"/>
            <calcext:condition calcext:apply-style-name="cellule narrateur" calcext:value="contains-text(&quot;Narrator&quot;)" calcext:base-cell-address="'Ile Taverne'.D29"/>
            <calcext:condition calcext:apply-style-name="cellule set choice" calcext:value="contains-text(&quot;SetChoices&quot;)" calcext:base-cell-address="'Ile Taverne'.D29"/>
            <calcext:condition calcext:apply-style-name="cellule dialogues" calcext:value="contains-text(&quot;PlayerSpeak&quot;)" calcext:base-cell-address="'Ile Taverne'.D29"/>
            <calcext:condition calcext:apply-style-name="cellule dialogues" calcext:value="contains-text(&quot;OtherSpeak&quot;)" calcext:base-cell-address="'Ile Taverne'.D29"/>
            <calcext:condition calcext:apply-style-name="cellule argent" calcext:value="contains-text(&quot;CheckGold&quot;)" calcext:base-cell-address="'Ile Taverne'.D29"/>
            <calcext:condition calcext:apply-style-name="cellule argent" calcext:value="contains-text(&quot;RemoveGold&quot;)" calcext:base-cell-address="'Ile Taverne'.D29"/>
            <calcext:condition calcext:apply-style-name="cellule argent" calcext:value="contains-text(&quot;AddGold&quot;)" calcext:base-cell-address="'Ile Taverne'.D29"/>
            <calcext:condition calcext:apply-style-name="cellule argent" calcext:value="contains-text(&quot;Loot&quot;)" calcext:base-cell-address="'Ile Taverne'.D29"/>
            <calcext:condition calcext:apply-style-name="cellule argent" calcext:value="contains-text(&quot;Trade&quot;)" calcext:base-cell-address="'Ile Taverne'.D29"/>
            <calcext:condition calcext:apply-style-name="cellule combat" calcext:value="contains-text(&quot;LaunchCombat&quot;)" calcext:base-cell-address="'Ile Taverne'.D29"/>
            <calcext:condition calcext:apply-style-name="cellule indice" calcext:value="contains-text(&quot;CheckFormula&quot;)" calcext:base-cell-address="'Ile Taverne'.D29"/>
            <calcext:condition calcext:apply-style-name="cellule indice" calcext:value="contains-text(&quot;GiveDirection&quot;)" calcext:base-cell-address="'Ile Taverne'.D29"/>
            <calcext:condition calcext:apply-style-name="cellule temps" calcext:value="contains-text(&quot;SetWeather&quot;)" calcext:base-cell-address="'Ile Taverne'.D29"/>
            <calcext:condition calcext:apply-style-name="cellule temps" calcext:value="contains-text(&quot;SwitchWeather&quot;)" calcext:base-cell-address="'Ile Taverne'.D29"/>
            <calcext:condition calcext:apply-style-name="cellule temps" calcext:value="contains-text(&quot;NextDay&quot;)" calcext:base-cell-address="'Ile Taverne'.D29"/>
            <calcext:condition calcext:apply-style-name="cellule temps" calcext:value="contains-text(&quot;CheckDay&quot;)" calcext:base-cell-address="'Ile Taverne'.D29"/>
            <calcext:condition calcext:apply-style-name="cellule histoire" calcext:value="contains-text(&quot;Leave&quot;)" calcext:base-cell-address="'Ile Taverne'.D29"/>
            <calcext:condition calcext:apply-style-name="cellule choice" calcext:value="contains-text(&quot;Choice&quot;)" calcext:base-cell-address="'Ile Taverne'.D29"/>
            <calcext:condition calcext:apply-style-name="cellule d'erreur" calcext:value="!=&quot;&quot;" calcext:base-cell-address="'Ile Taverne'.D29"/>
          </calcext:conditional-format>
          <calcext:conditional-format calcext:target-range-address="'Ile Taverne'.D27:'Ile Taverne'.E28">
            <calcext:condition calcext:apply-style-name="cellule histoire" calcext:value="contains-text(&quot;GoTo&quot;)" calcext:base-cell-address="'Ile Taverne'.D27"/>
            <calcext:condition calcext:apply-style-name="cellule histoire" calcext:value="contains-text(&quot;Conclude&quot;)" calcext:base-cell-address="'Ile Taverne'.D27"/>
            <calcext:condition calcext:apply-style-name="cellule random" calcext:value="contains-text(&quot;RandomPercent&quot;)" calcext:base-cell-address="'Ile Taverne'.D27"/>
            <calcext:condition calcext:apply-style-name="cellule random" calcext:value="contains-text(&quot;RandomRange&quot;)" calcext:base-cell-address="'Ile Taverne'.D27"/>
            <calcext:condition calcext:apply-style-name="cellule personnages" calcext:value="contains-text(&quot;NewCrew&quot;)" calcext:base-cell-address="'Ile Taverne'.D27"/>
            <calcext:condition calcext:apply-style-name="cellule personnages" calcext:value="contains-text(&quot;NewCharacter&quot;)" calcext:base-cell-address="'Ile Taverne'.D27"/>
            <calcext:condition calcext:apply-style-name="cellule personnages" calcext:value="contains-text(&quot;HideOther&quot;)" calcext:base-cell-address="'Ile Taverne'.D27"/>
            <calcext:condition calcext:apply-style-name="cellule personnages" calcext:value="contains-text(&quot;DeleteOther&quot;)" calcext:base-cell-address="'Ile Taverne'.D27"/>
            <calcext:condition calcext:apply-style-name="cellule narrateur" calcext:value="contains-text(&quot;Narrator&quot;)" calcext:base-cell-address="'Ile Taverne'.D27"/>
            <calcext:condition calcext:apply-style-name="cellule set choice" calcext:value="contains-text(&quot;SetChoices&quot;)" calcext:base-cell-address="'Ile Taverne'.D27"/>
            <calcext:condition calcext:apply-style-name="cellule dialogues" calcext:value="contains-text(&quot;PlayerSpeak&quot;)" calcext:base-cell-address="'Ile Taverne'.D27"/>
            <calcext:condition calcext:apply-style-name="cellule dialogues" calcext:value="contains-text(&quot;OtherSpeak&quot;)" calcext:base-cell-address="'Ile Taverne'.D27"/>
            <calcext:condition calcext:apply-style-name="cellule argent" calcext:value="contains-text(&quot;CheckGold&quot;)" calcext:base-cell-address="'Ile Taverne'.D27"/>
            <calcext:condition calcext:apply-style-name="cellule argent" calcext:value="contains-text(&quot;RemoveGold&quot;)" calcext:base-cell-address="'Ile Taverne'.D27"/>
            <calcext:condition calcext:apply-style-name="cellule argent" calcext:value="contains-text(&quot;AddGold&quot;)" calcext:base-cell-address="'Ile Taverne'.D27"/>
            <calcext:condition calcext:apply-style-name="cellule argent" calcext:value="contains-text(&quot;Loot&quot;)" calcext:base-cell-address="'Ile Taverne'.D27"/>
            <calcext:condition calcext:apply-style-name="cellule argent" calcext:value="contains-text(&quot;Trade&quot;)" calcext:base-cell-address="'Ile Taverne'.D27"/>
            <calcext:condition calcext:apply-style-name="cellule combat" calcext:value="contains-text(&quot;LaunchCombat&quot;)" calcext:base-cell-address="'Ile Taverne'.D27"/>
            <calcext:condition calcext:apply-style-name="cellule indice" calcext:value="contains-text(&quot;CheckFormula&quot;)" calcext:base-cell-address="'Ile Taverne'.D27"/>
            <calcext:condition calcext:apply-style-name="cellule indice" calcext:value="contains-text(&quot;GiveDirection&quot;)" calcext:base-cell-address="'Ile Taverne'.D27"/>
            <calcext:condition calcext:apply-style-name="cellule temps" calcext:value="contains-text(&quot;SetWeather&quot;)" calcext:base-cell-address="'Ile Taverne'.D27"/>
            <calcext:condition calcext:apply-style-name="cellule temps" calcext:value="contains-text(&quot;SwitchWeather&quot;)" calcext:base-cell-address="'Ile Taverne'.D27"/>
            <calcext:condition calcext:apply-style-name="cellule temps" calcext:value="contains-text(&quot;NextDay&quot;)" calcext:base-cell-address="'Ile Taverne'.D27"/>
            <calcext:condition calcext:apply-style-name="cellule temps" calcext:value="contains-text(&quot;CheckDay&quot;)" calcext:base-cell-address="'Ile Taverne'.D27"/>
            <calcext:condition calcext:apply-style-name="cellule histoire" calcext:value="contains-text(&quot;Leave&quot;)" calcext:base-cell-address="'Ile Taverne'.D27"/>
            <calcext:condition calcext:apply-style-name="cellule choice" calcext:value="contains-text(&quot;Choice&quot;)" calcext:base-cell-address="'Ile Taverne'.D27"/>
            <calcext:condition calcext:apply-style-name="cellule d'erreur" calcext:value="!=&quot;&quot;" calcext:base-cell-address="'Ile Taverne'.D27"/>
          </calcext:conditional-format>
          <calcext:conditional-format calcext:target-range-address="'Ile Taverne'.D27:'Ile Taverne'.E29 'Ile Taverne'.D30:'Ile Taverne'.D31">
            <calcext:condition calcext:apply-style-name="cellule histoire" calcext:value="contains-text(&quot;GoTo&quot;)" calcext:base-cell-address="'Ile Taverne'.D27"/>
            <calcext:condition calcext:apply-style-name="cellule histoire" calcext:value="contains-text(&quot;Conclude&quot;)" calcext:base-cell-address="'Ile Taverne'.D27"/>
            <calcext:condition calcext:apply-style-name="cellule random" calcext:value="contains-text(&quot;RandomPercent&quot;)" calcext:base-cell-address="'Ile Taverne'.D27"/>
            <calcext:condition calcext:apply-style-name="cellule random" calcext:value="contains-text(&quot;RandomRange&quot;)" calcext:base-cell-address="'Ile Taverne'.D27"/>
            <calcext:condition calcext:apply-style-name="cellule personnages" calcext:value="contains-text(&quot;NewCrew&quot;)" calcext:base-cell-address="'Ile Taverne'.D27"/>
            <calcext:condition calcext:apply-style-name="cellule personnages" calcext:value="contains-text(&quot;NewCharacter&quot;)" calcext:base-cell-address="'Ile Taverne'.D27"/>
            <calcext:condition calcext:apply-style-name="cellule personnages" calcext:value="contains-text(&quot;HideOther&quot;)" calcext:base-cell-address="'Ile Taverne'.D27"/>
            <calcext:condition calcext:apply-style-name="cellule personnages" calcext:value="contains-text(&quot;DeleteOther&quot;)" calcext:base-cell-address="'Ile Taverne'.D27"/>
            <calcext:condition calcext:apply-style-name="cellule narrateur" calcext:value="contains-text(&quot;Narrator&quot;)" calcext:base-cell-address="'Ile Taverne'.D27"/>
            <calcext:condition calcext:apply-style-name="cellule set choice" calcext:value="contains-text(&quot;SetChoices&quot;)" calcext:base-cell-address="'Ile Taverne'.D27"/>
            <calcext:condition calcext:apply-style-name="cellule dialogues" calcext:value="contains-text(&quot;PlayerSpeak&quot;)" calcext:base-cell-address="'Ile Taverne'.D27"/>
            <calcext:condition calcext:apply-style-name="cellule dialogues" calcext:value="contains-text(&quot;OtherSpeak&quot;)" calcext:base-cell-address="'Ile Taverne'.D27"/>
            <calcext:condition calcext:apply-style-name="cellule argent" calcext:value="contains-text(&quot;CheckGold&quot;)" calcext:base-cell-address="'Ile Taverne'.D27"/>
            <calcext:condition calcext:apply-style-name="cellule argent" calcext:value="contains-text(&quot;RemoveGold&quot;)" calcext:base-cell-address="'Ile Taverne'.D27"/>
            <calcext:condition calcext:apply-style-name="cellule argent" calcext:value="contains-text(&quot;AddGold&quot;)" calcext:base-cell-address="'Ile Taverne'.D27"/>
            <calcext:condition calcext:apply-style-name="cellule argent" calcext:value="contains-text(&quot;Loot&quot;)" calcext:base-cell-address="'Ile Taverne'.D27"/>
            <calcext:condition calcext:apply-style-name="cellule argent" calcext:value="contains-text(&quot;Trade&quot;)" calcext:base-cell-address="'Ile Taverne'.D27"/>
            <calcext:condition calcext:apply-style-name="cellule combat" calcext:value="contains-text(&quot;LaunchCombat&quot;)" calcext:base-cell-address="'Ile Taverne'.D27"/>
            <calcext:condition calcext:apply-style-name="cellule indice" calcext:value="contains-text(&quot;CheckFormula&quot;)" calcext:base-cell-address="'Ile Taverne'.D27"/>
            <calcext:condition calcext:apply-style-name="cellule indice" calcext:value="contains-text(&quot;GiveDirection&quot;)" calcext:base-cell-address="'Ile Taverne'.D27"/>
            <calcext:condition calcext:apply-style-name="cellule temps" calcext:value="contains-text(&quot;SetWeather&quot;)" calcext:base-cell-address="'Ile Taverne'.D27"/>
            <calcext:condition calcext:apply-style-name="cellule temps" calcext:value="contains-text(&quot;SwitchWeather&quot;)" calcext:base-cell-address="'Ile Taverne'.D27"/>
            <calcext:condition calcext:apply-style-name="cellule temps" calcext:value="contains-text(&quot;NextDay&quot;)" calcext:base-cell-address="'Ile Taverne'.D27"/>
            <calcext:condition calcext:apply-style-name="cellule temps" calcext:value="contains-text(&quot;CheckDay&quot;)" calcext:base-cell-address="'Ile Taverne'.D27"/>
            <calcext:condition calcext:apply-style-name="cellule histoire" calcext:value="contains-text(&quot;Leave&quot;)" calcext:base-cell-address="'Ile Taverne'.D27"/>
            <calcext:condition calcext:apply-style-name="cellule choice" calcext:value="contains-text(&quot;Choice&quot;)" calcext:base-cell-address="'Ile Taverne'.D27"/>
            <calcext:condition calcext:apply-style-name="cellule d'erreur" calcext:value="!=&quot;&quot;" calcext:base-cell-address="'Ile Taverne'.D27"/>
          </calcext:conditional-format>
          <calcext:conditional-format calcext:target-range-address="'Ile Taverne'.C15:'Ile Taverne'.C15">
            <calcext:condition calcext:apply-style-name="cellule histoire" calcext:value="contains-text(&quot;GoTo&quot;)" calcext:base-cell-address="'Ile Taverne'.C15"/>
            <calcext:condition calcext:apply-style-name="cellule histoire" calcext:value="contains-text(&quot;Conclude&quot;)" calcext:base-cell-address="'Ile Taverne'.C15"/>
            <calcext:condition calcext:apply-style-name="cellule random" calcext:value="contains-text(&quot;RandomPercent&quot;)" calcext:base-cell-address="'Ile Taverne'.C15"/>
            <calcext:condition calcext:apply-style-name="cellule random" calcext:value="contains-text(&quot;RandomRange&quot;)" calcext:base-cell-address="'Ile Taverne'.C15"/>
            <calcext:condition calcext:apply-style-name="cellule personnages" calcext:value="contains-text(&quot;NewCrew&quot;)" calcext:base-cell-address="'Ile Taverne'.C15"/>
            <calcext:condition calcext:apply-style-name="cellule personnages" calcext:value="contains-text(&quot;NewCharacter&quot;)" calcext:base-cell-address="'Ile Taverne'.C15"/>
            <calcext:condition calcext:apply-style-name="cellule personnages" calcext:value="contains-text(&quot;HideOther&quot;)" calcext:base-cell-address="'Ile Taverne'.C15"/>
            <calcext:condition calcext:apply-style-name="cellule personnages" calcext:value="contains-text(&quot;DeleteOther&quot;)" calcext:base-cell-address="'Ile Taverne'.C15"/>
            <calcext:condition calcext:apply-style-name="cellule narrateur" calcext:value="contains-text(&quot;Narrator&quot;)" calcext:base-cell-address="'Ile Taverne'.C15"/>
            <calcext:condition calcext:apply-style-name="cellule set choice" calcext:value="contains-text(&quot;SetChoices&quot;)" calcext:base-cell-address="'Ile Taverne'.C15"/>
            <calcext:condition calcext:apply-style-name="cellule dialogues" calcext:value="contains-text(&quot;PlayerSpeak&quot;)" calcext:base-cell-address="'Ile Taverne'.C15"/>
            <calcext:condition calcext:apply-style-name="cellule dialogues" calcext:value="contains-text(&quot;OtherSpeak&quot;)" calcext:base-cell-address="'Ile Taverne'.C15"/>
            <calcext:condition calcext:apply-style-name="cellule argent" calcext:value="contains-text(&quot;CheckGold&quot;)" calcext:base-cell-address="'Ile Taverne'.C15"/>
            <calcext:condition calcext:apply-style-name="cellule argent" calcext:value="contains-text(&quot;RemoveGold&quot;)" calcext:base-cell-address="'Ile Taverne'.C15"/>
            <calcext:condition calcext:apply-style-name="cellule argent" calcext:value="contains-text(&quot;AddGold&quot;)" calcext:base-cell-address="'Ile Taverne'.C15"/>
            <calcext:condition calcext:apply-style-name="cellule argent" calcext:value="contains-text(&quot;Loot&quot;)" calcext:base-cell-address="'Ile Taverne'.C15"/>
            <calcext:condition calcext:apply-style-name="cellule argent" calcext:value="contains-text(&quot;Trade&quot;)" calcext:base-cell-address="'Ile Taverne'.C15"/>
            <calcext:condition calcext:apply-style-name="cellule combat" calcext:value="contains-text(&quot;LaunchCombat&quot;)" calcext:base-cell-address="'Ile Taverne'.C15"/>
            <calcext:condition calcext:apply-style-name="cellule indice" calcext:value="contains-text(&quot;CheckFormula&quot;)" calcext:base-cell-address="'Ile Taverne'.C15"/>
            <calcext:condition calcext:apply-style-name="cellule indice" calcext:value="contains-text(&quot;GiveDirection&quot;)" calcext:base-cell-address="'Ile Taverne'.C15"/>
            <calcext:condition calcext:apply-style-name="cellule temps" calcext:value="contains-text(&quot;SetWeather&quot;)" calcext:base-cell-address="'Ile Taverne'.C15"/>
            <calcext:condition calcext:apply-style-name="cellule temps" calcext:value="contains-text(&quot;SwitchWeather&quot;)" calcext:base-cell-address="'Ile Taverne'.C15"/>
            <calcext:condition calcext:apply-style-name="cellule temps" calcext:value="contains-text(&quot;NextDay&quot;)" calcext:base-cell-address="'Ile Taverne'.C15"/>
            <calcext:condition calcext:apply-style-name="cellule temps" calcext:value="contains-text(&quot;CheckDay&quot;)" calcext:base-cell-address="'Ile Taverne'.C15"/>
            <calcext:condition calcext:apply-style-name="cellule histoire" calcext:value="contains-text(&quot;Leave&quot;)" calcext:base-cell-address="'Ile Taverne'.C15"/>
            <calcext:condition calcext:apply-style-name="cellule choice" calcext:value="contains-text(&quot;Choice&quot;)" calcext:base-cell-address="'Ile Taverne'.C15"/>
            <calcext:condition calcext:apply-style-name="cellule d'erreur" calcext:value="!=&quot;&quot;" calcext:base-cell-address="'Ile Taverne'.C15"/>
          </calcext:conditional-format>
          <calcext:conditional-format calcext:target-range-address="'Ile Taverne'.C15:'Ile Taverne'.C15">
            <calcext:condition calcext:apply-style-name="cellule histoire" calcext:value="contains-text(&quot;GoTo&quot;)" calcext:base-cell-address="'Ile Taverne'.C15"/>
            <calcext:condition calcext:apply-style-name="cellule histoire" calcext:value="contains-text(&quot;Conclude&quot;)" calcext:base-cell-address="'Ile Taverne'.C15"/>
            <calcext:condition calcext:apply-style-name="cellule random" calcext:value="contains-text(&quot;RandomPercent&quot;)" calcext:base-cell-address="'Ile Taverne'.C15"/>
            <calcext:condition calcext:apply-style-name="cellule random" calcext:value="contains-text(&quot;RandomRange&quot;)" calcext:base-cell-address="'Ile Taverne'.C15"/>
            <calcext:condition calcext:apply-style-name="cellule personnages" calcext:value="contains-text(&quot;NewCrew&quot;)" calcext:base-cell-address="'Ile Taverne'.C15"/>
            <calcext:condition calcext:apply-style-name="cellule personnages" calcext:value="contains-text(&quot;NewCharacter&quot;)" calcext:base-cell-address="'Ile Taverne'.C15"/>
            <calcext:condition calcext:apply-style-name="cellule personnages" calcext:value="contains-text(&quot;HideOther&quot;)" calcext:base-cell-address="'Ile Taverne'.C15"/>
            <calcext:condition calcext:apply-style-name="cellule personnages" calcext:value="contains-text(&quot;DeleteOther&quot;)" calcext:base-cell-address="'Ile Taverne'.C15"/>
            <calcext:condition calcext:apply-style-name="cellule narrateur" calcext:value="contains-text(&quot;Narrator&quot;)" calcext:base-cell-address="'Ile Taverne'.C15"/>
            <calcext:condition calcext:apply-style-name="cellule set choice" calcext:value="contains-text(&quot;SetChoices&quot;)" calcext:base-cell-address="'Ile Taverne'.C15"/>
            <calcext:condition calcext:apply-style-name="cellule dialogues" calcext:value="contains-text(&quot;PlayerSpeak&quot;)" calcext:base-cell-address="'Ile Taverne'.C15"/>
            <calcext:condition calcext:apply-style-name="cellule dialogues" calcext:value="contains-text(&quot;OtherSpeak&quot;)" calcext:base-cell-address="'Ile Taverne'.C15"/>
            <calcext:condition calcext:apply-style-name="cellule argent" calcext:value="contains-text(&quot;CheckGold&quot;)" calcext:base-cell-address="'Ile Taverne'.C15"/>
            <calcext:condition calcext:apply-style-name="cellule argent" calcext:value="contains-text(&quot;RemoveGold&quot;)" calcext:base-cell-address="'Ile Taverne'.C15"/>
            <calcext:condition calcext:apply-style-name="cellule argent" calcext:value="contains-text(&quot;AddGold&quot;)" calcext:base-cell-address="'Ile Taverne'.C15"/>
            <calcext:condition calcext:apply-style-name="cellule argent" calcext:value="contains-text(&quot;Loot&quot;)" calcext:base-cell-address="'Ile Taverne'.C15"/>
            <calcext:condition calcext:apply-style-name="cellule argent" calcext:value="contains-text(&quot;Trade&quot;)" calcext:base-cell-address="'Ile Taverne'.C15"/>
            <calcext:condition calcext:apply-style-name="cellule combat" calcext:value="contains-text(&quot;LaunchCombat&quot;)" calcext:base-cell-address="'Ile Taverne'.C15"/>
            <calcext:condition calcext:apply-style-name="cellule indice" calcext:value="contains-text(&quot;CheckFormula&quot;)" calcext:base-cell-address="'Ile Taverne'.C15"/>
            <calcext:condition calcext:apply-style-name="cellule indice" calcext:value="contains-text(&quot;GiveDirection&quot;)" calcext:base-cell-address="'Ile Taverne'.C15"/>
            <calcext:condition calcext:apply-style-name="cellule temps" calcext:value="contains-text(&quot;SetWeather&quot;)" calcext:base-cell-address="'Ile Taverne'.C15"/>
            <calcext:condition calcext:apply-style-name="cellule temps" calcext:value="contains-text(&quot;SwitchWeather&quot;)" calcext:base-cell-address="'Ile Taverne'.C15"/>
            <calcext:condition calcext:apply-style-name="cellule temps" calcext:value="contains-text(&quot;NextDay&quot;)" calcext:base-cell-address="'Ile Taverne'.C15"/>
            <calcext:condition calcext:apply-style-name="cellule temps" calcext:value="contains-text(&quot;CheckDay&quot;)" calcext:base-cell-address="'Ile Taverne'.C15"/>
            <calcext:condition calcext:apply-style-name="cellule histoire" calcext:value="contains-text(&quot;Leave&quot;)" calcext:base-cell-address="'Ile Taverne'.C15"/>
            <calcext:condition calcext:apply-style-name="cellule choice" calcext:value="contains-text(&quot;Choice&quot;)" calcext:base-cell-address="'Ile Taverne'.C15"/>
            <calcext:condition calcext:apply-style-name="cellule d'erreur" calcext:value="!=&quot;&quot;" calcext:base-cell-address="'Ile Taverne'.C15"/>
          </calcext:conditional-format>
          <calcext:conditional-format calcext:target-range-address="'Ile Taverne'.D14:'Ile Taverne'.D14">
            <calcext:condition calcext:apply-style-name="cellule histoire" calcext:value="contains-text(&quot;GoTo&quot;)" calcext:base-cell-address="'Ile Taverne'.D14"/>
            <calcext:condition calcext:apply-style-name="cellule histoire" calcext:value="contains-text(&quot;Conclude&quot;)" calcext:base-cell-address="'Ile Taverne'.D14"/>
            <calcext:condition calcext:apply-style-name="cellule random" calcext:value="contains-text(&quot;RandomPercent&quot;)" calcext:base-cell-address="'Ile Taverne'.D14"/>
            <calcext:condition calcext:apply-style-name="cellule random" calcext:value="contains-text(&quot;RandomRange&quot;)" calcext:base-cell-address="'Ile Taverne'.D14"/>
            <calcext:condition calcext:apply-style-name="cellule personnages" calcext:value="contains-text(&quot;NewCrew&quot;)" calcext:base-cell-address="'Ile Taverne'.D14"/>
            <calcext:condition calcext:apply-style-name="cellule personnages" calcext:value="contains-text(&quot;NewCharacter&quot;)" calcext:base-cell-address="'Ile Taverne'.D14"/>
            <calcext:condition calcext:apply-style-name="cellule personnages" calcext:value="contains-text(&quot;HideOther&quot;)" calcext:base-cell-address="'Ile Taverne'.D14"/>
            <calcext:condition calcext:apply-style-name="cellule personnages" calcext:value="contains-text(&quot;DeleteOther&quot;)" calcext:base-cell-address="'Ile Taverne'.D14"/>
            <calcext:condition calcext:apply-style-name="cellule narrateur" calcext:value="contains-text(&quot;Narrator&quot;)" calcext:base-cell-address="'Ile Taverne'.D14"/>
            <calcext:condition calcext:apply-style-name="cellule set choice" calcext:value="contains-text(&quot;SetChoices&quot;)" calcext:base-cell-address="'Ile Taverne'.D14"/>
            <calcext:condition calcext:apply-style-name="cellule dialogues" calcext:value="contains-text(&quot;PlayerSpeak&quot;)" calcext:base-cell-address="'Ile Taverne'.D14"/>
            <calcext:condition calcext:apply-style-name="cellule dialogues" calcext:value="contains-text(&quot;OtherSpeak&quot;)" calcext:base-cell-address="'Ile Taverne'.D14"/>
            <calcext:condition calcext:apply-style-name="cellule argent" calcext:value="contains-text(&quot;CheckGold&quot;)" calcext:base-cell-address="'Ile Taverne'.D14"/>
            <calcext:condition calcext:apply-style-name="cellule argent" calcext:value="contains-text(&quot;RemoveGold&quot;)" calcext:base-cell-address="'Ile Taverne'.D14"/>
            <calcext:condition calcext:apply-style-name="cellule argent" calcext:value="contains-text(&quot;AddGold&quot;)" calcext:base-cell-address="'Ile Taverne'.D14"/>
            <calcext:condition calcext:apply-style-name="cellule argent" calcext:value="contains-text(&quot;Loot&quot;)" calcext:base-cell-address="'Ile Taverne'.D14"/>
            <calcext:condition calcext:apply-style-name="cellule argent" calcext:value="contains-text(&quot;Trade&quot;)" calcext:base-cell-address="'Ile Taverne'.D14"/>
            <calcext:condition calcext:apply-style-name="cellule combat" calcext:value="contains-text(&quot;LaunchCombat&quot;)" calcext:base-cell-address="'Ile Taverne'.D14"/>
            <calcext:condition calcext:apply-style-name="cellule indice" calcext:value="contains-text(&quot;CheckFormula&quot;)" calcext:base-cell-address="'Ile Taverne'.D14"/>
            <calcext:condition calcext:apply-style-name="cellule indice" calcext:value="contains-text(&quot;GiveDirection&quot;)" calcext:base-cell-address="'Ile Taverne'.D14"/>
            <calcext:condition calcext:apply-style-name="cellule temps" calcext:value="contains-text(&quot;SetWeather&quot;)" calcext:base-cell-address="'Ile Taverne'.D14"/>
            <calcext:condition calcext:apply-style-name="cellule temps" calcext:value="contains-text(&quot;SwitchWeather&quot;)" calcext:base-cell-address="'Ile Taverne'.D14"/>
            <calcext:condition calcext:apply-style-name="cellule temps" calcext:value="contains-text(&quot;NextDay&quot;)" calcext:base-cell-address="'Ile Taverne'.D14"/>
            <calcext:condition calcext:apply-style-name="cellule temps" calcext:value="contains-text(&quot;CheckDay&quot;)" calcext:base-cell-address="'Ile Taverne'.D14"/>
            <calcext:condition calcext:apply-style-name="cellule histoire" calcext:value="contains-text(&quot;Leave&quot;)" calcext:base-cell-address="'Ile Taverne'.D14"/>
            <calcext:condition calcext:apply-style-name="cellule choice" calcext:value="contains-text(&quot;Choice&quot;)" calcext:base-cell-address="'Ile Taverne'.D14"/>
            <calcext:condition calcext:apply-style-name="cellule d'erreur" calcext:value="!=&quot;&quot;" calcext:base-cell-address="'Ile Taverne'.D14"/>
          </calcext:conditional-format>
          <calcext:conditional-format calcext:target-range-address="'Ile Taverne'.D14:'Ile Taverne'.D14">
            <calcext:condition calcext:apply-style-name="cellule histoire" calcext:value="contains-text(&quot;GoTo&quot;)" calcext:base-cell-address="'Ile Taverne'.D14"/>
            <calcext:condition calcext:apply-style-name="cellule histoire" calcext:value="contains-text(&quot;Conclude&quot;)" calcext:base-cell-address="'Ile Taverne'.D14"/>
            <calcext:condition calcext:apply-style-name="cellule random" calcext:value="contains-text(&quot;RandomPercent&quot;)" calcext:base-cell-address="'Ile Taverne'.D14"/>
            <calcext:condition calcext:apply-style-name="cellule random" calcext:value="contains-text(&quot;RandomRange&quot;)" calcext:base-cell-address="'Ile Taverne'.D14"/>
            <calcext:condition calcext:apply-style-name="cellule personnages" calcext:value="contains-text(&quot;NewCrew&quot;)" calcext:base-cell-address="'Ile Taverne'.D14"/>
            <calcext:condition calcext:apply-style-name="cellule personnages" calcext:value="contains-text(&quot;NewCharacter&quot;)" calcext:base-cell-address="'Ile Taverne'.D14"/>
            <calcext:condition calcext:apply-style-name="cellule personnages" calcext:value="contains-text(&quot;HideOther&quot;)" calcext:base-cell-address="'Ile Taverne'.D14"/>
            <calcext:condition calcext:apply-style-name="cellule personnages" calcext:value="contains-text(&quot;DeleteOther&quot;)" calcext:base-cell-address="'Ile Taverne'.D14"/>
            <calcext:condition calcext:apply-style-name="cellule narrateur" calcext:value="contains-text(&quot;Narrator&quot;)" calcext:base-cell-address="'Ile Taverne'.D14"/>
            <calcext:condition calcext:apply-style-name="cellule set choice" calcext:value="contains-text(&quot;SetChoices&quot;)" calcext:base-cell-address="'Ile Taverne'.D14"/>
            <calcext:condition calcext:apply-style-name="cellule dialogues" calcext:value="contains-text(&quot;PlayerSpeak&quot;)" calcext:base-cell-address="'Ile Taverne'.D14"/>
            <calcext:condition calcext:apply-style-name="cellule dialogues" calcext:value="contains-text(&quot;OtherSpeak&quot;)" calcext:base-cell-address="'Ile Taverne'.D14"/>
            <calcext:condition calcext:apply-style-name="cellule argent" calcext:value="contains-text(&quot;CheckGold&quot;)" calcext:base-cell-address="'Ile Taverne'.D14"/>
            <calcext:condition calcext:apply-style-name="cellule argent" calcext:value="contains-text(&quot;RemoveGold&quot;)" calcext:base-cell-address="'Ile Taverne'.D14"/>
            <calcext:condition calcext:apply-style-name="cellule argent" calcext:value="contains-text(&quot;AddGold&quot;)" calcext:base-cell-address="'Ile Taverne'.D14"/>
            <calcext:condition calcext:apply-style-name="cellule argent" calcext:value="contains-text(&quot;Loot&quot;)" calcext:base-cell-address="'Ile Taverne'.D14"/>
            <calcext:condition calcext:apply-style-name="cellule argent" calcext:value="contains-text(&quot;Trade&quot;)" calcext:base-cell-address="'Ile Taverne'.D14"/>
            <calcext:condition calcext:apply-style-name="cellule combat" calcext:value="contains-text(&quot;LaunchCombat&quot;)" calcext:base-cell-address="'Ile Taverne'.D14"/>
            <calcext:condition calcext:apply-style-name="cellule indice" calcext:value="contains-text(&quot;CheckFormula&quot;)" calcext:base-cell-address="'Ile Taverne'.D14"/>
            <calcext:condition calcext:apply-style-name="cellule indice" calcext:value="contains-text(&quot;GiveDirection&quot;)" calcext:base-cell-address="'Ile Taverne'.D14"/>
            <calcext:condition calcext:apply-style-name="cellule temps" calcext:value="contains-text(&quot;SetWeather&quot;)" calcext:base-cell-address="'Ile Taverne'.D14"/>
            <calcext:condition calcext:apply-style-name="cellule temps" calcext:value="contains-text(&quot;SwitchWeather&quot;)" calcext:base-cell-address="'Ile Taverne'.D14"/>
            <calcext:condition calcext:apply-style-name="cellule temps" calcext:value="contains-text(&quot;NextDay&quot;)" calcext:base-cell-address="'Ile Taverne'.D14"/>
            <calcext:condition calcext:apply-style-name="cellule temps" calcext:value="contains-text(&quot;CheckDay&quot;)" calcext:base-cell-address="'Ile Taverne'.D14"/>
            <calcext:condition calcext:apply-style-name="cellule histoire" calcext:value="contains-text(&quot;Leave&quot;)" calcext:base-cell-address="'Ile Taverne'.D14"/>
            <calcext:condition calcext:apply-style-name="cellule choice" calcext:value="contains-text(&quot;Choice&quot;)" calcext:base-cell-address="'Ile Taverne'.D14"/>
            <calcext:condition calcext:apply-style-name="cellule d'erreur" calcext:value="!=&quot;&quot;" calcext:base-cell-address="'Ile Taverne'.D14"/>
          </calcext:conditional-format>
          <calcext:conditional-format calcext:target-range-address="'Ile Taverne'.E12:'Ile Taverne'.E12">
            <calcext:condition calcext:apply-style-name="cellule histoire" calcext:value="contains-text(&quot;GoTo&quot;)" calcext:base-cell-address="'Ile Taverne'.E12"/>
            <calcext:condition calcext:apply-style-name="cellule histoire" calcext:value="contains-text(&quot;Conclude&quot;)" calcext:base-cell-address="'Ile Taverne'.E12"/>
            <calcext:condition calcext:apply-style-name="cellule random" calcext:value="contains-text(&quot;RandomPercent&quot;)" calcext:base-cell-address="'Ile Taverne'.E12"/>
            <calcext:condition calcext:apply-style-name="cellule random" calcext:value="contains-text(&quot;RandomRange&quot;)" calcext:base-cell-address="'Ile Taverne'.E12"/>
            <calcext:condition calcext:apply-style-name="cellule personnages" calcext:value="contains-text(&quot;NewCrew&quot;)" calcext:base-cell-address="'Ile Taverne'.E12"/>
            <calcext:condition calcext:apply-style-name="cellule personnages" calcext:value="contains-text(&quot;NewCharacter&quot;)" calcext:base-cell-address="'Ile Taverne'.E12"/>
            <calcext:condition calcext:apply-style-name="cellule personnages" calcext:value="contains-text(&quot;HideOther&quot;)" calcext:base-cell-address="'Ile Taverne'.E12"/>
            <calcext:condition calcext:apply-style-name="cellule personnages" calcext:value="contains-text(&quot;DeleteOther&quot;)" calcext:base-cell-address="'Ile Taverne'.E12"/>
            <calcext:condition calcext:apply-style-name="cellule narrateur" calcext:value="contains-text(&quot;Narrator&quot;)" calcext:base-cell-address="'Ile Taverne'.E12"/>
            <calcext:condition calcext:apply-style-name="cellule set choice" calcext:value="contains-text(&quot;SetChoices&quot;)" calcext:base-cell-address="'Ile Taverne'.E12"/>
            <calcext:condition calcext:apply-style-name="cellule dialogues" calcext:value="contains-text(&quot;PlayerSpeak&quot;)" calcext:base-cell-address="'Ile Taverne'.E12"/>
            <calcext:condition calcext:apply-style-name="cellule dialogues" calcext:value="contains-text(&quot;OtherSpeak&quot;)" calcext:base-cell-address="'Ile Taverne'.E12"/>
            <calcext:condition calcext:apply-style-name="cellule argent" calcext:value="contains-text(&quot;CheckGold&quot;)" calcext:base-cell-address="'Ile Taverne'.E12"/>
            <calcext:condition calcext:apply-style-name="cellule argent" calcext:value="contains-text(&quot;RemoveGold&quot;)" calcext:base-cell-address="'Ile Taverne'.E12"/>
            <calcext:condition calcext:apply-style-name="cellule argent" calcext:value="contains-text(&quot;AddGold&quot;)" calcext:base-cell-address="'Ile Taverne'.E12"/>
            <calcext:condition calcext:apply-style-name="cellule argent" calcext:value="contains-text(&quot;Loot&quot;)" calcext:base-cell-address="'Ile Taverne'.E12"/>
            <calcext:condition calcext:apply-style-name="cellule argent" calcext:value="contains-text(&quot;Trade&quot;)" calcext:base-cell-address="'Ile Taverne'.E12"/>
            <calcext:condition calcext:apply-style-name="cellule combat" calcext:value="contains-text(&quot;LaunchCombat&quot;)" calcext:base-cell-address="'Ile Taverne'.E12"/>
            <calcext:condition calcext:apply-style-name="cellule indice" calcext:value="contains-text(&quot;CheckFormula&quot;)" calcext:base-cell-address="'Ile Taverne'.E12"/>
            <calcext:condition calcext:apply-style-name="cellule indice" calcext:value="contains-text(&quot;GiveDirection&quot;)" calcext:base-cell-address="'Ile Taverne'.E12"/>
            <calcext:condition calcext:apply-style-name="cellule temps" calcext:value="contains-text(&quot;SetWeather&quot;)" calcext:base-cell-address="'Ile Taverne'.E12"/>
            <calcext:condition calcext:apply-style-name="cellule temps" calcext:value="contains-text(&quot;SwitchWeather&quot;)" calcext:base-cell-address="'Ile Taverne'.E12"/>
            <calcext:condition calcext:apply-style-name="cellule temps" calcext:value="contains-text(&quot;NextDay&quot;)" calcext:base-cell-address="'Ile Taverne'.E12"/>
            <calcext:condition calcext:apply-style-name="cellule temps" calcext:value="contains-text(&quot;CheckDay&quot;)" calcext:base-cell-address="'Ile Taverne'.E12"/>
            <calcext:condition calcext:apply-style-name="cellule histoire" calcext:value="contains-text(&quot;Leave&quot;)" calcext:base-cell-address="'Ile Taverne'.E12"/>
            <calcext:condition calcext:apply-style-name="cellule choice" calcext:value="contains-text(&quot;Choice&quot;)" calcext:base-cell-address="'Ile Taverne'.E12"/>
            <calcext:condition calcext:apply-style-name="cellule d'erreur" calcext:value="!=&quot;&quot;" calcext:base-cell-address="'Ile Taverne'.E12"/>
          </calcext:conditional-format>
          <calcext:conditional-format calcext:target-range-address="'Ile Taverne'.E12:'Ile Taverne'.E12">
            <calcext:condition calcext:apply-style-name="cellule histoire" calcext:value="contains-text(&quot;GoTo&quot;)" calcext:base-cell-address="'Ile Taverne'.E12"/>
            <calcext:condition calcext:apply-style-name="cellule histoire" calcext:value="contains-text(&quot;Conclude&quot;)" calcext:base-cell-address="'Ile Taverne'.E12"/>
            <calcext:condition calcext:apply-style-name="cellule random" calcext:value="contains-text(&quot;RandomPercent&quot;)" calcext:base-cell-address="'Ile Taverne'.E12"/>
            <calcext:condition calcext:apply-style-name="cellule random" calcext:value="contains-text(&quot;RandomRange&quot;)" calcext:base-cell-address="'Ile Taverne'.E12"/>
            <calcext:condition calcext:apply-style-name="cellule personnages" calcext:value="contains-text(&quot;NewCrew&quot;)" calcext:base-cell-address="'Ile Taverne'.E12"/>
            <calcext:condition calcext:apply-style-name="cellule personnages" calcext:value="contains-text(&quot;NewCharacter&quot;)" calcext:base-cell-address="'Ile Taverne'.E12"/>
            <calcext:condition calcext:apply-style-name="cellule personnages" calcext:value="contains-text(&quot;HideOther&quot;)" calcext:base-cell-address="'Ile Taverne'.E12"/>
            <calcext:condition calcext:apply-style-name="cellule personnages" calcext:value="contains-text(&quot;DeleteOther&quot;)" calcext:base-cell-address="'Ile Taverne'.E12"/>
            <calcext:condition calcext:apply-style-name="cellule narrateur" calcext:value="contains-text(&quot;Narrator&quot;)" calcext:base-cell-address="'Ile Taverne'.E12"/>
            <calcext:condition calcext:apply-style-name="cellule set choice" calcext:value="contains-text(&quot;SetChoices&quot;)" calcext:base-cell-address="'Ile Taverne'.E12"/>
            <calcext:condition calcext:apply-style-name="cellule dialogues" calcext:value="contains-text(&quot;PlayerSpeak&quot;)" calcext:base-cell-address="'Ile Taverne'.E12"/>
            <calcext:condition calcext:apply-style-name="cellule dialogues" calcext:value="contains-text(&quot;OtherSpeak&quot;)" calcext:base-cell-address="'Ile Taverne'.E12"/>
            <calcext:condition calcext:apply-style-name="cellule argent" calcext:value="contains-text(&quot;CheckGold&quot;)" calcext:base-cell-address="'Ile Taverne'.E12"/>
            <calcext:condition calcext:apply-style-name="cellule argent" calcext:value="contains-text(&quot;RemoveGold&quot;)" calcext:base-cell-address="'Ile Taverne'.E12"/>
            <calcext:condition calcext:apply-style-name="cellule argent" calcext:value="contains-text(&quot;AddGold&quot;)" calcext:base-cell-address="'Ile Taverne'.E12"/>
            <calcext:condition calcext:apply-style-name="cellule argent" calcext:value="contains-text(&quot;Loot&quot;)" calcext:base-cell-address="'Ile Taverne'.E12"/>
            <calcext:condition calcext:apply-style-name="cellule argent" calcext:value="contains-text(&quot;Trade&quot;)" calcext:base-cell-address="'Ile Taverne'.E12"/>
            <calcext:condition calcext:apply-style-name="cellule combat" calcext:value="contains-text(&quot;LaunchCombat&quot;)" calcext:base-cell-address="'Ile Taverne'.E12"/>
            <calcext:condition calcext:apply-style-name="cellule indice" calcext:value="contains-text(&quot;CheckFormula&quot;)" calcext:base-cell-address="'Ile Taverne'.E12"/>
            <calcext:condition calcext:apply-style-name="cellule indice" calcext:value="contains-text(&quot;GiveDirection&quot;)" calcext:base-cell-address="'Ile Taverne'.E12"/>
            <calcext:condition calcext:apply-style-name="cellule temps" calcext:value="contains-text(&quot;SetWeather&quot;)" calcext:base-cell-address="'Ile Taverne'.E12"/>
            <calcext:condition calcext:apply-style-name="cellule temps" calcext:value="contains-text(&quot;SwitchWeather&quot;)" calcext:base-cell-address="'Ile Taverne'.E12"/>
            <calcext:condition calcext:apply-style-name="cellule temps" calcext:value="contains-text(&quot;NextDay&quot;)" calcext:base-cell-address="'Ile Taverne'.E12"/>
            <calcext:condition calcext:apply-style-name="cellule temps" calcext:value="contains-text(&quot;CheckDay&quot;)" calcext:base-cell-address="'Ile Taverne'.E12"/>
            <calcext:condition calcext:apply-style-name="cellule histoire" calcext:value="contains-text(&quot;Leave&quot;)" calcext:base-cell-address="'Ile Taverne'.E12"/>
            <calcext:condition calcext:apply-style-name="cellule choice" calcext:value="contains-text(&quot;Choice&quot;)" calcext:base-cell-address="'Ile Taverne'.E12"/>
            <calcext:condition calcext:apply-style-name="cellule d'erreur" calcext:value="!=&quot;&quot;" calcext:base-cell-address="'Ile Taverne'.E12"/>
          </calcext:conditional-format>
          <calcext:conditional-format calcext:target-range-address="'Ile Taverne'.F30:'Ile Taverne'.F30">
            <calcext:condition calcext:apply-style-name="cellule histoire" calcext:value="contains-text(&quot;GoTo&quot;)" calcext:base-cell-address="'Ile Taverne'.F30"/>
            <calcext:condition calcext:apply-style-name="cellule histoire" calcext:value="contains-text(&quot;Conclude&quot;)" calcext:base-cell-address="'Ile Taverne'.F30"/>
            <calcext:condition calcext:apply-style-name="cellule random" calcext:value="contains-text(&quot;RandomPercent&quot;)" calcext:base-cell-address="'Ile Taverne'.F30"/>
            <calcext:condition calcext:apply-style-name="cellule random" calcext:value="contains-text(&quot;RandomRange&quot;)" calcext:base-cell-address="'Ile Taverne'.F30"/>
            <calcext:condition calcext:apply-style-name="cellule personnages" calcext:value="contains-text(&quot;NewCrew&quot;)" calcext:base-cell-address="'Ile Taverne'.F30"/>
            <calcext:condition calcext:apply-style-name="cellule personnages" calcext:value="contains-text(&quot;NewCharacter&quot;)" calcext:base-cell-address="'Ile Taverne'.F30"/>
            <calcext:condition calcext:apply-style-name="cellule personnages" calcext:value="contains-text(&quot;HideOther&quot;)" calcext:base-cell-address="'Ile Taverne'.F30"/>
            <calcext:condition calcext:apply-style-name="cellule personnages" calcext:value="contains-text(&quot;DeleteOther&quot;)" calcext:base-cell-address="'Ile Taverne'.F30"/>
            <calcext:condition calcext:apply-style-name="cellule narrateur" calcext:value="contains-text(&quot;Narrator&quot;)" calcext:base-cell-address="'Ile Taverne'.F30"/>
            <calcext:condition calcext:apply-style-name="cellule set choice" calcext:value="contains-text(&quot;SetChoices&quot;)" calcext:base-cell-address="'Ile Taverne'.F30"/>
            <calcext:condition calcext:apply-style-name="cellule dialogues" calcext:value="contains-text(&quot;PlayerSpeak&quot;)" calcext:base-cell-address="'Ile Taverne'.F30"/>
            <calcext:condition calcext:apply-style-name="cellule dialogues" calcext:value="contains-text(&quot;OtherSpeak&quot;)" calcext:base-cell-address="'Ile Taverne'.F30"/>
            <calcext:condition calcext:apply-style-name="cellule argent" calcext:value="contains-text(&quot;CheckGold&quot;)" calcext:base-cell-address="'Ile Taverne'.F30"/>
            <calcext:condition calcext:apply-style-name="cellule argent" calcext:value="contains-text(&quot;RemoveGold&quot;)" calcext:base-cell-address="'Ile Taverne'.F30"/>
            <calcext:condition calcext:apply-style-name="cellule argent" calcext:value="contains-text(&quot;AddGold&quot;)" calcext:base-cell-address="'Ile Taverne'.F30"/>
            <calcext:condition calcext:apply-style-name="cellule argent" calcext:value="contains-text(&quot;Loot&quot;)" calcext:base-cell-address="'Ile Taverne'.F30"/>
            <calcext:condition calcext:apply-style-name="cellule argent" calcext:value="contains-text(&quot;Trade&quot;)" calcext:base-cell-address="'Ile Taverne'.F30"/>
            <calcext:condition calcext:apply-style-name="cellule combat" calcext:value="contains-text(&quot;LaunchCombat&quot;)" calcext:base-cell-address="'Ile Taverne'.F30"/>
            <calcext:condition calcext:apply-style-name="cellule indice" calcext:value="contains-text(&quot;CheckFormula&quot;)" calcext:base-cell-address="'Ile Taverne'.F30"/>
            <calcext:condition calcext:apply-style-name="cellule indice" calcext:value="contains-text(&quot;GiveDirection&quot;)" calcext:base-cell-address="'Ile Taverne'.F30"/>
            <calcext:condition calcext:apply-style-name="cellule temps" calcext:value="contains-text(&quot;SetWeather&quot;)" calcext:base-cell-address="'Ile Taverne'.F30"/>
            <calcext:condition calcext:apply-style-name="cellule temps" calcext:value="contains-text(&quot;SwitchWeather&quot;)" calcext:base-cell-address="'Ile Taverne'.F30"/>
            <calcext:condition calcext:apply-style-name="cellule temps" calcext:value="contains-text(&quot;NextDay&quot;)" calcext:base-cell-address="'Ile Taverne'.F30"/>
            <calcext:condition calcext:apply-style-name="cellule temps" calcext:value="contains-text(&quot;CheckDay&quot;)" calcext:base-cell-address="'Ile Taverne'.F30"/>
            <calcext:condition calcext:apply-style-name="cellule histoire" calcext:value="contains-text(&quot;Leave&quot;)" calcext:base-cell-address="'Ile Taverne'.F30"/>
            <calcext:condition calcext:apply-style-name="cellule choice" calcext:value="contains-text(&quot;Choice&quot;)" calcext:base-cell-address="'Ile Taverne'.F30"/>
            <calcext:condition calcext:apply-style-name="cellule d'erreur" calcext:value="!=&quot;&quot;" calcext:base-cell-address="'Ile Taverne'.F30"/>
          </calcext:conditional-format>
          <calcext:conditional-format calcext:target-range-address="'Ile Taverne'.F30:'Ile Taverne'.F30">
            <calcext:condition calcext:apply-style-name="cellule histoire" calcext:value="contains-text(&quot;GoTo&quot;)" calcext:base-cell-address="'Ile Taverne'.F30"/>
            <calcext:condition calcext:apply-style-name="cellule histoire" calcext:value="contains-text(&quot;Conclude&quot;)" calcext:base-cell-address="'Ile Taverne'.F30"/>
            <calcext:condition calcext:apply-style-name="cellule random" calcext:value="contains-text(&quot;RandomPercent&quot;)" calcext:base-cell-address="'Ile Taverne'.F30"/>
            <calcext:condition calcext:apply-style-name="cellule random" calcext:value="contains-text(&quot;RandomRange&quot;)" calcext:base-cell-address="'Ile Taverne'.F30"/>
            <calcext:condition calcext:apply-style-name="cellule personnages" calcext:value="contains-text(&quot;NewCrew&quot;)" calcext:base-cell-address="'Ile Taverne'.F30"/>
            <calcext:condition calcext:apply-style-name="cellule personnages" calcext:value="contains-text(&quot;NewCharacter&quot;)" calcext:base-cell-address="'Ile Taverne'.F30"/>
            <calcext:condition calcext:apply-style-name="cellule personnages" calcext:value="contains-text(&quot;HideOther&quot;)" calcext:base-cell-address="'Ile Taverne'.F30"/>
            <calcext:condition calcext:apply-style-name="cellule personnages" calcext:value="contains-text(&quot;DeleteOther&quot;)" calcext:base-cell-address="'Ile Taverne'.F30"/>
            <calcext:condition calcext:apply-style-name="cellule narrateur" calcext:value="contains-text(&quot;Narrator&quot;)" calcext:base-cell-address="'Ile Taverne'.F30"/>
            <calcext:condition calcext:apply-style-name="cellule set choice" calcext:value="contains-text(&quot;SetChoices&quot;)" calcext:base-cell-address="'Ile Taverne'.F30"/>
            <calcext:condition calcext:apply-style-name="cellule dialogues" calcext:value="contains-text(&quot;PlayerSpeak&quot;)" calcext:base-cell-address="'Ile Taverne'.F30"/>
            <calcext:condition calcext:apply-style-name="cellule dialogues" calcext:value="contains-text(&quot;OtherSpeak&quot;)" calcext:base-cell-address="'Ile Taverne'.F30"/>
            <calcext:condition calcext:apply-style-name="cellule argent" calcext:value="contains-text(&quot;CheckGold&quot;)" calcext:base-cell-address="'Ile Taverne'.F30"/>
            <calcext:condition calcext:apply-style-name="cellule argent" calcext:value="contains-text(&quot;RemoveGold&quot;)" calcext:base-cell-address="'Ile Taverne'.F30"/>
            <calcext:condition calcext:apply-style-name="cellule argent" calcext:value="contains-text(&quot;AddGold&quot;)" calcext:base-cell-address="'Ile Taverne'.F30"/>
            <calcext:condition calcext:apply-style-name="cellule argent" calcext:value="contains-text(&quot;Loot&quot;)" calcext:base-cell-address="'Ile Taverne'.F30"/>
            <calcext:condition calcext:apply-style-name="cellule argent" calcext:value="contains-text(&quot;Trade&quot;)" calcext:base-cell-address="'Ile Taverne'.F30"/>
            <calcext:condition calcext:apply-style-name="cellule combat" calcext:value="contains-text(&quot;LaunchCombat&quot;)" calcext:base-cell-address="'Ile Taverne'.F30"/>
            <calcext:condition calcext:apply-style-name="cellule indice" calcext:value="contains-text(&quot;CheckFormula&quot;)" calcext:base-cell-address="'Ile Taverne'.F30"/>
            <calcext:condition calcext:apply-style-name="cellule indice" calcext:value="contains-text(&quot;GiveDirection&quot;)" calcext:base-cell-address="'Ile Taverne'.F30"/>
            <calcext:condition calcext:apply-style-name="cellule temps" calcext:value="contains-text(&quot;SetWeather&quot;)" calcext:base-cell-address="'Ile Taverne'.F30"/>
            <calcext:condition calcext:apply-style-name="cellule temps" calcext:value="contains-text(&quot;SwitchWeather&quot;)" calcext:base-cell-address="'Ile Taverne'.F30"/>
            <calcext:condition calcext:apply-style-name="cellule temps" calcext:value="contains-text(&quot;NextDay&quot;)" calcext:base-cell-address="'Ile Taverne'.F30"/>
            <calcext:condition calcext:apply-style-name="cellule temps" calcext:value="contains-text(&quot;CheckDay&quot;)" calcext:base-cell-address="'Ile Taverne'.F30"/>
            <calcext:condition calcext:apply-style-name="cellule histoire" calcext:value="contains-text(&quot;Leave&quot;)" calcext:base-cell-address="'Ile Taverne'.F30"/>
            <calcext:condition calcext:apply-style-name="cellule choice" calcext:value="contains-text(&quot;Choice&quot;)" calcext:base-cell-address="'Ile Taverne'.F30"/>
            <calcext:condition calcext:apply-style-name="cellule d'erreur" calcext:value="!=&quot;&quot;" calcext:base-cell-address="'Ile Taverne'.F30"/>
          </calcext:conditional-format>
          <calcext:conditional-format calcext:target-range-address="'Ile Taverne'.E30:'Ile Taverne'.E30">
            <calcext:condition calcext:apply-style-name="cellule histoire" calcext:value="contains-text(&quot;GoTo&quot;)" calcext:base-cell-address="'Ile Taverne'.E30"/>
            <calcext:condition calcext:apply-style-name="cellule histoire" calcext:value="contains-text(&quot;Conclude&quot;)" calcext:base-cell-address="'Ile Taverne'.E30"/>
            <calcext:condition calcext:apply-style-name="cellule random" calcext:value="contains-text(&quot;RandomPercent&quot;)" calcext:base-cell-address="'Ile Taverne'.E30"/>
            <calcext:condition calcext:apply-style-name="cellule random" calcext:value="contains-text(&quot;RandomRange&quot;)" calcext:base-cell-address="'Ile Taverne'.E30"/>
            <calcext:condition calcext:apply-style-name="cellule personnages" calcext:value="contains-text(&quot;NewCrew&quot;)" calcext:base-cell-address="'Ile Taverne'.E30"/>
            <calcext:condition calcext:apply-style-name="cellule personnages" calcext:value="contains-text(&quot;NewCharacter&quot;)" calcext:base-cell-address="'Ile Taverne'.E30"/>
            <calcext:condition calcext:apply-style-name="cellule personnages" calcext:value="contains-text(&quot;HideOther&quot;)" calcext:base-cell-address="'Ile Taverne'.E30"/>
            <calcext:condition calcext:apply-style-name="cellule personnages" calcext:value="contains-text(&quot;DeleteOther&quot;)" calcext:base-cell-address="'Ile Taverne'.E30"/>
            <calcext:condition calcext:apply-style-name="cellule narrateur" calcext:value="contains-text(&quot;Narrator&quot;)" calcext:base-cell-address="'Ile Taverne'.E30"/>
            <calcext:condition calcext:apply-style-name="cellule set choice" calcext:value="contains-text(&quot;SetChoices&quot;)" calcext:base-cell-address="'Ile Taverne'.E30"/>
            <calcext:condition calcext:apply-style-name="cellule dialogues" calcext:value="contains-text(&quot;PlayerSpeak&quot;)" calcext:base-cell-address="'Ile Taverne'.E30"/>
            <calcext:condition calcext:apply-style-name="cellule dialogues" calcext:value="contains-text(&quot;OtherSpeak&quot;)" calcext:base-cell-address="'Ile Taverne'.E30"/>
            <calcext:condition calcext:apply-style-name="cellule argent" calcext:value="contains-text(&quot;CheckGold&quot;)" calcext:base-cell-address="'Ile Taverne'.E30"/>
            <calcext:condition calcext:apply-style-name="cellule argent" calcext:value="contains-text(&quot;RemoveGold&quot;)" calcext:base-cell-address="'Ile Taverne'.E30"/>
            <calcext:condition calcext:apply-style-name="cellule argent" calcext:value="contains-text(&quot;AddGold&quot;)" calcext:base-cell-address="'Ile Taverne'.E30"/>
            <calcext:condition calcext:apply-style-name="cellule argent" calcext:value="contains-text(&quot;Loot&quot;)" calcext:base-cell-address="'Ile Taverne'.E30"/>
            <calcext:condition calcext:apply-style-name="cellule argent" calcext:value="contains-text(&quot;Trade&quot;)" calcext:base-cell-address="'Ile Taverne'.E30"/>
            <calcext:condition calcext:apply-style-name="cellule combat" calcext:value="contains-text(&quot;LaunchCombat&quot;)" calcext:base-cell-address="'Ile Taverne'.E30"/>
            <calcext:condition calcext:apply-style-name="cellule indice" calcext:value="contains-text(&quot;CheckFormula&quot;)" calcext:base-cell-address="'Ile Taverne'.E30"/>
            <calcext:condition calcext:apply-style-name="cellule indice" calcext:value="contains-text(&quot;GiveDirection&quot;)" calcext:base-cell-address="'Ile Taverne'.E30"/>
            <calcext:condition calcext:apply-style-name="cellule temps" calcext:value="contains-text(&quot;SetWeather&quot;)" calcext:base-cell-address="'Ile Taverne'.E30"/>
            <calcext:condition calcext:apply-style-name="cellule temps" calcext:value="contains-text(&quot;SwitchWeather&quot;)" calcext:base-cell-address="'Ile Taverne'.E30"/>
            <calcext:condition calcext:apply-style-name="cellule temps" calcext:value="contains-text(&quot;NextDay&quot;)" calcext:base-cell-address="'Ile Taverne'.E30"/>
            <calcext:condition calcext:apply-style-name="cellule temps" calcext:value="contains-text(&quot;CheckDay&quot;)" calcext:base-cell-address="'Ile Taverne'.E30"/>
            <calcext:condition calcext:apply-style-name="cellule histoire" calcext:value="contains-text(&quot;Leave&quot;)" calcext:base-cell-address="'Ile Taverne'.E30"/>
            <calcext:condition calcext:apply-style-name="cellule choice" calcext:value="contains-text(&quot;Choice&quot;)" calcext:base-cell-address="'Ile Taverne'.E30"/>
            <calcext:condition calcext:apply-style-name="cellule d'erreur" calcext:value="!=&quot;&quot;" calcext:base-cell-address="'Ile Taverne'.E30"/>
          </calcext:conditional-format>
          <calcext:conditional-format calcext:target-range-address="'Ile Taverne'.E30:'Ile Taverne'.E30">
            <calcext:condition calcext:apply-style-name="cellule histoire" calcext:value="contains-text(&quot;GoTo&quot;)" calcext:base-cell-address="'Ile Taverne'.E30"/>
            <calcext:condition calcext:apply-style-name="cellule histoire" calcext:value="contains-text(&quot;Conclude&quot;)" calcext:base-cell-address="'Ile Taverne'.E30"/>
            <calcext:condition calcext:apply-style-name="cellule random" calcext:value="contains-text(&quot;RandomPercent&quot;)" calcext:base-cell-address="'Ile Taverne'.E30"/>
            <calcext:condition calcext:apply-style-name="cellule random" calcext:value="contains-text(&quot;RandomRange&quot;)" calcext:base-cell-address="'Ile Taverne'.E30"/>
            <calcext:condition calcext:apply-style-name="cellule personnages" calcext:value="contains-text(&quot;NewCrew&quot;)" calcext:base-cell-address="'Ile Taverne'.E30"/>
            <calcext:condition calcext:apply-style-name="cellule personnages" calcext:value="contains-text(&quot;NewCharacter&quot;)" calcext:base-cell-address="'Ile Taverne'.E30"/>
            <calcext:condition calcext:apply-style-name="cellule personnages" calcext:value="contains-text(&quot;HideOther&quot;)" calcext:base-cell-address="'Ile Taverne'.E30"/>
            <calcext:condition calcext:apply-style-name="cellule personnages" calcext:value="contains-text(&quot;DeleteOther&quot;)" calcext:base-cell-address="'Ile Taverne'.E30"/>
            <calcext:condition calcext:apply-style-name="cellule narrateur" calcext:value="contains-text(&quot;Narrator&quot;)" calcext:base-cell-address="'Ile Taverne'.E30"/>
            <calcext:condition calcext:apply-style-name="cellule set choice" calcext:value="contains-text(&quot;SetChoices&quot;)" calcext:base-cell-address="'Ile Taverne'.E30"/>
            <calcext:condition calcext:apply-style-name="cellule dialogues" calcext:value="contains-text(&quot;PlayerSpeak&quot;)" calcext:base-cell-address="'Ile Taverne'.E30"/>
            <calcext:condition calcext:apply-style-name="cellule dialogues" calcext:value="contains-text(&quot;OtherSpeak&quot;)" calcext:base-cell-address="'Ile Taverne'.E30"/>
            <calcext:condition calcext:apply-style-name="cellule argent" calcext:value="contains-text(&quot;CheckGold&quot;)" calcext:base-cell-address="'Ile Taverne'.E30"/>
            <calcext:condition calcext:apply-style-name="cellule argent" calcext:value="contains-text(&quot;RemoveGold&quot;)" calcext:base-cell-address="'Ile Taverne'.E30"/>
            <calcext:condition calcext:apply-style-name="cellule argent" calcext:value="contains-text(&quot;AddGold&quot;)" calcext:base-cell-address="'Ile Taverne'.E30"/>
            <calcext:condition calcext:apply-style-name="cellule argent" calcext:value="contains-text(&quot;Loot&quot;)" calcext:base-cell-address="'Ile Taverne'.E30"/>
            <calcext:condition calcext:apply-style-name="cellule argent" calcext:value="contains-text(&quot;Trade&quot;)" calcext:base-cell-address="'Ile Taverne'.E30"/>
            <calcext:condition calcext:apply-style-name="cellule combat" calcext:value="contains-text(&quot;LaunchCombat&quot;)" calcext:base-cell-address="'Ile Taverne'.E30"/>
            <calcext:condition calcext:apply-style-name="cellule indice" calcext:value="contains-text(&quot;CheckFormula&quot;)" calcext:base-cell-address="'Ile Taverne'.E30"/>
            <calcext:condition calcext:apply-style-name="cellule indice" calcext:value="contains-text(&quot;GiveDirection&quot;)" calcext:base-cell-address="'Ile Taverne'.E30"/>
            <calcext:condition calcext:apply-style-name="cellule temps" calcext:value="contains-text(&quot;SetWeather&quot;)" calcext:base-cell-address="'Ile Taverne'.E30"/>
            <calcext:condition calcext:apply-style-name="cellule temps" calcext:value="contains-text(&quot;SwitchWeather&quot;)" calcext:base-cell-address="'Ile Taverne'.E30"/>
            <calcext:condition calcext:apply-style-name="cellule temps" calcext:value="contains-text(&quot;NextDay&quot;)" calcext:base-cell-address="'Ile Taverne'.E30"/>
            <calcext:condition calcext:apply-style-name="cellule temps" calcext:value="contains-text(&quot;CheckDay&quot;)" calcext:base-cell-address="'Ile Taverne'.E30"/>
            <calcext:condition calcext:apply-style-name="cellule histoire" calcext:value="contains-text(&quot;Leave&quot;)" calcext:base-cell-address="'Ile Taverne'.E30"/>
            <calcext:condition calcext:apply-style-name="cellule choice" calcext:value="contains-text(&quot;Choice&quot;)" calcext:base-cell-address="'Ile Taverne'.E30"/>
            <calcext:condition calcext:apply-style-name="cellule d'erreur" calcext:value="!=&quot;&quot;" calcext:base-cell-address="'Ile Taverne'.E30"/>
          </calcext:conditional-format>
          <calcext:conditional-format calcext:target-range-address="'Ile Taverne'.F31:'Ile Taverne'.F31">
            <calcext:condition calcext:apply-style-name="cellule histoire" calcext:value="contains-text(&quot;GoTo&quot;)" calcext:base-cell-address="'Ile Taverne'.F31"/>
            <calcext:condition calcext:apply-style-name="cellule histoire" calcext:value="contains-text(&quot;Conclude&quot;)" calcext:base-cell-address="'Ile Taverne'.F31"/>
            <calcext:condition calcext:apply-style-name="cellule random" calcext:value="contains-text(&quot;RandomPercent&quot;)" calcext:base-cell-address="'Ile Taverne'.F31"/>
            <calcext:condition calcext:apply-style-name="cellule random" calcext:value="contains-text(&quot;RandomRange&quot;)" calcext:base-cell-address="'Ile Taverne'.F31"/>
            <calcext:condition calcext:apply-style-name="cellule personnages" calcext:value="contains-text(&quot;NewCrew&quot;)" calcext:base-cell-address="'Ile Taverne'.F31"/>
            <calcext:condition calcext:apply-style-name="cellule personnages" calcext:value="contains-text(&quot;NewCharacter&quot;)" calcext:base-cell-address="'Ile Taverne'.F31"/>
            <calcext:condition calcext:apply-style-name="cellule personnages" calcext:value="contains-text(&quot;HideOther&quot;)" calcext:base-cell-address="'Ile Taverne'.F31"/>
            <calcext:condition calcext:apply-style-name="cellule personnages" calcext:value="contains-text(&quot;DeleteOther&quot;)" calcext:base-cell-address="'Ile Taverne'.F31"/>
            <calcext:condition calcext:apply-style-name="cellule narrateur" calcext:value="contains-text(&quot;Narrator&quot;)" calcext:base-cell-address="'Ile Taverne'.F31"/>
            <calcext:condition calcext:apply-style-name="cellule set choice" calcext:value="contains-text(&quot;SetChoices&quot;)" calcext:base-cell-address="'Ile Taverne'.F31"/>
            <calcext:condition calcext:apply-style-name="cellule dialogues" calcext:value="contains-text(&quot;PlayerSpeak&quot;)" calcext:base-cell-address="'Ile Taverne'.F31"/>
            <calcext:condition calcext:apply-style-name="cellule dialogues" calcext:value="contains-text(&quot;OtherSpeak&quot;)" calcext:base-cell-address="'Ile Taverne'.F31"/>
            <calcext:condition calcext:apply-style-name="cellule argent" calcext:value="contains-text(&quot;CheckGold&quot;)" calcext:base-cell-address="'Ile Taverne'.F31"/>
            <calcext:condition calcext:apply-style-name="cellule argent" calcext:value="contains-text(&quot;RemoveGold&quot;)" calcext:base-cell-address="'Ile Taverne'.F31"/>
            <calcext:condition calcext:apply-style-name="cellule argent" calcext:value="contains-text(&quot;AddGold&quot;)" calcext:base-cell-address="'Ile Taverne'.F31"/>
            <calcext:condition calcext:apply-style-name="cellule argent" calcext:value="contains-text(&quot;Loot&quot;)" calcext:base-cell-address="'Ile Taverne'.F31"/>
            <calcext:condition calcext:apply-style-name="cellule argent" calcext:value="contains-text(&quot;Trade&quot;)" calcext:base-cell-address="'Ile Taverne'.F31"/>
            <calcext:condition calcext:apply-style-name="cellule combat" calcext:value="contains-text(&quot;LaunchCombat&quot;)" calcext:base-cell-address="'Ile Taverne'.F31"/>
            <calcext:condition calcext:apply-style-name="cellule indice" calcext:value="contains-text(&quot;CheckFormula&quot;)" calcext:base-cell-address="'Ile Taverne'.F31"/>
            <calcext:condition calcext:apply-style-name="cellule indice" calcext:value="contains-text(&quot;GiveDirection&quot;)" calcext:base-cell-address="'Ile Taverne'.F31"/>
            <calcext:condition calcext:apply-style-name="cellule temps" calcext:value="contains-text(&quot;SetWeather&quot;)" calcext:base-cell-address="'Ile Taverne'.F31"/>
            <calcext:condition calcext:apply-style-name="cellule temps" calcext:value="contains-text(&quot;SwitchWeather&quot;)" calcext:base-cell-address="'Ile Taverne'.F31"/>
            <calcext:condition calcext:apply-style-name="cellule temps" calcext:value="contains-text(&quot;NextDay&quot;)" calcext:base-cell-address="'Ile Taverne'.F31"/>
            <calcext:condition calcext:apply-style-name="cellule temps" calcext:value="contains-text(&quot;CheckDay&quot;)" calcext:base-cell-address="'Ile Taverne'.F31"/>
            <calcext:condition calcext:apply-style-name="cellule histoire" calcext:value="contains-text(&quot;Leave&quot;)" calcext:base-cell-address="'Ile Taverne'.F31"/>
            <calcext:condition calcext:apply-style-name="cellule choice" calcext:value="contains-text(&quot;Choice&quot;)" calcext:base-cell-address="'Ile Taverne'.F31"/>
            <calcext:condition calcext:apply-style-name="cellule d'erreur" calcext:value="!=&quot;&quot;" calcext:base-cell-address="'Ile Taverne'.F31"/>
          </calcext:conditional-format>
          <calcext:conditional-format calcext:target-range-address="'Ile Taverne'.F31:'Ile Taverne'.F31">
            <calcext:condition calcext:apply-style-name="cellule histoire" calcext:value="contains-text(&quot;GoTo&quot;)" calcext:base-cell-address="'Ile Taverne'.F31"/>
            <calcext:condition calcext:apply-style-name="cellule histoire" calcext:value="contains-text(&quot;Conclude&quot;)" calcext:base-cell-address="'Ile Taverne'.F31"/>
            <calcext:condition calcext:apply-style-name="cellule random" calcext:value="contains-text(&quot;RandomPercent&quot;)" calcext:base-cell-address="'Ile Taverne'.F31"/>
            <calcext:condition calcext:apply-style-name="cellule random" calcext:value="contains-text(&quot;RandomRange&quot;)" calcext:base-cell-address="'Ile Taverne'.F31"/>
            <calcext:condition calcext:apply-style-name="cellule personnages" calcext:value="contains-text(&quot;NewCrew&quot;)" calcext:base-cell-address="'Ile Taverne'.F31"/>
            <calcext:condition calcext:apply-style-name="cellule personnages" calcext:value="contains-text(&quot;NewCharacter&quot;)" calcext:base-cell-address="'Ile Taverne'.F31"/>
            <calcext:condition calcext:apply-style-name="cellule personnages" calcext:value="contains-text(&quot;HideOther&quot;)" calcext:base-cell-address="'Ile Taverne'.F31"/>
            <calcext:condition calcext:apply-style-name="cellule personnages" calcext:value="contains-text(&quot;DeleteOther&quot;)" calcext:base-cell-address="'Ile Taverne'.F31"/>
            <calcext:condition calcext:apply-style-name="cellule narrateur" calcext:value="contains-text(&quot;Narrator&quot;)" calcext:base-cell-address="'Ile Taverne'.F31"/>
            <calcext:condition calcext:apply-style-name="cellule set choice" calcext:value="contains-text(&quot;SetChoices&quot;)" calcext:base-cell-address="'Ile Taverne'.F31"/>
            <calcext:condition calcext:apply-style-name="cellule dialogues" calcext:value="contains-text(&quot;PlayerSpeak&quot;)" calcext:base-cell-address="'Ile Taverne'.F31"/>
            <calcext:condition calcext:apply-style-name="cellule dialogues" calcext:value="contains-text(&quot;OtherSpeak&quot;)" calcext:base-cell-address="'Ile Taverne'.F31"/>
            <calcext:condition calcext:apply-style-name="cellule argent" calcext:value="contains-text(&quot;CheckGold&quot;)" calcext:base-cell-address="'Ile Taverne'.F31"/>
            <calcext:condition calcext:apply-style-name="cellule argent" calcext:value="contains-text(&quot;RemoveGold&quot;)" calcext:base-cell-address="'Ile Taverne'.F31"/>
            <calcext:condition calcext:apply-style-name="cellule argent" calcext:value="contains-text(&quot;AddGold&quot;)" calcext:base-cell-address="'Ile Taverne'.F31"/>
            <calcext:condition calcext:apply-style-name="cellule argent" calcext:value="contains-text(&quot;Loot&quot;)" calcext:base-cell-address="'Ile Taverne'.F31"/>
            <calcext:condition calcext:apply-style-name="cellule argent" calcext:value="contains-text(&quot;Trade&quot;)" calcext:base-cell-address="'Ile Taverne'.F31"/>
            <calcext:condition calcext:apply-style-name="cellule combat" calcext:value="contains-text(&quot;LaunchCombat&quot;)" calcext:base-cell-address="'Ile Taverne'.F31"/>
            <calcext:condition calcext:apply-style-name="cellule indice" calcext:value="contains-text(&quot;CheckFormula&quot;)" calcext:base-cell-address="'Ile Taverne'.F31"/>
            <calcext:condition calcext:apply-style-name="cellule indice" calcext:value="contains-text(&quot;GiveDirection&quot;)" calcext:base-cell-address="'Ile Taverne'.F31"/>
            <calcext:condition calcext:apply-style-name="cellule temps" calcext:value="contains-text(&quot;SetWeather&quot;)" calcext:base-cell-address="'Ile Taverne'.F31"/>
            <calcext:condition calcext:apply-style-name="cellule temps" calcext:value="contains-text(&quot;SwitchWeather&quot;)" calcext:base-cell-address="'Ile Taverne'.F31"/>
            <calcext:condition calcext:apply-style-name="cellule temps" calcext:value="contains-text(&quot;NextDay&quot;)" calcext:base-cell-address="'Ile Taverne'.F31"/>
            <calcext:condition calcext:apply-style-name="cellule temps" calcext:value="contains-text(&quot;CheckDay&quot;)" calcext:base-cell-address="'Ile Taverne'.F31"/>
            <calcext:condition calcext:apply-style-name="cellule histoire" calcext:value="contains-text(&quot;Leave&quot;)" calcext:base-cell-address="'Ile Taverne'.F31"/>
            <calcext:condition calcext:apply-style-name="cellule choice" calcext:value="contains-text(&quot;Choice&quot;)" calcext:base-cell-address="'Ile Taverne'.F31"/>
            <calcext:condition calcext:apply-style-name="cellule d'erreur" calcext:value="!=&quot;&quot;" calcext:base-cell-address="'Ile Taverne'.F31"/>
          </calcext:conditional-format>
          <calcext:conditional-format calcext:target-range-address="'Ile Taverne'.E31:'Ile Taverne'.E31">
            <calcext:condition calcext:apply-style-name="cellule histoire" calcext:value="contains-text(&quot;GoTo&quot;)" calcext:base-cell-address="'Ile Taverne'.E31"/>
            <calcext:condition calcext:apply-style-name="cellule histoire" calcext:value="contains-text(&quot;Conclude&quot;)" calcext:base-cell-address="'Ile Taverne'.E31"/>
            <calcext:condition calcext:apply-style-name="cellule random" calcext:value="contains-text(&quot;RandomPercent&quot;)" calcext:base-cell-address="'Ile Taverne'.E31"/>
            <calcext:condition calcext:apply-style-name="cellule random" calcext:value="contains-text(&quot;RandomRange&quot;)" calcext:base-cell-address="'Ile Taverne'.E31"/>
            <calcext:condition calcext:apply-style-name="cellule personnages" calcext:value="contains-text(&quot;NewCrew&quot;)" calcext:base-cell-address="'Ile Taverne'.E31"/>
            <calcext:condition calcext:apply-style-name="cellule personnages" calcext:value="contains-text(&quot;NewCharacter&quot;)" calcext:base-cell-address="'Ile Taverne'.E31"/>
            <calcext:condition calcext:apply-style-name="cellule personnages" calcext:value="contains-text(&quot;HideOther&quot;)" calcext:base-cell-address="'Ile Taverne'.E31"/>
            <calcext:condition calcext:apply-style-name="cellule personnages" calcext:value="contains-text(&quot;DeleteOther&quot;)" calcext:base-cell-address="'Ile Taverne'.E31"/>
            <calcext:condition calcext:apply-style-name="cellule narrateur" calcext:value="contains-text(&quot;Narrator&quot;)" calcext:base-cell-address="'Ile Taverne'.E31"/>
            <calcext:condition calcext:apply-style-name="cellule set choice" calcext:value="contains-text(&quot;SetChoices&quot;)" calcext:base-cell-address="'Ile Taverne'.E31"/>
            <calcext:condition calcext:apply-style-name="cellule dialogues" calcext:value="contains-text(&quot;PlayerSpeak&quot;)" calcext:base-cell-address="'Ile Taverne'.E31"/>
            <calcext:condition calcext:apply-style-name="cellule dialogues" calcext:value="contains-text(&quot;OtherSpeak&quot;)" calcext:base-cell-address="'Ile Taverne'.E31"/>
            <calcext:condition calcext:apply-style-name="cellule argent" calcext:value="contains-text(&quot;CheckGold&quot;)" calcext:base-cell-address="'Ile Taverne'.E31"/>
            <calcext:condition calcext:apply-style-name="cellule argent" calcext:value="contains-text(&quot;RemoveGold&quot;)" calcext:base-cell-address="'Ile Taverne'.E31"/>
            <calcext:condition calcext:apply-style-name="cellule argent" calcext:value="contains-text(&quot;AddGold&quot;)" calcext:base-cell-address="'Ile Taverne'.E31"/>
            <calcext:condition calcext:apply-style-name="cellule argent" calcext:value="contains-text(&quot;Loot&quot;)" calcext:base-cell-address="'Ile Taverne'.E31"/>
            <calcext:condition calcext:apply-style-name="cellule argent" calcext:value="contains-text(&quot;Trade&quot;)" calcext:base-cell-address="'Ile Taverne'.E31"/>
            <calcext:condition calcext:apply-style-name="cellule combat" calcext:value="contains-text(&quot;LaunchCombat&quot;)" calcext:base-cell-address="'Ile Taverne'.E31"/>
            <calcext:condition calcext:apply-style-name="cellule indice" calcext:value="contains-text(&quot;CheckFormula&quot;)" calcext:base-cell-address="'Ile Taverne'.E31"/>
            <calcext:condition calcext:apply-style-name="cellule indice" calcext:value="contains-text(&quot;GiveDirection&quot;)" calcext:base-cell-address="'Ile Taverne'.E31"/>
            <calcext:condition calcext:apply-style-name="cellule temps" calcext:value="contains-text(&quot;SetWeather&quot;)" calcext:base-cell-address="'Ile Taverne'.E31"/>
            <calcext:condition calcext:apply-style-name="cellule temps" calcext:value="contains-text(&quot;SwitchWeather&quot;)" calcext:base-cell-address="'Ile Taverne'.E31"/>
            <calcext:condition calcext:apply-style-name="cellule temps" calcext:value="contains-text(&quot;NextDay&quot;)" calcext:base-cell-address="'Ile Taverne'.E31"/>
            <calcext:condition calcext:apply-style-name="cellule temps" calcext:value="contains-text(&quot;CheckDay&quot;)" calcext:base-cell-address="'Ile Taverne'.E31"/>
            <calcext:condition calcext:apply-style-name="cellule histoire" calcext:value="contains-text(&quot;Leave&quot;)" calcext:base-cell-address="'Ile Taverne'.E31"/>
            <calcext:condition calcext:apply-style-name="cellule choice" calcext:value="contains-text(&quot;Choice&quot;)" calcext:base-cell-address="'Ile Taverne'.E31"/>
            <calcext:condition calcext:apply-style-name="cellule d'erreur" calcext:value="!=&quot;&quot;" calcext:base-cell-address="'Ile Taverne'.E31"/>
          </calcext:conditional-format>
          <calcext:conditional-format calcext:target-range-address="'Ile Taverne'.E31:'Ile Taverne'.E31">
            <calcext:condition calcext:apply-style-name="cellule histoire" calcext:value="contains-text(&quot;GoTo&quot;)" calcext:base-cell-address="'Ile Taverne'.E31"/>
            <calcext:condition calcext:apply-style-name="cellule histoire" calcext:value="contains-text(&quot;Conclude&quot;)" calcext:base-cell-address="'Ile Taverne'.E31"/>
            <calcext:condition calcext:apply-style-name="cellule random" calcext:value="contains-text(&quot;RandomPercent&quot;)" calcext:base-cell-address="'Ile Taverne'.E31"/>
            <calcext:condition calcext:apply-style-name="cellule random" calcext:value="contains-text(&quot;RandomRange&quot;)" calcext:base-cell-address="'Ile Taverne'.E31"/>
            <calcext:condition calcext:apply-style-name="cellule personnages" calcext:value="contains-text(&quot;NewCrew&quot;)" calcext:base-cell-address="'Ile Taverne'.E31"/>
            <calcext:condition calcext:apply-style-name="cellule personnages" calcext:value="contains-text(&quot;NewCharacter&quot;)" calcext:base-cell-address="'Ile Taverne'.E31"/>
            <calcext:condition calcext:apply-style-name="cellule personnages" calcext:value="contains-text(&quot;HideOther&quot;)" calcext:base-cell-address="'Ile Taverne'.E31"/>
            <calcext:condition calcext:apply-style-name="cellule personnages" calcext:value="contains-text(&quot;DeleteOther&quot;)" calcext:base-cell-address="'Ile Taverne'.E31"/>
            <calcext:condition calcext:apply-style-name="cellule narrateur" calcext:value="contains-text(&quot;Narrator&quot;)" calcext:base-cell-address="'Ile Taverne'.E31"/>
            <calcext:condition calcext:apply-style-name="cellule set choice" calcext:value="contains-text(&quot;SetChoices&quot;)" calcext:base-cell-address="'Ile Taverne'.E31"/>
            <calcext:condition calcext:apply-style-name="cellule dialogues" calcext:value="contains-text(&quot;PlayerSpeak&quot;)" calcext:base-cell-address="'Ile Taverne'.E31"/>
            <calcext:condition calcext:apply-style-name="cellule dialogues" calcext:value="contains-text(&quot;OtherSpeak&quot;)" calcext:base-cell-address="'Ile Taverne'.E31"/>
            <calcext:condition calcext:apply-style-name="cellule argent" calcext:value="contains-text(&quot;CheckGold&quot;)" calcext:base-cell-address="'Ile Taverne'.E31"/>
            <calcext:condition calcext:apply-style-name="cellule argent" calcext:value="contains-text(&quot;RemoveGold&quot;)" calcext:base-cell-address="'Ile Taverne'.E31"/>
            <calcext:condition calcext:apply-style-name="cellule argent" calcext:value="contains-text(&quot;AddGold&quot;)" calcext:base-cell-address="'Ile Taverne'.E31"/>
            <calcext:condition calcext:apply-style-name="cellule argent" calcext:value="contains-text(&quot;Loot&quot;)" calcext:base-cell-address="'Ile Taverne'.E31"/>
            <calcext:condition calcext:apply-style-name="cellule argent" calcext:value="contains-text(&quot;Trade&quot;)" calcext:base-cell-address="'Ile Taverne'.E31"/>
            <calcext:condition calcext:apply-style-name="cellule combat" calcext:value="contains-text(&quot;LaunchCombat&quot;)" calcext:base-cell-address="'Ile Taverne'.E31"/>
            <calcext:condition calcext:apply-style-name="cellule indice" calcext:value="contains-text(&quot;CheckFormula&quot;)" calcext:base-cell-address="'Ile Taverne'.E31"/>
            <calcext:condition calcext:apply-style-name="cellule indice" calcext:value="contains-text(&quot;GiveDirection&quot;)" calcext:base-cell-address="'Ile Taverne'.E31"/>
            <calcext:condition calcext:apply-style-name="cellule temps" calcext:value="contains-text(&quot;SetWeather&quot;)" calcext:base-cell-address="'Ile Taverne'.E31"/>
            <calcext:condition calcext:apply-style-name="cellule temps" calcext:value="contains-text(&quot;SwitchWeather&quot;)" calcext:base-cell-address="'Ile Taverne'.E31"/>
            <calcext:condition calcext:apply-style-name="cellule temps" calcext:value="contains-text(&quot;NextDay&quot;)" calcext:base-cell-address="'Ile Taverne'.E31"/>
            <calcext:condition calcext:apply-style-name="cellule temps" calcext:value="contains-text(&quot;CheckDay&quot;)" calcext:base-cell-address="'Ile Taverne'.E31"/>
            <calcext:condition calcext:apply-style-name="cellule histoire" calcext:value="contains-text(&quot;Leave&quot;)" calcext:base-cell-address="'Ile Taverne'.E31"/>
            <calcext:condition calcext:apply-style-name="cellule choice" calcext:value="contains-text(&quot;Choice&quot;)" calcext:base-cell-address="'Ile Taverne'.E31"/>
            <calcext:condition calcext:apply-style-name="cellule d'erreur" calcext:value="!=&quot;&quot;" calcext:base-cell-address="'Ile Taverne'.E31"/>
          </calcext:conditional-format>
          <calcext:conditional-format calcext:target-range-address="'Ile Taverne'.F32:'Ile Taverne'.F32">
            <calcext:condition calcext:apply-style-name="cellule histoire" calcext:value="contains-text(&quot;GoTo&quot;)" calcext:base-cell-address="'Ile Taverne'.F32"/>
            <calcext:condition calcext:apply-style-name="cellule histoire" calcext:value="contains-text(&quot;Conclude&quot;)" calcext:base-cell-address="'Ile Taverne'.F32"/>
            <calcext:condition calcext:apply-style-name="cellule random" calcext:value="contains-text(&quot;RandomPercent&quot;)" calcext:base-cell-address="'Ile Taverne'.F32"/>
            <calcext:condition calcext:apply-style-name="cellule random" calcext:value="contains-text(&quot;RandomRange&quot;)" calcext:base-cell-address="'Ile Taverne'.F32"/>
            <calcext:condition calcext:apply-style-name="cellule personnages" calcext:value="contains-text(&quot;NewCrew&quot;)" calcext:base-cell-address="'Ile Taverne'.F32"/>
            <calcext:condition calcext:apply-style-name="cellule personnages" calcext:value="contains-text(&quot;NewCharacter&quot;)" calcext:base-cell-address="'Ile Taverne'.F32"/>
            <calcext:condition calcext:apply-style-name="cellule personnages" calcext:value="contains-text(&quot;HideOther&quot;)" calcext:base-cell-address="'Ile Taverne'.F32"/>
            <calcext:condition calcext:apply-style-name="cellule personnages" calcext:value="contains-text(&quot;DeleteOther&quot;)" calcext:base-cell-address="'Ile Taverne'.F32"/>
            <calcext:condition calcext:apply-style-name="cellule narrateur" calcext:value="contains-text(&quot;Narrator&quot;)" calcext:base-cell-address="'Ile Taverne'.F32"/>
            <calcext:condition calcext:apply-style-name="cellule set choice" calcext:value="contains-text(&quot;SetChoices&quot;)" calcext:base-cell-address="'Ile Taverne'.F32"/>
            <calcext:condition calcext:apply-style-name="cellule dialogues" calcext:value="contains-text(&quot;PlayerSpeak&quot;)" calcext:base-cell-address="'Ile Taverne'.F32"/>
            <calcext:condition calcext:apply-style-name="cellule dialogues" calcext:value="contains-text(&quot;OtherSpeak&quot;)" calcext:base-cell-address="'Ile Taverne'.F32"/>
            <calcext:condition calcext:apply-style-name="cellule argent" calcext:value="contains-text(&quot;CheckGold&quot;)" calcext:base-cell-address="'Ile Taverne'.F32"/>
            <calcext:condition calcext:apply-style-name="cellule argent" calcext:value="contains-text(&quot;RemoveGold&quot;)" calcext:base-cell-address="'Ile Taverne'.F32"/>
            <calcext:condition calcext:apply-style-name="cellule argent" calcext:value="contains-text(&quot;AddGold&quot;)" calcext:base-cell-address="'Ile Taverne'.F32"/>
            <calcext:condition calcext:apply-style-name="cellule argent" calcext:value="contains-text(&quot;Loot&quot;)" calcext:base-cell-address="'Ile Taverne'.F32"/>
            <calcext:condition calcext:apply-style-name="cellule argent" calcext:value="contains-text(&quot;Trade&quot;)" calcext:base-cell-address="'Ile Taverne'.F32"/>
            <calcext:condition calcext:apply-style-name="cellule combat" calcext:value="contains-text(&quot;LaunchCombat&quot;)" calcext:base-cell-address="'Ile Taverne'.F32"/>
            <calcext:condition calcext:apply-style-name="cellule indice" calcext:value="contains-text(&quot;CheckFormula&quot;)" calcext:base-cell-address="'Ile Taverne'.F32"/>
            <calcext:condition calcext:apply-style-name="cellule indice" calcext:value="contains-text(&quot;GiveDirection&quot;)" calcext:base-cell-address="'Ile Taverne'.F32"/>
            <calcext:condition calcext:apply-style-name="cellule temps" calcext:value="contains-text(&quot;SetWeather&quot;)" calcext:base-cell-address="'Ile Taverne'.F32"/>
            <calcext:condition calcext:apply-style-name="cellule temps" calcext:value="contains-text(&quot;SwitchWeather&quot;)" calcext:base-cell-address="'Ile Taverne'.F32"/>
            <calcext:condition calcext:apply-style-name="cellule temps" calcext:value="contains-text(&quot;NextDay&quot;)" calcext:base-cell-address="'Ile Taverne'.F32"/>
            <calcext:condition calcext:apply-style-name="cellule temps" calcext:value="contains-text(&quot;CheckDay&quot;)" calcext:base-cell-address="'Ile Taverne'.F32"/>
            <calcext:condition calcext:apply-style-name="cellule histoire" calcext:value="contains-text(&quot;Leave&quot;)" calcext:base-cell-address="'Ile Taverne'.F32"/>
            <calcext:condition calcext:apply-style-name="cellule choice" calcext:value="contains-text(&quot;Choice&quot;)" calcext:base-cell-address="'Ile Taverne'.F32"/>
            <calcext:condition calcext:apply-style-name="cellule d'erreur" calcext:value="!=&quot;&quot;" calcext:base-cell-address="'Ile Taverne'.F32"/>
          </calcext:conditional-format>
          <calcext:conditional-format calcext:target-range-address="'Ile Taverne'.F32:'Ile Taverne'.F32">
            <calcext:condition calcext:apply-style-name="cellule histoire" calcext:value="contains-text(&quot;GoTo&quot;)" calcext:base-cell-address="'Ile Taverne'.F32"/>
            <calcext:condition calcext:apply-style-name="cellule histoire" calcext:value="contains-text(&quot;Conclude&quot;)" calcext:base-cell-address="'Ile Taverne'.F32"/>
            <calcext:condition calcext:apply-style-name="cellule random" calcext:value="contains-text(&quot;RandomPercent&quot;)" calcext:base-cell-address="'Ile Taverne'.F32"/>
            <calcext:condition calcext:apply-style-name="cellule random" calcext:value="contains-text(&quot;RandomRange&quot;)" calcext:base-cell-address="'Ile Taverne'.F32"/>
            <calcext:condition calcext:apply-style-name="cellule personnages" calcext:value="contains-text(&quot;NewCrew&quot;)" calcext:base-cell-address="'Ile Taverne'.F32"/>
            <calcext:condition calcext:apply-style-name="cellule personnages" calcext:value="contains-text(&quot;NewCharacter&quot;)" calcext:base-cell-address="'Ile Taverne'.F32"/>
            <calcext:condition calcext:apply-style-name="cellule personnages" calcext:value="contains-text(&quot;HideOther&quot;)" calcext:base-cell-address="'Ile Taverne'.F32"/>
            <calcext:condition calcext:apply-style-name="cellule personnages" calcext:value="contains-text(&quot;DeleteOther&quot;)" calcext:base-cell-address="'Ile Taverne'.F32"/>
            <calcext:condition calcext:apply-style-name="cellule narrateur" calcext:value="contains-text(&quot;Narrator&quot;)" calcext:base-cell-address="'Ile Taverne'.F32"/>
            <calcext:condition calcext:apply-style-name="cellule set choice" calcext:value="contains-text(&quot;SetChoices&quot;)" calcext:base-cell-address="'Ile Taverne'.F32"/>
            <calcext:condition calcext:apply-style-name="cellule dialogues" calcext:value="contains-text(&quot;PlayerSpeak&quot;)" calcext:base-cell-address="'Ile Taverne'.F32"/>
            <calcext:condition calcext:apply-style-name="cellule dialogues" calcext:value="contains-text(&quot;OtherSpeak&quot;)" calcext:base-cell-address="'Ile Taverne'.F32"/>
            <calcext:condition calcext:apply-style-name="cellule argent" calcext:value="contains-text(&quot;CheckGold&quot;)" calcext:base-cell-address="'Ile Taverne'.F32"/>
            <calcext:condition calcext:apply-style-name="cellule argent" calcext:value="contains-text(&quot;RemoveGold&quot;)" calcext:base-cell-address="'Ile Taverne'.F32"/>
            <calcext:condition calcext:apply-style-name="cellule argent" calcext:value="contains-text(&quot;AddGold&quot;)" calcext:base-cell-address="'Ile Taverne'.F32"/>
            <calcext:condition calcext:apply-style-name="cellule argent" calcext:value="contains-text(&quot;Loot&quot;)" calcext:base-cell-address="'Ile Taverne'.F32"/>
            <calcext:condition calcext:apply-style-name="cellule argent" calcext:value="contains-text(&quot;Trade&quot;)" calcext:base-cell-address="'Ile Taverne'.F32"/>
            <calcext:condition calcext:apply-style-name="cellule combat" calcext:value="contains-text(&quot;LaunchCombat&quot;)" calcext:base-cell-address="'Ile Taverne'.F32"/>
            <calcext:condition calcext:apply-style-name="cellule indice" calcext:value="contains-text(&quot;CheckFormula&quot;)" calcext:base-cell-address="'Ile Taverne'.F32"/>
            <calcext:condition calcext:apply-style-name="cellule indice" calcext:value="contains-text(&quot;GiveDirection&quot;)" calcext:base-cell-address="'Ile Taverne'.F32"/>
            <calcext:condition calcext:apply-style-name="cellule temps" calcext:value="contains-text(&quot;SetWeather&quot;)" calcext:base-cell-address="'Ile Taverne'.F32"/>
            <calcext:condition calcext:apply-style-name="cellule temps" calcext:value="contains-text(&quot;SwitchWeather&quot;)" calcext:base-cell-address="'Ile Taverne'.F32"/>
            <calcext:condition calcext:apply-style-name="cellule temps" calcext:value="contains-text(&quot;NextDay&quot;)" calcext:base-cell-address="'Ile Taverne'.F32"/>
            <calcext:condition calcext:apply-style-name="cellule temps" calcext:value="contains-text(&quot;CheckDay&quot;)" calcext:base-cell-address="'Ile Taverne'.F32"/>
            <calcext:condition calcext:apply-style-name="cellule histoire" calcext:value="contains-text(&quot;Leave&quot;)" calcext:base-cell-address="'Ile Taverne'.F32"/>
            <calcext:condition calcext:apply-style-name="cellule choice" calcext:value="contains-text(&quot;Choice&quot;)" calcext:base-cell-address="'Ile Taverne'.F32"/>
            <calcext:condition calcext:apply-style-name="cellule d'erreur" calcext:value="!=&quot;&quot;" calcext:base-cell-address="'Ile Taverne'.F32"/>
          </calcext:conditional-format>
          <calcext:conditional-format calcext:target-range-address="'Ile Taverne'.E32:'Ile Taverne'.E32">
            <calcext:condition calcext:apply-style-name="cellule histoire" calcext:value="contains-text(&quot;GoTo&quot;)" calcext:base-cell-address="'Ile Taverne'.E32"/>
            <calcext:condition calcext:apply-style-name="cellule histoire" calcext:value="contains-text(&quot;Conclude&quot;)" calcext:base-cell-address="'Ile Taverne'.E32"/>
            <calcext:condition calcext:apply-style-name="cellule random" calcext:value="contains-text(&quot;RandomPercent&quot;)" calcext:base-cell-address="'Ile Taverne'.E32"/>
            <calcext:condition calcext:apply-style-name="cellule random" calcext:value="contains-text(&quot;RandomRange&quot;)" calcext:base-cell-address="'Ile Taverne'.E32"/>
            <calcext:condition calcext:apply-style-name="cellule personnages" calcext:value="contains-text(&quot;NewCrew&quot;)" calcext:base-cell-address="'Ile Taverne'.E32"/>
            <calcext:condition calcext:apply-style-name="cellule personnages" calcext:value="contains-text(&quot;NewCharacter&quot;)" calcext:base-cell-address="'Ile Taverne'.E32"/>
            <calcext:condition calcext:apply-style-name="cellule personnages" calcext:value="contains-text(&quot;HideOther&quot;)" calcext:base-cell-address="'Ile Taverne'.E32"/>
            <calcext:condition calcext:apply-style-name="cellule personnages" calcext:value="contains-text(&quot;DeleteOther&quot;)" calcext:base-cell-address="'Ile Taverne'.E32"/>
            <calcext:condition calcext:apply-style-name="cellule narrateur" calcext:value="contains-text(&quot;Narrator&quot;)" calcext:base-cell-address="'Ile Taverne'.E32"/>
            <calcext:condition calcext:apply-style-name="cellule set choice" calcext:value="contains-text(&quot;SetChoices&quot;)" calcext:base-cell-address="'Ile Taverne'.E32"/>
            <calcext:condition calcext:apply-style-name="cellule dialogues" calcext:value="contains-text(&quot;PlayerSpeak&quot;)" calcext:base-cell-address="'Ile Taverne'.E32"/>
            <calcext:condition calcext:apply-style-name="cellule dialogues" calcext:value="contains-text(&quot;OtherSpeak&quot;)" calcext:base-cell-address="'Ile Taverne'.E32"/>
            <calcext:condition calcext:apply-style-name="cellule argent" calcext:value="contains-text(&quot;CheckGold&quot;)" calcext:base-cell-address="'Ile Taverne'.E32"/>
            <calcext:condition calcext:apply-style-name="cellule argent" calcext:value="contains-text(&quot;RemoveGold&quot;)" calcext:base-cell-address="'Ile Taverne'.E32"/>
            <calcext:condition calcext:apply-style-name="cellule argent" calcext:value="contains-text(&quot;AddGold&quot;)" calcext:base-cell-address="'Ile Taverne'.E32"/>
            <calcext:condition calcext:apply-style-name="cellule argent" calcext:value="contains-text(&quot;Loot&quot;)" calcext:base-cell-address="'Ile Taverne'.E32"/>
            <calcext:condition calcext:apply-style-name="cellule argent" calcext:value="contains-text(&quot;Trade&quot;)" calcext:base-cell-address="'Ile Taverne'.E32"/>
            <calcext:condition calcext:apply-style-name="cellule combat" calcext:value="contains-text(&quot;LaunchCombat&quot;)" calcext:base-cell-address="'Ile Taverne'.E32"/>
            <calcext:condition calcext:apply-style-name="cellule indice" calcext:value="contains-text(&quot;CheckFormula&quot;)" calcext:base-cell-address="'Ile Taverne'.E32"/>
            <calcext:condition calcext:apply-style-name="cellule indice" calcext:value="contains-text(&quot;GiveDirection&quot;)" calcext:base-cell-address="'Ile Taverne'.E32"/>
            <calcext:condition calcext:apply-style-name="cellule temps" calcext:value="contains-text(&quot;SetWeather&quot;)" calcext:base-cell-address="'Ile Taverne'.E32"/>
            <calcext:condition calcext:apply-style-name="cellule temps" calcext:value="contains-text(&quot;SwitchWeather&quot;)" calcext:base-cell-address="'Ile Taverne'.E32"/>
            <calcext:condition calcext:apply-style-name="cellule temps" calcext:value="contains-text(&quot;NextDay&quot;)" calcext:base-cell-address="'Ile Taverne'.E32"/>
            <calcext:condition calcext:apply-style-name="cellule temps" calcext:value="contains-text(&quot;CheckDay&quot;)" calcext:base-cell-address="'Ile Taverne'.E32"/>
            <calcext:condition calcext:apply-style-name="cellule histoire" calcext:value="contains-text(&quot;Leave&quot;)" calcext:base-cell-address="'Ile Taverne'.E32"/>
            <calcext:condition calcext:apply-style-name="cellule choice" calcext:value="contains-text(&quot;Choice&quot;)" calcext:base-cell-address="'Ile Taverne'.E32"/>
            <calcext:condition calcext:apply-style-name="cellule d'erreur" calcext:value="!=&quot;&quot;" calcext:base-cell-address="'Ile Taverne'.E32"/>
          </calcext:conditional-format>
          <calcext:conditional-format calcext:target-range-address="'Ile Taverne'.E32:'Ile Taverne'.E32">
            <calcext:condition calcext:apply-style-name="cellule histoire" calcext:value="contains-text(&quot;GoTo&quot;)" calcext:base-cell-address="'Ile Taverne'.E32"/>
            <calcext:condition calcext:apply-style-name="cellule histoire" calcext:value="contains-text(&quot;Conclude&quot;)" calcext:base-cell-address="'Ile Taverne'.E32"/>
            <calcext:condition calcext:apply-style-name="cellule random" calcext:value="contains-text(&quot;RandomPercent&quot;)" calcext:base-cell-address="'Ile Taverne'.E32"/>
            <calcext:condition calcext:apply-style-name="cellule random" calcext:value="contains-text(&quot;RandomRange&quot;)" calcext:base-cell-address="'Ile Taverne'.E32"/>
            <calcext:condition calcext:apply-style-name="cellule personnages" calcext:value="contains-text(&quot;NewCrew&quot;)" calcext:base-cell-address="'Ile Taverne'.E32"/>
            <calcext:condition calcext:apply-style-name="cellule personnages" calcext:value="contains-text(&quot;NewCharacter&quot;)" calcext:base-cell-address="'Ile Taverne'.E32"/>
            <calcext:condition calcext:apply-style-name="cellule personnages" calcext:value="contains-text(&quot;HideOther&quot;)" calcext:base-cell-address="'Ile Taverne'.E32"/>
            <calcext:condition calcext:apply-style-name="cellule personnages" calcext:value="contains-text(&quot;DeleteOther&quot;)" calcext:base-cell-address="'Ile Taverne'.E32"/>
            <calcext:condition calcext:apply-style-name="cellule narrateur" calcext:value="contains-text(&quot;Narrator&quot;)" calcext:base-cell-address="'Ile Taverne'.E32"/>
            <calcext:condition calcext:apply-style-name="cellule set choice" calcext:value="contains-text(&quot;SetChoices&quot;)" calcext:base-cell-address="'Ile Taverne'.E32"/>
            <calcext:condition calcext:apply-style-name="cellule dialogues" calcext:value="contains-text(&quot;PlayerSpeak&quot;)" calcext:base-cell-address="'Ile Taverne'.E32"/>
            <calcext:condition calcext:apply-style-name="cellule dialogues" calcext:value="contains-text(&quot;OtherSpeak&quot;)" calcext:base-cell-address="'Ile Taverne'.E32"/>
            <calcext:condition calcext:apply-style-name="cellule argent" calcext:value="contains-text(&quot;CheckGold&quot;)" calcext:base-cell-address="'Ile Taverne'.E32"/>
            <calcext:condition calcext:apply-style-name="cellule argent" calcext:value="contains-text(&quot;RemoveGold&quot;)" calcext:base-cell-address="'Ile Taverne'.E32"/>
            <calcext:condition calcext:apply-style-name="cellule argent" calcext:value="contains-text(&quot;AddGold&quot;)" calcext:base-cell-address="'Ile Taverne'.E32"/>
            <calcext:condition calcext:apply-style-name="cellule argent" calcext:value="contains-text(&quot;Loot&quot;)" calcext:base-cell-address="'Ile Taverne'.E32"/>
            <calcext:condition calcext:apply-style-name="cellule argent" calcext:value="contains-text(&quot;Trade&quot;)" calcext:base-cell-address="'Ile Taverne'.E32"/>
            <calcext:condition calcext:apply-style-name="cellule combat" calcext:value="contains-text(&quot;LaunchCombat&quot;)" calcext:base-cell-address="'Ile Taverne'.E32"/>
            <calcext:condition calcext:apply-style-name="cellule indice" calcext:value="contains-text(&quot;CheckFormula&quot;)" calcext:base-cell-address="'Ile Taverne'.E32"/>
            <calcext:condition calcext:apply-style-name="cellule indice" calcext:value="contains-text(&quot;GiveDirection&quot;)" calcext:base-cell-address="'Ile Taverne'.E32"/>
            <calcext:condition calcext:apply-style-name="cellule temps" calcext:value="contains-text(&quot;SetWeather&quot;)" calcext:base-cell-address="'Ile Taverne'.E32"/>
            <calcext:condition calcext:apply-style-name="cellule temps" calcext:value="contains-text(&quot;SwitchWeather&quot;)" calcext:base-cell-address="'Ile Taverne'.E32"/>
            <calcext:condition calcext:apply-style-name="cellule temps" calcext:value="contains-text(&quot;NextDay&quot;)" calcext:base-cell-address="'Ile Taverne'.E32"/>
            <calcext:condition calcext:apply-style-name="cellule temps" calcext:value="contains-text(&quot;CheckDay&quot;)" calcext:base-cell-address="'Ile Taverne'.E32"/>
            <calcext:condition calcext:apply-style-name="cellule histoire" calcext:value="contains-text(&quot;Leave&quot;)" calcext:base-cell-address="'Ile Taverne'.E32"/>
            <calcext:condition calcext:apply-style-name="cellule choice" calcext:value="contains-text(&quot;Choice&quot;)" calcext:base-cell-address="'Ile Taverne'.E32"/>
            <calcext:condition calcext:apply-style-name="cellule d'erreur" calcext:value="!=&quot;&quot;" calcext:base-cell-address="'Ile Taverne'.E32"/>
          </calcext:conditional-format>
          <calcext:conditional-format calcext:target-range-address="'Ile Taverne'.F33:'Ile Taverne'.F33">
            <calcext:condition calcext:apply-style-name="cellule histoire" calcext:value="contains-text(&quot;GoTo&quot;)" calcext:base-cell-address="'Ile Taverne'.F33"/>
            <calcext:condition calcext:apply-style-name="cellule histoire" calcext:value="contains-text(&quot;Conclude&quot;)" calcext:base-cell-address="'Ile Taverne'.F33"/>
            <calcext:condition calcext:apply-style-name="cellule random" calcext:value="contains-text(&quot;RandomPercent&quot;)" calcext:base-cell-address="'Ile Taverne'.F33"/>
            <calcext:condition calcext:apply-style-name="cellule random" calcext:value="contains-text(&quot;RandomRange&quot;)" calcext:base-cell-address="'Ile Taverne'.F33"/>
            <calcext:condition calcext:apply-style-name="cellule personnages" calcext:value="contains-text(&quot;NewCrew&quot;)" calcext:base-cell-address="'Ile Taverne'.F33"/>
            <calcext:condition calcext:apply-style-name="cellule personnages" calcext:value="contains-text(&quot;NewCharacter&quot;)" calcext:base-cell-address="'Ile Taverne'.F33"/>
            <calcext:condition calcext:apply-style-name="cellule personnages" calcext:value="contains-text(&quot;HideOther&quot;)" calcext:base-cell-address="'Ile Taverne'.F33"/>
            <calcext:condition calcext:apply-style-name="cellule personnages" calcext:value="contains-text(&quot;DeleteOther&quot;)" calcext:base-cell-address="'Ile Taverne'.F33"/>
            <calcext:condition calcext:apply-style-name="cellule narrateur" calcext:value="contains-text(&quot;Narrator&quot;)" calcext:base-cell-address="'Ile Taverne'.F33"/>
            <calcext:condition calcext:apply-style-name="cellule set choice" calcext:value="contains-text(&quot;SetChoices&quot;)" calcext:base-cell-address="'Ile Taverne'.F33"/>
            <calcext:condition calcext:apply-style-name="cellule dialogues" calcext:value="contains-text(&quot;PlayerSpeak&quot;)" calcext:base-cell-address="'Ile Taverne'.F33"/>
            <calcext:condition calcext:apply-style-name="cellule dialogues" calcext:value="contains-text(&quot;OtherSpeak&quot;)" calcext:base-cell-address="'Ile Taverne'.F33"/>
            <calcext:condition calcext:apply-style-name="cellule argent" calcext:value="contains-text(&quot;CheckGold&quot;)" calcext:base-cell-address="'Ile Taverne'.F33"/>
            <calcext:condition calcext:apply-style-name="cellule argent" calcext:value="contains-text(&quot;RemoveGold&quot;)" calcext:base-cell-address="'Ile Taverne'.F33"/>
            <calcext:condition calcext:apply-style-name="cellule argent" calcext:value="contains-text(&quot;AddGold&quot;)" calcext:base-cell-address="'Ile Taverne'.F33"/>
            <calcext:condition calcext:apply-style-name="cellule argent" calcext:value="contains-text(&quot;Loot&quot;)" calcext:base-cell-address="'Ile Taverne'.F33"/>
            <calcext:condition calcext:apply-style-name="cellule argent" calcext:value="contains-text(&quot;Trade&quot;)" calcext:base-cell-address="'Ile Taverne'.F33"/>
            <calcext:condition calcext:apply-style-name="cellule combat" calcext:value="contains-text(&quot;LaunchCombat&quot;)" calcext:base-cell-address="'Ile Taverne'.F33"/>
            <calcext:condition calcext:apply-style-name="cellule indice" calcext:value="contains-text(&quot;CheckFormula&quot;)" calcext:base-cell-address="'Ile Taverne'.F33"/>
            <calcext:condition calcext:apply-style-name="cellule indice" calcext:value="contains-text(&quot;GiveDirection&quot;)" calcext:base-cell-address="'Ile Taverne'.F33"/>
            <calcext:condition calcext:apply-style-name="cellule temps" calcext:value="contains-text(&quot;SetWeather&quot;)" calcext:base-cell-address="'Ile Taverne'.F33"/>
            <calcext:condition calcext:apply-style-name="cellule temps" calcext:value="contains-text(&quot;SwitchWeather&quot;)" calcext:base-cell-address="'Ile Taverne'.F33"/>
            <calcext:condition calcext:apply-style-name="cellule temps" calcext:value="contains-text(&quot;NextDay&quot;)" calcext:base-cell-address="'Ile Taverne'.F33"/>
            <calcext:condition calcext:apply-style-name="cellule temps" calcext:value="contains-text(&quot;CheckDay&quot;)" calcext:base-cell-address="'Ile Taverne'.F33"/>
            <calcext:condition calcext:apply-style-name="cellule histoire" calcext:value="contains-text(&quot;Leave&quot;)" calcext:base-cell-address="'Ile Taverne'.F33"/>
            <calcext:condition calcext:apply-style-name="cellule choice" calcext:value="contains-text(&quot;Choice&quot;)" calcext:base-cell-address="'Ile Taverne'.F33"/>
            <calcext:condition calcext:apply-style-name="cellule d'erreur" calcext:value="!=&quot;&quot;" calcext:base-cell-address="'Ile Taverne'.F33"/>
          </calcext:conditional-format>
          <calcext:conditional-format calcext:target-range-address="'Ile Taverne'.F33:'Ile Taverne'.F33">
            <calcext:condition calcext:apply-style-name="cellule histoire" calcext:value="contains-text(&quot;GoTo&quot;)" calcext:base-cell-address="'Ile Taverne'.F33"/>
            <calcext:condition calcext:apply-style-name="cellule histoire" calcext:value="contains-text(&quot;Conclude&quot;)" calcext:base-cell-address="'Ile Taverne'.F33"/>
            <calcext:condition calcext:apply-style-name="cellule random" calcext:value="contains-text(&quot;RandomPercent&quot;)" calcext:base-cell-address="'Ile Taverne'.F33"/>
            <calcext:condition calcext:apply-style-name="cellule random" calcext:value="contains-text(&quot;RandomRange&quot;)" calcext:base-cell-address="'Ile Taverne'.F33"/>
            <calcext:condition calcext:apply-style-name="cellule personnages" calcext:value="contains-text(&quot;NewCrew&quot;)" calcext:base-cell-address="'Ile Taverne'.F33"/>
            <calcext:condition calcext:apply-style-name="cellule personnages" calcext:value="contains-text(&quot;NewCharacter&quot;)" calcext:base-cell-address="'Ile Taverne'.F33"/>
            <calcext:condition calcext:apply-style-name="cellule personnages" calcext:value="contains-text(&quot;HideOther&quot;)" calcext:base-cell-address="'Ile Taverne'.F33"/>
            <calcext:condition calcext:apply-style-name="cellule personnages" calcext:value="contains-text(&quot;DeleteOther&quot;)" calcext:base-cell-address="'Ile Taverne'.F33"/>
            <calcext:condition calcext:apply-style-name="cellule narrateur" calcext:value="contains-text(&quot;Narrator&quot;)" calcext:base-cell-address="'Ile Taverne'.F33"/>
            <calcext:condition calcext:apply-style-name="cellule set choice" calcext:value="contains-text(&quot;SetChoices&quot;)" calcext:base-cell-address="'Ile Taverne'.F33"/>
            <calcext:condition calcext:apply-style-name="cellule dialogues" calcext:value="contains-text(&quot;PlayerSpeak&quot;)" calcext:base-cell-address="'Ile Taverne'.F33"/>
            <calcext:condition calcext:apply-style-name="cellule dialogues" calcext:value="contains-text(&quot;OtherSpeak&quot;)" calcext:base-cell-address="'Ile Taverne'.F33"/>
            <calcext:condition calcext:apply-style-name="cellule argent" calcext:value="contains-text(&quot;CheckGold&quot;)" calcext:base-cell-address="'Ile Taverne'.F33"/>
            <calcext:condition calcext:apply-style-name="cellule argent" calcext:value="contains-text(&quot;RemoveGold&quot;)" calcext:base-cell-address="'Ile Taverne'.F33"/>
            <calcext:condition calcext:apply-style-name="cellule argent" calcext:value="contains-text(&quot;AddGold&quot;)" calcext:base-cell-address="'Ile Taverne'.F33"/>
            <calcext:condition calcext:apply-style-name="cellule argent" calcext:value="contains-text(&quot;Loot&quot;)" calcext:base-cell-address="'Ile Taverne'.F33"/>
            <calcext:condition calcext:apply-style-name="cellule argent" calcext:value="contains-text(&quot;Trade&quot;)" calcext:base-cell-address="'Ile Taverne'.F33"/>
            <calcext:condition calcext:apply-style-name="cellule combat" calcext:value="contains-text(&quot;LaunchCombat&quot;)" calcext:base-cell-address="'Ile Taverne'.F33"/>
            <calcext:condition calcext:apply-style-name="cellule indice" calcext:value="contains-text(&quot;CheckFormula&quot;)" calcext:base-cell-address="'Ile Taverne'.F33"/>
            <calcext:condition calcext:apply-style-name="cellule indice" calcext:value="contains-text(&quot;GiveDirection&quot;)" calcext:base-cell-address="'Ile Taverne'.F33"/>
            <calcext:condition calcext:apply-style-name="cellule temps" calcext:value="contains-text(&quot;SetWeather&quot;)" calcext:base-cell-address="'Ile Taverne'.F33"/>
            <calcext:condition calcext:apply-style-name="cellule temps" calcext:value="contains-text(&quot;SwitchWeather&quot;)" calcext:base-cell-address="'Ile Taverne'.F33"/>
            <calcext:condition calcext:apply-style-name="cellule temps" calcext:value="contains-text(&quot;NextDay&quot;)" calcext:base-cell-address="'Ile Taverne'.F33"/>
            <calcext:condition calcext:apply-style-name="cellule temps" calcext:value="contains-text(&quot;CheckDay&quot;)" calcext:base-cell-address="'Ile Taverne'.F33"/>
            <calcext:condition calcext:apply-style-name="cellule histoire" calcext:value="contains-text(&quot;Leave&quot;)" calcext:base-cell-address="'Ile Taverne'.F33"/>
            <calcext:condition calcext:apply-style-name="cellule choice" calcext:value="contains-text(&quot;Choice&quot;)" calcext:base-cell-address="'Ile Taverne'.F33"/>
            <calcext:condition calcext:apply-style-name="cellule d'erreur" calcext:value="!=&quot;&quot;" calcext:base-cell-address="'Ile Taverne'.F33"/>
          </calcext:conditional-format>
          <calcext:conditional-format calcext:target-range-address="'Ile Taverne'.E33:'Ile Taverne'.E33">
            <calcext:condition calcext:apply-style-name="cellule histoire" calcext:value="contains-text(&quot;GoTo&quot;)" calcext:base-cell-address="'Ile Taverne'.E33"/>
            <calcext:condition calcext:apply-style-name="cellule histoire" calcext:value="contains-text(&quot;Conclude&quot;)" calcext:base-cell-address="'Ile Taverne'.E33"/>
            <calcext:condition calcext:apply-style-name="cellule random" calcext:value="contains-text(&quot;RandomPercent&quot;)" calcext:base-cell-address="'Ile Taverne'.E33"/>
            <calcext:condition calcext:apply-style-name="cellule random" calcext:value="contains-text(&quot;RandomRange&quot;)" calcext:base-cell-address="'Ile Taverne'.E33"/>
            <calcext:condition calcext:apply-style-name="cellule personnages" calcext:value="contains-text(&quot;NewCrew&quot;)" calcext:base-cell-address="'Ile Taverne'.E33"/>
            <calcext:condition calcext:apply-style-name="cellule personnages" calcext:value="contains-text(&quot;NewCharacter&quot;)" calcext:base-cell-address="'Ile Taverne'.E33"/>
            <calcext:condition calcext:apply-style-name="cellule personnages" calcext:value="contains-text(&quot;HideOther&quot;)" calcext:base-cell-address="'Ile Taverne'.E33"/>
            <calcext:condition calcext:apply-style-name="cellule personnages" calcext:value="contains-text(&quot;DeleteOther&quot;)" calcext:base-cell-address="'Ile Taverne'.E33"/>
            <calcext:condition calcext:apply-style-name="cellule narrateur" calcext:value="contains-text(&quot;Narrator&quot;)" calcext:base-cell-address="'Ile Taverne'.E33"/>
            <calcext:condition calcext:apply-style-name="cellule set choice" calcext:value="contains-text(&quot;SetChoices&quot;)" calcext:base-cell-address="'Ile Taverne'.E33"/>
            <calcext:condition calcext:apply-style-name="cellule dialogues" calcext:value="contains-text(&quot;PlayerSpeak&quot;)" calcext:base-cell-address="'Ile Taverne'.E33"/>
            <calcext:condition calcext:apply-style-name="cellule dialogues" calcext:value="contains-text(&quot;OtherSpeak&quot;)" calcext:base-cell-address="'Ile Taverne'.E33"/>
            <calcext:condition calcext:apply-style-name="cellule argent" calcext:value="contains-text(&quot;CheckGold&quot;)" calcext:base-cell-address="'Ile Taverne'.E33"/>
            <calcext:condition calcext:apply-style-name="cellule argent" calcext:value="contains-text(&quot;RemoveGold&quot;)" calcext:base-cell-address="'Ile Taverne'.E33"/>
            <calcext:condition calcext:apply-style-name="cellule argent" calcext:value="contains-text(&quot;AddGold&quot;)" calcext:base-cell-address="'Ile Taverne'.E33"/>
            <calcext:condition calcext:apply-style-name="cellule argent" calcext:value="contains-text(&quot;Loot&quot;)" calcext:base-cell-address="'Ile Taverne'.E33"/>
            <calcext:condition calcext:apply-style-name="cellule argent" calcext:value="contains-text(&quot;Trade&quot;)" calcext:base-cell-address="'Ile Taverne'.E33"/>
            <calcext:condition calcext:apply-style-name="cellule combat" calcext:value="contains-text(&quot;LaunchCombat&quot;)" calcext:base-cell-address="'Ile Taverne'.E33"/>
            <calcext:condition calcext:apply-style-name="cellule indice" calcext:value="contains-text(&quot;CheckFormula&quot;)" calcext:base-cell-address="'Ile Taverne'.E33"/>
            <calcext:condition calcext:apply-style-name="cellule indice" calcext:value="contains-text(&quot;GiveDirection&quot;)" calcext:base-cell-address="'Ile Taverne'.E33"/>
            <calcext:condition calcext:apply-style-name="cellule temps" calcext:value="contains-text(&quot;SetWeather&quot;)" calcext:base-cell-address="'Ile Taverne'.E33"/>
            <calcext:condition calcext:apply-style-name="cellule temps" calcext:value="contains-text(&quot;SwitchWeather&quot;)" calcext:base-cell-address="'Ile Taverne'.E33"/>
            <calcext:condition calcext:apply-style-name="cellule temps" calcext:value="contains-text(&quot;NextDay&quot;)" calcext:base-cell-address="'Ile Taverne'.E33"/>
            <calcext:condition calcext:apply-style-name="cellule temps" calcext:value="contains-text(&quot;CheckDay&quot;)" calcext:base-cell-address="'Ile Taverne'.E33"/>
            <calcext:condition calcext:apply-style-name="cellule histoire" calcext:value="contains-text(&quot;Leave&quot;)" calcext:base-cell-address="'Ile Taverne'.E33"/>
            <calcext:condition calcext:apply-style-name="cellule choice" calcext:value="contains-text(&quot;Choice&quot;)" calcext:base-cell-address="'Ile Taverne'.E33"/>
            <calcext:condition calcext:apply-style-name="cellule d'erreur" calcext:value="!=&quot;&quot;" calcext:base-cell-address="'Ile Taverne'.E33"/>
          </calcext:conditional-format>
          <calcext:conditional-format calcext:target-range-address="'Ile Taverne'.E33:'Ile Taverne'.E33">
            <calcext:condition calcext:apply-style-name="cellule histoire" calcext:value="contains-text(&quot;GoTo&quot;)" calcext:base-cell-address="'Ile Taverne'.E33"/>
            <calcext:condition calcext:apply-style-name="cellule histoire" calcext:value="contains-text(&quot;Conclude&quot;)" calcext:base-cell-address="'Ile Taverne'.E33"/>
            <calcext:condition calcext:apply-style-name="cellule random" calcext:value="contains-text(&quot;RandomPercent&quot;)" calcext:base-cell-address="'Ile Taverne'.E33"/>
            <calcext:condition calcext:apply-style-name="cellule random" calcext:value="contains-text(&quot;RandomRange&quot;)" calcext:base-cell-address="'Ile Taverne'.E33"/>
            <calcext:condition calcext:apply-style-name="cellule personnages" calcext:value="contains-text(&quot;NewCrew&quot;)" calcext:base-cell-address="'Ile Taverne'.E33"/>
            <calcext:condition calcext:apply-style-name="cellule personnages" calcext:value="contains-text(&quot;NewCharacter&quot;)" calcext:base-cell-address="'Ile Taverne'.E33"/>
            <calcext:condition calcext:apply-style-name="cellule personnages" calcext:value="contains-text(&quot;HideOther&quot;)" calcext:base-cell-address="'Ile Taverne'.E33"/>
            <calcext:condition calcext:apply-style-name="cellule personnages" calcext:value="contains-text(&quot;DeleteOther&quot;)" calcext:base-cell-address="'Ile Taverne'.E33"/>
            <calcext:condition calcext:apply-style-name="cellule narrateur" calcext:value="contains-text(&quot;Narrator&quot;)" calcext:base-cell-address="'Ile Taverne'.E33"/>
            <calcext:condition calcext:apply-style-name="cellule set choice" calcext:value="contains-text(&quot;SetChoices&quot;)" calcext:base-cell-address="'Ile Taverne'.E33"/>
            <calcext:condition calcext:apply-style-name="cellule dialogues" calcext:value="contains-text(&quot;PlayerSpeak&quot;)" calcext:base-cell-address="'Ile Taverne'.E33"/>
            <calcext:condition calcext:apply-style-name="cellule dialogues" calcext:value="contains-text(&quot;OtherSpeak&quot;)" calcext:base-cell-address="'Ile Taverne'.E33"/>
            <calcext:condition calcext:apply-style-name="cellule argent" calcext:value="contains-text(&quot;CheckGold&quot;)" calcext:base-cell-address="'Ile Taverne'.E33"/>
            <calcext:condition calcext:apply-style-name="cellule argent" calcext:value="contains-text(&quot;RemoveGold&quot;)" calcext:base-cell-address="'Ile Taverne'.E33"/>
            <calcext:condition calcext:apply-style-name="cellule argent" calcext:value="contains-text(&quot;AddGold&quot;)" calcext:base-cell-address="'Ile Taverne'.E33"/>
            <calcext:condition calcext:apply-style-name="cellule argent" calcext:value="contains-text(&quot;Loot&quot;)" calcext:base-cell-address="'Ile Taverne'.E33"/>
            <calcext:condition calcext:apply-style-name="cellule argent" calcext:value="contains-text(&quot;Trade&quot;)" calcext:base-cell-address="'Ile Taverne'.E33"/>
            <calcext:condition calcext:apply-style-name="cellule combat" calcext:value="contains-text(&quot;LaunchCombat&quot;)" calcext:base-cell-address="'Ile Taverne'.E33"/>
            <calcext:condition calcext:apply-style-name="cellule indice" calcext:value="contains-text(&quot;CheckFormula&quot;)" calcext:base-cell-address="'Ile Taverne'.E33"/>
            <calcext:condition calcext:apply-style-name="cellule indice" calcext:value="contains-text(&quot;GiveDirection&quot;)" calcext:base-cell-address="'Ile Taverne'.E33"/>
            <calcext:condition calcext:apply-style-name="cellule temps" calcext:value="contains-text(&quot;SetWeather&quot;)" calcext:base-cell-address="'Ile Taverne'.E33"/>
            <calcext:condition calcext:apply-style-name="cellule temps" calcext:value="contains-text(&quot;SwitchWeather&quot;)" calcext:base-cell-address="'Ile Taverne'.E33"/>
            <calcext:condition calcext:apply-style-name="cellule temps" calcext:value="contains-text(&quot;NextDay&quot;)" calcext:base-cell-address="'Ile Taverne'.E33"/>
            <calcext:condition calcext:apply-style-name="cellule temps" calcext:value="contains-text(&quot;CheckDay&quot;)" calcext:base-cell-address="'Ile Taverne'.E33"/>
            <calcext:condition calcext:apply-style-name="cellule histoire" calcext:value="contains-text(&quot;Leave&quot;)" calcext:base-cell-address="'Ile Taverne'.E33"/>
            <calcext:condition calcext:apply-style-name="cellule choice" calcext:value="contains-text(&quot;Choice&quot;)" calcext:base-cell-address="'Ile Taverne'.E33"/>
            <calcext:condition calcext:apply-style-name="cellule d'erreur" calcext:value="!=&quot;&quot;" calcext:base-cell-address="'Ile Taverne'.E33"/>
          </calcext:conditional-format>
          <calcext:conditional-format calcext:target-range-address="'Ile Taverne'.F34:'Ile Taverne'.F34">
            <calcext:condition calcext:apply-style-name="cellule histoire" calcext:value="contains-text(&quot;GoTo&quot;)" calcext:base-cell-address="'Ile Taverne'.F34"/>
            <calcext:condition calcext:apply-style-name="cellule histoire" calcext:value="contains-text(&quot;Conclude&quot;)" calcext:base-cell-address="'Ile Taverne'.F34"/>
            <calcext:condition calcext:apply-style-name="cellule random" calcext:value="contains-text(&quot;RandomPercent&quot;)" calcext:base-cell-address="'Ile Taverne'.F34"/>
            <calcext:condition calcext:apply-style-name="cellule random" calcext:value="contains-text(&quot;RandomRange&quot;)" calcext:base-cell-address="'Ile Taverne'.F34"/>
            <calcext:condition calcext:apply-style-name="cellule personnages" calcext:value="contains-text(&quot;NewCrew&quot;)" calcext:base-cell-address="'Ile Taverne'.F34"/>
            <calcext:condition calcext:apply-style-name="cellule personnages" calcext:value="contains-text(&quot;NewCharacter&quot;)" calcext:base-cell-address="'Ile Taverne'.F34"/>
            <calcext:condition calcext:apply-style-name="cellule personnages" calcext:value="contains-text(&quot;HideOther&quot;)" calcext:base-cell-address="'Ile Taverne'.F34"/>
            <calcext:condition calcext:apply-style-name="cellule personnages" calcext:value="contains-text(&quot;DeleteOther&quot;)" calcext:base-cell-address="'Ile Taverne'.F34"/>
            <calcext:condition calcext:apply-style-name="cellule narrateur" calcext:value="contains-text(&quot;Narrator&quot;)" calcext:base-cell-address="'Ile Taverne'.F34"/>
            <calcext:condition calcext:apply-style-name="cellule set choice" calcext:value="contains-text(&quot;SetChoices&quot;)" calcext:base-cell-address="'Ile Taverne'.F34"/>
            <calcext:condition calcext:apply-style-name="cellule dialogues" calcext:value="contains-text(&quot;PlayerSpeak&quot;)" calcext:base-cell-address="'Ile Taverne'.F34"/>
            <calcext:condition calcext:apply-style-name="cellule dialogues" calcext:value="contains-text(&quot;OtherSpeak&quot;)" calcext:base-cell-address="'Ile Taverne'.F34"/>
            <calcext:condition calcext:apply-style-name="cellule argent" calcext:value="contains-text(&quot;CheckGold&quot;)" calcext:base-cell-address="'Ile Taverne'.F34"/>
            <calcext:condition calcext:apply-style-name="cellule argent" calcext:value="contains-text(&quot;RemoveGold&quot;)" calcext:base-cell-address="'Ile Taverne'.F34"/>
            <calcext:condition calcext:apply-style-name="cellule argent" calcext:value="contains-text(&quot;AddGold&quot;)" calcext:base-cell-address="'Ile Taverne'.F34"/>
            <calcext:condition calcext:apply-style-name="cellule argent" calcext:value="contains-text(&quot;Loot&quot;)" calcext:base-cell-address="'Ile Taverne'.F34"/>
            <calcext:condition calcext:apply-style-name="cellule argent" calcext:value="contains-text(&quot;Trade&quot;)" calcext:base-cell-address="'Ile Taverne'.F34"/>
            <calcext:condition calcext:apply-style-name="cellule combat" calcext:value="contains-text(&quot;LaunchCombat&quot;)" calcext:base-cell-address="'Ile Taverne'.F34"/>
            <calcext:condition calcext:apply-style-name="cellule indice" calcext:value="contains-text(&quot;CheckFormula&quot;)" calcext:base-cell-address="'Ile Taverne'.F34"/>
            <calcext:condition calcext:apply-style-name="cellule indice" calcext:value="contains-text(&quot;GiveDirection&quot;)" calcext:base-cell-address="'Ile Taverne'.F34"/>
            <calcext:condition calcext:apply-style-name="cellule temps" calcext:value="contains-text(&quot;SetWeather&quot;)" calcext:base-cell-address="'Ile Taverne'.F34"/>
            <calcext:condition calcext:apply-style-name="cellule temps" calcext:value="contains-text(&quot;SwitchWeather&quot;)" calcext:base-cell-address="'Ile Taverne'.F34"/>
            <calcext:condition calcext:apply-style-name="cellule temps" calcext:value="contains-text(&quot;NextDay&quot;)" calcext:base-cell-address="'Ile Taverne'.F34"/>
            <calcext:condition calcext:apply-style-name="cellule temps" calcext:value="contains-text(&quot;CheckDay&quot;)" calcext:base-cell-address="'Ile Taverne'.F34"/>
            <calcext:condition calcext:apply-style-name="cellule histoire" calcext:value="contains-text(&quot;Leave&quot;)" calcext:base-cell-address="'Ile Taverne'.F34"/>
            <calcext:condition calcext:apply-style-name="cellule choice" calcext:value="contains-text(&quot;Choice&quot;)" calcext:base-cell-address="'Ile Taverne'.F34"/>
            <calcext:condition calcext:apply-style-name="cellule d'erreur" calcext:value="!=&quot;&quot;" calcext:base-cell-address="'Ile Taverne'.F34"/>
          </calcext:conditional-format>
          <calcext:conditional-format calcext:target-range-address="'Ile Taverne'.F34:'Ile Taverne'.F34">
            <calcext:condition calcext:apply-style-name="cellule histoire" calcext:value="contains-text(&quot;GoTo&quot;)" calcext:base-cell-address="'Ile Taverne'.F34"/>
            <calcext:condition calcext:apply-style-name="cellule histoire" calcext:value="contains-text(&quot;Conclude&quot;)" calcext:base-cell-address="'Ile Taverne'.F34"/>
            <calcext:condition calcext:apply-style-name="cellule random" calcext:value="contains-text(&quot;RandomPercent&quot;)" calcext:base-cell-address="'Ile Taverne'.F34"/>
            <calcext:condition calcext:apply-style-name="cellule random" calcext:value="contains-text(&quot;RandomRange&quot;)" calcext:base-cell-address="'Ile Taverne'.F34"/>
            <calcext:condition calcext:apply-style-name="cellule personnages" calcext:value="contains-text(&quot;NewCrew&quot;)" calcext:base-cell-address="'Ile Taverne'.F34"/>
            <calcext:condition calcext:apply-style-name="cellule personnages" calcext:value="contains-text(&quot;NewCharacter&quot;)" calcext:base-cell-address="'Ile Taverne'.F34"/>
            <calcext:condition calcext:apply-style-name="cellule personnages" calcext:value="contains-text(&quot;HideOther&quot;)" calcext:base-cell-address="'Ile Taverne'.F34"/>
            <calcext:condition calcext:apply-style-name="cellule personnages" calcext:value="contains-text(&quot;DeleteOther&quot;)" calcext:base-cell-address="'Ile Taverne'.F34"/>
            <calcext:condition calcext:apply-style-name="cellule narrateur" calcext:value="contains-text(&quot;Narrator&quot;)" calcext:base-cell-address="'Ile Taverne'.F34"/>
            <calcext:condition calcext:apply-style-name="cellule set choice" calcext:value="contains-text(&quot;SetChoices&quot;)" calcext:base-cell-address="'Ile Taverne'.F34"/>
            <calcext:condition calcext:apply-style-name="cellule dialogues" calcext:value="contains-text(&quot;PlayerSpeak&quot;)" calcext:base-cell-address="'Ile Taverne'.F34"/>
            <calcext:condition calcext:apply-style-name="cellule dialogues" calcext:value="contains-text(&quot;OtherSpeak&quot;)" calcext:base-cell-address="'Ile Taverne'.F34"/>
            <calcext:condition calcext:apply-style-name="cellule argent" calcext:value="contains-text(&quot;CheckGold&quot;)" calcext:base-cell-address="'Ile Taverne'.F34"/>
            <calcext:condition calcext:apply-style-name="cellule argent" calcext:value="contains-text(&quot;RemoveGold&quot;)" calcext:base-cell-address="'Ile Taverne'.F34"/>
            <calcext:condition calcext:apply-style-name="cellule argent" calcext:value="contains-text(&quot;AddGold&quot;)" calcext:base-cell-address="'Ile Taverne'.F34"/>
            <calcext:condition calcext:apply-style-name="cellule argent" calcext:value="contains-text(&quot;Loot&quot;)" calcext:base-cell-address="'Ile Taverne'.F34"/>
            <calcext:condition calcext:apply-style-name="cellule argent" calcext:value="contains-text(&quot;Trade&quot;)" calcext:base-cell-address="'Ile Taverne'.F34"/>
            <calcext:condition calcext:apply-style-name="cellule combat" calcext:value="contains-text(&quot;LaunchCombat&quot;)" calcext:base-cell-address="'Ile Taverne'.F34"/>
            <calcext:condition calcext:apply-style-name="cellule indice" calcext:value="contains-text(&quot;CheckFormula&quot;)" calcext:base-cell-address="'Ile Taverne'.F34"/>
            <calcext:condition calcext:apply-style-name="cellule indice" calcext:value="contains-text(&quot;GiveDirection&quot;)" calcext:base-cell-address="'Ile Taverne'.F34"/>
            <calcext:condition calcext:apply-style-name="cellule temps" calcext:value="contains-text(&quot;SetWeather&quot;)" calcext:base-cell-address="'Ile Taverne'.F34"/>
            <calcext:condition calcext:apply-style-name="cellule temps" calcext:value="contains-text(&quot;SwitchWeather&quot;)" calcext:base-cell-address="'Ile Taverne'.F34"/>
            <calcext:condition calcext:apply-style-name="cellule temps" calcext:value="contains-text(&quot;NextDay&quot;)" calcext:base-cell-address="'Ile Taverne'.F34"/>
            <calcext:condition calcext:apply-style-name="cellule temps" calcext:value="contains-text(&quot;CheckDay&quot;)" calcext:base-cell-address="'Ile Taverne'.F34"/>
            <calcext:condition calcext:apply-style-name="cellule histoire" calcext:value="contains-text(&quot;Leave&quot;)" calcext:base-cell-address="'Ile Taverne'.F34"/>
            <calcext:condition calcext:apply-style-name="cellule choice" calcext:value="contains-text(&quot;Choice&quot;)" calcext:base-cell-address="'Ile Taverne'.F34"/>
            <calcext:condition calcext:apply-style-name="cellule d'erreur" calcext:value="!=&quot;&quot;" calcext:base-cell-address="'Ile Taverne'.F34"/>
          </calcext:conditional-format>
          <calcext:conditional-format calcext:target-range-address="'Ile Taverne'.E34:'Ile Taverne'.E34">
            <calcext:condition calcext:apply-style-name="cellule histoire" calcext:value="contains-text(&quot;GoTo&quot;)" calcext:base-cell-address="'Ile Taverne'.E34"/>
            <calcext:condition calcext:apply-style-name="cellule histoire" calcext:value="contains-text(&quot;Conclude&quot;)" calcext:base-cell-address="'Ile Taverne'.E34"/>
            <calcext:condition calcext:apply-style-name="cellule random" calcext:value="contains-text(&quot;RandomPercent&quot;)" calcext:base-cell-address="'Ile Taverne'.E34"/>
            <calcext:condition calcext:apply-style-name="cellule random" calcext:value="contains-text(&quot;RandomRange&quot;)" calcext:base-cell-address="'Ile Taverne'.E34"/>
            <calcext:condition calcext:apply-style-name="cellule personnages" calcext:value="contains-text(&quot;NewCrew&quot;)" calcext:base-cell-address="'Ile Taverne'.E34"/>
            <calcext:condition calcext:apply-style-name="cellule personnages" calcext:value="contains-text(&quot;NewCharacter&quot;)" calcext:base-cell-address="'Ile Taverne'.E34"/>
            <calcext:condition calcext:apply-style-name="cellule personnages" calcext:value="contains-text(&quot;HideOther&quot;)" calcext:base-cell-address="'Ile Taverne'.E34"/>
            <calcext:condition calcext:apply-style-name="cellule personnages" calcext:value="contains-text(&quot;DeleteOther&quot;)" calcext:base-cell-address="'Ile Taverne'.E34"/>
            <calcext:condition calcext:apply-style-name="cellule narrateur" calcext:value="contains-text(&quot;Narrator&quot;)" calcext:base-cell-address="'Ile Taverne'.E34"/>
            <calcext:condition calcext:apply-style-name="cellule set choice" calcext:value="contains-text(&quot;SetChoices&quot;)" calcext:base-cell-address="'Ile Taverne'.E34"/>
            <calcext:condition calcext:apply-style-name="cellule dialogues" calcext:value="contains-text(&quot;PlayerSpeak&quot;)" calcext:base-cell-address="'Ile Taverne'.E34"/>
            <calcext:condition calcext:apply-style-name="cellule dialogues" calcext:value="contains-text(&quot;OtherSpeak&quot;)" calcext:base-cell-address="'Ile Taverne'.E34"/>
            <calcext:condition calcext:apply-style-name="cellule argent" calcext:value="contains-text(&quot;CheckGold&quot;)" calcext:base-cell-address="'Ile Taverne'.E34"/>
            <calcext:condition calcext:apply-style-name="cellule argent" calcext:value="contains-text(&quot;RemoveGold&quot;)" calcext:base-cell-address="'Ile Taverne'.E34"/>
            <calcext:condition calcext:apply-style-name="cellule argent" calcext:value="contains-text(&quot;AddGold&quot;)" calcext:base-cell-address="'Ile Taverne'.E34"/>
            <calcext:condition calcext:apply-style-name="cellule argent" calcext:value="contains-text(&quot;Loot&quot;)" calcext:base-cell-address="'Ile Taverne'.E34"/>
            <calcext:condition calcext:apply-style-name="cellule argent" calcext:value="contains-text(&quot;Trade&quot;)" calcext:base-cell-address="'Ile Taverne'.E34"/>
            <calcext:condition calcext:apply-style-name="cellule combat" calcext:value="contains-text(&quot;LaunchCombat&quot;)" calcext:base-cell-address="'Ile Taverne'.E34"/>
            <calcext:condition calcext:apply-style-name="cellule indice" calcext:value="contains-text(&quot;CheckFormula&quot;)" calcext:base-cell-address="'Ile Taverne'.E34"/>
            <calcext:condition calcext:apply-style-name="cellule indice" calcext:value="contains-text(&quot;GiveDirection&quot;)" calcext:base-cell-address="'Ile Taverne'.E34"/>
            <calcext:condition calcext:apply-style-name="cellule temps" calcext:value="contains-text(&quot;SetWeather&quot;)" calcext:base-cell-address="'Ile Taverne'.E34"/>
            <calcext:condition calcext:apply-style-name="cellule temps" calcext:value="contains-text(&quot;SwitchWeather&quot;)" calcext:base-cell-address="'Ile Taverne'.E34"/>
            <calcext:condition calcext:apply-style-name="cellule temps" calcext:value="contains-text(&quot;NextDay&quot;)" calcext:base-cell-address="'Ile Taverne'.E34"/>
            <calcext:condition calcext:apply-style-name="cellule temps" calcext:value="contains-text(&quot;CheckDay&quot;)" calcext:base-cell-address="'Ile Taverne'.E34"/>
            <calcext:condition calcext:apply-style-name="cellule histoire" calcext:value="contains-text(&quot;Leave&quot;)" calcext:base-cell-address="'Ile Taverne'.E34"/>
            <calcext:condition calcext:apply-style-name="cellule choice" calcext:value="contains-text(&quot;Choice&quot;)" calcext:base-cell-address="'Ile Taverne'.E34"/>
            <calcext:condition calcext:apply-style-name="cellule d'erreur" calcext:value="!=&quot;&quot;" calcext:base-cell-address="'Ile Taverne'.E34"/>
          </calcext:conditional-format>
          <calcext:conditional-format calcext:target-range-address="'Ile Taverne'.E34:'Ile Taverne'.E34">
            <calcext:condition calcext:apply-style-name="cellule histoire" calcext:value="contains-text(&quot;GoTo&quot;)" calcext:base-cell-address="'Ile Taverne'.E34"/>
            <calcext:condition calcext:apply-style-name="cellule histoire" calcext:value="contains-text(&quot;Conclude&quot;)" calcext:base-cell-address="'Ile Taverne'.E34"/>
            <calcext:condition calcext:apply-style-name="cellule random" calcext:value="contains-text(&quot;RandomPercent&quot;)" calcext:base-cell-address="'Ile Taverne'.E34"/>
            <calcext:condition calcext:apply-style-name="cellule random" calcext:value="contains-text(&quot;RandomRange&quot;)" calcext:base-cell-address="'Ile Taverne'.E34"/>
            <calcext:condition calcext:apply-style-name="cellule personnages" calcext:value="contains-text(&quot;NewCrew&quot;)" calcext:base-cell-address="'Ile Taverne'.E34"/>
            <calcext:condition calcext:apply-style-name="cellule personnages" calcext:value="contains-text(&quot;NewCharacter&quot;)" calcext:base-cell-address="'Ile Taverne'.E34"/>
            <calcext:condition calcext:apply-style-name="cellule personnages" calcext:value="contains-text(&quot;HideOther&quot;)" calcext:base-cell-address="'Ile Taverne'.E34"/>
            <calcext:condition calcext:apply-style-name="cellule personnages" calcext:value="contains-text(&quot;DeleteOther&quot;)" calcext:base-cell-address="'Ile Taverne'.E34"/>
            <calcext:condition calcext:apply-style-name="cellule narrateur" calcext:value="contains-text(&quot;Narrator&quot;)" calcext:base-cell-address="'Ile Taverne'.E34"/>
            <calcext:condition calcext:apply-style-name="cellule set choice" calcext:value="contains-text(&quot;SetChoices&quot;)" calcext:base-cell-address="'Ile Taverne'.E34"/>
            <calcext:condition calcext:apply-style-name="cellule dialogues" calcext:value="contains-text(&quot;PlayerSpeak&quot;)" calcext:base-cell-address="'Ile Taverne'.E34"/>
            <calcext:condition calcext:apply-style-name="cellule dialogues" calcext:value="contains-text(&quot;OtherSpeak&quot;)" calcext:base-cell-address="'Ile Taverne'.E34"/>
            <calcext:condition calcext:apply-style-name="cellule argent" calcext:value="contains-text(&quot;CheckGold&quot;)" calcext:base-cell-address="'Ile Taverne'.E34"/>
            <calcext:condition calcext:apply-style-name="cellule argent" calcext:value="contains-text(&quot;RemoveGold&quot;)" calcext:base-cell-address="'Ile Taverne'.E34"/>
            <calcext:condition calcext:apply-style-name="cellule argent" calcext:value="contains-text(&quot;AddGold&quot;)" calcext:base-cell-address="'Ile Taverne'.E34"/>
            <calcext:condition calcext:apply-style-name="cellule argent" calcext:value="contains-text(&quot;Loot&quot;)" calcext:base-cell-address="'Ile Taverne'.E34"/>
            <calcext:condition calcext:apply-style-name="cellule argent" calcext:value="contains-text(&quot;Trade&quot;)" calcext:base-cell-address="'Ile Taverne'.E34"/>
            <calcext:condition calcext:apply-style-name="cellule combat" calcext:value="contains-text(&quot;LaunchCombat&quot;)" calcext:base-cell-address="'Ile Taverne'.E34"/>
            <calcext:condition calcext:apply-style-name="cellule indice" calcext:value="contains-text(&quot;CheckFormula&quot;)" calcext:base-cell-address="'Ile Taverne'.E34"/>
            <calcext:condition calcext:apply-style-name="cellule indice" calcext:value="contains-text(&quot;GiveDirection&quot;)" calcext:base-cell-address="'Ile Taverne'.E34"/>
            <calcext:condition calcext:apply-style-name="cellule temps" calcext:value="contains-text(&quot;SetWeather&quot;)" calcext:base-cell-address="'Ile Taverne'.E34"/>
            <calcext:condition calcext:apply-style-name="cellule temps" calcext:value="contains-text(&quot;SwitchWeather&quot;)" calcext:base-cell-address="'Ile Taverne'.E34"/>
            <calcext:condition calcext:apply-style-name="cellule temps" calcext:value="contains-text(&quot;NextDay&quot;)" calcext:base-cell-address="'Ile Taverne'.E34"/>
            <calcext:condition calcext:apply-style-name="cellule temps" calcext:value="contains-text(&quot;CheckDay&quot;)" calcext:base-cell-address="'Ile Taverne'.E34"/>
            <calcext:condition calcext:apply-style-name="cellule histoire" calcext:value="contains-text(&quot;Leave&quot;)" calcext:base-cell-address="'Ile Taverne'.E34"/>
            <calcext:condition calcext:apply-style-name="cellule choice" calcext:value="contains-text(&quot;Choice&quot;)" calcext:base-cell-address="'Ile Taverne'.E34"/>
            <calcext:condition calcext:apply-style-name="cellule d'erreur" calcext:value="!=&quot;&quot;" calcext:base-cell-address="'Ile Taverne'.E34"/>
          </calcext:conditional-format>
          <calcext:conditional-format calcext:target-range-address="'Ile Taverne'.F35:'Ile Taverne'.F35">
            <calcext:condition calcext:apply-style-name="cellule histoire" calcext:value="contains-text(&quot;GoTo&quot;)" calcext:base-cell-address="'Ile Taverne'.F35"/>
            <calcext:condition calcext:apply-style-name="cellule histoire" calcext:value="contains-text(&quot;Conclude&quot;)" calcext:base-cell-address="'Ile Taverne'.F35"/>
            <calcext:condition calcext:apply-style-name="cellule random" calcext:value="contains-text(&quot;RandomPercent&quot;)" calcext:base-cell-address="'Ile Taverne'.F35"/>
            <calcext:condition calcext:apply-style-name="cellule random" calcext:value="contains-text(&quot;RandomRange&quot;)" calcext:base-cell-address="'Ile Taverne'.F35"/>
            <calcext:condition calcext:apply-style-name="cellule personnages" calcext:value="contains-text(&quot;NewCrew&quot;)" calcext:base-cell-address="'Ile Taverne'.F35"/>
            <calcext:condition calcext:apply-style-name="cellule personnages" calcext:value="contains-text(&quot;NewCharacter&quot;)" calcext:base-cell-address="'Ile Taverne'.F35"/>
            <calcext:condition calcext:apply-style-name="cellule personnages" calcext:value="contains-text(&quot;HideOther&quot;)" calcext:base-cell-address="'Ile Taverne'.F35"/>
            <calcext:condition calcext:apply-style-name="cellule personnages" calcext:value="contains-text(&quot;DeleteOther&quot;)" calcext:base-cell-address="'Ile Taverne'.F35"/>
            <calcext:condition calcext:apply-style-name="cellule narrateur" calcext:value="contains-text(&quot;Narrator&quot;)" calcext:base-cell-address="'Ile Taverne'.F35"/>
            <calcext:condition calcext:apply-style-name="cellule set choice" calcext:value="contains-text(&quot;SetChoices&quot;)" calcext:base-cell-address="'Ile Taverne'.F35"/>
            <calcext:condition calcext:apply-style-name="cellule dialogues" calcext:value="contains-text(&quot;PlayerSpeak&quot;)" calcext:base-cell-address="'Ile Taverne'.F35"/>
            <calcext:condition calcext:apply-style-name="cellule dialogues" calcext:value="contains-text(&quot;OtherSpeak&quot;)" calcext:base-cell-address="'Ile Taverne'.F35"/>
            <calcext:condition calcext:apply-style-name="cellule argent" calcext:value="contains-text(&quot;CheckGold&quot;)" calcext:base-cell-address="'Ile Taverne'.F35"/>
            <calcext:condition calcext:apply-style-name="cellule argent" calcext:value="contains-text(&quot;RemoveGold&quot;)" calcext:base-cell-address="'Ile Taverne'.F35"/>
            <calcext:condition calcext:apply-style-name="cellule argent" calcext:value="contains-text(&quot;AddGold&quot;)" calcext:base-cell-address="'Ile Taverne'.F35"/>
            <calcext:condition calcext:apply-style-name="cellule argent" calcext:value="contains-text(&quot;Loot&quot;)" calcext:base-cell-address="'Ile Taverne'.F35"/>
            <calcext:condition calcext:apply-style-name="cellule argent" calcext:value="contains-text(&quot;Trade&quot;)" calcext:base-cell-address="'Ile Taverne'.F35"/>
            <calcext:condition calcext:apply-style-name="cellule combat" calcext:value="contains-text(&quot;LaunchCombat&quot;)" calcext:base-cell-address="'Ile Taverne'.F35"/>
            <calcext:condition calcext:apply-style-name="cellule indice" calcext:value="contains-text(&quot;CheckFormula&quot;)" calcext:base-cell-address="'Ile Taverne'.F35"/>
            <calcext:condition calcext:apply-style-name="cellule indice" calcext:value="contains-text(&quot;GiveDirection&quot;)" calcext:base-cell-address="'Ile Taverne'.F35"/>
            <calcext:condition calcext:apply-style-name="cellule temps" calcext:value="contains-text(&quot;SetWeather&quot;)" calcext:base-cell-address="'Ile Taverne'.F35"/>
            <calcext:condition calcext:apply-style-name="cellule temps" calcext:value="contains-text(&quot;SwitchWeather&quot;)" calcext:base-cell-address="'Ile Taverne'.F35"/>
            <calcext:condition calcext:apply-style-name="cellule temps" calcext:value="contains-text(&quot;NextDay&quot;)" calcext:base-cell-address="'Ile Taverne'.F35"/>
            <calcext:condition calcext:apply-style-name="cellule temps" calcext:value="contains-text(&quot;CheckDay&quot;)" calcext:base-cell-address="'Ile Taverne'.F35"/>
            <calcext:condition calcext:apply-style-name="cellule histoire" calcext:value="contains-text(&quot;Leave&quot;)" calcext:base-cell-address="'Ile Taverne'.F35"/>
            <calcext:condition calcext:apply-style-name="cellule choice" calcext:value="contains-text(&quot;Choice&quot;)" calcext:base-cell-address="'Ile Taverne'.F35"/>
            <calcext:condition calcext:apply-style-name="cellule d'erreur" calcext:value="!=&quot;&quot;" calcext:base-cell-address="'Ile Taverne'.F35"/>
          </calcext:conditional-format>
          <calcext:conditional-format calcext:target-range-address="'Ile Taverne'.F35:'Ile Taverne'.F35">
            <calcext:condition calcext:apply-style-name="cellule histoire" calcext:value="contains-text(&quot;GoTo&quot;)" calcext:base-cell-address="'Ile Taverne'.F35"/>
            <calcext:condition calcext:apply-style-name="cellule histoire" calcext:value="contains-text(&quot;Conclude&quot;)" calcext:base-cell-address="'Ile Taverne'.F35"/>
            <calcext:condition calcext:apply-style-name="cellule random" calcext:value="contains-text(&quot;RandomPercent&quot;)" calcext:base-cell-address="'Ile Taverne'.F35"/>
            <calcext:condition calcext:apply-style-name="cellule random" calcext:value="contains-text(&quot;RandomRange&quot;)" calcext:base-cell-address="'Ile Taverne'.F35"/>
            <calcext:condition calcext:apply-style-name="cellule personnages" calcext:value="contains-text(&quot;NewCrew&quot;)" calcext:base-cell-address="'Ile Taverne'.F35"/>
            <calcext:condition calcext:apply-style-name="cellule personnages" calcext:value="contains-text(&quot;NewCharacter&quot;)" calcext:base-cell-address="'Ile Taverne'.F35"/>
            <calcext:condition calcext:apply-style-name="cellule personnages" calcext:value="contains-text(&quot;HideOther&quot;)" calcext:base-cell-address="'Ile Taverne'.F35"/>
            <calcext:condition calcext:apply-style-name="cellule personnages" calcext:value="contains-text(&quot;DeleteOther&quot;)" calcext:base-cell-address="'Ile Taverne'.F35"/>
            <calcext:condition calcext:apply-style-name="cellule narrateur" calcext:value="contains-text(&quot;Narrator&quot;)" calcext:base-cell-address="'Ile Taverne'.F35"/>
            <calcext:condition calcext:apply-style-name="cellule set choice" calcext:value="contains-text(&quot;SetChoices&quot;)" calcext:base-cell-address="'Ile Taverne'.F35"/>
            <calcext:condition calcext:apply-style-name="cellule dialogues" calcext:value="contains-text(&quot;PlayerSpeak&quot;)" calcext:base-cell-address="'Ile Taverne'.F35"/>
            <calcext:condition calcext:apply-style-name="cellule dialogues" calcext:value="contains-text(&quot;OtherSpeak&quot;)" calcext:base-cell-address="'Ile Taverne'.F35"/>
            <calcext:condition calcext:apply-style-name="cellule argent" calcext:value="contains-text(&quot;CheckGold&quot;)" calcext:base-cell-address="'Ile Taverne'.F35"/>
            <calcext:condition calcext:apply-style-name="cellule argent" calcext:value="contains-text(&quot;RemoveGold&quot;)" calcext:base-cell-address="'Ile Taverne'.F35"/>
            <calcext:condition calcext:apply-style-name="cellule argent" calcext:value="contains-text(&quot;AddGold&quot;)" calcext:base-cell-address="'Ile Taverne'.F35"/>
            <calcext:condition calcext:apply-style-name="cellule argent" calcext:value="contains-text(&quot;Loot&quot;)" calcext:base-cell-address="'Ile Taverne'.F35"/>
            <calcext:condition calcext:apply-style-name="cellule argent" calcext:value="contains-text(&quot;Trade&quot;)" calcext:base-cell-address="'Ile Taverne'.F35"/>
            <calcext:condition calcext:apply-style-name="cellule combat" calcext:value="contains-text(&quot;LaunchCombat&quot;)" calcext:base-cell-address="'Ile Taverne'.F35"/>
            <calcext:condition calcext:apply-style-name="cellule indice" calcext:value="contains-text(&quot;CheckFormula&quot;)" calcext:base-cell-address="'Ile Taverne'.F35"/>
            <calcext:condition calcext:apply-style-name="cellule indice" calcext:value="contains-text(&quot;GiveDirection&quot;)" calcext:base-cell-address="'Ile Taverne'.F35"/>
            <calcext:condition calcext:apply-style-name="cellule temps" calcext:value="contains-text(&quot;SetWeather&quot;)" calcext:base-cell-address="'Ile Taverne'.F35"/>
            <calcext:condition calcext:apply-style-name="cellule temps" calcext:value="contains-text(&quot;SwitchWeather&quot;)" calcext:base-cell-address="'Ile Taverne'.F35"/>
            <calcext:condition calcext:apply-style-name="cellule temps" calcext:value="contains-text(&quot;NextDay&quot;)" calcext:base-cell-address="'Ile Taverne'.F35"/>
            <calcext:condition calcext:apply-style-name="cellule temps" calcext:value="contains-text(&quot;CheckDay&quot;)" calcext:base-cell-address="'Ile Taverne'.F35"/>
            <calcext:condition calcext:apply-style-name="cellule histoire" calcext:value="contains-text(&quot;Leave&quot;)" calcext:base-cell-address="'Ile Taverne'.F35"/>
            <calcext:condition calcext:apply-style-name="cellule choice" calcext:value="contains-text(&quot;Choice&quot;)" calcext:base-cell-address="'Ile Taverne'.F35"/>
            <calcext:condition calcext:apply-style-name="cellule d'erreur" calcext:value="!=&quot;&quot;" calcext:base-cell-address="'Ile Taverne'.F35"/>
          </calcext:conditional-format>
          <calcext:conditional-format calcext:target-range-address="'Ile Taverne'.E35:'Ile Taverne'.E35">
            <calcext:condition calcext:apply-style-name="cellule histoire" calcext:value="contains-text(&quot;GoTo&quot;)" calcext:base-cell-address="'Ile Taverne'.E35"/>
            <calcext:condition calcext:apply-style-name="cellule histoire" calcext:value="contains-text(&quot;Conclude&quot;)" calcext:base-cell-address="'Ile Taverne'.E35"/>
            <calcext:condition calcext:apply-style-name="cellule random" calcext:value="contains-text(&quot;RandomPercent&quot;)" calcext:base-cell-address="'Ile Taverne'.E35"/>
            <calcext:condition calcext:apply-style-name="cellule random" calcext:value="contains-text(&quot;RandomRange&quot;)" calcext:base-cell-address="'Ile Taverne'.E35"/>
            <calcext:condition calcext:apply-style-name="cellule personnages" calcext:value="contains-text(&quot;NewCrew&quot;)" calcext:base-cell-address="'Ile Taverne'.E35"/>
            <calcext:condition calcext:apply-style-name="cellule personnages" calcext:value="contains-text(&quot;NewCharacter&quot;)" calcext:base-cell-address="'Ile Taverne'.E35"/>
            <calcext:condition calcext:apply-style-name="cellule personnages" calcext:value="contains-text(&quot;HideOther&quot;)" calcext:base-cell-address="'Ile Taverne'.E35"/>
            <calcext:condition calcext:apply-style-name="cellule personnages" calcext:value="contains-text(&quot;DeleteOther&quot;)" calcext:base-cell-address="'Ile Taverne'.E35"/>
            <calcext:condition calcext:apply-style-name="cellule narrateur" calcext:value="contains-text(&quot;Narrator&quot;)" calcext:base-cell-address="'Ile Taverne'.E35"/>
            <calcext:condition calcext:apply-style-name="cellule set choice" calcext:value="contains-text(&quot;SetChoices&quot;)" calcext:base-cell-address="'Ile Taverne'.E35"/>
            <calcext:condition calcext:apply-style-name="cellule dialogues" calcext:value="contains-text(&quot;PlayerSpeak&quot;)" calcext:base-cell-address="'Ile Taverne'.E35"/>
            <calcext:condition calcext:apply-style-name="cellule dialogues" calcext:value="contains-text(&quot;OtherSpeak&quot;)" calcext:base-cell-address="'Ile Taverne'.E35"/>
            <calcext:condition calcext:apply-style-name="cellule argent" calcext:value="contains-text(&quot;CheckGold&quot;)" calcext:base-cell-address="'Ile Taverne'.E35"/>
            <calcext:condition calcext:apply-style-name="cellule argent" calcext:value="contains-text(&quot;RemoveGold&quot;)" calcext:base-cell-address="'Ile Taverne'.E35"/>
            <calcext:condition calcext:apply-style-name="cellule argent" calcext:value="contains-text(&quot;AddGold&quot;)" calcext:base-cell-address="'Ile Taverne'.E35"/>
            <calcext:condition calcext:apply-style-name="cellule argent" calcext:value="contains-text(&quot;Loot&quot;)" calcext:base-cell-address="'Ile Taverne'.E35"/>
            <calcext:condition calcext:apply-style-name="cellule argent" calcext:value="contains-text(&quot;Trade&quot;)" calcext:base-cell-address="'Ile Taverne'.E35"/>
            <calcext:condition calcext:apply-style-name="cellule combat" calcext:value="contains-text(&quot;LaunchCombat&quot;)" calcext:base-cell-address="'Ile Taverne'.E35"/>
            <calcext:condition calcext:apply-style-name="cellule indice" calcext:value="contains-text(&quot;CheckFormula&quot;)" calcext:base-cell-address="'Ile Taverne'.E35"/>
            <calcext:condition calcext:apply-style-name="cellule indice" calcext:value="contains-text(&quot;GiveDirection&quot;)" calcext:base-cell-address="'Ile Taverne'.E35"/>
            <calcext:condition calcext:apply-style-name="cellule temps" calcext:value="contains-text(&quot;SetWeather&quot;)" calcext:base-cell-address="'Ile Taverne'.E35"/>
            <calcext:condition calcext:apply-style-name="cellule temps" calcext:value="contains-text(&quot;SwitchWeather&quot;)" calcext:base-cell-address="'Ile Taverne'.E35"/>
            <calcext:condition calcext:apply-style-name="cellule temps" calcext:value="contains-text(&quot;NextDay&quot;)" calcext:base-cell-address="'Ile Taverne'.E35"/>
            <calcext:condition calcext:apply-style-name="cellule temps" calcext:value="contains-text(&quot;CheckDay&quot;)" calcext:base-cell-address="'Ile Taverne'.E35"/>
            <calcext:condition calcext:apply-style-name="cellule histoire" calcext:value="contains-text(&quot;Leave&quot;)" calcext:base-cell-address="'Ile Taverne'.E35"/>
            <calcext:condition calcext:apply-style-name="cellule choice" calcext:value="contains-text(&quot;Choice&quot;)" calcext:base-cell-address="'Ile Taverne'.E35"/>
            <calcext:condition calcext:apply-style-name="cellule d'erreur" calcext:value="!=&quot;&quot;" calcext:base-cell-address="'Ile Taverne'.E35"/>
          </calcext:conditional-format>
          <calcext:conditional-format calcext:target-range-address="'Ile Taverne'.E35:'Ile Taverne'.E35">
            <calcext:condition calcext:apply-style-name="cellule histoire" calcext:value="contains-text(&quot;GoTo&quot;)" calcext:base-cell-address="'Ile Taverne'.E35"/>
            <calcext:condition calcext:apply-style-name="cellule histoire" calcext:value="contains-text(&quot;Conclude&quot;)" calcext:base-cell-address="'Ile Taverne'.E35"/>
            <calcext:condition calcext:apply-style-name="cellule random" calcext:value="contains-text(&quot;RandomPercent&quot;)" calcext:base-cell-address="'Ile Taverne'.E35"/>
            <calcext:condition calcext:apply-style-name="cellule random" calcext:value="contains-text(&quot;RandomRange&quot;)" calcext:base-cell-address="'Ile Taverne'.E35"/>
            <calcext:condition calcext:apply-style-name="cellule personnages" calcext:value="contains-text(&quot;NewCrew&quot;)" calcext:base-cell-address="'Ile Taverne'.E35"/>
            <calcext:condition calcext:apply-style-name="cellule personnages" calcext:value="contains-text(&quot;NewCharacter&quot;)" calcext:base-cell-address="'Ile Taverne'.E35"/>
            <calcext:condition calcext:apply-style-name="cellule personnages" calcext:value="contains-text(&quot;HideOther&quot;)" calcext:base-cell-address="'Ile Taverne'.E35"/>
            <calcext:condition calcext:apply-style-name="cellule personnages" calcext:value="contains-text(&quot;DeleteOther&quot;)" calcext:base-cell-address="'Ile Taverne'.E35"/>
            <calcext:condition calcext:apply-style-name="cellule narrateur" calcext:value="contains-text(&quot;Narrator&quot;)" calcext:base-cell-address="'Ile Taverne'.E35"/>
            <calcext:condition calcext:apply-style-name="cellule set choice" calcext:value="contains-text(&quot;SetChoices&quot;)" calcext:base-cell-address="'Ile Taverne'.E35"/>
            <calcext:condition calcext:apply-style-name="cellule dialogues" calcext:value="contains-text(&quot;PlayerSpeak&quot;)" calcext:base-cell-address="'Ile Taverne'.E35"/>
            <calcext:condition calcext:apply-style-name="cellule dialogues" calcext:value="contains-text(&quot;OtherSpeak&quot;)" calcext:base-cell-address="'Ile Taverne'.E35"/>
            <calcext:condition calcext:apply-style-name="cellule argent" calcext:value="contains-text(&quot;CheckGold&quot;)" calcext:base-cell-address="'Ile Taverne'.E35"/>
            <calcext:condition calcext:apply-style-name="cellule argent" calcext:value="contains-text(&quot;RemoveGold&quot;)" calcext:base-cell-address="'Ile Taverne'.E35"/>
            <calcext:condition calcext:apply-style-name="cellule argent" calcext:value="contains-text(&quot;AddGold&quot;)" calcext:base-cell-address="'Ile Taverne'.E35"/>
            <calcext:condition calcext:apply-style-name="cellule argent" calcext:value="contains-text(&quot;Loot&quot;)" calcext:base-cell-address="'Ile Taverne'.E35"/>
            <calcext:condition calcext:apply-style-name="cellule argent" calcext:value="contains-text(&quot;Trade&quot;)" calcext:base-cell-address="'Ile Taverne'.E35"/>
            <calcext:condition calcext:apply-style-name="cellule combat" calcext:value="contains-text(&quot;LaunchCombat&quot;)" calcext:base-cell-address="'Ile Taverne'.E35"/>
            <calcext:condition calcext:apply-style-name="cellule indice" calcext:value="contains-text(&quot;CheckFormula&quot;)" calcext:base-cell-address="'Ile Taverne'.E35"/>
            <calcext:condition calcext:apply-style-name="cellule indice" calcext:value="contains-text(&quot;GiveDirection&quot;)" calcext:base-cell-address="'Ile Taverne'.E35"/>
            <calcext:condition calcext:apply-style-name="cellule temps" calcext:value="contains-text(&quot;SetWeather&quot;)" calcext:base-cell-address="'Ile Taverne'.E35"/>
            <calcext:condition calcext:apply-style-name="cellule temps" calcext:value="contains-text(&quot;SwitchWeather&quot;)" calcext:base-cell-address="'Ile Taverne'.E35"/>
            <calcext:condition calcext:apply-style-name="cellule temps" calcext:value="contains-text(&quot;NextDay&quot;)" calcext:base-cell-address="'Ile Taverne'.E35"/>
            <calcext:condition calcext:apply-style-name="cellule temps" calcext:value="contains-text(&quot;CheckDay&quot;)" calcext:base-cell-address="'Ile Taverne'.E35"/>
            <calcext:condition calcext:apply-style-name="cellule histoire" calcext:value="contains-text(&quot;Leave&quot;)" calcext:base-cell-address="'Ile Taverne'.E35"/>
            <calcext:condition calcext:apply-style-name="cellule choice" calcext:value="contains-text(&quot;Choice&quot;)" calcext:base-cell-address="'Ile Taverne'.E35"/>
            <calcext:condition calcext:apply-style-name="cellule d'erreur" calcext:value="!=&quot;&quot;" calcext:base-cell-address="'Ile Taverne'.E35"/>
          </calcext:conditional-format>
          <calcext:conditional-format calcext:target-range-address="'Ile Taverne'.F36:'Ile Taverne'.F36">
            <calcext:condition calcext:apply-style-name="cellule histoire" calcext:value="contains-text(&quot;GoTo&quot;)" calcext:base-cell-address="'Ile Taverne'.F36"/>
            <calcext:condition calcext:apply-style-name="cellule histoire" calcext:value="contains-text(&quot;Conclude&quot;)" calcext:base-cell-address="'Ile Taverne'.F36"/>
            <calcext:condition calcext:apply-style-name="cellule random" calcext:value="contains-text(&quot;RandomPercent&quot;)" calcext:base-cell-address="'Ile Taverne'.F36"/>
            <calcext:condition calcext:apply-style-name="cellule random" calcext:value="contains-text(&quot;RandomRange&quot;)" calcext:base-cell-address="'Ile Taverne'.F36"/>
            <calcext:condition calcext:apply-style-name="cellule personnages" calcext:value="contains-text(&quot;NewCrew&quot;)" calcext:base-cell-address="'Ile Taverne'.F36"/>
            <calcext:condition calcext:apply-style-name="cellule personnages" calcext:value="contains-text(&quot;NewCharacter&quot;)" calcext:base-cell-address="'Ile Taverne'.F36"/>
            <calcext:condition calcext:apply-style-name="cellule personnages" calcext:value="contains-text(&quot;HideOther&quot;)" calcext:base-cell-address="'Ile Taverne'.F36"/>
            <calcext:condition calcext:apply-style-name="cellule personnages" calcext:value="contains-text(&quot;DeleteOther&quot;)" calcext:base-cell-address="'Ile Taverne'.F36"/>
            <calcext:condition calcext:apply-style-name="cellule narrateur" calcext:value="contains-text(&quot;Narrator&quot;)" calcext:base-cell-address="'Ile Taverne'.F36"/>
            <calcext:condition calcext:apply-style-name="cellule set choice" calcext:value="contains-text(&quot;SetChoices&quot;)" calcext:base-cell-address="'Ile Taverne'.F36"/>
            <calcext:condition calcext:apply-style-name="cellule dialogues" calcext:value="contains-text(&quot;PlayerSpeak&quot;)" calcext:base-cell-address="'Ile Taverne'.F36"/>
            <calcext:condition calcext:apply-style-name="cellule dialogues" calcext:value="contains-text(&quot;OtherSpeak&quot;)" calcext:base-cell-address="'Ile Taverne'.F36"/>
            <calcext:condition calcext:apply-style-name="cellule argent" calcext:value="contains-text(&quot;CheckGold&quot;)" calcext:base-cell-address="'Ile Taverne'.F36"/>
            <calcext:condition calcext:apply-style-name="cellule argent" calcext:value="contains-text(&quot;RemoveGold&quot;)" calcext:base-cell-address="'Ile Taverne'.F36"/>
            <calcext:condition calcext:apply-style-name="cellule argent" calcext:value="contains-text(&quot;AddGold&quot;)" calcext:base-cell-address="'Ile Taverne'.F36"/>
            <calcext:condition calcext:apply-style-name="cellule argent" calcext:value="contains-text(&quot;Loot&quot;)" calcext:base-cell-address="'Ile Taverne'.F36"/>
            <calcext:condition calcext:apply-style-name="cellule argent" calcext:value="contains-text(&quot;Trade&quot;)" calcext:base-cell-address="'Ile Taverne'.F36"/>
            <calcext:condition calcext:apply-style-name="cellule combat" calcext:value="contains-text(&quot;LaunchCombat&quot;)" calcext:base-cell-address="'Ile Taverne'.F36"/>
            <calcext:condition calcext:apply-style-name="cellule indice" calcext:value="contains-text(&quot;CheckFormula&quot;)" calcext:base-cell-address="'Ile Taverne'.F36"/>
            <calcext:condition calcext:apply-style-name="cellule indice" calcext:value="contains-text(&quot;GiveDirection&quot;)" calcext:base-cell-address="'Ile Taverne'.F36"/>
            <calcext:condition calcext:apply-style-name="cellule temps" calcext:value="contains-text(&quot;SetWeather&quot;)" calcext:base-cell-address="'Ile Taverne'.F36"/>
            <calcext:condition calcext:apply-style-name="cellule temps" calcext:value="contains-text(&quot;SwitchWeather&quot;)" calcext:base-cell-address="'Ile Taverne'.F36"/>
            <calcext:condition calcext:apply-style-name="cellule temps" calcext:value="contains-text(&quot;NextDay&quot;)" calcext:base-cell-address="'Ile Taverne'.F36"/>
            <calcext:condition calcext:apply-style-name="cellule temps" calcext:value="contains-text(&quot;CheckDay&quot;)" calcext:base-cell-address="'Ile Taverne'.F36"/>
            <calcext:condition calcext:apply-style-name="cellule histoire" calcext:value="contains-text(&quot;Leave&quot;)" calcext:base-cell-address="'Ile Taverne'.F36"/>
            <calcext:condition calcext:apply-style-name="cellule choice" calcext:value="contains-text(&quot;Choice&quot;)" calcext:base-cell-address="'Ile Taverne'.F36"/>
            <calcext:condition calcext:apply-style-name="cellule d'erreur" calcext:value="!=&quot;&quot;" calcext:base-cell-address="'Ile Taverne'.F36"/>
          </calcext:conditional-format>
          <calcext:conditional-format calcext:target-range-address="'Ile Taverne'.F36:'Ile Taverne'.F36">
            <calcext:condition calcext:apply-style-name="cellule histoire" calcext:value="contains-text(&quot;GoTo&quot;)" calcext:base-cell-address="'Ile Taverne'.F36"/>
            <calcext:condition calcext:apply-style-name="cellule histoire" calcext:value="contains-text(&quot;Conclude&quot;)" calcext:base-cell-address="'Ile Taverne'.F36"/>
            <calcext:condition calcext:apply-style-name="cellule random" calcext:value="contains-text(&quot;RandomPercent&quot;)" calcext:base-cell-address="'Ile Taverne'.F36"/>
            <calcext:condition calcext:apply-style-name="cellule random" calcext:value="contains-text(&quot;RandomRange&quot;)" calcext:base-cell-address="'Ile Taverne'.F36"/>
            <calcext:condition calcext:apply-style-name="cellule personnages" calcext:value="contains-text(&quot;NewCrew&quot;)" calcext:base-cell-address="'Ile Taverne'.F36"/>
            <calcext:condition calcext:apply-style-name="cellule personnages" calcext:value="contains-text(&quot;NewCharacter&quot;)" calcext:base-cell-address="'Ile Taverne'.F36"/>
            <calcext:condition calcext:apply-style-name="cellule personnages" calcext:value="contains-text(&quot;HideOther&quot;)" calcext:base-cell-address="'Ile Taverne'.F36"/>
            <calcext:condition calcext:apply-style-name="cellule personnages" calcext:value="contains-text(&quot;DeleteOther&quot;)" calcext:base-cell-address="'Ile Taverne'.F36"/>
            <calcext:condition calcext:apply-style-name="cellule narrateur" calcext:value="contains-text(&quot;Narrator&quot;)" calcext:base-cell-address="'Ile Taverne'.F36"/>
            <calcext:condition calcext:apply-style-name="cellule set choice" calcext:value="contains-text(&quot;SetChoices&quot;)" calcext:base-cell-address="'Ile Taverne'.F36"/>
            <calcext:condition calcext:apply-style-name="cellule dialogues" calcext:value="contains-text(&quot;PlayerSpeak&quot;)" calcext:base-cell-address="'Ile Taverne'.F36"/>
            <calcext:condition calcext:apply-style-name="cellule dialogues" calcext:value="contains-text(&quot;OtherSpeak&quot;)" calcext:base-cell-address="'Ile Taverne'.F36"/>
            <calcext:condition calcext:apply-style-name="cellule argent" calcext:value="contains-text(&quot;CheckGold&quot;)" calcext:base-cell-address="'Ile Taverne'.F36"/>
            <calcext:condition calcext:apply-style-name="cellule argent" calcext:value="contains-text(&quot;RemoveGold&quot;)" calcext:base-cell-address="'Ile Taverne'.F36"/>
            <calcext:condition calcext:apply-style-name="cellule argent" calcext:value="contains-text(&quot;AddGold&quot;)" calcext:base-cell-address="'Ile Taverne'.F36"/>
            <calcext:condition calcext:apply-style-name="cellule argent" calcext:value="contains-text(&quot;Loot&quot;)" calcext:base-cell-address="'Ile Taverne'.F36"/>
            <calcext:condition calcext:apply-style-name="cellule argent" calcext:value="contains-text(&quot;Trade&quot;)" calcext:base-cell-address="'Ile Taverne'.F36"/>
            <calcext:condition calcext:apply-style-name="cellule combat" calcext:value="contains-text(&quot;LaunchCombat&quot;)" calcext:base-cell-address="'Ile Taverne'.F36"/>
            <calcext:condition calcext:apply-style-name="cellule indice" calcext:value="contains-text(&quot;CheckFormula&quot;)" calcext:base-cell-address="'Ile Taverne'.F36"/>
            <calcext:condition calcext:apply-style-name="cellule indice" calcext:value="contains-text(&quot;GiveDirection&quot;)" calcext:base-cell-address="'Ile Taverne'.F36"/>
            <calcext:condition calcext:apply-style-name="cellule temps" calcext:value="contains-text(&quot;SetWeather&quot;)" calcext:base-cell-address="'Ile Taverne'.F36"/>
            <calcext:condition calcext:apply-style-name="cellule temps" calcext:value="contains-text(&quot;SwitchWeather&quot;)" calcext:base-cell-address="'Ile Taverne'.F36"/>
            <calcext:condition calcext:apply-style-name="cellule temps" calcext:value="contains-text(&quot;NextDay&quot;)" calcext:base-cell-address="'Ile Taverne'.F36"/>
            <calcext:condition calcext:apply-style-name="cellule temps" calcext:value="contains-text(&quot;CheckDay&quot;)" calcext:base-cell-address="'Ile Taverne'.F36"/>
            <calcext:condition calcext:apply-style-name="cellule histoire" calcext:value="contains-text(&quot;Leave&quot;)" calcext:base-cell-address="'Ile Taverne'.F36"/>
            <calcext:condition calcext:apply-style-name="cellule choice" calcext:value="contains-text(&quot;Choice&quot;)" calcext:base-cell-address="'Ile Taverne'.F36"/>
            <calcext:condition calcext:apply-style-name="cellule d'erreur" calcext:value="!=&quot;&quot;" calcext:base-cell-address="'Ile Taverne'.F36"/>
          </calcext:conditional-format>
          <calcext:conditional-format calcext:target-range-address="'Ile Taverne'.E36:'Ile Taverne'.E36">
            <calcext:condition calcext:apply-style-name="cellule histoire" calcext:value="contains-text(&quot;GoTo&quot;)" calcext:base-cell-address="'Ile Taverne'.E36"/>
            <calcext:condition calcext:apply-style-name="cellule histoire" calcext:value="contains-text(&quot;Conclude&quot;)" calcext:base-cell-address="'Ile Taverne'.E36"/>
            <calcext:condition calcext:apply-style-name="cellule random" calcext:value="contains-text(&quot;RandomPercent&quot;)" calcext:base-cell-address="'Ile Taverne'.E36"/>
            <calcext:condition calcext:apply-style-name="cellule random" calcext:value="contains-text(&quot;RandomRange&quot;)" calcext:base-cell-address="'Ile Taverne'.E36"/>
            <calcext:condition calcext:apply-style-name="cellule personnages" calcext:value="contains-text(&quot;NewCrew&quot;)" calcext:base-cell-address="'Ile Taverne'.E36"/>
            <calcext:condition calcext:apply-style-name="cellule personnages" calcext:value="contains-text(&quot;NewCharacter&quot;)" calcext:base-cell-address="'Ile Taverne'.E36"/>
            <calcext:condition calcext:apply-style-name="cellule personnages" calcext:value="contains-text(&quot;HideOther&quot;)" calcext:base-cell-address="'Ile Taverne'.E36"/>
            <calcext:condition calcext:apply-style-name="cellule personnages" calcext:value="contains-text(&quot;DeleteOther&quot;)" calcext:base-cell-address="'Ile Taverne'.E36"/>
            <calcext:condition calcext:apply-style-name="cellule narrateur" calcext:value="contains-text(&quot;Narrator&quot;)" calcext:base-cell-address="'Ile Taverne'.E36"/>
            <calcext:condition calcext:apply-style-name="cellule set choice" calcext:value="contains-text(&quot;SetChoices&quot;)" calcext:base-cell-address="'Ile Taverne'.E36"/>
            <calcext:condition calcext:apply-style-name="cellule dialogues" calcext:value="contains-text(&quot;PlayerSpeak&quot;)" calcext:base-cell-address="'Ile Taverne'.E36"/>
            <calcext:condition calcext:apply-style-name="cellule dialogues" calcext:value="contains-text(&quot;OtherSpeak&quot;)" calcext:base-cell-address="'Ile Taverne'.E36"/>
            <calcext:condition calcext:apply-style-name="cellule argent" calcext:value="contains-text(&quot;CheckGold&quot;)" calcext:base-cell-address="'Ile Taverne'.E36"/>
            <calcext:condition calcext:apply-style-name="cellule argent" calcext:value="contains-text(&quot;RemoveGold&quot;)" calcext:base-cell-address="'Ile Taverne'.E36"/>
            <calcext:condition calcext:apply-style-name="cellule argent" calcext:value="contains-text(&quot;AddGold&quot;)" calcext:base-cell-address="'Ile Taverne'.E36"/>
            <calcext:condition calcext:apply-style-name="cellule argent" calcext:value="contains-text(&quot;Loot&quot;)" calcext:base-cell-address="'Ile Taverne'.E36"/>
            <calcext:condition calcext:apply-style-name="cellule argent" calcext:value="contains-text(&quot;Trade&quot;)" calcext:base-cell-address="'Ile Taverne'.E36"/>
            <calcext:condition calcext:apply-style-name="cellule combat" calcext:value="contains-text(&quot;LaunchCombat&quot;)" calcext:base-cell-address="'Ile Taverne'.E36"/>
            <calcext:condition calcext:apply-style-name="cellule indice" calcext:value="contains-text(&quot;CheckFormula&quot;)" calcext:base-cell-address="'Ile Taverne'.E36"/>
            <calcext:condition calcext:apply-style-name="cellule indice" calcext:value="contains-text(&quot;GiveDirection&quot;)" calcext:base-cell-address="'Ile Taverne'.E36"/>
            <calcext:condition calcext:apply-style-name="cellule temps" calcext:value="contains-text(&quot;SetWeather&quot;)" calcext:base-cell-address="'Ile Taverne'.E36"/>
            <calcext:condition calcext:apply-style-name="cellule temps" calcext:value="contains-text(&quot;SwitchWeather&quot;)" calcext:base-cell-address="'Ile Taverne'.E36"/>
            <calcext:condition calcext:apply-style-name="cellule temps" calcext:value="contains-text(&quot;NextDay&quot;)" calcext:base-cell-address="'Ile Taverne'.E36"/>
            <calcext:condition calcext:apply-style-name="cellule temps" calcext:value="contains-text(&quot;CheckDay&quot;)" calcext:base-cell-address="'Ile Taverne'.E36"/>
            <calcext:condition calcext:apply-style-name="cellule histoire" calcext:value="contains-text(&quot;Leave&quot;)" calcext:base-cell-address="'Ile Taverne'.E36"/>
            <calcext:condition calcext:apply-style-name="cellule choice" calcext:value="contains-text(&quot;Choice&quot;)" calcext:base-cell-address="'Ile Taverne'.E36"/>
            <calcext:condition calcext:apply-style-name="cellule d'erreur" calcext:value="!=&quot;&quot;" calcext:base-cell-address="'Ile Taverne'.E36"/>
          </calcext:conditional-format>
          <calcext:conditional-format calcext:target-range-address="'Ile Taverne'.E36:'Ile Taverne'.E36">
            <calcext:condition calcext:apply-style-name="cellule histoire" calcext:value="contains-text(&quot;GoTo&quot;)" calcext:base-cell-address="'Ile Taverne'.E36"/>
            <calcext:condition calcext:apply-style-name="cellule histoire" calcext:value="contains-text(&quot;Conclude&quot;)" calcext:base-cell-address="'Ile Taverne'.E36"/>
            <calcext:condition calcext:apply-style-name="cellule random" calcext:value="contains-text(&quot;RandomPercent&quot;)" calcext:base-cell-address="'Ile Taverne'.E36"/>
            <calcext:condition calcext:apply-style-name="cellule random" calcext:value="contains-text(&quot;RandomRange&quot;)" calcext:base-cell-address="'Ile Taverne'.E36"/>
            <calcext:condition calcext:apply-style-name="cellule personnages" calcext:value="contains-text(&quot;NewCrew&quot;)" calcext:base-cell-address="'Ile Taverne'.E36"/>
            <calcext:condition calcext:apply-style-name="cellule personnages" calcext:value="contains-text(&quot;NewCharacter&quot;)" calcext:base-cell-address="'Ile Taverne'.E36"/>
            <calcext:condition calcext:apply-style-name="cellule personnages" calcext:value="contains-text(&quot;HideOther&quot;)" calcext:base-cell-address="'Ile Taverne'.E36"/>
            <calcext:condition calcext:apply-style-name="cellule personnages" calcext:value="contains-text(&quot;DeleteOther&quot;)" calcext:base-cell-address="'Ile Taverne'.E36"/>
            <calcext:condition calcext:apply-style-name="cellule narrateur" calcext:value="contains-text(&quot;Narrator&quot;)" calcext:base-cell-address="'Ile Taverne'.E36"/>
            <calcext:condition calcext:apply-style-name="cellule set choice" calcext:value="contains-text(&quot;SetChoices&quot;)" calcext:base-cell-address="'Ile Taverne'.E36"/>
            <calcext:condition calcext:apply-style-name="cellule dialogues" calcext:value="contains-text(&quot;PlayerSpeak&quot;)" calcext:base-cell-address="'Ile Taverne'.E36"/>
            <calcext:condition calcext:apply-style-name="cellule dialogues" calcext:value="contains-text(&quot;OtherSpeak&quot;)" calcext:base-cell-address="'Ile Taverne'.E36"/>
            <calcext:condition calcext:apply-style-name="cellule argent" calcext:value="contains-text(&quot;CheckGold&quot;)" calcext:base-cell-address="'Ile Taverne'.E36"/>
            <calcext:condition calcext:apply-style-name="cellule argent" calcext:value="contains-text(&quot;RemoveGold&quot;)" calcext:base-cell-address="'Ile Taverne'.E36"/>
            <calcext:condition calcext:apply-style-name="cellule argent" calcext:value="contains-text(&quot;AddGold&quot;)" calcext:base-cell-address="'Ile Taverne'.E36"/>
            <calcext:condition calcext:apply-style-name="cellule argent" calcext:value="contains-text(&quot;Loot&quot;)" calcext:base-cell-address="'Ile Taverne'.E36"/>
            <calcext:condition calcext:apply-style-name="cellule argent" calcext:value="contains-text(&quot;Trade&quot;)" calcext:base-cell-address="'Ile Taverne'.E36"/>
            <calcext:condition calcext:apply-style-name="cellule combat" calcext:value="contains-text(&quot;LaunchCombat&quot;)" calcext:base-cell-address="'Ile Taverne'.E36"/>
            <calcext:condition calcext:apply-style-name="cellule indice" calcext:value="contains-text(&quot;CheckFormula&quot;)" calcext:base-cell-address="'Ile Taverne'.E36"/>
            <calcext:condition calcext:apply-style-name="cellule indice" calcext:value="contains-text(&quot;GiveDirection&quot;)" calcext:base-cell-address="'Ile Taverne'.E36"/>
            <calcext:condition calcext:apply-style-name="cellule temps" calcext:value="contains-text(&quot;SetWeather&quot;)" calcext:base-cell-address="'Ile Taverne'.E36"/>
            <calcext:condition calcext:apply-style-name="cellule temps" calcext:value="contains-text(&quot;SwitchWeather&quot;)" calcext:base-cell-address="'Ile Taverne'.E36"/>
            <calcext:condition calcext:apply-style-name="cellule temps" calcext:value="contains-text(&quot;NextDay&quot;)" calcext:base-cell-address="'Ile Taverne'.E36"/>
            <calcext:condition calcext:apply-style-name="cellule temps" calcext:value="contains-text(&quot;CheckDay&quot;)" calcext:base-cell-address="'Ile Taverne'.E36"/>
            <calcext:condition calcext:apply-style-name="cellule histoire" calcext:value="contains-text(&quot;Leave&quot;)" calcext:base-cell-address="'Ile Taverne'.E36"/>
            <calcext:condition calcext:apply-style-name="cellule choice" calcext:value="contains-text(&quot;Choice&quot;)" calcext:base-cell-address="'Ile Taverne'.E36"/>
            <calcext:condition calcext:apply-style-name="cellule d'erreur" calcext:value="!=&quot;&quot;" calcext:base-cell-address="'Ile Taverne'.E36"/>
          </calcext:conditional-format>
          <calcext:conditional-format calcext:target-range-address="'Ile Taverne'.C30:'Ile Taverne'.C30">
            <calcext:condition calcext:apply-style-name="cellule histoire" calcext:value="contains-text(&quot;GoTo&quot;)" calcext:base-cell-address="'Ile Taverne'.C30"/>
            <calcext:condition calcext:apply-style-name="cellule histoire" calcext:value="contains-text(&quot;Conclude&quot;)" calcext:base-cell-address="'Ile Taverne'.C30"/>
            <calcext:condition calcext:apply-style-name="cellule random" calcext:value="contains-text(&quot;RandomPercent&quot;)" calcext:base-cell-address="'Ile Taverne'.C30"/>
            <calcext:condition calcext:apply-style-name="cellule random" calcext:value="contains-text(&quot;RandomRange&quot;)" calcext:base-cell-address="'Ile Taverne'.C30"/>
            <calcext:condition calcext:apply-style-name="cellule personnages" calcext:value="contains-text(&quot;NewCrew&quot;)" calcext:base-cell-address="'Ile Taverne'.C30"/>
            <calcext:condition calcext:apply-style-name="cellule personnages" calcext:value="contains-text(&quot;NewCharacter&quot;)" calcext:base-cell-address="'Ile Taverne'.C30"/>
            <calcext:condition calcext:apply-style-name="cellule personnages" calcext:value="contains-text(&quot;HideOther&quot;)" calcext:base-cell-address="'Ile Taverne'.C30"/>
            <calcext:condition calcext:apply-style-name="cellule personnages" calcext:value="contains-text(&quot;DeleteOther&quot;)" calcext:base-cell-address="'Ile Taverne'.C30"/>
            <calcext:condition calcext:apply-style-name="cellule narrateur" calcext:value="contains-text(&quot;Narrator&quot;)" calcext:base-cell-address="'Ile Taverne'.C30"/>
            <calcext:condition calcext:apply-style-name="cellule set choice" calcext:value="contains-text(&quot;SetChoices&quot;)" calcext:base-cell-address="'Ile Taverne'.C30"/>
            <calcext:condition calcext:apply-style-name="cellule dialogues" calcext:value="contains-text(&quot;PlayerSpeak&quot;)" calcext:base-cell-address="'Ile Taverne'.C30"/>
            <calcext:condition calcext:apply-style-name="cellule dialogues" calcext:value="contains-text(&quot;OtherSpeak&quot;)" calcext:base-cell-address="'Ile Taverne'.C30"/>
            <calcext:condition calcext:apply-style-name="cellule argent" calcext:value="contains-text(&quot;CheckGold&quot;)" calcext:base-cell-address="'Ile Taverne'.C30"/>
            <calcext:condition calcext:apply-style-name="cellule argent" calcext:value="contains-text(&quot;RemoveGold&quot;)" calcext:base-cell-address="'Ile Taverne'.C30"/>
            <calcext:condition calcext:apply-style-name="cellule argent" calcext:value="contains-text(&quot;AddGold&quot;)" calcext:base-cell-address="'Ile Taverne'.C30"/>
            <calcext:condition calcext:apply-style-name="cellule argent" calcext:value="contains-text(&quot;Loot&quot;)" calcext:base-cell-address="'Ile Taverne'.C30"/>
            <calcext:condition calcext:apply-style-name="cellule argent" calcext:value="contains-text(&quot;Trade&quot;)" calcext:base-cell-address="'Ile Taverne'.C30"/>
            <calcext:condition calcext:apply-style-name="cellule combat" calcext:value="contains-text(&quot;LaunchCombat&quot;)" calcext:base-cell-address="'Ile Taverne'.C30"/>
            <calcext:condition calcext:apply-style-name="cellule indice" calcext:value="contains-text(&quot;CheckFormula&quot;)" calcext:base-cell-address="'Ile Taverne'.C30"/>
            <calcext:condition calcext:apply-style-name="cellule indice" calcext:value="contains-text(&quot;GiveDirection&quot;)" calcext:base-cell-address="'Ile Taverne'.C30"/>
            <calcext:condition calcext:apply-style-name="cellule temps" calcext:value="contains-text(&quot;SetWeather&quot;)" calcext:base-cell-address="'Ile Taverne'.C30"/>
            <calcext:condition calcext:apply-style-name="cellule temps" calcext:value="contains-text(&quot;SwitchWeather&quot;)" calcext:base-cell-address="'Ile Taverne'.C30"/>
            <calcext:condition calcext:apply-style-name="cellule temps" calcext:value="contains-text(&quot;NextDay&quot;)" calcext:base-cell-address="'Ile Taverne'.C30"/>
            <calcext:condition calcext:apply-style-name="cellule temps" calcext:value="contains-text(&quot;CheckDay&quot;)" calcext:base-cell-address="'Ile Taverne'.C30"/>
            <calcext:condition calcext:apply-style-name="cellule histoire" calcext:value="contains-text(&quot;Leave&quot;)" calcext:base-cell-address="'Ile Taverne'.C30"/>
            <calcext:condition calcext:apply-style-name="cellule choice" calcext:value="contains-text(&quot;Choice&quot;)" calcext:base-cell-address="'Ile Taverne'.C30"/>
            <calcext:condition calcext:apply-style-name="cellule d'erreur" calcext:value="!=&quot;&quot;" calcext:base-cell-address="'Ile Taverne'.C30"/>
          </calcext:conditional-format>
          <calcext:conditional-format calcext:target-range-address="'Ile Taverne'.C30:'Ile Taverne'.C30">
            <calcext:condition calcext:apply-style-name="cellule histoire" calcext:value="contains-text(&quot;GoTo&quot;)" calcext:base-cell-address="'Ile Taverne'.C30"/>
            <calcext:condition calcext:apply-style-name="cellule histoire" calcext:value="contains-text(&quot;Conclude&quot;)" calcext:base-cell-address="'Ile Taverne'.C30"/>
            <calcext:condition calcext:apply-style-name="cellule random" calcext:value="contains-text(&quot;RandomPercent&quot;)" calcext:base-cell-address="'Ile Taverne'.C30"/>
            <calcext:condition calcext:apply-style-name="cellule random" calcext:value="contains-text(&quot;RandomRange&quot;)" calcext:base-cell-address="'Ile Taverne'.C30"/>
            <calcext:condition calcext:apply-style-name="cellule personnages" calcext:value="contains-text(&quot;NewCrew&quot;)" calcext:base-cell-address="'Ile Taverne'.C30"/>
            <calcext:condition calcext:apply-style-name="cellule personnages" calcext:value="contains-text(&quot;NewCharacter&quot;)" calcext:base-cell-address="'Ile Taverne'.C30"/>
            <calcext:condition calcext:apply-style-name="cellule personnages" calcext:value="contains-text(&quot;HideOther&quot;)" calcext:base-cell-address="'Ile Taverne'.C30"/>
            <calcext:condition calcext:apply-style-name="cellule personnages" calcext:value="contains-text(&quot;DeleteOther&quot;)" calcext:base-cell-address="'Ile Taverne'.C30"/>
            <calcext:condition calcext:apply-style-name="cellule narrateur" calcext:value="contains-text(&quot;Narrator&quot;)" calcext:base-cell-address="'Ile Taverne'.C30"/>
            <calcext:condition calcext:apply-style-name="cellule set choice" calcext:value="contains-text(&quot;SetChoices&quot;)" calcext:base-cell-address="'Ile Taverne'.C30"/>
            <calcext:condition calcext:apply-style-name="cellule dialogues" calcext:value="contains-text(&quot;PlayerSpeak&quot;)" calcext:base-cell-address="'Ile Taverne'.C30"/>
            <calcext:condition calcext:apply-style-name="cellule dialogues" calcext:value="contains-text(&quot;OtherSpeak&quot;)" calcext:base-cell-address="'Ile Taverne'.C30"/>
            <calcext:condition calcext:apply-style-name="cellule argent" calcext:value="contains-text(&quot;CheckGold&quot;)" calcext:base-cell-address="'Ile Taverne'.C30"/>
            <calcext:condition calcext:apply-style-name="cellule argent" calcext:value="contains-text(&quot;RemoveGold&quot;)" calcext:base-cell-address="'Ile Taverne'.C30"/>
            <calcext:condition calcext:apply-style-name="cellule argent" calcext:value="contains-text(&quot;AddGold&quot;)" calcext:base-cell-address="'Ile Taverne'.C30"/>
            <calcext:condition calcext:apply-style-name="cellule argent" calcext:value="contains-text(&quot;Loot&quot;)" calcext:base-cell-address="'Ile Taverne'.C30"/>
            <calcext:condition calcext:apply-style-name="cellule argent" calcext:value="contains-text(&quot;Trade&quot;)" calcext:base-cell-address="'Ile Taverne'.C30"/>
            <calcext:condition calcext:apply-style-name="cellule combat" calcext:value="contains-text(&quot;LaunchCombat&quot;)" calcext:base-cell-address="'Ile Taverne'.C30"/>
            <calcext:condition calcext:apply-style-name="cellule indice" calcext:value="contains-text(&quot;CheckFormula&quot;)" calcext:base-cell-address="'Ile Taverne'.C30"/>
            <calcext:condition calcext:apply-style-name="cellule indice" calcext:value="contains-text(&quot;GiveDirection&quot;)" calcext:base-cell-address="'Ile Taverne'.C30"/>
            <calcext:condition calcext:apply-style-name="cellule temps" calcext:value="contains-text(&quot;SetWeather&quot;)" calcext:base-cell-address="'Ile Taverne'.C30"/>
            <calcext:condition calcext:apply-style-name="cellule temps" calcext:value="contains-text(&quot;SwitchWeather&quot;)" calcext:base-cell-address="'Ile Taverne'.C30"/>
            <calcext:condition calcext:apply-style-name="cellule temps" calcext:value="contains-text(&quot;NextDay&quot;)" calcext:base-cell-address="'Ile Taverne'.C30"/>
            <calcext:condition calcext:apply-style-name="cellule temps" calcext:value="contains-text(&quot;CheckDay&quot;)" calcext:base-cell-address="'Ile Taverne'.C30"/>
            <calcext:condition calcext:apply-style-name="cellule histoire" calcext:value="contains-text(&quot;Leave&quot;)" calcext:base-cell-address="'Ile Taverne'.C30"/>
            <calcext:condition calcext:apply-style-name="cellule choice" calcext:value="contains-text(&quot;Choice&quot;)" calcext:base-cell-address="'Ile Taverne'.C30"/>
            <calcext:condition calcext:apply-style-name="cellule d'erreur" calcext:value="!=&quot;&quot;" calcext:base-cell-address="'Ile Taverne'.C30"/>
          </calcext:conditional-format>
        </calcext:conditional-formats>
      </table:table>
      <table:table table:name="Caserne" table:style-name="ta1"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4" table:default-cell-style-name="Default"/>
        <table:table-column table:style-name="co3" table:number-columns-repeated="15" table:default-cell-style-name="Default"/>
        <table:table-row table:style-name="ro9">
          <table:table-cell table:style-name="ce17" office:value-type="string" calcext:value-type="string">
            <text:p>Nom</text:p>
          </table:table-cell>
          <table:table-cell table:style-name="ce17" office:value-type="string" calcext:value-type="string">
            <text:p>Fréquence / 5</text:p>
          </table:table-cell>
          <table:table-cell table:style-name="ce25"/>
          <table:table-cell table:number-columns-repeated="36"/>
        </table:table-row>
        <table:table-row table:style-name="ro9">
          <table:table-cell table:style-name="ce18" office:value-type="string" calcext:value-type="string">
            <text:p>Taverne</text:p>
          </table:table-cell>
          <table:table-cell table:style-name="ce18" office:value-type="float" office:value="2" calcext:value-type="float">
            <text:p>2</text:p>
          </table:table-cell>
          <table:table-cell table:style-name="ce25"/>
          <table:table-cell table:number-columns-repeated="36"/>
        </table:table-row>
        <table:table-row table:style-name="ro21">
          <table:table-cell table:style-name="ce213" office:value-type="string" calcext:value-type="string">
            <text:p>Narrator : Un bruit d'acier résonne dans l'air. Cette île est une caserne militaire.</text:p>
          </table:table-cell>
          <table:table-cell table:style-name="ce222"/>
          <table:table-cell table:style-name="ce232" table:number-columns-repeated="3"/>
          <table:table-cell table:style-name="ce266" table:number-columns-repeated="7"/>
          <table:table-cell table:style-name="ce290"/>
          <table:table-cell table:style-name="ce219" table:number-columns-repeated="2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 office:value-type="string" calcext:value-type="string">
            <text:p>SetChoices2</text:p>
          </table:table-cell>
          <table:table-cell table:style-name="ce223" table:number-columns-repeated="4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 office:value-type="string" calcext:value-type="string">
            <text:p>Choice : Reprendre le large</text:p>
          </table:table-cell>
          <table:table-cell table:style-name="ce223" office:value-type="string" calcext:value-type="string">
            <text:p>Choice : Accoster</text:p>
          </table:table-cell>
          <table:table-cell table:style-name="ce223" table:number-columns-repeated="3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 office:value-type="string" calcext:value-type="string">
            <text:p>PlayerSpeak : Osef !</text:p>
          </table:table-cell>
          <table:table-cell table:style-name="ce223" office:value-type="string" calcext:value-type="string">
            <text:p>NewCharacter</text:p>
          </table:table-cell>
          <table:table-cell table:style-name="ce223" table:number-columns-repeated="3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 office:value-type="string" calcext:value-type="string">
            <text:p>Leave</text:p>
          </table:table-cell>
          <table:table-cell table:style-name="ce223" office:value-type="string" calcext:value-type="string">
            <text:p>OtherSpeak : Eh là ! Manant !</text:p>
          </table:table-cell>
          <table:table-cell table:style-name="ce233"/>
          <table:table-cell table:style-name="ce244"/>
          <table:table-cell table:style-name="ce223"/>
          <table:table-cell table:style-name="ce267"/>
          <table:table-cell table:style-name="ce227" table:number-columns-repeated="6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/>
          <table:table-cell table:style-name="ce223" office:value-type="string" calcext:value-type="string">
            <text:p>OtherSpeak : Qu'est-ce que tu fais ici !?</text:p>
          </table:table-cell>
          <table:table-cell table:style-name="ce234"/>
          <table:table-cell table:style-name="ce244"/>
          <table:table-cell table:style-name="ce223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/>
          <table:table-cell table:style-name="ce223" office:value-type="string" calcext:value-type="string">
            <text:p>SetChoices3</text:p>
          </table:table-cell>
          <table:table-cell table:style-name="ce223"/>
          <table:table-cell table:style-name="ce245"/>
          <table:table-cell table:style-name="ce253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 office:value-type="string" calcext:value-type="string">
            <text:p>Choice : ( attaquer )</text:p>
          </table:table-cell>
          <table:table-cell table:style-name="ce235" office:value-type="string" calcext:value-type="string">
            <text:p>Choice : Nan rien !</text:p>
          </table:table-cell>
          <table:table-cell table:style-name="ce246" office:value-type="string" calcext:value-type="string">
            <text:p>Choice : Je cherche armes et sustentements !</text:p>
          </table:table-cell>
          <table:table-cell table:style-name="ce254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 office:value-type="string" calcext:value-type="string">
            <text:p>PlayerSpeak : Enculé !</text:p>
          </table:table-cell>
          <table:table-cell table:style-name="ce223" office:value-type="string" calcext:value-type="string">
            <text:p>Leave</text:p>
          </table:table-cell>
          <table:table-cell table:style-name="ce223" office:value-type="string" calcext:value-type="string">
            <text:p>RandomPercent29</text:p>
          </table:table-cell>
          <table:table-cell table:style-name="ce223"/>
          <table:table-cell table:style-name="ce227" table:number-columns-repeated="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 office:value-type="string" calcext:value-type="string">
            <text:p>GoToB/16</text:p>
          </table:table-cell>
          <table:table-cell table:style-name="ce223"/>
          <table:table-cell table:style-name="ce247" office:value-type="string" calcext:value-type="string">
            <text:p>OtherSpeak : Eh bien tu peux aller te faire voir…</text:p>
          </table:table-cell>
          <table:table-cell table:style-name="ce255"/>
          <table:table-cell table:style-name="ce268"/>
          <table:table-cell table:style-name="ce280"/>
          <table:table-cell table:style-name="ce268" table:number-columns-repeated="2"/>
          <table:table-cell table:style-name="ce280"/>
          <table:table-cell table:style-name="ce227" office:value-type="string" calcext:value-type="string">
            <text:p>OtherSpeak : Entrez !</text:p>
          </table:table-cell>
          <table:table-cell table:style-name="ce227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/>
          <table:table-cell table:style-name="ce223"/>
          <table:table-cell table:style-name="ce223" office:value-type="string" calcext:value-type="string">
            <text:p>SetChoices3</text:p>
          </table:table-cell>
          <table:table-cell table:style-name="ce223"/>
          <table:table-cell table:style-name="ce227" table:number-columns-repeated="3"/>
          <table:table-cell table:style-name="ce228"/>
          <table:table-cell table:style-name="ce227"/>
          <table:table-cell table:style-name="ce288" office:value-type="string" calcext:value-type="string">
            <text:p>HideOther</text:p>
          </table:table-cell>
          <table:table-cell table:style-name="ce288"/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/>
          <table:table-cell table:style-name="ce223"/>
          <table:table-cell table:style-name="ce248" office:value-type="string" calcext:value-type="string">
            <text:p>Choice : ( attaquer )</text:p>
          </table:table-cell>
          <table:table-cell table:style-name="ce256" office:value-type="string" calcext:value-type="string">
            <text:p>Choice : ( séduction )</text:p>
          </table:table-cell>
          <table:table-cell table:style-name="ce269"/>
          <table:table-cell table:style-name="ce227" office:value-type="string" calcext:value-type="string">
            <text:p>Choice : Pas de problèmes !</text:p>
          </table:table-cell>
          <table:table-cell table:style-name="ce281"/>
          <table:table-cell table:style-name="ce284"/>
          <table:table-cell table:style-name="ce227"/>
          <table:table-cell table:style-name="ce288" office:value-type="string" calcext:value-type="string">
            <text:p>NewCrew</text:p>
          </table:table-cell>
          <table:table-cell table:style-name="ce288"/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2">
          <table:table-cell table:style-name="ce215"/>
          <table:table-cell table:style-name="ce224"/>
          <table:table-cell table:style-name="ce236"/>
          <table:table-cell table:style-name="ce223" office:value-type="string" calcext:value-type="string">
            <text:p>PlayerSpeak : Tu en décuira !</text:p>
          </table:table-cell>
          <table:table-cell table:style-name="ce244" office:value-type="string" calcext:value-type="string">
            <text:p>RandomPercent20</text:p>
          </table:table-cell>
          <table:table-cell table:style-name="ce227"/>
          <table:table-cell table:style-name="ce227" office:value-type="string" calcext:value-type="string">
            <text:p>OtherSpeaker : Ouais c'est ça !</text:p>
          </table:table-cell>
          <table:table-cell table:style-name="ce267"/>
          <table:table-cell table:style-name="ce227" table:number-columns-repeated="2"/>
          <table:table-cell table:style-name="ce288" office:value-type="string" calcext:value-type="string">
            <text:p>Narrator : Le campement n'est pas très grand. Un feu de joie brûle fort et quelques soldats boivent autour.</text:p>
          </table:table-cell>
          <table:table-cell table:style-name="ce288"/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5"/>
          <table:table-cell table:style-name="ce224"/>
          <table:table-cell table:style-name="ce223"/>
          <table:table-cell table:style-name="ce223" office:value-type="string" calcext:value-type="string">
            <text:p>LaunchCombat</text:p>
          </table:table-cell>
          <table:table-cell table:style-name="ce244" office:value-type="string" calcext:value-type="string">
            <text:p>OtherSpeak : Bon, entrez…</text:p>
          </table:table-cell>
          <table:table-cell table:style-name="ce227" office:value-type="string" calcext:value-type="string">
            <text:p>OtherSpeak : Vous vous foutez de moi ?!</text:p>
          </table:table-cell>
          <table:table-cell table:style-name="ce227" office:value-type="string" calcext:value-type="string">
            <text:p>Leave</text:p>
          </table:table-cell>
          <table:table-cell table:style-name="ce282"/>
          <table:table-cell table:style-name="ce285"/>
          <table:table-cell table:style-name="ce227"/>
          <table:table-cell table:style-name="ce288" office:value-type="string" calcext:value-type="string">
            <text:p>SetChoices3</text:p>
          </table:table-cell>
          <table:table-cell table:style-name="ce288"/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3">
          <table:table-cell table:style-name="ce215"/>
          <table:table-cell table:style-name="ce225"/>
          <table:table-cell table:style-name="ce223"/>
          <table:table-cell table:style-name="ce223" office:value-type="string" calcext:value-type="string">
            <text:p>Narrator : Le garde est à terre. Et les portes du camp s'ouvrent</text:p>
          </table:table-cell>
          <table:table-cell table:style-name="ce244" office:value-type="string" calcext:value-type="string">
            <text:p>GoToB/18</text:p>
          </table:table-cell>
          <table:table-cell table:style-name="ce227" office:value-type="string" calcext:value-type="string">
            <text:p>Leave</text:p>
          </table:table-cell>
          <table:table-cell table:style-name="ce227"/>
          <table:table-cell table:style-name="ce267"/>
          <table:table-cell table:style-name="ce227" table:number-columns-repeated="2"/>
          <table:table-cell table:style-name="ce288" office:value-type="string" calcext:value-type="string">
            <text:p>Choice : Retourner à l'entrée</text:p>
          </table:table-cell>
          <table:table-cell table:style-name="ce288" office:value-type="string" calcext:value-type="string">
            <text:p>Choice : Parler aux soldats</text:p>
          </table:table-cell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4">
          <table:table-cell table:style-name="ce215"/>
          <table:table-cell table:style-name="ce226"/>
          <table:table-cell table:style-name="ce223"/>
          <table:table-cell table:style-name="ce223" office:value-type="string" calcext:value-type="string">
            <text:p>NewCrew</text:p>
          </table:table-cell>
          <table:table-cell table:style-name="ce244"/>
          <table:table-cell table:style-name="ce267" table:number-columns-repeated="3"/>
          <table:table-cell table:style-name="ce227" table:number-columns-repeated="2"/>
          <table:table-cell table:style-name="ce288" office:value-type="string" calcext:value-type="string">
            <text:p>OtherSpeak : Te revoilà manant</text:p>
          </table:table-cell>
          <table:table-cell table:style-name="ce288" office:value-type="string" calcext:value-type="string">
            <text:p>PlayerSpeak : Ahoi !</text:p>
          </table:table-cell>
          <table:table-cell table:style-name="ce293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4">
          <table:table-cell table:style-name="ce215"/>
          <table:table-cell table:style-name="ce224"/>
          <table:table-cell table:style-name="ce223"/>
          <table:table-cell table:style-name="ce223" office:value-type="string" calcext:value-type="string">
            <text:p>OtherSpeak : Qu'est-ce que c'est que cette tintanière ?!</text:p>
          </table:table-cell>
          <table:table-cell table:style-name="ce257"/>
          <table:table-cell table:style-name="ce270" table:number-columns-repeated="3"/>
          <table:table-cell table:style-name="ce286"/>
          <table:table-cell table:style-name="ce227"/>
          <table:table-cell table:style-name="ce288" office:value-type="string" calcext:value-type="string">
            <text:p>GoToB/9</text:p>
          </table:table-cell>
          <table:table-cell table:style-name="ce288" office:value-type="string" calcext:value-type="string">
            <text:p>RandomRange2</text:p>
          </table:table-cell>
          <table:table-cell table:style-name="ce292"/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4">
          <table:table-cell table:style-name="ce214"/>
          <table:table-cell table:style-name="ce223" table:number-columns-repeated="2"/>
          <table:table-cell table:style-name="ce223" office:value-type="string" calcext:value-type="string">
            <text:p>OtherSpeak : Putain ils ont tué Dédé ! Choppez les !</text:p>
          </table:table-cell>
          <table:table-cell table:style-name="ce257"/>
          <table:table-cell table:style-name="ce271" table:number-columns-repeated="3"/>
          <table:table-cell table:style-name="ce287"/>
          <table:table-cell table:style-name="ce227"/>
          <table:table-cell table:style-name="ce288"/>
          <table:table-cell table:style-name="ce288" office:value-type="string" calcext:value-type="string">
            <text:p>OtherSpeak : On est occupé !</text:p>
          </table:table-cell>
          <table:table-cell table:style-name="ce292" office:value-type="string" calcext:value-type="string">
            <text:p>OtherSpeak : Oui ?</text:p>
          </table:table-cell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4"/>
          <table:table-cell table:style-name="ce223" table:number-columns-repeated="2"/>
          <table:table-cell table:style-name="ce223" office:value-type="string" calcext:value-type="string">
            <text:p>LaunchCombat</text:p>
          </table:table-cell>
          <table:table-cell table:style-name="ce223"/>
          <table:table-cell table:style-name="ce267" table:number-columns-repeated="3"/>
          <table:table-cell table:style-name="ce227" table:number-columns-repeated="2"/>
          <table:table-cell table:style-name="ce288"/>
          <table:table-cell table:style-name="ce288" office:value-type="string" calcext:value-type="string">
            <text:p>GoToK/16</text:p>
          </table:table-cell>
          <table:table-cell table:style-name="ce292" office:value-type="string" calcext:value-type="string">
            <text:p>SetChoices4</text:p>
          </table:table-cell>
          <table:table-cell table:style-name="ce296"/>
          <table:table-cell table:style-name="ce297"/>
          <table:table-cell table:style-name="ce220" table:number-columns-repeated="22"/>
          <table:table-cell table:style-name="ce221" table:number-columns-repeated="2"/>
        </table:table-row>
        <table:table-row table:style-name="ro23">
          <table:table-cell table:style-name="ce214"/>
          <table:table-cell table:style-name="ce223" table:number-columns-repeated="2"/>
          <table:table-cell table:style-name="ce223" office:value-type="string" calcext:value-type="string">
            <text:p>Narrator : Le camp est vide. Le feu de joie est éteint, il y a quelques tentes.</text:p>
          </table:table-cell>
          <table:table-cell table:style-name="ce223"/>
          <table:table-cell table:style-name="ce267" table:number-columns-repeated="3"/>
          <table:table-cell table:style-name="ce227" table:number-columns-repeated="2"/>
          <table:table-cell table:style-name="ce288" table:number-columns-repeated="2"/>
          <table:table-cell table:style-name="ce292" office:value-type="string" calcext:value-type="string">
            <text:p>Choice : Non rien</text:p>
          </table:table-cell>
          <table:table-cell table:style-name="ce296" office:value-type="string" calcext:value-type="string">
            <text:p>Choice : Vous vous plaisez ici ?</text:p>
          </table:table-cell>
          <table:table-cell table:style-name="ce298"/>
          <table:table-cell table:style-name="ce299"/>
          <table:table-cell table:style-name="ce300" table:number-columns-repeated="3"/>
          <table:table-cell table:style-name="ce220" office:value-type="string" calcext:value-type="string">
            <text:p>Choice : Ça vous parle, Bobby Dick ?</text:p>
          </table:table-cell>
          <table:table-cell table:style-name="ce304"/>
          <table:table-cell table:style-name="ce220" office:value-type="string" calcext:value-type="string">
            <text:p>Choice : Vous êtes un pd ( attaquer )</text:p>
          </table:table-cell>
          <table:table-cell table:style-name="ce220" table:number-columns-repeated="15"/>
          <table:table-cell table:style-name="ce221" table:number-columns-repeated="2"/>
        </table:table-row>
        <table:table-row table:style-name="ro9">
          <table:table-cell table:style-name="ce214"/>
          <table:table-cell table:style-name="ce223" table:number-columns-repeated="2"/>
          <table:table-cell table:style-name="ce249" office:value-type="string" calcext:value-type="string">
            <text:p>SetChoices4</text:p>
          </table:table-cell>
          <table:table-cell table:style-name="ce223"/>
          <table:table-cell table:style-name="ce267" table:number-columns-repeated="2"/>
          <table:table-cell table:style-name="ce283"/>
          <table:table-cell table:style-name="ce227" table:number-columns-repeated="2"/>
          <table:table-cell table:style-name="ce288" table:number-columns-repeated="2"/>
          <table:table-cell table:style-name="ce292" office:value-type="string" calcext:value-type="string">
            <text:p>OtherSpeak : Ok…</text:p>
          </table:table-cell>
          <table:table-cell table:style-name="ce296" office:value-type="string" calcext:value-type="string">
            <text:p>RandomRange3</text:p>
          </table:table-cell>
          <table:table-cell table:style-name="ce297"/>
          <table:table-cell table:style-name="ce220" table:number-columns-repeated="4"/>
          <table:table-cell table:style-name="ce303" office:value-type="string" calcext:value-type="string">
            <text:p>RandomPercent40</text:p>
          </table:table-cell>
          <table:table-cell table:style-name="ce220"/>
          <table:table-cell table:style-name="ce220" office:value-type="string" calcext:value-type="string">
            <text:p>OtherSpeak : Enculé !</text:p>
          </table:table-cell>
          <table:table-cell table:style-name="ce220" table:number-columns-repeated="15"/>
          <table:table-cell table:style-name="ce221" table:number-columns-repeated="2"/>
        </table:table-row>
        <table:table-row table:style-name="ro25">
          <table:table-cell table:style-name="ce216"/>
          <table:table-cell table:style-name="ce223"/>
          <table:table-cell table:style-name="ce237"/>
          <table:table-cell table:style-name="ce237" office:value-type="string" calcext:value-type="string">
            <text:p>Choice : Dormir près du feu</text:p>
          </table:table-cell>
          <table:table-cell table:style-name="ce223" office:value-type="string" calcext:value-type="string">
            <text:p>Choice : Fouiller une tente</text:p>
          </table:table-cell>
          <table:table-cell table:style-name="ce272"/>
          <table:table-cell table:style-name="ce267" office:value-type="string" calcext:value-type="string">
            <text:p>Choice : Fouiller une tente</text:p>
          </table:table-cell>
          <table:table-cell table:style-name="ce272"/>
          <table:table-cell table:style-name="ce227" office:value-type="string" calcext:value-type="string">
            <text:p>Choice : Fouiller une tente</text:p>
          </table:table-cell>
          <table:table-cell table:style-name="ce227"/>
          <table:table-cell table:style-name="ce288" table:number-columns-repeated="2"/>
          <table:table-cell table:style-name="ce294" office:value-type="string" calcext:value-type="string">
            <text:p>GoToK/16</text:p>
          </table:table-cell>
          <table:table-cell table:style-name="ce296" office:value-type="string" calcext:value-type="string">
            <text:p>OtherSpeak : C'est le paradis !</text:p>
          </table:table-cell>
          <table:table-cell table:style-name="ce297" office:value-type="string" calcext:value-type="string">
            <text:p>OtherSpeak : Bof…</text:p>
          </table:table-cell>
          <table:table-cell table:style-name="ce220" table:number-columns-repeated="2"/>
          <table:table-cell table:style-name="ce220" office:value-type="string" calcext:value-type="string">
            <text:p>OtherSpeak : Je n'ai qu'un rêve, c'est de partir.</text:p>
          </table:table-cell>
          <table:table-cell table:style-name="ce220"/>
          <table:table-cell table:style-name="ce220" office:value-type="string" calcext:value-type="string">
            <text:p>OtherSpeak : On a coulé un bateau pirate qui en parlait.</text:p>
          </table:table-cell>
          <table:table-cell table:style-name="ce220" office:value-type="string" calcext:value-type="string">
            <text:p>OtherSpeak : Non, rien du tout…</text:p>
          </table:table-cell>
          <table:table-cell table:style-name="ce220" office:value-type="string" calcext:value-type="string">
            <text:p>LaunchCombat</text:p>
          </table:table-cell>
          <table:table-cell table:style-name="ce220" table:number-columns-repeated="15"/>
          <table:table-cell table:style-name="ce221" table:number-columns-repeated="2"/>
        </table:table-row>
        <table:table-row table:style-name="ro26">
          <table:table-cell table:style-name="ce216"/>
          <table:table-cell table:style-name="ce223"/>
          <table:table-cell table:style-name="ce237"/>
          <table:table-cell table:style-name="ce237" office:value-type="string" calcext:value-type="string">
            <text:p>PlayerSpeak : Au dodo !</text:p>
          </table:table-cell>
          <table:table-cell table:style-name="ce223" office:value-type="string" calcext:value-type="string">
            <text:p>RandomPercent20</text:p>
          </table:table-cell>
          <table:table-cell table:style-name="ce267"/>
          <table:table-cell table:style-name="ce267" office:value-type="string" calcext:value-type="string">
            <text:p>RandomPercent20</text:p>
          </table:table-cell>
          <table:table-cell table:style-name="ce267"/>
          <table:table-cell table:style-name="ce227" office:value-type="string" calcext:value-type="string">
            <text:p>RandomPercent20</text:p>
          </table:table-cell>
          <table:table-cell table:style-name="ce227"/>
          <table:table-cell table:style-name="ce289" table:number-columns-repeated="2"/>
          <table:table-cell table:style-name="ce292"/>
          <table:table-cell table:style-name="ce296" office:value-type="string" calcext:value-type="string">
            <text:p>PlayerSpeak : Ah…</text:p>
          </table:table-cell>
          <table:table-cell table:style-name="ce297" office:value-type="string" calcext:value-type="string">
            <text:p>SetChoices2</text:p>
          </table:table-cell>
          <table:table-cell table:style-name="ce220" table:number-columns-repeated="2"/>
          <table:table-cell table:style-name="ce220" office:value-type="string" calcext:value-type="string">
            <text:p>SetChoices2</text:p>
          </table:table-cell>
          <table:table-cell table:style-name="ce220"/>
          <table:table-cell table:style-name="ce220" office:value-type="string" calcext:value-type="string">
            <text:p>OtherSpeak : Ils allaient…</text:p>
          </table:table-cell>
          <table:table-cell table:style-name="ce220" office:value-type="string" calcext:value-type="string">
            <text:p>GoToT/28</text:p>
          </table:table-cell>
          <table:table-cell table:style-name="ce305" office:value-type="string" calcext:value-type="string">
            <text:p>GoToD/22</text:p>
          </table:table-cell>
          <table:table-cell table:style-name="ce220" table:number-columns-repeated="15"/>
          <table:table-cell table:style-name="ce221" table:number-columns-repeated="2"/>
        </table:table-row>
        <table:table-row table:style-name="ro12">
          <table:table-cell table:style-name="ce216"/>
          <table:table-cell table:style-name="ce223"/>
          <table:table-cell table:style-name="ce237"/>
          <table:table-cell table:style-name="ce237" office:value-type="string" calcext:value-type="string">
            <text:p>SetWeatherDay</text:p>
          </table:table-cell>
          <table:table-cell table:style-name="ce223" office:value-type="string" calcext:value-type="string">
            <text:p>PlayerSpeak : Des armes !</text:p>
          </table:table-cell>
          <table:table-cell table:style-name="ce267" office:value-type="string" calcext:value-type="string">
            <text:p>PlayerSpeak : Totalement vide !</text:p>
          </table:table-cell>
          <table:table-cell table:style-name="ce267" office:value-type="string" calcext:value-type="string">
            <text:p>PlayerSpeak : Que des babioles</text:p>
          </table:table-cell>
          <table:table-cell table:style-name="ce267" office:value-type="string" calcext:value-type="string">
            <text:p>PlayerSpeak : Rien dans celle-ci !</text:p>
          </table:table-cell>
          <table:table-cell table:style-name="ce227" office:value-type="string" calcext:value-type="string">
            <text:p>PlayerSpeak : Le garde manger ! </text:p>
          </table:table-cell>
          <table:table-cell table:style-name="ce227" office:value-type="string" calcext:value-type="string">
            <text:p>PlayerSpeak : Ça sent bon !</text:p>
          </table:table-cell>
          <table:table-cell table:style-name="ce227" table:number-columns-repeated="2"/>
          <table:table-cell table:style-name="ce291"/>
          <table:table-cell table:style-name="ce295" office:value-type="string" calcext:value-type="string">
            <text:p>GoToK/16</text:p>
          </table:table-cell>
          <table:table-cell table:style-name="ce219" office:value-type="string" calcext:value-type="string">
            <text:p>Choice : Rejoins nous ( char )</text:p>
          </table:table-cell>
          <table:table-cell table:style-name="ce220"/>
          <table:table-cell table:style-name="ce220" office:value-type="string" calcext:value-type="string">
            <text:p>Choice : C'est dommage !</text:p>
          </table:table-cell>
          <table:table-cell table:style-name="ce302" office:value-type="string" calcext:value-type="string">
            <text:p>Choice : Rejoins nous !</text:p>
          </table:table-cell>
          <table:table-cell table:style-name="ce302" office:value-type="string" calcext:value-type="string">
            <text:p>Choice : C'est dommage !</text:p>
          </table:table-cell>
          <table:table-cell table:style-name="ce220" office:value-type="string" calcext:value-type="string">
            <text:p>GiveDirection</text:p>
          </table:table-cell>
          <table:table-cell table:style-name="ce220" table:number-columns-repeated="17"/>
          <table:table-cell table:style-name="ce221" table:number-columns-repeated="2"/>
        </table:table-row>
        <table:table-row table:style-name="ro12">
          <table:table-cell table:style-name="ce216"/>
          <table:table-cell table:style-name="ce223" table:number-columns-repeated="2"/>
          <table:table-cell table:style-name="ce250" office:value-type="string" calcext:value-type="string">
            <text:p>NextDay</text:p>
          </table:table-cell>
          <table:table-cell table:style-name="ce250" office:value-type="string" calcext:value-type="string">
            <text:p>LootWeapons</text:p>
          </table:table-cell>
          <table:table-cell table:style-name="ce267" office:value-type="string" calcext:value-type="string">
            <text:p>GoToD/22</text:p>
          </table:table-cell>
          <table:table-cell table:style-name="ce267" office:value-type="string" calcext:value-type="string">
            <text:p>LootMisc</text:p>
          </table:table-cell>
          <table:table-cell table:style-name="ce267" office:value-type="string" calcext:value-type="string">
            <text:p>GoToD/22</text:p>
          </table:table-cell>
          <table:table-cell table:style-name="ce227" office:value-type="string" calcext:value-type="string">
            <text:p>LootFood</text:p>
          </table:table-cell>
          <table:table-cell table:style-name="ce227" office:value-type="string" calcext:value-type="string">
            <text:p>PlayerSpeak : Mais je crois qu'il ont tout mangé</text:p>
          </table:table-cell>
          <table:table-cell table:style-name="ce227" table:number-columns-repeated="2"/>
          <table:table-cell table:style-name="ce291"/>
          <table:table-cell table:style-name="ce295"/>
          <table:table-cell table:style-name="ce219" office:value-type="string" calcext:value-type="string">
            <text:p>RandomPercent65</text:p>
          </table:table-cell>
          <table:table-cell table:style-name="ce220"/>
          <table:table-cell table:style-name="ce301" office:value-type="string" calcext:value-type="string">
            <text:p>GoToK/16</text:p>
          </table:table-cell>
          <table:table-cell table:style-name="ce302" office:value-type="string" calcext:value-type="string">
            <text:p>OtherSpeak : Avec plaisir !</text:p>
          </table:table-cell>
          <table:table-cell table:style-name="ce302" office:value-type="string" calcext:value-type="string">
            <text:p>GoToK/16</text:p>
          </table:table-cell>
          <table:table-cell table:style-name="ce220" office:value-type="string" calcext:value-type="string">
            <text:p>OtherSpeak : Je crois</text:p>
          </table:table-cell>
          <table:table-cell table:style-name="ce220" table:number-columns-repeated="17"/>
          <table:table-cell table:style-name="ce221" table:number-columns-repeated="2"/>
        </table:table-row>
        <table:table-row table:style-name="ro12">
          <table:table-cell table:style-name="ce216"/>
          <table:table-cell table:style-name="ce223" table:number-columns-repeated="2"/>
          <table:table-cell table:number-columns-repeated="2" table:style-name="ce250" office:value-type="string" calcext:value-type="string">
            <text:p>GoToD/22</text:p>
          </table:table-cell>
          <table:table-cell table:style-name="ce267"/>
          <table:table-cell table:style-name="ce267" office:value-type="string" calcext:value-type="string">
            <text:p>GoToD/22</text:p>
          </table:table-cell>
          <table:table-cell table:style-name="ce267"/>
          <table:table-cell table:number-columns-repeated="2" table:style-name="ce227" office:value-type="string" calcext:value-type="string">
            <text:p>GoToD/22</text:p>
          </table:table-cell>
          <table:table-cell table:style-name="ce227" table:number-columns-repeated="2"/>
          <table:table-cell table:style-name="ce291"/>
          <table:table-cell table:style-name="ce295"/>
          <table:table-cell table:style-name="ce219" office:value-type="string" calcext:value-type="string">
            <text:p>OtherSpeak : Vraiment bof là…</text:p>
          </table:table-cell>
          <table:table-cell table:style-name="ce220" office:value-type="string" calcext:value-type="string">
            <text:p>OtherSpeak : Aller pourquoi pas</text:p>
          </table:table-cell>
          <table:table-cell table:style-name="ce220"/>
          <table:table-cell table:style-name="ce220" office:value-type="string" calcext:value-type="string">
            <text:p>AddMember</text:p>
          </table:table-cell>
          <table:table-cell table:style-name="ce220"/>
          <table:table-cell table:style-name="ce220" office:value-type="string" calcext:value-type="string">
            <text:p>SetChoices2</text:p>
          </table:table-cell>
          <table:table-cell table:style-name="ce220" table:number-columns-repeated="17"/>
          <table:table-cell table:style-name="ce221" table:number-columns-repeated="2"/>
        </table:table-row>
        <table:table-row table:style-name="ro12">
          <table:table-cell table:style-name="ce217"/>
          <table:table-cell table:style-name="ce227" table:number-columns-repeated="2"/>
          <table:table-cell table:style-name="ce251" table:number-columns-repeated="2"/>
          <table:table-cell table:style-name="ce267" table:number-columns-repeated="3"/>
          <table:table-cell table:style-name="ce227" table:number-columns-repeated="4"/>
          <table:table-cell table:style-name="ce291"/>
          <table:table-cell table:style-name="ce295"/>
          <table:table-cell table:style-name="ce219" office:value-type="string" calcext:value-type="string">
            <text:p>Choice : Tanpis pour toi !</text:p>
          </table:table-cell>
          <table:table-cell table:style-name="ce220" office:value-type="string" calcext:value-type="string">
            <text:p>PlayerSpeak : Bienvenue !</text:p>
          </table:table-cell>
          <table:table-cell table:style-name="ce220"/>
          <table:table-cell table:style-name="ce220" office:value-type="string" calcext:value-type="string">
            <text:p>GoToK/16</text:p>
          </table:table-cell>
          <table:table-cell table:style-name="ce220"/>
          <table:table-cell table:style-name="ce220" office:value-type="string" calcext:value-type="string">
            <text:p>Choice : Merci !</text:p>
          </table:table-cell>
          <table:table-cell table:style-name="ce220" office:value-type="string" calcext:value-type="string">
            <text:p>Choice : Viens donc le chercher avec nous !</text:p>
          </table:table-cell>
          <table:table-cell table:style-name="ce220" table:number-columns-repeated="16"/>
          <table:table-cell table:style-name="ce221" table:number-columns-repeated="2"/>
        </table:table-row>
        <table:table-row table:style-name="ro27">
          <table:table-cell table:style-name="ce217"/>
          <table:table-cell table:style-name="ce227"/>
          <table:table-cell table:style-name="ce238"/>
          <table:table-cell table:style-name="ce251"/>
          <table:table-cell table:style-name="ce258"/>
          <table:table-cell table:style-name="ce273"/>
          <table:table-cell table:style-name="ce267" table:number-columns-repeated="2"/>
          <table:table-cell table:style-name="ce227" table:number-columns-repeated="4"/>
          <table:table-cell table:style-name="ce291"/>
          <table:table-cell table:style-name="ce295"/>
          <table:table-cell table:style-name="ce219" office:value-type="string" calcext:value-type="string">
            <text:p>GoToK/16</text:p>
          </table:table-cell>
          <table:table-cell table:style-name="ce220" office:value-type="string" calcext:value-type="string">
            <text:p>AddMember</text:p>
          </table:table-cell>
          <table:table-cell table:style-name="ce220" table:number-columns-repeated="3"/>
          <table:table-cell table:style-name="ce302" office:value-type="string" calcext:value-type="string">
            <text:p>GoToK/16</text:p>
          </table:table-cell>
          <table:table-cell table:style-name="ce220" office:value-type="string" calcext:value-type="string">
            <text:p>GoToK/16</text:p>
          </table:table-cell>
          <table:table-cell table:style-name="ce220" table:number-columns-repeated="16"/>
          <table:table-cell table:style-name="ce221" table:number-columns-repeated="2"/>
        </table:table-row>
        <table:table-row table:style-name="ro9">
          <table:table-cell table:style-name="ce217"/>
          <table:table-cell table:style-name="ce227"/>
          <table:table-cell table:style-name="ce228"/>
          <table:table-cell table:style-name="ce252"/>
          <table:table-cell table:style-name="ce259"/>
          <table:table-cell table:style-name="ce274"/>
          <table:table-cell table:style-name="ce267" table:number-columns-repeated="2"/>
          <table:table-cell table:style-name="ce227" table:number-columns-repeated="4"/>
          <table:table-cell table:style-name="ce291"/>
          <table:table-cell table:style-name="ce295"/>
          <table:table-cell table:style-name="ce219"/>
          <table:table-cell table:style-name="ce220" office:value-type="string" calcext:value-type="string">
            <text:p>GoToK/16</text:p>
          </table:table-cell>
          <table:table-cell table:style-name="ce220" table:number-columns-repeated="21"/>
          <table:table-cell table:style-name="ce221" table:number-columns-repeated="2"/>
        </table:table-row>
        <table:table-row table:style-name="ro9">
          <table:table-cell table:style-name="ce217"/>
          <table:table-cell table:style-name="ce228"/>
          <table:table-cell table:style-name="ce239"/>
          <table:table-cell table:style-name="ce227"/>
          <table:table-cell table:style-name="ce260"/>
          <table:table-cell table:style-name="ce275"/>
          <table:table-cell table:style-name="ce267" table:number-columns-repeated="2"/>
          <table:table-cell table:style-name="ce227" table:number-columns-repeated="4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7"/>
          <table:table-cell table:style-name="ce228"/>
          <table:table-cell table:style-name="ce240"/>
          <table:table-cell table:style-name="ce227"/>
          <table:table-cell table:style-name="ce261"/>
          <table:table-cell table:style-name="ce276"/>
          <table:table-cell table:style-name="ce267" table:number-columns-repeated="2"/>
          <table:table-cell table:style-name="ce227" table:number-columns-repeated="4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7"/>
          <table:table-cell table:style-name="ce227"/>
          <table:table-cell table:style-name="ce240"/>
          <table:table-cell table:style-name="ce227"/>
          <table:table-cell table:style-name="ce262"/>
          <table:table-cell table:style-name="ce277"/>
          <table:table-cell table:style-name="ce227" table:number-columns-repeated="6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7"/>
          <table:table-cell table:style-name="ce227"/>
          <table:table-cell table:style-name="ce240"/>
          <table:table-cell table:style-name="ce227"/>
          <table:table-cell table:style-name="ce263"/>
          <table:table-cell table:style-name="ce278"/>
          <table:table-cell table:style-name="ce227" table:number-columns-repeated="6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7"/>
          <table:table-cell table:style-name="ce227"/>
          <table:table-cell table:style-name="ce240"/>
          <table:table-cell table:style-name="ce227"/>
          <table:table-cell table:style-name="ce264"/>
          <table:table-cell table:style-name="ce279"/>
          <table:table-cell table:style-name="ce227" table:number-columns-repeated="6"/>
          <table:table-cell table:style-name="ce291"/>
          <table:table-cell table:style-name="ce295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6"/>
          <table:table-cell table:style-name="ce229"/>
          <table:table-cell table:style-name="ce241"/>
          <table:table-cell table:style-name="ce230"/>
          <table:table-cell table:style-name="ce265" table:number-columns-repeated="2"/>
          <table:table-cell table:style-name="ce230" table:number-columns-repeated="6"/>
          <table:table-cell table:style-name="ce295" table:number-columns-repeated="2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6"/>
          <table:table-cell table:style-name="ce230"/>
          <table:table-cell table:style-name="ce241"/>
          <table:table-cell table:style-name="ce230" table:number-columns-repeated="9"/>
          <table:table-cell table:style-name="ce295" table:number-columns-repeated="2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6"/>
          <table:table-cell table:style-name="ce231"/>
          <table:table-cell table:style-name="ce241"/>
          <table:table-cell table:style-name="ce230" table:number-columns-repeated="9"/>
          <table:table-cell table:style-name="ce295" table:number-columns-repeated="2"/>
          <table:table-cell table:style-name="ce219"/>
          <table:table-cell table:style-name="ce220" table:number-columns-repeated="22"/>
          <table:table-cell table:style-name="ce221" table:number-columns-repeated="2"/>
        </table:table-row>
        <table:table-row table:style-name="ro9" table:number-rows-repeated="2">
          <table:table-cell table:style-name="ce216" table:number-columns-repeated="2"/>
          <table:table-cell table:style-name="ce242"/>
          <table:table-cell table:style-name="ce214" table:number-columns-repeated="9"/>
          <table:table-cell table:style-name="ce219" table:number-columns-repeated="3"/>
          <table:table-cell table:style-name="ce220" table:number-columns-repeated="22"/>
          <table:table-cell table:style-name="ce221" table:number-columns-repeated="2"/>
        </table:table-row>
        <table:table-row table:style-name="ro9">
          <table:table-cell table:style-name="ce218" table:number-columns-repeated="2"/>
          <table:table-cell table:style-name="ce242"/>
          <table:table-cell table:style-name="ce214" table:number-columns-repeated="9"/>
          <table:table-cell table:style-name="ce219" table:number-columns-repeated="3"/>
          <table:table-cell table:style-name="ce220" table:number-columns-repeated="22"/>
          <table:table-cell table:style-name="ce221" table:number-columns-repeated="2"/>
        </table:table-row>
        <table:table-row table:style-name="ro9" table:number-rows-repeated="2">
          <table:table-cell table:style-name="ce214" table:number-columns-repeated="2"/>
          <table:table-cell table:style-name="ce242"/>
          <table:table-cell table:style-name="ce214" table:number-columns-repeated="9"/>
          <table:table-cell table:style-name="ce219" table:number-columns-repeated="3"/>
          <table:table-cell table:style-name="ce220" table:number-columns-repeated="22"/>
          <table:table-cell table:style-name="ce221" table:number-columns-repeated="2"/>
        </table:table-row>
        <table:table-row table:style-name="ro9" table:number-rows-repeated="10">
          <table:table-cell table:style-name="ce214" table:number-columns-repeated="2"/>
          <table:table-cell table:style-name="ce243"/>
          <table:table-cell table:style-name="ce214" table:number-columns-repeated="9"/>
          <table:table-cell table:style-name="ce219" table:number-columns-repeated="3"/>
          <table:table-cell table:style-name="ce220" table:number-columns-repeated="22"/>
          <table:table-cell table:style-name="ce221" table:number-columns-repeated="2"/>
        </table:table-row>
        <table:table-row table:style-name="ro9" table:number-rows-repeated="22">
          <table:table-cell table:style-name="ce219" table:number-columns-repeated="15"/>
          <table:table-cell table:style-name="ce220" table:number-columns-repeated="22"/>
          <table:table-cell table:style-name="ce221" table:number-columns-repeated="2"/>
        </table:table-row>
        <table:table-row table:style-name="ro9" table:number-rows-repeated="46">
          <table:table-cell table:style-name="ce220" table:number-columns-repeated="37"/>
          <table:table-cell table:style-name="ce221" table:number-columns-repeated="2"/>
        </table:table-row>
        <table:table-row table:style-name="ro8" table:number-rows-repeated="32">
          <table:table-cell table:style-name="ce221" table:number-columns-repeated="39"/>
        </table:table-row>
        <table:table-row table:style-name="ro8" table:number-rows-repeated="1048421">
          <table:table-cell table:number-columns-repeated="39"/>
        </table:table-row>
        <table:table-row table:style-name="ro8">
          <table:table-cell table:number-columns-repeated="39"/>
        </table:table-row>
        <calcext:conditional-formats>
          <calcext:conditional-format calcext:target-range-address="Caserne.A40:Caserne.O76 Caserne.N3:Caserne.O3 Caserne.O26:Caserne.O39 Caserne.A20:Caserne.A39 Caserne.A4:Caserne.A9 Caserne.O4:Caserne.O12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A29:Caserne.A36 Caserne.F3:Caserne.M3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B38:Caserne.N39 Caserne.N26:Caserne.N36 Caserne.B37:Caserne.D37 Caserne.G37:Caserne.N37 Caserne.N4:Caserne.N12">
            <calcext:condition calcext:apply-style-name="cellule histoire" calcext:value="contains-text(&quot;GoTo&quot;)" calcext:base-cell-address="Caserne.B4"/>
            <calcext:condition calcext:apply-style-name="cellule histoire" calcext:value="contains-text(&quot;Conclude&quot;)" calcext:base-cell-address="Caserne.B4"/>
            <calcext:condition calcext:apply-style-name="cellule random" calcext:value="contains-text(&quot;RandomPercent&quot;)" calcext:base-cell-address="Caserne.B4"/>
            <calcext:condition calcext:apply-style-name="cellule random" calcext:value="contains-text(&quot;RandomRange&quot;)" calcext:base-cell-address="Caserne.B4"/>
            <calcext:condition calcext:apply-style-name="cellule personnages" calcext:value="contains-text(&quot;NewCrew&quot;)" calcext:base-cell-address="Caserne.B4"/>
            <calcext:condition calcext:apply-style-name="cellule personnages" calcext:value="contains-text(&quot;NewCharacter&quot;)" calcext:base-cell-address="Caserne.B4"/>
            <calcext:condition calcext:apply-style-name="cellule personnages" calcext:value="contains-text(&quot;HideOther&quot;)" calcext:base-cell-address="Caserne.B4"/>
            <calcext:condition calcext:apply-style-name="cellule personnages" calcext:value="contains-text(&quot;DeleteOther&quot;)" calcext:base-cell-address="Caserne.B4"/>
            <calcext:condition calcext:apply-style-name="cellule narrateur" calcext:value="contains-text(&quot;Narrator&quot;)" calcext:base-cell-address="Caserne.B4"/>
            <calcext:condition calcext:apply-style-name="cellule set choice" calcext:value="contains-text(&quot;SetChoices&quot;)" calcext:base-cell-address="Caserne.B4"/>
            <calcext:condition calcext:apply-style-name="cellule dialogues" calcext:value="contains-text(&quot;PlayerSpeak&quot;)" calcext:base-cell-address="Caserne.B4"/>
            <calcext:condition calcext:apply-style-name="cellule dialogues" calcext:value="contains-text(&quot;OtherSpeak&quot;)" calcext:base-cell-address="Caserne.B4"/>
            <calcext:condition calcext:apply-style-name="cellule argent" calcext:value="contains-text(&quot;CheckGold&quot;)" calcext:base-cell-address="Caserne.B4"/>
            <calcext:condition calcext:apply-style-name="cellule argent" calcext:value="contains-text(&quot;RemoveGold&quot;)" calcext:base-cell-address="Caserne.B4"/>
            <calcext:condition calcext:apply-style-name="cellule argent" calcext:value="contains-text(&quot;AddGold&quot;)" calcext:base-cell-address="Caserne.B4"/>
            <calcext:condition calcext:apply-style-name="cellule argent" calcext:value="contains-text(&quot;Loot&quot;)" calcext:base-cell-address="Caserne.B4"/>
            <calcext:condition calcext:apply-style-name="cellule argent" calcext:value="contains-text(&quot;Trade&quot;)" calcext:base-cell-address="Caserne.B4"/>
            <calcext:condition calcext:apply-style-name="cellule combat" calcext:value="contains-text(&quot;LaunchCombat&quot;)" calcext:base-cell-address="Caserne.B4"/>
            <calcext:condition calcext:apply-style-name="cellule indice" calcext:value="contains-text(&quot;CheckFormula&quot;)" calcext:base-cell-address="Caserne.B4"/>
            <calcext:condition calcext:apply-style-name="cellule indice" calcext:value="contains-text(&quot;GiveDirection&quot;)" calcext:base-cell-address="Caserne.B4"/>
            <calcext:condition calcext:apply-style-name="cellule temps" calcext:value="contains-text(&quot;SetWeather&quot;)" calcext:base-cell-address="Caserne.B4"/>
            <calcext:condition calcext:apply-style-name="cellule temps" calcext:value="contains-text(&quot;SwitchWeather&quot;)" calcext:base-cell-address="Caserne.B4"/>
            <calcext:condition calcext:apply-style-name="cellule temps" calcext:value="contains-text(&quot;NextDay&quot;)" calcext:base-cell-address="Caserne.B4"/>
            <calcext:condition calcext:apply-style-name="cellule temps" calcext:value="contains-text(&quot;CheckDay&quot;)" calcext:base-cell-address="Caserne.B4"/>
            <calcext:condition calcext:apply-style-name="cellule histoire" calcext:value="contains-text(&quot;Leave&quot;)" calcext:base-cell-address="Caserne.B4"/>
            <calcext:condition calcext:apply-style-name="cellule choice" calcext:value="contains-text(&quot;Choice&quot;)" calcext:base-cell-address="Caserne.B4"/>
            <calcext:condition calcext:apply-style-name="cellule d'erreur" calcext:value="!=&quot;&quot;" calcext:base-cell-address="Caserne.B4"/>
          </calcext:conditional-format>
          <calcext:conditional-format calcext:target-range-address="Caserne.F4:Caserne.M12 Caserne.G17:Caserne.J17 Caserne.F16:Caserne.G16 Caserne.J16:Caserne.J16 Caserne.F15:Caserne.J15 Caserne.G14:Caserne.G14 Caserne.J14:Caserne.J14 Caserne.B29:Caserne.B31 Caserne.B32:Caserne.D36 Caserne.G30:Caserne.M36 Caserne.C29:Caserne.C29 Caserne.C31:Caserne.C31 Caserne.F26:Caserne.M29 Caserne.F23:Caserne.G23 Caserne.I23:Caserne.J23 Caserne.F17:Caserne.F18 Caserne.F21:Caserne.J22 Caserne.J19:Caserne.J20 Caserne.G18:Caserne.J18 Caserne.F26:Caserne.L29 Caserne.F13:Caserne.J13 Caserne.F24:Caserne.J29">
            <calcext:condition calcext:apply-style-name="cellule histoire" calcext:value="contains-text(&quot;GoTo&quot;)" calcext:base-cell-address="Caserne.B4"/>
            <calcext:condition calcext:apply-style-name="cellule histoire" calcext:value="contains-text(&quot;Conclude&quot;)" calcext:base-cell-address="Caserne.B4"/>
            <calcext:condition calcext:apply-style-name="cellule random" calcext:value="contains-text(&quot;RandomPercent&quot;)" calcext:base-cell-address="Caserne.B4"/>
            <calcext:condition calcext:apply-style-name="cellule random" calcext:value="contains-text(&quot;RandomRange&quot;)" calcext:base-cell-address="Caserne.B4"/>
            <calcext:condition calcext:apply-style-name="cellule personnages" calcext:value="contains-text(&quot;NewCrew&quot;)" calcext:base-cell-address="Caserne.B4"/>
            <calcext:condition calcext:apply-style-name="cellule personnages" calcext:value="contains-text(&quot;NewCharacter&quot;)" calcext:base-cell-address="Caserne.B4"/>
            <calcext:condition calcext:apply-style-name="cellule personnages" calcext:value="contains-text(&quot;HideOther&quot;)" calcext:base-cell-address="Caserne.B4"/>
            <calcext:condition calcext:apply-style-name="cellule personnages" calcext:value="contains-text(&quot;DeleteOther&quot;)" calcext:base-cell-address="Caserne.B4"/>
            <calcext:condition calcext:apply-style-name="cellule narrateur" calcext:value="contains-text(&quot;Narrator&quot;)" calcext:base-cell-address="Caserne.B4"/>
            <calcext:condition calcext:apply-style-name="cellule set choice" calcext:value="contains-text(&quot;SetChoices&quot;)" calcext:base-cell-address="Caserne.B4"/>
            <calcext:condition calcext:apply-style-name="cellule dialogues" calcext:value="contains-text(&quot;PlayerSpeak&quot;)" calcext:base-cell-address="Caserne.B4"/>
            <calcext:condition calcext:apply-style-name="cellule dialogues" calcext:value="contains-text(&quot;OtherSpeak&quot;)" calcext:base-cell-address="Caserne.B4"/>
            <calcext:condition calcext:apply-style-name="cellule argent" calcext:value="contains-text(&quot;CheckGold&quot;)" calcext:base-cell-address="Caserne.B4"/>
            <calcext:condition calcext:apply-style-name="cellule argent" calcext:value="contains-text(&quot;RemoveGold&quot;)" calcext:base-cell-address="Caserne.B4"/>
            <calcext:condition calcext:apply-style-name="cellule argent" calcext:value="contains-text(&quot;AddGold&quot;)" calcext:base-cell-address="Caserne.B4"/>
            <calcext:condition calcext:apply-style-name="cellule argent" calcext:value="contains-text(&quot;Loot&quot;)" calcext:base-cell-address="Caserne.B4"/>
            <calcext:condition calcext:apply-style-name="cellule argent" calcext:value="contains-text(&quot;Trade&quot;)" calcext:base-cell-address="Caserne.B4"/>
            <calcext:condition calcext:apply-style-name="cellule combat" calcext:value="contains-text(&quot;LaunchCombat&quot;)" calcext:base-cell-address="Caserne.B4"/>
            <calcext:condition calcext:apply-style-name="cellule indice" calcext:value="contains-text(&quot;CheckFormula&quot;)" calcext:base-cell-address="Caserne.B4"/>
            <calcext:condition calcext:apply-style-name="cellule indice" calcext:value="contains-text(&quot;GiveDirection&quot;)" calcext:base-cell-address="Caserne.B4"/>
            <calcext:condition calcext:apply-style-name="cellule temps" calcext:value="contains-text(&quot;SetWeather&quot;)" calcext:base-cell-address="Caserne.B4"/>
            <calcext:condition calcext:apply-style-name="cellule temps" calcext:value="contains-text(&quot;SwitchWeather&quot;)" calcext:base-cell-address="Caserne.B4"/>
            <calcext:condition calcext:apply-style-name="cellule temps" calcext:value="contains-text(&quot;NextDay&quot;)" calcext:base-cell-address="Caserne.B4"/>
            <calcext:condition calcext:apply-style-name="cellule temps" calcext:value="contains-text(&quot;CheckDay&quot;)" calcext:base-cell-address="Caserne.B4"/>
            <calcext:condition calcext:apply-style-name="cellule histoire" calcext:value="contains-text(&quot;Leave&quot;)" calcext:base-cell-address="Caserne.B4"/>
            <calcext:condition calcext:apply-style-name="cellule choice" calcext:value="contains-text(&quot;Choice&quot;)" calcext:base-cell-address="Caserne.B4"/>
            <calcext:condition calcext:apply-style-name="cellule d'erreur" calcext:value="!=&quot;&quot;" calcext:base-cell-address="Caserne.B4"/>
          </calcext:conditional-format>
          <calcext:conditional-format calcext:target-range-address="Caserne.C7:Caserne.C7">
            <calcext:condition calcext:apply-style-name="cellule histoire" calcext:value="contains-text(&quot;GoTo&quot;)" calcext:base-cell-address="Caserne.C7"/>
            <calcext:condition calcext:apply-style-name="cellule histoire" calcext:value="contains-text(&quot;Conclude&quot;)" calcext:base-cell-address="Caserne.C7"/>
            <calcext:condition calcext:apply-style-name="cellule random" calcext:value="contains-text(&quot;RandomPercent&quot;)" calcext:base-cell-address="Caserne.C7"/>
            <calcext:condition calcext:apply-style-name="cellule random" calcext:value="contains-text(&quot;RandomRange&quot;)" calcext:base-cell-address="Caserne.C7"/>
            <calcext:condition calcext:apply-style-name="cellule personnages" calcext:value="contains-text(&quot;NewCrew&quot;)" calcext:base-cell-address="Caserne.C7"/>
            <calcext:condition calcext:apply-style-name="cellule personnages" calcext:value="contains-text(&quot;NewCharacter&quot;)" calcext:base-cell-address="Caserne.C7"/>
            <calcext:condition calcext:apply-style-name="cellule personnages" calcext:value="contains-text(&quot;HideOther&quot;)" calcext:base-cell-address="Caserne.C7"/>
            <calcext:condition calcext:apply-style-name="cellule personnages" calcext:value="contains-text(&quot;DeleteOther&quot;)" calcext:base-cell-address="Caserne.C7"/>
            <calcext:condition calcext:apply-style-name="cellule narrateur" calcext:value="contains-text(&quot;Narrator&quot;)" calcext:base-cell-address="Caserne.C7"/>
            <calcext:condition calcext:apply-style-name="cellule set choice" calcext:value="contains-text(&quot;SetChoices&quot;)" calcext:base-cell-address="Caserne.C7"/>
            <calcext:condition calcext:apply-style-name="cellule dialogues" calcext:value="contains-text(&quot;PlayerSpeak&quot;)" calcext:base-cell-address="Caserne.C7"/>
            <calcext:condition calcext:apply-style-name="cellule dialogues" calcext:value="contains-text(&quot;OtherSpeak&quot;)" calcext:base-cell-address="Caserne.C7"/>
            <calcext:condition calcext:apply-style-name="cellule argent" calcext:value="contains-text(&quot;CheckGold&quot;)" calcext:base-cell-address="Caserne.C7"/>
            <calcext:condition calcext:apply-style-name="cellule argent" calcext:value="contains-text(&quot;RemoveGold&quot;)" calcext:base-cell-address="Caserne.C7"/>
            <calcext:condition calcext:apply-style-name="cellule argent" calcext:value="contains-text(&quot;AddGold&quot;)" calcext:base-cell-address="Caserne.C7"/>
            <calcext:condition calcext:apply-style-name="cellule argent" calcext:value="contains-text(&quot;Loot&quot;)" calcext:base-cell-address="Caserne.C7"/>
            <calcext:condition calcext:apply-style-name="cellule argent" calcext:value="contains-text(&quot;Trade&quot;)" calcext:base-cell-address="Caserne.C7"/>
            <calcext:condition calcext:apply-style-name="cellule combat" calcext:value="contains-text(&quot;LaunchCombat&quot;)" calcext:base-cell-address="Caserne.C7"/>
            <calcext:condition calcext:apply-style-name="cellule indice" calcext:value="contains-text(&quot;CheckFormula&quot;)" calcext:base-cell-address="Caserne.C7"/>
            <calcext:condition calcext:apply-style-name="cellule indice" calcext:value="contains-text(&quot;GiveDirection&quot;)" calcext:base-cell-address="Caserne.C7"/>
            <calcext:condition calcext:apply-style-name="cellule temps" calcext:value="contains-text(&quot;SetWeather&quot;)" calcext:base-cell-address="Caserne.C7"/>
            <calcext:condition calcext:apply-style-name="cellule temps" calcext:value="contains-text(&quot;SwitchWeather&quot;)" calcext:base-cell-address="Caserne.C7"/>
            <calcext:condition calcext:apply-style-name="cellule temps" calcext:value="contains-text(&quot;NextDay&quot;)" calcext:base-cell-address="Caserne.C7"/>
            <calcext:condition calcext:apply-style-name="cellule temps" calcext:value="contains-text(&quot;CheckDay&quot;)" calcext:base-cell-address="Caserne.C7"/>
            <calcext:condition calcext:apply-style-name="cellule histoire" calcext:value="contains-text(&quot;Leave&quot;)" calcext:base-cell-address="Caserne.C7"/>
            <calcext:condition calcext:apply-style-name="cellule choice" calcext:value="contains-text(&quot;Choice&quot;)" calcext:base-cell-address="Caserne.C7"/>
            <calcext:condition calcext:apply-style-name="cellule d'erreur" calcext:value="!=&quot;&quot;" calcext:base-cell-address="Caserne.C7"/>
          </calcext:conditional-format>
          <calcext:conditional-format calcext:target-range-address="Caserne.C10:Caserne.C10">
            <calcext:condition calcext:apply-style-name="cellule histoire" calcext:value="contains-text(&quot;GoTo&quot;)" calcext:base-cell-address="Caserne.C10"/>
            <calcext:condition calcext:apply-style-name="cellule histoire" calcext:value="contains-text(&quot;Conclude&quot;)" calcext:base-cell-address="Caserne.C10"/>
            <calcext:condition calcext:apply-style-name="cellule random" calcext:value="contains-text(&quot;RandomPercent&quot;)" calcext:base-cell-address="Caserne.C10"/>
            <calcext:condition calcext:apply-style-name="cellule random" calcext:value="contains-text(&quot;RandomRange&quot;)" calcext:base-cell-address="Caserne.C10"/>
            <calcext:condition calcext:apply-style-name="cellule personnages" calcext:value="contains-text(&quot;NewCrew&quot;)" calcext:base-cell-address="Caserne.C10"/>
            <calcext:condition calcext:apply-style-name="cellule personnages" calcext:value="contains-text(&quot;NewCharacter&quot;)" calcext:base-cell-address="Caserne.C10"/>
            <calcext:condition calcext:apply-style-name="cellule personnages" calcext:value="contains-text(&quot;HideOther&quot;)" calcext:base-cell-address="Caserne.C10"/>
            <calcext:condition calcext:apply-style-name="cellule personnages" calcext:value="contains-text(&quot;DeleteOther&quot;)" calcext:base-cell-address="Caserne.C10"/>
            <calcext:condition calcext:apply-style-name="cellule narrateur" calcext:value="contains-text(&quot;Narrator&quot;)" calcext:base-cell-address="Caserne.C10"/>
            <calcext:condition calcext:apply-style-name="cellule set choice" calcext:value="contains-text(&quot;SetChoices&quot;)" calcext:base-cell-address="Caserne.C10"/>
            <calcext:condition calcext:apply-style-name="cellule dialogues" calcext:value="contains-text(&quot;PlayerSpeak&quot;)" calcext:base-cell-address="Caserne.C10"/>
            <calcext:condition calcext:apply-style-name="cellule dialogues" calcext:value="contains-text(&quot;OtherSpeak&quot;)" calcext:base-cell-address="Caserne.C10"/>
            <calcext:condition calcext:apply-style-name="cellule argent" calcext:value="contains-text(&quot;CheckGold&quot;)" calcext:base-cell-address="Caserne.C10"/>
            <calcext:condition calcext:apply-style-name="cellule argent" calcext:value="contains-text(&quot;RemoveGold&quot;)" calcext:base-cell-address="Caserne.C10"/>
            <calcext:condition calcext:apply-style-name="cellule argent" calcext:value="contains-text(&quot;AddGold&quot;)" calcext:base-cell-address="Caserne.C10"/>
            <calcext:condition calcext:apply-style-name="cellule argent" calcext:value="contains-text(&quot;Loot&quot;)" calcext:base-cell-address="Caserne.C10"/>
            <calcext:condition calcext:apply-style-name="cellule argent" calcext:value="contains-text(&quot;Trade&quot;)" calcext:base-cell-address="Caserne.C10"/>
            <calcext:condition calcext:apply-style-name="cellule combat" calcext:value="contains-text(&quot;LaunchCombat&quot;)" calcext:base-cell-address="Caserne.C10"/>
            <calcext:condition calcext:apply-style-name="cellule indice" calcext:value="contains-text(&quot;CheckFormula&quot;)" calcext:base-cell-address="Caserne.C10"/>
            <calcext:condition calcext:apply-style-name="cellule indice" calcext:value="contains-text(&quot;GiveDirection&quot;)" calcext:base-cell-address="Caserne.C10"/>
            <calcext:condition calcext:apply-style-name="cellule temps" calcext:value="contains-text(&quot;SetWeather&quot;)" calcext:base-cell-address="Caserne.C10"/>
            <calcext:condition calcext:apply-style-name="cellule temps" calcext:value="contains-text(&quot;SwitchWeather&quot;)" calcext:base-cell-address="Caserne.C10"/>
            <calcext:condition calcext:apply-style-name="cellule temps" calcext:value="contains-text(&quot;NextDay&quot;)" calcext:base-cell-address="Caserne.C10"/>
            <calcext:condition calcext:apply-style-name="cellule temps" calcext:value="contains-text(&quot;CheckDay&quot;)" calcext:base-cell-address="Caserne.C10"/>
            <calcext:condition calcext:apply-style-name="cellule histoire" calcext:value="contains-text(&quot;Leave&quot;)" calcext:base-cell-address="Caserne.C10"/>
            <calcext:condition calcext:apply-style-name="cellule choice" calcext:value="contains-text(&quot;Choice&quot;)" calcext:base-cell-address="Caserne.C10"/>
            <calcext:condition calcext:apply-style-name="cellule d'erreur" calcext:value="!=&quot;&quot;" calcext:base-cell-address="Caserne.C10"/>
          </calcext:conditional-format>
          <calcext:conditional-format calcext:target-range-address="Caserne.D9:Caserne.D9">
            <calcext:condition calcext:apply-style-name="cellule histoire" calcext:value="contains-text(&quot;GoTo&quot;)" calcext:base-cell-address="Caserne.D9"/>
            <calcext:condition calcext:apply-style-name="cellule histoire" calcext:value="contains-text(&quot;Conclude&quot;)" calcext:base-cell-address="Caserne.D9"/>
            <calcext:condition calcext:apply-style-name="cellule random" calcext:value="contains-text(&quot;RandomPercent&quot;)" calcext:base-cell-address="Caserne.D9"/>
            <calcext:condition calcext:apply-style-name="cellule random" calcext:value="contains-text(&quot;RandomRange&quot;)" calcext:base-cell-address="Caserne.D9"/>
            <calcext:condition calcext:apply-style-name="cellule personnages" calcext:value="contains-text(&quot;NewCrew&quot;)" calcext:base-cell-address="Caserne.D9"/>
            <calcext:condition calcext:apply-style-name="cellule personnages" calcext:value="contains-text(&quot;NewCharacter&quot;)" calcext:base-cell-address="Caserne.D9"/>
            <calcext:condition calcext:apply-style-name="cellule personnages" calcext:value="contains-text(&quot;HideOther&quot;)" calcext:base-cell-address="Caserne.D9"/>
            <calcext:condition calcext:apply-style-name="cellule personnages" calcext:value="contains-text(&quot;DeleteOther&quot;)" calcext:base-cell-address="Caserne.D9"/>
            <calcext:condition calcext:apply-style-name="cellule narrateur" calcext:value="contains-text(&quot;Narrator&quot;)" calcext:base-cell-address="Caserne.D9"/>
            <calcext:condition calcext:apply-style-name="cellule set choice" calcext:value="contains-text(&quot;SetChoices&quot;)" calcext:base-cell-address="Caserne.D9"/>
            <calcext:condition calcext:apply-style-name="cellule dialogues" calcext:value="contains-text(&quot;PlayerSpeak&quot;)" calcext:base-cell-address="Caserne.D9"/>
            <calcext:condition calcext:apply-style-name="cellule dialogues" calcext:value="contains-text(&quot;OtherSpeak&quot;)" calcext:base-cell-address="Caserne.D9"/>
            <calcext:condition calcext:apply-style-name="cellule argent" calcext:value="contains-text(&quot;CheckGold&quot;)" calcext:base-cell-address="Caserne.D9"/>
            <calcext:condition calcext:apply-style-name="cellule argent" calcext:value="contains-text(&quot;RemoveGold&quot;)" calcext:base-cell-address="Caserne.D9"/>
            <calcext:condition calcext:apply-style-name="cellule argent" calcext:value="contains-text(&quot;AddGold&quot;)" calcext:base-cell-address="Caserne.D9"/>
            <calcext:condition calcext:apply-style-name="cellule argent" calcext:value="contains-text(&quot;Loot&quot;)" calcext:base-cell-address="Caserne.D9"/>
            <calcext:condition calcext:apply-style-name="cellule argent" calcext:value="contains-text(&quot;Trade&quot;)" calcext:base-cell-address="Caserne.D9"/>
            <calcext:condition calcext:apply-style-name="cellule combat" calcext:value="contains-text(&quot;LaunchCombat&quot;)" calcext:base-cell-address="Caserne.D9"/>
            <calcext:condition calcext:apply-style-name="cellule indice" calcext:value="contains-text(&quot;CheckFormula&quot;)" calcext:base-cell-address="Caserne.D9"/>
            <calcext:condition calcext:apply-style-name="cellule indice" calcext:value="contains-text(&quot;GiveDirection&quot;)" calcext:base-cell-address="Caserne.D9"/>
            <calcext:condition calcext:apply-style-name="cellule temps" calcext:value="contains-text(&quot;SetWeather&quot;)" calcext:base-cell-address="Caserne.D9"/>
            <calcext:condition calcext:apply-style-name="cellule temps" calcext:value="contains-text(&quot;SwitchWeather&quot;)" calcext:base-cell-address="Caserne.D9"/>
            <calcext:condition calcext:apply-style-name="cellule temps" calcext:value="contains-text(&quot;NextDay&quot;)" calcext:base-cell-address="Caserne.D9"/>
            <calcext:condition calcext:apply-style-name="cellule temps" calcext:value="contains-text(&quot;CheckDay&quot;)" calcext:base-cell-address="Caserne.D9"/>
            <calcext:condition calcext:apply-style-name="cellule histoire" calcext:value="contains-text(&quot;Leave&quot;)" calcext:base-cell-address="Caserne.D9"/>
            <calcext:condition calcext:apply-style-name="cellule choice" calcext:value="contains-text(&quot;Choice&quot;)" calcext:base-cell-address="Caserne.D9"/>
            <calcext:condition calcext:apply-style-name="cellule d'erreur" calcext:value="!=&quot;&quot;" calcext:base-cell-address="Caserne.D9"/>
          </calcext:conditional-format>
          <calcext:conditional-format calcext:target-range-address="Caserne.D12:Caserne.D12">
            <calcext:condition calcext:apply-style-name="cellule histoire" calcext:value="contains-text(&quot;GoTo&quot;)" calcext:base-cell-address="Caserne.D12"/>
            <calcext:condition calcext:apply-style-name="cellule histoire" calcext:value="contains-text(&quot;Conclude&quot;)" calcext:base-cell-address="Caserne.D12"/>
            <calcext:condition calcext:apply-style-name="cellule random" calcext:value="contains-text(&quot;RandomPercent&quot;)" calcext:base-cell-address="Caserne.D12"/>
            <calcext:condition calcext:apply-style-name="cellule random" calcext:value="contains-text(&quot;RandomRange&quot;)" calcext:base-cell-address="Caserne.D12"/>
            <calcext:condition calcext:apply-style-name="cellule personnages" calcext:value="contains-text(&quot;NewCrew&quot;)" calcext:base-cell-address="Caserne.D12"/>
            <calcext:condition calcext:apply-style-name="cellule personnages" calcext:value="contains-text(&quot;NewCharacter&quot;)" calcext:base-cell-address="Caserne.D12"/>
            <calcext:condition calcext:apply-style-name="cellule personnages" calcext:value="contains-text(&quot;HideOther&quot;)" calcext:base-cell-address="Caserne.D12"/>
            <calcext:condition calcext:apply-style-name="cellule personnages" calcext:value="contains-text(&quot;DeleteOther&quot;)" calcext:base-cell-address="Caserne.D12"/>
            <calcext:condition calcext:apply-style-name="cellule narrateur" calcext:value="contains-text(&quot;Narrator&quot;)" calcext:base-cell-address="Caserne.D12"/>
            <calcext:condition calcext:apply-style-name="cellule set choice" calcext:value="contains-text(&quot;SetChoices&quot;)" calcext:base-cell-address="Caserne.D12"/>
            <calcext:condition calcext:apply-style-name="cellule dialogues" calcext:value="contains-text(&quot;PlayerSpeak&quot;)" calcext:base-cell-address="Caserne.D12"/>
            <calcext:condition calcext:apply-style-name="cellule dialogues" calcext:value="contains-text(&quot;OtherSpeak&quot;)" calcext:base-cell-address="Caserne.D12"/>
            <calcext:condition calcext:apply-style-name="cellule argent" calcext:value="contains-text(&quot;CheckGold&quot;)" calcext:base-cell-address="Caserne.D12"/>
            <calcext:condition calcext:apply-style-name="cellule argent" calcext:value="contains-text(&quot;RemoveGold&quot;)" calcext:base-cell-address="Caserne.D12"/>
            <calcext:condition calcext:apply-style-name="cellule argent" calcext:value="contains-text(&quot;AddGold&quot;)" calcext:base-cell-address="Caserne.D12"/>
            <calcext:condition calcext:apply-style-name="cellule argent" calcext:value="contains-text(&quot;Loot&quot;)" calcext:base-cell-address="Caserne.D12"/>
            <calcext:condition calcext:apply-style-name="cellule argent" calcext:value="contains-text(&quot;Trade&quot;)" calcext:base-cell-address="Caserne.D12"/>
            <calcext:condition calcext:apply-style-name="cellule combat" calcext:value="contains-text(&quot;LaunchCombat&quot;)" calcext:base-cell-address="Caserne.D12"/>
            <calcext:condition calcext:apply-style-name="cellule indice" calcext:value="contains-text(&quot;CheckFormula&quot;)" calcext:base-cell-address="Caserne.D12"/>
            <calcext:condition calcext:apply-style-name="cellule indice" calcext:value="contains-text(&quot;GiveDirection&quot;)" calcext:base-cell-address="Caserne.D12"/>
            <calcext:condition calcext:apply-style-name="cellule temps" calcext:value="contains-text(&quot;SetWeather&quot;)" calcext:base-cell-address="Caserne.D12"/>
            <calcext:condition calcext:apply-style-name="cellule temps" calcext:value="contains-text(&quot;SwitchWeather&quot;)" calcext:base-cell-address="Caserne.D12"/>
            <calcext:condition calcext:apply-style-name="cellule temps" calcext:value="contains-text(&quot;NextDay&quot;)" calcext:base-cell-address="Caserne.D12"/>
            <calcext:condition calcext:apply-style-name="cellule temps" calcext:value="contains-text(&quot;CheckDay&quot;)" calcext:base-cell-address="Caserne.D12"/>
            <calcext:condition calcext:apply-style-name="cellule histoire" calcext:value="contains-text(&quot;Leave&quot;)" calcext:base-cell-address="Caserne.D12"/>
            <calcext:condition calcext:apply-style-name="cellule choice" calcext:value="contains-text(&quot;Choice&quot;)" calcext:base-cell-address="Caserne.D12"/>
            <calcext:condition calcext:apply-style-name="cellule d'erreur" calcext:value="!=&quot;&quot;" calcext:base-cell-address="Caserne.D12"/>
          </calcext:conditional-format>
          <calcext:conditional-format calcext:target-range-address="Caserne.H16:Caserne.H16">
            <calcext:condition calcext:apply-style-name="cellule histoire" calcext:value="contains-text(&quot;GoTo&quot;)" calcext:base-cell-address="Caserne.H16"/>
            <calcext:condition calcext:apply-style-name="cellule histoire" calcext:value="contains-text(&quot;Conclude&quot;)" calcext:base-cell-address="Caserne.H16"/>
            <calcext:condition calcext:apply-style-name="cellule random" calcext:value="contains-text(&quot;RandomPercent&quot;)" calcext:base-cell-address="Caserne.H16"/>
            <calcext:condition calcext:apply-style-name="cellule random" calcext:value="contains-text(&quot;RandomRange&quot;)" calcext:base-cell-address="Caserne.H16"/>
            <calcext:condition calcext:apply-style-name="cellule personnages" calcext:value="contains-text(&quot;NewCrew&quot;)" calcext:base-cell-address="Caserne.H16"/>
            <calcext:condition calcext:apply-style-name="cellule personnages" calcext:value="contains-text(&quot;NewCharacter&quot;)" calcext:base-cell-address="Caserne.H16"/>
            <calcext:condition calcext:apply-style-name="cellule personnages" calcext:value="contains-text(&quot;HideOther&quot;)" calcext:base-cell-address="Caserne.H16"/>
            <calcext:condition calcext:apply-style-name="cellule personnages" calcext:value="contains-text(&quot;DeleteOther&quot;)" calcext:base-cell-address="Caserne.H16"/>
            <calcext:condition calcext:apply-style-name="cellule narrateur" calcext:value="contains-text(&quot;Narrator&quot;)" calcext:base-cell-address="Caserne.H16"/>
            <calcext:condition calcext:apply-style-name="cellule set choice" calcext:value="contains-text(&quot;SetChoices&quot;)" calcext:base-cell-address="Caserne.H16"/>
            <calcext:condition calcext:apply-style-name="cellule dialogues" calcext:value="contains-text(&quot;PlayerSpeak&quot;)" calcext:base-cell-address="Caserne.H16"/>
            <calcext:condition calcext:apply-style-name="cellule dialogues" calcext:value="contains-text(&quot;OtherSpeak&quot;)" calcext:base-cell-address="Caserne.H16"/>
            <calcext:condition calcext:apply-style-name="cellule argent" calcext:value="contains-text(&quot;CheckGold&quot;)" calcext:base-cell-address="Caserne.H16"/>
            <calcext:condition calcext:apply-style-name="cellule argent" calcext:value="contains-text(&quot;RemoveGold&quot;)" calcext:base-cell-address="Caserne.H16"/>
            <calcext:condition calcext:apply-style-name="cellule argent" calcext:value="contains-text(&quot;AddGold&quot;)" calcext:base-cell-address="Caserne.H16"/>
            <calcext:condition calcext:apply-style-name="cellule argent" calcext:value="contains-text(&quot;Loot&quot;)" calcext:base-cell-address="Caserne.H16"/>
            <calcext:condition calcext:apply-style-name="cellule argent" calcext:value="contains-text(&quot;Trade&quot;)" calcext:base-cell-address="Caserne.H16"/>
            <calcext:condition calcext:apply-style-name="cellule combat" calcext:value="contains-text(&quot;LaunchCombat&quot;)" calcext:base-cell-address="Caserne.H16"/>
            <calcext:condition calcext:apply-style-name="cellule indice" calcext:value="contains-text(&quot;CheckFormula&quot;)" calcext:base-cell-address="Caserne.H16"/>
            <calcext:condition calcext:apply-style-name="cellule indice" calcext:value="contains-text(&quot;GiveDirection&quot;)" calcext:base-cell-address="Caserne.H16"/>
            <calcext:condition calcext:apply-style-name="cellule temps" calcext:value="contains-text(&quot;SetWeather&quot;)" calcext:base-cell-address="Caserne.H16"/>
            <calcext:condition calcext:apply-style-name="cellule temps" calcext:value="contains-text(&quot;SwitchWeather&quot;)" calcext:base-cell-address="Caserne.H16"/>
            <calcext:condition calcext:apply-style-name="cellule temps" calcext:value="contains-text(&quot;NextDay&quot;)" calcext:base-cell-address="Caserne.H16"/>
            <calcext:condition calcext:apply-style-name="cellule temps" calcext:value="contains-text(&quot;CheckDay&quot;)" calcext:base-cell-address="Caserne.H16"/>
            <calcext:condition calcext:apply-style-name="cellule histoire" calcext:value="contains-text(&quot;Leave&quot;)" calcext:base-cell-address="Caserne.H16"/>
            <calcext:condition calcext:apply-style-name="cellule choice" calcext:value="contains-text(&quot;Choice&quot;)" calcext:base-cell-address="Caserne.H16"/>
            <calcext:condition calcext:apply-style-name="cellule d'erreur" calcext:value="!=&quot;&quot;" calcext:base-cell-address="Caserne.H16"/>
          </calcext:conditional-format>
          <calcext:conditional-format calcext:target-range-address="Caserne.H14:Caserne.H14">
            <calcext:condition calcext:apply-style-name="cellule histoire" calcext:value="contains-text(&quot;GoTo&quot;)" calcext:base-cell-address="Caserne.H14"/>
            <calcext:condition calcext:apply-style-name="cellule histoire" calcext:value="contains-text(&quot;Conclude&quot;)" calcext:base-cell-address="Caserne.H14"/>
            <calcext:condition calcext:apply-style-name="cellule random" calcext:value="contains-text(&quot;RandomPercent&quot;)" calcext:base-cell-address="Caserne.H14"/>
            <calcext:condition calcext:apply-style-name="cellule random" calcext:value="contains-text(&quot;RandomRange&quot;)" calcext:base-cell-address="Caserne.H14"/>
            <calcext:condition calcext:apply-style-name="cellule personnages" calcext:value="contains-text(&quot;NewCrew&quot;)" calcext:base-cell-address="Caserne.H14"/>
            <calcext:condition calcext:apply-style-name="cellule personnages" calcext:value="contains-text(&quot;NewCharacter&quot;)" calcext:base-cell-address="Caserne.H14"/>
            <calcext:condition calcext:apply-style-name="cellule personnages" calcext:value="contains-text(&quot;HideOther&quot;)" calcext:base-cell-address="Caserne.H14"/>
            <calcext:condition calcext:apply-style-name="cellule personnages" calcext:value="contains-text(&quot;DeleteOther&quot;)" calcext:base-cell-address="Caserne.H14"/>
            <calcext:condition calcext:apply-style-name="cellule narrateur" calcext:value="contains-text(&quot;Narrator&quot;)" calcext:base-cell-address="Caserne.H14"/>
            <calcext:condition calcext:apply-style-name="cellule set choice" calcext:value="contains-text(&quot;SetChoices&quot;)" calcext:base-cell-address="Caserne.H14"/>
            <calcext:condition calcext:apply-style-name="cellule dialogues" calcext:value="contains-text(&quot;PlayerSpeak&quot;)" calcext:base-cell-address="Caserne.H14"/>
            <calcext:condition calcext:apply-style-name="cellule dialogues" calcext:value="contains-text(&quot;OtherSpeak&quot;)" calcext:base-cell-address="Caserne.H14"/>
            <calcext:condition calcext:apply-style-name="cellule argent" calcext:value="contains-text(&quot;CheckGold&quot;)" calcext:base-cell-address="Caserne.H14"/>
            <calcext:condition calcext:apply-style-name="cellule argent" calcext:value="contains-text(&quot;RemoveGold&quot;)" calcext:base-cell-address="Caserne.H14"/>
            <calcext:condition calcext:apply-style-name="cellule argent" calcext:value="contains-text(&quot;AddGold&quot;)" calcext:base-cell-address="Caserne.H14"/>
            <calcext:condition calcext:apply-style-name="cellule argent" calcext:value="contains-text(&quot;Loot&quot;)" calcext:base-cell-address="Caserne.H14"/>
            <calcext:condition calcext:apply-style-name="cellule argent" calcext:value="contains-text(&quot;Trade&quot;)" calcext:base-cell-address="Caserne.H14"/>
            <calcext:condition calcext:apply-style-name="cellule combat" calcext:value="contains-text(&quot;LaunchCombat&quot;)" calcext:base-cell-address="Caserne.H14"/>
            <calcext:condition calcext:apply-style-name="cellule indice" calcext:value="contains-text(&quot;CheckFormula&quot;)" calcext:base-cell-address="Caserne.H14"/>
            <calcext:condition calcext:apply-style-name="cellule indice" calcext:value="contains-text(&quot;GiveDirection&quot;)" calcext:base-cell-address="Caserne.H14"/>
            <calcext:condition calcext:apply-style-name="cellule temps" calcext:value="contains-text(&quot;SetWeather&quot;)" calcext:base-cell-address="Caserne.H14"/>
            <calcext:condition calcext:apply-style-name="cellule temps" calcext:value="contains-text(&quot;SwitchWeather&quot;)" calcext:base-cell-address="Caserne.H14"/>
            <calcext:condition calcext:apply-style-name="cellule temps" calcext:value="contains-text(&quot;NextDay&quot;)" calcext:base-cell-address="Caserne.H14"/>
            <calcext:condition calcext:apply-style-name="cellule temps" calcext:value="contains-text(&quot;CheckDay&quot;)" calcext:base-cell-address="Caserne.H14"/>
            <calcext:condition calcext:apply-style-name="cellule histoire" calcext:value="contains-text(&quot;Leave&quot;)" calcext:base-cell-address="Caserne.H14"/>
            <calcext:condition calcext:apply-style-name="cellule choice" calcext:value="contains-text(&quot;Choice&quot;)" calcext:base-cell-address="Caserne.H14"/>
            <calcext:condition calcext:apply-style-name="cellule d'erreur" calcext:value="!=&quot;&quot;" calcext:base-cell-address="Caserne.H14"/>
          </calcext:conditional-format>
          <calcext:conditional-format calcext:target-range-address="Caserne.I14:Caserne.I14">
            <calcext:condition calcext:apply-style-name="cellule histoire" calcext:value="contains-text(&quot;GoTo&quot;)" calcext:base-cell-address="Caserne.I14"/>
            <calcext:condition calcext:apply-style-name="cellule histoire" calcext:value="contains-text(&quot;Conclude&quot;)" calcext:base-cell-address="Caserne.I14"/>
            <calcext:condition calcext:apply-style-name="cellule random" calcext:value="contains-text(&quot;RandomPercent&quot;)" calcext:base-cell-address="Caserne.I14"/>
            <calcext:condition calcext:apply-style-name="cellule random" calcext:value="contains-text(&quot;RandomRange&quot;)" calcext:base-cell-address="Caserne.I14"/>
            <calcext:condition calcext:apply-style-name="cellule personnages" calcext:value="contains-text(&quot;NewCrew&quot;)" calcext:base-cell-address="Caserne.I14"/>
            <calcext:condition calcext:apply-style-name="cellule personnages" calcext:value="contains-text(&quot;NewCharacter&quot;)" calcext:base-cell-address="Caserne.I14"/>
            <calcext:condition calcext:apply-style-name="cellule personnages" calcext:value="contains-text(&quot;HideOther&quot;)" calcext:base-cell-address="Caserne.I14"/>
            <calcext:condition calcext:apply-style-name="cellule personnages" calcext:value="contains-text(&quot;DeleteOther&quot;)" calcext:base-cell-address="Caserne.I14"/>
            <calcext:condition calcext:apply-style-name="cellule narrateur" calcext:value="contains-text(&quot;Narrator&quot;)" calcext:base-cell-address="Caserne.I14"/>
            <calcext:condition calcext:apply-style-name="cellule set choice" calcext:value="contains-text(&quot;SetChoices&quot;)" calcext:base-cell-address="Caserne.I14"/>
            <calcext:condition calcext:apply-style-name="cellule dialogues" calcext:value="contains-text(&quot;PlayerSpeak&quot;)" calcext:base-cell-address="Caserne.I14"/>
            <calcext:condition calcext:apply-style-name="cellule dialogues" calcext:value="contains-text(&quot;OtherSpeak&quot;)" calcext:base-cell-address="Caserne.I14"/>
            <calcext:condition calcext:apply-style-name="cellule argent" calcext:value="contains-text(&quot;CheckGold&quot;)" calcext:base-cell-address="Caserne.I14"/>
            <calcext:condition calcext:apply-style-name="cellule argent" calcext:value="contains-text(&quot;RemoveGold&quot;)" calcext:base-cell-address="Caserne.I14"/>
            <calcext:condition calcext:apply-style-name="cellule argent" calcext:value="contains-text(&quot;AddGold&quot;)" calcext:base-cell-address="Caserne.I14"/>
            <calcext:condition calcext:apply-style-name="cellule argent" calcext:value="contains-text(&quot;Loot&quot;)" calcext:base-cell-address="Caserne.I14"/>
            <calcext:condition calcext:apply-style-name="cellule argent" calcext:value="contains-text(&quot;Trade&quot;)" calcext:base-cell-address="Caserne.I14"/>
            <calcext:condition calcext:apply-style-name="cellule combat" calcext:value="contains-text(&quot;LaunchCombat&quot;)" calcext:base-cell-address="Caserne.I14"/>
            <calcext:condition calcext:apply-style-name="cellule indice" calcext:value="contains-text(&quot;CheckFormula&quot;)" calcext:base-cell-address="Caserne.I14"/>
            <calcext:condition calcext:apply-style-name="cellule indice" calcext:value="contains-text(&quot;GiveDirection&quot;)" calcext:base-cell-address="Caserne.I14"/>
            <calcext:condition calcext:apply-style-name="cellule temps" calcext:value="contains-text(&quot;SetWeather&quot;)" calcext:base-cell-address="Caserne.I14"/>
            <calcext:condition calcext:apply-style-name="cellule temps" calcext:value="contains-text(&quot;SwitchWeather&quot;)" calcext:base-cell-address="Caserne.I14"/>
            <calcext:condition calcext:apply-style-name="cellule temps" calcext:value="contains-text(&quot;NextDay&quot;)" calcext:base-cell-address="Caserne.I14"/>
            <calcext:condition calcext:apply-style-name="cellule temps" calcext:value="contains-text(&quot;CheckDay&quot;)" calcext:base-cell-address="Caserne.I14"/>
            <calcext:condition calcext:apply-style-name="cellule histoire" calcext:value="contains-text(&quot;Leave&quot;)" calcext:base-cell-address="Caserne.I14"/>
            <calcext:condition calcext:apply-style-name="cellule choice" calcext:value="contains-text(&quot;Choice&quot;)" calcext:base-cell-address="Caserne.I14"/>
            <calcext:condition calcext:apply-style-name="cellule d'erreur" calcext:value="!=&quot;&quot;" calcext:base-cell-address="Caserne.I14"/>
          </calcext:conditional-format>
          <calcext:conditional-format calcext:target-range-address="Caserne.I16:Caserne.I16">
            <calcext:condition calcext:apply-style-name="cellule histoire" calcext:value="contains-text(&quot;GoTo&quot;)" calcext:base-cell-address="Caserne.I16"/>
            <calcext:condition calcext:apply-style-name="cellule histoire" calcext:value="contains-text(&quot;Conclude&quot;)" calcext:base-cell-address="Caserne.I16"/>
            <calcext:condition calcext:apply-style-name="cellule random" calcext:value="contains-text(&quot;RandomPercent&quot;)" calcext:base-cell-address="Caserne.I16"/>
            <calcext:condition calcext:apply-style-name="cellule random" calcext:value="contains-text(&quot;RandomRange&quot;)" calcext:base-cell-address="Caserne.I16"/>
            <calcext:condition calcext:apply-style-name="cellule personnages" calcext:value="contains-text(&quot;NewCrew&quot;)" calcext:base-cell-address="Caserne.I16"/>
            <calcext:condition calcext:apply-style-name="cellule personnages" calcext:value="contains-text(&quot;NewCharacter&quot;)" calcext:base-cell-address="Caserne.I16"/>
            <calcext:condition calcext:apply-style-name="cellule personnages" calcext:value="contains-text(&quot;HideOther&quot;)" calcext:base-cell-address="Caserne.I16"/>
            <calcext:condition calcext:apply-style-name="cellule personnages" calcext:value="contains-text(&quot;DeleteOther&quot;)" calcext:base-cell-address="Caserne.I16"/>
            <calcext:condition calcext:apply-style-name="cellule narrateur" calcext:value="contains-text(&quot;Narrator&quot;)" calcext:base-cell-address="Caserne.I16"/>
            <calcext:condition calcext:apply-style-name="cellule set choice" calcext:value="contains-text(&quot;SetChoices&quot;)" calcext:base-cell-address="Caserne.I16"/>
            <calcext:condition calcext:apply-style-name="cellule dialogues" calcext:value="contains-text(&quot;PlayerSpeak&quot;)" calcext:base-cell-address="Caserne.I16"/>
            <calcext:condition calcext:apply-style-name="cellule dialogues" calcext:value="contains-text(&quot;OtherSpeak&quot;)" calcext:base-cell-address="Caserne.I16"/>
            <calcext:condition calcext:apply-style-name="cellule argent" calcext:value="contains-text(&quot;CheckGold&quot;)" calcext:base-cell-address="Caserne.I16"/>
            <calcext:condition calcext:apply-style-name="cellule argent" calcext:value="contains-text(&quot;RemoveGold&quot;)" calcext:base-cell-address="Caserne.I16"/>
            <calcext:condition calcext:apply-style-name="cellule argent" calcext:value="contains-text(&quot;AddGold&quot;)" calcext:base-cell-address="Caserne.I16"/>
            <calcext:condition calcext:apply-style-name="cellule argent" calcext:value="contains-text(&quot;Loot&quot;)" calcext:base-cell-address="Caserne.I16"/>
            <calcext:condition calcext:apply-style-name="cellule argent" calcext:value="contains-text(&quot;Trade&quot;)" calcext:base-cell-address="Caserne.I16"/>
            <calcext:condition calcext:apply-style-name="cellule combat" calcext:value="contains-text(&quot;LaunchCombat&quot;)" calcext:base-cell-address="Caserne.I16"/>
            <calcext:condition calcext:apply-style-name="cellule indice" calcext:value="contains-text(&quot;CheckFormula&quot;)" calcext:base-cell-address="Caserne.I16"/>
            <calcext:condition calcext:apply-style-name="cellule indice" calcext:value="contains-text(&quot;GiveDirection&quot;)" calcext:base-cell-address="Caserne.I16"/>
            <calcext:condition calcext:apply-style-name="cellule temps" calcext:value="contains-text(&quot;SetWeather&quot;)" calcext:base-cell-address="Caserne.I16"/>
            <calcext:condition calcext:apply-style-name="cellule temps" calcext:value="contains-text(&quot;SwitchWeather&quot;)" calcext:base-cell-address="Caserne.I16"/>
            <calcext:condition calcext:apply-style-name="cellule temps" calcext:value="contains-text(&quot;NextDay&quot;)" calcext:base-cell-address="Caserne.I16"/>
            <calcext:condition calcext:apply-style-name="cellule temps" calcext:value="contains-text(&quot;CheckDay&quot;)" calcext:base-cell-address="Caserne.I16"/>
            <calcext:condition calcext:apply-style-name="cellule histoire" calcext:value="contains-text(&quot;Leave&quot;)" calcext:base-cell-address="Caserne.I16"/>
            <calcext:condition calcext:apply-style-name="cellule choice" calcext:value="contains-text(&quot;Choice&quot;)" calcext:base-cell-address="Caserne.I16"/>
            <calcext:condition calcext:apply-style-name="cellule d'erreur" calcext:value="!=&quot;&quot;" calcext:base-cell-address="Caserne.I16"/>
          </calcext:conditional-format>
          <calcext:conditional-format calcext:target-range-address="Caserne.E14:Caserne.E14">
            <calcext:condition calcext:apply-style-name="cellule histoire" calcext:value="contains-text(&quot;GoTo&quot;)" calcext:base-cell-address="Caserne.E14"/>
            <calcext:condition calcext:apply-style-name="cellule histoire" calcext:value="contains-text(&quot;Conclude&quot;)" calcext:base-cell-address="Caserne.E14"/>
            <calcext:condition calcext:apply-style-name="cellule random" calcext:value="contains-text(&quot;RandomPercent&quot;)" calcext:base-cell-address="Caserne.E14"/>
            <calcext:condition calcext:apply-style-name="cellule random" calcext:value="contains-text(&quot;RandomRange&quot;)" calcext:base-cell-address="Caserne.E14"/>
            <calcext:condition calcext:apply-style-name="cellule personnages" calcext:value="contains-text(&quot;NewCrew&quot;)" calcext:base-cell-address="Caserne.E14"/>
            <calcext:condition calcext:apply-style-name="cellule personnages" calcext:value="contains-text(&quot;NewCharacter&quot;)" calcext:base-cell-address="Caserne.E14"/>
            <calcext:condition calcext:apply-style-name="cellule personnages" calcext:value="contains-text(&quot;HideOther&quot;)" calcext:base-cell-address="Caserne.E14"/>
            <calcext:condition calcext:apply-style-name="cellule personnages" calcext:value="contains-text(&quot;DeleteOther&quot;)" calcext:base-cell-address="Caserne.E14"/>
            <calcext:condition calcext:apply-style-name="cellule narrateur" calcext:value="contains-text(&quot;Narrator&quot;)" calcext:base-cell-address="Caserne.E14"/>
            <calcext:condition calcext:apply-style-name="cellule set choice" calcext:value="contains-text(&quot;SetChoices&quot;)" calcext:base-cell-address="Caserne.E14"/>
            <calcext:condition calcext:apply-style-name="cellule dialogues" calcext:value="contains-text(&quot;PlayerSpeak&quot;)" calcext:base-cell-address="Caserne.E14"/>
            <calcext:condition calcext:apply-style-name="cellule dialogues" calcext:value="contains-text(&quot;OtherSpeak&quot;)" calcext:base-cell-address="Caserne.E14"/>
            <calcext:condition calcext:apply-style-name="cellule argent" calcext:value="contains-text(&quot;CheckGold&quot;)" calcext:base-cell-address="Caserne.E14"/>
            <calcext:condition calcext:apply-style-name="cellule argent" calcext:value="contains-text(&quot;RemoveGold&quot;)" calcext:base-cell-address="Caserne.E14"/>
            <calcext:condition calcext:apply-style-name="cellule argent" calcext:value="contains-text(&quot;AddGold&quot;)" calcext:base-cell-address="Caserne.E14"/>
            <calcext:condition calcext:apply-style-name="cellule argent" calcext:value="contains-text(&quot;Loot&quot;)" calcext:base-cell-address="Caserne.E14"/>
            <calcext:condition calcext:apply-style-name="cellule argent" calcext:value="contains-text(&quot;Trade&quot;)" calcext:base-cell-address="Caserne.E14"/>
            <calcext:condition calcext:apply-style-name="cellule combat" calcext:value="contains-text(&quot;LaunchCombat&quot;)" calcext:base-cell-address="Caserne.E14"/>
            <calcext:condition calcext:apply-style-name="cellule indice" calcext:value="contains-text(&quot;CheckFormula&quot;)" calcext:base-cell-address="Caserne.E14"/>
            <calcext:condition calcext:apply-style-name="cellule indice" calcext:value="contains-text(&quot;GiveDirection&quot;)" calcext:base-cell-address="Caserne.E14"/>
            <calcext:condition calcext:apply-style-name="cellule temps" calcext:value="contains-text(&quot;SetWeather&quot;)" calcext:base-cell-address="Caserne.E14"/>
            <calcext:condition calcext:apply-style-name="cellule temps" calcext:value="contains-text(&quot;SwitchWeather&quot;)" calcext:base-cell-address="Caserne.E14"/>
            <calcext:condition calcext:apply-style-name="cellule temps" calcext:value="contains-text(&quot;NextDay&quot;)" calcext:base-cell-address="Caserne.E14"/>
            <calcext:condition calcext:apply-style-name="cellule temps" calcext:value="contains-text(&quot;CheckDay&quot;)" calcext:base-cell-address="Caserne.E14"/>
            <calcext:condition calcext:apply-style-name="cellule histoire" calcext:value="contains-text(&quot;Leave&quot;)" calcext:base-cell-address="Caserne.E14"/>
            <calcext:condition calcext:apply-style-name="cellule choice" calcext:value="contains-text(&quot;Choice&quot;)" calcext:base-cell-address="Caserne.E14"/>
            <calcext:condition calcext:apply-style-name="cellule d'erreur" calcext:value="!=&quot;&quot;" calcext:base-cell-address="Caserne.E14"/>
          </calcext:conditional-format>
          <calcext:conditional-format calcext:target-range-address="Caserne.C3:Caserne.L7 Caserne.A4:Caserne.B9 Caserne.A20:Caserne.B54 Caserne.G11:Caserne.L12 Caserne.C10:Caserne.C14 Caserne.F10:Caserne.L10 Caserne.C9:Caserne.D9 Caserne.F9:Caserne.L9 Caserne.D8:Caserne.L8 Caserne.B3:Caserne.B3 Caserne.D15:Caserne.D22 Caserne.C32:Caserne.D54 Caserne.E13:Caserne.E26 Caserne.C31:Caserne.C54 Caserne.F20:Caserne.F29 Caserne.E38:Caserne.F54 Caserne.C16:Caserne.C23 Caserne.D11:Caserne.D13 Caserne.E11:Caserne.E11 Caserne.C27:Caserne.C29 Caserne.G26:Caserne.L54 Caserne.G23:Caserne.G23 Caserne.I23:Caserne.J23 Caserne.F11:Caserne.F13 Caserne.F15:Caserne.F18 Caserne.G21:Caserne.J22 Caserne.J19:Caserne.J20 Caserne.G13:Caserne.J18 Caserne.G24:Caserne.J54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A10:Caserne.A19">
            <calcext:condition calcext:apply-style-name="cellule histoire" calcext:value="contains-text(&quot;GoTo&quot;)" calcext:base-cell-address="Caserne.A10"/>
            <calcext:condition calcext:apply-style-name="cellule histoire" calcext:value="contains-text(&quot;Conclude&quot;)" calcext:base-cell-address="Caserne.A10"/>
            <calcext:condition calcext:apply-style-name="cellule random" calcext:value="contains-text(&quot;RandomPercent&quot;)" calcext:base-cell-address="Caserne.A10"/>
            <calcext:condition calcext:apply-style-name="cellule random" calcext:value="contains-text(&quot;RandomRange&quot;)" calcext:base-cell-address="Caserne.A10"/>
            <calcext:condition calcext:apply-style-name="cellule personnages" calcext:value="contains-text(&quot;NewCrew&quot;)" calcext:base-cell-address="Caserne.A10"/>
            <calcext:condition calcext:apply-style-name="cellule personnages" calcext:value="contains-text(&quot;NewCharacter&quot;)" calcext:base-cell-address="Caserne.A10"/>
            <calcext:condition calcext:apply-style-name="cellule personnages" calcext:value="contains-text(&quot;HideOther&quot;)" calcext:base-cell-address="Caserne.A10"/>
            <calcext:condition calcext:apply-style-name="cellule personnages" calcext:value="contains-text(&quot;DeleteOther&quot;)" calcext:base-cell-address="Caserne.A10"/>
            <calcext:condition calcext:apply-style-name="cellule narrateur" calcext:value="contains-text(&quot;Narrator&quot;)" calcext:base-cell-address="Caserne.A10"/>
            <calcext:condition calcext:apply-style-name="cellule set choice" calcext:value="contains-text(&quot;SetChoices&quot;)" calcext:base-cell-address="Caserne.A10"/>
            <calcext:condition calcext:apply-style-name="cellule dialogues" calcext:value="contains-text(&quot;PlayerSpeak&quot;)" calcext:base-cell-address="Caserne.A10"/>
            <calcext:condition calcext:apply-style-name="cellule dialogues" calcext:value="contains-text(&quot;OtherSpeak&quot;)" calcext:base-cell-address="Caserne.A10"/>
            <calcext:condition calcext:apply-style-name="cellule argent" calcext:value="contains-text(&quot;CheckGold&quot;)" calcext:base-cell-address="Caserne.A10"/>
            <calcext:condition calcext:apply-style-name="cellule argent" calcext:value="contains-text(&quot;RemoveGold&quot;)" calcext:base-cell-address="Caserne.A10"/>
            <calcext:condition calcext:apply-style-name="cellule argent" calcext:value="contains-text(&quot;AddGold&quot;)" calcext:base-cell-address="Caserne.A10"/>
            <calcext:condition calcext:apply-style-name="cellule argent" calcext:value="contains-text(&quot;Loot&quot;)" calcext:base-cell-address="Caserne.A10"/>
            <calcext:condition calcext:apply-style-name="cellule argent" calcext:value="contains-text(&quot;Trade&quot;)" calcext:base-cell-address="Caserne.A10"/>
            <calcext:condition calcext:apply-style-name="cellule combat" calcext:value="contains-text(&quot;LaunchCombat&quot;)" calcext:base-cell-address="Caserne.A10"/>
            <calcext:condition calcext:apply-style-name="cellule indice" calcext:value="contains-text(&quot;CheckFormula&quot;)" calcext:base-cell-address="Caserne.A10"/>
            <calcext:condition calcext:apply-style-name="cellule indice" calcext:value="contains-text(&quot;GiveDirection&quot;)" calcext:base-cell-address="Caserne.A10"/>
            <calcext:condition calcext:apply-style-name="cellule temps" calcext:value="contains-text(&quot;SetWeather&quot;)" calcext:base-cell-address="Caserne.A10"/>
            <calcext:condition calcext:apply-style-name="cellule temps" calcext:value="contains-text(&quot;SwitchWeather&quot;)" calcext:base-cell-address="Caserne.A10"/>
            <calcext:condition calcext:apply-style-name="cellule temps" calcext:value="contains-text(&quot;NextDay&quot;)" calcext:base-cell-address="Caserne.A10"/>
            <calcext:condition calcext:apply-style-name="cellule temps" calcext:value="contains-text(&quot;CheckDay&quot;)" calcext:base-cell-address="Caserne.A10"/>
            <calcext:condition calcext:apply-style-name="cellule histoire" calcext:value="contains-text(&quot;Leave&quot;)" calcext:base-cell-address="Caserne.A10"/>
            <calcext:condition calcext:apply-style-name="cellule choice" calcext:value="contains-text(&quot;Choice&quot;)" calcext:base-cell-address="Caserne.A10"/>
            <calcext:condition calcext:apply-style-name="cellule d'erreur" calcext:value="!=&quot;&quot;" calcext:base-cell-address="Caserne.A10"/>
          </calcext:conditional-format>
          <calcext:conditional-format calcext:target-range-address="Caserne.B19:Caserne.B19 Caserne.B10:Caserne.B17">
            <calcext:condition calcext:apply-style-name="cellule histoire" calcext:value="contains-text(&quot;GoTo&quot;)" calcext:base-cell-address="Caserne.B10"/>
            <calcext:condition calcext:apply-style-name="cellule histoire" calcext:value="contains-text(&quot;Conclude&quot;)" calcext:base-cell-address="Caserne.B10"/>
            <calcext:condition calcext:apply-style-name="cellule random" calcext:value="contains-text(&quot;RandomPercent&quot;)" calcext:base-cell-address="Caserne.B10"/>
            <calcext:condition calcext:apply-style-name="cellule random" calcext:value="contains-text(&quot;RandomRange&quot;)" calcext:base-cell-address="Caserne.B10"/>
            <calcext:condition calcext:apply-style-name="cellule personnages" calcext:value="contains-text(&quot;NewCrew&quot;)" calcext:base-cell-address="Caserne.B10"/>
            <calcext:condition calcext:apply-style-name="cellule personnages" calcext:value="contains-text(&quot;NewCharacter&quot;)" calcext:base-cell-address="Caserne.B10"/>
            <calcext:condition calcext:apply-style-name="cellule personnages" calcext:value="contains-text(&quot;HideOther&quot;)" calcext:base-cell-address="Caserne.B10"/>
            <calcext:condition calcext:apply-style-name="cellule personnages" calcext:value="contains-text(&quot;DeleteOther&quot;)" calcext:base-cell-address="Caserne.B10"/>
            <calcext:condition calcext:apply-style-name="cellule narrateur" calcext:value="contains-text(&quot;Narrator&quot;)" calcext:base-cell-address="Caserne.B10"/>
            <calcext:condition calcext:apply-style-name="cellule set choice" calcext:value="contains-text(&quot;SetChoices&quot;)" calcext:base-cell-address="Caserne.B10"/>
            <calcext:condition calcext:apply-style-name="cellule dialogues" calcext:value="contains-text(&quot;PlayerSpeak&quot;)" calcext:base-cell-address="Caserne.B10"/>
            <calcext:condition calcext:apply-style-name="cellule dialogues" calcext:value="contains-text(&quot;OtherSpeak&quot;)" calcext:base-cell-address="Caserne.B10"/>
            <calcext:condition calcext:apply-style-name="cellule argent" calcext:value="contains-text(&quot;CheckGold&quot;)" calcext:base-cell-address="Caserne.B10"/>
            <calcext:condition calcext:apply-style-name="cellule argent" calcext:value="contains-text(&quot;RemoveGold&quot;)" calcext:base-cell-address="Caserne.B10"/>
            <calcext:condition calcext:apply-style-name="cellule argent" calcext:value="contains-text(&quot;AddGold&quot;)" calcext:base-cell-address="Caserne.B10"/>
            <calcext:condition calcext:apply-style-name="cellule argent" calcext:value="contains-text(&quot;Loot&quot;)" calcext:base-cell-address="Caserne.B10"/>
            <calcext:condition calcext:apply-style-name="cellule argent" calcext:value="contains-text(&quot;Trade&quot;)" calcext:base-cell-address="Caserne.B10"/>
            <calcext:condition calcext:apply-style-name="cellule combat" calcext:value="contains-text(&quot;LaunchCombat&quot;)" calcext:base-cell-address="Caserne.B10"/>
            <calcext:condition calcext:apply-style-name="cellule indice" calcext:value="contains-text(&quot;CheckFormula&quot;)" calcext:base-cell-address="Caserne.B10"/>
            <calcext:condition calcext:apply-style-name="cellule indice" calcext:value="contains-text(&quot;GiveDirection&quot;)" calcext:base-cell-address="Caserne.B10"/>
            <calcext:condition calcext:apply-style-name="cellule temps" calcext:value="contains-text(&quot;SetWeather&quot;)" calcext:base-cell-address="Caserne.B10"/>
            <calcext:condition calcext:apply-style-name="cellule temps" calcext:value="contains-text(&quot;SwitchWeather&quot;)" calcext:base-cell-address="Caserne.B10"/>
            <calcext:condition calcext:apply-style-name="cellule temps" calcext:value="contains-text(&quot;NextDay&quot;)" calcext:base-cell-address="Caserne.B10"/>
            <calcext:condition calcext:apply-style-name="cellule temps" calcext:value="contains-text(&quot;CheckDay&quot;)" calcext:base-cell-address="Caserne.B10"/>
            <calcext:condition calcext:apply-style-name="cellule histoire" calcext:value="contains-text(&quot;Leave&quot;)" calcext:base-cell-address="Caserne.B10"/>
            <calcext:condition calcext:apply-style-name="cellule choice" calcext:value="contains-text(&quot;Choice&quot;)" calcext:base-cell-address="Caserne.B10"/>
            <calcext:condition calcext:apply-style-name="cellule d'erreur" calcext:value="!=&quot;&quot;" calcext:base-cell-address="Caserne.B10"/>
          </calcext:conditional-format>
          <calcext:conditional-format calcext:target-range-address="Caserne.A10:Caserne.A19 Caserne.B10:Caserne.B17 Caserne.B19:Caserne.B19">
            <calcext:condition calcext:apply-style-name="cellule histoire" calcext:value="contains-text(&quot;GoTo&quot;)" calcext:base-cell-address="Caserne.A10"/>
            <calcext:condition calcext:apply-style-name="cellule histoire" calcext:value="contains-text(&quot;Conclude&quot;)" calcext:base-cell-address="Caserne.A10"/>
            <calcext:condition calcext:apply-style-name="cellule random" calcext:value="contains-text(&quot;RandomPercent&quot;)" calcext:base-cell-address="Caserne.A10"/>
            <calcext:condition calcext:apply-style-name="cellule random" calcext:value="contains-text(&quot;RandomRange&quot;)" calcext:base-cell-address="Caserne.A10"/>
            <calcext:condition calcext:apply-style-name="cellule personnages" calcext:value="contains-text(&quot;NewCrew&quot;)" calcext:base-cell-address="Caserne.A10"/>
            <calcext:condition calcext:apply-style-name="cellule personnages" calcext:value="contains-text(&quot;NewCharacter&quot;)" calcext:base-cell-address="Caserne.A10"/>
            <calcext:condition calcext:apply-style-name="cellule personnages" calcext:value="contains-text(&quot;HideOther&quot;)" calcext:base-cell-address="Caserne.A10"/>
            <calcext:condition calcext:apply-style-name="cellule personnages" calcext:value="contains-text(&quot;DeleteOther&quot;)" calcext:base-cell-address="Caserne.A10"/>
            <calcext:condition calcext:apply-style-name="cellule narrateur" calcext:value="contains-text(&quot;Narrator&quot;)" calcext:base-cell-address="Caserne.A10"/>
            <calcext:condition calcext:apply-style-name="cellule set choice" calcext:value="contains-text(&quot;SetChoices&quot;)" calcext:base-cell-address="Caserne.A10"/>
            <calcext:condition calcext:apply-style-name="cellule dialogues" calcext:value="contains-text(&quot;PlayerSpeak&quot;)" calcext:base-cell-address="Caserne.A10"/>
            <calcext:condition calcext:apply-style-name="cellule dialogues" calcext:value="contains-text(&quot;OtherSpeak&quot;)" calcext:base-cell-address="Caserne.A10"/>
            <calcext:condition calcext:apply-style-name="cellule argent" calcext:value="contains-text(&quot;CheckGold&quot;)" calcext:base-cell-address="Caserne.A10"/>
            <calcext:condition calcext:apply-style-name="cellule argent" calcext:value="contains-text(&quot;RemoveGold&quot;)" calcext:base-cell-address="Caserne.A10"/>
            <calcext:condition calcext:apply-style-name="cellule argent" calcext:value="contains-text(&quot;AddGold&quot;)" calcext:base-cell-address="Caserne.A10"/>
            <calcext:condition calcext:apply-style-name="cellule argent" calcext:value="contains-text(&quot;Loot&quot;)" calcext:base-cell-address="Caserne.A10"/>
            <calcext:condition calcext:apply-style-name="cellule argent" calcext:value="contains-text(&quot;Trade&quot;)" calcext:base-cell-address="Caserne.A10"/>
            <calcext:condition calcext:apply-style-name="cellule combat" calcext:value="contains-text(&quot;LaunchCombat&quot;)" calcext:base-cell-address="Caserne.A10"/>
            <calcext:condition calcext:apply-style-name="cellule indice" calcext:value="contains-text(&quot;CheckFormula&quot;)" calcext:base-cell-address="Caserne.A10"/>
            <calcext:condition calcext:apply-style-name="cellule indice" calcext:value="contains-text(&quot;GiveDirection&quot;)" calcext:base-cell-address="Caserne.A10"/>
            <calcext:condition calcext:apply-style-name="cellule temps" calcext:value="contains-text(&quot;SetWeather&quot;)" calcext:base-cell-address="Caserne.A10"/>
            <calcext:condition calcext:apply-style-name="cellule temps" calcext:value="contains-text(&quot;SwitchWeather&quot;)" calcext:base-cell-address="Caserne.A10"/>
            <calcext:condition calcext:apply-style-name="cellule temps" calcext:value="contains-text(&quot;NextDay&quot;)" calcext:base-cell-address="Caserne.A10"/>
            <calcext:condition calcext:apply-style-name="cellule temps" calcext:value="contains-text(&quot;CheckDay&quot;)" calcext:base-cell-address="Caserne.A10"/>
            <calcext:condition calcext:apply-style-name="cellule histoire" calcext:value="contains-text(&quot;Leave&quot;)" calcext:base-cell-address="Caserne.A10"/>
            <calcext:condition calcext:apply-style-name="cellule choice" calcext:value="contains-text(&quot;Choice&quot;)" calcext:base-cell-address="Caserne.A10"/>
            <calcext:condition calcext:apply-style-name="cellule d'erreur" calcext:value="!=&quot;&quot;" calcext:base-cell-address="Caserne.A10"/>
          </calcext:conditional-format>
          <calcext:conditional-format calcext:target-range-address="Caserne.D10:Caserne.D10">
            <calcext:condition calcext:apply-style-name="cellule histoire" calcext:value="contains-text(&quot;GoTo&quot;)" calcext:base-cell-address="Caserne.D10"/>
            <calcext:condition calcext:apply-style-name="cellule histoire" calcext:value="contains-text(&quot;Conclude&quot;)" calcext:base-cell-address="Caserne.D10"/>
            <calcext:condition calcext:apply-style-name="cellule random" calcext:value="contains-text(&quot;RandomPercent&quot;)" calcext:base-cell-address="Caserne.D10"/>
            <calcext:condition calcext:apply-style-name="cellule random" calcext:value="contains-text(&quot;RandomRange&quot;)" calcext:base-cell-address="Caserne.D10"/>
            <calcext:condition calcext:apply-style-name="cellule personnages" calcext:value="contains-text(&quot;NewCrew&quot;)" calcext:base-cell-address="Caserne.D10"/>
            <calcext:condition calcext:apply-style-name="cellule personnages" calcext:value="contains-text(&quot;NewCharacter&quot;)" calcext:base-cell-address="Caserne.D10"/>
            <calcext:condition calcext:apply-style-name="cellule personnages" calcext:value="contains-text(&quot;HideOther&quot;)" calcext:base-cell-address="Caserne.D10"/>
            <calcext:condition calcext:apply-style-name="cellule personnages" calcext:value="contains-text(&quot;DeleteOther&quot;)" calcext:base-cell-address="Caserne.D10"/>
            <calcext:condition calcext:apply-style-name="cellule narrateur" calcext:value="contains-text(&quot;Narrator&quot;)" calcext:base-cell-address="Caserne.D10"/>
            <calcext:condition calcext:apply-style-name="cellule set choice" calcext:value="contains-text(&quot;SetChoices&quot;)" calcext:base-cell-address="Caserne.D10"/>
            <calcext:condition calcext:apply-style-name="cellule dialogues" calcext:value="contains-text(&quot;PlayerSpeak&quot;)" calcext:base-cell-address="Caserne.D10"/>
            <calcext:condition calcext:apply-style-name="cellule dialogues" calcext:value="contains-text(&quot;OtherSpeak&quot;)" calcext:base-cell-address="Caserne.D10"/>
            <calcext:condition calcext:apply-style-name="cellule argent" calcext:value="contains-text(&quot;CheckGold&quot;)" calcext:base-cell-address="Caserne.D10"/>
            <calcext:condition calcext:apply-style-name="cellule argent" calcext:value="contains-text(&quot;RemoveGold&quot;)" calcext:base-cell-address="Caserne.D10"/>
            <calcext:condition calcext:apply-style-name="cellule argent" calcext:value="contains-text(&quot;AddGold&quot;)" calcext:base-cell-address="Caserne.D10"/>
            <calcext:condition calcext:apply-style-name="cellule argent" calcext:value="contains-text(&quot;Loot&quot;)" calcext:base-cell-address="Caserne.D10"/>
            <calcext:condition calcext:apply-style-name="cellule argent" calcext:value="contains-text(&quot;Trade&quot;)" calcext:base-cell-address="Caserne.D10"/>
            <calcext:condition calcext:apply-style-name="cellule combat" calcext:value="contains-text(&quot;LaunchCombat&quot;)" calcext:base-cell-address="Caserne.D10"/>
            <calcext:condition calcext:apply-style-name="cellule indice" calcext:value="contains-text(&quot;CheckFormula&quot;)" calcext:base-cell-address="Caserne.D10"/>
            <calcext:condition calcext:apply-style-name="cellule indice" calcext:value="contains-text(&quot;GiveDirection&quot;)" calcext:base-cell-address="Caserne.D10"/>
            <calcext:condition calcext:apply-style-name="cellule temps" calcext:value="contains-text(&quot;SetWeather&quot;)" calcext:base-cell-address="Caserne.D10"/>
            <calcext:condition calcext:apply-style-name="cellule temps" calcext:value="contains-text(&quot;SwitchWeather&quot;)" calcext:base-cell-address="Caserne.D10"/>
            <calcext:condition calcext:apply-style-name="cellule temps" calcext:value="contains-text(&quot;NextDay&quot;)" calcext:base-cell-address="Caserne.D10"/>
            <calcext:condition calcext:apply-style-name="cellule temps" calcext:value="contains-text(&quot;CheckDay&quot;)" calcext:base-cell-address="Caserne.D10"/>
            <calcext:condition calcext:apply-style-name="cellule histoire" calcext:value="contains-text(&quot;Leave&quot;)" calcext:base-cell-address="Caserne.D10"/>
            <calcext:condition calcext:apply-style-name="cellule choice" calcext:value="contains-text(&quot;Choice&quot;)" calcext:base-cell-address="Caserne.D10"/>
            <calcext:condition calcext:apply-style-name="cellule d'erreur" calcext:value="!=&quot;&quot;" calcext:base-cell-address="Caserne.D10"/>
          </calcext:conditional-format>
          <calcext:conditional-format calcext:target-range-address="Caserne.D10:Caserne.D10">
            <calcext:condition calcext:apply-style-name="cellule histoire" calcext:value="contains-text(&quot;GoTo&quot;)" calcext:base-cell-address="Caserne.D10"/>
            <calcext:condition calcext:apply-style-name="cellule histoire" calcext:value="contains-text(&quot;Conclude&quot;)" calcext:base-cell-address="Caserne.D10"/>
            <calcext:condition calcext:apply-style-name="cellule random" calcext:value="contains-text(&quot;RandomPercent&quot;)" calcext:base-cell-address="Caserne.D10"/>
            <calcext:condition calcext:apply-style-name="cellule random" calcext:value="contains-text(&quot;RandomRange&quot;)" calcext:base-cell-address="Caserne.D10"/>
            <calcext:condition calcext:apply-style-name="cellule personnages" calcext:value="contains-text(&quot;NewCrew&quot;)" calcext:base-cell-address="Caserne.D10"/>
            <calcext:condition calcext:apply-style-name="cellule personnages" calcext:value="contains-text(&quot;NewCharacter&quot;)" calcext:base-cell-address="Caserne.D10"/>
            <calcext:condition calcext:apply-style-name="cellule personnages" calcext:value="contains-text(&quot;HideOther&quot;)" calcext:base-cell-address="Caserne.D10"/>
            <calcext:condition calcext:apply-style-name="cellule personnages" calcext:value="contains-text(&quot;DeleteOther&quot;)" calcext:base-cell-address="Caserne.D10"/>
            <calcext:condition calcext:apply-style-name="cellule narrateur" calcext:value="contains-text(&quot;Narrator&quot;)" calcext:base-cell-address="Caserne.D10"/>
            <calcext:condition calcext:apply-style-name="cellule set choice" calcext:value="contains-text(&quot;SetChoices&quot;)" calcext:base-cell-address="Caserne.D10"/>
            <calcext:condition calcext:apply-style-name="cellule dialogues" calcext:value="contains-text(&quot;PlayerSpeak&quot;)" calcext:base-cell-address="Caserne.D10"/>
            <calcext:condition calcext:apply-style-name="cellule dialogues" calcext:value="contains-text(&quot;OtherSpeak&quot;)" calcext:base-cell-address="Caserne.D10"/>
            <calcext:condition calcext:apply-style-name="cellule argent" calcext:value="contains-text(&quot;CheckGold&quot;)" calcext:base-cell-address="Caserne.D10"/>
            <calcext:condition calcext:apply-style-name="cellule argent" calcext:value="contains-text(&quot;RemoveGold&quot;)" calcext:base-cell-address="Caserne.D10"/>
            <calcext:condition calcext:apply-style-name="cellule argent" calcext:value="contains-text(&quot;AddGold&quot;)" calcext:base-cell-address="Caserne.D10"/>
            <calcext:condition calcext:apply-style-name="cellule argent" calcext:value="contains-text(&quot;Loot&quot;)" calcext:base-cell-address="Caserne.D10"/>
            <calcext:condition calcext:apply-style-name="cellule argent" calcext:value="contains-text(&quot;Trade&quot;)" calcext:base-cell-address="Caserne.D10"/>
            <calcext:condition calcext:apply-style-name="cellule combat" calcext:value="contains-text(&quot;LaunchCombat&quot;)" calcext:base-cell-address="Caserne.D10"/>
            <calcext:condition calcext:apply-style-name="cellule indice" calcext:value="contains-text(&quot;CheckFormula&quot;)" calcext:base-cell-address="Caserne.D10"/>
            <calcext:condition calcext:apply-style-name="cellule indice" calcext:value="contains-text(&quot;GiveDirection&quot;)" calcext:base-cell-address="Caserne.D10"/>
            <calcext:condition calcext:apply-style-name="cellule temps" calcext:value="contains-text(&quot;SetWeather&quot;)" calcext:base-cell-address="Caserne.D10"/>
            <calcext:condition calcext:apply-style-name="cellule temps" calcext:value="contains-text(&quot;SwitchWeather&quot;)" calcext:base-cell-address="Caserne.D10"/>
            <calcext:condition calcext:apply-style-name="cellule temps" calcext:value="contains-text(&quot;NextDay&quot;)" calcext:base-cell-address="Caserne.D10"/>
            <calcext:condition calcext:apply-style-name="cellule temps" calcext:value="contains-text(&quot;CheckDay&quot;)" calcext:base-cell-address="Caserne.D10"/>
            <calcext:condition calcext:apply-style-name="cellule histoire" calcext:value="contains-text(&quot;Leave&quot;)" calcext:base-cell-address="Caserne.D10"/>
            <calcext:condition calcext:apply-style-name="cellule choice" calcext:value="contains-text(&quot;Choice&quot;)" calcext:base-cell-address="Caserne.D10"/>
            <calcext:condition calcext:apply-style-name="cellule d'erreur" calcext:value="!=&quot;&quot;" calcext:base-cell-address="Caserne.D10"/>
          </calcext:conditional-format>
          <calcext:conditional-format calcext:target-range-address="Caserne.E9:Caserne.E9">
            <calcext:condition calcext:apply-style-name="cellule histoire" calcext:value="contains-text(&quot;GoTo&quot;)" calcext:base-cell-address="Caserne.E9"/>
            <calcext:condition calcext:apply-style-name="cellule histoire" calcext:value="contains-text(&quot;Conclude&quot;)" calcext:base-cell-address="Caserne.E9"/>
            <calcext:condition calcext:apply-style-name="cellule random" calcext:value="contains-text(&quot;RandomPercent&quot;)" calcext:base-cell-address="Caserne.E9"/>
            <calcext:condition calcext:apply-style-name="cellule random" calcext:value="contains-text(&quot;RandomRange&quot;)" calcext:base-cell-address="Caserne.E9"/>
            <calcext:condition calcext:apply-style-name="cellule personnages" calcext:value="contains-text(&quot;NewCrew&quot;)" calcext:base-cell-address="Caserne.E9"/>
            <calcext:condition calcext:apply-style-name="cellule personnages" calcext:value="contains-text(&quot;NewCharacter&quot;)" calcext:base-cell-address="Caserne.E9"/>
            <calcext:condition calcext:apply-style-name="cellule personnages" calcext:value="contains-text(&quot;HideOther&quot;)" calcext:base-cell-address="Caserne.E9"/>
            <calcext:condition calcext:apply-style-name="cellule personnages" calcext:value="contains-text(&quot;DeleteOther&quot;)" calcext:base-cell-address="Caserne.E9"/>
            <calcext:condition calcext:apply-style-name="cellule narrateur" calcext:value="contains-text(&quot;Narrator&quot;)" calcext:base-cell-address="Caserne.E9"/>
            <calcext:condition calcext:apply-style-name="cellule set choice" calcext:value="contains-text(&quot;SetChoices&quot;)" calcext:base-cell-address="Caserne.E9"/>
            <calcext:condition calcext:apply-style-name="cellule dialogues" calcext:value="contains-text(&quot;PlayerSpeak&quot;)" calcext:base-cell-address="Caserne.E9"/>
            <calcext:condition calcext:apply-style-name="cellule dialogues" calcext:value="contains-text(&quot;OtherSpeak&quot;)" calcext:base-cell-address="Caserne.E9"/>
            <calcext:condition calcext:apply-style-name="cellule argent" calcext:value="contains-text(&quot;CheckGold&quot;)" calcext:base-cell-address="Caserne.E9"/>
            <calcext:condition calcext:apply-style-name="cellule argent" calcext:value="contains-text(&quot;RemoveGold&quot;)" calcext:base-cell-address="Caserne.E9"/>
            <calcext:condition calcext:apply-style-name="cellule argent" calcext:value="contains-text(&quot;AddGold&quot;)" calcext:base-cell-address="Caserne.E9"/>
            <calcext:condition calcext:apply-style-name="cellule argent" calcext:value="contains-text(&quot;Loot&quot;)" calcext:base-cell-address="Caserne.E9"/>
            <calcext:condition calcext:apply-style-name="cellule argent" calcext:value="contains-text(&quot;Trade&quot;)" calcext:base-cell-address="Caserne.E9"/>
            <calcext:condition calcext:apply-style-name="cellule combat" calcext:value="contains-text(&quot;LaunchCombat&quot;)" calcext:base-cell-address="Caserne.E9"/>
            <calcext:condition calcext:apply-style-name="cellule indice" calcext:value="contains-text(&quot;CheckFormula&quot;)" calcext:base-cell-address="Caserne.E9"/>
            <calcext:condition calcext:apply-style-name="cellule indice" calcext:value="contains-text(&quot;GiveDirection&quot;)" calcext:base-cell-address="Caserne.E9"/>
            <calcext:condition calcext:apply-style-name="cellule temps" calcext:value="contains-text(&quot;SetWeather&quot;)" calcext:base-cell-address="Caserne.E9"/>
            <calcext:condition calcext:apply-style-name="cellule temps" calcext:value="contains-text(&quot;SwitchWeather&quot;)" calcext:base-cell-address="Caserne.E9"/>
            <calcext:condition calcext:apply-style-name="cellule temps" calcext:value="contains-text(&quot;NextDay&quot;)" calcext:base-cell-address="Caserne.E9"/>
            <calcext:condition calcext:apply-style-name="cellule temps" calcext:value="contains-text(&quot;CheckDay&quot;)" calcext:base-cell-address="Caserne.E9"/>
            <calcext:condition calcext:apply-style-name="cellule histoire" calcext:value="contains-text(&quot;Leave&quot;)" calcext:base-cell-address="Caserne.E9"/>
            <calcext:condition calcext:apply-style-name="cellule choice" calcext:value="contains-text(&quot;Choice&quot;)" calcext:base-cell-address="Caserne.E9"/>
            <calcext:condition calcext:apply-style-name="cellule d'erreur" calcext:value="!=&quot;&quot;" calcext:base-cell-address="Caserne.E9"/>
          </calcext:conditional-format>
          <calcext:conditional-format calcext:target-range-address="Caserne.E9:Caserne.E9">
            <calcext:condition calcext:apply-style-name="cellule histoire" calcext:value="contains-text(&quot;GoTo&quot;)" calcext:base-cell-address="Caserne.E9"/>
            <calcext:condition calcext:apply-style-name="cellule histoire" calcext:value="contains-text(&quot;Conclude&quot;)" calcext:base-cell-address="Caserne.E9"/>
            <calcext:condition calcext:apply-style-name="cellule random" calcext:value="contains-text(&quot;RandomPercent&quot;)" calcext:base-cell-address="Caserne.E9"/>
            <calcext:condition calcext:apply-style-name="cellule random" calcext:value="contains-text(&quot;RandomRange&quot;)" calcext:base-cell-address="Caserne.E9"/>
            <calcext:condition calcext:apply-style-name="cellule personnages" calcext:value="contains-text(&quot;NewCrew&quot;)" calcext:base-cell-address="Caserne.E9"/>
            <calcext:condition calcext:apply-style-name="cellule personnages" calcext:value="contains-text(&quot;NewCharacter&quot;)" calcext:base-cell-address="Caserne.E9"/>
            <calcext:condition calcext:apply-style-name="cellule personnages" calcext:value="contains-text(&quot;HideOther&quot;)" calcext:base-cell-address="Caserne.E9"/>
            <calcext:condition calcext:apply-style-name="cellule personnages" calcext:value="contains-text(&quot;DeleteOther&quot;)" calcext:base-cell-address="Caserne.E9"/>
            <calcext:condition calcext:apply-style-name="cellule narrateur" calcext:value="contains-text(&quot;Narrator&quot;)" calcext:base-cell-address="Caserne.E9"/>
            <calcext:condition calcext:apply-style-name="cellule set choice" calcext:value="contains-text(&quot;SetChoices&quot;)" calcext:base-cell-address="Caserne.E9"/>
            <calcext:condition calcext:apply-style-name="cellule dialogues" calcext:value="contains-text(&quot;PlayerSpeak&quot;)" calcext:base-cell-address="Caserne.E9"/>
            <calcext:condition calcext:apply-style-name="cellule dialogues" calcext:value="contains-text(&quot;OtherSpeak&quot;)" calcext:base-cell-address="Caserne.E9"/>
            <calcext:condition calcext:apply-style-name="cellule argent" calcext:value="contains-text(&quot;CheckGold&quot;)" calcext:base-cell-address="Caserne.E9"/>
            <calcext:condition calcext:apply-style-name="cellule argent" calcext:value="contains-text(&quot;RemoveGold&quot;)" calcext:base-cell-address="Caserne.E9"/>
            <calcext:condition calcext:apply-style-name="cellule argent" calcext:value="contains-text(&quot;AddGold&quot;)" calcext:base-cell-address="Caserne.E9"/>
            <calcext:condition calcext:apply-style-name="cellule argent" calcext:value="contains-text(&quot;Loot&quot;)" calcext:base-cell-address="Caserne.E9"/>
            <calcext:condition calcext:apply-style-name="cellule argent" calcext:value="contains-text(&quot;Trade&quot;)" calcext:base-cell-address="Caserne.E9"/>
            <calcext:condition calcext:apply-style-name="cellule combat" calcext:value="contains-text(&quot;LaunchCombat&quot;)" calcext:base-cell-address="Caserne.E9"/>
            <calcext:condition calcext:apply-style-name="cellule indice" calcext:value="contains-text(&quot;CheckFormula&quot;)" calcext:base-cell-address="Caserne.E9"/>
            <calcext:condition calcext:apply-style-name="cellule indice" calcext:value="contains-text(&quot;GiveDirection&quot;)" calcext:base-cell-address="Caserne.E9"/>
            <calcext:condition calcext:apply-style-name="cellule temps" calcext:value="contains-text(&quot;SetWeather&quot;)" calcext:base-cell-address="Caserne.E9"/>
            <calcext:condition calcext:apply-style-name="cellule temps" calcext:value="contains-text(&quot;SwitchWeather&quot;)" calcext:base-cell-address="Caserne.E9"/>
            <calcext:condition calcext:apply-style-name="cellule temps" calcext:value="contains-text(&quot;NextDay&quot;)" calcext:base-cell-address="Caserne.E9"/>
            <calcext:condition calcext:apply-style-name="cellule temps" calcext:value="contains-text(&quot;CheckDay&quot;)" calcext:base-cell-address="Caserne.E9"/>
            <calcext:condition calcext:apply-style-name="cellule histoire" calcext:value="contains-text(&quot;Leave&quot;)" calcext:base-cell-address="Caserne.E9"/>
            <calcext:condition calcext:apply-style-name="cellule choice" calcext:value="contains-text(&quot;Choice&quot;)" calcext:base-cell-address="Caserne.E9"/>
            <calcext:condition calcext:apply-style-name="cellule d'erreur" calcext:value="!=&quot;&quot;" calcext:base-cell-address="Caserne.E9"/>
          </calcext:conditional-format>
          <calcext:conditional-format calcext:target-range-address="Caserne.C8:Caserne.C8">
            <calcext:condition calcext:apply-style-name="cellule histoire" calcext:value="contains-text(&quot;GoTo&quot;)" calcext:base-cell-address="Caserne.C8"/>
            <calcext:condition calcext:apply-style-name="cellule histoire" calcext:value="contains-text(&quot;Conclude&quot;)" calcext:base-cell-address="Caserne.C8"/>
            <calcext:condition calcext:apply-style-name="cellule random" calcext:value="contains-text(&quot;RandomPercent&quot;)" calcext:base-cell-address="Caserne.C8"/>
            <calcext:condition calcext:apply-style-name="cellule random" calcext:value="contains-text(&quot;RandomRange&quot;)" calcext:base-cell-address="Caserne.C8"/>
            <calcext:condition calcext:apply-style-name="cellule personnages" calcext:value="contains-text(&quot;NewCrew&quot;)" calcext:base-cell-address="Caserne.C8"/>
            <calcext:condition calcext:apply-style-name="cellule personnages" calcext:value="contains-text(&quot;NewCharacter&quot;)" calcext:base-cell-address="Caserne.C8"/>
            <calcext:condition calcext:apply-style-name="cellule personnages" calcext:value="contains-text(&quot;HideOther&quot;)" calcext:base-cell-address="Caserne.C8"/>
            <calcext:condition calcext:apply-style-name="cellule personnages" calcext:value="contains-text(&quot;DeleteOther&quot;)" calcext:base-cell-address="Caserne.C8"/>
            <calcext:condition calcext:apply-style-name="cellule narrateur" calcext:value="contains-text(&quot;Narrator&quot;)" calcext:base-cell-address="Caserne.C8"/>
            <calcext:condition calcext:apply-style-name="cellule set choice" calcext:value="contains-text(&quot;SetChoices&quot;)" calcext:base-cell-address="Caserne.C8"/>
            <calcext:condition calcext:apply-style-name="cellule dialogues" calcext:value="contains-text(&quot;PlayerSpeak&quot;)" calcext:base-cell-address="Caserne.C8"/>
            <calcext:condition calcext:apply-style-name="cellule dialogues" calcext:value="contains-text(&quot;OtherSpeak&quot;)" calcext:base-cell-address="Caserne.C8"/>
            <calcext:condition calcext:apply-style-name="cellule argent" calcext:value="contains-text(&quot;CheckGold&quot;)" calcext:base-cell-address="Caserne.C8"/>
            <calcext:condition calcext:apply-style-name="cellule argent" calcext:value="contains-text(&quot;RemoveGold&quot;)" calcext:base-cell-address="Caserne.C8"/>
            <calcext:condition calcext:apply-style-name="cellule argent" calcext:value="contains-text(&quot;AddGold&quot;)" calcext:base-cell-address="Caserne.C8"/>
            <calcext:condition calcext:apply-style-name="cellule argent" calcext:value="contains-text(&quot;Loot&quot;)" calcext:base-cell-address="Caserne.C8"/>
            <calcext:condition calcext:apply-style-name="cellule argent" calcext:value="contains-text(&quot;Trade&quot;)" calcext:base-cell-address="Caserne.C8"/>
            <calcext:condition calcext:apply-style-name="cellule combat" calcext:value="contains-text(&quot;LaunchCombat&quot;)" calcext:base-cell-address="Caserne.C8"/>
            <calcext:condition calcext:apply-style-name="cellule indice" calcext:value="contains-text(&quot;CheckFormula&quot;)" calcext:base-cell-address="Caserne.C8"/>
            <calcext:condition calcext:apply-style-name="cellule indice" calcext:value="contains-text(&quot;GiveDirection&quot;)" calcext:base-cell-address="Caserne.C8"/>
            <calcext:condition calcext:apply-style-name="cellule temps" calcext:value="contains-text(&quot;SetWeather&quot;)" calcext:base-cell-address="Caserne.C8"/>
            <calcext:condition calcext:apply-style-name="cellule temps" calcext:value="contains-text(&quot;SwitchWeather&quot;)" calcext:base-cell-address="Caserne.C8"/>
            <calcext:condition calcext:apply-style-name="cellule temps" calcext:value="contains-text(&quot;NextDay&quot;)" calcext:base-cell-address="Caserne.C8"/>
            <calcext:condition calcext:apply-style-name="cellule temps" calcext:value="contains-text(&quot;CheckDay&quot;)" calcext:base-cell-address="Caserne.C8"/>
            <calcext:condition calcext:apply-style-name="cellule histoire" calcext:value="contains-text(&quot;Leave&quot;)" calcext:base-cell-address="Caserne.C8"/>
            <calcext:condition calcext:apply-style-name="cellule choice" calcext:value="contains-text(&quot;Choice&quot;)" calcext:base-cell-address="Caserne.C8"/>
            <calcext:condition calcext:apply-style-name="cellule d'erreur" calcext:value="!=&quot;&quot;" calcext:base-cell-address="Caserne.C8"/>
          </calcext:conditional-format>
          <calcext:conditional-format calcext:target-range-address="Caserne.C8:Caserne.C8">
            <calcext:condition calcext:apply-style-name="cellule histoire" calcext:value="contains-text(&quot;GoTo&quot;)" calcext:base-cell-address="Caserne.C8"/>
            <calcext:condition calcext:apply-style-name="cellule histoire" calcext:value="contains-text(&quot;Conclude&quot;)" calcext:base-cell-address="Caserne.C8"/>
            <calcext:condition calcext:apply-style-name="cellule random" calcext:value="contains-text(&quot;RandomPercent&quot;)" calcext:base-cell-address="Caserne.C8"/>
            <calcext:condition calcext:apply-style-name="cellule random" calcext:value="contains-text(&quot;RandomRange&quot;)" calcext:base-cell-address="Caserne.C8"/>
            <calcext:condition calcext:apply-style-name="cellule personnages" calcext:value="contains-text(&quot;NewCrew&quot;)" calcext:base-cell-address="Caserne.C8"/>
            <calcext:condition calcext:apply-style-name="cellule personnages" calcext:value="contains-text(&quot;NewCharacter&quot;)" calcext:base-cell-address="Caserne.C8"/>
            <calcext:condition calcext:apply-style-name="cellule personnages" calcext:value="contains-text(&quot;HideOther&quot;)" calcext:base-cell-address="Caserne.C8"/>
            <calcext:condition calcext:apply-style-name="cellule personnages" calcext:value="contains-text(&quot;DeleteOther&quot;)" calcext:base-cell-address="Caserne.C8"/>
            <calcext:condition calcext:apply-style-name="cellule narrateur" calcext:value="contains-text(&quot;Narrator&quot;)" calcext:base-cell-address="Caserne.C8"/>
            <calcext:condition calcext:apply-style-name="cellule set choice" calcext:value="contains-text(&quot;SetChoices&quot;)" calcext:base-cell-address="Caserne.C8"/>
            <calcext:condition calcext:apply-style-name="cellule dialogues" calcext:value="contains-text(&quot;PlayerSpeak&quot;)" calcext:base-cell-address="Caserne.C8"/>
            <calcext:condition calcext:apply-style-name="cellule dialogues" calcext:value="contains-text(&quot;OtherSpeak&quot;)" calcext:base-cell-address="Caserne.C8"/>
            <calcext:condition calcext:apply-style-name="cellule argent" calcext:value="contains-text(&quot;CheckGold&quot;)" calcext:base-cell-address="Caserne.C8"/>
            <calcext:condition calcext:apply-style-name="cellule argent" calcext:value="contains-text(&quot;RemoveGold&quot;)" calcext:base-cell-address="Caserne.C8"/>
            <calcext:condition calcext:apply-style-name="cellule argent" calcext:value="contains-text(&quot;AddGold&quot;)" calcext:base-cell-address="Caserne.C8"/>
            <calcext:condition calcext:apply-style-name="cellule argent" calcext:value="contains-text(&quot;Loot&quot;)" calcext:base-cell-address="Caserne.C8"/>
            <calcext:condition calcext:apply-style-name="cellule argent" calcext:value="contains-text(&quot;Trade&quot;)" calcext:base-cell-address="Caserne.C8"/>
            <calcext:condition calcext:apply-style-name="cellule combat" calcext:value="contains-text(&quot;LaunchCombat&quot;)" calcext:base-cell-address="Caserne.C8"/>
            <calcext:condition calcext:apply-style-name="cellule indice" calcext:value="contains-text(&quot;CheckFormula&quot;)" calcext:base-cell-address="Caserne.C8"/>
            <calcext:condition calcext:apply-style-name="cellule indice" calcext:value="contains-text(&quot;GiveDirection&quot;)" calcext:base-cell-address="Caserne.C8"/>
            <calcext:condition calcext:apply-style-name="cellule temps" calcext:value="contains-text(&quot;SetWeather&quot;)" calcext:base-cell-address="Caserne.C8"/>
            <calcext:condition calcext:apply-style-name="cellule temps" calcext:value="contains-text(&quot;SwitchWeather&quot;)" calcext:base-cell-address="Caserne.C8"/>
            <calcext:condition calcext:apply-style-name="cellule temps" calcext:value="contains-text(&quot;NextDay&quot;)" calcext:base-cell-address="Caserne.C8"/>
            <calcext:condition calcext:apply-style-name="cellule temps" calcext:value="contains-text(&quot;CheckDay&quot;)" calcext:base-cell-address="Caserne.C8"/>
            <calcext:condition calcext:apply-style-name="cellule histoire" calcext:value="contains-text(&quot;Leave&quot;)" calcext:base-cell-address="Caserne.C8"/>
            <calcext:condition calcext:apply-style-name="cellule choice" calcext:value="contains-text(&quot;Choice&quot;)" calcext:base-cell-address="Caserne.C8"/>
            <calcext:condition calcext:apply-style-name="cellule d'erreur" calcext:value="!=&quot;&quot;" calcext:base-cell-address="Caserne.C8"/>
          </calcext:conditional-format>
          <calcext:conditional-format calcext:target-range-address="Caserne.A3:Caserne.A3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A3:Caserne.A3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C24:Caserne.D26">
            <calcext:condition calcext:apply-style-name="cellule histoire" calcext:value="contains-text(&quot;GoTo&quot;)" calcext:base-cell-address="Caserne.C24"/>
            <calcext:condition calcext:apply-style-name="cellule histoire" calcext:value="contains-text(&quot;Conclude&quot;)" calcext:base-cell-address="Caserne.C24"/>
            <calcext:condition calcext:apply-style-name="cellule random" calcext:value="contains-text(&quot;RandomPercent&quot;)" calcext:base-cell-address="Caserne.C24"/>
            <calcext:condition calcext:apply-style-name="cellule random" calcext:value="contains-text(&quot;RandomRange&quot;)" calcext:base-cell-address="Caserne.C24"/>
            <calcext:condition calcext:apply-style-name="cellule personnages" calcext:value="contains-text(&quot;NewCrew&quot;)" calcext:base-cell-address="Caserne.C24"/>
            <calcext:condition calcext:apply-style-name="cellule personnages" calcext:value="contains-text(&quot;NewCharacter&quot;)" calcext:base-cell-address="Caserne.C24"/>
            <calcext:condition calcext:apply-style-name="cellule personnages" calcext:value="contains-text(&quot;HideOther&quot;)" calcext:base-cell-address="Caserne.C24"/>
            <calcext:condition calcext:apply-style-name="cellule personnages" calcext:value="contains-text(&quot;DeleteOther&quot;)" calcext:base-cell-address="Caserne.C24"/>
            <calcext:condition calcext:apply-style-name="cellule narrateur" calcext:value="contains-text(&quot;Narrator&quot;)" calcext:base-cell-address="Caserne.C24"/>
            <calcext:condition calcext:apply-style-name="cellule set choice" calcext:value="contains-text(&quot;SetChoices&quot;)" calcext:base-cell-address="Caserne.C24"/>
            <calcext:condition calcext:apply-style-name="cellule dialogues" calcext:value="contains-text(&quot;PlayerSpeak&quot;)" calcext:base-cell-address="Caserne.C24"/>
            <calcext:condition calcext:apply-style-name="cellule dialogues" calcext:value="contains-text(&quot;OtherSpeak&quot;)" calcext:base-cell-address="Caserne.C24"/>
            <calcext:condition calcext:apply-style-name="cellule argent" calcext:value="contains-text(&quot;CheckGold&quot;)" calcext:base-cell-address="Caserne.C24"/>
            <calcext:condition calcext:apply-style-name="cellule argent" calcext:value="contains-text(&quot;RemoveGold&quot;)" calcext:base-cell-address="Caserne.C24"/>
            <calcext:condition calcext:apply-style-name="cellule argent" calcext:value="contains-text(&quot;AddGold&quot;)" calcext:base-cell-address="Caserne.C24"/>
            <calcext:condition calcext:apply-style-name="cellule argent" calcext:value="contains-text(&quot;Loot&quot;)" calcext:base-cell-address="Caserne.C24"/>
            <calcext:condition calcext:apply-style-name="cellule argent" calcext:value="contains-text(&quot;Trade&quot;)" calcext:base-cell-address="Caserne.C24"/>
            <calcext:condition calcext:apply-style-name="cellule combat" calcext:value="contains-text(&quot;LaunchCombat&quot;)" calcext:base-cell-address="Caserne.C24"/>
            <calcext:condition calcext:apply-style-name="cellule indice" calcext:value="contains-text(&quot;CheckFormula&quot;)" calcext:base-cell-address="Caserne.C24"/>
            <calcext:condition calcext:apply-style-name="cellule indice" calcext:value="contains-text(&quot;GiveDirection&quot;)" calcext:base-cell-address="Caserne.C24"/>
            <calcext:condition calcext:apply-style-name="cellule temps" calcext:value="contains-text(&quot;SetWeather&quot;)" calcext:base-cell-address="Caserne.C24"/>
            <calcext:condition calcext:apply-style-name="cellule temps" calcext:value="contains-text(&quot;SwitchWeather&quot;)" calcext:base-cell-address="Caserne.C24"/>
            <calcext:condition calcext:apply-style-name="cellule temps" calcext:value="contains-text(&quot;NextDay&quot;)" calcext:base-cell-address="Caserne.C24"/>
            <calcext:condition calcext:apply-style-name="cellule temps" calcext:value="contains-text(&quot;CheckDay&quot;)" calcext:base-cell-address="Caserne.C24"/>
            <calcext:condition calcext:apply-style-name="cellule histoire" calcext:value="contains-text(&quot;Leave&quot;)" calcext:base-cell-address="Caserne.C24"/>
            <calcext:condition calcext:apply-style-name="cellule choice" calcext:value="contains-text(&quot;Choice&quot;)" calcext:base-cell-address="Caserne.C24"/>
            <calcext:condition calcext:apply-style-name="cellule d'erreur" calcext:value="!=&quot;&quot;" calcext:base-cell-address="Caserne.C24"/>
          </calcext:conditional-format>
          <calcext:conditional-format calcext:target-range-address="Caserne.C24:Caserne.D26">
            <calcext:condition calcext:apply-style-name="cellule histoire" calcext:value="contains-text(&quot;GoTo&quot;)" calcext:base-cell-address="Caserne.C24"/>
            <calcext:condition calcext:apply-style-name="cellule histoire" calcext:value="contains-text(&quot;Conclude&quot;)" calcext:base-cell-address="Caserne.C24"/>
            <calcext:condition calcext:apply-style-name="cellule random" calcext:value="contains-text(&quot;RandomPercent&quot;)" calcext:base-cell-address="Caserne.C24"/>
            <calcext:condition calcext:apply-style-name="cellule random" calcext:value="contains-text(&quot;RandomRange&quot;)" calcext:base-cell-address="Caserne.C24"/>
            <calcext:condition calcext:apply-style-name="cellule personnages" calcext:value="contains-text(&quot;NewCrew&quot;)" calcext:base-cell-address="Caserne.C24"/>
            <calcext:condition calcext:apply-style-name="cellule personnages" calcext:value="contains-text(&quot;NewCharacter&quot;)" calcext:base-cell-address="Caserne.C24"/>
            <calcext:condition calcext:apply-style-name="cellule personnages" calcext:value="contains-text(&quot;HideOther&quot;)" calcext:base-cell-address="Caserne.C24"/>
            <calcext:condition calcext:apply-style-name="cellule personnages" calcext:value="contains-text(&quot;DeleteOther&quot;)" calcext:base-cell-address="Caserne.C24"/>
            <calcext:condition calcext:apply-style-name="cellule narrateur" calcext:value="contains-text(&quot;Narrator&quot;)" calcext:base-cell-address="Caserne.C24"/>
            <calcext:condition calcext:apply-style-name="cellule set choice" calcext:value="contains-text(&quot;SetChoices&quot;)" calcext:base-cell-address="Caserne.C24"/>
            <calcext:condition calcext:apply-style-name="cellule dialogues" calcext:value="contains-text(&quot;PlayerSpeak&quot;)" calcext:base-cell-address="Caserne.C24"/>
            <calcext:condition calcext:apply-style-name="cellule dialogues" calcext:value="contains-text(&quot;OtherSpeak&quot;)" calcext:base-cell-address="Caserne.C24"/>
            <calcext:condition calcext:apply-style-name="cellule argent" calcext:value="contains-text(&quot;CheckGold&quot;)" calcext:base-cell-address="Caserne.C24"/>
            <calcext:condition calcext:apply-style-name="cellule argent" calcext:value="contains-text(&quot;RemoveGold&quot;)" calcext:base-cell-address="Caserne.C24"/>
            <calcext:condition calcext:apply-style-name="cellule argent" calcext:value="contains-text(&quot;AddGold&quot;)" calcext:base-cell-address="Caserne.C24"/>
            <calcext:condition calcext:apply-style-name="cellule argent" calcext:value="contains-text(&quot;Loot&quot;)" calcext:base-cell-address="Caserne.C24"/>
            <calcext:condition calcext:apply-style-name="cellule argent" calcext:value="contains-text(&quot;Trade&quot;)" calcext:base-cell-address="Caserne.C24"/>
            <calcext:condition calcext:apply-style-name="cellule combat" calcext:value="contains-text(&quot;LaunchCombat&quot;)" calcext:base-cell-address="Caserne.C24"/>
            <calcext:condition calcext:apply-style-name="cellule indice" calcext:value="contains-text(&quot;CheckFormula&quot;)" calcext:base-cell-address="Caserne.C24"/>
            <calcext:condition calcext:apply-style-name="cellule indice" calcext:value="contains-text(&quot;GiveDirection&quot;)" calcext:base-cell-address="Caserne.C24"/>
            <calcext:condition calcext:apply-style-name="cellule temps" calcext:value="contains-text(&quot;SetWeather&quot;)" calcext:base-cell-address="Caserne.C24"/>
            <calcext:condition calcext:apply-style-name="cellule temps" calcext:value="contains-text(&quot;SwitchWeather&quot;)" calcext:base-cell-address="Caserne.C24"/>
            <calcext:condition calcext:apply-style-name="cellule temps" calcext:value="contains-text(&quot;NextDay&quot;)" calcext:base-cell-address="Caserne.C24"/>
            <calcext:condition calcext:apply-style-name="cellule temps" calcext:value="contains-text(&quot;CheckDay&quot;)" calcext:base-cell-address="Caserne.C24"/>
            <calcext:condition calcext:apply-style-name="cellule histoire" calcext:value="contains-text(&quot;Leave&quot;)" calcext:base-cell-address="Caserne.C24"/>
            <calcext:condition calcext:apply-style-name="cellule choice" calcext:value="contains-text(&quot;Choice&quot;)" calcext:base-cell-address="Caserne.C24"/>
            <calcext:condition calcext:apply-style-name="cellule d'erreur" calcext:value="!=&quot;&quot;" calcext:base-cell-address="Caserne.C24"/>
          </calcext:conditional-format>
          <calcext:conditional-format calcext:target-range-address="Caserne.E37:Caserne.F37">
            <calcext:condition calcext:apply-style-name="cellule histoire" calcext:value="contains-text(&quot;GoTo&quot;)" calcext:base-cell-address="Caserne.E37"/>
            <calcext:condition calcext:apply-style-name="cellule histoire" calcext:value="contains-text(&quot;Conclude&quot;)" calcext:base-cell-address="Caserne.E37"/>
            <calcext:condition calcext:apply-style-name="cellule random" calcext:value="contains-text(&quot;RandomPercent&quot;)" calcext:base-cell-address="Caserne.E37"/>
            <calcext:condition calcext:apply-style-name="cellule random" calcext:value="contains-text(&quot;RandomRange&quot;)" calcext:base-cell-address="Caserne.E37"/>
            <calcext:condition calcext:apply-style-name="cellule personnages" calcext:value="contains-text(&quot;NewCrew&quot;)" calcext:base-cell-address="Caserne.E37"/>
            <calcext:condition calcext:apply-style-name="cellule personnages" calcext:value="contains-text(&quot;NewCharacter&quot;)" calcext:base-cell-address="Caserne.E37"/>
            <calcext:condition calcext:apply-style-name="cellule personnages" calcext:value="contains-text(&quot;HideOther&quot;)" calcext:base-cell-address="Caserne.E37"/>
            <calcext:condition calcext:apply-style-name="cellule personnages" calcext:value="contains-text(&quot;DeleteOther&quot;)" calcext:base-cell-address="Caserne.E37"/>
            <calcext:condition calcext:apply-style-name="cellule narrateur" calcext:value="contains-text(&quot;Narrator&quot;)" calcext:base-cell-address="Caserne.E37"/>
            <calcext:condition calcext:apply-style-name="cellule set choice" calcext:value="contains-text(&quot;SetChoices&quot;)" calcext:base-cell-address="Caserne.E37"/>
            <calcext:condition calcext:apply-style-name="cellule dialogues" calcext:value="contains-text(&quot;PlayerSpeak&quot;)" calcext:base-cell-address="Caserne.E37"/>
            <calcext:condition calcext:apply-style-name="cellule dialogues" calcext:value="contains-text(&quot;OtherSpeak&quot;)" calcext:base-cell-address="Caserne.E37"/>
            <calcext:condition calcext:apply-style-name="cellule argent" calcext:value="contains-text(&quot;CheckGold&quot;)" calcext:base-cell-address="Caserne.E37"/>
            <calcext:condition calcext:apply-style-name="cellule argent" calcext:value="contains-text(&quot;RemoveGold&quot;)" calcext:base-cell-address="Caserne.E37"/>
            <calcext:condition calcext:apply-style-name="cellule argent" calcext:value="contains-text(&quot;AddGold&quot;)" calcext:base-cell-address="Caserne.E37"/>
            <calcext:condition calcext:apply-style-name="cellule argent" calcext:value="contains-text(&quot;Loot&quot;)" calcext:base-cell-address="Caserne.E37"/>
            <calcext:condition calcext:apply-style-name="cellule argent" calcext:value="contains-text(&quot;Trade&quot;)" calcext:base-cell-address="Caserne.E37"/>
            <calcext:condition calcext:apply-style-name="cellule combat" calcext:value="contains-text(&quot;LaunchCombat&quot;)" calcext:base-cell-address="Caserne.E37"/>
            <calcext:condition calcext:apply-style-name="cellule indice" calcext:value="contains-text(&quot;CheckFormula&quot;)" calcext:base-cell-address="Caserne.E37"/>
            <calcext:condition calcext:apply-style-name="cellule indice" calcext:value="contains-text(&quot;GiveDirection&quot;)" calcext:base-cell-address="Caserne.E37"/>
            <calcext:condition calcext:apply-style-name="cellule temps" calcext:value="contains-text(&quot;SetWeather&quot;)" calcext:base-cell-address="Caserne.E37"/>
            <calcext:condition calcext:apply-style-name="cellule temps" calcext:value="contains-text(&quot;SwitchWeather&quot;)" calcext:base-cell-address="Caserne.E37"/>
            <calcext:condition calcext:apply-style-name="cellule temps" calcext:value="contains-text(&quot;NextDay&quot;)" calcext:base-cell-address="Caserne.E37"/>
            <calcext:condition calcext:apply-style-name="cellule temps" calcext:value="contains-text(&quot;CheckDay&quot;)" calcext:base-cell-address="Caserne.E37"/>
            <calcext:condition calcext:apply-style-name="cellule histoire" calcext:value="contains-text(&quot;Leave&quot;)" calcext:base-cell-address="Caserne.E37"/>
            <calcext:condition calcext:apply-style-name="cellule choice" calcext:value="contains-text(&quot;Choice&quot;)" calcext:base-cell-address="Caserne.E37"/>
            <calcext:condition calcext:apply-style-name="cellule d'erreur" calcext:value="!=&quot;&quot;" calcext:base-cell-address="Caserne.E37"/>
          </calcext:conditional-format>
          <calcext:conditional-format calcext:target-range-address="Caserne.E31:Caserne.F37">
            <calcext:condition calcext:apply-style-name="cellule histoire" calcext:value="contains-text(&quot;GoTo&quot;)" calcext:base-cell-address="Caserne.E31"/>
            <calcext:condition calcext:apply-style-name="cellule histoire" calcext:value="contains-text(&quot;Conclude&quot;)" calcext:base-cell-address="Caserne.E31"/>
            <calcext:condition calcext:apply-style-name="cellule random" calcext:value="contains-text(&quot;RandomPercent&quot;)" calcext:base-cell-address="Caserne.E31"/>
            <calcext:condition calcext:apply-style-name="cellule random" calcext:value="contains-text(&quot;RandomRange&quot;)" calcext:base-cell-address="Caserne.E31"/>
            <calcext:condition calcext:apply-style-name="cellule personnages" calcext:value="contains-text(&quot;NewCrew&quot;)" calcext:base-cell-address="Caserne.E31"/>
            <calcext:condition calcext:apply-style-name="cellule personnages" calcext:value="contains-text(&quot;NewCharacter&quot;)" calcext:base-cell-address="Caserne.E31"/>
            <calcext:condition calcext:apply-style-name="cellule personnages" calcext:value="contains-text(&quot;HideOther&quot;)" calcext:base-cell-address="Caserne.E31"/>
            <calcext:condition calcext:apply-style-name="cellule personnages" calcext:value="contains-text(&quot;DeleteOther&quot;)" calcext:base-cell-address="Caserne.E31"/>
            <calcext:condition calcext:apply-style-name="cellule narrateur" calcext:value="contains-text(&quot;Narrator&quot;)" calcext:base-cell-address="Caserne.E31"/>
            <calcext:condition calcext:apply-style-name="cellule set choice" calcext:value="contains-text(&quot;SetChoices&quot;)" calcext:base-cell-address="Caserne.E31"/>
            <calcext:condition calcext:apply-style-name="cellule dialogues" calcext:value="contains-text(&quot;PlayerSpeak&quot;)" calcext:base-cell-address="Caserne.E31"/>
            <calcext:condition calcext:apply-style-name="cellule dialogues" calcext:value="contains-text(&quot;OtherSpeak&quot;)" calcext:base-cell-address="Caserne.E31"/>
            <calcext:condition calcext:apply-style-name="cellule argent" calcext:value="contains-text(&quot;CheckGold&quot;)" calcext:base-cell-address="Caserne.E31"/>
            <calcext:condition calcext:apply-style-name="cellule argent" calcext:value="contains-text(&quot;RemoveGold&quot;)" calcext:base-cell-address="Caserne.E31"/>
            <calcext:condition calcext:apply-style-name="cellule argent" calcext:value="contains-text(&quot;AddGold&quot;)" calcext:base-cell-address="Caserne.E31"/>
            <calcext:condition calcext:apply-style-name="cellule argent" calcext:value="contains-text(&quot;Loot&quot;)" calcext:base-cell-address="Caserne.E31"/>
            <calcext:condition calcext:apply-style-name="cellule argent" calcext:value="contains-text(&quot;Trade&quot;)" calcext:base-cell-address="Caserne.E31"/>
            <calcext:condition calcext:apply-style-name="cellule combat" calcext:value="contains-text(&quot;LaunchCombat&quot;)" calcext:base-cell-address="Caserne.E31"/>
            <calcext:condition calcext:apply-style-name="cellule indice" calcext:value="contains-text(&quot;CheckFormula&quot;)" calcext:base-cell-address="Caserne.E31"/>
            <calcext:condition calcext:apply-style-name="cellule indice" calcext:value="contains-text(&quot;GiveDirection&quot;)" calcext:base-cell-address="Caserne.E31"/>
            <calcext:condition calcext:apply-style-name="cellule temps" calcext:value="contains-text(&quot;SetWeather&quot;)" calcext:base-cell-address="Caserne.E31"/>
            <calcext:condition calcext:apply-style-name="cellule temps" calcext:value="contains-text(&quot;SwitchWeather&quot;)" calcext:base-cell-address="Caserne.E31"/>
            <calcext:condition calcext:apply-style-name="cellule temps" calcext:value="contains-text(&quot;NextDay&quot;)" calcext:base-cell-address="Caserne.E31"/>
            <calcext:condition calcext:apply-style-name="cellule temps" calcext:value="contains-text(&quot;CheckDay&quot;)" calcext:base-cell-address="Caserne.E31"/>
            <calcext:condition calcext:apply-style-name="cellule histoire" calcext:value="contains-text(&quot;Leave&quot;)" calcext:base-cell-address="Caserne.E31"/>
            <calcext:condition calcext:apply-style-name="cellule choice" calcext:value="contains-text(&quot;Choice&quot;)" calcext:base-cell-address="Caserne.E31"/>
            <calcext:condition calcext:apply-style-name="cellule d'erreur" calcext:value="!=&quot;&quot;" calcext:base-cell-address="Caserne.E31"/>
          </calcext:conditional-format>
          <calcext:conditional-format calcext:target-range-address="Caserne.D29:Caserne.E29 Caserne.D30:Caserne.D31">
            <calcext:condition calcext:apply-style-name="cellule histoire" calcext:value="contains-text(&quot;GoTo&quot;)" calcext:base-cell-address="Caserne.D29"/>
            <calcext:condition calcext:apply-style-name="cellule histoire" calcext:value="contains-text(&quot;Conclude&quot;)" calcext:base-cell-address="Caserne.D29"/>
            <calcext:condition calcext:apply-style-name="cellule random" calcext:value="contains-text(&quot;RandomPercent&quot;)" calcext:base-cell-address="Caserne.D29"/>
            <calcext:condition calcext:apply-style-name="cellule random" calcext:value="contains-text(&quot;RandomRange&quot;)" calcext:base-cell-address="Caserne.D29"/>
            <calcext:condition calcext:apply-style-name="cellule personnages" calcext:value="contains-text(&quot;NewCrew&quot;)" calcext:base-cell-address="Caserne.D29"/>
            <calcext:condition calcext:apply-style-name="cellule personnages" calcext:value="contains-text(&quot;NewCharacter&quot;)" calcext:base-cell-address="Caserne.D29"/>
            <calcext:condition calcext:apply-style-name="cellule personnages" calcext:value="contains-text(&quot;HideOther&quot;)" calcext:base-cell-address="Caserne.D29"/>
            <calcext:condition calcext:apply-style-name="cellule personnages" calcext:value="contains-text(&quot;DeleteOther&quot;)" calcext:base-cell-address="Caserne.D29"/>
            <calcext:condition calcext:apply-style-name="cellule narrateur" calcext:value="contains-text(&quot;Narrator&quot;)" calcext:base-cell-address="Caserne.D29"/>
            <calcext:condition calcext:apply-style-name="cellule set choice" calcext:value="contains-text(&quot;SetChoices&quot;)" calcext:base-cell-address="Caserne.D29"/>
            <calcext:condition calcext:apply-style-name="cellule dialogues" calcext:value="contains-text(&quot;PlayerSpeak&quot;)" calcext:base-cell-address="Caserne.D29"/>
            <calcext:condition calcext:apply-style-name="cellule dialogues" calcext:value="contains-text(&quot;OtherSpeak&quot;)" calcext:base-cell-address="Caserne.D29"/>
            <calcext:condition calcext:apply-style-name="cellule argent" calcext:value="contains-text(&quot;CheckGold&quot;)" calcext:base-cell-address="Caserne.D29"/>
            <calcext:condition calcext:apply-style-name="cellule argent" calcext:value="contains-text(&quot;RemoveGold&quot;)" calcext:base-cell-address="Caserne.D29"/>
            <calcext:condition calcext:apply-style-name="cellule argent" calcext:value="contains-text(&quot;AddGold&quot;)" calcext:base-cell-address="Caserne.D29"/>
            <calcext:condition calcext:apply-style-name="cellule argent" calcext:value="contains-text(&quot;Loot&quot;)" calcext:base-cell-address="Caserne.D29"/>
            <calcext:condition calcext:apply-style-name="cellule argent" calcext:value="contains-text(&quot;Trade&quot;)" calcext:base-cell-address="Caserne.D29"/>
            <calcext:condition calcext:apply-style-name="cellule combat" calcext:value="contains-text(&quot;LaunchCombat&quot;)" calcext:base-cell-address="Caserne.D29"/>
            <calcext:condition calcext:apply-style-name="cellule indice" calcext:value="contains-text(&quot;CheckFormula&quot;)" calcext:base-cell-address="Caserne.D29"/>
            <calcext:condition calcext:apply-style-name="cellule indice" calcext:value="contains-text(&quot;GiveDirection&quot;)" calcext:base-cell-address="Caserne.D29"/>
            <calcext:condition calcext:apply-style-name="cellule temps" calcext:value="contains-text(&quot;SetWeather&quot;)" calcext:base-cell-address="Caserne.D29"/>
            <calcext:condition calcext:apply-style-name="cellule temps" calcext:value="contains-text(&quot;SwitchWeather&quot;)" calcext:base-cell-address="Caserne.D29"/>
            <calcext:condition calcext:apply-style-name="cellule temps" calcext:value="contains-text(&quot;NextDay&quot;)" calcext:base-cell-address="Caserne.D29"/>
            <calcext:condition calcext:apply-style-name="cellule temps" calcext:value="contains-text(&quot;CheckDay&quot;)" calcext:base-cell-address="Caserne.D29"/>
            <calcext:condition calcext:apply-style-name="cellule histoire" calcext:value="contains-text(&quot;Leave&quot;)" calcext:base-cell-address="Caserne.D29"/>
            <calcext:condition calcext:apply-style-name="cellule choice" calcext:value="contains-text(&quot;Choice&quot;)" calcext:base-cell-address="Caserne.D29"/>
            <calcext:condition calcext:apply-style-name="cellule d'erreur" calcext:value="!=&quot;&quot;" calcext:base-cell-address="Caserne.D29"/>
          </calcext:conditional-format>
          <calcext:conditional-format calcext:target-range-address="Caserne.D27:Caserne.E28">
            <calcext:condition calcext:apply-style-name="cellule histoire" calcext:value="contains-text(&quot;GoTo&quot;)" calcext:base-cell-address="Caserne.D27"/>
            <calcext:condition calcext:apply-style-name="cellule histoire" calcext:value="contains-text(&quot;Conclude&quot;)" calcext:base-cell-address="Caserne.D27"/>
            <calcext:condition calcext:apply-style-name="cellule random" calcext:value="contains-text(&quot;RandomPercent&quot;)" calcext:base-cell-address="Caserne.D27"/>
            <calcext:condition calcext:apply-style-name="cellule random" calcext:value="contains-text(&quot;RandomRange&quot;)" calcext:base-cell-address="Caserne.D27"/>
            <calcext:condition calcext:apply-style-name="cellule personnages" calcext:value="contains-text(&quot;NewCrew&quot;)" calcext:base-cell-address="Caserne.D27"/>
            <calcext:condition calcext:apply-style-name="cellule personnages" calcext:value="contains-text(&quot;NewCharacter&quot;)" calcext:base-cell-address="Caserne.D27"/>
            <calcext:condition calcext:apply-style-name="cellule personnages" calcext:value="contains-text(&quot;HideOther&quot;)" calcext:base-cell-address="Caserne.D27"/>
            <calcext:condition calcext:apply-style-name="cellule personnages" calcext:value="contains-text(&quot;DeleteOther&quot;)" calcext:base-cell-address="Caserne.D27"/>
            <calcext:condition calcext:apply-style-name="cellule narrateur" calcext:value="contains-text(&quot;Narrator&quot;)" calcext:base-cell-address="Caserne.D27"/>
            <calcext:condition calcext:apply-style-name="cellule set choice" calcext:value="contains-text(&quot;SetChoices&quot;)" calcext:base-cell-address="Caserne.D27"/>
            <calcext:condition calcext:apply-style-name="cellule dialogues" calcext:value="contains-text(&quot;PlayerSpeak&quot;)" calcext:base-cell-address="Caserne.D27"/>
            <calcext:condition calcext:apply-style-name="cellule dialogues" calcext:value="contains-text(&quot;OtherSpeak&quot;)" calcext:base-cell-address="Caserne.D27"/>
            <calcext:condition calcext:apply-style-name="cellule argent" calcext:value="contains-text(&quot;CheckGold&quot;)" calcext:base-cell-address="Caserne.D27"/>
            <calcext:condition calcext:apply-style-name="cellule argent" calcext:value="contains-text(&quot;RemoveGold&quot;)" calcext:base-cell-address="Caserne.D27"/>
            <calcext:condition calcext:apply-style-name="cellule argent" calcext:value="contains-text(&quot;AddGold&quot;)" calcext:base-cell-address="Caserne.D27"/>
            <calcext:condition calcext:apply-style-name="cellule argent" calcext:value="contains-text(&quot;Loot&quot;)" calcext:base-cell-address="Caserne.D27"/>
            <calcext:condition calcext:apply-style-name="cellule argent" calcext:value="contains-text(&quot;Trade&quot;)" calcext:base-cell-address="Caserne.D27"/>
            <calcext:condition calcext:apply-style-name="cellule combat" calcext:value="contains-text(&quot;LaunchCombat&quot;)" calcext:base-cell-address="Caserne.D27"/>
            <calcext:condition calcext:apply-style-name="cellule indice" calcext:value="contains-text(&quot;CheckFormula&quot;)" calcext:base-cell-address="Caserne.D27"/>
            <calcext:condition calcext:apply-style-name="cellule indice" calcext:value="contains-text(&quot;GiveDirection&quot;)" calcext:base-cell-address="Caserne.D27"/>
            <calcext:condition calcext:apply-style-name="cellule temps" calcext:value="contains-text(&quot;SetWeather&quot;)" calcext:base-cell-address="Caserne.D27"/>
            <calcext:condition calcext:apply-style-name="cellule temps" calcext:value="contains-text(&quot;SwitchWeather&quot;)" calcext:base-cell-address="Caserne.D27"/>
            <calcext:condition calcext:apply-style-name="cellule temps" calcext:value="contains-text(&quot;NextDay&quot;)" calcext:base-cell-address="Caserne.D27"/>
            <calcext:condition calcext:apply-style-name="cellule temps" calcext:value="contains-text(&quot;CheckDay&quot;)" calcext:base-cell-address="Caserne.D27"/>
            <calcext:condition calcext:apply-style-name="cellule histoire" calcext:value="contains-text(&quot;Leave&quot;)" calcext:base-cell-address="Caserne.D27"/>
            <calcext:condition calcext:apply-style-name="cellule choice" calcext:value="contains-text(&quot;Choice&quot;)" calcext:base-cell-address="Caserne.D27"/>
            <calcext:condition calcext:apply-style-name="cellule d'erreur" calcext:value="!=&quot;&quot;" calcext:base-cell-address="Caserne.D27"/>
          </calcext:conditional-format>
          <calcext:conditional-format calcext:target-range-address="Caserne.D27:Caserne.E29 Caserne.D30:Caserne.D31">
            <calcext:condition calcext:apply-style-name="cellule histoire" calcext:value="contains-text(&quot;GoTo&quot;)" calcext:base-cell-address="Caserne.D27"/>
            <calcext:condition calcext:apply-style-name="cellule histoire" calcext:value="contains-text(&quot;Conclude&quot;)" calcext:base-cell-address="Caserne.D27"/>
            <calcext:condition calcext:apply-style-name="cellule random" calcext:value="contains-text(&quot;RandomPercent&quot;)" calcext:base-cell-address="Caserne.D27"/>
            <calcext:condition calcext:apply-style-name="cellule random" calcext:value="contains-text(&quot;RandomRange&quot;)" calcext:base-cell-address="Caserne.D27"/>
            <calcext:condition calcext:apply-style-name="cellule personnages" calcext:value="contains-text(&quot;NewCrew&quot;)" calcext:base-cell-address="Caserne.D27"/>
            <calcext:condition calcext:apply-style-name="cellule personnages" calcext:value="contains-text(&quot;NewCharacter&quot;)" calcext:base-cell-address="Caserne.D27"/>
            <calcext:condition calcext:apply-style-name="cellule personnages" calcext:value="contains-text(&quot;HideOther&quot;)" calcext:base-cell-address="Caserne.D27"/>
            <calcext:condition calcext:apply-style-name="cellule personnages" calcext:value="contains-text(&quot;DeleteOther&quot;)" calcext:base-cell-address="Caserne.D27"/>
            <calcext:condition calcext:apply-style-name="cellule narrateur" calcext:value="contains-text(&quot;Narrator&quot;)" calcext:base-cell-address="Caserne.D27"/>
            <calcext:condition calcext:apply-style-name="cellule set choice" calcext:value="contains-text(&quot;SetChoices&quot;)" calcext:base-cell-address="Caserne.D27"/>
            <calcext:condition calcext:apply-style-name="cellule dialogues" calcext:value="contains-text(&quot;PlayerSpeak&quot;)" calcext:base-cell-address="Caserne.D27"/>
            <calcext:condition calcext:apply-style-name="cellule dialogues" calcext:value="contains-text(&quot;OtherSpeak&quot;)" calcext:base-cell-address="Caserne.D27"/>
            <calcext:condition calcext:apply-style-name="cellule argent" calcext:value="contains-text(&quot;CheckGold&quot;)" calcext:base-cell-address="Caserne.D27"/>
            <calcext:condition calcext:apply-style-name="cellule argent" calcext:value="contains-text(&quot;RemoveGold&quot;)" calcext:base-cell-address="Caserne.D27"/>
            <calcext:condition calcext:apply-style-name="cellule argent" calcext:value="contains-text(&quot;AddGold&quot;)" calcext:base-cell-address="Caserne.D27"/>
            <calcext:condition calcext:apply-style-name="cellule argent" calcext:value="contains-text(&quot;Loot&quot;)" calcext:base-cell-address="Caserne.D27"/>
            <calcext:condition calcext:apply-style-name="cellule argent" calcext:value="contains-text(&quot;Trade&quot;)" calcext:base-cell-address="Caserne.D27"/>
            <calcext:condition calcext:apply-style-name="cellule combat" calcext:value="contains-text(&quot;LaunchCombat&quot;)" calcext:base-cell-address="Caserne.D27"/>
            <calcext:condition calcext:apply-style-name="cellule indice" calcext:value="contains-text(&quot;CheckFormula&quot;)" calcext:base-cell-address="Caserne.D27"/>
            <calcext:condition calcext:apply-style-name="cellule indice" calcext:value="contains-text(&quot;GiveDirection&quot;)" calcext:base-cell-address="Caserne.D27"/>
            <calcext:condition calcext:apply-style-name="cellule temps" calcext:value="contains-text(&quot;SetWeather&quot;)" calcext:base-cell-address="Caserne.D27"/>
            <calcext:condition calcext:apply-style-name="cellule temps" calcext:value="contains-text(&quot;SwitchWeather&quot;)" calcext:base-cell-address="Caserne.D27"/>
            <calcext:condition calcext:apply-style-name="cellule temps" calcext:value="contains-text(&quot;NextDay&quot;)" calcext:base-cell-address="Caserne.D27"/>
            <calcext:condition calcext:apply-style-name="cellule temps" calcext:value="contains-text(&quot;CheckDay&quot;)" calcext:base-cell-address="Caserne.D27"/>
            <calcext:condition calcext:apply-style-name="cellule histoire" calcext:value="contains-text(&quot;Leave&quot;)" calcext:base-cell-address="Caserne.D27"/>
            <calcext:condition calcext:apply-style-name="cellule choice" calcext:value="contains-text(&quot;Choice&quot;)" calcext:base-cell-address="Caserne.D27"/>
            <calcext:condition calcext:apply-style-name="cellule d'erreur" calcext:value="!=&quot;&quot;" calcext:base-cell-address="Caserne.D27"/>
          </calcext:conditional-format>
          <calcext:conditional-format calcext:target-range-address="Caserne.C15:Caserne.C15">
            <calcext:condition calcext:apply-style-name="cellule histoire" calcext:value="contains-text(&quot;GoTo&quot;)" calcext:base-cell-address="Caserne.C15"/>
            <calcext:condition calcext:apply-style-name="cellule histoire" calcext:value="contains-text(&quot;Conclude&quot;)" calcext:base-cell-address="Caserne.C15"/>
            <calcext:condition calcext:apply-style-name="cellule random" calcext:value="contains-text(&quot;RandomPercent&quot;)" calcext:base-cell-address="Caserne.C15"/>
            <calcext:condition calcext:apply-style-name="cellule random" calcext:value="contains-text(&quot;RandomRange&quot;)" calcext:base-cell-address="Caserne.C15"/>
            <calcext:condition calcext:apply-style-name="cellule personnages" calcext:value="contains-text(&quot;NewCrew&quot;)" calcext:base-cell-address="Caserne.C15"/>
            <calcext:condition calcext:apply-style-name="cellule personnages" calcext:value="contains-text(&quot;NewCharacter&quot;)" calcext:base-cell-address="Caserne.C15"/>
            <calcext:condition calcext:apply-style-name="cellule personnages" calcext:value="contains-text(&quot;HideOther&quot;)" calcext:base-cell-address="Caserne.C15"/>
            <calcext:condition calcext:apply-style-name="cellule personnages" calcext:value="contains-text(&quot;DeleteOther&quot;)" calcext:base-cell-address="Caserne.C15"/>
            <calcext:condition calcext:apply-style-name="cellule narrateur" calcext:value="contains-text(&quot;Narrator&quot;)" calcext:base-cell-address="Caserne.C15"/>
            <calcext:condition calcext:apply-style-name="cellule set choice" calcext:value="contains-text(&quot;SetChoices&quot;)" calcext:base-cell-address="Caserne.C15"/>
            <calcext:condition calcext:apply-style-name="cellule dialogues" calcext:value="contains-text(&quot;PlayerSpeak&quot;)" calcext:base-cell-address="Caserne.C15"/>
            <calcext:condition calcext:apply-style-name="cellule dialogues" calcext:value="contains-text(&quot;OtherSpeak&quot;)" calcext:base-cell-address="Caserne.C15"/>
            <calcext:condition calcext:apply-style-name="cellule argent" calcext:value="contains-text(&quot;CheckGold&quot;)" calcext:base-cell-address="Caserne.C15"/>
            <calcext:condition calcext:apply-style-name="cellule argent" calcext:value="contains-text(&quot;RemoveGold&quot;)" calcext:base-cell-address="Caserne.C15"/>
            <calcext:condition calcext:apply-style-name="cellule argent" calcext:value="contains-text(&quot;AddGold&quot;)" calcext:base-cell-address="Caserne.C15"/>
            <calcext:condition calcext:apply-style-name="cellule argent" calcext:value="contains-text(&quot;Loot&quot;)" calcext:base-cell-address="Caserne.C15"/>
            <calcext:condition calcext:apply-style-name="cellule argent" calcext:value="contains-text(&quot;Trade&quot;)" calcext:base-cell-address="Caserne.C15"/>
            <calcext:condition calcext:apply-style-name="cellule combat" calcext:value="contains-text(&quot;LaunchCombat&quot;)" calcext:base-cell-address="Caserne.C15"/>
            <calcext:condition calcext:apply-style-name="cellule indice" calcext:value="contains-text(&quot;CheckFormula&quot;)" calcext:base-cell-address="Caserne.C15"/>
            <calcext:condition calcext:apply-style-name="cellule indice" calcext:value="contains-text(&quot;GiveDirection&quot;)" calcext:base-cell-address="Caserne.C15"/>
            <calcext:condition calcext:apply-style-name="cellule temps" calcext:value="contains-text(&quot;SetWeather&quot;)" calcext:base-cell-address="Caserne.C15"/>
            <calcext:condition calcext:apply-style-name="cellule temps" calcext:value="contains-text(&quot;SwitchWeather&quot;)" calcext:base-cell-address="Caserne.C15"/>
            <calcext:condition calcext:apply-style-name="cellule temps" calcext:value="contains-text(&quot;NextDay&quot;)" calcext:base-cell-address="Caserne.C15"/>
            <calcext:condition calcext:apply-style-name="cellule temps" calcext:value="contains-text(&quot;CheckDay&quot;)" calcext:base-cell-address="Caserne.C15"/>
            <calcext:condition calcext:apply-style-name="cellule histoire" calcext:value="contains-text(&quot;Leave&quot;)" calcext:base-cell-address="Caserne.C15"/>
            <calcext:condition calcext:apply-style-name="cellule choice" calcext:value="contains-text(&quot;Choice&quot;)" calcext:base-cell-address="Caserne.C15"/>
            <calcext:condition calcext:apply-style-name="cellule d'erreur" calcext:value="!=&quot;&quot;" calcext:base-cell-address="Caserne.C15"/>
          </calcext:conditional-format>
          <calcext:conditional-format calcext:target-range-address="Caserne.C15:Caserne.C15">
            <calcext:condition calcext:apply-style-name="cellule histoire" calcext:value="contains-text(&quot;GoTo&quot;)" calcext:base-cell-address="Caserne.C15"/>
            <calcext:condition calcext:apply-style-name="cellule histoire" calcext:value="contains-text(&quot;Conclude&quot;)" calcext:base-cell-address="Caserne.C15"/>
            <calcext:condition calcext:apply-style-name="cellule random" calcext:value="contains-text(&quot;RandomPercent&quot;)" calcext:base-cell-address="Caserne.C15"/>
            <calcext:condition calcext:apply-style-name="cellule random" calcext:value="contains-text(&quot;RandomRange&quot;)" calcext:base-cell-address="Caserne.C15"/>
            <calcext:condition calcext:apply-style-name="cellule personnages" calcext:value="contains-text(&quot;NewCrew&quot;)" calcext:base-cell-address="Caserne.C15"/>
            <calcext:condition calcext:apply-style-name="cellule personnages" calcext:value="contains-text(&quot;NewCharacter&quot;)" calcext:base-cell-address="Caserne.C15"/>
            <calcext:condition calcext:apply-style-name="cellule personnages" calcext:value="contains-text(&quot;HideOther&quot;)" calcext:base-cell-address="Caserne.C15"/>
            <calcext:condition calcext:apply-style-name="cellule personnages" calcext:value="contains-text(&quot;DeleteOther&quot;)" calcext:base-cell-address="Caserne.C15"/>
            <calcext:condition calcext:apply-style-name="cellule narrateur" calcext:value="contains-text(&quot;Narrator&quot;)" calcext:base-cell-address="Caserne.C15"/>
            <calcext:condition calcext:apply-style-name="cellule set choice" calcext:value="contains-text(&quot;SetChoices&quot;)" calcext:base-cell-address="Caserne.C15"/>
            <calcext:condition calcext:apply-style-name="cellule dialogues" calcext:value="contains-text(&quot;PlayerSpeak&quot;)" calcext:base-cell-address="Caserne.C15"/>
            <calcext:condition calcext:apply-style-name="cellule dialogues" calcext:value="contains-text(&quot;OtherSpeak&quot;)" calcext:base-cell-address="Caserne.C15"/>
            <calcext:condition calcext:apply-style-name="cellule argent" calcext:value="contains-text(&quot;CheckGold&quot;)" calcext:base-cell-address="Caserne.C15"/>
            <calcext:condition calcext:apply-style-name="cellule argent" calcext:value="contains-text(&quot;RemoveGold&quot;)" calcext:base-cell-address="Caserne.C15"/>
            <calcext:condition calcext:apply-style-name="cellule argent" calcext:value="contains-text(&quot;AddGold&quot;)" calcext:base-cell-address="Caserne.C15"/>
            <calcext:condition calcext:apply-style-name="cellule argent" calcext:value="contains-text(&quot;Loot&quot;)" calcext:base-cell-address="Caserne.C15"/>
            <calcext:condition calcext:apply-style-name="cellule argent" calcext:value="contains-text(&quot;Trade&quot;)" calcext:base-cell-address="Caserne.C15"/>
            <calcext:condition calcext:apply-style-name="cellule combat" calcext:value="contains-text(&quot;LaunchCombat&quot;)" calcext:base-cell-address="Caserne.C15"/>
            <calcext:condition calcext:apply-style-name="cellule indice" calcext:value="contains-text(&quot;CheckFormula&quot;)" calcext:base-cell-address="Caserne.C15"/>
            <calcext:condition calcext:apply-style-name="cellule indice" calcext:value="contains-text(&quot;GiveDirection&quot;)" calcext:base-cell-address="Caserne.C15"/>
            <calcext:condition calcext:apply-style-name="cellule temps" calcext:value="contains-text(&quot;SetWeather&quot;)" calcext:base-cell-address="Caserne.C15"/>
            <calcext:condition calcext:apply-style-name="cellule temps" calcext:value="contains-text(&quot;SwitchWeather&quot;)" calcext:base-cell-address="Caserne.C15"/>
            <calcext:condition calcext:apply-style-name="cellule temps" calcext:value="contains-text(&quot;NextDay&quot;)" calcext:base-cell-address="Caserne.C15"/>
            <calcext:condition calcext:apply-style-name="cellule temps" calcext:value="contains-text(&quot;CheckDay&quot;)" calcext:base-cell-address="Caserne.C15"/>
            <calcext:condition calcext:apply-style-name="cellule histoire" calcext:value="contains-text(&quot;Leave&quot;)" calcext:base-cell-address="Caserne.C15"/>
            <calcext:condition calcext:apply-style-name="cellule choice" calcext:value="contains-text(&quot;Choice&quot;)" calcext:base-cell-address="Caserne.C15"/>
            <calcext:condition calcext:apply-style-name="cellule d'erreur" calcext:value="!=&quot;&quot;" calcext:base-cell-address="Caserne.C15"/>
          </calcext:conditional-format>
          <calcext:conditional-format calcext:target-range-address="Caserne.D14:Caserne.D14">
            <calcext:condition calcext:apply-style-name="cellule histoire" calcext:value="contains-text(&quot;GoTo&quot;)" calcext:base-cell-address="Caserne.D14"/>
            <calcext:condition calcext:apply-style-name="cellule histoire" calcext:value="contains-text(&quot;Conclude&quot;)" calcext:base-cell-address="Caserne.D14"/>
            <calcext:condition calcext:apply-style-name="cellule random" calcext:value="contains-text(&quot;RandomPercent&quot;)" calcext:base-cell-address="Caserne.D14"/>
            <calcext:condition calcext:apply-style-name="cellule random" calcext:value="contains-text(&quot;RandomRange&quot;)" calcext:base-cell-address="Caserne.D14"/>
            <calcext:condition calcext:apply-style-name="cellule personnages" calcext:value="contains-text(&quot;NewCrew&quot;)" calcext:base-cell-address="Caserne.D14"/>
            <calcext:condition calcext:apply-style-name="cellule personnages" calcext:value="contains-text(&quot;NewCharacter&quot;)" calcext:base-cell-address="Caserne.D14"/>
            <calcext:condition calcext:apply-style-name="cellule personnages" calcext:value="contains-text(&quot;HideOther&quot;)" calcext:base-cell-address="Caserne.D14"/>
            <calcext:condition calcext:apply-style-name="cellule personnages" calcext:value="contains-text(&quot;DeleteOther&quot;)" calcext:base-cell-address="Caserne.D14"/>
            <calcext:condition calcext:apply-style-name="cellule narrateur" calcext:value="contains-text(&quot;Narrator&quot;)" calcext:base-cell-address="Caserne.D14"/>
            <calcext:condition calcext:apply-style-name="cellule set choice" calcext:value="contains-text(&quot;SetChoices&quot;)" calcext:base-cell-address="Caserne.D14"/>
            <calcext:condition calcext:apply-style-name="cellule dialogues" calcext:value="contains-text(&quot;PlayerSpeak&quot;)" calcext:base-cell-address="Caserne.D14"/>
            <calcext:condition calcext:apply-style-name="cellule dialogues" calcext:value="contains-text(&quot;OtherSpeak&quot;)" calcext:base-cell-address="Caserne.D14"/>
            <calcext:condition calcext:apply-style-name="cellule argent" calcext:value="contains-text(&quot;CheckGold&quot;)" calcext:base-cell-address="Caserne.D14"/>
            <calcext:condition calcext:apply-style-name="cellule argent" calcext:value="contains-text(&quot;RemoveGold&quot;)" calcext:base-cell-address="Caserne.D14"/>
            <calcext:condition calcext:apply-style-name="cellule argent" calcext:value="contains-text(&quot;AddGold&quot;)" calcext:base-cell-address="Caserne.D14"/>
            <calcext:condition calcext:apply-style-name="cellule argent" calcext:value="contains-text(&quot;Loot&quot;)" calcext:base-cell-address="Caserne.D14"/>
            <calcext:condition calcext:apply-style-name="cellule argent" calcext:value="contains-text(&quot;Trade&quot;)" calcext:base-cell-address="Caserne.D14"/>
            <calcext:condition calcext:apply-style-name="cellule combat" calcext:value="contains-text(&quot;LaunchCombat&quot;)" calcext:base-cell-address="Caserne.D14"/>
            <calcext:condition calcext:apply-style-name="cellule indice" calcext:value="contains-text(&quot;CheckFormula&quot;)" calcext:base-cell-address="Caserne.D14"/>
            <calcext:condition calcext:apply-style-name="cellule indice" calcext:value="contains-text(&quot;GiveDirection&quot;)" calcext:base-cell-address="Caserne.D14"/>
            <calcext:condition calcext:apply-style-name="cellule temps" calcext:value="contains-text(&quot;SetWeather&quot;)" calcext:base-cell-address="Caserne.D14"/>
            <calcext:condition calcext:apply-style-name="cellule temps" calcext:value="contains-text(&quot;SwitchWeather&quot;)" calcext:base-cell-address="Caserne.D14"/>
            <calcext:condition calcext:apply-style-name="cellule temps" calcext:value="contains-text(&quot;NextDay&quot;)" calcext:base-cell-address="Caserne.D14"/>
            <calcext:condition calcext:apply-style-name="cellule temps" calcext:value="contains-text(&quot;CheckDay&quot;)" calcext:base-cell-address="Caserne.D14"/>
            <calcext:condition calcext:apply-style-name="cellule histoire" calcext:value="contains-text(&quot;Leave&quot;)" calcext:base-cell-address="Caserne.D14"/>
            <calcext:condition calcext:apply-style-name="cellule choice" calcext:value="contains-text(&quot;Choice&quot;)" calcext:base-cell-address="Caserne.D14"/>
            <calcext:condition calcext:apply-style-name="cellule d'erreur" calcext:value="!=&quot;&quot;" calcext:base-cell-address="Caserne.D14"/>
          </calcext:conditional-format>
          <calcext:conditional-format calcext:target-range-address="Caserne.D14:Caserne.D14">
            <calcext:condition calcext:apply-style-name="cellule histoire" calcext:value="contains-text(&quot;GoTo&quot;)" calcext:base-cell-address="Caserne.D14"/>
            <calcext:condition calcext:apply-style-name="cellule histoire" calcext:value="contains-text(&quot;Conclude&quot;)" calcext:base-cell-address="Caserne.D14"/>
            <calcext:condition calcext:apply-style-name="cellule random" calcext:value="contains-text(&quot;RandomPercent&quot;)" calcext:base-cell-address="Caserne.D14"/>
            <calcext:condition calcext:apply-style-name="cellule random" calcext:value="contains-text(&quot;RandomRange&quot;)" calcext:base-cell-address="Caserne.D14"/>
            <calcext:condition calcext:apply-style-name="cellule personnages" calcext:value="contains-text(&quot;NewCrew&quot;)" calcext:base-cell-address="Caserne.D14"/>
            <calcext:condition calcext:apply-style-name="cellule personnages" calcext:value="contains-text(&quot;NewCharacter&quot;)" calcext:base-cell-address="Caserne.D14"/>
            <calcext:condition calcext:apply-style-name="cellule personnages" calcext:value="contains-text(&quot;HideOther&quot;)" calcext:base-cell-address="Caserne.D14"/>
            <calcext:condition calcext:apply-style-name="cellule personnages" calcext:value="contains-text(&quot;DeleteOther&quot;)" calcext:base-cell-address="Caserne.D14"/>
            <calcext:condition calcext:apply-style-name="cellule narrateur" calcext:value="contains-text(&quot;Narrator&quot;)" calcext:base-cell-address="Caserne.D14"/>
            <calcext:condition calcext:apply-style-name="cellule set choice" calcext:value="contains-text(&quot;SetChoices&quot;)" calcext:base-cell-address="Caserne.D14"/>
            <calcext:condition calcext:apply-style-name="cellule dialogues" calcext:value="contains-text(&quot;PlayerSpeak&quot;)" calcext:base-cell-address="Caserne.D14"/>
            <calcext:condition calcext:apply-style-name="cellule dialogues" calcext:value="contains-text(&quot;OtherSpeak&quot;)" calcext:base-cell-address="Caserne.D14"/>
            <calcext:condition calcext:apply-style-name="cellule argent" calcext:value="contains-text(&quot;CheckGold&quot;)" calcext:base-cell-address="Caserne.D14"/>
            <calcext:condition calcext:apply-style-name="cellule argent" calcext:value="contains-text(&quot;RemoveGold&quot;)" calcext:base-cell-address="Caserne.D14"/>
            <calcext:condition calcext:apply-style-name="cellule argent" calcext:value="contains-text(&quot;AddGold&quot;)" calcext:base-cell-address="Caserne.D14"/>
            <calcext:condition calcext:apply-style-name="cellule argent" calcext:value="contains-text(&quot;Loot&quot;)" calcext:base-cell-address="Caserne.D14"/>
            <calcext:condition calcext:apply-style-name="cellule argent" calcext:value="contains-text(&quot;Trade&quot;)" calcext:base-cell-address="Caserne.D14"/>
            <calcext:condition calcext:apply-style-name="cellule combat" calcext:value="contains-text(&quot;LaunchCombat&quot;)" calcext:base-cell-address="Caserne.D14"/>
            <calcext:condition calcext:apply-style-name="cellule indice" calcext:value="contains-text(&quot;CheckFormula&quot;)" calcext:base-cell-address="Caserne.D14"/>
            <calcext:condition calcext:apply-style-name="cellule indice" calcext:value="contains-text(&quot;GiveDirection&quot;)" calcext:base-cell-address="Caserne.D14"/>
            <calcext:condition calcext:apply-style-name="cellule temps" calcext:value="contains-text(&quot;SetWeather&quot;)" calcext:base-cell-address="Caserne.D14"/>
            <calcext:condition calcext:apply-style-name="cellule temps" calcext:value="contains-text(&quot;SwitchWeather&quot;)" calcext:base-cell-address="Caserne.D14"/>
            <calcext:condition calcext:apply-style-name="cellule temps" calcext:value="contains-text(&quot;NextDay&quot;)" calcext:base-cell-address="Caserne.D14"/>
            <calcext:condition calcext:apply-style-name="cellule temps" calcext:value="contains-text(&quot;CheckDay&quot;)" calcext:base-cell-address="Caserne.D14"/>
            <calcext:condition calcext:apply-style-name="cellule histoire" calcext:value="contains-text(&quot;Leave&quot;)" calcext:base-cell-address="Caserne.D14"/>
            <calcext:condition calcext:apply-style-name="cellule choice" calcext:value="contains-text(&quot;Choice&quot;)" calcext:base-cell-address="Caserne.D14"/>
            <calcext:condition calcext:apply-style-name="cellule d'erreur" calcext:value="!=&quot;&quot;" calcext:base-cell-address="Caserne.D14"/>
          </calcext:conditional-format>
          <calcext:conditional-format calcext:target-range-address="Caserne.E12:Caserne.E12">
            <calcext:condition calcext:apply-style-name="cellule histoire" calcext:value="contains-text(&quot;GoTo&quot;)" calcext:base-cell-address="Caserne.E12"/>
            <calcext:condition calcext:apply-style-name="cellule histoire" calcext:value="contains-text(&quot;Conclude&quot;)" calcext:base-cell-address="Caserne.E12"/>
            <calcext:condition calcext:apply-style-name="cellule random" calcext:value="contains-text(&quot;RandomPercent&quot;)" calcext:base-cell-address="Caserne.E12"/>
            <calcext:condition calcext:apply-style-name="cellule random" calcext:value="contains-text(&quot;RandomRange&quot;)" calcext:base-cell-address="Caserne.E12"/>
            <calcext:condition calcext:apply-style-name="cellule personnages" calcext:value="contains-text(&quot;NewCrew&quot;)" calcext:base-cell-address="Caserne.E12"/>
            <calcext:condition calcext:apply-style-name="cellule personnages" calcext:value="contains-text(&quot;NewCharacter&quot;)" calcext:base-cell-address="Caserne.E12"/>
            <calcext:condition calcext:apply-style-name="cellule personnages" calcext:value="contains-text(&quot;HideOther&quot;)" calcext:base-cell-address="Caserne.E12"/>
            <calcext:condition calcext:apply-style-name="cellule personnages" calcext:value="contains-text(&quot;DeleteOther&quot;)" calcext:base-cell-address="Caserne.E12"/>
            <calcext:condition calcext:apply-style-name="cellule narrateur" calcext:value="contains-text(&quot;Narrator&quot;)" calcext:base-cell-address="Caserne.E12"/>
            <calcext:condition calcext:apply-style-name="cellule set choice" calcext:value="contains-text(&quot;SetChoices&quot;)" calcext:base-cell-address="Caserne.E12"/>
            <calcext:condition calcext:apply-style-name="cellule dialogues" calcext:value="contains-text(&quot;PlayerSpeak&quot;)" calcext:base-cell-address="Caserne.E12"/>
            <calcext:condition calcext:apply-style-name="cellule dialogues" calcext:value="contains-text(&quot;OtherSpeak&quot;)" calcext:base-cell-address="Caserne.E12"/>
            <calcext:condition calcext:apply-style-name="cellule argent" calcext:value="contains-text(&quot;CheckGold&quot;)" calcext:base-cell-address="Caserne.E12"/>
            <calcext:condition calcext:apply-style-name="cellule argent" calcext:value="contains-text(&quot;RemoveGold&quot;)" calcext:base-cell-address="Caserne.E12"/>
            <calcext:condition calcext:apply-style-name="cellule argent" calcext:value="contains-text(&quot;AddGold&quot;)" calcext:base-cell-address="Caserne.E12"/>
            <calcext:condition calcext:apply-style-name="cellule argent" calcext:value="contains-text(&quot;Loot&quot;)" calcext:base-cell-address="Caserne.E12"/>
            <calcext:condition calcext:apply-style-name="cellule argent" calcext:value="contains-text(&quot;Trade&quot;)" calcext:base-cell-address="Caserne.E12"/>
            <calcext:condition calcext:apply-style-name="cellule combat" calcext:value="contains-text(&quot;LaunchCombat&quot;)" calcext:base-cell-address="Caserne.E12"/>
            <calcext:condition calcext:apply-style-name="cellule indice" calcext:value="contains-text(&quot;CheckFormula&quot;)" calcext:base-cell-address="Caserne.E12"/>
            <calcext:condition calcext:apply-style-name="cellule indice" calcext:value="contains-text(&quot;GiveDirection&quot;)" calcext:base-cell-address="Caserne.E12"/>
            <calcext:condition calcext:apply-style-name="cellule temps" calcext:value="contains-text(&quot;SetWeather&quot;)" calcext:base-cell-address="Caserne.E12"/>
            <calcext:condition calcext:apply-style-name="cellule temps" calcext:value="contains-text(&quot;SwitchWeather&quot;)" calcext:base-cell-address="Caserne.E12"/>
            <calcext:condition calcext:apply-style-name="cellule temps" calcext:value="contains-text(&quot;NextDay&quot;)" calcext:base-cell-address="Caserne.E12"/>
            <calcext:condition calcext:apply-style-name="cellule temps" calcext:value="contains-text(&quot;CheckDay&quot;)" calcext:base-cell-address="Caserne.E12"/>
            <calcext:condition calcext:apply-style-name="cellule histoire" calcext:value="contains-text(&quot;Leave&quot;)" calcext:base-cell-address="Caserne.E12"/>
            <calcext:condition calcext:apply-style-name="cellule choice" calcext:value="contains-text(&quot;Choice&quot;)" calcext:base-cell-address="Caserne.E12"/>
            <calcext:condition calcext:apply-style-name="cellule d'erreur" calcext:value="!=&quot;&quot;" calcext:base-cell-address="Caserne.E12"/>
          </calcext:conditional-format>
          <calcext:conditional-format calcext:target-range-address="Caserne.E12:Caserne.E12">
            <calcext:condition calcext:apply-style-name="cellule histoire" calcext:value="contains-text(&quot;GoTo&quot;)" calcext:base-cell-address="Caserne.E12"/>
            <calcext:condition calcext:apply-style-name="cellule histoire" calcext:value="contains-text(&quot;Conclude&quot;)" calcext:base-cell-address="Caserne.E12"/>
            <calcext:condition calcext:apply-style-name="cellule random" calcext:value="contains-text(&quot;RandomPercent&quot;)" calcext:base-cell-address="Caserne.E12"/>
            <calcext:condition calcext:apply-style-name="cellule random" calcext:value="contains-text(&quot;RandomRange&quot;)" calcext:base-cell-address="Caserne.E12"/>
            <calcext:condition calcext:apply-style-name="cellule personnages" calcext:value="contains-text(&quot;NewCrew&quot;)" calcext:base-cell-address="Caserne.E12"/>
            <calcext:condition calcext:apply-style-name="cellule personnages" calcext:value="contains-text(&quot;NewCharacter&quot;)" calcext:base-cell-address="Caserne.E12"/>
            <calcext:condition calcext:apply-style-name="cellule personnages" calcext:value="contains-text(&quot;HideOther&quot;)" calcext:base-cell-address="Caserne.E12"/>
            <calcext:condition calcext:apply-style-name="cellule personnages" calcext:value="contains-text(&quot;DeleteOther&quot;)" calcext:base-cell-address="Caserne.E12"/>
            <calcext:condition calcext:apply-style-name="cellule narrateur" calcext:value="contains-text(&quot;Narrator&quot;)" calcext:base-cell-address="Caserne.E12"/>
            <calcext:condition calcext:apply-style-name="cellule set choice" calcext:value="contains-text(&quot;SetChoices&quot;)" calcext:base-cell-address="Caserne.E12"/>
            <calcext:condition calcext:apply-style-name="cellule dialogues" calcext:value="contains-text(&quot;PlayerSpeak&quot;)" calcext:base-cell-address="Caserne.E12"/>
            <calcext:condition calcext:apply-style-name="cellule dialogues" calcext:value="contains-text(&quot;OtherSpeak&quot;)" calcext:base-cell-address="Caserne.E12"/>
            <calcext:condition calcext:apply-style-name="cellule argent" calcext:value="contains-text(&quot;CheckGold&quot;)" calcext:base-cell-address="Caserne.E12"/>
            <calcext:condition calcext:apply-style-name="cellule argent" calcext:value="contains-text(&quot;RemoveGold&quot;)" calcext:base-cell-address="Caserne.E12"/>
            <calcext:condition calcext:apply-style-name="cellule argent" calcext:value="contains-text(&quot;AddGold&quot;)" calcext:base-cell-address="Caserne.E12"/>
            <calcext:condition calcext:apply-style-name="cellule argent" calcext:value="contains-text(&quot;Loot&quot;)" calcext:base-cell-address="Caserne.E12"/>
            <calcext:condition calcext:apply-style-name="cellule argent" calcext:value="contains-text(&quot;Trade&quot;)" calcext:base-cell-address="Caserne.E12"/>
            <calcext:condition calcext:apply-style-name="cellule combat" calcext:value="contains-text(&quot;LaunchCombat&quot;)" calcext:base-cell-address="Caserne.E12"/>
            <calcext:condition calcext:apply-style-name="cellule indice" calcext:value="contains-text(&quot;CheckFormula&quot;)" calcext:base-cell-address="Caserne.E12"/>
            <calcext:condition calcext:apply-style-name="cellule indice" calcext:value="contains-text(&quot;GiveDirection&quot;)" calcext:base-cell-address="Caserne.E12"/>
            <calcext:condition calcext:apply-style-name="cellule temps" calcext:value="contains-text(&quot;SetWeather&quot;)" calcext:base-cell-address="Caserne.E12"/>
            <calcext:condition calcext:apply-style-name="cellule temps" calcext:value="contains-text(&quot;SwitchWeather&quot;)" calcext:base-cell-address="Caserne.E12"/>
            <calcext:condition calcext:apply-style-name="cellule temps" calcext:value="contains-text(&quot;NextDay&quot;)" calcext:base-cell-address="Caserne.E12"/>
            <calcext:condition calcext:apply-style-name="cellule temps" calcext:value="contains-text(&quot;CheckDay&quot;)" calcext:base-cell-address="Caserne.E12"/>
            <calcext:condition calcext:apply-style-name="cellule histoire" calcext:value="contains-text(&quot;Leave&quot;)" calcext:base-cell-address="Caserne.E12"/>
            <calcext:condition calcext:apply-style-name="cellule choice" calcext:value="contains-text(&quot;Choice&quot;)" calcext:base-cell-address="Caserne.E12"/>
            <calcext:condition calcext:apply-style-name="cellule d'erreur" calcext:value="!=&quot;&quot;" calcext:base-cell-address="Caserne.E12"/>
          </calcext:conditional-format>
          <calcext:conditional-format calcext:target-range-address="Caserne.F30:Caserne.F30">
            <calcext:condition calcext:apply-style-name="cellule histoire" calcext:value="contains-text(&quot;GoTo&quot;)" calcext:base-cell-address="Caserne.F30"/>
            <calcext:condition calcext:apply-style-name="cellule histoire" calcext:value="contains-text(&quot;Conclude&quot;)" calcext:base-cell-address="Caserne.F30"/>
            <calcext:condition calcext:apply-style-name="cellule random" calcext:value="contains-text(&quot;RandomPercent&quot;)" calcext:base-cell-address="Caserne.F30"/>
            <calcext:condition calcext:apply-style-name="cellule random" calcext:value="contains-text(&quot;RandomRange&quot;)" calcext:base-cell-address="Caserne.F30"/>
            <calcext:condition calcext:apply-style-name="cellule personnages" calcext:value="contains-text(&quot;NewCrew&quot;)" calcext:base-cell-address="Caserne.F30"/>
            <calcext:condition calcext:apply-style-name="cellule personnages" calcext:value="contains-text(&quot;NewCharacter&quot;)" calcext:base-cell-address="Caserne.F30"/>
            <calcext:condition calcext:apply-style-name="cellule personnages" calcext:value="contains-text(&quot;HideOther&quot;)" calcext:base-cell-address="Caserne.F30"/>
            <calcext:condition calcext:apply-style-name="cellule personnages" calcext:value="contains-text(&quot;DeleteOther&quot;)" calcext:base-cell-address="Caserne.F30"/>
            <calcext:condition calcext:apply-style-name="cellule narrateur" calcext:value="contains-text(&quot;Narrator&quot;)" calcext:base-cell-address="Caserne.F30"/>
            <calcext:condition calcext:apply-style-name="cellule set choice" calcext:value="contains-text(&quot;SetChoices&quot;)" calcext:base-cell-address="Caserne.F30"/>
            <calcext:condition calcext:apply-style-name="cellule dialogues" calcext:value="contains-text(&quot;PlayerSpeak&quot;)" calcext:base-cell-address="Caserne.F30"/>
            <calcext:condition calcext:apply-style-name="cellule dialogues" calcext:value="contains-text(&quot;OtherSpeak&quot;)" calcext:base-cell-address="Caserne.F30"/>
            <calcext:condition calcext:apply-style-name="cellule argent" calcext:value="contains-text(&quot;CheckGold&quot;)" calcext:base-cell-address="Caserne.F30"/>
            <calcext:condition calcext:apply-style-name="cellule argent" calcext:value="contains-text(&quot;RemoveGold&quot;)" calcext:base-cell-address="Caserne.F30"/>
            <calcext:condition calcext:apply-style-name="cellule argent" calcext:value="contains-text(&quot;AddGold&quot;)" calcext:base-cell-address="Caserne.F30"/>
            <calcext:condition calcext:apply-style-name="cellule argent" calcext:value="contains-text(&quot;Loot&quot;)" calcext:base-cell-address="Caserne.F30"/>
            <calcext:condition calcext:apply-style-name="cellule argent" calcext:value="contains-text(&quot;Trade&quot;)" calcext:base-cell-address="Caserne.F30"/>
            <calcext:condition calcext:apply-style-name="cellule combat" calcext:value="contains-text(&quot;LaunchCombat&quot;)" calcext:base-cell-address="Caserne.F30"/>
            <calcext:condition calcext:apply-style-name="cellule indice" calcext:value="contains-text(&quot;CheckFormula&quot;)" calcext:base-cell-address="Caserne.F30"/>
            <calcext:condition calcext:apply-style-name="cellule indice" calcext:value="contains-text(&quot;GiveDirection&quot;)" calcext:base-cell-address="Caserne.F30"/>
            <calcext:condition calcext:apply-style-name="cellule temps" calcext:value="contains-text(&quot;SetWeather&quot;)" calcext:base-cell-address="Caserne.F30"/>
            <calcext:condition calcext:apply-style-name="cellule temps" calcext:value="contains-text(&quot;SwitchWeather&quot;)" calcext:base-cell-address="Caserne.F30"/>
            <calcext:condition calcext:apply-style-name="cellule temps" calcext:value="contains-text(&quot;NextDay&quot;)" calcext:base-cell-address="Caserne.F30"/>
            <calcext:condition calcext:apply-style-name="cellule temps" calcext:value="contains-text(&quot;CheckDay&quot;)" calcext:base-cell-address="Caserne.F30"/>
            <calcext:condition calcext:apply-style-name="cellule histoire" calcext:value="contains-text(&quot;Leave&quot;)" calcext:base-cell-address="Caserne.F30"/>
            <calcext:condition calcext:apply-style-name="cellule choice" calcext:value="contains-text(&quot;Choice&quot;)" calcext:base-cell-address="Caserne.F30"/>
            <calcext:condition calcext:apply-style-name="cellule d'erreur" calcext:value="!=&quot;&quot;" calcext:base-cell-address="Caserne.F30"/>
          </calcext:conditional-format>
          <calcext:conditional-format calcext:target-range-address="Caserne.F30:Caserne.F30">
            <calcext:condition calcext:apply-style-name="cellule histoire" calcext:value="contains-text(&quot;GoTo&quot;)" calcext:base-cell-address="Caserne.F30"/>
            <calcext:condition calcext:apply-style-name="cellule histoire" calcext:value="contains-text(&quot;Conclude&quot;)" calcext:base-cell-address="Caserne.F30"/>
            <calcext:condition calcext:apply-style-name="cellule random" calcext:value="contains-text(&quot;RandomPercent&quot;)" calcext:base-cell-address="Caserne.F30"/>
            <calcext:condition calcext:apply-style-name="cellule random" calcext:value="contains-text(&quot;RandomRange&quot;)" calcext:base-cell-address="Caserne.F30"/>
            <calcext:condition calcext:apply-style-name="cellule personnages" calcext:value="contains-text(&quot;NewCrew&quot;)" calcext:base-cell-address="Caserne.F30"/>
            <calcext:condition calcext:apply-style-name="cellule personnages" calcext:value="contains-text(&quot;NewCharacter&quot;)" calcext:base-cell-address="Caserne.F30"/>
            <calcext:condition calcext:apply-style-name="cellule personnages" calcext:value="contains-text(&quot;HideOther&quot;)" calcext:base-cell-address="Caserne.F30"/>
            <calcext:condition calcext:apply-style-name="cellule personnages" calcext:value="contains-text(&quot;DeleteOther&quot;)" calcext:base-cell-address="Caserne.F30"/>
            <calcext:condition calcext:apply-style-name="cellule narrateur" calcext:value="contains-text(&quot;Narrator&quot;)" calcext:base-cell-address="Caserne.F30"/>
            <calcext:condition calcext:apply-style-name="cellule set choice" calcext:value="contains-text(&quot;SetChoices&quot;)" calcext:base-cell-address="Caserne.F30"/>
            <calcext:condition calcext:apply-style-name="cellule dialogues" calcext:value="contains-text(&quot;PlayerSpeak&quot;)" calcext:base-cell-address="Caserne.F30"/>
            <calcext:condition calcext:apply-style-name="cellule dialogues" calcext:value="contains-text(&quot;OtherSpeak&quot;)" calcext:base-cell-address="Caserne.F30"/>
            <calcext:condition calcext:apply-style-name="cellule argent" calcext:value="contains-text(&quot;CheckGold&quot;)" calcext:base-cell-address="Caserne.F30"/>
            <calcext:condition calcext:apply-style-name="cellule argent" calcext:value="contains-text(&quot;RemoveGold&quot;)" calcext:base-cell-address="Caserne.F30"/>
            <calcext:condition calcext:apply-style-name="cellule argent" calcext:value="contains-text(&quot;AddGold&quot;)" calcext:base-cell-address="Caserne.F30"/>
            <calcext:condition calcext:apply-style-name="cellule argent" calcext:value="contains-text(&quot;Loot&quot;)" calcext:base-cell-address="Caserne.F30"/>
            <calcext:condition calcext:apply-style-name="cellule argent" calcext:value="contains-text(&quot;Trade&quot;)" calcext:base-cell-address="Caserne.F30"/>
            <calcext:condition calcext:apply-style-name="cellule combat" calcext:value="contains-text(&quot;LaunchCombat&quot;)" calcext:base-cell-address="Caserne.F30"/>
            <calcext:condition calcext:apply-style-name="cellule indice" calcext:value="contains-text(&quot;CheckFormula&quot;)" calcext:base-cell-address="Caserne.F30"/>
            <calcext:condition calcext:apply-style-name="cellule indice" calcext:value="contains-text(&quot;GiveDirection&quot;)" calcext:base-cell-address="Caserne.F30"/>
            <calcext:condition calcext:apply-style-name="cellule temps" calcext:value="contains-text(&quot;SetWeather&quot;)" calcext:base-cell-address="Caserne.F30"/>
            <calcext:condition calcext:apply-style-name="cellule temps" calcext:value="contains-text(&quot;SwitchWeather&quot;)" calcext:base-cell-address="Caserne.F30"/>
            <calcext:condition calcext:apply-style-name="cellule temps" calcext:value="contains-text(&quot;NextDay&quot;)" calcext:base-cell-address="Caserne.F30"/>
            <calcext:condition calcext:apply-style-name="cellule temps" calcext:value="contains-text(&quot;CheckDay&quot;)" calcext:base-cell-address="Caserne.F30"/>
            <calcext:condition calcext:apply-style-name="cellule histoire" calcext:value="contains-text(&quot;Leave&quot;)" calcext:base-cell-address="Caserne.F30"/>
            <calcext:condition calcext:apply-style-name="cellule choice" calcext:value="contains-text(&quot;Choice&quot;)" calcext:base-cell-address="Caserne.F30"/>
            <calcext:condition calcext:apply-style-name="cellule d'erreur" calcext:value="!=&quot;&quot;" calcext:base-cell-address="Caserne.F30"/>
          </calcext:conditional-format>
          <calcext:conditional-format calcext:target-range-address="Caserne.E30:Caserne.E30">
            <calcext:condition calcext:apply-style-name="cellule histoire" calcext:value="contains-text(&quot;GoTo&quot;)" calcext:base-cell-address="Caserne.E30"/>
            <calcext:condition calcext:apply-style-name="cellule histoire" calcext:value="contains-text(&quot;Conclude&quot;)" calcext:base-cell-address="Caserne.E30"/>
            <calcext:condition calcext:apply-style-name="cellule random" calcext:value="contains-text(&quot;RandomPercent&quot;)" calcext:base-cell-address="Caserne.E30"/>
            <calcext:condition calcext:apply-style-name="cellule random" calcext:value="contains-text(&quot;RandomRange&quot;)" calcext:base-cell-address="Caserne.E30"/>
            <calcext:condition calcext:apply-style-name="cellule personnages" calcext:value="contains-text(&quot;NewCrew&quot;)" calcext:base-cell-address="Caserne.E30"/>
            <calcext:condition calcext:apply-style-name="cellule personnages" calcext:value="contains-text(&quot;NewCharacter&quot;)" calcext:base-cell-address="Caserne.E30"/>
            <calcext:condition calcext:apply-style-name="cellule personnages" calcext:value="contains-text(&quot;HideOther&quot;)" calcext:base-cell-address="Caserne.E30"/>
            <calcext:condition calcext:apply-style-name="cellule personnages" calcext:value="contains-text(&quot;DeleteOther&quot;)" calcext:base-cell-address="Caserne.E30"/>
            <calcext:condition calcext:apply-style-name="cellule narrateur" calcext:value="contains-text(&quot;Narrator&quot;)" calcext:base-cell-address="Caserne.E30"/>
            <calcext:condition calcext:apply-style-name="cellule set choice" calcext:value="contains-text(&quot;SetChoices&quot;)" calcext:base-cell-address="Caserne.E30"/>
            <calcext:condition calcext:apply-style-name="cellule dialogues" calcext:value="contains-text(&quot;PlayerSpeak&quot;)" calcext:base-cell-address="Caserne.E30"/>
            <calcext:condition calcext:apply-style-name="cellule dialogues" calcext:value="contains-text(&quot;OtherSpeak&quot;)" calcext:base-cell-address="Caserne.E30"/>
            <calcext:condition calcext:apply-style-name="cellule argent" calcext:value="contains-text(&quot;CheckGold&quot;)" calcext:base-cell-address="Caserne.E30"/>
            <calcext:condition calcext:apply-style-name="cellule argent" calcext:value="contains-text(&quot;RemoveGold&quot;)" calcext:base-cell-address="Caserne.E30"/>
            <calcext:condition calcext:apply-style-name="cellule argent" calcext:value="contains-text(&quot;AddGold&quot;)" calcext:base-cell-address="Caserne.E30"/>
            <calcext:condition calcext:apply-style-name="cellule argent" calcext:value="contains-text(&quot;Loot&quot;)" calcext:base-cell-address="Caserne.E30"/>
            <calcext:condition calcext:apply-style-name="cellule argent" calcext:value="contains-text(&quot;Trade&quot;)" calcext:base-cell-address="Caserne.E30"/>
            <calcext:condition calcext:apply-style-name="cellule combat" calcext:value="contains-text(&quot;LaunchCombat&quot;)" calcext:base-cell-address="Caserne.E30"/>
            <calcext:condition calcext:apply-style-name="cellule indice" calcext:value="contains-text(&quot;CheckFormula&quot;)" calcext:base-cell-address="Caserne.E30"/>
            <calcext:condition calcext:apply-style-name="cellule indice" calcext:value="contains-text(&quot;GiveDirection&quot;)" calcext:base-cell-address="Caserne.E30"/>
            <calcext:condition calcext:apply-style-name="cellule temps" calcext:value="contains-text(&quot;SetWeather&quot;)" calcext:base-cell-address="Caserne.E30"/>
            <calcext:condition calcext:apply-style-name="cellule temps" calcext:value="contains-text(&quot;SwitchWeather&quot;)" calcext:base-cell-address="Caserne.E30"/>
            <calcext:condition calcext:apply-style-name="cellule temps" calcext:value="contains-text(&quot;NextDay&quot;)" calcext:base-cell-address="Caserne.E30"/>
            <calcext:condition calcext:apply-style-name="cellule temps" calcext:value="contains-text(&quot;CheckDay&quot;)" calcext:base-cell-address="Caserne.E30"/>
            <calcext:condition calcext:apply-style-name="cellule histoire" calcext:value="contains-text(&quot;Leave&quot;)" calcext:base-cell-address="Caserne.E30"/>
            <calcext:condition calcext:apply-style-name="cellule choice" calcext:value="contains-text(&quot;Choice&quot;)" calcext:base-cell-address="Caserne.E30"/>
            <calcext:condition calcext:apply-style-name="cellule d'erreur" calcext:value="!=&quot;&quot;" calcext:base-cell-address="Caserne.E30"/>
          </calcext:conditional-format>
          <calcext:conditional-format calcext:target-range-address="Caserne.E30:Caserne.E30">
            <calcext:condition calcext:apply-style-name="cellule histoire" calcext:value="contains-text(&quot;GoTo&quot;)" calcext:base-cell-address="Caserne.E30"/>
            <calcext:condition calcext:apply-style-name="cellule histoire" calcext:value="contains-text(&quot;Conclude&quot;)" calcext:base-cell-address="Caserne.E30"/>
            <calcext:condition calcext:apply-style-name="cellule random" calcext:value="contains-text(&quot;RandomPercent&quot;)" calcext:base-cell-address="Caserne.E30"/>
            <calcext:condition calcext:apply-style-name="cellule random" calcext:value="contains-text(&quot;RandomRange&quot;)" calcext:base-cell-address="Caserne.E30"/>
            <calcext:condition calcext:apply-style-name="cellule personnages" calcext:value="contains-text(&quot;NewCrew&quot;)" calcext:base-cell-address="Caserne.E30"/>
            <calcext:condition calcext:apply-style-name="cellule personnages" calcext:value="contains-text(&quot;NewCharacter&quot;)" calcext:base-cell-address="Caserne.E30"/>
            <calcext:condition calcext:apply-style-name="cellule personnages" calcext:value="contains-text(&quot;HideOther&quot;)" calcext:base-cell-address="Caserne.E30"/>
            <calcext:condition calcext:apply-style-name="cellule personnages" calcext:value="contains-text(&quot;DeleteOther&quot;)" calcext:base-cell-address="Caserne.E30"/>
            <calcext:condition calcext:apply-style-name="cellule narrateur" calcext:value="contains-text(&quot;Narrator&quot;)" calcext:base-cell-address="Caserne.E30"/>
            <calcext:condition calcext:apply-style-name="cellule set choice" calcext:value="contains-text(&quot;SetChoices&quot;)" calcext:base-cell-address="Caserne.E30"/>
            <calcext:condition calcext:apply-style-name="cellule dialogues" calcext:value="contains-text(&quot;PlayerSpeak&quot;)" calcext:base-cell-address="Caserne.E30"/>
            <calcext:condition calcext:apply-style-name="cellule dialogues" calcext:value="contains-text(&quot;OtherSpeak&quot;)" calcext:base-cell-address="Caserne.E30"/>
            <calcext:condition calcext:apply-style-name="cellule argent" calcext:value="contains-text(&quot;CheckGold&quot;)" calcext:base-cell-address="Caserne.E30"/>
            <calcext:condition calcext:apply-style-name="cellule argent" calcext:value="contains-text(&quot;RemoveGold&quot;)" calcext:base-cell-address="Caserne.E30"/>
            <calcext:condition calcext:apply-style-name="cellule argent" calcext:value="contains-text(&quot;AddGold&quot;)" calcext:base-cell-address="Caserne.E30"/>
            <calcext:condition calcext:apply-style-name="cellule argent" calcext:value="contains-text(&quot;Loot&quot;)" calcext:base-cell-address="Caserne.E30"/>
            <calcext:condition calcext:apply-style-name="cellule argent" calcext:value="contains-text(&quot;Trade&quot;)" calcext:base-cell-address="Caserne.E30"/>
            <calcext:condition calcext:apply-style-name="cellule combat" calcext:value="contains-text(&quot;LaunchCombat&quot;)" calcext:base-cell-address="Caserne.E30"/>
            <calcext:condition calcext:apply-style-name="cellule indice" calcext:value="contains-text(&quot;CheckFormula&quot;)" calcext:base-cell-address="Caserne.E30"/>
            <calcext:condition calcext:apply-style-name="cellule indice" calcext:value="contains-text(&quot;GiveDirection&quot;)" calcext:base-cell-address="Caserne.E30"/>
            <calcext:condition calcext:apply-style-name="cellule temps" calcext:value="contains-text(&quot;SetWeather&quot;)" calcext:base-cell-address="Caserne.E30"/>
            <calcext:condition calcext:apply-style-name="cellule temps" calcext:value="contains-text(&quot;SwitchWeather&quot;)" calcext:base-cell-address="Caserne.E30"/>
            <calcext:condition calcext:apply-style-name="cellule temps" calcext:value="contains-text(&quot;NextDay&quot;)" calcext:base-cell-address="Caserne.E30"/>
            <calcext:condition calcext:apply-style-name="cellule temps" calcext:value="contains-text(&quot;CheckDay&quot;)" calcext:base-cell-address="Caserne.E30"/>
            <calcext:condition calcext:apply-style-name="cellule histoire" calcext:value="contains-text(&quot;Leave&quot;)" calcext:base-cell-address="Caserne.E30"/>
            <calcext:condition calcext:apply-style-name="cellule choice" calcext:value="contains-text(&quot;Choice&quot;)" calcext:base-cell-address="Caserne.E30"/>
            <calcext:condition calcext:apply-style-name="cellule d'erreur" calcext:value="!=&quot;&quot;" calcext:base-cell-address="Caserne.E30"/>
          </calcext:conditional-format>
          <calcext:conditional-format calcext:target-range-address="Caserne.F31:Caserne.F31">
            <calcext:condition calcext:apply-style-name="cellule histoire" calcext:value="contains-text(&quot;GoTo&quot;)" calcext:base-cell-address="Caserne.F31"/>
            <calcext:condition calcext:apply-style-name="cellule histoire" calcext:value="contains-text(&quot;Conclude&quot;)" calcext:base-cell-address="Caserne.F31"/>
            <calcext:condition calcext:apply-style-name="cellule random" calcext:value="contains-text(&quot;RandomPercent&quot;)" calcext:base-cell-address="Caserne.F31"/>
            <calcext:condition calcext:apply-style-name="cellule random" calcext:value="contains-text(&quot;RandomRange&quot;)" calcext:base-cell-address="Caserne.F31"/>
            <calcext:condition calcext:apply-style-name="cellule personnages" calcext:value="contains-text(&quot;NewCrew&quot;)" calcext:base-cell-address="Caserne.F31"/>
            <calcext:condition calcext:apply-style-name="cellule personnages" calcext:value="contains-text(&quot;NewCharacter&quot;)" calcext:base-cell-address="Caserne.F31"/>
            <calcext:condition calcext:apply-style-name="cellule personnages" calcext:value="contains-text(&quot;HideOther&quot;)" calcext:base-cell-address="Caserne.F31"/>
            <calcext:condition calcext:apply-style-name="cellule personnages" calcext:value="contains-text(&quot;DeleteOther&quot;)" calcext:base-cell-address="Caserne.F31"/>
            <calcext:condition calcext:apply-style-name="cellule narrateur" calcext:value="contains-text(&quot;Narrator&quot;)" calcext:base-cell-address="Caserne.F31"/>
            <calcext:condition calcext:apply-style-name="cellule set choice" calcext:value="contains-text(&quot;SetChoices&quot;)" calcext:base-cell-address="Caserne.F31"/>
            <calcext:condition calcext:apply-style-name="cellule dialogues" calcext:value="contains-text(&quot;PlayerSpeak&quot;)" calcext:base-cell-address="Caserne.F31"/>
            <calcext:condition calcext:apply-style-name="cellule dialogues" calcext:value="contains-text(&quot;OtherSpeak&quot;)" calcext:base-cell-address="Caserne.F31"/>
            <calcext:condition calcext:apply-style-name="cellule argent" calcext:value="contains-text(&quot;CheckGold&quot;)" calcext:base-cell-address="Caserne.F31"/>
            <calcext:condition calcext:apply-style-name="cellule argent" calcext:value="contains-text(&quot;RemoveGold&quot;)" calcext:base-cell-address="Caserne.F31"/>
            <calcext:condition calcext:apply-style-name="cellule argent" calcext:value="contains-text(&quot;AddGold&quot;)" calcext:base-cell-address="Caserne.F31"/>
            <calcext:condition calcext:apply-style-name="cellule argent" calcext:value="contains-text(&quot;Loot&quot;)" calcext:base-cell-address="Caserne.F31"/>
            <calcext:condition calcext:apply-style-name="cellule argent" calcext:value="contains-text(&quot;Trade&quot;)" calcext:base-cell-address="Caserne.F31"/>
            <calcext:condition calcext:apply-style-name="cellule combat" calcext:value="contains-text(&quot;LaunchCombat&quot;)" calcext:base-cell-address="Caserne.F31"/>
            <calcext:condition calcext:apply-style-name="cellule indice" calcext:value="contains-text(&quot;CheckFormula&quot;)" calcext:base-cell-address="Caserne.F31"/>
            <calcext:condition calcext:apply-style-name="cellule indice" calcext:value="contains-text(&quot;GiveDirection&quot;)" calcext:base-cell-address="Caserne.F31"/>
            <calcext:condition calcext:apply-style-name="cellule temps" calcext:value="contains-text(&quot;SetWeather&quot;)" calcext:base-cell-address="Caserne.F31"/>
            <calcext:condition calcext:apply-style-name="cellule temps" calcext:value="contains-text(&quot;SwitchWeather&quot;)" calcext:base-cell-address="Caserne.F31"/>
            <calcext:condition calcext:apply-style-name="cellule temps" calcext:value="contains-text(&quot;NextDay&quot;)" calcext:base-cell-address="Caserne.F31"/>
            <calcext:condition calcext:apply-style-name="cellule temps" calcext:value="contains-text(&quot;CheckDay&quot;)" calcext:base-cell-address="Caserne.F31"/>
            <calcext:condition calcext:apply-style-name="cellule histoire" calcext:value="contains-text(&quot;Leave&quot;)" calcext:base-cell-address="Caserne.F31"/>
            <calcext:condition calcext:apply-style-name="cellule choice" calcext:value="contains-text(&quot;Choice&quot;)" calcext:base-cell-address="Caserne.F31"/>
            <calcext:condition calcext:apply-style-name="cellule d'erreur" calcext:value="!=&quot;&quot;" calcext:base-cell-address="Caserne.F31"/>
          </calcext:conditional-format>
          <calcext:conditional-format calcext:target-range-address="Caserne.F31:Caserne.F31">
            <calcext:condition calcext:apply-style-name="cellule histoire" calcext:value="contains-text(&quot;GoTo&quot;)" calcext:base-cell-address="Caserne.F31"/>
            <calcext:condition calcext:apply-style-name="cellule histoire" calcext:value="contains-text(&quot;Conclude&quot;)" calcext:base-cell-address="Caserne.F31"/>
            <calcext:condition calcext:apply-style-name="cellule random" calcext:value="contains-text(&quot;RandomPercent&quot;)" calcext:base-cell-address="Caserne.F31"/>
            <calcext:condition calcext:apply-style-name="cellule random" calcext:value="contains-text(&quot;RandomRange&quot;)" calcext:base-cell-address="Caserne.F31"/>
            <calcext:condition calcext:apply-style-name="cellule personnages" calcext:value="contains-text(&quot;NewCrew&quot;)" calcext:base-cell-address="Caserne.F31"/>
            <calcext:condition calcext:apply-style-name="cellule personnages" calcext:value="contains-text(&quot;NewCharacter&quot;)" calcext:base-cell-address="Caserne.F31"/>
            <calcext:condition calcext:apply-style-name="cellule personnages" calcext:value="contains-text(&quot;HideOther&quot;)" calcext:base-cell-address="Caserne.F31"/>
            <calcext:condition calcext:apply-style-name="cellule personnages" calcext:value="contains-text(&quot;DeleteOther&quot;)" calcext:base-cell-address="Caserne.F31"/>
            <calcext:condition calcext:apply-style-name="cellule narrateur" calcext:value="contains-text(&quot;Narrator&quot;)" calcext:base-cell-address="Caserne.F31"/>
            <calcext:condition calcext:apply-style-name="cellule set choice" calcext:value="contains-text(&quot;SetChoices&quot;)" calcext:base-cell-address="Caserne.F31"/>
            <calcext:condition calcext:apply-style-name="cellule dialogues" calcext:value="contains-text(&quot;PlayerSpeak&quot;)" calcext:base-cell-address="Caserne.F31"/>
            <calcext:condition calcext:apply-style-name="cellule dialogues" calcext:value="contains-text(&quot;OtherSpeak&quot;)" calcext:base-cell-address="Caserne.F31"/>
            <calcext:condition calcext:apply-style-name="cellule argent" calcext:value="contains-text(&quot;CheckGold&quot;)" calcext:base-cell-address="Caserne.F31"/>
            <calcext:condition calcext:apply-style-name="cellule argent" calcext:value="contains-text(&quot;RemoveGold&quot;)" calcext:base-cell-address="Caserne.F31"/>
            <calcext:condition calcext:apply-style-name="cellule argent" calcext:value="contains-text(&quot;AddGold&quot;)" calcext:base-cell-address="Caserne.F31"/>
            <calcext:condition calcext:apply-style-name="cellule argent" calcext:value="contains-text(&quot;Loot&quot;)" calcext:base-cell-address="Caserne.F31"/>
            <calcext:condition calcext:apply-style-name="cellule argent" calcext:value="contains-text(&quot;Trade&quot;)" calcext:base-cell-address="Caserne.F31"/>
            <calcext:condition calcext:apply-style-name="cellule combat" calcext:value="contains-text(&quot;LaunchCombat&quot;)" calcext:base-cell-address="Caserne.F31"/>
            <calcext:condition calcext:apply-style-name="cellule indice" calcext:value="contains-text(&quot;CheckFormula&quot;)" calcext:base-cell-address="Caserne.F31"/>
            <calcext:condition calcext:apply-style-name="cellule indice" calcext:value="contains-text(&quot;GiveDirection&quot;)" calcext:base-cell-address="Caserne.F31"/>
            <calcext:condition calcext:apply-style-name="cellule temps" calcext:value="contains-text(&quot;SetWeather&quot;)" calcext:base-cell-address="Caserne.F31"/>
            <calcext:condition calcext:apply-style-name="cellule temps" calcext:value="contains-text(&quot;SwitchWeather&quot;)" calcext:base-cell-address="Caserne.F31"/>
            <calcext:condition calcext:apply-style-name="cellule temps" calcext:value="contains-text(&quot;NextDay&quot;)" calcext:base-cell-address="Caserne.F31"/>
            <calcext:condition calcext:apply-style-name="cellule temps" calcext:value="contains-text(&quot;CheckDay&quot;)" calcext:base-cell-address="Caserne.F31"/>
            <calcext:condition calcext:apply-style-name="cellule histoire" calcext:value="contains-text(&quot;Leave&quot;)" calcext:base-cell-address="Caserne.F31"/>
            <calcext:condition calcext:apply-style-name="cellule choice" calcext:value="contains-text(&quot;Choice&quot;)" calcext:base-cell-address="Caserne.F31"/>
            <calcext:condition calcext:apply-style-name="cellule d'erreur" calcext:value="!=&quot;&quot;" calcext:base-cell-address="Caserne.F31"/>
          </calcext:conditional-format>
          <calcext:conditional-format calcext:target-range-address="Caserne.E31:Caserne.E31">
            <calcext:condition calcext:apply-style-name="cellule histoire" calcext:value="contains-text(&quot;GoTo&quot;)" calcext:base-cell-address="Caserne.E31"/>
            <calcext:condition calcext:apply-style-name="cellule histoire" calcext:value="contains-text(&quot;Conclude&quot;)" calcext:base-cell-address="Caserne.E31"/>
            <calcext:condition calcext:apply-style-name="cellule random" calcext:value="contains-text(&quot;RandomPercent&quot;)" calcext:base-cell-address="Caserne.E31"/>
            <calcext:condition calcext:apply-style-name="cellule random" calcext:value="contains-text(&quot;RandomRange&quot;)" calcext:base-cell-address="Caserne.E31"/>
            <calcext:condition calcext:apply-style-name="cellule personnages" calcext:value="contains-text(&quot;NewCrew&quot;)" calcext:base-cell-address="Caserne.E31"/>
            <calcext:condition calcext:apply-style-name="cellule personnages" calcext:value="contains-text(&quot;NewCharacter&quot;)" calcext:base-cell-address="Caserne.E31"/>
            <calcext:condition calcext:apply-style-name="cellule personnages" calcext:value="contains-text(&quot;HideOther&quot;)" calcext:base-cell-address="Caserne.E31"/>
            <calcext:condition calcext:apply-style-name="cellule personnages" calcext:value="contains-text(&quot;DeleteOther&quot;)" calcext:base-cell-address="Caserne.E31"/>
            <calcext:condition calcext:apply-style-name="cellule narrateur" calcext:value="contains-text(&quot;Narrator&quot;)" calcext:base-cell-address="Caserne.E31"/>
            <calcext:condition calcext:apply-style-name="cellule set choice" calcext:value="contains-text(&quot;SetChoices&quot;)" calcext:base-cell-address="Caserne.E31"/>
            <calcext:condition calcext:apply-style-name="cellule dialogues" calcext:value="contains-text(&quot;PlayerSpeak&quot;)" calcext:base-cell-address="Caserne.E31"/>
            <calcext:condition calcext:apply-style-name="cellule dialogues" calcext:value="contains-text(&quot;OtherSpeak&quot;)" calcext:base-cell-address="Caserne.E31"/>
            <calcext:condition calcext:apply-style-name="cellule argent" calcext:value="contains-text(&quot;CheckGold&quot;)" calcext:base-cell-address="Caserne.E31"/>
            <calcext:condition calcext:apply-style-name="cellule argent" calcext:value="contains-text(&quot;RemoveGold&quot;)" calcext:base-cell-address="Caserne.E31"/>
            <calcext:condition calcext:apply-style-name="cellule argent" calcext:value="contains-text(&quot;AddGold&quot;)" calcext:base-cell-address="Caserne.E31"/>
            <calcext:condition calcext:apply-style-name="cellule argent" calcext:value="contains-text(&quot;Loot&quot;)" calcext:base-cell-address="Caserne.E31"/>
            <calcext:condition calcext:apply-style-name="cellule argent" calcext:value="contains-text(&quot;Trade&quot;)" calcext:base-cell-address="Caserne.E31"/>
            <calcext:condition calcext:apply-style-name="cellule combat" calcext:value="contains-text(&quot;LaunchCombat&quot;)" calcext:base-cell-address="Caserne.E31"/>
            <calcext:condition calcext:apply-style-name="cellule indice" calcext:value="contains-text(&quot;CheckFormula&quot;)" calcext:base-cell-address="Caserne.E31"/>
            <calcext:condition calcext:apply-style-name="cellule indice" calcext:value="contains-text(&quot;GiveDirection&quot;)" calcext:base-cell-address="Caserne.E31"/>
            <calcext:condition calcext:apply-style-name="cellule temps" calcext:value="contains-text(&quot;SetWeather&quot;)" calcext:base-cell-address="Caserne.E31"/>
            <calcext:condition calcext:apply-style-name="cellule temps" calcext:value="contains-text(&quot;SwitchWeather&quot;)" calcext:base-cell-address="Caserne.E31"/>
            <calcext:condition calcext:apply-style-name="cellule temps" calcext:value="contains-text(&quot;NextDay&quot;)" calcext:base-cell-address="Caserne.E31"/>
            <calcext:condition calcext:apply-style-name="cellule temps" calcext:value="contains-text(&quot;CheckDay&quot;)" calcext:base-cell-address="Caserne.E31"/>
            <calcext:condition calcext:apply-style-name="cellule histoire" calcext:value="contains-text(&quot;Leave&quot;)" calcext:base-cell-address="Caserne.E31"/>
            <calcext:condition calcext:apply-style-name="cellule choice" calcext:value="contains-text(&quot;Choice&quot;)" calcext:base-cell-address="Caserne.E31"/>
            <calcext:condition calcext:apply-style-name="cellule d'erreur" calcext:value="!=&quot;&quot;" calcext:base-cell-address="Caserne.E31"/>
          </calcext:conditional-format>
          <calcext:conditional-format calcext:target-range-address="Caserne.E31:Caserne.E31">
            <calcext:condition calcext:apply-style-name="cellule histoire" calcext:value="contains-text(&quot;GoTo&quot;)" calcext:base-cell-address="Caserne.E31"/>
            <calcext:condition calcext:apply-style-name="cellule histoire" calcext:value="contains-text(&quot;Conclude&quot;)" calcext:base-cell-address="Caserne.E31"/>
            <calcext:condition calcext:apply-style-name="cellule random" calcext:value="contains-text(&quot;RandomPercent&quot;)" calcext:base-cell-address="Caserne.E31"/>
            <calcext:condition calcext:apply-style-name="cellule random" calcext:value="contains-text(&quot;RandomRange&quot;)" calcext:base-cell-address="Caserne.E31"/>
            <calcext:condition calcext:apply-style-name="cellule personnages" calcext:value="contains-text(&quot;NewCrew&quot;)" calcext:base-cell-address="Caserne.E31"/>
            <calcext:condition calcext:apply-style-name="cellule personnages" calcext:value="contains-text(&quot;NewCharacter&quot;)" calcext:base-cell-address="Caserne.E31"/>
            <calcext:condition calcext:apply-style-name="cellule personnages" calcext:value="contains-text(&quot;HideOther&quot;)" calcext:base-cell-address="Caserne.E31"/>
            <calcext:condition calcext:apply-style-name="cellule personnages" calcext:value="contains-text(&quot;DeleteOther&quot;)" calcext:base-cell-address="Caserne.E31"/>
            <calcext:condition calcext:apply-style-name="cellule narrateur" calcext:value="contains-text(&quot;Narrator&quot;)" calcext:base-cell-address="Caserne.E31"/>
            <calcext:condition calcext:apply-style-name="cellule set choice" calcext:value="contains-text(&quot;SetChoices&quot;)" calcext:base-cell-address="Caserne.E31"/>
            <calcext:condition calcext:apply-style-name="cellule dialogues" calcext:value="contains-text(&quot;PlayerSpeak&quot;)" calcext:base-cell-address="Caserne.E31"/>
            <calcext:condition calcext:apply-style-name="cellule dialogues" calcext:value="contains-text(&quot;OtherSpeak&quot;)" calcext:base-cell-address="Caserne.E31"/>
            <calcext:condition calcext:apply-style-name="cellule argent" calcext:value="contains-text(&quot;CheckGold&quot;)" calcext:base-cell-address="Caserne.E31"/>
            <calcext:condition calcext:apply-style-name="cellule argent" calcext:value="contains-text(&quot;RemoveGold&quot;)" calcext:base-cell-address="Caserne.E31"/>
            <calcext:condition calcext:apply-style-name="cellule argent" calcext:value="contains-text(&quot;AddGold&quot;)" calcext:base-cell-address="Caserne.E31"/>
            <calcext:condition calcext:apply-style-name="cellule argent" calcext:value="contains-text(&quot;Loot&quot;)" calcext:base-cell-address="Caserne.E31"/>
            <calcext:condition calcext:apply-style-name="cellule argent" calcext:value="contains-text(&quot;Trade&quot;)" calcext:base-cell-address="Caserne.E31"/>
            <calcext:condition calcext:apply-style-name="cellule combat" calcext:value="contains-text(&quot;LaunchCombat&quot;)" calcext:base-cell-address="Caserne.E31"/>
            <calcext:condition calcext:apply-style-name="cellule indice" calcext:value="contains-text(&quot;CheckFormula&quot;)" calcext:base-cell-address="Caserne.E31"/>
            <calcext:condition calcext:apply-style-name="cellule indice" calcext:value="contains-text(&quot;GiveDirection&quot;)" calcext:base-cell-address="Caserne.E31"/>
            <calcext:condition calcext:apply-style-name="cellule temps" calcext:value="contains-text(&quot;SetWeather&quot;)" calcext:base-cell-address="Caserne.E31"/>
            <calcext:condition calcext:apply-style-name="cellule temps" calcext:value="contains-text(&quot;SwitchWeather&quot;)" calcext:base-cell-address="Caserne.E31"/>
            <calcext:condition calcext:apply-style-name="cellule temps" calcext:value="contains-text(&quot;NextDay&quot;)" calcext:base-cell-address="Caserne.E31"/>
            <calcext:condition calcext:apply-style-name="cellule temps" calcext:value="contains-text(&quot;CheckDay&quot;)" calcext:base-cell-address="Caserne.E31"/>
            <calcext:condition calcext:apply-style-name="cellule histoire" calcext:value="contains-text(&quot;Leave&quot;)" calcext:base-cell-address="Caserne.E31"/>
            <calcext:condition calcext:apply-style-name="cellule choice" calcext:value="contains-text(&quot;Choice&quot;)" calcext:base-cell-address="Caserne.E31"/>
            <calcext:condition calcext:apply-style-name="cellule d'erreur" calcext:value="!=&quot;&quot;" calcext:base-cell-address="Caserne.E31"/>
          </calcext:conditional-format>
          <calcext:conditional-format calcext:target-range-address="Caserne.F32:Caserne.F32">
            <calcext:condition calcext:apply-style-name="cellule histoire" calcext:value="contains-text(&quot;GoTo&quot;)" calcext:base-cell-address="Caserne.F32"/>
            <calcext:condition calcext:apply-style-name="cellule histoire" calcext:value="contains-text(&quot;Conclude&quot;)" calcext:base-cell-address="Caserne.F32"/>
            <calcext:condition calcext:apply-style-name="cellule random" calcext:value="contains-text(&quot;RandomPercent&quot;)" calcext:base-cell-address="Caserne.F32"/>
            <calcext:condition calcext:apply-style-name="cellule random" calcext:value="contains-text(&quot;RandomRange&quot;)" calcext:base-cell-address="Caserne.F32"/>
            <calcext:condition calcext:apply-style-name="cellule personnages" calcext:value="contains-text(&quot;NewCrew&quot;)" calcext:base-cell-address="Caserne.F32"/>
            <calcext:condition calcext:apply-style-name="cellule personnages" calcext:value="contains-text(&quot;NewCharacter&quot;)" calcext:base-cell-address="Caserne.F32"/>
            <calcext:condition calcext:apply-style-name="cellule personnages" calcext:value="contains-text(&quot;HideOther&quot;)" calcext:base-cell-address="Caserne.F32"/>
            <calcext:condition calcext:apply-style-name="cellule personnages" calcext:value="contains-text(&quot;DeleteOther&quot;)" calcext:base-cell-address="Caserne.F32"/>
            <calcext:condition calcext:apply-style-name="cellule narrateur" calcext:value="contains-text(&quot;Narrator&quot;)" calcext:base-cell-address="Caserne.F32"/>
            <calcext:condition calcext:apply-style-name="cellule set choice" calcext:value="contains-text(&quot;SetChoices&quot;)" calcext:base-cell-address="Caserne.F32"/>
            <calcext:condition calcext:apply-style-name="cellule dialogues" calcext:value="contains-text(&quot;PlayerSpeak&quot;)" calcext:base-cell-address="Caserne.F32"/>
            <calcext:condition calcext:apply-style-name="cellule dialogues" calcext:value="contains-text(&quot;OtherSpeak&quot;)" calcext:base-cell-address="Caserne.F32"/>
            <calcext:condition calcext:apply-style-name="cellule argent" calcext:value="contains-text(&quot;CheckGold&quot;)" calcext:base-cell-address="Caserne.F32"/>
            <calcext:condition calcext:apply-style-name="cellule argent" calcext:value="contains-text(&quot;RemoveGold&quot;)" calcext:base-cell-address="Caserne.F32"/>
            <calcext:condition calcext:apply-style-name="cellule argent" calcext:value="contains-text(&quot;AddGold&quot;)" calcext:base-cell-address="Caserne.F32"/>
            <calcext:condition calcext:apply-style-name="cellule argent" calcext:value="contains-text(&quot;Loot&quot;)" calcext:base-cell-address="Caserne.F32"/>
            <calcext:condition calcext:apply-style-name="cellule argent" calcext:value="contains-text(&quot;Trade&quot;)" calcext:base-cell-address="Caserne.F32"/>
            <calcext:condition calcext:apply-style-name="cellule combat" calcext:value="contains-text(&quot;LaunchCombat&quot;)" calcext:base-cell-address="Caserne.F32"/>
            <calcext:condition calcext:apply-style-name="cellule indice" calcext:value="contains-text(&quot;CheckFormula&quot;)" calcext:base-cell-address="Caserne.F32"/>
            <calcext:condition calcext:apply-style-name="cellule indice" calcext:value="contains-text(&quot;GiveDirection&quot;)" calcext:base-cell-address="Caserne.F32"/>
            <calcext:condition calcext:apply-style-name="cellule temps" calcext:value="contains-text(&quot;SetWeather&quot;)" calcext:base-cell-address="Caserne.F32"/>
            <calcext:condition calcext:apply-style-name="cellule temps" calcext:value="contains-text(&quot;SwitchWeather&quot;)" calcext:base-cell-address="Caserne.F32"/>
            <calcext:condition calcext:apply-style-name="cellule temps" calcext:value="contains-text(&quot;NextDay&quot;)" calcext:base-cell-address="Caserne.F32"/>
            <calcext:condition calcext:apply-style-name="cellule temps" calcext:value="contains-text(&quot;CheckDay&quot;)" calcext:base-cell-address="Caserne.F32"/>
            <calcext:condition calcext:apply-style-name="cellule histoire" calcext:value="contains-text(&quot;Leave&quot;)" calcext:base-cell-address="Caserne.F32"/>
            <calcext:condition calcext:apply-style-name="cellule choice" calcext:value="contains-text(&quot;Choice&quot;)" calcext:base-cell-address="Caserne.F32"/>
            <calcext:condition calcext:apply-style-name="cellule d'erreur" calcext:value="!=&quot;&quot;" calcext:base-cell-address="Caserne.F32"/>
          </calcext:conditional-format>
          <calcext:conditional-format calcext:target-range-address="Caserne.F32:Caserne.F32">
            <calcext:condition calcext:apply-style-name="cellule histoire" calcext:value="contains-text(&quot;GoTo&quot;)" calcext:base-cell-address="Caserne.F32"/>
            <calcext:condition calcext:apply-style-name="cellule histoire" calcext:value="contains-text(&quot;Conclude&quot;)" calcext:base-cell-address="Caserne.F32"/>
            <calcext:condition calcext:apply-style-name="cellule random" calcext:value="contains-text(&quot;RandomPercent&quot;)" calcext:base-cell-address="Caserne.F32"/>
            <calcext:condition calcext:apply-style-name="cellule random" calcext:value="contains-text(&quot;RandomRange&quot;)" calcext:base-cell-address="Caserne.F32"/>
            <calcext:condition calcext:apply-style-name="cellule personnages" calcext:value="contains-text(&quot;NewCrew&quot;)" calcext:base-cell-address="Caserne.F32"/>
            <calcext:condition calcext:apply-style-name="cellule personnages" calcext:value="contains-text(&quot;NewCharacter&quot;)" calcext:base-cell-address="Caserne.F32"/>
            <calcext:condition calcext:apply-style-name="cellule personnages" calcext:value="contains-text(&quot;HideOther&quot;)" calcext:base-cell-address="Caserne.F32"/>
            <calcext:condition calcext:apply-style-name="cellule personnages" calcext:value="contains-text(&quot;DeleteOther&quot;)" calcext:base-cell-address="Caserne.F32"/>
            <calcext:condition calcext:apply-style-name="cellule narrateur" calcext:value="contains-text(&quot;Narrator&quot;)" calcext:base-cell-address="Caserne.F32"/>
            <calcext:condition calcext:apply-style-name="cellule set choice" calcext:value="contains-text(&quot;SetChoices&quot;)" calcext:base-cell-address="Caserne.F32"/>
            <calcext:condition calcext:apply-style-name="cellule dialogues" calcext:value="contains-text(&quot;PlayerSpeak&quot;)" calcext:base-cell-address="Caserne.F32"/>
            <calcext:condition calcext:apply-style-name="cellule dialogues" calcext:value="contains-text(&quot;OtherSpeak&quot;)" calcext:base-cell-address="Caserne.F32"/>
            <calcext:condition calcext:apply-style-name="cellule argent" calcext:value="contains-text(&quot;CheckGold&quot;)" calcext:base-cell-address="Caserne.F32"/>
            <calcext:condition calcext:apply-style-name="cellule argent" calcext:value="contains-text(&quot;RemoveGold&quot;)" calcext:base-cell-address="Caserne.F32"/>
            <calcext:condition calcext:apply-style-name="cellule argent" calcext:value="contains-text(&quot;AddGold&quot;)" calcext:base-cell-address="Caserne.F32"/>
            <calcext:condition calcext:apply-style-name="cellule argent" calcext:value="contains-text(&quot;Loot&quot;)" calcext:base-cell-address="Caserne.F32"/>
            <calcext:condition calcext:apply-style-name="cellule argent" calcext:value="contains-text(&quot;Trade&quot;)" calcext:base-cell-address="Caserne.F32"/>
            <calcext:condition calcext:apply-style-name="cellule combat" calcext:value="contains-text(&quot;LaunchCombat&quot;)" calcext:base-cell-address="Caserne.F32"/>
            <calcext:condition calcext:apply-style-name="cellule indice" calcext:value="contains-text(&quot;CheckFormula&quot;)" calcext:base-cell-address="Caserne.F32"/>
            <calcext:condition calcext:apply-style-name="cellule indice" calcext:value="contains-text(&quot;GiveDirection&quot;)" calcext:base-cell-address="Caserne.F32"/>
            <calcext:condition calcext:apply-style-name="cellule temps" calcext:value="contains-text(&quot;SetWeather&quot;)" calcext:base-cell-address="Caserne.F32"/>
            <calcext:condition calcext:apply-style-name="cellule temps" calcext:value="contains-text(&quot;SwitchWeather&quot;)" calcext:base-cell-address="Caserne.F32"/>
            <calcext:condition calcext:apply-style-name="cellule temps" calcext:value="contains-text(&quot;NextDay&quot;)" calcext:base-cell-address="Caserne.F32"/>
            <calcext:condition calcext:apply-style-name="cellule temps" calcext:value="contains-text(&quot;CheckDay&quot;)" calcext:base-cell-address="Caserne.F32"/>
            <calcext:condition calcext:apply-style-name="cellule histoire" calcext:value="contains-text(&quot;Leave&quot;)" calcext:base-cell-address="Caserne.F32"/>
            <calcext:condition calcext:apply-style-name="cellule choice" calcext:value="contains-text(&quot;Choice&quot;)" calcext:base-cell-address="Caserne.F32"/>
            <calcext:condition calcext:apply-style-name="cellule d'erreur" calcext:value="!=&quot;&quot;" calcext:base-cell-address="Caserne.F32"/>
          </calcext:conditional-format>
          <calcext:conditional-format calcext:target-range-address="Caserne.E32:Caserne.E32">
            <calcext:condition calcext:apply-style-name="cellule histoire" calcext:value="contains-text(&quot;GoTo&quot;)" calcext:base-cell-address="Caserne.E32"/>
            <calcext:condition calcext:apply-style-name="cellule histoire" calcext:value="contains-text(&quot;Conclude&quot;)" calcext:base-cell-address="Caserne.E32"/>
            <calcext:condition calcext:apply-style-name="cellule random" calcext:value="contains-text(&quot;RandomPercent&quot;)" calcext:base-cell-address="Caserne.E32"/>
            <calcext:condition calcext:apply-style-name="cellule random" calcext:value="contains-text(&quot;RandomRange&quot;)" calcext:base-cell-address="Caserne.E32"/>
            <calcext:condition calcext:apply-style-name="cellule personnages" calcext:value="contains-text(&quot;NewCrew&quot;)" calcext:base-cell-address="Caserne.E32"/>
            <calcext:condition calcext:apply-style-name="cellule personnages" calcext:value="contains-text(&quot;NewCharacter&quot;)" calcext:base-cell-address="Caserne.E32"/>
            <calcext:condition calcext:apply-style-name="cellule personnages" calcext:value="contains-text(&quot;HideOther&quot;)" calcext:base-cell-address="Caserne.E32"/>
            <calcext:condition calcext:apply-style-name="cellule personnages" calcext:value="contains-text(&quot;DeleteOther&quot;)" calcext:base-cell-address="Caserne.E32"/>
            <calcext:condition calcext:apply-style-name="cellule narrateur" calcext:value="contains-text(&quot;Narrator&quot;)" calcext:base-cell-address="Caserne.E32"/>
            <calcext:condition calcext:apply-style-name="cellule set choice" calcext:value="contains-text(&quot;SetChoices&quot;)" calcext:base-cell-address="Caserne.E32"/>
            <calcext:condition calcext:apply-style-name="cellule dialogues" calcext:value="contains-text(&quot;PlayerSpeak&quot;)" calcext:base-cell-address="Caserne.E32"/>
            <calcext:condition calcext:apply-style-name="cellule dialogues" calcext:value="contains-text(&quot;OtherSpeak&quot;)" calcext:base-cell-address="Caserne.E32"/>
            <calcext:condition calcext:apply-style-name="cellule argent" calcext:value="contains-text(&quot;CheckGold&quot;)" calcext:base-cell-address="Caserne.E32"/>
            <calcext:condition calcext:apply-style-name="cellule argent" calcext:value="contains-text(&quot;RemoveGold&quot;)" calcext:base-cell-address="Caserne.E32"/>
            <calcext:condition calcext:apply-style-name="cellule argent" calcext:value="contains-text(&quot;AddGold&quot;)" calcext:base-cell-address="Caserne.E32"/>
            <calcext:condition calcext:apply-style-name="cellule argent" calcext:value="contains-text(&quot;Loot&quot;)" calcext:base-cell-address="Caserne.E32"/>
            <calcext:condition calcext:apply-style-name="cellule argent" calcext:value="contains-text(&quot;Trade&quot;)" calcext:base-cell-address="Caserne.E32"/>
            <calcext:condition calcext:apply-style-name="cellule combat" calcext:value="contains-text(&quot;LaunchCombat&quot;)" calcext:base-cell-address="Caserne.E32"/>
            <calcext:condition calcext:apply-style-name="cellule indice" calcext:value="contains-text(&quot;CheckFormula&quot;)" calcext:base-cell-address="Caserne.E32"/>
            <calcext:condition calcext:apply-style-name="cellule indice" calcext:value="contains-text(&quot;GiveDirection&quot;)" calcext:base-cell-address="Caserne.E32"/>
            <calcext:condition calcext:apply-style-name="cellule temps" calcext:value="contains-text(&quot;SetWeather&quot;)" calcext:base-cell-address="Caserne.E32"/>
            <calcext:condition calcext:apply-style-name="cellule temps" calcext:value="contains-text(&quot;SwitchWeather&quot;)" calcext:base-cell-address="Caserne.E32"/>
            <calcext:condition calcext:apply-style-name="cellule temps" calcext:value="contains-text(&quot;NextDay&quot;)" calcext:base-cell-address="Caserne.E32"/>
            <calcext:condition calcext:apply-style-name="cellule temps" calcext:value="contains-text(&quot;CheckDay&quot;)" calcext:base-cell-address="Caserne.E32"/>
            <calcext:condition calcext:apply-style-name="cellule histoire" calcext:value="contains-text(&quot;Leave&quot;)" calcext:base-cell-address="Caserne.E32"/>
            <calcext:condition calcext:apply-style-name="cellule choice" calcext:value="contains-text(&quot;Choice&quot;)" calcext:base-cell-address="Caserne.E32"/>
            <calcext:condition calcext:apply-style-name="cellule d'erreur" calcext:value="!=&quot;&quot;" calcext:base-cell-address="Caserne.E32"/>
          </calcext:conditional-format>
          <calcext:conditional-format calcext:target-range-address="Caserne.E32:Caserne.E32">
            <calcext:condition calcext:apply-style-name="cellule histoire" calcext:value="contains-text(&quot;GoTo&quot;)" calcext:base-cell-address="Caserne.E32"/>
            <calcext:condition calcext:apply-style-name="cellule histoire" calcext:value="contains-text(&quot;Conclude&quot;)" calcext:base-cell-address="Caserne.E32"/>
            <calcext:condition calcext:apply-style-name="cellule random" calcext:value="contains-text(&quot;RandomPercent&quot;)" calcext:base-cell-address="Caserne.E32"/>
            <calcext:condition calcext:apply-style-name="cellule random" calcext:value="contains-text(&quot;RandomRange&quot;)" calcext:base-cell-address="Caserne.E32"/>
            <calcext:condition calcext:apply-style-name="cellule personnages" calcext:value="contains-text(&quot;NewCrew&quot;)" calcext:base-cell-address="Caserne.E32"/>
            <calcext:condition calcext:apply-style-name="cellule personnages" calcext:value="contains-text(&quot;NewCharacter&quot;)" calcext:base-cell-address="Caserne.E32"/>
            <calcext:condition calcext:apply-style-name="cellule personnages" calcext:value="contains-text(&quot;HideOther&quot;)" calcext:base-cell-address="Caserne.E32"/>
            <calcext:condition calcext:apply-style-name="cellule personnages" calcext:value="contains-text(&quot;DeleteOther&quot;)" calcext:base-cell-address="Caserne.E32"/>
            <calcext:condition calcext:apply-style-name="cellule narrateur" calcext:value="contains-text(&quot;Narrator&quot;)" calcext:base-cell-address="Caserne.E32"/>
            <calcext:condition calcext:apply-style-name="cellule set choice" calcext:value="contains-text(&quot;SetChoices&quot;)" calcext:base-cell-address="Caserne.E32"/>
            <calcext:condition calcext:apply-style-name="cellule dialogues" calcext:value="contains-text(&quot;PlayerSpeak&quot;)" calcext:base-cell-address="Caserne.E32"/>
            <calcext:condition calcext:apply-style-name="cellule dialogues" calcext:value="contains-text(&quot;OtherSpeak&quot;)" calcext:base-cell-address="Caserne.E32"/>
            <calcext:condition calcext:apply-style-name="cellule argent" calcext:value="contains-text(&quot;CheckGold&quot;)" calcext:base-cell-address="Caserne.E32"/>
            <calcext:condition calcext:apply-style-name="cellule argent" calcext:value="contains-text(&quot;RemoveGold&quot;)" calcext:base-cell-address="Caserne.E32"/>
            <calcext:condition calcext:apply-style-name="cellule argent" calcext:value="contains-text(&quot;AddGold&quot;)" calcext:base-cell-address="Caserne.E32"/>
            <calcext:condition calcext:apply-style-name="cellule argent" calcext:value="contains-text(&quot;Loot&quot;)" calcext:base-cell-address="Caserne.E32"/>
            <calcext:condition calcext:apply-style-name="cellule argent" calcext:value="contains-text(&quot;Trade&quot;)" calcext:base-cell-address="Caserne.E32"/>
            <calcext:condition calcext:apply-style-name="cellule combat" calcext:value="contains-text(&quot;LaunchCombat&quot;)" calcext:base-cell-address="Caserne.E32"/>
            <calcext:condition calcext:apply-style-name="cellule indice" calcext:value="contains-text(&quot;CheckFormula&quot;)" calcext:base-cell-address="Caserne.E32"/>
            <calcext:condition calcext:apply-style-name="cellule indice" calcext:value="contains-text(&quot;GiveDirection&quot;)" calcext:base-cell-address="Caserne.E32"/>
            <calcext:condition calcext:apply-style-name="cellule temps" calcext:value="contains-text(&quot;SetWeather&quot;)" calcext:base-cell-address="Caserne.E32"/>
            <calcext:condition calcext:apply-style-name="cellule temps" calcext:value="contains-text(&quot;SwitchWeather&quot;)" calcext:base-cell-address="Caserne.E32"/>
            <calcext:condition calcext:apply-style-name="cellule temps" calcext:value="contains-text(&quot;NextDay&quot;)" calcext:base-cell-address="Caserne.E32"/>
            <calcext:condition calcext:apply-style-name="cellule temps" calcext:value="contains-text(&quot;CheckDay&quot;)" calcext:base-cell-address="Caserne.E32"/>
            <calcext:condition calcext:apply-style-name="cellule histoire" calcext:value="contains-text(&quot;Leave&quot;)" calcext:base-cell-address="Caserne.E32"/>
            <calcext:condition calcext:apply-style-name="cellule choice" calcext:value="contains-text(&quot;Choice&quot;)" calcext:base-cell-address="Caserne.E32"/>
            <calcext:condition calcext:apply-style-name="cellule d'erreur" calcext:value="!=&quot;&quot;" calcext:base-cell-address="Caserne.E32"/>
          </calcext:conditional-format>
          <calcext:conditional-format calcext:target-range-address="Caserne.F33:Caserne.F33">
            <calcext:condition calcext:apply-style-name="cellule histoire" calcext:value="contains-text(&quot;GoTo&quot;)" calcext:base-cell-address="Caserne.F33"/>
            <calcext:condition calcext:apply-style-name="cellule histoire" calcext:value="contains-text(&quot;Conclude&quot;)" calcext:base-cell-address="Caserne.F33"/>
            <calcext:condition calcext:apply-style-name="cellule random" calcext:value="contains-text(&quot;RandomPercent&quot;)" calcext:base-cell-address="Caserne.F33"/>
            <calcext:condition calcext:apply-style-name="cellule random" calcext:value="contains-text(&quot;RandomRange&quot;)" calcext:base-cell-address="Caserne.F33"/>
            <calcext:condition calcext:apply-style-name="cellule personnages" calcext:value="contains-text(&quot;NewCrew&quot;)" calcext:base-cell-address="Caserne.F33"/>
            <calcext:condition calcext:apply-style-name="cellule personnages" calcext:value="contains-text(&quot;NewCharacter&quot;)" calcext:base-cell-address="Caserne.F33"/>
            <calcext:condition calcext:apply-style-name="cellule personnages" calcext:value="contains-text(&quot;HideOther&quot;)" calcext:base-cell-address="Caserne.F33"/>
            <calcext:condition calcext:apply-style-name="cellule personnages" calcext:value="contains-text(&quot;DeleteOther&quot;)" calcext:base-cell-address="Caserne.F33"/>
            <calcext:condition calcext:apply-style-name="cellule narrateur" calcext:value="contains-text(&quot;Narrator&quot;)" calcext:base-cell-address="Caserne.F33"/>
            <calcext:condition calcext:apply-style-name="cellule set choice" calcext:value="contains-text(&quot;SetChoices&quot;)" calcext:base-cell-address="Caserne.F33"/>
            <calcext:condition calcext:apply-style-name="cellule dialogues" calcext:value="contains-text(&quot;PlayerSpeak&quot;)" calcext:base-cell-address="Caserne.F33"/>
            <calcext:condition calcext:apply-style-name="cellule dialogues" calcext:value="contains-text(&quot;OtherSpeak&quot;)" calcext:base-cell-address="Caserne.F33"/>
            <calcext:condition calcext:apply-style-name="cellule argent" calcext:value="contains-text(&quot;CheckGold&quot;)" calcext:base-cell-address="Caserne.F33"/>
            <calcext:condition calcext:apply-style-name="cellule argent" calcext:value="contains-text(&quot;RemoveGold&quot;)" calcext:base-cell-address="Caserne.F33"/>
            <calcext:condition calcext:apply-style-name="cellule argent" calcext:value="contains-text(&quot;AddGold&quot;)" calcext:base-cell-address="Caserne.F33"/>
            <calcext:condition calcext:apply-style-name="cellule argent" calcext:value="contains-text(&quot;Loot&quot;)" calcext:base-cell-address="Caserne.F33"/>
            <calcext:condition calcext:apply-style-name="cellule argent" calcext:value="contains-text(&quot;Trade&quot;)" calcext:base-cell-address="Caserne.F33"/>
            <calcext:condition calcext:apply-style-name="cellule combat" calcext:value="contains-text(&quot;LaunchCombat&quot;)" calcext:base-cell-address="Caserne.F33"/>
            <calcext:condition calcext:apply-style-name="cellule indice" calcext:value="contains-text(&quot;CheckFormula&quot;)" calcext:base-cell-address="Caserne.F33"/>
            <calcext:condition calcext:apply-style-name="cellule indice" calcext:value="contains-text(&quot;GiveDirection&quot;)" calcext:base-cell-address="Caserne.F33"/>
            <calcext:condition calcext:apply-style-name="cellule temps" calcext:value="contains-text(&quot;SetWeather&quot;)" calcext:base-cell-address="Caserne.F33"/>
            <calcext:condition calcext:apply-style-name="cellule temps" calcext:value="contains-text(&quot;SwitchWeather&quot;)" calcext:base-cell-address="Caserne.F33"/>
            <calcext:condition calcext:apply-style-name="cellule temps" calcext:value="contains-text(&quot;NextDay&quot;)" calcext:base-cell-address="Caserne.F33"/>
            <calcext:condition calcext:apply-style-name="cellule temps" calcext:value="contains-text(&quot;CheckDay&quot;)" calcext:base-cell-address="Caserne.F33"/>
            <calcext:condition calcext:apply-style-name="cellule histoire" calcext:value="contains-text(&quot;Leave&quot;)" calcext:base-cell-address="Caserne.F33"/>
            <calcext:condition calcext:apply-style-name="cellule choice" calcext:value="contains-text(&quot;Choice&quot;)" calcext:base-cell-address="Caserne.F33"/>
            <calcext:condition calcext:apply-style-name="cellule d'erreur" calcext:value="!=&quot;&quot;" calcext:base-cell-address="Caserne.F33"/>
          </calcext:conditional-format>
          <calcext:conditional-format calcext:target-range-address="Caserne.F33:Caserne.F33">
            <calcext:condition calcext:apply-style-name="cellule histoire" calcext:value="contains-text(&quot;GoTo&quot;)" calcext:base-cell-address="Caserne.F33"/>
            <calcext:condition calcext:apply-style-name="cellule histoire" calcext:value="contains-text(&quot;Conclude&quot;)" calcext:base-cell-address="Caserne.F33"/>
            <calcext:condition calcext:apply-style-name="cellule random" calcext:value="contains-text(&quot;RandomPercent&quot;)" calcext:base-cell-address="Caserne.F33"/>
            <calcext:condition calcext:apply-style-name="cellule random" calcext:value="contains-text(&quot;RandomRange&quot;)" calcext:base-cell-address="Caserne.F33"/>
            <calcext:condition calcext:apply-style-name="cellule personnages" calcext:value="contains-text(&quot;NewCrew&quot;)" calcext:base-cell-address="Caserne.F33"/>
            <calcext:condition calcext:apply-style-name="cellule personnages" calcext:value="contains-text(&quot;NewCharacter&quot;)" calcext:base-cell-address="Caserne.F33"/>
            <calcext:condition calcext:apply-style-name="cellule personnages" calcext:value="contains-text(&quot;HideOther&quot;)" calcext:base-cell-address="Caserne.F33"/>
            <calcext:condition calcext:apply-style-name="cellule personnages" calcext:value="contains-text(&quot;DeleteOther&quot;)" calcext:base-cell-address="Caserne.F33"/>
            <calcext:condition calcext:apply-style-name="cellule narrateur" calcext:value="contains-text(&quot;Narrator&quot;)" calcext:base-cell-address="Caserne.F33"/>
            <calcext:condition calcext:apply-style-name="cellule set choice" calcext:value="contains-text(&quot;SetChoices&quot;)" calcext:base-cell-address="Caserne.F33"/>
            <calcext:condition calcext:apply-style-name="cellule dialogues" calcext:value="contains-text(&quot;PlayerSpeak&quot;)" calcext:base-cell-address="Caserne.F33"/>
            <calcext:condition calcext:apply-style-name="cellule dialogues" calcext:value="contains-text(&quot;OtherSpeak&quot;)" calcext:base-cell-address="Caserne.F33"/>
            <calcext:condition calcext:apply-style-name="cellule argent" calcext:value="contains-text(&quot;CheckGold&quot;)" calcext:base-cell-address="Caserne.F33"/>
            <calcext:condition calcext:apply-style-name="cellule argent" calcext:value="contains-text(&quot;RemoveGold&quot;)" calcext:base-cell-address="Caserne.F33"/>
            <calcext:condition calcext:apply-style-name="cellule argent" calcext:value="contains-text(&quot;AddGold&quot;)" calcext:base-cell-address="Caserne.F33"/>
            <calcext:condition calcext:apply-style-name="cellule argent" calcext:value="contains-text(&quot;Loot&quot;)" calcext:base-cell-address="Caserne.F33"/>
            <calcext:condition calcext:apply-style-name="cellule argent" calcext:value="contains-text(&quot;Trade&quot;)" calcext:base-cell-address="Caserne.F33"/>
            <calcext:condition calcext:apply-style-name="cellule combat" calcext:value="contains-text(&quot;LaunchCombat&quot;)" calcext:base-cell-address="Caserne.F33"/>
            <calcext:condition calcext:apply-style-name="cellule indice" calcext:value="contains-text(&quot;CheckFormula&quot;)" calcext:base-cell-address="Caserne.F33"/>
            <calcext:condition calcext:apply-style-name="cellule indice" calcext:value="contains-text(&quot;GiveDirection&quot;)" calcext:base-cell-address="Caserne.F33"/>
            <calcext:condition calcext:apply-style-name="cellule temps" calcext:value="contains-text(&quot;SetWeather&quot;)" calcext:base-cell-address="Caserne.F33"/>
            <calcext:condition calcext:apply-style-name="cellule temps" calcext:value="contains-text(&quot;SwitchWeather&quot;)" calcext:base-cell-address="Caserne.F33"/>
            <calcext:condition calcext:apply-style-name="cellule temps" calcext:value="contains-text(&quot;NextDay&quot;)" calcext:base-cell-address="Caserne.F33"/>
            <calcext:condition calcext:apply-style-name="cellule temps" calcext:value="contains-text(&quot;CheckDay&quot;)" calcext:base-cell-address="Caserne.F33"/>
            <calcext:condition calcext:apply-style-name="cellule histoire" calcext:value="contains-text(&quot;Leave&quot;)" calcext:base-cell-address="Caserne.F33"/>
            <calcext:condition calcext:apply-style-name="cellule choice" calcext:value="contains-text(&quot;Choice&quot;)" calcext:base-cell-address="Caserne.F33"/>
            <calcext:condition calcext:apply-style-name="cellule d'erreur" calcext:value="!=&quot;&quot;" calcext:base-cell-address="Caserne.F33"/>
          </calcext:conditional-format>
          <calcext:conditional-format calcext:target-range-address="Caserne.E33:Caserne.E33">
            <calcext:condition calcext:apply-style-name="cellule histoire" calcext:value="contains-text(&quot;GoTo&quot;)" calcext:base-cell-address="Caserne.E33"/>
            <calcext:condition calcext:apply-style-name="cellule histoire" calcext:value="contains-text(&quot;Conclude&quot;)" calcext:base-cell-address="Caserne.E33"/>
            <calcext:condition calcext:apply-style-name="cellule random" calcext:value="contains-text(&quot;RandomPercent&quot;)" calcext:base-cell-address="Caserne.E33"/>
            <calcext:condition calcext:apply-style-name="cellule random" calcext:value="contains-text(&quot;RandomRange&quot;)" calcext:base-cell-address="Caserne.E33"/>
            <calcext:condition calcext:apply-style-name="cellule personnages" calcext:value="contains-text(&quot;NewCrew&quot;)" calcext:base-cell-address="Caserne.E33"/>
            <calcext:condition calcext:apply-style-name="cellule personnages" calcext:value="contains-text(&quot;NewCharacter&quot;)" calcext:base-cell-address="Caserne.E33"/>
            <calcext:condition calcext:apply-style-name="cellule personnages" calcext:value="contains-text(&quot;HideOther&quot;)" calcext:base-cell-address="Caserne.E33"/>
            <calcext:condition calcext:apply-style-name="cellule personnages" calcext:value="contains-text(&quot;DeleteOther&quot;)" calcext:base-cell-address="Caserne.E33"/>
            <calcext:condition calcext:apply-style-name="cellule narrateur" calcext:value="contains-text(&quot;Narrator&quot;)" calcext:base-cell-address="Caserne.E33"/>
            <calcext:condition calcext:apply-style-name="cellule set choice" calcext:value="contains-text(&quot;SetChoices&quot;)" calcext:base-cell-address="Caserne.E33"/>
            <calcext:condition calcext:apply-style-name="cellule dialogues" calcext:value="contains-text(&quot;PlayerSpeak&quot;)" calcext:base-cell-address="Caserne.E33"/>
            <calcext:condition calcext:apply-style-name="cellule dialogues" calcext:value="contains-text(&quot;OtherSpeak&quot;)" calcext:base-cell-address="Caserne.E33"/>
            <calcext:condition calcext:apply-style-name="cellule argent" calcext:value="contains-text(&quot;CheckGold&quot;)" calcext:base-cell-address="Caserne.E33"/>
            <calcext:condition calcext:apply-style-name="cellule argent" calcext:value="contains-text(&quot;RemoveGold&quot;)" calcext:base-cell-address="Caserne.E33"/>
            <calcext:condition calcext:apply-style-name="cellule argent" calcext:value="contains-text(&quot;AddGold&quot;)" calcext:base-cell-address="Caserne.E33"/>
            <calcext:condition calcext:apply-style-name="cellule argent" calcext:value="contains-text(&quot;Loot&quot;)" calcext:base-cell-address="Caserne.E33"/>
            <calcext:condition calcext:apply-style-name="cellule argent" calcext:value="contains-text(&quot;Trade&quot;)" calcext:base-cell-address="Caserne.E33"/>
            <calcext:condition calcext:apply-style-name="cellule combat" calcext:value="contains-text(&quot;LaunchCombat&quot;)" calcext:base-cell-address="Caserne.E33"/>
            <calcext:condition calcext:apply-style-name="cellule indice" calcext:value="contains-text(&quot;CheckFormula&quot;)" calcext:base-cell-address="Caserne.E33"/>
            <calcext:condition calcext:apply-style-name="cellule indice" calcext:value="contains-text(&quot;GiveDirection&quot;)" calcext:base-cell-address="Caserne.E33"/>
            <calcext:condition calcext:apply-style-name="cellule temps" calcext:value="contains-text(&quot;SetWeather&quot;)" calcext:base-cell-address="Caserne.E33"/>
            <calcext:condition calcext:apply-style-name="cellule temps" calcext:value="contains-text(&quot;SwitchWeather&quot;)" calcext:base-cell-address="Caserne.E33"/>
            <calcext:condition calcext:apply-style-name="cellule temps" calcext:value="contains-text(&quot;NextDay&quot;)" calcext:base-cell-address="Caserne.E33"/>
            <calcext:condition calcext:apply-style-name="cellule temps" calcext:value="contains-text(&quot;CheckDay&quot;)" calcext:base-cell-address="Caserne.E33"/>
            <calcext:condition calcext:apply-style-name="cellule histoire" calcext:value="contains-text(&quot;Leave&quot;)" calcext:base-cell-address="Caserne.E33"/>
            <calcext:condition calcext:apply-style-name="cellule choice" calcext:value="contains-text(&quot;Choice&quot;)" calcext:base-cell-address="Caserne.E33"/>
            <calcext:condition calcext:apply-style-name="cellule d'erreur" calcext:value="!=&quot;&quot;" calcext:base-cell-address="Caserne.E33"/>
          </calcext:conditional-format>
          <calcext:conditional-format calcext:target-range-address="Caserne.E33:Caserne.E33">
            <calcext:condition calcext:apply-style-name="cellule histoire" calcext:value="contains-text(&quot;GoTo&quot;)" calcext:base-cell-address="Caserne.E33"/>
            <calcext:condition calcext:apply-style-name="cellule histoire" calcext:value="contains-text(&quot;Conclude&quot;)" calcext:base-cell-address="Caserne.E33"/>
            <calcext:condition calcext:apply-style-name="cellule random" calcext:value="contains-text(&quot;RandomPercent&quot;)" calcext:base-cell-address="Caserne.E33"/>
            <calcext:condition calcext:apply-style-name="cellule random" calcext:value="contains-text(&quot;RandomRange&quot;)" calcext:base-cell-address="Caserne.E33"/>
            <calcext:condition calcext:apply-style-name="cellule personnages" calcext:value="contains-text(&quot;NewCrew&quot;)" calcext:base-cell-address="Caserne.E33"/>
            <calcext:condition calcext:apply-style-name="cellule personnages" calcext:value="contains-text(&quot;NewCharacter&quot;)" calcext:base-cell-address="Caserne.E33"/>
            <calcext:condition calcext:apply-style-name="cellule personnages" calcext:value="contains-text(&quot;HideOther&quot;)" calcext:base-cell-address="Caserne.E33"/>
            <calcext:condition calcext:apply-style-name="cellule personnages" calcext:value="contains-text(&quot;DeleteOther&quot;)" calcext:base-cell-address="Caserne.E33"/>
            <calcext:condition calcext:apply-style-name="cellule narrateur" calcext:value="contains-text(&quot;Narrator&quot;)" calcext:base-cell-address="Caserne.E33"/>
            <calcext:condition calcext:apply-style-name="cellule set choice" calcext:value="contains-text(&quot;SetChoices&quot;)" calcext:base-cell-address="Caserne.E33"/>
            <calcext:condition calcext:apply-style-name="cellule dialogues" calcext:value="contains-text(&quot;PlayerSpeak&quot;)" calcext:base-cell-address="Caserne.E33"/>
            <calcext:condition calcext:apply-style-name="cellule dialogues" calcext:value="contains-text(&quot;OtherSpeak&quot;)" calcext:base-cell-address="Caserne.E33"/>
            <calcext:condition calcext:apply-style-name="cellule argent" calcext:value="contains-text(&quot;CheckGold&quot;)" calcext:base-cell-address="Caserne.E33"/>
            <calcext:condition calcext:apply-style-name="cellule argent" calcext:value="contains-text(&quot;RemoveGold&quot;)" calcext:base-cell-address="Caserne.E33"/>
            <calcext:condition calcext:apply-style-name="cellule argent" calcext:value="contains-text(&quot;AddGold&quot;)" calcext:base-cell-address="Caserne.E33"/>
            <calcext:condition calcext:apply-style-name="cellule argent" calcext:value="contains-text(&quot;Loot&quot;)" calcext:base-cell-address="Caserne.E33"/>
            <calcext:condition calcext:apply-style-name="cellule argent" calcext:value="contains-text(&quot;Trade&quot;)" calcext:base-cell-address="Caserne.E33"/>
            <calcext:condition calcext:apply-style-name="cellule combat" calcext:value="contains-text(&quot;LaunchCombat&quot;)" calcext:base-cell-address="Caserne.E33"/>
            <calcext:condition calcext:apply-style-name="cellule indice" calcext:value="contains-text(&quot;CheckFormula&quot;)" calcext:base-cell-address="Caserne.E33"/>
            <calcext:condition calcext:apply-style-name="cellule indice" calcext:value="contains-text(&quot;GiveDirection&quot;)" calcext:base-cell-address="Caserne.E33"/>
            <calcext:condition calcext:apply-style-name="cellule temps" calcext:value="contains-text(&quot;SetWeather&quot;)" calcext:base-cell-address="Caserne.E33"/>
            <calcext:condition calcext:apply-style-name="cellule temps" calcext:value="contains-text(&quot;SwitchWeather&quot;)" calcext:base-cell-address="Caserne.E33"/>
            <calcext:condition calcext:apply-style-name="cellule temps" calcext:value="contains-text(&quot;NextDay&quot;)" calcext:base-cell-address="Caserne.E33"/>
            <calcext:condition calcext:apply-style-name="cellule temps" calcext:value="contains-text(&quot;CheckDay&quot;)" calcext:base-cell-address="Caserne.E33"/>
            <calcext:condition calcext:apply-style-name="cellule histoire" calcext:value="contains-text(&quot;Leave&quot;)" calcext:base-cell-address="Caserne.E33"/>
            <calcext:condition calcext:apply-style-name="cellule choice" calcext:value="contains-text(&quot;Choice&quot;)" calcext:base-cell-address="Caserne.E33"/>
            <calcext:condition calcext:apply-style-name="cellule d'erreur" calcext:value="!=&quot;&quot;" calcext:base-cell-address="Caserne.E33"/>
          </calcext:conditional-format>
          <calcext:conditional-format calcext:target-range-address="Caserne.F34:Caserne.F34">
            <calcext:condition calcext:apply-style-name="cellule histoire" calcext:value="contains-text(&quot;GoTo&quot;)" calcext:base-cell-address="Caserne.F34"/>
            <calcext:condition calcext:apply-style-name="cellule histoire" calcext:value="contains-text(&quot;Conclude&quot;)" calcext:base-cell-address="Caserne.F34"/>
            <calcext:condition calcext:apply-style-name="cellule random" calcext:value="contains-text(&quot;RandomPercent&quot;)" calcext:base-cell-address="Caserne.F34"/>
            <calcext:condition calcext:apply-style-name="cellule random" calcext:value="contains-text(&quot;RandomRange&quot;)" calcext:base-cell-address="Caserne.F34"/>
            <calcext:condition calcext:apply-style-name="cellule personnages" calcext:value="contains-text(&quot;NewCrew&quot;)" calcext:base-cell-address="Caserne.F34"/>
            <calcext:condition calcext:apply-style-name="cellule personnages" calcext:value="contains-text(&quot;NewCharacter&quot;)" calcext:base-cell-address="Caserne.F34"/>
            <calcext:condition calcext:apply-style-name="cellule personnages" calcext:value="contains-text(&quot;HideOther&quot;)" calcext:base-cell-address="Caserne.F34"/>
            <calcext:condition calcext:apply-style-name="cellule personnages" calcext:value="contains-text(&quot;DeleteOther&quot;)" calcext:base-cell-address="Caserne.F34"/>
            <calcext:condition calcext:apply-style-name="cellule narrateur" calcext:value="contains-text(&quot;Narrator&quot;)" calcext:base-cell-address="Caserne.F34"/>
            <calcext:condition calcext:apply-style-name="cellule set choice" calcext:value="contains-text(&quot;SetChoices&quot;)" calcext:base-cell-address="Caserne.F34"/>
            <calcext:condition calcext:apply-style-name="cellule dialogues" calcext:value="contains-text(&quot;PlayerSpeak&quot;)" calcext:base-cell-address="Caserne.F34"/>
            <calcext:condition calcext:apply-style-name="cellule dialogues" calcext:value="contains-text(&quot;OtherSpeak&quot;)" calcext:base-cell-address="Caserne.F34"/>
            <calcext:condition calcext:apply-style-name="cellule argent" calcext:value="contains-text(&quot;CheckGold&quot;)" calcext:base-cell-address="Caserne.F34"/>
            <calcext:condition calcext:apply-style-name="cellule argent" calcext:value="contains-text(&quot;RemoveGold&quot;)" calcext:base-cell-address="Caserne.F34"/>
            <calcext:condition calcext:apply-style-name="cellule argent" calcext:value="contains-text(&quot;AddGold&quot;)" calcext:base-cell-address="Caserne.F34"/>
            <calcext:condition calcext:apply-style-name="cellule argent" calcext:value="contains-text(&quot;Loot&quot;)" calcext:base-cell-address="Caserne.F34"/>
            <calcext:condition calcext:apply-style-name="cellule argent" calcext:value="contains-text(&quot;Trade&quot;)" calcext:base-cell-address="Caserne.F34"/>
            <calcext:condition calcext:apply-style-name="cellule combat" calcext:value="contains-text(&quot;LaunchCombat&quot;)" calcext:base-cell-address="Caserne.F34"/>
            <calcext:condition calcext:apply-style-name="cellule indice" calcext:value="contains-text(&quot;CheckFormula&quot;)" calcext:base-cell-address="Caserne.F34"/>
            <calcext:condition calcext:apply-style-name="cellule indice" calcext:value="contains-text(&quot;GiveDirection&quot;)" calcext:base-cell-address="Caserne.F34"/>
            <calcext:condition calcext:apply-style-name="cellule temps" calcext:value="contains-text(&quot;SetWeather&quot;)" calcext:base-cell-address="Caserne.F34"/>
            <calcext:condition calcext:apply-style-name="cellule temps" calcext:value="contains-text(&quot;SwitchWeather&quot;)" calcext:base-cell-address="Caserne.F34"/>
            <calcext:condition calcext:apply-style-name="cellule temps" calcext:value="contains-text(&quot;NextDay&quot;)" calcext:base-cell-address="Caserne.F34"/>
            <calcext:condition calcext:apply-style-name="cellule temps" calcext:value="contains-text(&quot;CheckDay&quot;)" calcext:base-cell-address="Caserne.F34"/>
            <calcext:condition calcext:apply-style-name="cellule histoire" calcext:value="contains-text(&quot;Leave&quot;)" calcext:base-cell-address="Caserne.F34"/>
            <calcext:condition calcext:apply-style-name="cellule choice" calcext:value="contains-text(&quot;Choice&quot;)" calcext:base-cell-address="Caserne.F34"/>
            <calcext:condition calcext:apply-style-name="cellule d'erreur" calcext:value="!=&quot;&quot;" calcext:base-cell-address="Caserne.F34"/>
          </calcext:conditional-format>
          <calcext:conditional-format calcext:target-range-address="Caserne.F34:Caserne.F34">
            <calcext:condition calcext:apply-style-name="cellule histoire" calcext:value="contains-text(&quot;GoTo&quot;)" calcext:base-cell-address="Caserne.F34"/>
            <calcext:condition calcext:apply-style-name="cellule histoire" calcext:value="contains-text(&quot;Conclude&quot;)" calcext:base-cell-address="Caserne.F34"/>
            <calcext:condition calcext:apply-style-name="cellule random" calcext:value="contains-text(&quot;RandomPercent&quot;)" calcext:base-cell-address="Caserne.F34"/>
            <calcext:condition calcext:apply-style-name="cellule random" calcext:value="contains-text(&quot;RandomRange&quot;)" calcext:base-cell-address="Caserne.F34"/>
            <calcext:condition calcext:apply-style-name="cellule personnages" calcext:value="contains-text(&quot;NewCrew&quot;)" calcext:base-cell-address="Caserne.F34"/>
            <calcext:condition calcext:apply-style-name="cellule personnages" calcext:value="contains-text(&quot;NewCharacter&quot;)" calcext:base-cell-address="Caserne.F34"/>
            <calcext:condition calcext:apply-style-name="cellule personnages" calcext:value="contains-text(&quot;HideOther&quot;)" calcext:base-cell-address="Caserne.F34"/>
            <calcext:condition calcext:apply-style-name="cellule personnages" calcext:value="contains-text(&quot;DeleteOther&quot;)" calcext:base-cell-address="Caserne.F34"/>
            <calcext:condition calcext:apply-style-name="cellule narrateur" calcext:value="contains-text(&quot;Narrator&quot;)" calcext:base-cell-address="Caserne.F34"/>
            <calcext:condition calcext:apply-style-name="cellule set choice" calcext:value="contains-text(&quot;SetChoices&quot;)" calcext:base-cell-address="Caserne.F34"/>
            <calcext:condition calcext:apply-style-name="cellule dialogues" calcext:value="contains-text(&quot;PlayerSpeak&quot;)" calcext:base-cell-address="Caserne.F34"/>
            <calcext:condition calcext:apply-style-name="cellule dialogues" calcext:value="contains-text(&quot;OtherSpeak&quot;)" calcext:base-cell-address="Caserne.F34"/>
            <calcext:condition calcext:apply-style-name="cellule argent" calcext:value="contains-text(&quot;CheckGold&quot;)" calcext:base-cell-address="Caserne.F34"/>
            <calcext:condition calcext:apply-style-name="cellule argent" calcext:value="contains-text(&quot;RemoveGold&quot;)" calcext:base-cell-address="Caserne.F34"/>
            <calcext:condition calcext:apply-style-name="cellule argent" calcext:value="contains-text(&quot;AddGold&quot;)" calcext:base-cell-address="Caserne.F34"/>
            <calcext:condition calcext:apply-style-name="cellule argent" calcext:value="contains-text(&quot;Loot&quot;)" calcext:base-cell-address="Caserne.F34"/>
            <calcext:condition calcext:apply-style-name="cellule argent" calcext:value="contains-text(&quot;Trade&quot;)" calcext:base-cell-address="Caserne.F34"/>
            <calcext:condition calcext:apply-style-name="cellule combat" calcext:value="contains-text(&quot;LaunchCombat&quot;)" calcext:base-cell-address="Caserne.F34"/>
            <calcext:condition calcext:apply-style-name="cellule indice" calcext:value="contains-text(&quot;CheckFormula&quot;)" calcext:base-cell-address="Caserne.F34"/>
            <calcext:condition calcext:apply-style-name="cellule indice" calcext:value="contains-text(&quot;GiveDirection&quot;)" calcext:base-cell-address="Caserne.F34"/>
            <calcext:condition calcext:apply-style-name="cellule temps" calcext:value="contains-text(&quot;SetWeather&quot;)" calcext:base-cell-address="Caserne.F34"/>
            <calcext:condition calcext:apply-style-name="cellule temps" calcext:value="contains-text(&quot;SwitchWeather&quot;)" calcext:base-cell-address="Caserne.F34"/>
            <calcext:condition calcext:apply-style-name="cellule temps" calcext:value="contains-text(&quot;NextDay&quot;)" calcext:base-cell-address="Caserne.F34"/>
            <calcext:condition calcext:apply-style-name="cellule temps" calcext:value="contains-text(&quot;CheckDay&quot;)" calcext:base-cell-address="Caserne.F34"/>
            <calcext:condition calcext:apply-style-name="cellule histoire" calcext:value="contains-text(&quot;Leave&quot;)" calcext:base-cell-address="Caserne.F34"/>
            <calcext:condition calcext:apply-style-name="cellule choice" calcext:value="contains-text(&quot;Choice&quot;)" calcext:base-cell-address="Caserne.F34"/>
            <calcext:condition calcext:apply-style-name="cellule d'erreur" calcext:value="!=&quot;&quot;" calcext:base-cell-address="Caserne.F34"/>
          </calcext:conditional-format>
          <calcext:conditional-format calcext:target-range-address="Caserne.E34:Caserne.E34">
            <calcext:condition calcext:apply-style-name="cellule histoire" calcext:value="contains-text(&quot;GoTo&quot;)" calcext:base-cell-address="Caserne.E34"/>
            <calcext:condition calcext:apply-style-name="cellule histoire" calcext:value="contains-text(&quot;Conclude&quot;)" calcext:base-cell-address="Caserne.E34"/>
            <calcext:condition calcext:apply-style-name="cellule random" calcext:value="contains-text(&quot;RandomPercent&quot;)" calcext:base-cell-address="Caserne.E34"/>
            <calcext:condition calcext:apply-style-name="cellule random" calcext:value="contains-text(&quot;RandomRange&quot;)" calcext:base-cell-address="Caserne.E34"/>
            <calcext:condition calcext:apply-style-name="cellule personnages" calcext:value="contains-text(&quot;NewCrew&quot;)" calcext:base-cell-address="Caserne.E34"/>
            <calcext:condition calcext:apply-style-name="cellule personnages" calcext:value="contains-text(&quot;NewCharacter&quot;)" calcext:base-cell-address="Caserne.E34"/>
            <calcext:condition calcext:apply-style-name="cellule personnages" calcext:value="contains-text(&quot;HideOther&quot;)" calcext:base-cell-address="Caserne.E34"/>
            <calcext:condition calcext:apply-style-name="cellule personnages" calcext:value="contains-text(&quot;DeleteOther&quot;)" calcext:base-cell-address="Caserne.E34"/>
            <calcext:condition calcext:apply-style-name="cellule narrateur" calcext:value="contains-text(&quot;Narrator&quot;)" calcext:base-cell-address="Caserne.E34"/>
            <calcext:condition calcext:apply-style-name="cellule set choice" calcext:value="contains-text(&quot;SetChoices&quot;)" calcext:base-cell-address="Caserne.E34"/>
            <calcext:condition calcext:apply-style-name="cellule dialogues" calcext:value="contains-text(&quot;PlayerSpeak&quot;)" calcext:base-cell-address="Caserne.E34"/>
            <calcext:condition calcext:apply-style-name="cellule dialogues" calcext:value="contains-text(&quot;OtherSpeak&quot;)" calcext:base-cell-address="Caserne.E34"/>
            <calcext:condition calcext:apply-style-name="cellule argent" calcext:value="contains-text(&quot;CheckGold&quot;)" calcext:base-cell-address="Caserne.E34"/>
            <calcext:condition calcext:apply-style-name="cellule argent" calcext:value="contains-text(&quot;RemoveGold&quot;)" calcext:base-cell-address="Caserne.E34"/>
            <calcext:condition calcext:apply-style-name="cellule argent" calcext:value="contains-text(&quot;AddGold&quot;)" calcext:base-cell-address="Caserne.E34"/>
            <calcext:condition calcext:apply-style-name="cellule argent" calcext:value="contains-text(&quot;Loot&quot;)" calcext:base-cell-address="Caserne.E34"/>
            <calcext:condition calcext:apply-style-name="cellule argent" calcext:value="contains-text(&quot;Trade&quot;)" calcext:base-cell-address="Caserne.E34"/>
            <calcext:condition calcext:apply-style-name="cellule combat" calcext:value="contains-text(&quot;LaunchCombat&quot;)" calcext:base-cell-address="Caserne.E34"/>
            <calcext:condition calcext:apply-style-name="cellule indice" calcext:value="contains-text(&quot;CheckFormula&quot;)" calcext:base-cell-address="Caserne.E34"/>
            <calcext:condition calcext:apply-style-name="cellule indice" calcext:value="contains-text(&quot;GiveDirection&quot;)" calcext:base-cell-address="Caserne.E34"/>
            <calcext:condition calcext:apply-style-name="cellule temps" calcext:value="contains-text(&quot;SetWeather&quot;)" calcext:base-cell-address="Caserne.E34"/>
            <calcext:condition calcext:apply-style-name="cellule temps" calcext:value="contains-text(&quot;SwitchWeather&quot;)" calcext:base-cell-address="Caserne.E34"/>
            <calcext:condition calcext:apply-style-name="cellule temps" calcext:value="contains-text(&quot;NextDay&quot;)" calcext:base-cell-address="Caserne.E34"/>
            <calcext:condition calcext:apply-style-name="cellule temps" calcext:value="contains-text(&quot;CheckDay&quot;)" calcext:base-cell-address="Caserne.E34"/>
            <calcext:condition calcext:apply-style-name="cellule histoire" calcext:value="contains-text(&quot;Leave&quot;)" calcext:base-cell-address="Caserne.E34"/>
            <calcext:condition calcext:apply-style-name="cellule choice" calcext:value="contains-text(&quot;Choice&quot;)" calcext:base-cell-address="Caserne.E34"/>
            <calcext:condition calcext:apply-style-name="cellule d'erreur" calcext:value="!=&quot;&quot;" calcext:base-cell-address="Caserne.E34"/>
          </calcext:conditional-format>
          <calcext:conditional-format calcext:target-range-address="Caserne.E34:Caserne.E34">
            <calcext:condition calcext:apply-style-name="cellule histoire" calcext:value="contains-text(&quot;GoTo&quot;)" calcext:base-cell-address="Caserne.E34"/>
            <calcext:condition calcext:apply-style-name="cellule histoire" calcext:value="contains-text(&quot;Conclude&quot;)" calcext:base-cell-address="Caserne.E34"/>
            <calcext:condition calcext:apply-style-name="cellule random" calcext:value="contains-text(&quot;RandomPercent&quot;)" calcext:base-cell-address="Caserne.E34"/>
            <calcext:condition calcext:apply-style-name="cellule random" calcext:value="contains-text(&quot;RandomRange&quot;)" calcext:base-cell-address="Caserne.E34"/>
            <calcext:condition calcext:apply-style-name="cellule personnages" calcext:value="contains-text(&quot;NewCrew&quot;)" calcext:base-cell-address="Caserne.E34"/>
            <calcext:condition calcext:apply-style-name="cellule personnages" calcext:value="contains-text(&quot;NewCharacter&quot;)" calcext:base-cell-address="Caserne.E34"/>
            <calcext:condition calcext:apply-style-name="cellule personnages" calcext:value="contains-text(&quot;HideOther&quot;)" calcext:base-cell-address="Caserne.E34"/>
            <calcext:condition calcext:apply-style-name="cellule personnages" calcext:value="contains-text(&quot;DeleteOther&quot;)" calcext:base-cell-address="Caserne.E34"/>
            <calcext:condition calcext:apply-style-name="cellule narrateur" calcext:value="contains-text(&quot;Narrator&quot;)" calcext:base-cell-address="Caserne.E34"/>
            <calcext:condition calcext:apply-style-name="cellule set choice" calcext:value="contains-text(&quot;SetChoices&quot;)" calcext:base-cell-address="Caserne.E34"/>
            <calcext:condition calcext:apply-style-name="cellule dialogues" calcext:value="contains-text(&quot;PlayerSpeak&quot;)" calcext:base-cell-address="Caserne.E34"/>
            <calcext:condition calcext:apply-style-name="cellule dialogues" calcext:value="contains-text(&quot;OtherSpeak&quot;)" calcext:base-cell-address="Caserne.E34"/>
            <calcext:condition calcext:apply-style-name="cellule argent" calcext:value="contains-text(&quot;CheckGold&quot;)" calcext:base-cell-address="Caserne.E34"/>
            <calcext:condition calcext:apply-style-name="cellule argent" calcext:value="contains-text(&quot;RemoveGold&quot;)" calcext:base-cell-address="Caserne.E34"/>
            <calcext:condition calcext:apply-style-name="cellule argent" calcext:value="contains-text(&quot;AddGold&quot;)" calcext:base-cell-address="Caserne.E34"/>
            <calcext:condition calcext:apply-style-name="cellule argent" calcext:value="contains-text(&quot;Loot&quot;)" calcext:base-cell-address="Caserne.E34"/>
            <calcext:condition calcext:apply-style-name="cellule argent" calcext:value="contains-text(&quot;Trade&quot;)" calcext:base-cell-address="Caserne.E34"/>
            <calcext:condition calcext:apply-style-name="cellule combat" calcext:value="contains-text(&quot;LaunchCombat&quot;)" calcext:base-cell-address="Caserne.E34"/>
            <calcext:condition calcext:apply-style-name="cellule indice" calcext:value="contains-text(&quot;CheckFormula&quot;)" calcext:base-cell-address="Caserne.E34"/>
            <calcext:condition calcext:apply-style-name="cellule indice" calcext:value="contains-text(&quot;GiveDirection&quot;)" calcext:base-cell-address="Caserne.E34"/>
            <calcext:condition calcext:apply-style-name="cellule temps" calcext:value="contains-text(&quot;SetWeather&quot;)" calcext:base-cell-address="Caserne.E34"/>
            <calcext:condition calcext:apply-style-name="cellule temps" calcext:value="contains-text(&quot;SwitchWeather&quot;)" calcext:base-cell-address="Caserne.E34"/>
            <calcext:condition calcext:apply-style-name="cellule temps" calcext:value="contains-text(&quot;NextDay&quot;)" calcext:base-cell-address="Caserne.E34"/>
            <calcext:condition calcext:apply-style-name="cellule temps" calcext:value="contains-text(&quot;CheckDay&quot;)" calcext:base-cell-address="Caserne.E34"/>
            <calcext:condition calcext:apply-style-name="cellule histoire" calcext:value="contains-text(&quot;Leave&quot;)" calcext:base-cell-address="Caserne.E34"/>
            <calcext:condition calcext:apply-style-name="cellule choice" calcext:value="contains-text(&quot;Choice&quot;)" calcext:base-cell-address="Caserne.E34"/>
            <calcext:condition calcext:apply-style-name="cellule d'erreur" calcext:value="!=&quot;&quot;" calcext:base-cell-address="Caserne.E34"/>
          </calcext:conditional-format>
          <calcext:conditional-format calcext:target-range-address="Caserne.F35:Caserne.F35">
            <calcext:condition calcext:apply-style-name="cellule histoire" calcext:value="contains-text(&quot;GoTo&quot;)" calcext:base-cell-address="Caserne.F35"/>
            <calcext:condition calcext:apply-style-name="cellule histoire" calcext:value="contains-text(&quot;Conclude&quot;)" calcext:base-cell-address="Caserne.F35"/>
            <calcext:condition calcext:apply-style-name="cellule random" calcext:value="contains-text(&quot;RandomPercent&quot;)" calcext:base-cell-address="Caserne.F35"/>
            <calcext:condition calcext:apply-style-name="cellule random" calcext:value="contains-text(&quot;RandomRange&quot;)" calcext:base-cell-address="Caserne.F35"/>
            <calcext:condition calcext:apply-style-name="cellule personnages" calcext:value="contains-text(&quot;NewCrew&quot;)" calcext:base-cell-address="Caserne.F35"/>
            <calcext:condition calcext:apply-style-name="cellule personnages" calcext:value="contains-text(&quot;NewCharacter&quot;)" calcext:base-cell-address="Caserne.F35"/>
            <calcext:condition calcext:apply-style-name="cellule personnages" calcext:value="contains-text(&quot;HideOther&quot;)" calcext:base-cell-address="Caserne.F35"/>
            <calcext:condition calcext:apply-style-name="cellule personnages" calcext:value="contains-text(&quot;DeleteOther&quot;)" calcext:base-cell-address="Caserne.F35"/>
            <calcext:condition calcext:apply-style-name="cellule narrateur" calcext:value="contains-text(&quot;Narrator&quot;)" calcext:base-cell-address="Caserne.F35"/>
            <calcext:condition calcext:apply-style-name="cellule set choice" calcext:value="contains-text(&quot;SetChoices&quot;)" calcext:base-cell-address="Caserne.F35"/>
            <calcext:condition calcext:apply-style-name="cellule dialogues" calcext:value="contains-text(&quot;PlayerSpeak&quot;)" calcext:base-cell-address="Caserne.F35"/>
            <calcext:condition calcext:apply-style-name="cellule dialogues" calcext:value="contains-text(&quot;OtherSpeak&quot;)" calcext:base-cell-address="Caserne.F35"/>
            <calcext:condition calcext:apply-style-name="cellule argent" calcext:value="contains-text(&quot;CheckGold&quot;)" calcext:base-cell-address="Caserne.F35"/>
            <calcext:condition calcext:apply-style-name="cellule argent" calcext:value="contains-text(&quot;RemoveGold&quot;)" calcext:base-cell-address="Caserne.F35"/>
            <calcext:condition calcext:apply-style-name="cellule argent" calcext:value="contains-text(&quot;AddGold&quot;)" calcext:base-cell-address="Caserne.F35"/>
            <calcext:condition calcext:apply-style-name="cellule argent" calcext:value="contains-text(&quot;Loot&quot;)" calcext:base-cell-address="Caserne.F35"/>
            <calcext:condition calcext:apply-style-name="cellule argent" calcext:value="contains-text(&quot;Trade&quot;)" calcext:base-cell-address="Caserne.F35"/>
            <calcext:condition calcext:apply-style-name="cellule combat" calcext:value="contains-text(&quot;LaunchCombat&quot;)" calcext:base-cell-address="Caserne.F35"/>
            <calcext:condition calcext:apply-style-name="cellule indice" calcext:value="contains-text(&quot;CheckFormula&quot;)" calcext:base-cell-address="Caserne.F35"/>
            <calcext:condition calcext:apply-style-name="cellule indice" calcext:value="contains-text(&quot;GiveDirection&quot;)" calcext:base-cell-address="Caserne.F35"/>
            <calcext:condition calcext:apply-style-name="cellule temps" calcext:value="contains-text(&quot;SetWeather&quot;)" calcext:base-cell-address="Caserne.F35"/>
            <calcext:condition calcext:apply-style-name="cellule temps" calcext:value="contains-text(&quot;SwitchWeather&quot;)" calcext:base-cell-address="Caserne.F35"/>
            <calcext:condition calcext:apply-style-name="cellule temps" calcext:value="contains-text(&quot;NextDay&quot;)" calcext:base-cell-address="Caserne.F35"/>
            <calcext:condition calcext:apply-style-name="cellule temps" calcext:value="contains-text(&quot;CheckDay&quot;)" calcext:base-cell-address="Caserne.F35"/>
            <calcext:condition calcext:apply-style-name="cellule histoire" calcext:value="contains-text(&quot;Leave&quot;)" calcext:base-cell-address="Caserne.F35"/>
            <calcext:condition calcext:apply-style-name="cellule choice" calcext:value="contains-text(&quot;Choice&quot;)" calcext:base-cell-address="Caserne.F35"/>
            <calcext:condition calcext:apply-style-name="cellule d'erreur" calcext:value="!=&quot;&quot;" calcext:base-cell-address="Caserne.F35"/>
          </calcext:conditional-format>
          <calcext:conditional-format calcext:target-range-address="Caserne.F35:Caserne.F35">
            <calcext:condition calcext:apply-style-name="cellule histoire" calcext:value="contains-text(&quot;GoTo&quot;)" calcext:base-cell-address="Caserne.F35"/>
            <calcext:condition calcext:apply-style-name="cellule histoire" calcext:value="contains-text(&quot;Conclude&quot;)" calcext:base-cell-address="Caserne.F35"/>
            <calcext:condition calcext:apply-style-name="cellule random" calcext:value="contains-text(&quot;RandomPercent&quot;)" calcext:base-cell-address="Caserne.F35"/>
            <calcext:condition calcext:apply-style-name="cellule random" calcext:value="contains-text(&quot;RandomRange&quot;)" calcext:base-cell-address="Caserne.F35"/>
            <calcext:condition calcext:apply-style-name="cellule personnages" calcext:value="contains-text(&quot;NewCrew&quot;)" calcext:base-cell-address="Caserne.F35"/>
            <calcext:condition calcext:apply-style-name="cellule personnages" calcext:value="contains-text(&quot;NewCharacter&quot;)" calcext:base-cell-address="Caserne.F35"/>
            <calcext:condition calcext:apply-style-name="cellule personnages" calcext:value="contains-text(&quot;HideOther&quot;)" calcext:base-cell-address="Caserne.F35"/>
            <calcext:condition calcext:apply-style-name="cellule personnages" calcext:value="contains-text(&quot;DeleteOther&quot;)" calcext:base-cell-address="Caserne.F35"/>
            <calcext:condition calcext:apply-style-name="cellule narrateur" calcext:value="contains-text(&quot;Narrator&quot;)" calcext:base-cell-address="Caserne.F35"/>
            <calcext:condition calcext:apply-style-name="cellule set choice" calcext:value="contains-text(&quot;SetChoices&quot;)" calcext:base-cell-address="Caserne.F35"/>
            <calcext:condition calcext:apply-style-name="cellule dialogues" calcext:value="contains-text(&quot;PlayerSpeak&quot;)" calcext:base-cell-address="Caserne.F35"/>
            <calcext:condition calcext:apply-style-name="cellule dialogues" calcext:value="contains-text(&quot;OtherSpeak&quot;)" calcext:base-cell-address="Caserne.F35"/>
            <calcext:condition calcext:apply-style-name="cellule argent" calcext:value="contains-text(&quot;CheckGold&quot;)" calcext:base-cell-address="Caserne.F35"/>
            <calcext:condition calcext:apply-style-name="cellule argent" calcext:value="contains-text(&quot;RemoveGold&quot;)" calcext:base-cell-address="Caserne.F35"/>
            <calcext:condition calcext:apply-style-name="cellule argent" calcext:value="contains-text(&quot;AddGold&quot;)" calcext:base-cell-address="Caserne.F35"/>
            <calcext:condition calcext:apply-style-name="cellule argent" calcext:value="contains-text(&quot;Loot&quot;)" calcext:base-cell-address="Caserne.F35"/>
            <calcext:condition calcext:apply-style-name="cellule argent" calcext:value="contains-text(&quot;Trade&quot;)" calcext:base-cell-address="Caserne.F35"/>
            <calcext:condition calcext:apply-style-name="cellule combat" calcext:value="contains-text(&quot;LaunchCombat&quot;)" calcext:base-cell-address="Caserne.F35"/>
            <calcext:condition calcext:apply-style-name="cellule indice" calcext:value="contains-text(&quot;CheckFormula&quot;)" calcext:base-cell-address="Caserne.F35"/>
            <calcext:condition calcext:apply-style-name="cellule indice" calcext:value="contains-text(&quot;GiveDirection&quot;)" calcext:base-cell-address="Caserne.F35"/>
            <calcext:condition calcext:apply-style-name="cellule temps" calcext:value="contains-text(&quot;SetWeather&quot;)" calcext:base-cell-address="Caserne.F35"/>
            <calcext:condition calcext:apply-style-name="cellule temps" calcext:value="contains-text(&quot;SwitchWeather&quot;)" calcext:base-cell-address="Caserne.F35"/>
            <calcext:condition calcext:apply-style-name="cellule temps" calcext:value="contains-text(&quot;NextDay&quot;)" calcext:base-cell-address="Caserne.F35"/>
            <calcext:condition calcext:apply-style-name="cellule temps" calcext:value="contains-text(&quot;CheckDay&quot;)" calcext:base-cell-address="Caserne.F35"/>
            <calcext:condition calcext:apply-style-name="cellule histoire" calcext:value="contains-text(&quot;Leave&quot;)" calcext:base-cell-address="Caserne.F35"/>
            <calcext:condition calcext:apply-style-name="cellule choice" calcext:value="contains-text(&quot;Choice&quot;)" calcext:base-cell-address="Caserne.F35"/>
            <calcext:condition calcext:apply-style-name="cellule d'erreur" calcext:value="!=&quot;&quot;" calcext:base-cell-address="Caserne.F35"/>
          </calcext:conditional-format>
          <calcext:conditional-format calcext:target-range-address="Caserne.E35:Caserne.E35">
            <calcext:condition calcext:apply-style-name="cellule histoire" calcext:value="contains-text(&quot;GoTo&quot;)" calcext:base-cell-address="Caserne.E35"/>
            <calcext:condition calcext:apply-style-name="cellule histoire" calcext:value="contains-text(&quot;Conclude&quot;)" calcext:base-cell-address="Caserne.E35"/>
            <calcext:condition calcext:apply-style-name="cellule random" calcext:value="contains-text(&quot;RandomPercent&quot;)" calcext:base-cell-address="Caserne.E35"/>
            <calcext:condition calcext:apply-style-name="cellule random" calcext:value="contains-text(&quot;RandomRange&quot;)" calcext:base-cell-address="Caserne.E35"/>
            <calcext:condition calcext:apply-style-name="cellule personnages" calcext:value="contains-text(&quot;NewCrew&quot;)" calcext:base-cell-address="Caserne.E35"/>
            <calcext:condition calcext:apply-style-name="cellule personnages" calcext:value="contains-text(&quot;NewCharacter&quot;)" calcext:base-cell-address="Caserne.E35"/>
            <calcext:condition calcext:apply-style-name="cellule personnages" calcext:value="contains-text(&quot;HideOther&quot;)" calcext:base-cell-address="Caserne.E35"/>
            <calcext:condition calcext:apply-style-name="cellule personnages" calcext:value="contains-text(&quot;DeleteOther&quot;)" calcext:base-cell-address="Caserne.E35"/>
            <calcext:condition calcext:apply-style-name="cellule narrateur" calcext:value="contains-text(&quot;Narrator&quot;)" calcext:base-cell-address="Caserne.E35"/>
            <calcext:condition calcext:apply-style-name="cellule set choice" calcext:value="contains-text(&quot;SetChoices&quot;)" calcext:base-cell-address="Caserne.E35"/>
            <calcext:condition calcext:apply-style-name="cellule dialogues" calcext:value="contains-text(&quot;PlayerSpeak&quot;)" calcext:base-cell-address="Caserne.E35"/>
            <calcext:condition calcext:apply-style-name="cellule dialogues" calcext:value="contains-text(&quot;OtherSpeak&quot;)" calcext:base-cell-address="Caserne.E35"/>
            <calcext:condition calcext:apply-style-name="cellule argent" calcext:value="contains-text(&quot;CheckGold&quot;)" calcext:base-cell-address="Caserne.E35"/>
            <calcext:condition calcext:apply-style-name="cellule argent" calcext:value="contains-text(&quot;RemoveGold&quot;)" calcext:base-cell-address="Caserne.E35"/>
            <calcext:condition calcext:apply-style-name="cellule argent" calcext:value="contains-text(&quot;AddGold&quot;)" calcext:base-cell-address="Caserne.E35"/>
            <calcext:condition calcext:apply-style-name="cellule argent" calcext:value="contains-text(&quot;Loot&quot;)" calcext:base-cell-address="Caserne.E35"/>
            <calcext:condition calcext:apply-style-name="cellule argent" calcext:value="contains-text(&quot;Trade&quot;)" calcext:base-cell-address="Caserne.E35"/>
            <calcext:condition calcext:apply-style-name="cellule combat" calcext:value="contains-text(&quot;LaunchCombat&quot;)" calcext:base-cell-address="Caserne.E35"/>
            <calcext:condition calcext:apply-style-name="cellule indice" calcext:value="contains-text(&quot;CheckFormula&quot;)" calcext:base-cell-address="Caserne.E35"/>
            <calcext:condition calcext:apply-style-name="cellule indice" calcext:value="contains-text(&quot;GiveDirection&quot;)" calcext:base-cell-address="Caserne.E35"/>
            <calcext:condition calcext:apply-style-name="cellule temps" calcext:value="contains-text(&quot;SetWeather&quot;)" calcext:base-cell-address="Caserne.E35"/>
            <calcext:condition calcext:apply-style-name="cellule temps" calcext:value="contains-text(&quot;SwitchWeather&quot;)" calcext:base-cell-address="Caserne.E35"/>
            <calcext:condition calcext:apply-style-name="cellule temps" calcext:value="contains-text(&quot;NextDay&quot;)" calcext:base-cell-address="Caserne.E35"/>
            <calcext:condition calcext:apply-style-name="cellule temps" calcext:value="contains-text(&quot;CheckDay&quot;)" calcext:base-cell-address="Caserne.E35"/>
            <calcext:condition calcext:apply-style-name="cellule histoire" calcext:value="contains-text(&quot;Leave&quot;)" calcext:base-cell-address="Caserne.E35"/>
            <calcext:condition calcext:apply-style-name="cellule choice" calcext:value="contains-text(&quot;Choice&quot;)" calcext:base-cell-address="Caserne.E35"/>
            <calcext:condition calcext:apply-style-name="cellule d'erreur" calcext:value="!=&quot;&quot;" calcext:base-cell-address="Caserne.E35"/>
          </calcext:conditional-format>
          <calcext:conditional-format calcext:target-range-address="Caserne.E35:Caserne.E35">
            <calcext:condition calcext:apply-style-name="cellule histoire" calcext:value="contains-text(&quot;GoTo&quot;)" calcext:base-cell-address="Caserne.E35"/>
            <calcext:condition calcext:apply-style-name="cellule histoire" calcext:value="contains-text(&quot;Conclude&quot;)" calcext:base-cell-address="Caserne.E35"/>
            <calcext:condition calcext:apply-style-name="cellule random" calcext:value="contains-text(&quot;RandomPercent&quot;)" calcext:base-cell-address="Caserne.E35"/>
            <calcext:condition calcext:apply-style-name="cellule random" calcext:value="contains-text(&quot;RandomRange&quot;)" calcext:base-cell-address="Caserne.E35"/>
            <calcext:condition calcext:apply-style-name="cellule personnages" calcext:value="contains-text(&quot;NewCrew&quot;)" calcext:base-cell-address="Caserne.E35"/>
            <calcext:condition calcext:apply-style-name="cellule personnages" calcext:value="contains-text(&quot;NewCharacter&quot;)" calcext:base-cell-address="Caserne.E35"/>
            <calcext:condition calcext:apply-style-name="cellule personnages" calcext:value="contains-text(&quot;HideOther&quot;)" calcext:base-cell-address="Caserne.E35"/>
            <calcext:condition calcext:apply-style-name="cellule personnages" calcext:value="contains-text(&quot;DeleteOther&quot;)" calcext:base-cell-address="Caserne.E35"/>
            <calcext:condition calcext:apply-style-name="cellule narrateur" calcext:value="contains-text(&quot;Narrator&quot;)" calcext:base-cell-address="Caserne.E35"/>
            <calcext:condition calcext:apply-style-name="cellule set choice" calcext:value="contains-text(&quot;SetChoices&quot;)" calcext:base-cell-address="Caserne.E35"/>
            <calcext:condition calcext:apply-style-name="cellule dialogues" calcext:value="contains-text(&quot;PlayerSpeak&quot;)" calcext:base-cell-address="Caserne.E35"/>
            <calcext:condition calcext:apply-style-name="cellule dialogues" calcext:value="contains-text(&quot;OtherSpeak&quot;)" calcext:base-cell-address="Caserne.E35"/>
            <calcext:condition calcext:apply-style-name="cellule argent" calcext:value="contains-text(&quot;CheckGold&quot;)" calcext:base-cell-address="Caserne.E35"/>
            <calcext:condition calcext:apply-style-name="cellule argent" calcext:value="contains-text(&quot;RemoveGold&quot;)" calcext:base-cell-address="Caserne.E35"/>
            <calcext:condition calcext:apply-style-name="cellule argent" calcext:value="contains-text(&quot;AddGold&quot;)" calcext:base-cell-address="Caserne.E35"/>
            <calcext:condition calcext:apply-style-name="cellule argent" calcext:value="contains-text(&quot;Loot&quot;)" calcext:base-cell-address="Caserne.E35"/>
            <calcext:condition calcext:apply-style-name="cellule argent" calcext:value="contains-text(&quot;Trade&quot;)" calcext:base-cell-address="Caserne.E35"/>
            <calcext:condition calcext:apply-style-name="cellule combat" calcext:value="contains-text(&quot;LaunchCombat&quot;)" calcext:base-cell-address="Caserne.E35"/>
            <calcext:condition calcext:apply-style-name="cellule indice" calcext:value="contains-text(&quot;CheckFormula&quot;)" calcext:base-cell-address="Caserne.E35"/>
            <calcext:condition calcext:apply-style-name="cellule indice" calcext:value="contains-text(&quot;GiveDirection&quot;)" calcext:base-cell-address="Caserne.E35"/>
            <calcext:condition calcext:apply-style-name="cellule temps" calcext:value="contains-text(&quot;SetWeather&quot;)" calcext:base-cell-address="Caserne.E35"/>
            <calcext:condition calcext:apply-style-name="cellule temps" calcext:value="contains-text(&quot;SwitchWeather&quot;)" calcext:base-cell-address="Caserne.E35"/>
            <calcext:condition calcext:apply-style-name="cellule temps" calcext:value="contains-text(&quot;NextDay&quot;)" calcext:base-cell-address="Caserne.E35"/>
            <calcext:condition calcext:apply-style-name="cellule temps" calcext:value="contains-text(&quot;CheckDay&quot;)" calcext:base-cell-address="Caserne.E35"/>
            <calcext:condition calcext:apply-style-name="cellule histoire" calcext:value="contains-text(&quot;Leave&quot;)" calcext:base-cell-address="Caserne.E35"/>
            <calcext:condition calcext:apply-style-name="cellule choice" calcext:value="contains-text(&quot;Choice&quot;)" calcext:base-cell-address="Caserne.E35"/>
            <calcext:condition calcext:apply-style-name="cellule d'erreur" calcext:value="!=&quot;&quot;" calcext:base-cell-address="Caserne.E35"/>
          </calcext:conditional-format>
          <calcext:conditional-format calcext:target-range-address="Caserne.F36:Caserne.F36">
            <calcext:condition calcext:apply-style-name="cellule histoire" calcext:value="contains-text(&quot;GoTo&quot;)" calcext:base-cell-address="Caserne.F36"/>
            <calcext:condition calcext:apply-style-name="cellule histoire" calcext:value="contains-text(&quot;Conclude&quot;)" calcext:base-cell-address="Caserne.F36"/>
            <calcext:condition calcext:apply-style-name="cellule random" calcext:value="contains-text(&quot;RandomPercent&quot;)" calcext:base-cell-address="Caserne.F36"/>
            <calcext:condition calcext:apply-style-name="cellule random" calcext:value="contains-text(&quot;RandomRange&quot;)" calcext:base-cell-address="Caserne.F36"/>
            <calcext:condition calcext:apply-style-name="cellule personnages" calcext:value="contains-text(&quot;NewCrew&quot;)" calcext:base-cell-address="Caserne.F36"/>
            <calcext:condition calcext:apply-style-name="cellule personnages" calcext:value="contains-text(&quot;NewCharacter&quot;)" calcext:base-cell-address="Caserne.F36"/>
            <calcext:condition calcext:apply-style-name="cellule personnages" calcext:value="contains-text(&quot;HideOther&quot;)" calcext:base-cell-address="Caserne.F36"/>
            <calcext:condition calcext:apply-style-name="cellule personnages" calcext:value="contains-text(&quot;DeleteOther&quot;)" calcext:base-cell-address="Caserne.F36"/>
            <calcext:condition calcext:apply-style-name="cellule narrateur" calcext:value="contains-text(&quot;Narrator&quot;)" calcext:base-cell-address="Caserne.F36"/>
            <calcext:condition calcext:apply-style-name="cellule set choice" calcext:value="contains-text(&quot;SetChoices&quot;)" calcext:base-cell-address="Caserne.F36"/>
            <calcext:condition calcext:apply-style-name="cellule dialogues" calcext:value="contains-text(&quot;PlayerSpeak&quot;)" calcext:base-cell-address="Caserne.F36"/>
            <calcext:condition calcext:apply-style-name="cellule dialogues" calcext:value="contains-text(&quot;OtherSpeak&quot;)" calcext:base-cell-address="Caserne.F36"/>
            <calcext:condition calcext:apply-style-name="cellule argent" calcext:value="contains-text(&quot;CheckGold&quot;)" calcext:base-cell-address="Caserne.F36"/>
            <calcext:condition calcext:apply-style-name="cellule argent" calcext:value="contains-text(&quot;RemoveGold&quot;)" calcext:base-cell-address="Caserne.F36"/>
            <calcext:condition calcext:apply-style-name="cellule argent" calcext:value="contains-text(&quot;AddGold&quot;)" calcext:base-cell-address="Caserne.F36"/>
            <calcext:condition calcext:apply-style-name="cellule argent" calcext:value="contains-text(&quot;Loot&quot;)" calcext:base-cell-address="Caserne.F36"/>
            <calcext:condition calcext:apply-style-name="cellule argent" calcext:value="contains-text(&quot;Trade&quot;)" calcext:base-cell-address="Caserne.F36"/>
            <calcext:condition calcext:apply-style-name="cellule combat" calcext:value="contains-text(&quot;LaunchCombat&quot;)" calcext:base-cell-address="Caserne.F36"/>
            <calcext:condition calcext:apply-style-name="cellule indice" calcext:value="contains-text(&quot;CheckFormula&quot;)" calcext:base-cell-address="Caserne.F36"/>
            <calcext:condition calcext:apply-style-name="cellule indice" calcext:value="contains-text(&quot;GiveDirection&quot;)" calcext:base-cell-address="Caserne.F36"/>
            <calcext:condition calcext:apply-style-name="cellule temps" calcext:value="contains-text(&quot;SetWeather&quot;)" calcext:base-cell-address="Caserne.F36"/>
            <calcext:condition calcext:apply-style-name="cellule temps" calcext:value="contains-text(&quot;SwitchWeather&quot;)" calcext:base-cell-address="Caserne.F36"/>
            <calcext:condition calcext:apply-style-name="cellule temps" calcext:value="contains-text(&quot;NextDay&quot;)" calcext:base-cell-address="Caserne.F36"/>
            <calcext:condition calcext:apply-style-name="cellule temps" calcext:value="contains-text(&quot;CheckDay&quot;)" calcext:base-cell-address="Caserne.F36"/>
            <calcext:condition calcext:apply-style-name="cellule histoire" calcext:value="contains-text(&quot;Leave&quot;)" calcext:base-cell-address="Caserne.F36"/>
            <calcext:condition calcext:apply-style-name="cellule choice" calcext:value="contains-text(&quot;Choice&quot;)" calcext:base-cell-address="Caserne.F36"/>
            <calcext:condition calcext:apply-style-name="cellule d'erreur" calcext:value="!=&quot;&quot;" calcext:base-cell-address="Caserne.F36"/>
          </calcext:conditional-format>
          <calcext:conditional-format calcext:target-range-address="Caserne.F36:Caserne.F36">
            <calcext:condition calcext:apply-style-name="cellule histoire" calcext:value="contains-text(&quot;GoTo&quot;)" calcext:base-cell-address="Caserne.F36"/>
            <calcext:condition calcext:apply-style-name="cellule histoire" calcext:value="contains-text(&quot;Conclude&quot;)" calcext:base-cell-address="Caserne.F36"/>
            <calcext:condition calcext:apply-style-name="cellule random" calcext:value="contains-text(&quot;RandomPercent&quot;)" calcext:base-cell-address="Caserne.F36"/>
            <calcext:condition calcext:apply-style-name="cellule random" calcext:value="contains-text(&quot;RandomRange&quot;)" calcext:base-cell-address="Caserne.F36"/>
            <calcext:condition calcext:apply-style-name="cellule personnages" calcext:value="contains-text(&quot;NewCrew&quot;)" calcext:base-cell-address="Caserne.F36"/>
            <calcext:condition calcext:apply-style-name="cellule personnages" calcext:value="contains-text(&quot;NewCharacter&quot;)" calcext:base-cell-address="Caserne.F36"/>
            <calcext:condition calcext:apply-style-name="cellule personnages" calcext:value="contains-text(&quot;HideOther&quot;)" calcext:base-cell-address="Caserne.F36"/>
            <calcext:condition calcext:apply-style-name="cellule personnages" calcext:value="contains-text(&quot;DeleteOther&quot;)" calcext:base-cell-address="Caserne.F36"/>
            <calcext:condition calcext:apply-style-name="cellule narrateur" calcext:value="contains-text(&quot;Narrator&quot;)" calcext:base-cell-address="Caserne.F36"/>
            <calcext:condition calcext:apply-style-name="cellule set choice" calcext:value="contains-text(&quot;SetChoices&quot;)" calcext:base-cell-address="Caserne.F36"/>
            <calcext:condition calcext:apply-style-name="cellule dialogues" calcext:value="contains-text(&quot;PlayerSpeak&quot;)" calcext:base-cell-address="Caserne.F36"/>
            <calcext:condition calcext:apply-style-name="cellule dialogues" calcext:value="contains-text(&quot;OtherSpeak&quot;)" calcext:base-cell-address="Caserne.F36"/>
            <calcext:condition calcext:apply-style-name="cellule argent" calcext:value="contains-text(&quot;CheckGold&quot;)" calcext:base-cell-address="Caserne.F36"/>
            <calcext:condition calcext:apply-style-name="cellule argent" calcext:value="contains-text(&quot;RemoveGold&quot;)" calcext:base-cell-address="Caserne.F36"/>
            <calcext:condition calcext:apply-style-name="cellule argent" calcext:value="contains-text(&quot;AddGold&quot;)" calcext:base-cell-address="Caserne.F36"/>
            <calcext:condition calcext:apply-style-name="cellule argent" calcext:value="contains-text(&quot;Loot&quot;)" calcext:base-cell-address="Caserne.F36"/>
            <calcext:condition calcext:apply-style-name="cellule argent" calcext:value="contains-text(&quot;Trade&quot;)" calcext:base-cell-address="Caserne.F36"/>
            <calcext:condition calcext:apply-style-name="cellule combat" calcext:value="contains-text(&quot;LaunchCombat&quot;)" calcext:base-cell-address="Caserne.F36"/>
            <calcext:condition calcext:apply-style-name="cellule indice" calcext:value="contains-text(&quot;CheckFormula&quot;)" calcext:base-cell-address="Caserne.F36"/>
            <calcext:condition calcext:apply-style-name="cellule indice" calcext:value="contains-text(&quot;GiveDirection&quot;)" calcext:base-cell-address="Caserne.F36"/>
            <calcext:condition calcext:apply-style-name="cellule temps" calcext:value="contains-text(&quot;SetWeather&quot;)" calcext:base-cell-address="Caserne.F36"/>
            <calcext:condition calcext:apply-style-name="cellule temps" calcext:value="contains-text(&quot;SwitchWeather&quot;)" calcext:base-cell-address="Caserne.F36"/>
            <calcext:condition calcext:apply-style-name="cellule temps" calcext:value="contains-text(&quot;NextDay&quot;)" calcext:base-cell-address="Caserne.F36"/>
            <calcext:condition calcext:apply-style-name="cellule temps" calcext:value="contains-text(&quot;CheckDay&quot;)" calcext:base-cell-address="Caserne.F36"/>
            <calcext:condition calcext:apply-style-name="cellule histoire" calcext:value="contains-text(&quot;Leave&quot;)" calcext:base-cell-address="Caserne.F36"/>
            <calcext:condition calcext:apply-style-name="cellule choice" calcext:value="contains-text(&quot;Choice&quot;)" calcext:base-cell-address="Caserne.F36"/>
            <calcext:condition calcext:apply-style-name="cellule d'erreur" calcext:value="!=&quot;&quot;" calcext:base-cell-address="Caserne.F36"/>
          </calcext:conditional-format>
          <calcext:conditional-format calcext:target-range-address="Caserne.E36:Caserne.E36">
            <calcext:condition calcext:apply-style-name="cellule histoire" calcext:value="contains-text(&quot;GoTo&quot;)" calcext:base-cell-address="Caserne.E36"/>
            <calcext:condition calcext:apply-style-name="cellule histoire" calcext:value="contains-text(&quot;Conclude&quot;)" calcext:base-cell-address="Caserne.E36"/>
            <calcext:condition calcext:apply-style-name="cellule random" calcext:value="contains-text(&quot;RandomPercent&quot;)" calcext:base-cell-address="Caserne.E36"/>
            <calcext:condition calcext:apply-style-name="cellule random" calcext:value="contains-text(&quot;RandomRange&quot;)" calcext:base-cell-address="Caserne.E36"/>
            <calcext:condition calcext:apply-style-name="cellule personnages" calcext:value="contains-text(&quot;NewCrew&quot;)" calcext:base-cell-address="Caserne.E36"/>
            <calcext:condition calcext:apply-style-name="cellule personnages" calcext:value="contains-text(&quot;NewCharacter&quot;)" calcext:base-cell-address="Caserne.E36"/>
            <calcext:condition calcext:apply-style-name="cellule personnages" calcext:value="contains-text(&quot;HideOther&quot;)" calcext:base-cell-address="Caserne.E36"/>
            <calcext:condition calcext:apply-style-name="cellule personnages" calcext:value="contains-text(&quot;DeleteOther&quot;)" calcext:base-cell-address="Caserne.E36"/>
            <calcext:condition calcext:apply-style-name="cellule narrateur" calcext:value="contains-text(&quot;Narrator&quot;)" calcext:base-cell-address="Caserne.E36"/>
            <calcext:condition calcext:apply-style-name="cellule set choice" calcext:value="contains-text(&quot;SetChoices&quot;)" calcext:base-cell-address="Caserne.E36"/>
            <calcext:condition calcext:apply-style-name="cellule dialogues" calcext:value="contains-text(&quot;PlayerSpeak&quot;)" calcext:base-cell-address="Caserne.E36"/>
            <calcext:condition calcext:apply-style-name="cellule dialogues" calcext:value="contains-text(&quot;OtherSpeak&quot;)" calcext:base-cell-address="Caserne.E36"/>
            <calcext:condition calcext:apply-style-name="cellule argent" calcext:value="contains-text(&quot;CheckGold&quot;)" calcext:base-cell-address="Caserne.E36"/>
            <calcext:condition calcext:apply-style-name="cellule argent" calcext:value="contains-text(&quot;RemoveGold&quot;)" calcext:base-cell-address="Caserne.E36"/>
            <calcext:condition calcext:apply-style-name="cellule argent" calcext:value="contains-text(&quot;AddGold&quot;)" calcext:base-cell-address="Caserne.E36"/>
            <calcext:condition calcext:apply-style-name="cellule argent" calcext:value="contains-text(&quot;Loot&quot;)" calcext:base-cell-address="Caserne.E36"/>
            <calcext:condition calcext:apply-style-name="cellule argent" calcext:value="contains-text(&quot;Trade&quot;)" calcext:base-cell-address="Caserne.E36"/>
            <calcext:condition calcext:apply-style-name="cellule combat" calcext:value="contains-text(&quot;LaunchCombat&quot;)" calcext:base-cell-address="Caserne.E36"/>
            <calcext:condition calcext:apply-style-name="cellule indice" calcext:value="contains-text(&quot;CheckFormula&quot;)" calcext:base-cell-address="Caserne.E36"/>
            <calcext:condition calcext:apply-style-name="cellule indice" calcext:value="contains-text(&quot;GiveDirection&quot;)" calcext:base-cell-address="Caserne.E36"/>
            <calcext:condition calcext:apply-style-name="cellule temps" calcext:value="contains-text(&quot;SetWeather&quot;)" calcext:base-cell-address="Caserne.E36"/>
            <calcext:condition calcext:apply-style-name="cellule temps" calcext:value="contains-text(&quot;SwitchWeather&quot;)" calcext:base-cell-address="Caserne.E36"/>
            <calcext:condition calcext:apply-style-name="cellule temps" calcext:value="contains-text(&quot;NextDay&quot;)" calcext:base-cell-address="Caserne.E36"/>
            <calcext:condition calcext:apply-style-name="cellule temps" calcext:value="contains-text(&quot;CheckDay&quot;)" calcext:base-cell-address="Caserne.E36"/>
            <calcext:condition calcext:apply-style-name="cellule histoire" calcext:value="contains-text(&quot;Leave&quot;)" calcext:base-cell-address="Caserne.E36"/>
            <calcext:condition calcext:apply-style-name="cellule choice" calcext:value="contains-text(&quot;Choice&quot;)" calcext:base-cell-address="Caserne.E36"/>
            <calcext:condition calcext:apply-style-name="cellule d'erreur" calcext:value="!=&quot;&quot;" calcext:base-cell-address="Caserne.E36"/>
          </calcext:conditional-format>
          <calcext:conditional-format calcext:target-range-address="Caserne.E36:Caserne.E36">
            <calcext:condition calcext:apply-style-name="cellule histoire" calcext:value="contains-text(&quot;GoTo&quot;)" calcext:base-cell-address="Caserne.E36"/>
            <calcext:condition calcext:apply-style-name="cellule histoire" calcext:value="contains-text(&quot;Conclude&quot;)" calcext:base-cell-address="Caserne.E36"/>
            <calcext:condition calcext:apply-style-name="cellule random" calcext:value="contains-text(&quot;RandomPercent&quot;)" calcext:base-cell-address="Caserne.E36"/>
            <calcext:condition calcext:apply-style-name="cellule random" calcext:value="contains-text(&quot;RandomRange&quot;)" calcext:base-cell-address="Caserne.E36"/>
            <calcext:condition calcext:apply-style-name="cellule personnages" calcext:value="contains-text(&quot;NewCrew&quot;)" calcext:base-cell-address="Caserne.E36"/>
            <calcext:condition calcext:apply-style-name="cellule personnages" calcext:value="contains-text(&quot;NewCharacter&quot;)" calcext:base-cell-address="Caserne.E36"/>
            <calcext:condition calcext:apply-style-name="cellule personnages" calcext:value="contains-text(&quot;HideOther&quot;)" calcext:base-cell-address="Caserne.E36"/>
            <calcext:condition calcext:apply-style-name="cellule personnages" calcext:value="contains-text(&quot;DeleteOther&quot;)" calcext:base-cell-address="Caserne.E36"/>
            <calcext:condition calcext:apply-style-name="cellule narrateur" calcext:value="contains-text(&quot;Narrator&quot;)" calcext:base-cell-address="Caserne.E36"/>
            <calcext:condition calcext:apply-style-name="cellule set choice" calcext:value="contains-text(&quot;SetChoices&quot;)" calcext:base-cell-address="Caserne.E36"/>
            <calcext:condition calcext:apply-style-name="cellule dialogues" calcext:value="contains-text(&quot;PlayerSpeak&quot;)" calcext:base-cell-address="Caserne.E36"/>
            <calcext:condition calcext:apply-style-name="cellule dialogues" calcext:value="contains-text(&quot;OtherSpeak&quot;)" calcext:base-cell-address="Caserne.E36"/>
            <calcext:condition calcext:apply-style-name="cellule argent" calcext:value="contains-text(&quot;CheckGold&quot;)" calcext:base-cell-address="Caserne.E36"/>
            <calcext:condition calcext:apply-style-name="cellule argent" calcext:value="contains-text(&quot;RemoveGold&quot;)" calcext:base-cell-address="Caserne.E36"/>
            <calcext:condition calcext:apply-style-name="cellule argent" calcext:value="contains-text(&quot;AddGold&quot;)" calcext:base-cell-address="Caserne.E36"/>
            <calcext:condition calcext:apply-style-name="cellule argent" calcext:value="contains-text(&quot;Loot&quot;)" calcext:base-cell-address="Caserne.E36"/>
            <calcext:condition calcext:apply-style-name="cellule argent" calcext:value="contains-text(&quot;Trade&quot;)" calcext:base-cell-address="Caserne.E36"/>
            <calcext:condition calcext:apply-style-name="cellule combat" calcext:value="contains-text(&quot;LaunchCombat&quot;)" calcext:base-cell-address="Caserne.E36"/>
            <calcext:condition calcext:apply-style-name="cellule indice" calcext:value="contains-text(&quot;CheckFormula&quot;)" calcext:base-cell-address="Caserne.E36"/>
            <calcext:condition calcext:apply-style-name="cellule indice" calcext:value="contains-text(&quot;GiveDirection&quot;)" calcext:base-cell-address="Caserne.E36"/>
            <calcext:condition calcext:apply-style-name="cellule temps" calcext:value="contains-text(&quot;SetWeather&quot;)" calcext:base-cell-address="Caserne.E36"/>
            <calcext:condition calcext:apply-style-name="cellule temps" calcext:value="contains-text(&quot;SwitchWeather&quot;)" calcext:base-cell-address="Caserne.E36"/>
            <calcext:condition calcext:apply-style-name="cellule temps" calcext:value="contains-text(&quot;NextDay&quot;)" calcext:base-cell-address="Caserne.E36"/>
            <calcext:condition calcext:apply-style-name="cellule temps" calcext:value="contains-text(&quot;CheckDay&quot;)" calcext:base-cell-address="Caserne.E36"/>
            <calcext:condition calcext:apply-style-name="cellule histoire" calcext:value="contains-text(&quot;Leave&quot;)" calcext:base-cell-address="Caserne.E36"/>
            <calcext:condition calcext:apply-style-name="cellule choice" calcext:value="contains-text(&quot;Choice&quot;)" calcext:base-cell-address="Caserne.E36"/>
            <calcext:condition calcext:apply-style-name="cellule d'erreur" calcext:value="!=&quot;&quot;" calcext:base-cell-address="Caserne.E36"/>
          </calcext:conditional-format>
          <calcext:conditional-format calcext:target-range-address="Caserne.C30:Caserne.C30">
            <calcext:condition calcext:apply-style-name="cellule histoire" calcext:value="contains-text(&quot;GoTo&quot;)" calcext:base-cell-address="Caserne.C30"/>
            <calcext:condition calcext:apply-style-name="cellule histoire" calcext:value="contains-text(&quot;Conclude&quot;)" calcext:base-cell-address="Caserne.C30"/>
            <calcext:condition calcext:apply-style-name="cellule random" calcext:value="contains-text(&quot;RandomPercent&quot;)" calcext:base-cell-address="Caserne.C30"/>
            <calcext:condition calcext:apply-style-name="cellule random" calcext:value="contains-text(&quot;RandomRange&quot;)" calcext:base-cell-address="Caserne.C30"/>
            <calcext:condition calcext:apply-style-name="cellule personnages" calcext:value="contains-text(&quot;NewCrew&quot;)" calcext:base-cell-address="Caserne.C30"/>
            <calcext:condition calcext:apply-style-name="cellule personnages" calcext:value="contains-text(&quot;NewCharacter&quot;)" calcext:base-cell-address="Caserne.C30"/>
            <calcext:condition calcext:apply-style-name="cellule personnages" calcext:value="contains-text(&quot;HideOther&quot;)" calcext:base-cell-address="Caserne.C30"/>
            <calcext:condition calcext:apply-style-name="cellule personnages" calcext:value="contains-text(&quot;DeleteOther&quot;)" calcext:base-cell-address="Caserne.C30"/>
            <calcext:condition calcext:apply-style-name="cellule narrateur" calcext:value="contains-text(&quot;Narrator&quot;)" calcext:base-cell-address="Caserne.C30"/>
            <calcext:condition calcext:apply-style-name="cellule set choice" calcext:value="contains-text(&quot;SetChoices&quot;)" calcext:base-cell-address="Caserne.C30"/>
            <calcext:condition calcext:apply-style-name="cellule dialogues" calcext:value="contains-text(&quot;PlayerSpeak&quot;)" calcext:base-cell-address="Caserne.C30"/>
            <calcext:condition calcext:apply-style-name="cellule dialogues" calcext:value="contains-text(&quot;OtherSpeak&quot;)" calcext:base-cell-address="Caserne.C30"/>
            <calcext:condition calcext:apply-style-name="cellule argent" calcext:value="contains-text(&quot;CheckGold&quot;)" calcext:base-cell-address="Caserne.C30"/>
            <calcext:condition calcext:apply-style-name="cellule argent" calcext:value="contains-text(&quot;RemoveGold&quot;)" calcext:base-cell-address="Caserne.C30"/>
            <calcext:condition calcext:apply-style-name="cellule argent" calcext:value="contains-text(&quot;AddGold&quot;)" calcext:base-cell-address="Caserne.C30"/>
            <calcext:condition calcext:apply-style-name="cellule argent" calcext:value="contains-text(&quot;Loot&quot;)" calcext:base-cell-address="Caserne.C30"/>
            <calcext:condition calcext:apply-style-name="cellule argent" calcext:value="contains-text(&quot;Trade&quot;)" calcext:base-cell-address="Caserne.C30"/>
            <calcext:condition calcext:apply-style-name="cellule combat" calcext:value="contains-text(&quot;LaunchCombat&quot;)" calcext:base-cell-address="Caserne.C30"/>
            <calcext:condition calcext:apply-style-name="cellule indice" calcext:value="contains-text(&quot;CheckFormula&quot;)" calcext:base-cell-address="Caserne.C30"/>
            <calcext:condition calcext:apply-style-name="cellule indice" calcext:value="contains-text(&quot;GiveDirection&quot;)" calcext:base-cell-address="Caserne.C30"/>
            <calcext:condition calcext:apply-style-name="cellule temps" calcext:value="contains-text(&quot;SetWeather&quot;)" calcext:base-cell-address="Caserne.C30"/>
            <calcext:condition calcext:apply-style-name="cellule temps" calcext:value="contains-text(&quot;SwitchWeather&quot;)" calcext:base-cell-address="Caserne.C30"/>
            <calcext:condition calcext:apply-style-name="cellule temps" calcext:value="contains-text(&quot;NextDay&quot;)" calcext:base-cell-address="Caserne.C30"/>
            <calcext:condition calcext:apply-style-name="cellule temps" calcext:value="contains-text(&quot;CheckDay&quot;)" calcext:base-cell-address="Caserne.C30"/>
            <calcext:condition calcext:apply-style-name="cellule histoire" calcext:value="contains-text(&quot;Leave&quot;)" calcext:base-cell-address="Caserne.C30"/>
            <calcext:condition calcext:apply-style-name="cellule choice" calcext:value="contains-text(&quot;Choice&quot;)" calcext:base-cell-address="Caserne.C30"/>
            <calcext:condition calcext:apply-style-name="cellule d'erreur" calcext:value="!=&quot;&quot;" calcext:base-cell-address="Caserne.C30"/>
          </calcext:conditional-format>
          <calcext:conditional-format calcext:target-range-address="Caserne.C30:Caserne.C30">
            <calcext:condition calcext:apply-style-name="cellule histoire" calcext:value="contains-text(&quot;GoTo&quot;)" calcext:base-cell-address="Caserne.C30"/>
            <calcext:condition calcext:apply-style-name="cellule histoire" calcext:value="contains-text(&quot;Conclude&quot;)" calcext:base-cell-address="Caserne.C30"/>
            <calcext:condition calcext:apply-style-name="cellule random" calcext:value="contains-text(&quot;RandomPercent&quot;)" calcext:base-cell-address="Caserne.C30"/>
            <calcext:condition calcext:apply-style-name="cellule random" calcext:value="contains-text(&quot;RandomRange&quot;)" calcext:base-cell-address="Caserne.C30"/>
            <calcext:condition calcext:apply-style-name="cellule personnages" calcext:value="contains-text(&quot;NewCrew&quot;)" calcext:base-cell-address="Caserne.C30"/>
            <calcext:condition calcext:apply-style-name="cellule personnages" calcext:value="contains-text(&quot;NewCharacter&quot;)" calcext:base-cell-address="Caserne.C30"/>
            <calcext:condition calcext:apply-style-name="cellule personnages" calcext:value="contains-text(&quot;HideOther&quot;)" calcext:base-cell-address="Caserne.C30"/>
            <calcext:condition calcext:apply-style-name="cellule personnages" calcext:value="contains-text(&quot;DeleteOther&quot;)" calcext:base-cell-address="Caserne.C30"/>
            <calcext:condition calcext:apply-style-name="cellule narrateur" calcext:value="contains-text(&quot;Narrator&quot;)" calcext:base-cell-address="Caserne.C30"/>
            <calcext:condition calcext:apply-style-name="cellule set choice" calcext:value="contains-text(&quot;SetChoices&quot;)" calcext:base-cell-address="Caserne.C30"/>
            <calcext:condition calcext:apply-style-name="cellule dialogues" calcext:value="contains-text(&quot;PlayerSpeak&quot;)" calcext:base-cell-address="Caserne.C30"/>
            <calcext:condition calcext:apply-style-name="cellule dialogues" calcext:value="contains-text(&quot;OtherSpeak&quot;)" calcext:base-cell-address="Caserne.C30"/>
            <calcext:condition calcext:apply-style-name="cellule argent" calcext:value="contains-text(&quot;CheckGold&quot;)" calcext:base-cell-address="Caserne.C30"/>
            <calcext:condition calcext:apply-style-name="cellule argent" calcext:value="contains-text(&quot;RemoveGold&quot;)" calcext:base-cell-address="Caserne.C30"/>
            <calcext:condition calcext:apply-style-name="cellule argent" calcext:value="contains-text(&quot;AddGold&quot;)" calcext:base-cell-address="Caserne.C30"/>
            <calcext:condition calcext:apply-style-name="cellule argent" calcext:value="contains-text(&quot;Loot&quot;)" calcext:base-cell-address="Caserne.C30"/>
            <calcext:condition calcext:apply-style-name="cellule argent" calcext:value="contains-text(&quot;Trade&quot;)" calcext:base-cell-address="Caserne.C30"/>
            <calcext:condition calcext:apply-style-name="cellule combat" calcext:value="contains-text(&quot;LaunchCombat&quot;)" calcext:base-cell-address="Caserne.C30"/>
            <calcext:condition calcext:apply-style-name="cellule indice" calcext:value="contains-text(&quot;CheckFormula&quot;)" calcext:base-cell-address="Caserne.C30"/>
            <calcext:condition calcext:apply-style-name="cellule indice" calcext:value="contains-text(&quot;GiveDirection&quot;)" calcext:base-cell-address="Caserne.C30"/>
            <calcext:condition calcext:apply-style-name="cellule temps" calcext:value="contains-text(&quot;SetWeather&quot;)" calcext:base-cell-address="Caserne.C30"/>
            <calcext:condition calcext:apply-style-name="cellule temps" calcext:value="contains-text(&quot;SwitchWeather&quot;)" calcext:base-cell-address="Caserne.C30"/>
            <calcext:condition calcext:apply-style-name="cellule temps" calcext:value="contains-text(&quot;NextDay&quot;)" calcext:base-cell-address="Caserne.C30"/>
            <calcext:condition calcext:apply-style-name="cellule temps" calcext:value="contains-text(&quot;CheckDay&quot;)" calcext:base-cell-address="Caserne.C30"/>
            <calcext:condition calcext:apply-style-name="cellule histoire" calcext:value="contains-text(&quot;Leave&quot;)" calcext:base-cell-address="Caserne.C30"/>
            <calcext:condition calcext:apply-style-name="cellule choice" calcext:value="contains-text(&quot;Choice&quot;)" calcext:base-cell-address="Caserne.C30"/>
            <calcext:condition calcext:apply-style-name="cellule d'erreur" calcext:value="!=&quot;&quot;" calcext:base-cell-address="Caserne.C30"/>
          </calcext:conditional-format>
          <calcext:conditional-format calcext:target-range-address="Caserne.B18:Caserne.B18">
            <calcext:condition calcext:apply-style-name="cellule histoire" calcext:value="contains-text(&quot;GoTo&quot;)" calcext:base-cell-address="Caserne.B18"/>
            <calcext:condition calcext:apply-style-name="cellule histoire" calcext:value="contains-text(&quot;Conclude&quot;)" calcext:base-cell-address="Caserne.B18"/>
            <calcext:condition calcext:apply-style-name="cellule random" calcext:value="contains-text(&quot;RandomPercent&quot;)" calcext:base-cell-address="Caserne.B18"/>
            <calcext:condition calcext:apply-style-name="cellule random" calcext:value="contains-text(&quot;RandomRange&quot;)" calcext:base-cell-address="Caserne.B18"/>
            <calcext:condition calcext:apply-style-name="cellule personnages" calcext:value="contains-text(&quot;NewCrew&quot;)" calcext:base-cell-address="Caserne.B18"/>
            <calcext:condition calcext:apply-style-name="cellule personnages" calcext:value="contains-text(&quot;NewCharacter&quot;)" calcext:base-cell-address="Caserne.B18"/>
            <calcext:condition calcext:apply-style-name="cellule personnages" calcext:value="contains-text(&quot;HideOther&quot;)" calcext:base-cell-address="Caserne.B18"/>
            <calcext:condition calcext:apply-style-name="cellule personnages" calcext:value="contains-text(&quot;DeleteOther&quot;)" calcext:base-cell-address="Caserne.B18"/>
            <calcext:condition calcext:apply-style-name="cellule narrateur" calcext:value="contains-text(&quot;Narrator&quot;)" calcext:base-cell-address="Caserne.B18"/>
            <calcext:condition calcext:apply-style-name="cellule set choice" calcext:value="contains-text(&quot;SetChoices&quot;)" calcext:base-cell-address="Caserne.B18"/>
            <calcext:condition calcext:apply-style-name="cellule dialogues" calcext:value="contains-text(&quot;PlayerSpeak&quot;)" calcext:base-cell-address="Caserne.B18"/>
            <calcext:condition calcext:apply-style-name="cellule dialogues" calcext:value="contains-text(&quot;OtherSpeak&quot;)" calcext:base-cell-address="Caserne.B18"/>
            <calcext:condition calcext:apply-style-name="cellule argent" calcext:value="contains-text(&quot;CheckGold&quot;)" calcext:base-cell-address="Caserne.B18"/>
            <calcext:condition calcext:apply-style-name="cellule argent" calcext:value="contains-text(&quot;RemoveGold&quot;)" calcext:base-cell-address="Caserne.B18"/>
            <calcext:condition calcext:apply-style-name="cellule argent" calcext:value="contains-text(&quot;AddGold&quot;)" calcext:base-cell-address="Caserne.B18"/>
            <calcext:condition calcext:apply-style-name="cellule argent" calcext:value="contains-text(&quot;Loot&quot;)" calcext:base-cell-address="Caserne.B18"/>
            <calcext:condition calcext:apply-style-name="cellule argent" calcext:value="contains-text(&quot;Trade&quot;)" calcext:base-cell-address="Caserne.B18"/>
            <calcext:condition calcext:apply-style-name="cellule combat" calcext:value="contains-text(&quot;LaunchCombat&quot;)" calcext:base-cell-address="Caserne.B18"/>
            <calcext:condition calcext:apply-style-name="cellule indice" calcext:value="contains-text(&quot;CheckFormula&quot;)" calcext:base-cell-address="Caserne.B18"/>
            <calcext:condition calcext:apply-style-name="cellule indice" calcext:value="contains-text(&quot;GiveDirection&quot;)" calcext:base-cell-address="Caserne.B18"/>
            <calcext:condition calcext:apply-style-name="cellule temps" calcext:value="contains-text(&quot;SetWeather&quot;)" calcext:base-cell-address="Caserne.B18"/>
            <calcext:condition calcext:apply-style-name="cellule temps" calcext:value="contains-text(&quot;SwitchWeather&quot;)" calcext:base-cell-address="Caserne.B18"/>
            <calcext:condition calcext:apply-style-name="cellule temps" calcext:value="contains-text(&quot;NextDay&quot;)" calcext:base-cell-address="Caserne.B18"/>
            <calcext:condition calcext:apply-style-name="cellule temps" calcext:value="contains-text(&quot;CheckDay&quot;)" calcext:base-cell-address="Caserne.B18"/>
            <calcext:condition calcext:apply-style-name="cellule histoire" calcext:value="contains-text(&quot;Leave&quot;)" calcext:base-cell-address="Caserne.B18"/>
            <calcext:condition calcext:apply-style-name="cellule choice" calcext:value="contains-text(&quot;Choice&quot;)" calcext:base-cell-address="Caserne.B18"/>
            <calcext:condition calcext:apply-style-name="cellule d'erreur" calcext:value="!=&quot;&quot;" calcext:base-cell-address="Caserne.B18"/>
          </calcext:conditional-format>
          <calcext:conditional-format calcext:target-range-address="Caserne.B18:Caserne.B18">
            <calcext:condition calcext:apply-style-name="cellule histoire" calcext:value="contains-text(&quot;GoTo&quot;)" calcext:base-cell-address="Caserne.B18"/>
            <calcext:condition calcext:apply-style-name="cellule histoire" calcext:value="contains-text(&quot;Conclude&quot;)" calcext:base-cell-address="Caserne.B18"/>
            <calcext:condition calcext:apply-style-name="cellule random" calcext:value="contains-text(&quot;RandomPercent&quot;)" calcext:base-cell-address="Caserne.B18"/>
            <calcext:condition calcext:apply-style-name="cellule random" calcext:value="contains-text(&quot;RandomRange&quot;)" calcext:base-cell-address="Caserne.B18"/>
            <calcext:condition calcext:apply-style-name="cellule personnages" calcext:value="contains-text(&quot;NewCrew&quot;)" calcext:base-cell-address="Caserne.B18"/>
            <calcext:condition calcext:apply-style-name="cellule personnages" calcext:value="contains-text(&quot;NewCharacter&quot;)" calcext:base-cell-address="Caserne.B18"/>
            <calcext:condition calcext:apply-style-name="cellule personnages" calcext:value="contains-text(&quot;HideOther&quot;)" calcext:base-cell-address="Caserne.B18"/>
            <calcext:condition calcext:apply-style-name="cellule personnages" calcext:value="contains-text(&quot;DeleteOther&quot;)" calcext:base-cell-address="Caserne.B18"/>
            <calcext:condition calcext:apply-style-name="cellule narrateur" calcext:value="contains-text(&quot;Narrator&quot;)" calcext:base-cell-address="Caserne.B18"/>
            <calcext:condition calcext:apply-style-name="cellule set choice" calcext:value="contains-text(&quot;SetChoices&quot;)" calcext:base-cell-address="Caserne.B18"/>
            <calcext:condition calcext:apply-style-name="cellule dialogues" calcext:value="contains-text(&quot;PlayerSpeak&quot;)" calcext:base-cell-address="Caserne.B18"/>
            <calcext:condition calcext:apply-style-name="cellule dialogues" calcext:value="contains-text(&quot;OtherSpeak&quot;)" calcext:base-cell-address="Caserne.B18"/>
            <calcext:condition calcext:apply-style-name="cellule argent" calcext:value="contains-text(&quot;CheckGold&quot;)" calcext:base-cell-address="Caserne.B18"/>
            <calcext:condition calcext:apply-style-name="cellule argent" calcext:value="contains-text(&quot;RemoveGold&quot;)" calcext:base-cell-address="Caserne.B18"/>
            <calcext:condition calcext:apply-style-name="cellule argent" calcext:value="contains-text(&quot;AddGold&quot;)" calcext:base-cell-address="Caserne.B18"/>
            <calcext:condition calcext:apply-style-name="cellule argent" calcext:value="contains-text(&quot;Loot&quot;)" calcext:base-cell-address="Caserne.B18"/>
            <calcext:condition calcext:apply-style-name="cellule argent" calcext:value="contains-text(&quot;Trade&quot;)" calcext:base-cell-address="Caserne.B18"/>
            <calcext:condition calcext:apply-style-name="cellule combat" calcext:value="contains-text(&quot;LaunchCombat&quot;)" calcext:base-cell-address="Caserne.B18"/>
            <calcext:condition calcext:apply-style-name="cellule indice" calcext:value="contains-text(&quot;CheckFormula&quot;)" calcext:base-cell-address="Caserne.B18"/>
            <calcext:condition calcext:apply-style-name="cellule indice" calcext:value="contains-text(&quot;GiveDirection&quot;)" calcext:base-cell-address="Caserne.B18"/>
            <calcext:condition calcext:apply-style-name="cellule temps" calcext:value="contains-text(&quot;SetWeather&quot;)" calcext:base-cell-address="Caserne.B18"/>
            <calcext:condition calcext:apply-style-name="cellule temps" calcext:value="contains-text(&quot;SwitchWeather&quot;)" calcext:base-cell-address="Caserne.B18"/>
            <calcext:condition calcext:apply-style-name="cellule temps" calcext:value="contains-text(&quot;NextDay&quot;)" calcext:base-cell-address="Caserne.B18"/>
            <calcext:condition calcext:apply-style-name="cellule temps" calcext:value="contains-text(&quot;CheckDay&quot;)" calcext:base-cell-address="Caserne.B18"/>
            <calcext:condition calcext:apply-style-name="cellule histoire" calcext:value="contains-text(&quot;Leave&quot;)" calcext:base-cell-address="Caserne.B18"/>
            <calcext:condition calcext:apply-style-name="cellule choice" calcext:value="contains-text(&quot;Choice&quot;)" calcext:base-cell-address="Caserne.B18"/>
            <calcext:condition calcext:apply-style-name="cellule d'erreur" calcext:value="!=&quot;&quot;" calcext:base-cell-address="Caserne.B18"/>
          </calcext:conditional-format>
          <calcext:conditional-format calcext:target-range-address="Caserne.D23:Caserne.D23">
            <calcext:condition calcext:apply-style-name="cellule histoire" calcext:value="contains-text(&quot;GoTo&quot;)" calcext:base-cell-address="Caserne.D23"/>
            <calcext:condition calcext:apply-style-name="cellule histoire" calcext:value="contains-text(&quot;Conclude&quot;)" calcext:base-cell-address="Caserne.D23"/>
            <calcext:condition calcext:apply-style-name="cellule random" calcext:value="contains-text(&quot;RandomPercent&quot;)" calcext:base-cell-address="Caserne.D23"/>
            <calcext:condition calcext:apply-style-name="cellule random" calcext:value="contains-text(&quot;RandomRange&quot;)" calcext:base-cell-address="Caserne.D23"/>
            <calcext:condition calcext:apply-style-name="cellule personnages" calcext:value="contains-text(&quot;NewCrew&quot;)" calcext:base-cell-address="Caserne.D23"/>
            <calcext:condition calcext:apply-style-name="cellule personnages" calcext:value="contains-text(&quot;NewCharacter&quot;)" calcext:base-cell-address="Caserne.D23"/>
            <calcext:condition calcext:apply-style-name="cellule personnages" calcext:value="contains-text(&quot;HideOther&quot;)" calcext:base-cell-address="Caserne.D23"/>
            <calcext:condition calcext:apply-style-name="cellule personnages" calcext:value="contains-text(&quot;DeleteOther&quot;)" calcext:base-cell-address="Caserne.D23"/>
            <calcext:condition calcext:apply-style-name="cellule narrateur" calcext:value="contains-text(&quot;Narrator&quot;)" calcext:base-cell-address="Caserne.D23"/>
            <calcext:condition calcext:apply-style-name="cellule set choice" calcext:value="contains-text(&quot;SetChoices&quot;)" calcext:base-cell-address="Caserne.D23"/>
            <calcext:condition calcext:apply-style-name="cellule dialogues" calcext:value="contains-text(&quot;PlayerSpeak&quot;)" calcext:base-cell-address="Caserne.D23"/>
            <calcext:condition calcext:apply-style-name="cellule dialogues" calcext:value="contains-text(&quot;OtherSpeak&quot;)" calcext:base-cell-address="Caserne.D23"/>
            <calcext:condition calcext:apply-style-name="cellule argent" calcext:value="contains-text(&quot;CheckGold&quot;)" calcext:base-cell-address="Caserne.D23"/>
            <calcext:condition calcext:apply-style-name="cellule argent" calcext:value="contains-text(&quot;RemoveGold&quot;)" calcext:base-cell-address="Caserne.D23"/>
            <calcext:condition calcext:apply-style-name="cellule argent" calcext:value="contains-text(&quot;AddGold&quot;)" calcext:base-cell-address="Caserne.D23"/>
            <calcext:condition calcext:apply-style-name="cellule argent" calcext:value="contains-text(&quot;Loot&quot;)" calcext:base-cell-address="Caserne.D23"/>
            <calcext:condition calcext:apply-style-name="cellule argent" calcext:value="contains-text(&quot;Trade&quot;)" calcext:base-cell-address="Caserne.D23"/>
            <calcext:condition calcext:apply-style-name="cellule combat" calcext:value="contains-text(&quot;LaunchCombat&quot;)" calcext:base-cell-address="Caserne.D23"/>
            <calcext:condition calcext:apply-style-name="cellule indice" calcext:value="contains-text(&quot;CheckFormula&quot;)" calcext:base-cell-address="Caserne.D23"/>
            <calcext:condition calcext:apply-style-name="cellule indice" calcext:value="contains-text(&quot;GiveDirection&quot;)" calcext:base-cell-address="Caserne.D23"/>
            <calcext:condition calcext:apply-style-name="cellule temps" calcext:value="contains-text(&quot;SetWeather&quot;)" calcext:base-cell-address="Caserne.D23"/>
            <calcext:condition calcext:apply-style-name="cellule temps" calcext:value="contains-text(&quot;SwitchWeather&quot;)" calcext:base-cell-address="Caserne.D23"/>
            <calcext:condition calcext:apply-style-name="cellule temps" calcext:value="contains-text(&quot;NextDay&quot;)" calcext:base-cell-address="Caserne.D23"/>
            <calcext:condition calcext:apply-style-name="cellule temps" calcext:value="contains-text(&quot;CheckDay&quot;)" calcext:base-cell-address="Caserne.D23"/>
            <calcext:condition calcext:apply-style-name="cellule histoire" calcext:value="contains-text(&quot;Leave&quot;)" calcext:base-cell-address="Caserne.D23"/>
            <calcext:condition calcext:apply-style-name="cellule choice" calcext:value="contains-text(&quot;Choice&quot;)" calcext:base-cell-address="Caserne.D23"/>
            <calcext:condition calcext:apply-style-name="cellule d'erreur" calcext:value="!=&quot;&quot;" calcext:base-cell-address="Caserne.D23"/>
          </calcext:conditional-format>
          <calcext:conditional-format calcext:target-range-address="Caserne.D23:Caserne.D23">
            <calcext:condition calcext:apply-style-name="cellule histoire" calcext:value="contains-text(&quot;GoTo&quot;)" calcext:base-cell-address="Caserne.D23"/>
            <calcext:condition calcext:apply-style-name="cellule histoire" calcext:value="contains-text(&quot;Conclude&quot;)" calcext:base-cell-address="Caserne.D23"/>
            <calcext:condition calcext:apply-style-name="cellule random" calcext:value="contains-text(&quot;RandomPercent&quot;)" calcext:base-cell-address="Caserne.D23"/>
            <calcext:condition calcext:apply-style-name="cellule random" calcext:value="contains-text(&quot;RandomRange&quot;)" calcext:base-cell-address="Caserne.D23"/>
            <calcext:condition calcext:apply-style-name="cellule personnages" calcext:value="contains-text(&quot;NewCrew&quot;)" calcext:base-cell-address="Caserne.D23"/>
            <calcext:condition calcext:apply-style-name="cellule personnages" calcext:value="contains-text(&quot;NewCharacter&quot;)" calcext:base-cell-address="Caserne.D23"/>
            <calcext:condition calcext:apply-style-name="cellule personnages" calcext:value="contains-text(&quot;HideOther&quot;)" calcext:base-cell-address="Caserne.D23"/>
            <calcext:condition calcext:apply-style-name="cellule personnages" calcext:value="contains-text(&quot;DeleteOther&quot;)" calcext:base-cell-address="Caserne.D23"/>
            <calcext:condition calcext:apply-style-name="cellule narrateur" calcext:value="contains-text(&quot;Narrator&quot;)" calcext:base-cell-address="Caserne.D23"/>
            <calcext:condition calcext:apply-style-name="cellule set choice" calcext:value="contains-text(&quot;SetChoices&quot;)" calcext:base-cell-address="Caserne.D23"/>
            <calcext:condition calcext:apply-style-name="cellule dialogues" calcext:value="contains-text(&quot;PlayerSpeak&quot;)" calcext:base-cell-address="Caserne.D23"/>
            <calcext:condition calcext:apply-style-name="cellule dialogues" calcext:value="contains-text(&quot;OtherSpeak&quot;)" calcext:base-cell-address="Caserne.D23"/>
            <calcext:condition calcext:apply-style-name="cellule argent" calcext:value="contains-text(&quot;CheckGold&quot;)" calcext:base-cell-address="Caserne.D23"/>
            <calcext:condition calcext:apply-style-name="cellule argent" calcext:value="contains-text(&quot;RemoveGold&quot;)" calcext:base-cell-address="Caserne.D23"/>
            <calcext:condition calcext:apply-style-name="cellule argent" calcext:value="contains-text(&quot;AddGold&quot;)" calcext:base-cell-address="Caserne.D23"/>
            <calcext:condition calcext:apply-style-name="cellule argent" calcext:value="contains-text(&quot;Loot&quot;)" calcext:base-cell-address="Caserne.D23"/>
            <calcext:condition calcext:apply-style-name="cellule argent" calcext:value="contains-text(&quot;Trade&quot;)" calcext:base-cell-address="Caserne.D23"/>
            <calcext:condition calcext:apply-style-name="cellule combat" calcext:value="contains-text(&quot;LaunchCombat&quot;)" calcext:base-cell-address="Caserne.D23"/>
            <calcext:condition calcext:apply-style-name="cellule indice" calcext:value="contains-text(&quot;CheckFormula&quot;)" calcext:base-cell-address="Caserne.D23"/>
            <calcext:condition calcext:apply-style-name="cellule indice" calcext:value="contains-text(&quot;GiveDirection&quot;)" calcext:base-cell-address="Caserne.D23"/>
            <calcext:condition calcext:apply-style-name="cellule temps" calcext:value="contains-text(&quot;SetWeather&quot;)" calcext:base-cell-address="Caserne.D23"/>
            <calcext:condition calcext:apply-style-name="cellule temps" calcext:value="contains-text(&quot;SwitchWeather&quot;)" calcext:base-cell-address="Caserne.D23"/>
            <calcext:condition calcext:apply-style-name="cellule temps" calcext:value="contains-text(&quot;NextDay&quot;)" calcext:base-cell-address="Caserne.D23"/>
            <calcext:condition calcext:apply-style-name="cellule temps" calcext:value="contains-text(&quot;CheckDay&quot;)" calcext:base-cell-address="Caserne.D23"/>
            <calcext:condition calcext:apply-style-name="cellule histoire" calcext:value="contains-text(&quot;Leave&quot;)" calcext:base-cell-address="Caserne.D23"/>
            <calcext:condition calcext:apply-style-name="cellule choice" calcext:value="contains-text(&quot;Choice&quot;)" calcext:base-cell-address="Caserne.D23"/>
            <calcext:condition calcext:apply-style-name="cellule d'erreur" calcext:value="!=&quot;&quot;" calcext:base-cell-address="Caserne.D23"/>
          </calcext:conditional-format>
          <calcext:conditional-format calcext:target-range-address="Caserne.H23:Caserne.H23">
            <calcext:condition calcext:apply-style-name="cellule histoire" calcext:value="contains-text(&quot;GoTo&quot;)" calcext:base-cell-address="Caserne.H23"/>
            <calcext:condition calcext:apply-style-name="cellule histoire" calcext:value="contains-text(&quot;Conclude&quot;)" calcext:base-cell-address="Caserne.H23"/>
            <calcext:condition calcext:apply-style-name="cellule random" calcext:value="contains-text(&quot;RandomPercent&quot;)" calcext:base-cell-address="Caserne.H23"/>
            <calcext:condition calcext:apply-style-name="cellule random" calcext:value="contains-text(&quot;RandomRange&quot;)" calcext:base-cell-address="Caserne.H23"/>
            <calcext:condition calcext:apply-style-name="cellule personnages" calcext:value="contains-text(&quot;NewCrew&quot;)" calcext:base-cell-address="Caserne.H23"/>
            <calcext:condition calcext:apply-style-name="cellule personnages" calcext:value="contains-text(&quot;NewCharacter&quot;)" calcext:base-cell-address="Caserne.H23"/>
            <calcext:condition calcext:apply-style-name="cellule personnages" calcext:value="contains-text(&quot;HideOther&quot;)" calcext:base-cell-address="Caserne.H23"/>
            <calcext:condition calcext:apply-style-name="cellule personnages" calcext:value="contains-text(&quot;DeleteOther&quot;)" calcext:base-cell-address="Caserne.H23"/>
            <calcext:condition calcext:apply-style-name="cellule narrateur" calcext:value="contains-text(&quot;Narrator&quot;)" calcext:base-cell-address="Caserne.H23"/>
            <calcext:condition calcext:apply-style-name="cellule set choice" calcext:value="contains-text(&quot;SetChoices&quot;)" calcext:base-cell-address="Caserne.H23"/>
            <calcext:condition calcext:apply-style-name="cellule dialogues" calcext:value="contains-text(&quot;PlayerSpeak&quot;)" calcext:base-cell-address="Caserne.H23"/>
            <calcext:condition calcext:apply-style-name="cellule dialogues" calcext:value="contains-text(&quot;OtherSpeak&quot;)" calcext:base-cell-address="Caserne.H23"/>
            <calcext:condition calcext:apply-style-name="cellule argent" calcext:value="contains-text(&quot;CheckGold&quot;)" calcext:base-cell-address="Caserne.H23"/>
            <calcext:condition calcext:apply-style-name="cellule argent" calcext:value="contains-text(&quot;RemoveGold&quot;)" calcext:base-cell-address="Caserne.H23"/>
            <calcext:condition calcext:apply-style-name="cellule argent" calcext:value="contains-text(&quot;AddGold&quot;)" calcext:base-cell-address="Caserne.H23"/>
            <calcext:condition calcext:apply-style-name="cellule argent" calcext:value="contains-text(&quot;Loot&quot;)" calcext:base-cell-address="Caserne.H23"/>
            <calcext:condition calcext:apply-style-name="cellule argent" calcext:value="contains-text(&quot;Trade&quot;)" calcext:base-cell-address="Caserne.H23"/>
            <calcext:condition calcext:apply-style-name="cellule combat" calcext:value="contains-text(&quot;LaunchCombat&quot;)" calcext:base-cell-address="Caserne.H23"/>
            <calcext:condition calcext:apply-style-name="cellule indice" calcext:value="contains-text(&quot;CheckFormula&quot;)" calcext:base-cell-address="Caserne.H23"/>
            <calcext:condition calcext:apply-style-name="cellule indice" calcext:value="contains-text(&quot;GiveDirection&quot;)" calcext:base-cell-address="Caserne.H23"/>
            <calcext:condition calcext:apply-style-name="cellule temps" calcext:value="contains-text(&quot;SetWeather&quot;)" calcext:base-cell-address="Caserne.H23"/>
            <calcext:condition calcext:apply-style-name="cellule temps" calcext:value="contains-text(&quot;SwitchWeather&quot;)" calcext:base-cell-address="Caserne.H23"/>
            <calcext:condition calcext:apply-style-name="cellule temps" calcext:value="contains-text(&quot;NextDay&quot;)" calcext:base-cell-address="Caserne.H23"/>
            <calcext:condition calcext:apply-style-name="cellule temps" calcext:value="contains-text(&quot;CheckDay&quot;)" calcext:base-cell-address="Caserne.H23"/>
            <calcext:condition calcext:apply-style-name="cellule histoire" calcext:value="contains-text(&quot;Leave&quot;)" calcext:base-cell-address="Caserne.H23"/>
            <calcext:condition calcext:apply-style-name="cellule choice" calcext:value="contains-text(&quot;Choice&quot;)" calcext:base-cell-address="Caserne.H23"/>
            <calcext:condition calcext:apply-style-name="cellule d'erreur" calcext:value="!=&quot;&quot;" calcext:base-cell-address="Caserne.H23"/>
          </calcext:conditional-format>
          <calcext:conditional-format calcext:target-range-address="Caserne.H23:Caserne.H23">
            <calcext:condition calcext:apply-style-name="cellule histoire" calcext:value="contains-text(&quot;GoTo&quot;)" calcext:base-cell-address="Caserne.H23"/>
            <calcext:condition calcext:apply-style-name="cellule histoire" calcext:value="contains-text(&quot;Conclude&quot;)" calcext:base-cell-address="Caserne.H23"/>
            <calcext:condition calcext:apply-style-name="cellule random" calcext:value="contains-text(&quot;RandomPercent&quot;)" calcext:base-cell-address="Caserne.H23"/>
            <calcext:condition calcext:apply-style-name="cellule random" calcext:value="contains-text(&quot;RandomRange&quot;)" calcext:base-cell-address="Caserne.H23"/>
            <calcext:condition calcext:apply-style-name="cellule personnages" calcext:value="contains-text(&quot;NewCrew&quot;)" calcext:base-cell-address="Caserne.H23"/>
            <calcext:condition calcext:apply-style-name="cellule personnages" calcext:value="contains-text(&quot;NewCharacter&quot;)" calcext:base-cell-address="Caserne.H23"/>
            <calcext:condition calcext:apply-style-name="cellule personnages" calcext:value="contains-text(&quot;HideOther&quot;)" calcext:base-cell-address="Caserne.H23"/>
            <calcext:condition calcext:apply-style-name="cellule personnages" calcext:value="contains-text(&quot;DeleteOther&quot;)" calcext:base-cell-address="Caserne.H23"/>
            <calcext:condition calcext:apply-style-name="cellule narrateur" calcext:value="contains-text(&quot;Narrator&quot;)" calcext:base-cell-address="Caserne.H23"/>
            <calcext:condition calcext:apply-style-name="cellule set choice" calcext:value="contains-text(&quot;SetChoices&quot;)" calcext:base-cell-address="Caserne.H23"/>
            <calcext:condition calcext:apply-style-name="cellule dialogues" calcext:value="contains-text(&quot;PlayerSpeak&quot;)" calcext:base-cell-address="Caserne.H23"/>
            <calcext:condition calcext:apply-style-name="cellule dialogues" calcext:value="contains-text(&quot;OtherSpeak&quot;)" calcext:base-cell-address="Caserne.H23"/>
            <calcext:condition calcext:apply-style-name="cellule argent" calcext:value="contains-text(&quot;CheckGold&quot;)" calcext:base-cell-address="Caserne.H23"/>
            <calcext:condition calcext:apply-style-name="cellule argent" calcext:value="contains-text(&quot;RemoveGold&quot;)" calcext:base-cell-address="Caserne.H23"/>
            <calcext:condition calcext:apply-style-name="cellule argent" calcext:value="contains-text(&quot;AddGold&quot;)" calcext:base-cell-address="Caserne.H23"/>
            <calcext:condition calcext:apply-style-name="cellule argent" calcext:value="contains-text(&quot;Loot&quot;)" calcext:base-cell-address="Caserne.H23"/>
            <calcext:condition calcext:apply-style-name="cellule argent" calcext:value="contains-text(&quot;Trade&quot;)" calcext:base-cell-address="Caserne.H23"/>
            <calcext:condition calcext:apply-style-name="cellule combat" calcext:value="contains-text(&quot;LaunchCombat&quot;)" calcext:base-cell-address="Caserne.H23"/>
            <calcext:condition calcext:apply-style-name="cellule indice" calcext:value="contains-text(&quot;CheckFormula&quot;)" calcext:base-cell-address="Caserne.H23"/>
            <calcext:condition calcext:apply-style-name="cellule indice" calcext:value="contains-text(&quot;GiveDirection&quot;)" calcext:base-cell-address="Caserne.H23"/>
            <calcext:condition calcext:apply-style-name="cellule temps" calcext:value="contains-text(&quot;SetWeather&quot;)" calcext:base-cell-address="Caserne.H23"/>
            <calcext:condition calcext:apply-style-name="cellule temps" calcext:value="contains-text(&quot;SwitchWeather&quot;)" calcext:base-cell-address="Caserne.H23"/>
            <calcext:condition calcext:apply-style-name="cellule temps" calcext:value="contains-text(&quot;NextDay&quot;)" calcext:base-cell-address="Caserne.H23"/>
            <calcext:condition calcext:apply-style-name="cellule temps" calcext:value="contains-text(&quot;CheckDay&quot;)" calcext:base-cell-address="Caserne.H23"/>
            <calcext:condition calcext:apply-style-name="cellule histoire" calcext:value="contains-text(&quot;Leave&quot;)" calcext:base-cell-address="Caserne.H23"/>
            <calcext:condition calcext:apply-style-name="cellule choice" calcext:value="contains-text(&quot;Choice&quot;)" calcext:base-cell-address="Caserne.H23"/>
            <calcext:condition calcext:apply-style-name="cellule d'erreur" calcext:value="!=&quot;&quot;" calcext:base-cell-address="Caserne.H23"/>
          </calcext:conditional-format>
          <calcext:conditional-format calcext:target-range-address="Caserne.E10:Caserne.E10">
            <calcext:condition calcext:apply-style-name="cellule histoire" calcext:value="contains-text(&quot;GoTo&quot;)" calcext:base-cell-address="Caserne.E10"/>
            <calcext:condition calcext:apply-style-name="cellule histoire" calcext:value="contains-text(&quot;Conclude&quot;)" calcext:base-cell-address="Caserne.E10"/>
            <calcext:condition calcext:apply-style-name="cellule random" calcext:value="contains-text(&quot;RandomPercent&quot;)" calcext:base-cell-address="Caserne.E10"/>
            <calcext:condition calcext:apply-style-name="cellule random" calcext:value="contains-text(&quot;RandomRange&quot;)" calcext:base-cell-address="Caserne.E10"/>
            <calcext:condition calcext:apply-style-name="cellule personnages" calcext:value="contains-text(&quot;NewCrew&quot;)" calcext:base-cell-address="Caserne.E10"/>
            <calcext:condition calcext:apply-style-name="cellule personnages" calcext:value="contains-text(&quot;NewCharacter&quot;)" calcext:base-cell-address="Caserne.E10"/>
            <calcext:condition calcext:apply-style-name="cellule personnages" calcext:value="contains-text(&quot;HideOther&quot;)" calcext:base-cell-address="Caserne.E10"/>
            <calcext:condition calcext:apply-style-name="cellule personnages" calcext:value="contains-text(&quot;DeleteOther&quot;)" calcext:base-cell-address="Caserne.E10"/>
            <calcext:condition calcext:apply-style-name="cellule narrateur" calcext:value="contains-text(&quot;Narrator&quot;)" calcext:base-cell-address="Caserne.E10"/>
            <calcext:condition calcext:apply-style-name="cellule set choice" calcext:value="contains-text(&quot;SetChoices&quot;)" calcext:base-cell-address="Caserne.E10"/>
            <calcext:condition calcext:apply-style-name="cellule dialogues" calcext:value="contains-text(&quot;PlayerSpeak&quot;)" calcext:base-cell-address="Caserne.E10"/>
            <calcext:condition calcext:apply-style-name="cellule dialogues" calcext:value="contains-text(&quot;OtherSpeak&quot;)" calcext:base-cell-address="Caserne.E10"/>
            <calcext:condition calcext:apply-style-name="cellule argent" calcext:value="contains-text(&quot;CheckGold&quot;)" calcext:base-cell-address="Caserne.E10"/>
            <calcext:condition calcext:apply-style-name="cellule argent" calcext:value="contains-text(&quot;RemoveGold&quot;)" calcext:base-cell-address="Caserne.E10"/>
            <calcext:condition calcext:apply-style-name="cellule argent" calcext:value="contains-text(&quot;AddGold&quot;)" calcext:base-cell-address="Caserne.E10"/>
            <calcext:condition calcext:apply-style-name="cellule argent" calcext:value="contains-text(&quot;Loot&quot;)" calcext:base-cell-address="Caserne.E10"/>
            <calcext:condition calcext:apply-style-name="cellule argent" calcext:value="contains-text(&quot;Trade&quot;)" calcext:base-cell-address="Caserne.E10"/>
            <calcext:condition calcext:apply-style-name="cellule combat" calcext:value="contains-text(&quot;LaunchCombat&quot;)" calcext:base-cell-address="Caserne.E10"/>
            <calcext:condition calcext:apply-style-name="cellule indice" calcext:value="contains-text(&quot;CheckFormula&quot;)" calcext:base-cell-address="Caserne.E10"/>
            <calcext:condition calcext:apply-style-name="cellule indice" calcext:value="contains-text(&quot;GiveDirection&quot;)" calcext:base-cell-address="Caserne.E10"/>
            <calcext:condition calcext:apply-style-name="cellule temps" calcext:value="contains-text(&quot;SetWeather&quot;)" calcext:base-cell-address="Caserne.E10"/>
            <calcext:condition calcext:apply-style-name="cellule temps" calcext:value="contains-text(&quot;SwitchWeather&quot;)" calcext:base-cell-address="Caserne.E10"/>
            <calcext:condition calcext:apply-style-name="cellule temps" calcext:value="contains-text(&quot;NextDay&quot;)" calcext:base-cell-address="Caserne.E10"/>
            <calcext:condition calcext:apply-style-name="cellule temps" calcext:value="contains-text(&quot;CheckDay&quot;)" calcext:base-cell-address="Caserne.E10"/>
            <calcext:condition calcext:apply-style-name="cellule histoire" calcext:value="contains-text(&quot;Leave&quot;)" calcext:base-cell-address="Caserne.E10"/>
            <calcext:condition calcext:apply-style-name="cellule choice" calcext:value="contains-text(&quot;Choice&quot;)" calcext:base-cell-address="Caserne.E10"/>
            <calcext:condition calcext:apply-style-name="cellule d'erreur" calcext:value="!=&quot;&quot;" calcext:base-cell-address="Caserne.E10"/>
          </calcext:conditional-format>
          <calcext:conditional-format calcext:target-range-address="Caserne.E10:Caserne.E10">
            <calcext:condition calcext:apply-style-name="cellule histoire" calcext:value="contains-text(&quot;GoTo&quot;)" calcext:base-cell-address="Caserne.E10"/>
            <calcext:condition calcext:apply-style-name="cellule histoire" calcext:value="contains-text(&quot;Conclude&quot;)" calcext:base-cell-address="Caserne.E10"/>
            <calcext:condition calcext:apply-style-name="cellule random" calcext:value="contains-text(&quot;RandomPercent&quot;)" calcext:base-cell-address="Caserne.E10"/>
            <calcext:condition calcext:apply-style-name="cellule random" calcext:value="contains-text(&quot;RandomRange&quot;)" calcext:base-cell-address="Caserne.E10"/>
            <calcext:condition calcext:apply-style-name="cellule personnages" calcext:value="contains-text(&quot;NewCrew&quot;)" calcext:base-cell-address="Caserne.E10"/>
            <calcext:condition calcext:apply-style-name="cellule personnages" calcext:value="contains-text(&quot;NewCharacter&quot;)" calcext:base-cell-address="Caserne.E10"/>
            <calcext:condition calcext:apply-style-name="cellule personnages" calcext:value="contains-text(&quot;HideOther&quot;)" calcext:base-cell-address="Caserne.E10"/>
            <calcext:condition calcext:apply-style-name="cellule personnages" calcext:value="contains-text(&quot;DeleteOther&quot;)" calcext:base-cell-address="Caserne.E10"/>
            <calcext:condition calcext:apply-style-name="cellule narrateur" calcext:value="contains-text(&quot;Narrator&quot;)" calcext:base-cell-address="Caserne.E10"/>
            <calcext:condition calcext:apply-style-name="cellule set choice" calcext:value="contains-text(&quot;SetChoices&quot;)" calcext:base-cell-address="Caserne.E10"/>
            <calcext:condition calcext:apply-style-name="cellule dialogues" calcext:value="contains-text(&quot;PlayerSpeak&quot;)" calcext:base-cell-address="Caserne.E10"/>
            <calcext:condition calcext:apply-style-name="cellule dialogues" calcext:value="contains-text(&quot;OtherSpeak&quot;)" calcext:base-cell-address="Caserne.E10"/>
            <calcext:condition calcext:apply-style-name="cellule argent" calcext:value="contains-text(&quot;CheckGold&quot;)" calcext:base-cell-address="Caserne.E10"/>
            <calcext:condition calcext:apply-style-name="cellule argent" calcext:value="contains-text(&quot;RemoveGold&quot;)" calcext:base-cell-address="Caserne.E10"/>
            <calcext:condition calcext:apply-style-name="cellule argent" calcext:value="contains-text(&quot;AddGold&quot;)" calcext:base-cell-address="Caserne.E10"/>
            <calcext:condition calcext:apply-style-name="cellule argent" calcext:value="contains-text(&quot;Loot&quot;)" calcext:base-cell-address="Caserne.E10"/>
            <calcext:condition calcext:apply-style-name="cellule argent" calcext:value="contains-text(&quot;Trade&quot;)" calcext:base-cell-address="Caserne.E10"/>
            <calcext:condition calcext:apply-style-name="cellule combat" calcext:value="contains-text(&quot;LaunchCombat&quot;)" calcext:base-cell-address="Caserne.E10"/>
            <calcext:condition calcext:apply-style-name="cellule indice" calcext:value="contains-text(&quot;CheckFormula&quot;)" calcext:base-cell-address="Caserne.E10"/>
            <calcext:condition calcext:apply-style-name="cellule indice" calcext:value="contains-text(&quot;GiveDirection&quot;)" calcext:base-cell-address="Caserne.E10"/>
            <calcext:condition calcext:apply-style-name="cellule temps" calcext:value="contains-text(&quot;SetWeather&quot;)" calcext:base-cell-address="Caserne.E10"/>
            <calcext:condition calcext:apply-style-name="cellule temps" calcext:value="contains-text(&quot;SwitchWeather&quot;)" calcext:base-cell-address="Caserne.E10"/>
            <calcext:condition calcext:apply-style-name="cellule temps" calcext:value="contains-text(&quot;NextDay&quot;)" calcext:base-cell-address="Caserne.E10"/>
            <calcext:condition calcext:apply-style-name="cellule temps" calcext:value="contains-text(&quot;CheckDay&quot;)" calcext:base-cell-address="Caserne.E10"/>
            <calcext:condition calcext:apply-style-name="cellule histoire" calcext:value="contains-text(&quot;Leave&quot;)" calcext:base-cell-address="Caserne.E10"/>
            <calcext:condition calcext:apply-style-name="cellule choice" calcext:value="contains-text(&quot;Choice&quot;)" calcext:base-cell-address="Caserne.E10"/>
            <calcext:condition calcext:apply-style-name="cellule d'erreur" calcext:value="!=&quot;&quot;" calcext:base-cell-address="Caserne.E10"/>
          </calcext:conditional-format>
          <calcext:conditional-format calcext:target-range-address="Caserne.F14:Caserne.F14">
            <calcext:condition calcext:apply-style-name="cellule histoire" calcext:value="contains-text(&quot;GoTo&quot;)" calcext:base-cell-address="Caserne.F14"/>
            <calcext:condition calcext:apply-style-name="cellule histoire" calcext:value="contains-text(&quot;Conclude&quot;)" calcext:base-cell-address="Caserne.F14"/>
            <calcext:condition calcext:apply-style-name="cellule random" calcext:value="contains-text(&quot;RandomPercent&quot;)" calcext:base-cell-address="Caserne.F14"/>
            <calcext:condition calcext:apply-style-name="cellule random" calcext:value="contains-text(&quot;RandomRange&quot;)" calcext:base-cell-address="Caserne.F14"/>
            <calcext:condition calcext:apply-style-name="cellule personnages" calcext:value="contains-text(&quot;NewCrew&quot;)" calcext:base-cell-address="Caserne.F14"/>
            <calcext:condition calcext:apply-style-name="cellule personnages" calcext:value="contains-text(&quot;NewCharacter&quot;)" calcext:base-cell-address="Caserne.F14"/>
            <calcext:condition calcext:apply-style-name="cellule personnages" calcext:value="contains-text(&quot;HideOther&quot;)" calcext:base-cell-address="Caserne.F14"/>
            <calcext:condition calcext:apply-style-name="cellule personnages" calcext:value="contains-text(&quot;DeleteOther&quot;)" calcext:base-cell-address="Caserne.F14"/>
            <calcext:condition calcext:apply-style-name="cellule narrateur" calcext:value="contains-text(&quot;Narrator&quot;)" calcext:base-cell-address="Caserne.F14"/>
            <calcext:condition calcext:apply-style-name="cellule set choice" calcext:value="contains-text(&quot;SetChoices&quot;)" calcext:base-cell-address="Caserne.F14"/>
            <calcext:condition calcext:apply-style-name="cellule dialogues" calcext:value="contains-text(&quot;PlayerSpeak&quot;)" calcext:base-cell-address="Caserne.F14"/>
            <calcext:condition calcext:apply-style-name="cellule dialogues" calcext:value="contains-text(&quot;OtherSpeak&quot;)" calcext:base-cell-address="Caserne.F14"/>
            <calcext:condition calcext:apply-style-name="cellule argent" calcext:value="contains-text(&quot;CheckGold&quot;)" calcext:base-cell-address="Caserne.F14"/>
            <calcext:condition calcext:apply-style-name="cellule argent" calcext:value="contains-text(&quot;RemoveGold&quot;)" calcext:base-cell-address="Caserne.F14"/>
            <calcext:condition calcext:apply-style-name="cellule argent" calcext:value="contains-text(&quot;AddGold&quot;)" calcext:base-cell-address="Caserne.F14"/>
            <calcext:condition calcext:apply-style-name="cellule argent" calcext:value="contains-text(&quot;Loot&quot;)" calcext:base-cell-address="Caserne.F14"/>
            <calcext:condition calcext:apply-style-name="cellule argent" calcext:value="contains-text(&quot;Trade&quot;)" calcext:base-cell-address="Caserne.F14"/>
            <calcext:condition calcext:apply-style-name="cellule combat" calcext:value="contains-text(&quot;LaunchCombat&quot;)" calcext:base-cell-address="Caserne.F14"/>
            <calcext:condition calcext:apply-style-name="cellule indice" calcext:value="contains-text(&quot;CheckFormula&quot;)" calcext:base-cell-address="Caserne.F14"/>
            <calcext:condition calcext:apply-style-name="cellule indice" calcext:value="contains-text(&quot;GiveDirection&quot;)" calcext:base-cell-address="Caserne.F14"/>
            <calcext:condition calcext:apply-style-name="cellule temps" calcext:value="contains-text(&quot;SetWeather&quot;)" calcext:base-cell-address="Caserne.F14"/>
            <calcext:condition calcext:apply-style-name="cellule temps" calcext:value="contains-text(&quot;SwitchWeather&quot;)" calcext:base-cell-address="Caserne.F14"/>
            <calcext:condition calcext:apply-style-name="cellule temps" calcext:value="contains-text(&quot;NextDay&quot;)" calcext:base-cell-address="Caserne.F14"/>
            <calcext:condition calcext:apply-style-name="cellule temps" calcext:value="contains-text(&quot;CheckDay&quot;)" calcext:base-cell-address="Caserne.F14"/>
            <calcext:condition calcext:apply-style-name="cellule histoire" calcext:value="contains-text(&quot;Leave&quot;)" calcext:base-cell-address="Caserne.F14"/>
            <calcext:condition calcext:apply-style-name="cellule choice" calcext:value="contains-text(&quot;Choice&quot;)" calcext:base-cell-address="Caserne.F14"/>
            <calcext:condition calcext:apply-style-name="cellule d'erreur" calcext:value="!=&quot;&quot;" calcext:base-cell-address="Caserne.F14"/>
          </calcext:conditional-format>
          <calcext:conditional-format calcext:target-range-address="Caserne.F14:Caserne.F14">
            <calcext:condition calcext:apply-style-name="cellule histoire" calcext:value="contains-text(&quot;GoTo&quot;)" calcext:base-cell-address="Caserne.F14"/>
            <calcext:condition calcext:apply-style-name="cellule histoire" calcext:value="contains-text(&quot;Conclude&quot;)" calcext:base-cell-address="Caserne.F14"/>
            <calcext:condition calcext:apply-style-name="cellule random" calcext:value="contains-text(&quot;RandomPercent&quot;)" calcext:base-cell-address="Caserne.F14"/>
            <calcext:condition calcext:apply-style-name="cellule random" calcext:value="contains-text(&quot;RandomRange&quot;)" calcext:base-cell-address="Caserne.F14"/>
            <calcext:condition calcext:apply-style-name="cellule personnages" calcext:value="contains-text(&quot;NewCrew&quot;)" calcext:base-cell-address="Caserne.F14"/>
            <calcext:condition calcext:apply-style-name="cellule personnages" calcext:value="contains-text(&quot;NewCharacter&quot;)" calcext:base-cell-address="Caserne.F14"/>
            <calcext:condition calcext:apply-style-name="cellule personnages" calcext:value="contains-text(&quot;HideOther&quot;)" calcext:base-cell-address="Caserne.F14"/>
            <calcext:condition calcext:apply-style-name="cellule personnages" calcext:value="contains-text(&quot;DeleteOther&quot;)" calcext:base-cell-address="Caserne.F14"/>
            <calcext:condition calcext:apply-style-name="cellule narrateur" calcext:value="contains-text(&quot;Narrator&quot;)" calcext:base-cell-address="Caserne.F14"/>
            <calcext:condition calcext:apply-style-name="cellule set choice" calcext:value="contains-text(&quot;SetChoices&quot;)" calcext:base-cell-address="Caserne.F14"/>
            <calcext:condition calcext:apply-style-name="cellule dialogues" calcext:value="contains-text(&quot;PlayerSpeak&quot;)" calcext:base-cell-address="Caserne.F14"/>
            <calcext:condition calcext:apply-style-name="cellule dialogues" calcext:value="contains-text(&quot;OtherSpeak&quot;)" calcext:base-cell-address="Caserne.F14"/>
            <calcext:condition calcext:apply-style-name="cellule argent" calcext:value="contains-text(&quot;CheckGold&quot;)" calcext:base-cell-address="Caserne.F14"/>
            <calcext:condition calcext:apply-style-name="cellule argent" calcext:value="contains-text(&quot;RemoveGold&quot;)" calcext:base-cell-address="Caserne.F14"/>
            <calcext:condition calcext:apply-style-name="cellule argent" calcext:value="contains-text(&quot;AddGold&quot;)" calcext:base-cell-address="Caserne.F14"/>
            <calcext:condition calcext:apply-style-name="cellule argent" calcext:value="contains-text(&quot;Loot&quot;)" calcext:base-cell-address="Caserne.F14"/>
            <calcext:condition calcext:apply-style-name="cellule argent" calcext:value="contains-text(&quot;Trade&quot;)" calcext:base-cell-address="Caserne.F14"/>
            <calcext:condition calcext:apply-style-name="cellule combat" calcext:value="contains-text(&quot;LaunchCombat&quot;)" calcext:base-cell-address="Caserne.F14"/>
            <calcext:condition calcext:apply-style-name="cellule indice" calcext:value="contains-text(&quot;CheckFormula&quot;)" calcext:base-cell-address="Caserne.F14"/>
            <calcext:condition calcext:apply-style-name="cellule indice" calcext:value="contains-text(&quot;GiveDirection&quot;)" calcext:base-cell-address="Caserne.F14"/>
            <calcext:condition calcext:apply-style-name="cellule temps" calcext:value="contains-text(&quot;SetWeather&quot;)" calcext:base-cell-address="Caserne.F14"/>
            <calcext:condition calcext:apply-style-name="cellule temps" calcext:value="contains-text(&quot;SwitchWeather&quot;)" calcext:base-cell-address="Caserne.F14"/>
            <calcext:condition calcext:apply-style-name="cellule temps" calcext:value="contains-text(&quot;NextDay&quot;)" calcext:base-cell-address="Caserne.F14"/>
            <calcext:condition calcext:apply-style-name="cellule temps" calcext:value="contains-text(&quot;CheckDay&quot;)" calcext:base-cell-address="Caserne.F14"/>
            <calcext:condition calcext:apply-style-name="cellule histoire" calcext:value="contains-text(&quot;Leave&quot;)" calcext:base-cell-address="Caserne.F14"/>
            <calcext:condition calcext:apply-style-name="cellule choice" calcext:value="contains-text(&quot;Choice&quot;)" calcext:base-cell-address="Caserne.F14"/>
            <calcext:condition calcext:apply-style-name="cellule d'erreur" calcext:value="!=&quot;&quot;" calcext:base-cell-address="Caserne.F14"/>
          </calcext:conditional-format>
          <calcext:conditional-format calcext:target-range-address="Caserne.O13:Caserne.O25">
            <calcext:condition calcext:apply-style-name="cellule histoire" calcext:value="contains-text(&quot;GoTo&quot;)" calcext:base-cell-address="Caserne.O13"/>
            <calcext:condition calcext:apply-style-name="cellule histoire" calcext:value="contains-text(&quot;Conclude&quot;)" calcext:base-cell-address="Caserne.O13"/>
            <calcext:condition calcext:apply-style-name="cellule random" calcext:value="contains-text(&quot;RandomPercent&quot;)" calcext:base-cell-address="Caserne.O13"/>
            <calcext:condition calcext:apply-style-name="cellule random" calcext:value="contains-text(&quot;RandomRange&quot;)" calcext:base-cell-address="Caserne.O13"/>
            <calcext:condition calcext:apply-style-name="cellule personnages" calcext:value="contains-text(&quot;NewCrew&quot;)" calcext:base-cell-address="Caserne.O13"/>
            <calcext:condition calcext:apply-style-name="cellule personnages" calcext:value="contains-text(&quot;NewCharacter&quot;)" calcext:base-cell-address="Caserne.O13"/>
            <calcext:condition calcext:apply-style-name="cellule personnages" calcext:value="contains-text(&quot;HideOther&quot;)" calcext:base-cell-address="Caserne.O13"/>
            <calcext:condition calcext:apply-style-name="cellule personnages" calcext:value="contains-text(&quot;DeleteOther&quot;)" calcext:base-cell-address="Caserne.O13"/>
            <calcext:condition calcext:apply-style-name="cellule narrateur" calcext:value="contains-text(&quot;Narrator&quot;)" calcext:base-cell-address="Caserne.O13"/>
            <calcext:condition calcext:apply-style-name="cellule set choice" calcext:value="contains-text(&quot;SetChoices&quot;)" calcext:base-cell-address="Caserne.O13"/>
            <calcext:condition calcext:apply-style-name="cellule dialogues" calcext:value="contains-text(&quot;PlayerSpeak&quot;)" calcext:base-cell-address="Caserne.O13"/>
            <calcext:condition calcext:apply-style-name="cellule dialogues" calcext:value="contains-text(&quot;OtherSpeak&quot;)" calcext:base-cell-address="Caserne.O13"/>
            <calcext:condition calcext:apply-style-name="cellule argent" calcext:value="contains-text(&quot;CheckGold&quot;)" calcext:base-cell-address="Caserne.O13"/>
            <calcext:condition calcext:apply-style-name="cellule argent" calcext:value="contains-text(&quot;RemoveGold&quot;)" calcext:base-cell-address="Caserne.O13"/>
            <calcext:condition calcext:apply-style-name="cellule argent" calcext:value="contains-text(&quot;AddGold&quot;)" calcext:base-cell-address="Caserne.O13"/>
            <calcext:condition calcext:apply-style-name="cellule argent" calcext:value="contains-text(&quot;Loot&quot;)" calcext:base-cell-address="Caserne.O13"/>
            <calcext:condition calcext:apply-style-name="cellule argent" calcext:value="contains-text(&quot;Trade&quot;)" calcext:base-cell-address="Caserne.O13"/>
            <calcext:condition calcext:apply-style-name="cellule combat" calcext:value="contains-text(&quot;LaunchCombat&quot;)" calcext:base-cell-address="Caserne.O13"/>
            <calcext:condition calcext:apply-style-name="cellule indice" calcext:value="contains-text(&quot;CheckFormula&quot;)" calcext:base-cell-address="Caserne.O13"/>
            <calcext:condition calcext:apply-style-name="cellule indice" calcext:value="contains-text(&quot;GiveDirection&quot;)" calcext:base-cell-address="Caserne.O13"/>
            <calcext:condition calcext:apply-style-name="cellule temps" calcext:value="contains-text(&quot;SetWeather&quot;)" calcext:base-cell-address="Caserne.O13"/>
            <calcext:condition calcext:apply-style-name="cellule temps" calcext:value="contains-text(&quot;SwitchWeather&quot;)" calcext:base-cell-address="Caserne.O13"/>
            <calcext:condition calcext:apply-style-name="cellule temps" calcext:value="contains-text(&quot;NextDay&quot;)" calcext:base-cell-address="Caserne.O13"/>
            <calcext:condition calcext:apply-style-name="cellule temps" calcext:value="contains-text(&quot;CheckDay&quot;)" calcext:base-cell-address="Caserne.O13"/>
            <calcext:condition calcext:apply-style-name="cellule histoire" calcext:value="contains-text(&quot;Leave&quot;)" calcext:base-cell-address="Caserne.O13"/>
            <calcext:condition calcext:apply-style-name="cellule choice" calcext:value="contains-text(&quot;Choice&quot;)" calcext:base-cell-address="Caserne.O13"/>
            <calcext:condition calcext:apply-style-name="cellule d'erreur" calcext:value="!=&quot;&quot;" calcext:base-cell-address="Caserne.O13"/>
          </calcext:conditional-format>
          <calcext:conditional-format calcext:target-range-address="Caserne.N13:Caserne.N25">
            <calcext:condition calcext:apply-style-name="cellule histoire" calcext:value="contains-text(&quot;GoTo&quot;)" calcext:base-cell-address="Caserne.N13"/>
            <calcext:condition calcext:apply-style-name="cellule histoire" calcext:value="contains-text(&quot;Conclude&quot;)" calcext:base-cell-address="Caserne.N13"/>
            <calcext:condition calcext:apply-style-name="cellule random" calcext:value="contains-text(&quot;RandomPercent&quot;)" calcext:base-cell-address="Caserne.N13"/>
            <calcext:condition calcext:apply-style-name="cellule random" calcext:value="contains-text(&quot;RandomRange&quot;)" calcext:base-cell-address="Caserne.N13"/>
            <calcext:condition calcext:apply-style-name="cellule personnages" calcext:value="contains-text(&quot;NewCrew&quot;)" calcext:base-cell-address="Caserne.N13"/>
            <calcext:condition calcext:apply-style-name="cellule personnages" calcext:value="contains-text(&quot;NewCharacter&quot;)" calcext:base-cell-address="Caserne.N13"/>
            <calcext:condition calcext:apply-style-name="cellule personnages" calcext:value="contains-text(&quot;HideOther&quot;)" calcext:base-cell-address="Caserne.N13"/>
            <calcext:condition calcext:apply-style-name="cellule personnages" calcext:value="contains-text(&quot;DeleteOther&quot;)" calcext:base-cell-address="Caserne.N13"/>
            <calcext:condition calcext:apply-style-name="cellule narrateur" calcext:value="contains-text(&quot;Narrator&quot;)" calcext:base-cell-address="Caserne.N13"/>
            <calcext:condition calcext:apply-style-name="cellule set choice" calcext:value="contains-text(&quot;SetChoices&quot;)" calcext:base-cell-address="Caserne.N13"/>
            <calcext:condition calcext:apply-style-name="cellule dialogues" calcext:value="contains-text(&quot;PlayerSpeak&quot;)" calcext:base-cell-address="Caserne.N13"/>
            <calcext:condition calcext:apply-style-name="cellule dialogues" calcext:value="contains-text(&quot;OtherSpeak&quot;)" calcext:base-cell-address="Caserne.N13"/>
            <calcext:condition calcext:apply-style-name="cellule argent" calcext:value="contains-text(&quot;CheckGold&quot;)" calcext:base-cell-address="Caserne.N13"/>
            <calcext:condition calcext:apply-style-name="cellule argent" calcext:value="contains-text(&quot;RemoveGold&quot;)" calcext:base-cell-address="Caserne.N13"/>
            <calcext:condition calcext:apply-style-name="cellule argent" calcext:value="contains-text(&quot;AddGold&quot;)" calcext:base-cell-address="Caserne.N13"/>
            <calcext:condition calcext:apply-style-name="cellule argent" calcext:value="contains-text(&quot;Loot&quot;)" calcext:base-cell-address="Caserne.N13"/>
            <calcext:condition calcext:apply-style-name="cellule argent" calcext:value="contains-text(&quot;Trade&quot;)" calcext:base-cell-address="Caserne.N13"/>
            <calcext:condition calcext:apply-style-name="cellule combat" calcext:value="contains-text(&quot;LaunchCombat&quot;)" calcext:base-cell-address="Caserne.N13"/>
            <calcext:condition calcext:apply-style-name="cellule indice" calcext:value="contains-text(&quot;CheckFormula&quot;)" calcext:base-cell-address="Caserne.N13"/>
            <calcext:condition calcext:apply-style-name="cellule indice" calcext:value="contains-text(&quot;GiveDirection&quot;)" calcext:base-cell-address="Caserne.N13"/>
            <calcext:condition calcext:apply-style-name="cellule temps" calcext:value="contains-text(&quot;SetWeather&quot;)" calcext:base-cell-address="Caserne.N13"/>
            <calcext:condition calcext:apply-style-name="cellule temps" calcext:value="contains-text(&quot;SwitchWeather&quot;)" calcext:base-cell-address="Caserne.N13"/>
            <calcext:condition calcext:apply-style-name="cellule temps" calcext:value="contains-text(&quot;NextDay&quot;)" calcext:base-cell-address="Caserne.N13"/>
            <calcext:condition calcext:apply-style-name="cellule temps" calcext:value="contains-text(&quot;CheckDay&quot;)" calcext:base-cell-address="Caserne.N13"/>
            <calcext:condition calcext:apply-style-name="cellule histoire" calcext:value="contains-text(&quot;Leave&quot;)" calcext:base-cell-address="Caserne.N13"/>
            <calcext:condition calcext:apply-style-name="cellule choice" calcext:value="contains-text(&quot;Choice&quot;)" calcext:base-cell-address="Caserne.N13"/>
            <calcext:condition calcext:apply-style-name="cellule d'erreur" calcext:value="!=&quot;&quot;" calcext:base-cell-address="Caserne.N13"/>
          </calcext:conditional-format>
          <calcext:conditional-format calcext:target-range-address="Caserne.K13:Caserne.M17 Caserne.K25:Caserne.M25 Caserne.K19:Caserne.M23 Caserne.K18:Caserne.L18 Caserne.K24:Caserne.L25">
            <calcext:condition calcext:apply-style-name="cellule histoire" calcext:value="contains-text(&quot;GoTo&quot;)" calcext:base-cell-address="Caserne.K13"/>
            <calcext:condition calcext:apply-style-name="cellule histoire" calcext:value="contains-text(&quot;Conclude&quot;)" calcext:base-cell-address="Caserne.K13"/>
            <calcext:condition calcext:apply-style-name="cellule random" calcext:value="contains-text(&quot;RandomPercent&quot;)" calcext:base-cell-address="Caserne.K13"/>
            <calcext:condition calcext:apply-style-name="cellule random" calcext:value="contains-text(&quot;RandomRange&quot;)" calcext:base-cell-address="Caserne.K13"/>
            <calcext:condition calcext:apply-style-name="cellule personnages" calcext:value="contains-text(&quot;NewCrew&quot;)" calcext:base-cell-address="Caserne.K13"/>
            <calcext:condition calcext:apply-style-name="cellule personnages" calcext:value="contains-text(&quot;NewCharacter&quot;)" calcext:base-cell-address="Caserne.K13"/>
            <calcext:condition calcext:apply-style-name="cellule personnages" calcext:value="contains-text(&quot;HideOther&quot;)" calcext:base-cell-address="Caserne.K13"/>
            <calcext:condition calcext:apply-style-name="cellule personnages" calcext:value="contains-text(&quot;DeleteOther&quot;)" calcext:base-cell-address="Caserne.K13"/>
            <calcext:condition calcext:apply-style-name="cellule narrateur" calcext:value="contains-text(&quot;Narrator&quot;)" calcext:base-cell-address="Caserne.K13"/>
            <calcext:condition calcext:apply-style-name="cellule set choice" calcext:value="contains-text(&quot;SetChoices&quot;)" calcext:base-cell-address="Caserne.K13"/>
            <calcext:condition calcext:apply-style-name="cellule dialogues" calcext:value="contains-text(&quot;PlayerSpeak&quot;)" calcext:base-cell-address="Caserne.K13"/>
            <calcext:condition calcext:apply-style-name="cellule dialogues" calcext:value="contains-text(&quot;OtherSpeak&quot;)" calcext:base-cell-address="Caserne.K13"/>
            <calcext:condition calcext:apply-style-name="cellule argent" calcext:value="contains-text(&quot;CheckGold&quot;)" calcext:base-cell-address="Caserne.K13"/>
            <calcext:condition calcext:apply-style-name="cellule argent" calcext:value="contains-text(&quot;RemoveGold&quot;)" calcext:base-cell-address="Caserne.K13"/>
            <calcext:condition calcext:apply-style-name="cellule argent" calcext:value="contains-text(&quot;AddGold&quot;)" calcext:base-cell-address="Caserne.K13"/>
            <calcext:condition calcext:apply-style-name="cellule argent" calcext:value="contains-text(&quot;Loot&quot;)" calcext:base-cell-address="Caserne.K13"/>
            <calcext:condition calcext:apply-style-name="cellule argent" calcext:value="contains-text(&quot;Trade&quot;)" calcext:base-cell-address="Caserne.K13"/>
            <calcext:condition calcext:apply-style-name="cellule combat" calcext:value="contains-text(&quot;LaunchCombat&quot;)" calcext:base-cell-address="Caserne.K13"/>
            <calcext:condition calcext:apply-style-name="cellule indice" calcext:value="contains-text(&quot;CheckFormula&quot;)" calcext:base-cell-address="Caserne.K13"/>
            <calcext:condition calcext:apply-style-name="cellule indice" calcext:value="contains-text(&quot;GiveDirection&quot;)" calcext:base-cell-address="Caserne.K13"/>
            <calcext:condition calcext:apply-style-name="cellule temps" calcext:value="contains-text(&quot;SetWeather&quot;)" calcext:base-cell-address="Caserne.K13"/>
            <calcext:condition calcext:apply-style-name="cellule temps" calcext:value="contains-text(&quot;SwitchWeather&quot;)" calcext:base-cell-address="Caserne.K13"/>
            <calcext:condition calcext:apply-style-name="cellule temps" calcext:value="contains-text(&quot;NextDay&quot;)" calcext:base-cell-address="Caserne.K13"/>
            <calcext:condition calcext:apply-style-name="cellule temps" calcext:value="contains-text(&quot;CheckDay&quot;)" calcext:base-cell-address="Caserne.K13"/>
            <calcext:condition calcext:apply-style-name="cellule histoire" calcext:value="contains-text(&quot;Leave&quot;)" calcext:base-cell-address="Caserne.K13"/>
            <calcext:condition calcext:apply-style-name="cellule choice" calcext:value="contains-text(&quot;Choice&quot;)" calcext:base-cell-address="Caserne.K13"/>
            <calcext:condition calcext:apply-style-name="cellule d'erreur" calcext:value="!=&quot;&quot;" calcext:base-cell-address="Caserne.K13"/>
          </calcext:conditional-format>
          <calcext:conditional-format calcext:target-range-address="Caserne.K13:Caserne.L25">
            <calcext:condition calcext:apply-style-name="cellule histoire" calcext:value="contains-text(&quot;GoTo&quot;)" calcext:base-cell-address="Caserne.K13"/>
            <calcext:condition calcext:apply-style-name="cellule histoire" calcext:value="contains-text(&quot;Conclude&quot;)" calcext:base-cell-address="Caserne.K13"/>
            <calcext:condition calcext:apply-style-name="cellule random" calcext:value="contains-text(&quot;RandomPercent&quot;)" calcext:base-cell-address="Caserne.K13"/>
            <calcext:condition calcext:apply-style-name="cellule random" calcext:value="contains-text(&quot;RandomRange&quot;)" calcext:base-cell-address="Caserne.K13"/>
            <calcext:condition calcext:apply-style-name="cellule personnages" calcext:value="contains-text(&quot;NewCrew&quot;)" calcext:base-cell-address="Caserne.K13"/>
            <calcext:condition calcext:apply-style-name="cellule personnages" calcext:value="contains-text(&quot;NewCharacter&quot;)" calcext:base-cell-address="Caserne.K13"/>
            <calcext:condition calcext:apply-style-name="cellule personnages" calcext:value="contains-text(&quot;HideOther&quot;)" calcext:base-cell-address="Caserne.K13"/>
            <calcext:condition calcext:apply-style-name="cellule personnages" calcext:value="contains-text(&quot;DeleteOther&quot;)" calcext:base-cell-address="Caserne.K13"/>
            <calcext:condition calcext:apply-style-name="cellule narrateur" calcext:value="contains-text(&quot;Narrator&quot;)" calcext:base-cell-address="Caserne.K13"/>
            <calcext:condition calcext:apply-style-name="cellule set choice" calcext:value="contains-text(&quot;SetChoices&quot;)" calcext:base-cell-address="Caserne.K13"/>
            <calcext:condition calcext:apply-style-name="cellule dialogues" calcext:value="contains-text(&quot;PlayerSpeak&quot;)" calcext:base-cell-address="Caserne.K13"/>
            <calcext:condition calcext:apply-style-name="cellule dialogues" calcext:value="contains-text(&quot;OtherSpeak&quot;)" calcext:base-cell-address="Caserne.K13"/>
            <calcext:condition calcext:apply-style-name="cellule argent" calcext:value="contains-text(&quot;CheckGold&quot;)" calcext:base-cell-address="Caserne.K13"/>
            <calcext:condition calcext:apply-style-name="cellule argent" calcext:value="contains-text(&quot;RemoveGold&quot;)" calcext:base-cell-address="Caserne.K13"/>
            <calcext:condition calcext:apply-style-name="cellule argent" calcext:value="contains-text(&quot;AddGold&quot;)" calcext:base-cell-address="Caserne.K13"/>
            <calcext:condition calcext:apply-style-name="cellule argent" calcext:value="contains-text(&quot;Loot&quot;)" calcext:base-cell-address="Caserne.K13"/>
            <calcext:condition calcext:apply-style-name="cellule argent" calcext:value="contains-text(&quot;Trade&quot;)" calcext:base-cell-address="Caserne.K13"/>
            <calcext:condition calcext:apply-style-name="cellule combat" calcext:value="contains-text(&quot;LaunchCombat&quot;)" calcext:base-cell-address="Caserne.K13"/>
            <calcext:condition calcext:apply-style-name="cellule indice" calcext:value="contains-text(&quot;CheckFormula&quot;)" calcext:base-cell-address="Caserne.K13"/>
            <calcext:condition calcext:apply-style-name="cellule indice" calcext:value="contains-text(&quot;GiveDirection&quot;)" calcext:base-cell-address="Caserne.K13"/>
            <calcext:condition calcext:apply-style-name="cellule temps" calcext:value="contains-text(&quot;SetWeather&quot;)" calcext:base-cell-address="Caserne.K13"/>
            <calcext:condition calcext:apply-style-name="cellule temps" calcext:value="contains-text(&quot;SwitchWeather&quot;)" calcext:base-cell-address="Caserne.K13"/>
            <calcext:condition calcext:apply-style-name="cellule temps" calcext:value="contains-text(&quot;NextDay&quot;)" calcext:base-cell-address="Caserne.K13"/>
            <calcext:condition calcext:apply-style-name="cellule temps" calcext:value="contains-text(&quot;CheckDay&quot;)" calcext:base-cell-address="Caserne.K13"/>
            <calcext:condition calcext:apply-style-name="cellule histoire" calcext:value="contains-text(&quot;Leave&quot;)" calcext:base-cell-address="Caserne.K13"/>
            <calcext:condition calcext:apply-style-name="cellule choice" calcext:value="contains-text(&quot;Choice&quot;)" calcext:base-cell-address="Caserne.K13"/>
            <calcext:condition calcext:apply-style-name="cellule d'erreur" calcext:value="!=&quot;&quot;" calcext:base-cell-address="Caserne.K13"/>
          </calcext:conditional-format>
          <calcext:conditional-format calcext:target-range-address="Caserne.M18:Caserne.M18">
            <calcext:condition calcext:apply-style-name="cellule histoire" calcext:value="contains-text(&quot;GoTo&quot;)" calcext:base-cell-address="Caserne.M18"/>
            <calcext:condition calcext:apply-style-name="cellule histoire" calcext:value="contains-text(&quot;Conclude&quot;)" calcext:base-cell-address="Caserne.M18"/>
            <calcext:condition calcext:apply-style-name="cellule random" calcext:value="contains-text(&quot;RandomPercent&quot;)" calcext:base-cell-address="Caserne.M18"/>
            <calcext:condition calcext:apply-style-name="cellule random" calcext:value="contains-text(&quot;RandomRange&quot;)" calcext:base-cell-address="Caserne.M18"/>
            <calcext:condition calcext:apply-style-name="cellule personnages" calcext:value="contains-text(&quot;NewCrew&quot;)" calcext:base-cell-address="Caserne.M18"/>
            <calcext:condition calcext:apply-style-name="cellule personnages" calcext:value="contains-text(&quot;NewCharacter&quot;)" calcext:base-cell-address="Caserne.M18"/>
            <calcext:condition calcext:apply-style-name="cellule personnages" calcext:value="contains-text(&quot;HideOther&quot;)" calcext:base-cell-address="Caserne.M18"/>
            <calcext:condition calcext:apply-style-name="cellule personnages" calcext:value="contains-text(&quot;DeleteOther&quot;)" calcext:base-cell-address="Caserne.M18"/>
            <calcext:condition calcext:apply-style-name="cellule narrateur" calcext:value="contains-text(&quot;Narrator&quot;)" calcext:base-cell-address="Caserne.M18"/>
            <calcext:condition calcext:apply-style-name="cellule set choice" calcext:value="contains-text(&quot;SetChoices&quot;)" calcext:base-cell-address="Caserne.M18"/>
            <calcext:condition calcext:apply-style-name="cellule dialogues" calcext:value="contains-text(&quot;PlayerSpeak&quot;)" calcext:base-cell-address="Caserne.M18"/>
            <calcext:condition calcext:apply-style-name="cellule dialogues" calcext:value="contains-text(&quot;OtherSpeak&quot;)" calcext:base-cell-address="Caserne.M18"/>
            <calcext:condition calcext:apply-style-name="cellule argent" calcext:value="contains-text(&quot;CheckGold&quot;)" calcext:base-cell-address="Caserne.M18"/>
            <calcext:condition calcext:apply-style-name="cellule argent" calcext:value="contains-text(&quot;RemoveGold&quot;)" calcext:base-cell-address="Caserne.M18"/>
            <calcext:condition calcext:apply-style-name="cellule argent" calcext:value="contains-text(&quot;AddGold&quot;)" calcext:base-cell-address="Caserne.M18"/>
            <calcext:condition calcext:apply-style-name="cellule argent" calcext:value="contains-text(&quot;Loot&quot;)" calcext:base-cell-address="Caserne.M18"/>
            <calcext:condition calcext:apply-style-name="cellule argent" calcext:value="contains-text(&quot;Trade&quot;)" calcext:base-cell-address="Caserne.M18"/>
            <calcext:condition calcext:apply-style-name="cellule combat" calcext:value="contains-text(&quot;LaunchCombat&quot;)" calcext:base-cell-address="Caserne.M18"/>
            <calcext:condition calcext:apply-style-name="cellule indice" calcext:value="contains-text(&quot;CheckFormula&quot;)" calcext:base-cell-address="Caserne.M18"/>
            <calcext:condition calcext:apply-style-name="cellule indice" calcext:value="contains-text(&quot;GiveDirection&quot;)" calcext:base-cell-address="Caserne.M18"/>
            <calcext:condition calcext:apply-style-name="cellule temps" calcext:value="contains-text(&quot;SetWeather&quot;)" calcext:base-cell-address="Caserne.M18"/>
            <calcext:condition calcext:apply-style-name="cellule temps" calcext:value="contains-text(&quot;SwitchWeather&quot;)" calcext:base-cell-address="Caserne.M18"/>
            <calcext:condition calcext:apply-style-name="cellule temps" calcext:value="contains-text(&quot;NextDay&quot;)" calcext:base-cell-address="Caserne.M18"/>
            <calcext:condition calcext:apply-style-name="cellule temps" calcext:value="contains-text(&quot;CheckDay&quot;)" calcext:base-cell-address="Caserne.M18"/>
            <calcext:condition calcext:apply-style-name="cellule histoire" calcext:value="contains-text(&quot;Leave&quot;)" calcext:base-cell-address="Caserne.M18"/>
            <calcext:condition calcext:apply-style-name="cellule choice" calcext:value="contains-text(&quot;Choice&quot;)" calcext:base-cell-address="Caserne.M18"/>
            <calcext:condition calcext:apply-style-name="cellule d'erreur" calcext:value="!=&quot;&quot;" calcext:base-cell-address="Caserne.M18"/>
          </calcext:conditional-format>
          <calcext:conditional-format calcext:target-range-address="Caserne.M24:Caserne.M24">
            <calcext:condition calcext:apply-style-name="cellule histoire" calcext:value="contains-text(&quot;GoTo&quot;)" calcext:base-cell-address="Caserne.M24"/>
            <calcext:condition calcext:apply-style-name="cellule histoire" calcext:value="contains-text(&quot;Conclude&quot;)" calcext:base-cell-address="Caserne.M24"/>
            <calcext:condition calcext:apply-style-name="cellule random" calcext:value="contains-text(&quot;RandomPercent&quot;)" calcext:base-cell-address="Caserne.M24"/>
            <calcext:condition calcext:apply-style-name="cellule random" calcext:value="contains-text(&quot;RandomRange&quot;)" calcext:base-cell-address="Caserne.M24"/>
            <calcext:condition calcext:apply-style-name="cellule personnages" calcext:value="contains-text(&quot;NewCrew&quot;)" calcext:base-cell-address="Caserne.M24"/>
            <calcext:condition calcext:apply-style-name="cellule personnages" calcext:value="contains-text(&quot;NewCharacter&quot;)" calcext:base-cell-address="Caserne.M24"/>
            <calcext:condition calcext:apply-style-name="cellule personnages" calcext:value="contains-text(&quot;HideOther&quot;)" calcext:base-cell-address="Caserne.M24"/>
            <calcext:condition calcext:apply-style-name="cellule personnages" calcext:value="contains-text(&quot;DeleteOther&quot;)" calcext:base-cell-address="Caserne.M24"/>
            <calcext:condition calcext:apply-style-name="cellule narrateur" calcext:value="contains-text(&quot;Narrator&quot;)" calcext:base-cell-address="Caserne.M24"/>
            <calcext:condition calcext:apply-style-name="cellule set choice" calcext:value="contains-text(&quot;SetChoices&quot;)" calcext:base-cell-address="Caserne.M24"/>
            <calcext:condition calcext:apply-style-name="cellule dialogues" calcext:value="contains-text(&quot;PlayerSpeak&quot;)" calcext:base-cell-address="Caserne.M24"/>
            <calcext:condition calcext:apply-style-name="cellule dialogues" calcext:value="contains-text(&quot;OtherSpeak&quot;)" calcext:base-cell-address="Caserne.M24"/>
            <calcext:condition calcext:apply-style-name="cellule argent" calcext:value="contains-text(&quot;CheckGold&quot;)" calcext:base-cell-address="Caserne.M24"/>
            <calcext:condition calcext:apply-style-name="cellule argent" calcext:value="contains-text(&quot;RemoveGold&quot;)" calcext:base-cell-address="Caserne.M24"/>
            <calcext:condition calcext:apply-style-name="cellule argent" calcext:value="contains-text(&quot;AddGold&quot;)" calcext:base-cell-address="Caserne.M24"/>
            <calcext:condition calcext:apply-style-name="cellule argent" calcext:value="contains-text(&quot;Loot&quot;)" calcext:base-cell-address="Caserne.M24"/>
            <calcext:condition calcext:apply-style-name="cellule argent" calcext:value="contains-text(&quot;Trade&quot;)" calcext:base-cell-address="Caserne.M24"/>
            <calcext:condition calcext:apply-style-name="cellule combat" calcext:value="contains-text(&quot;LaunchCombat&quot;)" calcext:base-cell-address="Caserne.M24"/>
            <calcext:condition calcext:apply-style-name="cellule indice" calcext:value="contains-text(&quot;CheckFormula&quot;)" calcext:base-cell-address="Caserne.M24"/>
            <calcext:condition calcext:apply-style-name="cellule indice" calcext:value="contains-text(&quot;GiveDirection&quot;)" calcext:base-cell-address="Caserne.M24"/>
            <calcext:condition calcext:apply-style-name="cellule temps" calcext:value="contains-text(&quot;SetWeather&quot;)" calcext:base-cell-address="Caserne.M24"/>
            <calcext:condition calcext:apply-style-name="cellule temps" calcext:value="contains-text(&quot;SwitchWeather&quot;)" calcext:base-cell-address="Caserne.M24"/>
            <calcext:condition calcext:apply-style-name="cellule temps" calcext:value="contains-text(&quot;NextDay&quot;)" calcext:base-cell-address="Caserne.M24"/>
            <calcext:condition calcext:apply-style-name="cellule temps" calcext:value="contains-text(&quot;CheckDay&quot;)" calcext:base-cell-address="Caserne.M24"/>
            <calcext:condition calcext:apply-style-name="cellule histoire" calcext:value="contains-text(&quot;Leave&quot;)" calcext:base-cell-address="Caserne.M24"/>
            <calcext:condition calcext:apply-style-name="cellule choice" calcext:value="contains-text(&quot;Choice&quot;)" calcext:base-cell-address="Caserne.M24"/>
            <calcext:condition calcext:apply-style-name="cellule d'erreur" calcext:value="!=&quot;&quot;" calcext:base-cell-address="Caserne.M24"/>
          </calcext:conditional-format>
          <calcext:conditional-format calcext:target-range-address="Caserne.M24:Caserne.M24">
            <calcext:condition calcext:apply-style-name="cellule histoire" calcext:value="contains-text(&quot;GoTo&quot;)" calcext:base-cell-address="Caserne.M24"/>
            <calcext:condition calcext:apply-style-name="cellule histoire" calcext:value="contains-text(&quot;Conclude&quot;)" calcext:base-cell-address="Caserne.M24"/>
            <calcext:condition calcext:apply-style-name="cellule random" calcext:value="contains-text(&quot;RandomPercent&quot;)" calcext:base-cell-address="Caserne.M24"/>
            <calcext:condition calcext:apply-style-name="cellule random" calcext:value="contains-text(&quot;RandomRange&quot;)" calcext:base-cell-address="Caserne.M24"/>
            <calcext:condition calcext:apply-style-name="cellule personnages" calcext:value="contains-text(&quot;NewCrew&quot;)" calcext:base-cell-address="Caserne.M24"/>
            <calcext:condition calcext:apply-style-name="cellule personnages" calcext:value="contains-text(&quot;NewCharacter&quot;)" calcext:base-cell-address="Caserne.M24"/>
            <calcext:condition calcext:apply-style-name="cellule personnages" calcext:value="contains-text(&quot;HideOther&quot;)" calcext:base-cell-address="Caserne.M24"/>
            <calcext:condition calcext:apply-style-name="cellule personnages" calcext:value="contains-text(&quot;DeleteOther&quot;)" calcext:base-cell-address="Caserne.M24"/>
            <calcext:condition calcext:apply-style-name="cellule narrateur" calcext:value="contains-text(&quot;Narrator&quot;)" calcext:base-cell-address="Caserne.M24"/>
            <calcext:condition calcext:apply-style-name="cellule set choice" calcext:value="contains-text(&quot;SetChoices&quot;)" calcext:base-cell-address="Caserne.M24"/>
            <calcext:condition calcext:apply-style-name="cellule dialogues" calcext:value="contains-text(&quot;PlayerSpeak&quot;)" calcext:base-cell-address="Caserne.M24"/>
            <calcext:condition calcext:apply-style-name="cellule dialogues" calcext:value="contains-text(&quot;OtherSpeak&quot;)" calcext:base-cell-address="Caserne.M24"/>
            <calcext:condition calcext:apply-style-name="cellule argent" calcext:value="contains-text(&quot;CheckGold&quot;)" calcext:base-cell-address="Caserne.M24"/>
            <calcext:condition calcext:apply-style-name="cellule argent" calcext:value="contains-text(&quot;RemoveGold&quot;)" calcext:base-cell-address="Caserne.M24"/>
            <calcext:condition calcext:apply-style-name="cellule argent" calcext:value="contains-text(&quot;AddGold&quot;)" calcext:base-cell-address="Caserne.M24"/>
            <calcext:condition calcext:apply-style-name="cellule argent" calcext:value="contains-text(&quot;Loot&quot;)" calcext:base-cell-address="Caserne.M24"/>
            <calcext:condition calcext:apply-style-name="cellule argent" calcext:value="contains-text(&quot;Trade&quot;)" calcext:base-cell-address="Caserne.M24"/>
            <calcext:condition calcext:apply-style-name="cellule combat" calcext:value="contains-text(&quot;LaunchCombat&quot;)" calcext:base-cell-address="Caserne.M24"/>
            <calcext:condition calcext:apply-style-name="cellule indice" calcext:value="contains-text(&quot;CheckFormula&quot;)" calcext:base-cell-address="Caserne.M24"/>
            <calcext:condition calcext:apply-style-name="cellule indice" calcext:value="contains-text(&quot;GiveDirection&quot;)" calcext:base-cell-address="Caserne.M24"/>
            <calcext:condition calcext:apply-style-name="cellule temps" calcext:value="contains-text(&quot;SetWeather&quot;)" calcext:base-cell-address="Caserne.M24"/>
            <calcext:condition calcext:apply-style-name="cellule temps" calcext:value="contains-text(&quot;SwitchWeather&quot;)" calcext:base-cell-address="Caserne.M24"/>
            <calcext:condition calcext:apply-style-name="cellule temps" calcext:value="contains-text(&quot;NextDay&quot;)" calcext:base-cell-address="Caserne.M24"/>
            <calcext:condition calcext:apply-style-name="cellule temps" calcext:value="contains-text(&quot;CheckDay&quot;)" calcext:base-cell-address="Caserne.M24"/>
            <calcext:condition calcext:apply-style-name="cellule histoire" calcext:value="contains-text(&quot;Leave&quot;)" calcext:base-cell-address="Caserne.M24"/>
            <calcext:condition calcext:apply-style-name="cellule choice" calcext:value="contains-text(&quot;Choice&quot;)" calcext:base-cell-address="Caserne.M24"/>
            <calcext:condition calcext:apply-style-name="cellule d'erreur" calcext:value="!=&quot;&quot;" calcext:base-cell-address="Caserne.M24"/>
          </calcext:conditional-format>
          <calcext:conditional-format calcext:target-range-address="Caserne.P22:Caserne.P22">
            <calcext:condition calcext:apply-style-name="cellule histoire" calcext:value="contains-text(&quot;GoTo&quot;)" calcext:base-cell-address="Caserne.P22"/>
            <calcext:condition calcext:apply-style-name="cellule histoire" calcext:value="contains-text(&quot;Conclude&quot;)" calcext:base-cell-address="Caserne.P22"/>
            <calcext:condition calcext:apply-style-name="cellule random" calcext:value="contains-text(&quot;RandomPercent&quot;)" calcext:base-cell-address="Caserne.P22"/>
            <calcext:condition calcext:apply-style-name="cellule random" calcext:value="contains-text(&quot;RandomRange&quot;)" calcext:base-cell-address="Caserne.P22"/>
            <calcext:condition calcext:apply-style-name="cellule personnages" calcext:value="contains-text(&quot;NewCrew&quot;)" calcext:base-cell-address="Caserne.P22"/>
            <calcext:condition calcext:apply-style-name="cellule personnages" calcext:value="contains-text(&quot;NewCharacter&quot;)" calcext:base-cell-address="Caserne.P22"/>
            <calcext:condition calcext:apply-style-name="cellule personnages" calcext:value="contains-text(&quot;HideOther&quot;)" calcext:base-cell-address="Caserne.P22"/>
            <calcext:condition calcext:apply-style-name="cellule personnages" calcext:value="contains-text(&quot;DeleteOther&quot;)" calcext:base-cell-address="Caserne.P22"/>
            <calcext:condition calcext:apply-style-name="cellule narrateur" calcext:value="contains-text(&quot;Narrator&quot;)" calcext:base-cell-address="Caserne.P22"/>
            <calcext:condition calcext:apply-style-name="cellule set choice" calcext:value="contains-text(&quot;SetChoices&quot;)" calcext:base-cell-address="Caserne.P22"/>
            <calcext:condition calcext:apply-style-name="cellule dialogues" calcext:value="contains-text(&quot;PlayerSpeak&quot;)" calcext:base-cell-address="Caserne.P22"/>
            <calcext:condition calcext:apply-style-name="cellule dialogues" calcext:value="contains-text(&quot;OtherSpeak&quot;)" calcext:base-cell-address="Caserne.P22"/>
            <calcext:condition calcext:apply-style-name="cellule argent" calcext:value="contains-text(&quot;CheckGold&quot;)" calcext:base-cell-address="Caserne.P22"/>
            <calcext:condition calcext:apply-style-name="cellule argent" calcext:value="contains-text(&quot;RemoveGold&quot;)" calcext:base-cell-address="Caserne.P22"/>
            <calcext:condition calcext:apply-style-name="cellule argent" calcext:value="contains-text(&quot;AddGold&quot;)" calcext:base-cell-address="Caserne.P22"/>
            <calcext:condition calcext:apply-style-name="cellule argent" calcext:value="contains-text(&quot;Loot&quot;)" calcext:base-cell-address="Caserne.P22"/>
            <calcext:condition calcext:apply-style-name="cellule argent" calcext:value="contains-text(&quot;Trade&quot;)" calcext:base-cell-address="Caserne.P22"/>
            <calcext:condition calcext:apply-style-name="cellule combat" calcext:value="contains-text(&quot;LaunchCombat&quot;)" calcext:base-cell-address="Caserne.P22"/>
            <calcext:condition calcext:apply-style-name="cellule indice" calcext:value="contains-text(&quot;CheckFormula&quot;)" calcext:base-cell-address="Caserne.P22"/>
            <calcext:condition calcext:apply-style-name="cellule indice" calcext:value="contains-text(&quot;GiveDirection&quot;)" calcext:base-cell-address="Caserne.P22"/>
            <calcext:condition calcext:apply-style-name="cellule temps" calcext:value="contains-text(&quot;SetWeather&quot;)" calcext:base-cell-address="Caserne.P22"/>
            <calcext:condition calcext:apply-style-name="cellule temps" calcext:value="contains-text(&quot;SwitchWeather&quot;)" calcext:base-cell-address="Caserne.P22"/>
            <calcext:condition calcext:apply-style-name="cellule temps" calcext:value="contains-text(&quot;NextDay&quot;)" calcext:base-cell-address="Caserne.P22"/>
            <calcext:condition calcext:apply-style-name="cellule temps" calcext:value="contains-text(&quot;CheckDay&quot;)" calcext:base-cell-address="Caserne.P22"/>
            <calcext:condition calcext:apply-style-name="cellule histoire" calcext:value="contains-text(&quot;Leave&quot;)" calcext:base-cell-address="Caserne.P22"/>
            <calcext:condition calcext:apply-style-name="cellule choice" calcext:value="contains-text(&quot;Choice&quot;)" calcext:base-cell-address="Caserne.P22"/>
            <calcext:condition calcext:apply-style-name="cellule d'erreur" calcext:value="!=&quot;&quot;" calcext:base-cell-address="Caserne.P22"/>
          </calcext:conditional-format>
          <calcext:conditional-format calcext:target-range-address="Caserne.A3:Caserne.AM18 Caserne.A21:Caserne.AM21 Caserne.A19:Caserne.E20 Caserne.J19:Caserne.AM20 Caserne.A28:Caserne.AM29 Caserne.A27:Caserne.P27 Caserne.T26:Caserne.AM27 Caserne.A26:Caserne.Q26 Caserne.A24:Caserne.AM24 Caserne.A23:Caserne.S23 Caserne.U23:Caserne.AM23 Caserne.A31:Caserne.AM154 Caserne.A30:Caserne.S30 Caserne.U30:Caserne.AM30 Caserne.A25:Caserne.U25 Caserne.W25:Caserne.AM25 Caserne.A22:Caserne.T22 Caserne.V22:Caserne.AM22">
            <calcext:condition calcext:apply-style-name="cellule histoire" calcext:value="contains-text(&quot;GoTo&quot;)" calcext:base-cell-address="Caserne.A3"/>
            <calcext:condition calcext:apply-style-name="cellule histoire" calcext:value="contains-text(&quot;Conclude&quot;)" calcext:base-cell-address="Caserne.A3"/>
            <calcext:condition calcext:apply-style-name="cellule random" calcext:value="contains-text(&quot;RandomPercent&quot;)" calcext:base-cell-address="Caserne.A3"/>
            <calcext:condition calcext:apply-style-name="cellule random" calcext:value="contains-text(&quot;RandomRange&quot;)" calcext:base-cell-address="Caserne.A3"/>
            <calcext:condition calcext:apply-style-name="cellule personnages" calcext:value="contains-text(&quot;NewCrew&quot;)" calcext:base-cell-address="Caserne.A3"/>
            <calcext:condition calcext:apply-style-name="cellule personnages" calcext:value="contains-text(&quot;NewCharacter&quot;)" calcext:base-cell-address="Caserne.A3"/>
            <calcext:condition calcext:apply-style-name="cellule personnages" calcext:value="contains-text(&quot;HideOther&quot;)" calcext:base-cell-address="Caserne.A3"/>
            <calcext:condition calcext:apply-style-name="cellule personnages" calcext:value="contains-text(&quot;DeleteOther&quot;)" calcext:base-cell-address="Caserne.A3"/>
            <calcext:condition calcext:apply-style-name="cellule narrateur" calcext:value="contains-text(&quot;Narrator&quot;)" calcext:base-cell-address="Caserne.A3"/>
            <calcext:condition calcext:apply-style-name="cellule set choice" calcext:value="contains-text(&quot;SetChoices&quot;)" calcext:base-cell-address="Caserne.A3"/>
            <calcext:condition calcext:apply-style-name="cellule dialogues" calcext:value="contains-text(&quot;PlayerSpeak&quot;)" calcext:base-cell-address="Caserne.A3"/>
            <calcext:condition calcext:apply-style-name="cellule dialogues" calcext:value="contains-text(&quot;OtherSpeak&quot;)" calcext:base-cell-address="Caserne.A3"/>
            <calcext:condition calcext:apply-style-name="cellule argent" calcext:value="contains-text(&quot;CheckGold&quot;)" calcext:base-cell-address="Caserne.A3"/>
            <calcext:condition calcext:apply-style-name="cellule argent" calcext:value="contains-text(&quot;RemoveGold&quot;)" calcext:base-cell-address="Caserne.A3"/>
            <calcext:condition calcext:apply-style-name="cellule argent" calcext:value="contains-text(&quot;AddGold&quot;)" calcext:base-cell-address="Caserne.A3"/>
            <calcext:condition calcext:apply-style-name="cellule argent" calcext:value="contains-text(&quot;Loot&quot;)" calcext:base-cell-address="Caserne.A3"/>
            <calcext:condition calcext:apply-style-name="cellule argent" calcext:value="contains-text(&quot;Trade&quot;)" calcext:base-cell-address="Caserne.A3"/>
            <calcext:condition calcext:apply-style-name="cellule combat" calcext:value="contains-text(&quot;LaunchCombat&quot;)" calcext:base-cell-address="Caserne.A3"/>
            <calcext:condition calcext:apply-style-name="cellule indice" calcext:value="contains-text(&quot;CheckFormula&quot;)" calcext:base-cell-address="Caserne.A3"/>
            <calcext:condition calcext:apply-style-name="cellule indice" calcext:value="contains-text(&quot;GiveDirection&quot;)" calcext:base-cell-address="Caserne.A3"/>
            <calcext:condition calcext:apply-style-name="cellule temps" calcext:value="contains-text(&quot;SetWeather&quot;)" calcext:base-cell-address="Caserne.A3"/>
            <calcext:condition calcext:apply-style-name="cellule temps" calcext:value="contains-text(&quot;SwitchWeather&quot;)" calcext:base-cell-address="Caserne.A3"/>
            <calcext:condition calcext:apply-style-name="cellule temps" calcext:value="contains-text(&quot;NextDay&quot;)" calcext:base-cell-address="Caserne.A3"/>
            <calcext:condition calcext:apply-style-name="cellule temps" calcext:value="contains-text(&quot;CheckDay&quot;)" calcext:base-cell-address="Caserne.A3"/>
            <calcext:condition calcext:apply-style-name="cellule histoire" calcext:value="contains-text(&quot;Leave&quot;)" calcext:base-cell-address="Caserne.A3"/>
            <calcext:condition calcext:apply-style-name="cellule choice" calcext:value="contains-text(&quot;Choice&quot;)" calcext:base-cell-address="Caserne.A3"/>
            <calcext:condition calcext:apply-style-name="cellule d'erreur" calcext:value="!=&quot;&quot;" calcext:base-cell-address="Caserne.A3"/>
          </calcext:conditional-format>
          <calcext:conditional-format calcext:target-range-address="Caserne.F19:Caserne.H19">
            <calcext:condition calcext:apply-style-name="cellule histoire" calcext:value="contains-text(&quot;GoTo&quot;)" calcext:base-cell-address="Caserne.F19"/>
            <calcext:condition calcext:apply-style-name="cellule histoire" calcext:value="contains-text(&quot;Conclude&quot;)" calcext:base-cell-address="Caserne.F19"/>
            <calcext:condition calcext:apply-style-name="cellule random" calcext:value="contains-text(&quot;RandomPercent&quot;)" calcext:base-cell-address="Caserne.F19"/>
            <calcext:condition calcext:apply-style-name="cellule random" calcext:value="contains-text(&quot;RandomRange&quot;)" calcext:base-cell-address="Caserne.F19"/>
            <calcext:condition calcext:apply-style-name="cellule personnages" calcext:value="contains-text(&quot;NewCrew&quot;)" calcext:base-cell-address="Caserne.F19"/>
            <calcext:condition calcext:apply-style-name="cellule personnages" calcext:value="contains-text(&quot;NewCharacter&quot;)" calcext:base-cell-address="Caserne.F19"/>
            <calcext:condition calcext:apply-style-name="cellule personnages" calcext:value="contains-text(&quot;HideOther&quot;)" calcext:base-cell-address="Caserne.F19"/>
            <calcext:condition calcext:apply-style-name="cellule personnages" calcext:value="contains-text(&quot;DeleteOther&quot;)" calcext:base-cell-address="Caserne.F19"/>
            <calcext:condition calcext:apply-style-name="cellule narrateur" calcext:value="contains-text(&quot;Narrator&quot;)" calcext:base-cell-address="Caserne.F19"/>
            <calcext:condition calcext:apply-style-name="cellule set choice" calcext:value="contains-text(&quot;SetChoices&quot;)" calcext:base-cell-address="Caserne.F19"/>
            <calcext:condition calcext:apply-style-name="cellule dialogues" calcext:value="contains-text(&quot;PlayerSpeak&quot;)" calcext:base-cell-address="Caserne.F19"/>
            <calcext:condition calcext:apply-style-name="cellule dialogues" calcext:value="contains-text(&quot;OtherSpeak&quot;)" calcext:base-cell-address="Caserne.F19"/>
            <calcext:condition calcext:apply-style-name="cellule argent" calcext:value="contains-text(&quot;CheckGold&quot;)" calcext:base-cell-address="Caserne.F19"/>
            <calcext:condition calcext:apply-style-name="cellule argent" calcext:value="contains-text(&quot;RemoveGold&quot;)" calcext:base-cell-address="Caserne.F19"/>
            <calcext:condition calcext:apply-style-name="cellule argent" calcext:value="contains-text(&quot;AddGold&quot;)" calcext:base-cell-address="Caserne.F19"/>
            <calcext:condition calcext:apply-style-name="cellule argent" calcext:value="contains-text(&quot;Loot&quot;)" calcext:base-cell-address="Caserne.F19"/>
            <calcext:condition calcext:apply-style-name="cellule argent" calcext:value="contains-text(&quot;Trade&quot;)" calcext:base-cell-address="Caserne.F19"/>
            <calcext:condition calcext:apply-style-name="cellule combat" calcext:value="contains-text(&quot;LaunchCombat&quot;)" calcext:base-cell-address="Caserne.F19"/>
            <calcext:condition calcext:apply-style-name="cellule indice" calcext:value="contains-text(&quot;CheckFormula&quot;)" calcext:base-cell-address="Caserne.F19"/>
            <calcext:condition calcext:apply-style-name="cellule indice" calcext:value="contains-text(&quot;GiveDirection&quot;)" calcext:base-cell-address="Caserne.F19"/>
            <calcext:condition calcext:apply-style-name="cellule temps" calcext:value="contains-text(&quot;SetWeather&quot;)" calcext:base-cell-address="Caserne.F19"/>
            <calcext:condition calcext:apply-style-name="cellule temps" calcext:value="contains-text(&quot;SwitchWeather&quot;)" calcext:base-cell-address="Caserne.F19"/>
            <calcext:condition calcext:apply-style-name="cellule temps" calcext:value="contains-text(&quot;NextDay&quot;)" calcext:base-cell-address="Caserne.F19"/>
            <calcext:condition calcext:apply-style-name="cellule temps" calcext:value="contains-text(&quot;CheckDay&quot;)" calcext:base-cell-address="Caserne.F19"/>
            <calcext:condition calcext:apply-style-name="cellule histoire" calcext:value="contains-text(&quot;Leave&quot;)" calcext:base-cell-address="Caserne.F19"/>
            <calcext:condition calcext:apply-style-name="cellule choice" calcext:value="contains-text(&quot;Choice&quot;)" calcext:base-cell-address="Caserne.F19"/>
            <calcext:condition calcext:apply-style-name="cellule d'erreur" calcext:value="!=&quot;&quot;" calcext:base-cell-address="Caserne.F19"/>
          </calcext:conditional-format>
          <calcext:conditional-format calcext:target-range-address="Caserne.F19:Caserne.H19">
            <calcext:condition calcext:apply-style-name="cellule histoire" calcext:value="contains-text(&quot;GoTo&quot;)" calcext:base-cell-address="Caserne.F19"/>
            <calcext:condition calcext:apply-style-name="cellule histoire" calcext:value="contains-text(&quot;Conclude&quot;)" calcext:base-cell-address="Caserne.F19"/>
            <calcext:condition calcext:apply-style-name="cellule random" calcext:value="contains-text(&quot;RandomPercent&quot;)" calcext:base-cell-address="Caserne.F19"/>
            <calcext:condition calcext:apply-style-name="cellule random" calcext:value="contains-text(&quot;RandomRange&quot;)" calcext:base-cell-address="Caserne.F19"/>
            <calcext:condition calcext:apply-style-name="cellule personnages" calcext:value="contains-text(&quot;NewCrew&quot;)" calcext:base-cell-address="Caserne.F19"/>
            <calcext:condition calcext:apply-style-name="cellule personnages" calcext:value="contains-text(&quot;NewCharacter&quot;)" calcext:base-cell-address="Caserne.F19"/>
            <calcext:condition calcext:apply-style-name="cellule personnages" calcext:value="contains-text(&quot;HideOther&quot;)" calcext:base-cell-address="Caserne.F19"/>
            <calcext:condition calcext:apply-style-name="cellule personnages" calcext:value="contains-text(&quot;DeleteOther&quot;)" calcext:base-cell-address="Caserne.F19"/>
            <calcext:condition calcext:apply-style-name="cellule narrateur" calcext:value="contains-text(&quot;Narrator&quot;)" calcext:base-cell-address="Caserne.F19"/>
            <calcext:condition calcext:apply-style-name="cellule set choice" calcext:value="contains-text(&quot;SetChoices&quot;)" calcext:base-cell-address="Caserne.F19"/>
            <calcext:condition calcext:apply-style-name="cellule dialogues" calcext:value="contains-text(&quot;PlayerSpeak&quot;)" calcext:base-cell-address="Caserne.F19"/>
            <calcext:condition calcext:apply-style-name="cellule dialogues" calcext:value="contains-text(&quot;OtherSpeak&quot;)" calcext:base-cell-address="Caserne.F19"/>
            <calcext:condition calcext:apply-style-name="cellule argent" calcext:value="contains-text(&quot;CheckGold&quot;)" calcext:base-cell-address="Caserne.F19"/>
            <calcext:condition calcext:apply-style-name="cellule argent" calcext:value="contains-text(&quot;RemoveGold&quot;)" calcext:base-cell-address="Caserne.F19"/>
            <calcext:condition calcext:apply-style-name="cellule argent" calcext:value="contains-text(&quot;AddGold&quot;)" calcext:base-cell-address="Caserne.F19"/>
            <calcext:condition calcext:apply-style-name="cellule argent" calcext:value="contains-text(&quot;Loot&quot;)" calcext:base-cell-address="Caserne.F19"/>
            <calcext:condition calcext:apply-style-name="cellule argent" calcext:value="contains-text(&quot;Trade&quot;)" calcext:base-cell-address="Caserne.F19"/>
            <calcext:condition calcext:apply-style-name="cellule combat" calcext:value="contains-text(&quot;LaunchCombat&quot;)" calcext:base-cell-address="Caserne.F19"/>
            <calcext:condition calcext:apply-style-name="cellule indice" calcext:value="contains-text(&quot;CheckFormula&quot;)" calcext:base-cell-address="Caserne.F19"/>
            <calcext:condition calcext:apply-style-name="cellule indice" calcext:value="contains-text(&quot;GiveDirection&quot;)" calcext:base-cell-address="Caserne.F19"/>
            <calcext:condition calcext:apply-style-name="cellule temps" calcext:value="contains-text(&quot;SetWeather&quot;)" calcext:base-cell-address="Caserne.F19"/>
            <calcext:condition calcext:apply-style-name="cellule temps" calcext:value="contains-text(&quot;SwitchWeather&quot;)" calcext:base-cell-address="Caserne.F19"/>
            <calcext:condition calcext:apply-style-name="cellule temps" calcext:value="contains-text(&quot;NextDay&quot;)" calcext:base-cell-address="Caserne.F19"/>
            <calcext:condition calcext:apply-style-name="cellule temps" calcext:value="contains-text(&quot;CheckDay&quot;)" calcext:base-cell-address="Caserne.F19"/>
            <calcext:condition calcext:apply-style-name="cellule histoire" calcext:value="contains-text(&quot;Leave&quot;)" calcext:base-cell-address="Caserne.F19"/>
            <calcext:condition calcext:apply-style-name="cellule choice" calcext:value="contains-text(&quot;Choice&quot;)" calcext:base-cell-address="Caserne.F19"/>
            <calcext:condition calcext:apply-style-name="cellule d'erreur" calcext:value="!=&quot;&quot;" calcext:base-cell-address="Caserne.F19"/>
          </calcext:conditional-format>
          <calcext:conditional-format calcext:target-range-address="Caserne.I19:Caserne.I19">
            <calcext:condition calcext:apply-style-name="cellule histoire" calcext:value="contains-text(&quot;GoTo&quot;)" calcext:base-cell-address="Caserne.I19"/>
            <calcext:condition calcext:apply-style-name="cellule histoire" calcext:value="contains-text(&quot;Conclude&quot;)" calcext:base-cell-address="Caserne.I19"/>
            <calcext:condition calcext:apply-style-name="cellule random" calcext:value="contains-text(&quot;RandomPercent&quot;)" calcext:base-cell-address="Caserne.I19"/>
            <calcext:condition calcext:apply-style-name="cellule random" calcext:value="contains-text(&quot;RandomRange&quot;)" calcext:base-cell-address="Caserne.I19"/>
            <calcext:condition calcext:apply-style-name="cellule personnages" calcext:value="contains-text(&quot;NewCrew&quot;)" calcext:base-cell-address="Caserne.I19"/>
            <calcext:condition calcext:apply-style-name="cellule personnages" calcext:value="contains-text(&quot;NewCharacter&quot;)" calcext:base-cell-address="Caserne.I19"/>
            <calcext:condition calcext:apply-style-name="cellule personnages" calcext:value="contains-text(&quot;HideOther&quot;)" calcext:base-cell-address="Caserne.I19"/>
            <calcext:condition calcext:apply-style-name="cellule personnages" calcext:value="contains-text(&quot;DeleteOther&quot;)" calcext:base-cell-address="Caserne.I19"/>
            <calcext:condition calcext:apply-style-name="cellule narrateur" calcext:value="contains-text(&quot;Narrator&quot;)" calcext:base-cell-address="Caserne.I19"/>
            <calcext:condition calcext:apply-style-name="cellule set choice" calcext:value="contains-text(&quot;SetChoices&quot;)" calcext:base-cell-address="Caserne.I19"/>
            <calcext:condition calcext:apply-style-name="cellule dialogues" calcext:value="contains-text(&quot;PlayerSpeak&quot;)" calcext:base-cell-address="Caserne.I19"/>
            <calcext:condition calcext:apply-style-name="cellule dialogues" calcext:value="contains-text(&quot;OtherSpeak&quot;)" calcext:base-cell-address="Caserne.I19"/>
            <calcext:condition calcext:apply-style-name="cellule argent" calcext:value="contains-text(&quot;CheckGold&quot;)" calcext:base-cell-address="Caserne.I19"/>
            <calcext:condition calcext:apply-style-name="cellule argent" calcext:value="contains-text(&quot;RemoveGold&quot;)" calcext:base-cell-address="Caserne.I19"/>
            <calcext:condition calcext:apply-style-name="cellule argent" calcext:value="contains-text(&quot;AddGold&quot;)" calcext:base-cell-address="Caserne.I19"/>
            <calcext:condition calcext:apply-style-name="cellule argent" calcext:value="contains-text(&quot;Loot&quot;)" calcext:base-cell-address="Caserne.I19"/>
            <calcext:condition calcext:apply-style-name="cellule argent" calcext:value="contains-text(&quot;Trade&quot;)" calcext:base-cell-address="Caserne.I19"/>
            <calcext:condition calcext:apply-style-name="cellule combat" calcext:value="contains-text(&quot;LaunchCombat&quot;)" calcext:base-cell-address="Caserne.I19"/>
            <calcext:condition calcext:apply-style-name="cellule indice" calcext:value="contains-text(&quot;CheckFormula&quot;)" calcext:base-cell-address="Caserne.I19"/>
            <calcext:condition calcext:apply-style-name="cellule indice" calcext:value="contains-text(&quot;GiveDirection&quot;)" calcext:base-cell-address="Caserne.I19"/>
            <calcext:condition calcext:apply-style-name="cellule temps" calcext:value="contains-text(&quot;SetWeather&quot;)" calcext:base-cell-address="Caserne.I19"/>
            <calcext:condition calcext:apply-style-name="cellule temps" calcext:value="contains-text(&quot;SwitchWeather&quot;)" calcext:base-cell-address="Caserne.I19"/>
            <calcext:condition calcext:apply-style-name="cellule temps" calcext:value="contains-text(&quot;NextDay&quot;)" calcext:base-cell-address="Caserne.I19"/>
            <calcext:condition calcext:apply-style-name="cellule temps" calcext:value="contains-text(&quot;CheckDay&quot;)" calcext:base-cell-address="Caserne.I19"/>
            <calcext:condition calcext:apply-style-name="cellule histoire" calcext:value="contains-text(&quot;Leave&quot;)" calcext:base-cell-address="Caserne.I19"/>
            <calcext:condition calcext:apply-style-name="cellule choice" calcext:value="contains-text(&quot;Choice&quot;)" calcext:base-cell-address="Caserne.I19"/>
            <calcext:condition calcext:apply-style-name="cellule d'erreur" calcext:value="!=&quot;&quot;" calcext:base-cell-address="Caserne.I19"/>
          </calcext:conditional-format>
          <calcext:conditional-format calcext:target-range-address="Caserne.I19:Caserne.I19">
            <calcext:condition calcext:apply-style-name="cellule histoire" calcext:value="contains-text(&quot;GoTo&quot;)" calcext:base-cell-address="Caserne.I19"/>
            <calcext:condition calcext:apply-style-name="cellule histoire" calcext:value="contains-text(&quot;Conclude&quot;)" calcext:base-cell-address="Caserne.I19"/>
            <calcext:condition calcext:apply-style-name="cellule random" calcext:value="contains-text(&quot;RandomPercent&quot;)" calcext:base-cell-address="Caserne.I19"/>
            <calcext:condition calcext:apply-style-name="cellule random" calcext:value="contains-text(&quot;RandomRange&quot;)" calcext:base-cell-address="Caserne.I19"/>
            <calcext:condition calcext:apply-style-name="cellule personnages" calcext:value="contains-text(&quot;NewCrew&quot;)" calcext:base-cell-address="Caserne.I19"/>
            <calcext:condition calcext:apply-style-name="cellule personnages" calcext:value="contains-text(&quot;NewCharacter&quot;)" calcext:base-cell-address="Caserne.I19"/>
            <calcext:condition calcext:apply-style-name="cellule personnages" calcext:value="contains-text(&quot;HideOther&quot;)" calcext:base-cell-address="Caserne.I19"/>
            <calcext:condition calcext:apply-style-name="cellule personnages" calcext:value="contains-text(&quot;DeleteOther&quot;)" calcext:base-cell-address="Caserne.I19"/>
            <calcext:condition calcext:apply-style-name="cellule narrateur" calcext:value="contains-text(&quot;Narrator&quot;)" calcext:base-cell-address="Caserne.I19"/>
            <calcext:condition calcext:apply-style-name="cellule set choice" calcext:value="contains-text(&quot;SetChoices&quot;)" calcext:base-cell-address="Caserne.I19"/>
            <calcext:condition calcext:apply-style-name="cellule dialogues" calcext:value="contains-text(&quot;PlayerSpeak&quot;)" calcext:base-cell-address="Caserne.I19"/>
            <calcext:condition calcext:apply-style-name="cellule dialogues" calcext:value="contains-text(&quot;OtherSpeak&quot;)" calcext:base-cell-address="Caserne.I19"/>
            <calcext:condition calcext:apply-style-name="cellule argent" calcext:value="contains-text(&quot;CheckGold&quot;)" calcext:base-cell-address="Caserne.I19"/>
            <calcext:condition calcext:apply-style-name="cellule argent" calcext:value="contains-text(&quot;RemoveGold&quot;)" calcext:base-cell-address="Caserne.I19"/>
            <calcext:condition calcext:apply-style-name="cellule argent" calcext:value="contains-text(&quot;AddGold&quot;)" calcext:base-cell-address="Caserne.I19"/>
            <calcext:condition calcext:apply-style-name="cellule argent" calcext:value="contains-text(&quot;Loot&quot;)" calcext:base-cell-address="Caserne.I19"/>
            <calcext:condition calcext:apply-style-name="cellule argent" calcext:value="contains-text(&quot;Trade&quot;)" calcext:base-cell-address="Caserne.I19"/>
            <calcext:condition calcext:apply-style-name="cellule combat" calcext:value="contains-text(&quot;LaunchCombat&quot;)" calcext:base-cell-address="Caserne.I19"/>
            <calcext:condition calcext:apply-style-name="cellule indice" calcext:value="contains-text(&quot;CheckFormula&quot;)" calcext:base-cell-address="Caserne.I19"/>
            <calcext:condition calcext:apply-style-name="cellule indice" calcext:value="contains-text(&quot;GiveDirection&quot;)" calcext:base-cell-address="Caserne.I19"/>
            <calcext:condition calcext:apply-style-name="cellule temps" calcext:value="contains-text(&quot;SetWeather&quot;)" calcext:base-cell-address="Caserne.I19"/>
            <calcext:condition calcext:apply-style-name="cellule temps" calcext:value="contains-text(&quot;SwitchWeather&quot;)" calcext:base-cell-address="Caserne.I19"/>
            <calcext:condition calcext:apply-style-name="cellule temps" calcext:value="contains-text(&quot;NextDay&quot;)" calcext:base-cell-address="Caserne.I19"/>
            <calcext:condition calcext:apply-style-name="cellule temps" calcext:value="contains-text(&quot;CheckDay&quot;)" calcext:base-cell-address="Caserne.I19"/>
            <calcext:condition calcext:apply-style-name="cellule histoire" calcext:value="contains-text(&quot;Leave&quot;)" calcext:base-cell-address="Caserne.I19"/>
            <calcext:condition calcext:apply-style-name="cellule choice" calcext:value="contains-text(&quot;Choice&quot;)" calcext:base-cell-address="Caserne.I19"/>
            <calcext:condition calcext:apply-style-name="cellule d'erreur" calcext:value="!=&quot;&quot;" calcext:base-cell-address="Caserne.I19"/>
          </calcext:conditional-format>
          <calcext:conditional-format calcext:target-range-address="Caserne.F19:Caserne.I19">
            <calcext:condition calcext:apply-style-name="cellule histoire" calcext:value="contains-text(&quot;GoTo&quot;)" calcext:base-cell-address="Caserne.F19"/>
            <calcext:condition calcext:apply-style-name="cellule histoire" calcext:value="contains-text(&quot;Conclude&quot;)" calcext:base-cell-address="Caserne.F19"/>
            <calcext:condition calcext:apply-style-name="cellule random" calcext:value="contains-text(&quot;RandomPercent&quot;)" calcext:base-cell-address="Caserne.F19"/>
            <calcext:condition calcext:apply-style-name="cellule random" calcext:value="contains-text(&quot;RandomRange&quot;)" calcext:base-cell-address="Caserne.F19"/>
            <calcext:condition calcext:apply-style-name="cellule personnages" calcext:value="contains-text(&quot;NewCrew&quot;)" calcext:base-cell-address="Caserne.F19"/>
            <calcext:condition calcext:apply-style-name="cellule personnages" calcext:value="contains-text(&quot;NewCharacter&quot;)" calcext:base-cell-address="Caserne.F19"/>
            <calcext:condition calcext:apply-style-name="cellule personnages" calcext:value="contains-text(&quot;HideOther&quot;)" calcext:base-cell-address="Caserne.F19"/>
            <calcext:condition calcext:apply-style-name="cellule personnages" calcext:value="contains-text(&quot;DeleteOther&quot;)" calcext:base-cell-address="Caserne.F19"/>
            <calcext:condition calcext:apply-style-name="cellule narrateur" calcext:value="contains-text(&quot;Narrator&quot;)" calcext:base-cell-address="Caserne.F19"/>
            <calcext:condition calcext:apply-style-name="cellule set choice" calcext:value="contains-text(&quot;SetChoices&quot;)" calcext:base-cell-address="Caserne.F19"/>
            <calcext:condition calcext:apply-style-name="cellule dialogues" calcext:value="contains-text(&quot;PlayerSpeak&quot;)" calcext:base-cell-address="Caserne.F19"/>
            <calcext:condition calcext:apply-style-name="cellule dialogues" calcext:value="contains-text(&quot;OtherSpeak&quot;)" calcext:base-cell-address="Caserne.F19"/>
            <calcext:condition calcext:apply-style-name="cellule argent" calcext:value="contains-text(&quot;CheckGold&quot;)" calcext:base-cell-address="Caserne.F19"/>
            <calcext:condition calcext:apply-style-name="cellule argent" calcext:value="contains-text(&quot;RemoveGold&quot;)" calcext:base-cell-address="Caserne.F19"/>
            <calcext:condition calcext:apply-style-name="cellule argent" calcext:value="contains-text(&quot;AddGold&quot;)" calcext:base-cell-address="Caserne.F19"/>
            <calcext:condition calcext:apply-style-name="cellule argent" calcext:value="contains-text(&quot;Loot&quot;)" calcext:base-cell-address="Caserne.F19"/>
            <calcext:condition calcext:apply-style-name="cellule argent" calcext:value="contains-text(&quot;Trade&quot;)" calcext:base-cell-address="Caserne.F19"/>
            <calcext:condition calcext:apply-style-name="cellule combat" calcext:value="contains-text(&quot;LaunchCombat&quot;)" calcext:base-cell-address="Caserne.F19"/>
            <calcext:condition calcext:apply-style-name="cellule indice" calcext:value="contains-text(&quot;CheckFormula&quot;)" calcext:base-cell-address="Caserne.F19"/>
            <calcext:condition calcext:apply-style-name="cellule indice" calcext:value="contains-text(&quot;GiveDirection&quot;)" calcext:base-cell-address="Caserne.F19"/>
            <calcext:condition calcext:apply-style-name="cellule temps" calcext:value="contains-text(&quot;SetWeather&quot;)" calcext:base-cell-address="Caserne.F19"/>
            <calcext:condition calcext:apply-style-name="cellule temps" calcext:value="contains-text(&quot;SwitchWeather&quot;)" calcext:base-cell-address="Caserne.F19"/>
            <calcext:condition calcext:apply-style-name="cellule temps" calcext:value="contains-text(&quot;NextDay&quot;)" calcext:base-cell-address="Caserne.F19"/>
            <calcext:condition calcext:apply-style-name="cellule temps" calcext:value="contains-text(&quot;CheckDay&quot;)" calcext:base-cell-address="Caserne.F19"/>
            <calcext:condition calcext:apply-style-name="cellule histoire" calcext:value="contains-text(&quot;Leave&quot;)" calcext:base-cell-address="Caserne.F19"/>
            <calcext:condition calcext:apply-style-name="cellule choice" calcext:value="contains-text(&quot;Choice&quot;)" calcext:base-cell-address="Caserne.F19"/>
            <calcext:condition calcext:apply-style-name="cellule d'erreur" calcext:value="!=&quot;&quot;" calcext:base-cell-address="Caserne.F19"/>
          </calcext:conditional-format>
          <calcext:conditional-format calcext:target-range-address="Caserne.F20:Caserne.H20">
            <calcext:condition calcext:apply-style-name="cellule histoire" calcext:value="contains-text(&quot;GoTo&quot;)" calcext:base-cell-address="Caserne.F20"/>
            <calcext:condition calcext:apply-style-name="cellule histoire" calcext:value="contains-text(&quot;Conclude&quot;)" calcext:base-cell-address="Caserne.F20"/>
            <calcext:condition calcext:apply-style-name="cellule random" calcext:value="contains-text(&quot;RandomPercent&quot;)" calcext:base-cell-address="Caserne.F20"/>
            <calcext:condition calcext:apply-style-name="cellule random" calcext:value="contains-text(&quot;RandomRange&quot;)" calcext:base-cell-address="Caserne.F20"/>
            <calcext:condition calcext:apply-style-name="cellule personnages" calcext:value="contains-text(&quot;NewCrew&quot;)" calcext:base-cell-address="Caserne.F20"/>
            <calcext:condition calcext:apply-style-name="cellule personnages" calcext:value="contains-text(&quot;NewCharacter&quot;)" calcext:base-cell-address="Caserne.F20"/>
            <calcext:condition calcext:apply-style-name="cellule personnages" calcext:value="contains-text(&quot;HideOther&quot;)" calcext:base-cell-address="Caserne.F20"/>
            <calcext:condition calcext:apply-style-name="cellule personnages" calcext:value="contains-text(&quot;DeleteOther&quot;)" calcext:base-cell-address="Caserne.F20"/>
            <calcext:condition calcext:apply-style-name="cellule narrateur" calcext:value="contains-text(&quot;Narrator&quot;)" calcext:base-cell-address="Caserne.F20"/>
            <calcext:condition calcext:apply-style-name="cellule set choice" calcext:value="contains-text(&quot;SetChoices&quot;)" calcext:base-cell-address="Caserne.F20"/>
            <calcext:condition calcext:apply-style-name="cellule dialogues" calcext:value="contains-text(&quot;PlayerSpeak&quot;)" calcext:base-cell-address="Caserne.F20"/>
            <calcext:condition calcext:apply-style-name="cellule dialogues" calcext:value="contains-text(&quot;OtherSpeak&quot;)" calcext:base-cell-address="Caserne.F20"/>
            <calcext:condition calcext:apply-style-name="cellule argent" calcext:value="contains-text(&quot;CheckGold&quot;)" calcext:base-cell-address="Caserne.F20"/>
            <calcext:condition calcext:apply-style-name="cellule argent" calcext:value="contains-text(&quot;RemoveGold&quot;)" calcext:base-cell-address="Caserne.F20"/>
            <calcext:condition calcext:apply-style-name="cellule argent" calcext:value="contains-text(&quot;AddGold&quot;)" calcext:base-cell-address="Caserne.F20"/>
            <calcext:condition calcext:apply-style-name="cellule argent" calcext:value="contains-text(&quot;Loot&quot;)" calcext:base-cell-address="Caserne.F20"/>
            <calcext:condition calcext:apply-style-name="cellule argent" calcext:value="contains-text(&quot;Trade&quot;)" calcext:base-cell-address="Caserne.F20"/>
            <calcext:condition calcext:apply-style-name="cellule combat" calcext:value="contains-text(&quot;LaunchCombat&quot;)" calcext:base-cell-address="Caserne.F20"/>
            <calcext:condition calcext:apply-style-name="cellule indice" calcext:value="contains-text(&quot;CheckFormula&quot;)" calcext:base-cell-address="Caserne.F20"/>
            <calcext:condition calcext:apply-style-name="cellule indice" calcext:value="contains-text(&quot;GiveDirection&quot;)" calcext:base-cell-address="Caserne.F20"/>
            <calcext:condition calcext:apply-style-name="cellule temps" calcext:value="contains-text(&quot;SetWeather&quot;)" calcext:base-cell-address="Caserne.F20"/>
            <calcext:condition calcext:apply-style-name="cellule temps" calcext:value="contains-text(&quot;SwitchWeather&quot;)" calcext:base-cell-address="Caserne.F20"/>
            <calcext:condition calcext:apply-style-name="cellule temps" calcext:value="contains-text(&quot;NextDay&quot;)" calcext:base-cell-address="Caserne.F20"/>
            <calcext:condition calcext:apply-style-name="cellule temps" calcext:value="contains-text(&quot;CheckDay&quot;)" calcext:base-cell-address="Caserne.F20"/>
            <calcext:condition calcext:apply-style-name="cellule histoire" calcext:value="contains-text(&quot;Leave&quot;)" calcext:base-cell-address="Caserne.F20"/>
            <calcext:condition calcext:apply-style-name="cellule choice" calcext:value="contains-text(&quot;Choice&quot;)" calcext:base-cell-address="Caserne.F20"/>
            <calcext:condition calcext:apply-style-name="cellule d'erreur" calcext:value="!=&quot;&quot;" calcext:base-cell-address="Caserne.F20"/>
          </calcext:conditional-format>
          <calcext:conditional-format calcext:target-range-address="Caserne.F20:Caserne.H20">
            <calcext:condition calcext:apply-style-name="cellule histoire" calcext:value="contains-text(&quot;GoTo&quot;)" calcext:base-cell-address="Caserne.F20"/>
            <calcext:condition calcext:apply-style-name="cellule histoire" calcext:value="contains-text(&quot;Conclude&quot;)" calcext:base-cell-address="Caserne.F20"/>
            <calcext:condition calcext:apply-style-name="cellule random" calcext:value="contains-text(&quot;RandomPercent&quot;)" calcext:base-cell-address="Caserne.F20"/>
            <calcext:condition calcext:apply-style-name="cellule random" calcext:value="contains-text(&quot;RandomRange&quot;)" calcext:base-cell-address="Caserne.F20"/>
            <calcext:condition calcext:apply-style-name="cellule personnages" calcext:value="contains-text(&quot;NewCrew&quot;)" calcext:base-cell-address="Caserne.F20"/>
            <calcext:condition calcext:apply-style-name="cellule personnages" calcext:value="contains-text(&quot;NewCharacter&quot;)" calcext:base-cell-address="Caserne.F20"/>
            <calcext:condition calcext:apply-style-name="cellule personnages" calcext:value="contains-text(&quot;HideOther&quot;)" calcext:base-cell-address="Caserne.F20"/>
            <calcext:condition calcext:apply-style-name="cellule personnages" calcext:value="contains-text(&quot;DeleteOther&quot;)" calcext:base-cell-address="Caserne.F20"/>
            <calcext:condition calcext:apply-style-name="cellule narrateur" calcext:value="contains-text(&quot;Narrator&quot;)" calcext:base-cell-address="Caserne.F20"/>
            <calcext:condition calcext:apply-style-name="cellule set choice" calcext:value="contains-text(&quot;SetChoices&quot;)" calcext:base-cell-address="Caserne.F20"/>
            <calcext:condition calcext:apply-style-name="cellule dialogues" calcext:value="contains-text(&quot;PlayerSpeak&quot;)" calcext:base-cell-address="Caserne.F20"/>
            <calcext:condition calcext:apply-style-name="cellule dialogues" calcext:value="contains-text(&quot;OtherSpeak&quot;)" calcext:base-cell-address="Caserne.F20"/>
            <calcext:condition calcext:apply-style-name="cellule argent" calcext:value="contains-text(&quot;CheckGold&quot;)" calcext:base-cell-address="Caserne.F20"/>
            <calcext:condition calcext:apply-style-name="cellule argent" calcext:value="contains-text(&quot;RemoveGold&quot;)" calcext:base-cell-address="Caserne.F20"/>
            <calcext:condition calcext:apply-style-name="cellule argent" calcext:value="contains-text(&quot;AddGold&quot;)" calcext:base-cell-address="Caserne.F20"/>
            <calcext:condition calcext:apply-style-name="cellule argent" calcext:value="contains-text(&quot;Loot&quot;)" calcext:base-cell-address="Caserne.F20"/>
            <calcext:condition calcext:apply-style-name="cellule argent" calcext:value="contains-text(&quot;Trade&quot;)" calcext:base-cell-address="Caserne.F20"/>
            <calcext:condition calcext:apply-style-name="cellule combat" calcext:value="contains-text(&quot;LaunchCombat&quot;)" calcext:base-cell-address="Caserne.F20"/>
            <calcext:condition calcext:apply-style-name="cellule indice" calcext:value="contains-text(&quot;CheckFormula&quot;)" calcext:base-cell-address="Caserne.F20"/>
            <calcext:condition calcext:apply-style-name="cellule indice" calcext:value="contains-text(&quot;GiveDirection&quot;)" calcext:base-cell-address="Caserne.F20"/>
            <calcext:condition calcext:apply-style-name="cellule temps" calcext:value="contains-text(&quot;SetWeather&quot;)" calcext:base-cell-address="Caserne.F20"/>
            <calcext:condition calcext:apply-style-name="cellule temps" calcext:value="contains-text(&quot;SwitchWeather&quot;)" calcext:base-cell-address="Caserne.F20"/>
            <calcext:condition calcext:apply-style-name="cellule temps" calcext:value="contains-text(&quot;NextDay&quot;)" calcext:base-cell-address="Caserne.F20"/>
            <calcext:condition calcext:apply-style-name="cellule temps" calcext:value="contains-text(&quot;CheckDay&quot;)" calcext:base-cell-address="Caserne.F20"/>
            <calcext:condition calcext:apply-style-name="cellule histoire" calcext:value="contains-text(&quot;Leave&quot;)" calcext:base-cell-address="Caserne.F20"/>
            <calcext:condition calcext:apply-style-name="cellule choice" calcext:value="contains-text(&quot;Choice&quot;)" calcext:base-cell-address="Caserne.F20"/>
            <calcext:condition calcext:apply-style-name="cellule d'erreur" calcext:value="!=&quot;&quot;" calcext:base-cell-address="Caserne.F20"/>
          </calcext:conditional-format>
          <calcext:conditional-format calcext:target-range-address="Caserne.I20:Caserne.I20">
            <calcext:condition calcext:apply-style-name="cellule histoire" calcext:value="contains-text(&quot;GoTo&quot;)" calcext:base-cell-address="Caserne.I20"/>
            <calcext:condition calcext:apply-style-name="cellule histoire" calcext:value="contains-text(&quot;Conclude&quot;)" calcext:base-cell-address="Caserne.I20"/>
            <calcext:condition calcext:apply-style-name="cellule random" calcext:value="contains-text(&quot;RandomPercent&quot;)" calcext:base-cell-address="Caserne.I20"/>
            <calcext:condition calcext:apply-style-name="cellule random" calcext:value="contains-text(&quot;RandomRange&quot;)" calcext:base-cell-address="Caserne.I20"/>
            <calcext:condition calcext:apply-style-name="cellule personnages" calcext:value="contains-text(&quot;NewCrew&quot;)" calcext:base-cell-address="Caserne.I20"/>
            <calcext:condition calcext:apply-style-name="cellule personnages" calcext:value="contains-text(&quot;NewCharacter&quot;)" calcext:base-cell-address="Caserne.I20"/>
            <calcext:condition calcext:apply-style-name="cellule personnages" calcext:value="contains-text(&quot;HideOther&quot;)" calcext:base-cell-address="Caserne.I20"/>
            <calcext:condition calcext:apply-style-name="cellule personnages" calcext:value="contains-text(&quot;DeleteOther&quot;)" calcext:base-cell-address="Caserne.I20"/>
            <calcext:condition calcext:apply-style-name="cellule narrateur" calcext:value="contains-text(&quot;Narrator&quot;)" calcext:base-cell-address="Caserne.I20"/>
            <calcext:condition calcext:apply-style-name="cellule set choice" calcext:value="contains-text(&quot;SetChoices&quot;)" calcext:base-cell-address="Caserne.I20"/>
            <calcext:condition calcext:apply-style-name="cellule dialogues" calcext:value="contains-text(&quot;PlayerSpeak&quot;)" calcext:base-cell-address="Caserne.I20"/>
            <calcext:condition calcext:apply-style-name="cellule dialogues" calcext:value="contains-text(&quot;OtherSpeak&quot;)" calcext:base-cell-address="Caserne.I20"/>
            <calcext:condition calcext:apply-style-name="cellule argent" calcext:value="contains-text(&quot;CheckGold&quot;)" calcext:base-cell-address="Caserne.I20"/>
            <calcext:condition calcext:apply-style-name="cellule argent" calcext:value="contains-text(&quot;RemoveGold&quot;)" calcext:base-cell-address="Caserne.I20"/>
            <calcext:condition calcext:apply-style-name="cellule argent" calcext:value="contains-text(&quot;AddGold&quot;)" calcext:base-cell-address="Caserne.I20"/>
            <calcext:condition calcext:apply-style-name="cellule argent" calcext:value="contains-text(&quot;Loot&quot;)" calcext:base-cell-address="Caserne.I20"/>
            <calcext:condition calcext:apply-style-name="cellule argent" calcext:value="contains-text(&quot;Trade&quot;)" calcext:base-cell-address="Caserne.I20"/>
            <calcext:condition calcext:apply-style-name="cellule combat" calcext:value="contains-text(&quot;LaunchCombat&quot;)" calcext:base-cell-address="Caserne.I20"/>
            <calcext:condition calcext:apply-style-name="cellule indice" calcext:value="contains-text(&quot;CheckFormula&quot;)" calcext:base-cell-address="Caserne.I20"/>
            <calcext:condition calcext:apply-style-name="cellule indice" calcext:value="contains-text(&quot;GiveDirection&quot;)" calcext:base-cell-address="Caserne.I20"/>
            <calcext:condition calcext:apply-style-name="cellule temps" calcext:value="contains-text(&quot;SetWeather&quot;)" calcext:base-cell-address="Caserne.I20"/>
            <calcext:condition calcext:apply-style-name="cellule temps" calcext:value="contains-text(&quot;SwitchWeather&quot;)" calcext:base-cell-address="Caserne.I20"/>
            <calcext:condition calcext:apply-style-name="cellule temps" calcext:value="contains-text(&quot;NextDay&quot;)" calcext:base-cell-address="Caserne.I20"/>
            <calcext:condition calcext:apply-style-name="cellule temps" calcext:value="contains-text(&quot;CheckDay&quot;)" calcext:base-cell-address="Caserne.I20"/>
            <calcext:condition calcext:apply-style-name="cellule histoire" calcext:value="contains-text(&quot;Leave&quot;)" calcext:base-cell-address="Caserne.I20"/>
            <calcext:condition calcext:apply-style-name="cellule choice" calcext:value="contains-text(&quot;Choice&quot;)" calcext:base-cell-address="Caserne.I20"/>
            <calcext:condition calcext:apply-style-name="cellule d'erreur" calcext:value="!=&quot;&quot;" calcext:base-cell-address="Caserne.I20"/>
          </calcext:conditional-format>
          <calcext:conditional-format calcext:target-range-address="Caserne.I20:Caserne.I20">
            <calcext:condition calcext:apply-style-name="cellule histoire" calcext:value="contains-text(&quot;GoTo&quot;)" calcext:base-cell-address="Caserne.I20"/>
            <calcext:condition calcext:apply-style-name="cellule histoire" calcext:value="contains-text(&quot;Conclude&quot;)" calcext:base-cell-address="Caserne.I20"/>
            <calcext:condition calcext:apply-style-name="cellule random" calcext:value="contains-text(&quot;RandomPercent&quot;)" calcext:base-cell-address="Caserne.I20"/>
            <calcext:condition calcext:apply-style-name="cellule random" calcext:value="contains-text(&quot;RandomRange&quot;)" calcext:base-cell-address="Caserne.I20"/>
            <calcext:condition calcext:apply-style-name="cellule personnages" calcext:value="contains-text(&quot;NewCrew&quot;)" calcext:base-cell-address="Caserne.I20"/>
            <calcext:condition calcext:apply-style-name="cellule personnages" calcext:value="contains-text(&quot;NewCharacter&quot;)" calcext:base-cell-address="Caserne.I20"/>
            <calcext:condition calcext:apply-style-name="cellule personnages" calcext:value="contains-text(&quot;HideOther&quot;)" calcext:base-cell-address="Caserne.I20"/>
            <calcext:condition calcext:apply-style-name="cellule personnages" calcext:value="contains-text(&quot;DeleteOther&quot;)" calcext:base-cell-address="Caserne.I20"/>
            <calcext:condition calcext:apply-style-name="cellule narrateur" calcext:value="contains-text(&quot;Narrator&quot;)" calcext:base-cell-address="Caserne.I20"/>
            <calcext:condition calcext:apply-style-name="cellule set choice" calcext:value="contains-text(&quot;SetChoices&quot;)" calcext:base-cell-address="Caserne.I20"/>
            <calcext:condition calcext:apply-style-name="cellule dialogues" calcext:value="contains-text(&quot;PlayerSpeak&quot;)" calcext:base-cell-address="Caserne.I20"/>
            <calcext:condition calcext:apply-style-name="cellule dialogues" calcext:value="contains-text(&quot;OtherSpeak&quot;)" calcext:base-cell-address="Caserne.I20"/>
            <calcext:condition calcext:apply-style-name="cellule argent" calcext:value="contains-text(&quot;CheckGold&quot;)" calcext:base-cell-address="Caserne.I20"/>
            <calcext:condition calcext:apply-style-name="cellule argent" calcext:value="contains-text(&quot;RemoveGold&quot;)" calcext:base-cell-address="Caserne.I20"/>
            <calcext:condition calcext:apply-style-name="cellule argent" calcext:value="contains-text(&quot;AddGold&quot;)" calcext:base-cell-address="Caserne.I20"/>
            <calcext:condition calcext:apply-style-name="cellule argent" calcext:value="contains-text(&quot;Loot&quot;)" calcext:base-cell-address="Caserne.I20"/>
            <calcext:condition calcext:apply-style-name="cellule argent" calcext:value="contains-text(&quot;Trade&quot;)" calcext:base-cell-address="Caserne.I20"/>
            <calcext:condition calcext:apply-style-name="cellule combat" calcext:value="contains-text(&quot;LaunchCombat&quot;)" calcext:base-cell-address="Caserne.I20"/>
            <calcext:condition calcext:apply-style-name="cellule indice" calcext:value="contains-text(&quot;CheckFormula&quot;)" calcext:base-cell-address="Caserne.I20"/>
            <calcext:condition calcext:apply-style-name="cellule indice" calcext:value="contains-text(&quot;GiveDirection&quot;)" calcext:base-cell-address="Caserne.I20"/>
            <calcext:condition calcext:apply-style-name="cellule temps" calcext:value="contains-text(&quot;SetWeather&quot;)" calcext:base-cell-address="Caserne.I20"/>
            <calcext:condition calcext:apply-style-name="cellule temps" calcext:value="contains-text(&quot;SwitchWeather&quot;)" calcext:base-cell-address="Caserne.I20"/>
            <calcext:condition calcext:apply-style-name="cellule temps" calcext:value="contains-text(&quot;NextDay&quot;)" calcext:base-cell-address="Caserne.I20"/>
            <calcext:condition calcext:apply-style-name="cellule temps" calcext:value="contains-text(&quot;CheckDay&quot;)" calcext:base-cell-address="Caserne.I20"/>
            <calcext:condition calcext:apply-style-name="cellule histoire" calcext:value="contains-text(&quot;Leave&quot;)" calcext:base-cell-address="Caserne.I20"/>
            <calcext:condition calcext:apply-style-name="cellule choice" calcext:value="contains-text(&quot;Choice&quot;)" calcext:base-cell-address="Caserne.I20"/>
            <calcext:condition calcext:apply-style-name="cellule d'erreur" calcext:value="!=&quot;&quot;" calcext:base-cell-address="Caserne.I20"/>
          </calcext:conditional-format>
          <calcext:conditional-format calcext:target-range-address="Caserne.F20:Caserne.I20">
            <calcext:condition calcext:apply-style-name="cellule histoire" calcext:value="contains-text(&quot;GoTo&quot;)" calcext:base-cell-address="Caserne.F20"/>
            <calcext:condition calcext:apply-style-name="cellule histoire" calcext:value="contains-text(&quot;Conclude&quot;)" calcext:base-cell-address="Caserne.F20"/>
            <calcext:condition calcext:apply-style-name="cellule random" calcext:value="contains-text(&quot;RandomPercent&quot;)" calcext:base-cell-address="Caserne.F20"/>
            <calcext:condition calcext:apply-style-name="cellule random" calcext:value="contains-text(&quot;RandomRange&quot;)" calcext:base-cell-address="Caserne.F20"/>
            <calcext:condition calcext:apply-style-name="cellule personnages" calcext:value="contains-text(&quot;NewCrew&quot;)" calcext:base-cell-address="Caserne.F20"/>
            <calcext:condition calcext:apply-style-name="cellule personnages" calcext:value="contains-text(&quot;NewCharacter&quot;)" calcext:base-cell-address="Caserne.F20"/>
            <calcext:condition calcext:apply-style-name="cellule personnages" calcext:value="contains-text(&quot;HideOther&quot;)" calcext:base-cell-address="Caserne.F20"/>
            <calcext:condition calcext:apply-style-name="cellule personnages" calcext:value="contains-text(&quot;DeleteOther&quot;)" calcext:base-cell-address="Caserne.F20"/>
            <calcext:condition calcext:apply-style-name="cellule narrateur" calcext:value="contains-text(&quot;Narrator&quot;)" calcext:base-cell-address="Caserne.F20"/>
            <calcext:condition calcext:apply-style-name="cellule set choice" calcext:value="contains-text(&quot;SetChoices&quot;)" calcext:base-cell-address="Caserne.F20"/>
            <calcext:condition calcext:apply-style-name="cellule dialogues" calcext:value="contains-text(&quot;PlayerSpeak&quot;)" calcext:base-cell-address="Caserne.F20"/>
            <calcext:condition calcext:apply-style-name="cellule dialogues" calcext:value="contains-text(&quot;OtherSpeak&quot;)" calcext:base-cell-address="Caserne.F20"/>
            <calcext:condition calcext:apply-style-name="cellule argent" calcext:value="contains-text(&quot;CheckGold&quot;)" calcext:base-cell-address="Caserne.F20"/>
            <calcext:condition calcext:apply-style-name="cellule argent" calcext:value="contains-text(&quot;RemoveGold&quot;)" calcext:base-cell-address="Caserne.F20"/>
            <calcext:condition calcext:apply-style-name="cellule argent" calcext:value="contains-text(&quot;AddGold&quot;)" calcext:base-cell-address="Caserne.F20"/>
            <calcext:condition calcext:apply-style-name="cellule argent" calcext:value="contains-text(&quot;Loot&quot;)" calcext:base-cell-address="Caserne.F20"/>
            <calcext:condition calcext:apply-style-name="cellule argent" calcext:value="contains-text(&quot;Trade&quot;)" calcext:base-cell-address="Caserne.F20"/>
            <calcext:condition calcext:apply-style-name="cellule combat" calcext:value="contains-text(&quot;LaunchCombat&quot;)" calcext:base-cell-address="Caserne.F20"/>
            <calcext:condition calcext:apply-style-name="cellule indice" calcext:value="contains-text(&quot;CheckFormula&quot;)" calcext:base-cell-address="Caserne.F20"/>
            <calcext:condition calcext:apply-style-name="cellule indice" calcext:value="contains-text(&quot;GiveDirection&quot;)" calcext:base-cell-address="Caserne.F20"/>
            <calcext:condition calcext:apply-style-name="cellule temps" calcext:value="contains-text(&quot;SetWeather&quot;)" calcext:base-cell-address="Caserne.F20"/>
            <calcext:condition calcext:apply-style-name="cellule temps" calcext:value="contains-text(&quot;SwitchWeather&quot;)" calcext:base-cell-address="Caserne.F20"/>
            <calcext:condition calcext:apply-style-name="cellule temps" calcext:value="contains-text(&quot;NextDay&quot;)" calcext:base-cell-address="Caserne.F20"/>
            <calcext:condition calcext:apply-style-name="cellule temps" calcext:value="contains-text(&quot;CheckDay&quot;)" calcext:base-cell-address="Caserne.F20"/>
            <calcext:condition calcext:apply-style-name="cellule histoire" calcext:value="contains-text(&quot;Leave&quot;)" calcext:base-cell-address="Caserne.F20"/>
            <calcext:condition calcext:apply-style-name="cellule choice" calcext:value="contains-text(&quot;Choice&quot;)" calcext:base-cell-address="Caserne.F20"/>
            <calcext:condition calcext:apply-style-name="cellule d'erreur" calcext:value="!=&quot;&quot;" calcext:base-cell-address="Caserne.F20"/>
          </calcext:conditional-format>
          <calcext:conditional-format calcext:target-range-address="Caserne.Q27:Caserne.Q27">
            <calcext:condition calcext:apply-style-name="cellule histoire" calcext:value="contains-text(&quot;GoTo&quot;)" calcext:base-cell-address="Caserne.Q27"/>
            <calcext:condition calcext:apply-style-name="cellule histoire" calcext:value="contains-text(&quot;Conclude&quot;)" calcext:base-cell-address="Caserne.Q27"/>
            <calcext:condition calcext:apply-style-name="cellule random" calcext:value="contains-text(&quot;RandomPercent&quot;)" calcext:base-cell-address="Caserne.Q27"/>
            <calcext:condition calcext:apply-style-name="cellule random" calcext:value="contains-text(&quot;RandomRange&quot;)" calcext:base-cell-address="Caserne.Q27"/>
            <calcext:condition calcext:apply-style-name="cellule personnages" calcext:value="contains-text(&quot;NewCrew&quot;)" calcext:base-cell-address="Caserne.Q27"/>
            <calcext:condition calcext:apply-style-name="cellule personnages" calcext:value="contains-text(&quot;NewCharacter&quot;)" calcext:base-cell-address="Caserne.Q27"/>
            <calcext:condition calcext:apply-style-name="cellule personnages" calcext:value="contains-text(&quot;HideOther&quot;)" calcext:base-cell-address="Caserne.Q27"/>
            <calcext:condition calcext:apply-style-name="cellule personnages" calcext:value="contains-text(&quot;DeleteOther&quot;)" calcext:base-cell-address="Caserne.Q27"/>
            <calcext:condition calcext:apply-style-name="cellule narrateur" calcext:value="contains-text(&quot;Narrator&quot;)" calcext:base-cell-address="Caserne.Q27"/>
            <calcext:condition calcext:apply-style-name="cellule set choice" calcext:value="contains-text(&quot;SetChoices&quot;)" calcext:base-cell-address="Caserne.Q27"/>
            <calcext:condition calcext:apply-style-name="cellule dialogues" calcext:value="contains-text(&quot;PlayerSpeak&quot;)" calcext:base-cell-address="Caserne.Q27"/>
            <calcext:condition calcext:apply-style-name="cellule dialogues" calcext:value="contains-text(&quot;OtherSpeak&quot;)" calcext:base-cell-address="Caserne.Q27"/>
            <calcext:condition calcext:apply-style-name="cellule argent" calcext:value="contains-text(&quot;CheckGold&quot;)" calcext:base-cell-address="Caserne.Q27"/>
            <calcext:condition calcext:apply-style-name="cellule argent" calcext:value="contains-text(&quot;RemoveGold&quot;)" calcext:base-cell-address="Caserne.Q27"/>
            <calcext:condition calcext:apply-style-name="cellule argent" calcext:value="contains-text(&quot;AddGold&quot;)" calcext:base-cell-address="Caserne.Q27"/>
            <calcext:condition calcext:apply-style-name="cellule argent" calcext:value="contains-text(&quot;Loot&quot;)" calcext:base-cell-address="Caserne.Q27"/>
            <calcext:condition calcext:apply-style-name="cellule argent" calcext:value="contains-text(&quot;Trade&quot;)" calcext:base-cell-address="Caserne.Q27"/>
            <calcext:condition calcext:apply-style-name="cellule combat" calcext:value="contains-text(&quot;LaunchCombat&quot;)" calcext:base-cell-address="Caserne.Q27"/>
            <calcext:condition calcext:apply-style-name="cellule indice" calcext:value="contains-text(&quot;CheckFormula&quot;)" calcext:base-cell-address="Caserne.Q27"/>
            <calcext:condition calcext:apply-style-name="cellule indice" calcext:value="contains-text(&quot;GiveDirection&quot;)" calcext:base-cell-address="Caserne.Q27"/>
            <calcext:condition calcext:apply-style-name="cellule temps" calcext:value="contains-text(&quot;SetWeather&quot;)" calcext:base-cell-address="Caserne.Q27"/>
            <calcext:condition calcext:apply-style-name="cellule temps" calcext:value="contains-text(&quot;SwitchWeather&quot;)" calcext:base-cell-address="Caserne.Q27"/>
            <calcext:condition calcext:apply-style-name="cellule temps" calcext:value="contains-text(&quot;NextDay&quot;)" calcext:base-cell-address="Caserne.Q27"/>
            <calcext:condition calcext:apply-style-name="cellule temps" calcext:value="contains-text(&quot;CheckDay&quot;)" calcext:base-cell-address="Caserne.Q27"/>
            <calcext:condition calcext:apply-style-name="cellule histoire" calcext:value="contains-text(&quot;Leave&quot;)" calcext:base-cell-address="Caserne.Q27"/>
            <calcext:condition calcext:apply-style-name="cellule choice" calcext:value="contains-text(&quot;Choice&quot;)" calcext:base-cell-address="Caserne.Q27"/>
            <calcext:condition calcext:apply-style-name="cellule d'erreur" calcext:value="!=&quot;&quot;" calcext:base-cell-address="Caserne.Q27"/>
          </calcext:conditional-format>
          <calcext:conditional-format calcext:target-range-address="Caserne.Q27:Caserne.Q27">
            <calcext:condition calcext:apply-style-name="cellule histoire" calcext:value="contains-text(&quot;GoTo&quot;)" calcext:base-cell-address="Caserne.Q27"/>
            <calcext:condition calcext:apply-style-name="cellule histoire" calcext:value="contains-text(&quot;Conclude&quot;)" calcext:base-cell-address="Caserne.Q27"/>
            <calcext:condition calcext:apply-style-name="cellule random" calcext:value="contains-text(&quot;RandomPercent&quot;)" calcext:base-cell-address="Caserne.Q27"/>
            <calcext:condition calcext:apply-style-name="cellule random" calcext:value="contains-text(&quot;RandomRange&quot;)" calcext:base-cell-address="Caserne.Q27"/>
            <calcext:condition calcext:apply-style-name="cellule personnages" calcext:value="contains-text(&quot;NewCrew&quot;)" calcext:base-cell-address="Caserne.Q27"/>
            <calcext:condition calcext:apply-style-name="cellule personnages" calcext:value="contains-text(&quot;NewCharacter&quot;)" calcext:base-cell-address="Caserne.Q27"/>
            <calcext:condition calcext:apply-style-name="cellule personnages" calcext:value="contains-text(&quot;HideOther&quot;)" calcext:base-cell-address="Caserne.Q27"/>
            <calcext:condition calcext:apply-style-name="cellule personnages" calcext:value="contains-text(&quot;DeleteOther&quot;)" calcext:base-cell-address="Caserne.Q27"/>
            <calcext:condition calcext:apply-style-name="cellule narrateur" calcext:value="contains-text(&quot;Narrator&quot;)" calcext:base-cell-address="Caserne.Q27"/>
            <calcext:condition calcext:apply-style-name="cellule set choice" calcext:value="contains-text(&quot;SetChoices&quot;)" calcext:base-cell-address="Caserne.Q27"/>
            <calcext:condition calcext:apply-style-name="cellule dialogues" calcext:value="contains-text(&quot;PlayerSpeak&quot;)" calcext:base-cell-address="Caserne.Q27"/>
            <calcext:condition calcext:apply-style-name="cellule dialogues" calcext:value="contains-text(&quot;OtherSpeak&quot;)" calcext:base-cell-address="Caserne.Q27"/>
            <calcext:condition calcext:apply-style-name="cellule argent" calcext:value="contains-text(&quot;CheckGold&quot;)" calcext:base-cell-address="Caserne.Q27"/>
            <calcext:condition calcext:apply-style-name="cellule argent" calcext:value="contains-text(&quot;RemoveGold&quot;)" calcext:base-cell-address="Caserne.Q27"/>
            <calcext:condition calcext:apply-style-name="cellule argent" calcext:value="contains-text(&quot;AddGold&quot;)" calcext:base-cell-address="Caserne.Q27"/>
            <calcext:condition calcext:apply-style-name="cellule argent" calcext:value="contains-text(&quot;Loot&quot;)" calcext:base-cell-address="Caserne.Q27"/>
            <calcext:condition calcext:apply-style-name="cellule argent" calcext:value="contains-text(&quot;Trade&quot;)" calcext:base-cell-address="Caserne.Q27"/>
            <calcext:condition calcext:apply-style-name="cellule combat" calcext:value="contains-text(&quot;LaunchCombat&quot;)" calcext:base-cell-address="Caserne.Q27"/>
            <calcext:condition calcext:apply-style-name="cellule indice" calcext:value="contains-text(&quot;CheckFormula&quot;)" calcext:base-cell-address="Caserne.Q27"/>
            <calcext:condition calcext:apply-style-name="cellule indice" calcext:value="contains-text(&quot;GiveDirection&quot;)" calcext:base-cell-address="Caserne.Q27"/>
            <calcext:condition calcext:apply-style-name="cellule temps" calcext:value="contains-text(&quot;SetWeather&quot;)" calcext:base-cell-address="Caserne.Q27"/>
            <calcext:condition calcext:apply-style-name="cellule temps" calcext:value="contains-text(&quot;SwitchWeather&quot;)" calcext:base-cell-address="Caserne.Q27"/>
            <calcext:condition calcext:apply-style-name="cellule temps" calcext:value="contains-text(&quot;NextDay&quot;)" calcext:base-cell-address="Caserne.Q27"/>
            <calcext:condition calcext:apply-style-name="cellule temps" calcext:value="contains-text(&quot;CheckDay&quot;)" calcext:base-cell-address="Caserne.Q27"/>
            <calcext:condition calcext:apply-style-name="cellule histoire" calcext:value="contains-text(&quot;Leave&quot;)" calcext:base-cell-address="Caserne.Q27"/>
            <calcext:condition calcext:apply-style-name="cellule choice" calcext:value="contains-text(&quot;Choice&quot;)" calcext:base-cell-address="Caserne.Q27"/>
            <calcext:condition calcext:apply-style-name="cellule d'erreur" calcext:value="!=&quot;&quot;" calcext:base-cell-address="Caserne.Q27"/>
          </calcext:conditional-format>
          <calcext:conditional-format calcext:target-range-address="Caserne.Q27:Caserne.Q27">
            <calcext:condition calcext:apply-style-name="cellule histoire" calcext:value="contains-text(&quot;GoTo&quot;)" calcext:base-cell-address="Caserne.Q27"/>
            <calcext:condition calcext:apply-style-name="cellule histoire" calcext:value="contains-text(&quot;Conclude&quot;)" calcext:base-cell-address="Caserne.Q27"/>
            <calcext:condition calcext:apply-style-name="cellule random" calcext:value="contains-text(&quot;RandomPercent&quot;)" calcext:base-cell-address="Caserne.Q27"/>
            <calcext:condition calcext:apply-style-name="cellule random" calcext:value="contains-text(&quot;RandomRange&quot;)" calcext:base-cell-address="Caserne.Q27"/>
            <calcext:condition calcext:apply-style-name="cellule personnages" calcext:value="contains-text(&quot;NewCrew&quot;)" calcext:base-cell-address="Caserne.Q27"/>
            <calcext:condition calcext:apply-style-name="cellule personnages" calcext:value="contains-text(&quot;NewCharacter&quot;)" calcext:base-cell-address="Caserne.Q27"/>
            <calcext:condition calcext:apply-style-name="cellule personnages" calcext:value="contains-text(&quot;HideOther&quot;)" calcext:base-cell-address="Caserne.Q27"/>
            <calcext:condition calcext:apply-style-name="cellule personnages" calcext:value="contains-text(&quot;DeleteOther&quot;)" calcext:base-cell-address="Caserne.Q27"/>
            <calcext:condition calcext:apply-style-name="cellule narrateur" calcext:value="contains-text(&quot;Narrator&quot;)" calcext:base-cell-address="Caserne.Q27"/>
            <calcext:condition calcext:apply-style-name="cellule set choice" calcext:value="contains-text(&quot;SetChoices&quot;)" calcext:base-cell-address="Caserne.Q27"/>
            <calcext:condition calcext:apply-style-name="cellule dialogues" calcext:value="contains-text(&quot;PlayerSpeak&quot;)" calcext:base-cell-address="Caserne.Q27"/>
            <calcext:condition calcext:apply-style-name="cellule dialogues" calcext:value="contains-text(&quot;OtherSpeak&quot;)" calcext:base-cell-address="Caserne.Q27"/>
            <calcext:condition calcext:apply-style-name="cellule argent" calcext:value="contains-text(&quot;CheckGold&quot;)" calcext:base-cell-address="Caserne.Q27"/>
            <calcext:condition calcext:apply-style-name="cellule argent" calcext:value="contains-text(&quot;RemoveGold&quot;)" calcext:base-cell-address="Caserne.Q27"/>
            <calcext:condition calcext:apply-style-name="cellule argent" calcext:value="contains-text(&quot;AddGold&quot;)" calcext:base-cell-address="Caserne.Q27"/>
            <calcext:condition calcext:apply-style-name="cellule argent" calcext:value="contains-text(&quot;Loot&quot;)" calcext:base-cell-address="Caserne.Q27"/>
            <calcext:condition calcext:apply-style-name="cellule argent" calcext:value="contains-text(&quot;Trade&quot;)" calcext:base-cell-address="Caserne.Q27"/>
            <calcext:condition calcext:apply-style-name="cellule combat" calcext:value="contains-text(&quot;LaunchCombat&quot;)" calcext:base-cell-address="Caserne.Q27"/>
            <calcext:condition calcext:apply-style-name="cellule indice" calcext:value="contains-text(&quot;CheckFormula&quot;)" calcext:base-cell-address="Caserne.Q27"/>
            <calcext:condition calcext:apply-style-name="cellule indice" calcext:value="contains-text(&quot;GiveDirection&quot;)" calcext:base-cell-address="Caserne.Q27"/>
            <calcext:condition calcext:apply-style-name="cellule temps" calcext:value="contains-text(&quot;SetWeather&quot;)" calcext:base-cell-address="Caserne.Q27"/>
            <calcext:condition calcext:apply-style-name="cellule temps" calcext:value="contains-text(&quot;SwitchWeather&quot;)" calcext:base-cell-address="Caserne.Q27"/>
            <calcext:condition calcext:apply-style-name="cellule temps" calcext:value="contains-text(&quot;NextDay&quot;)" calcext:base-cell-address="Caserne.Q27"/>
            <calcext:condition calcext:apply-style-name="cellule temps" calcext:value="contains-text(&quot;CheckDay&quot;)" calcext:base-cell-address="Caserne.Q27"/>
            <calcext:condition calcext:apply-style-name="cellule histoire" calcext:value="contains-text(&quot;Leave&quot;)" calcext:base-cell-address="Caserne.Q27"/>
            <calcext:condition calcext:apply-style-name="cellule choice" calcext:value="contains-text(&quot;Choice&quot;)" calcext:base-cell-address="Caserne.Q27"/>
            <calcext:condition calcext:apply-style-name="cellule d'erreur" calcext:value="!=&quot;&quot;" calcext:base-cell-address="Caserne.Q27"/>
          </calcext:conditional-format>
          <calcext:conditional-format calcext:target-range-address="Caserne.R25:Caserne.S26">
            <calcext:condition calcext:apply-style-name="cellule histoire" calcext:value="contains-text(&quot;GoTo&quot;)" calcext:base-cell-address="Caserne.R25"/>
            <calcext:condition calcext:apply-style-name="cellule histoire" calcext:value="contains-text(&quot;Conclude&quot;)" calcext:base-cell-address="Caserne.R25"/>
            <calcext:condition calcext:apply-style-name="cellule random" calcext:value="contains-text(&quot;RandomPercent&quot;)" calcext:base-cell-address="Caserne.R25"/>
            <calcext:condition calcext:apply-style-name="cellule random" calcext:value="contains-text(&quot;RandomRange&quot;)" calcext:base-cell-address="Caserne.R25"/>
            <calcext:condition calcext:apply-style-name="cellule personnages" calcext:value="contains-text(&quot;NewCrew&quot;)" calcext:base-cell-address="Caserne.R25"/>
            <calcext:condition calcext:apply-style-name="cellule personnages" calcext:value="contains-text(&quot;NewCharacter&quot;)" calcext:base-cell-address="Caserne.R25"/>
            <calcext:condition calcext:apply-style-name="cellule personnages" calcext:value="contains-text(&quot;HideOther&quot;)" calcext:base-cell-address="Caserne.R25"/>
            <calcext:condition calcext:apply-style-name="cellule personnages" calcext:value="contains-text(&quot;DeleteOther&quot;)" calcext:base-cell-address="Caserne.R25"/>
            <calcext:condition calcext:apply-style-name="cellule narrateur" calcext:value="contains-text(&quot;Narrator&quot;)" calcext:base-cell-address="Caserne.R25"/>
            <calcext:condition calcext:apply-style-name="cellule set choice" calcext:value="contains-text(&quot;SetChoices&quot;)" calcext:base-cell-address="Caserne.R25"/>
            <calcext:condition calcext:apply-style-name="cellule dialogues" calcext:value="contains-text(&quot;PlayerSpeak&quot;)" calcext:base-cell-address="Caserne.R25"/>
            <calcext:condition calcext:apply-style-name="cellule dialogues" calcext:value="contains-text(&quot;OtherSpeak&quot;)" calcext:base-cell-address="Caserne.R25"/>
            <calcext:condition calcext:apply-style-name="cellule argent" calcext:value="contains-text(&quot;CheckGold&quot;)" calcext:base-cell-address="Caserne.R25"/>
            <calcext:condition calcext:apply-style-name="cellule argent" calcext:value="contains-text(&quot;RemoveGold&quot;)" calcext:base-cell-address="Caserne.R25"/>
            <calcext:condition calcext:apply-style-name="cellule argent" calcext:value="contains-text(&quot;AddGold&quot;)" calcext:base-cell-address="Caserne.R25"/>
            <calcext:condition calcext:apply-style-name="cellule argent" calcext:value="contains-text(&quot;Loot&quot;)" calcext:base-cell-address="Caserne.R25"/>
            <calcext:condition calcext:apply-style-name="cellule argent" calcext:value="contains-text(&quot;Trade&quot;)" calcext:base-cell-address="Caserne.R25"/>
            <calcext:condition calcext:apply-style-name="cellule combat" calcext:value="contains-text(&quot;LaunchCombat&quot;)" calcext:base-cell-address="Caserne.R25"/>
            <calcext:condition calcext:apply-style-name="cellule indice" calcext:value="contains-text(&quot;CheckFormula&quot;)" calcext:base-cell-address="Caserne.R25"/>
            <calcext:condition calcext:apply-style-name="cellule indice" calcext:value="contains-text(&quot;GiveDirection&quot;)" calcext:base-cell-address="Caserne.R25"/>
            <calcext:condition calcext:apply-style-name="cellule temps" calcext:value="contains-text(&quot;SetWeather&quot;)" calcext:base-cell-address="Caserne.R25"/>
            <calcext:condition calcext:apply-style-name="cellule temps" calcext:value="contains-text(&quot;SwitchWeather&quot;)" calcext:base-cell-address="Caserne.R25"/>
            <calcext:condition calcext:apply-style-name="cellule temps" calcext:value="contains-text(&quot;NextDay&quot;)" calcext:base-cell-address="Caserne.R25"/>
            <calcext:condition calcext:apply-style-name="cellule temps" calcext:value="contains-text(&quot;CheckDay&quot;)" calcext:base-cell-address="Caserne.R25"/>
            <calcext:condition calcext:apply-style-name="cellule histoire" calcext:value="contains-text(&quot;Leave&quot;)" calcext:base-cell-address="Caserne.R25"/>
            <calcext:condition calcext:apply-style-name="cellule choice" calcext:value="contains-text(&quot;Choice&quot;)" calcext:base-cell-address="Caserne.R25"/>
            <calcext:condition calcext:apply-style-name="cellule d'erreur" calcext:value="!=&quot;&quot;" calcext:base-cell-address="Caserne.R25"/>
          </calcext:conditional-format>
          <calcext:conditional-format calcext:target-range-address="Caserne.T23:Caserne.T23">
            <calcext:condition calcext:apply-style-name="cellule histoire" calcext:value="contains-text(&quot;GoTo&quot;)" calcext:base-cell-address="Caserne.T23"/>
            <calcext:condition calcext:apply-style-name="cellule histoire" calcext:value="contains-text(&quot;Conclude&quot;)" calcext:base-cell-address="Caserne.T23"/>
            <calcext:condition calcext:apply-style-name="cellule random" calcext:value="contains-text(&quot;RandomPercent&quot;)" calcext:base-cell-address="Caserne.T23"/>
            <calcext:condition calcext:apply-style-name="cellule random" calcext:value="contains-text(&quot;RandomRange&quot;)" calcext:base-cell-address="Caserne.T23"/>
            <calcext:condition calcext:apply-style-name="cellule personnages" calcext:value="contains-text(&quot;NewCrew&quot;)" calcext:base-cell-address="Caserne.T23"/>
            <calcext:condition calcext:apply-style-name="cellule personnages" calcext:value="contains-text(&quot;NewCharacter&quot;)" calcext:base-cell-address="Caserne.T23"/>
            <calcext:condition calcext:apply-style-name="cellule personnages" calcext:value="contains-text(&quot;HideOther&quot;)" calcext:base-cell-address="Caserne.T23"/>
            <calcext:condition calcext:apply-style-name="cellule personnages" calcext:value="contains-text(&quot;DeleteOther&quot;)" calcext:base-cell-address="Caserne.T23"/>
            <calcext:condition calcext:apply-style-name="cellule narrateur" calcext:value="contains-text(&quot;Narrator&quot;)" calcext:base-cell-address="Caserne.T23"/>
            <calcext:condition calcext:apply-style-name="cellule set choice" calcext:value="contains-text(&quot;SetChoices&quot;)" calcext:base-cell-address="Caserne.T23"/>
            <calcext:condition calcext:apply-style-name="cellule dialogues" calcext:value="contains-text(&quot;PlayerSpeak&quot;)" calcext:base-cell-address="Caserne.T23"/>
            <calcext:condition calcext:apply-style-name="cellule dialogues" calcext:value="contains-text(&quot;OtherSpeak&quot;)" calcext:base-cell-address="Caserne.T23"/>
            <calcext:condition calcext:apply-style-name="cellule argent" calcext:value="contains-text(&quot;CheckGold&quot;)" calcext:base-cell-address="Caserne.T23"/>
            <calcext:condition calcext:apply-style-name="cellule argent" calcext:value="contains-text(&quot;RemoveGold&quot;)" calcext:base-cell-address="Caserne.T23"/>
            <calcext:condition calcext:apply-style-name="cellule argent" calcext:value="contains-text(&quot;AddGold&quot;)" calcext:base-cell-address="Caserne.T23"/>
            <calcext:condition calcext:apply-style-name="cellule argent" calcext:value="contains-text(&quot;Loot&quot;)" calcext:base-cell-address="Caserne.T23"/>
            <calcext:condition calcext:apply-style-name="cellule argent" calcext:value="contains-text(&quot;Trade&quot;)" calcext:base-cell-address="Caserne.T23"/>
            <calcext:condition calcext:apply-style-name="cellule combat" calcext:value="contains-text(&quot;LaunchCombat&quot;)" calcext:base-cell-address="Caserne.T23"/>
            <calcext:condition calcext:apply-style-name="cellule indice" calcext:value="contains-text(&quot;CheckFormula&quot;)" calcext:base-cell-address="Caserne.T23"/>
            <calcext:condition calcext:apply-style-name="cellule indice" calcext:value="contains-text(&quot;GiveDirection&quot;)" calcext:base-cell-address="Caserne.T23"/>
            <calcext:condition calcext:apply-style-name="cellule temps" calcext:value="contains-text(&quot;SetWeather&quot;)" calcext:base-cell-address="Caserne.T23"/>
            <calcext:condition calcext:apply-style-name="cellule temps" calcext:value="contains-text(&quot;SwitchWeather&quot;)" calcext:base-cell-address="Caserne.T23"/>
            <calcext:condition calcext:apply-style-name="cellule temps" calcext:value="contains-text(&quot;NextDay&quot;)" calcext:base-cell-address="Caserne.T23"/>
            <calcext:condition calcext:apply-style-name="cellule temps" calcext:value="contains-text(&quot;CheckDay&quot;)" calcext:base-cell-address="Caserne.T23"/>
            <calcext:condition calcext:apply-style-name="cellule histoire" calcext:value="contains-text(&quot;Leave&quot;)" calcext:base-cell-address="Caserne.T23"/>
            <calcext:condition calcext:apply-style-name="cellule choice" calcext:value="contains-text(&quot;Choice&quot;)" calcext:base-cell-address="Caserne.T23"/>
            <calcext:condition calcext:apply-style-name="cellule d'erreur" calcext:value="!=&quot;&quot;" calcext:base-cell-address="Caserne.T23"/>
          </calcext:conditional-format>
          <calcext:conditional-format calcext:target-range-address="Caserne.T23:Caserne.T23">
            <calcext:condition calcext:apply-style-name="cellule histoire" calcext:value="contains-text(&quot;GoTo&quot;)" calcext:base-cell-address="Caserne.T23"/>
            <calcext:condition calcext:apply-style-name="cellule histoire" calcext:value="contains-text(&quot;Conclude&quot;)" calcext:base-cell-address="Caserne.T23"/>
            <calcext:condition calcext:apply-style-name="cellule random" calcext:value="contains-text(&quot;RandomPercent&quot;)" calcext:base-cell-address="Caserne.T23"/>
            <calcext:condition calcext:apply-style-name="cellule random" calcext:value="contains-text(&quot;RandomRange&quot;)" calcext:base-cell-address="Caserne.T23"/>
            <calcext:condition calcext:apply-style-name="cellule personnages" calcext:value="contains-text(&quot;NewCrew&quot;)" calcext:base-cell-address="Caserne.T23"/>
            <calcext:condition calcext:apply-style-name="cellule personnages" calcext:value="contains-text(&quot;NewCharacter&quot;)" calcext:base-cell-address="Caserne.T23"/>
            <calcext:condition calcext:apply-style-name="cellule personnages" calcext:value="contains-text(&quot;HideOther&quot;)" calcext:base-cell-address="Caserne.T23"/>
            <calcext:condition calcext:apply-style-name="cellule personnages" calcext:value="contains-text(&quot;DeleteOther&quot;)" calcext:base-cell-address="Caserne.T23"/>
            <calcext:condition calcext:apply-style-name="cellule narrateur" calcext:value="contains-text(&quot;Narrator&quot;)" calcext:base-cell-address="Caserne.T23"/>
            <calcext:condition calcext:apply-style-name="cellule set choice" calcext:value="contains-text(&quot;SetChoices&quot;)" calcext:base-cell-address="Caserne.T23"/>
            <calcext:condition calcext:apply-style-name="cellule dialogues" calcext:value="contains-text(&quot;PlayerSpeak&quot;)" calcext:base-cell-address="Caserne.T23"/>
            <calcext:condition calcext:apply-style-name="cellule dialogues" calcext:value="contains-text(&quot;OtherSpeak&quot;)" calcext:base-cell-address="Caserne.T23"/>
            <calcext:condition calcext:apply-style-name="cellule argent" calcext:value="contains-text(&quot;CheckGold&quot;)" calcext:base-cell-address="Caserne.T23"/>
            <calcext:condition calcext:apply-style-name="cellule argent" calcext:value="contains-text(&quot;RemoveGold&quot;)" calcext:base-cell-address="Caserne.T23"/>
            <calcext:condition calcext:apply-style-name="cellule argent" calcext:value="contains-text(&quot;AddGold&quot;)" calcext:base-cell-address="Caserne.T23"/>
            <calcext:condition calcext:apply-style-name="cellule argent" calcext:value="contains-text(&quot;Loot&quot;)" calcext:base-cell-address="Caserne.T23"/>
            <calcext:condition calcext:apply-style-name="cellule argent" calcext:value="contains-text(&quot;Trade&quot;)" calcext:base-cell-address="Caserne.T23"/>
            <calcext:condition calcext:apply-style-name="cellule combat" calcext:value="contains-text(&quot;LaunchCombat&quot;)" calcext:base-cell-address="Caserne.T23"/>
            <calcext:condition calcext:apply-style-name="cellule indice" calcext:value="contains-text(&quot;CheckFormula&quot;)" calcext:base-cell-address="Caserne.T23"/>
            <calcext:condition calcext:apply-style-name="cellule indice" calcext:value="contains-text(&quot;GiveDirection&quot;)" calcext:base-cell-address="Caserne.T23"/>
            <calcext:condition calcext:apply-style-name="cellule temps" calcext:value="contains-text(&quot;SetWeather&quot;)" calcext:base-cell-address="Caserne.T23"/>
            <calcext:condition calcext:apply-style-name="cellule temps" calcext:value="contains-text(&quot;SwitchWeather&quot;)" calcext:base-cell-address="Caserne.T23"/>
            <calcext:condition calcext:apply-style-name="cellule temps" calcext:value="contains-text(&quot;NextDay&quot;)" calcext:base-cell-address="Caserne.T23"/>
            <calcext:condition calcext:apply-style-name="cellule temps" calcext:value="contains-text(&quot;CheckDay&quot;)" calcext:base-cell-address="Caserne.T23"/>
            <calcext:condition calcext:apply-style-name="cellule histoire" calcext:value="contains-text(&quot;Leave&quot;)" calcext:base-cell-address="Caserne.T23"/>
            <calcext:condition calcext:apply-style-name="cellule choice" calcext:value="contains-text(&quot;Choice&quot;)" calcext:base-cell-address="Caserne.T23"/>
            <calcext:condition calcext:apply-style-name="cellule d'erreur" calcext:value="!=&quot;&quot;" calcext:base-cell-address="Caserne.T23"/>
          </calcext:conditional-format>
          <calcext:conditional-format calcext:target-range-address="Caserne.V25:Caserne.V25">
            <calcext:condition calcext:apply-style-name="cellule histoire" calcext:value="contains-text(&quot;GoTo&quot;)" calcext:base-cell-address="Caserne.E28"/>
            <calcext:condition calcext:apply-style-name="cellule histoire" calcext:value="contains-text(&quot;Conclude&quot;)" calcext:base-cell-address="Caserne.E28"/>
            <calcext:condition calcext:apply-style-name="cellule random" calcext:value="contains-text(&quot;RandomPercent&quot;)" calcext:base-cell-address="Caserne.E28"/>
            <calcext:condition calcext:apply-style-name="cellule random" calcext:value="contains-text(&quot;RandomRange&quot;)" calcext:base-cell-address="Caserne.E28"/>
            <calcext:condition calcext:apply-style-name="cellule personnages" calcext:value="contains-text(&quot;NewCrew&quot;)" calcext:base-cell-address="Caserne.E28"/>
            <calcext:condition calcext:apply-style-name="cellule personnages" calcext:value="contains-text(&quot;NewCharacter&quot;)" calcext:base-cell-address="Caserne.E28"/>
            <calcext:condition calcext:apply-style-name="cellule personnages" calcext:value="contains-text(&quot;HideOther&quot;)" calcext:base-cell-address="Caserne.E28"/>
            <calcext:condition calcext:apply-style-name="cellule personnages" calcext:value="contains-text(&quot;DeleteOther&quot;)" calcext:base-cell-address="Caserne.E28"/>
            <calcext:condition calcext:apply-style-name="cellule narrateur" calcext:value="contains-text(&quot;Narrator&quot;)" calcext:base-cell-address="Caserne.E28"/>
            <calcext:condition calcext:apply-style-name="cellule set choice" calcext:value="contains-text(&quot;SetChoices&quot;)" calcext:base-cell-address="Caserne.E28"/>
            <calcext:condition calcext:apply-style-name="cellule dialogues" calcext:value="contains-text(&quot;PlayerSpeak&quot;)" calcext:base-cell-address="Caserne.E28"/>
            <calcext:condition calcext:apply-style-name="cellule dialogues" calcext:value="contains-text(&quot;OtherSpeak&quot;)" calcext:base-cell-address="Caserne.E28"/>
            <calcext:condition calcext:apply-style-name="cellule argent" calcext:value="contains-text(&quot;CheckGold&quot;)" calcext:base-cell-address="Caserne.E28"/>
            <calcext:condition calcext:apply-style-name="cellule argent" calcext:value="contains-text(&quot;RemoveGold&quot;)" calcext:base-cell-address="Caserne.E28"/>
            <calcext:condition calcext:apply-style-name="cellule argent" calcext:value="contains-text(&quot;AddGold&quot;)" calcext:base-cell-address="Caserne.E28"/>
            <calcext:condition calcext:apply-style-name="cellule argent" calcext:value="contains-text(&quot;Loot&quot;)" calcext:base-cell-address="Caserne.E28"/>
            <calcext:condition calcext:apply-style-name="cellule argent" calcext:value="contains-text(&quot;Trade&quot;)" calcext:base-cell-address="Caserne.E28"/>
            <calcext:condition calcext:apply-style-name="cellule combat" calcext:value="contains-text(&quot;LaunchCombat&quot;)" calcext:base-cell-address="Caserne.E28"/>
            <calcext:condition calcext:apply-style-name="cellule indice" calcext:value="contains-text(&quot;CheckFormula&quot;)" calcext:base-cell-address="Caserne.E28"/>
            <calcext:condition calcext:apply-style-name="cellule indice" calcext:value="contains-text(&quot;GiveDirection&quot;)" calcext:base-cell-address="Caserne.E28"/>
            <calcext:condition calcext:apply-style-name="cellule temps" calcext:value="contains-text(&quot;SetWeather&quot;)" calcext:base-cell-address="Caserne.E28"/>
            <calcext:condition calcext:apply-style-name="cellule temps" calcext:value="contains-text(&quot;SwitchWeather&quot;)" calcext:base-cell-address="Caserne.E28"/>
            <calcext:condition calcext:apply-style-name="cellule temps" calcext:value="contains-text(&quot;NextDay&quot;)" calcext:base-cell-address="Caserne.E28"/>
            <calcext:condition calcext:apply-style-name="cellule temps" calcext:value="contains-text(&quot;CheckDay&quot;)" calcext:base-cell-address="Caserne.E28"/>
            <calcext:condition calcext:apply-style-name="cellule histoire" calcext:value="contains-text(&quot;Leave&quot;)" calcext:base-cell-address="Caserne.E28"/>
            <calcext:condition calcext:apply-style-name="cellule choice" calcext:value="contains-text(&quot;Choice&quot;)" calcext:base-cell-address="Caserne.E28"/>
            <calcext:condition calcext:apply-style-name="cellule d'erreur" calcext:value="!=&quot;&quot;" calcext:base-cell-address="Caserne.E28"/>
          </calcext:conditional-format>
          <calcext:conditional-format calcext:target-range-address="Caserne.V25:Caserne.V25">
            <calcext:condition calcext:apply-style-name="cellule histoire" calcext:value="contains-text(&quot;GoTo&quot;)" calcext:base-cell-address="Caserne.E28"/>
            <calcext:condition calcext:apply-style-name="cellule histoire" calcext:value="contains-text(&quot;Conclude&quot;)" calcext:base-cell-address="Caserne.E28"/>
            <calcext:condition calcext:apply-style-name="cellule random" calcext:value="contains-text(&quot;RandomPercent&quot;)" calcext:base-cell-address="Caserne.E28"/>
            <calcext:condition calcext:apply-style-name="cellule random" calcext:value="contains-text(&quot;RandomRange&quot;)" calcext:base-cell-address="Caserne.E28"/>
            <calcext:condition calcext:apply-style-name="cellule personnages" calcext:value="contains-text(&quot;NewCrew&quot;)" calcext:base-cell-address="Caserne.E28"/>
            <calcext:condition calcext:apply-style-name="cellule personnages" calcext:value="contains-text(&quot;NewCharacter&quot;)" calcext:base-cell-address="Caserne.E28"/>
            <calcext:condition calcext:apply-style-name="cellule personnages" calcext:value="contains-text(&quot;HideOther&quot;)" calcext:base-cell-address="Caserne.E28"/>
            <calcext:condition calcext:apply-style-name="cellule personnages" calcext:value="contains-text(&quot;DeleteOther&quot;)" calcext:base-cell-address="Caserne.E28"/>
            <calcext:condition calcext:apply-style-name="cellule narrateur" calcext:value="contains-text(&quot;Narrator&quot;)" calcext:base-cell-address="Caserne.E28"/>
            <calcext:condition calcext:apply-style-name="cellule set choice" calcext:value="contains-text(&quot;SetChoices&quot;)" calcext:base-cell-address="Caserne.E28"/>
            <calcext:condition calcext:apply-style-name="cellule dialogues" calcext:value="contains-text(&quot;PlayerSpeak&quot;)" calcext:base-cell-address="Caserne.E28"/>
            <calcext:condition calcext:apply-style-name="cellule dialogues" calcext:value="contains-text(&quot;OtherSpeak&quot;)" calcext:base-cell-address="Caserne.E28"/>
            <calcext:condition calcext:apply-style-name="cellule argent" calcext:value="contains-text(&quot;CheckGold&quot;)" calcext:base-cell-address="Caserne.E28"/>
            <calcext:condition calcext:apply-style-name="cellule argent" calcext:value="contains-text(&quot;RemoveGold&quot;)" calcext:base-cell-address="Caserne.E28"/>
            <calcext:condition calcext:apply-style-name="cellule argent" calcext:value="contains-text(&quot;AddGold&quot;)" calcext:base-cell-address="Caserne.E28"/>
            <calcext:condition calcext:apply-style-name="cellule argent" calcext:value="contains-text(&quot;Loot&quot;)" calcext:base-cell-address="Caserne.E28"/>
            <calcext:condition calcext:apply-style-name="cellule argent" calcext:value="contains-text(&quot;Trade&quot;)" calcext:base-cell-address="Caserne.E28"/>
            <calcext:condition calcext:apply-style-name="cellule combat" calcext:value="contains-text(&quot;LaunchCombat&quot;)" calcext:base-cell-address="Caserne.E28"/>
            <calcext:condition calcext:apply-style-name="cellule indice" calcext:value="contains-text(&quot;CheckFormula&quot;)" calcext:base-cell-address="Caserne.E28"/>
            <calcext:condition calcext:apply-style-name="cellule indice" calcext:value="contains-text(&quot;GiveDirection&quot;)" calcext:base-cell-address="Caserne.E28"/>
            <calcext:condition calcext:apply-style-name="cellule temps" calcext:value="contains-text(&quot;SetWeather&quot;)" calcext:base-cell-address="Caserne.E28"/>
            <calcext:condition calcext:apply-style-name="cellule temps" calcext:value="contains-text(&quot;SwitchWeather&quot;)" calcext:base-cell-address="Caserne.E28"/>
            <calcext:condition calcext:apply-style-name="cellule temps" calcext:value="contains-text(&quot;NextDay&quot;)" calcext:base-cell-address="Caserne.E28"/>
            <calcext:condition calcext:apply-style-name="cellule temps" calcext:value="contains-text(&quot;CheckDay&quot;)" calcext:base-cell-address="Caserne.E28"/>
            <calcext:condition calcext:apply-style-name="cellule histoire" calcext:value="contains-text(&quot;Leave&quot;)" calcext:base-cell-address="Caserne.E28"/>
            <calcext:condition calcext:apply-style-name="cellule choice" calcext:value="contains-text(&quot;Choice&quot;)" calcext:base-cell-address="Caserne.E28"/>
            <calcext:condition calcext:apply-style-name="cellule d'erreur" calcext:value="!=&quot;&quot;" calcext:base-cell-address="Caserne.E28"/>
          </calcext:conditional-format>
          <calcext:conditional-format calcext:target-range-address="Caserne.V25:Caserne.V25">
            <calcext:condition calcext:apply-style-name="cellule histoire" calcext:value="contains-text(&quot;GoTo&quot;)" calcext:base-cell-address="Caserne.E28"/>
            <calcext:condition calcext:apply-style-name="cellule histoire" calcext:value="contains-text(&quot;Conclude&quot;)" calcext:base-cell-address="Caserne.E28"/>
            <calcext:condition calcext:apply-style-name="cellule random" calcext:value="contains-text(&quot;RandomPercent&quot;)" calcext:base-cell-address="Caserne.E28"/>
            <calcext:condition calcext:apply-style-name="cellule random" calcext:value="contains-text(&quot;RandomRange&quot;)" calcext:base-cell-address="Caserne.E28"/>
            <calcext:condition calcext:apply-style-name="cellule personnages" calcext:value="contains-text(&quot;NewCrew&quot;)" calcext:base-cell-address="Caserne.E28"/>
            <calcext:condition calcext:apply-style-name="cellule personnages" calcext:value="contains-text(&quot;NewCharacter&quot;)" calcext:base-cell-address="Caserne.E28"/>
            <calcext:condition calcext:apply-style-name="cellule personnages" calcext:value="contains-text(&quot;HideOther&quot;)" calcext:base-cell-address="Caserne.E28"/>
            <calcext:condition calcext:apply-style-name="cellule personnages" calcext:value="contains-text(&quot;DeleteOther&quot;)" calcext:base-cell-address="Caserne.E28"/>
            <calcext:condition calcext:apply-style-name="cellule narrateur" calcext:value="contains-text(&quot;Narrator&quot;)" calcext:base-cell-address="Caserne.E28"/>
            <calcext:condition calcext:apply-style-name="cellule set choice" calcext:value="contains-text(&quot;SetChoices&quot;)" calcext:base-cell-address="Caserne.E28"/>
            <calcext:condition calcext:apply-style-name="cellule dialogues" calcext:value="contains-text(&quot;PlayerSpeak&quot;)" calcext:base-cell-address="Caserne.E28"/>
            <calcext:condition calcext:apply-style-name="cellule dialogues" calcext:value="contains-text(&quot;OtherSpeak&quot;)" calcext:base-cell-address="Caserne.E28"/>
            <calcext:condition calcext:apply-style-name="cellule argent" calcext:value="contains-text(&quot;CheckGold&quot;)" calcext:base-cell-address="Caserne.E28"/>
            <calcext:condition calcext:apply-style-name="cellule argent" calcext:value="contains-text(&quot;RemoveGold&quot;)" calcext:base-cell-address="Caserne.E28"/>
            <calcext:condition calcext:apply-style-name="cellule argent" calcext:value="contains-text(&quot;AddGold&quot;)" calcext:base-cell-address="Caserne.E28"/>
            <calcext:condition calcext:apply-style-name="cellule argent" calcext:value="contains-text(&quot;Loot&quot;)" calcext:base-cell-address="Caserne.E28"/>
            <calcext:condition calcext:apply-style-name="cellule argent" calcext:value="contains-text(&quot;Trade&quot;)" calcext:base-cell-address="Caserne.E28"/>
            <calcext:condition calcext:apply-style-name="cellule combat" calcext:value="contains-text(&quot;LaunchCombat&quot;)" calcext:base-cell-address="Caserne.E28"/>
            <calcext:condition calcext:apply-style-name="cellule indice" calcext:value="contains-text(&quot;CheckFormula&quot;)" calcext:base-cell-address="Caserne.E28"/>
            <calcext:condition calcext:apply-style-name="cellule indice" calcext:value="contains-text(&quot;GiveDirection&quot;)" calcext:base-cell-address="Caserne.E28"/>
            <calcext:condition calcext:apply-style-name="cellule temps" calcext:value="contains-text(&quot;SetWeather&quot;)" calcext:base-cell-address="Caserne.E28"/>
            <calcext:condition calcext:apply-style-name="cellule temps" calcext:value="contains-text(&quot;SwitchWeather&quot;)" calcext:base-cell-address="Caserne.E28"/>
            <calcext:condition calcext:apply-style-name="cellule temps" calcext:value="contains-text(&quot;NextDay&quot;)" calcext:base-cell-address="Caserne.E28"/>
            <calcext:condition calcext:apply-style-name="cellule temps" calcext:value="contains-text(&quot;CheckDay&quot;)" calcext:base-cell-address="Caserne.E28"/>
            <calcext:condition calcext:apply-style-name="cellule histoire" calcext:value="contains-text(&quot;Leave&quot;)" calcext:base-cell-address="Caserne.E28"/>
            <calcext:condition calcext:apply-style-name="cellule choice" calcext:value="contains-text(&quot;Choice&quot;)" calcext:base-cell-address="Caserne.E28"/>
            <calcext:condition calcext:apply-style-name="cellule d'erreur" calcext:value="!=&quot;&quot;" calcext:base-cell-address="Caserne.E28"/>
          </calcext:conditional-format>
          <calcext:conditional-format calcext:target-range-address="Caserne.U22:Caserne.U22">
            <calcext:condition calcext:apply-style-name="cellule histoire" calcext:value="contains-text(&quot;GoTo&quot;)" calcext:base-cell-address="Caserne.S22"/>
            <calcext:condition calcext:apply-style-name="cellule histoire" calcext:value="contains-text(&quot;Conclude&quot;)" calcext:base-cell-address="Caserne.S22"/>
            <calcext:condition calcext:apply-style-name="cellule random" calcext:value="contains-text(&quot;RandomPercent&quot;)" calcext:base-cell-address="Caserne.S22"/>
            <calcext:condition calcext:apply-style-name="cellule random" calcext:value="contains-text(&quot;RandomRange&quot;)" calcext:base-cell-address="Caserne.S22"/>
            <calcext:condition calcext:apply-style-name="cellule personnages" calcext:value="contains-text(&quot;NewCrew&quot;)" calcext:base-cell-address="Caserne.S22"/>
            <calcext:condition calcext:apply-style-name="cellule personnages" calcext:value="contains-text(&quot;NewCharacter&quot;)" calcext:base-cell-address="Caserne.S22"/>
            <calcext:condition calcext:apply-style-name="cellule personnages" calcext:value="contains-text(&quot;HideOther&quot;)" calcext:base-cell-address="Caserne.S22"/>
            <calcext:condition calcext:apply-style-name="cellule personnages" calcext:value="contains-text(&quot;DeleteOther&quot;)" calcext:base-cell-address="Caserne.S22"/>
            <calcext:condition calcext:apply-style-name="cellule narrateur" calcext:value="contains-text(&quot;Narrator&quot;)" calcext:base-cell-address="Caserne.S22"/>
            <calcext:condition calcext:apply-style-name="cellule set choice" calcext:value="contains-text(&quot;SetChoices&quot;)" calcext:base-cell-address="Caserne.S22"/>
            <calcext:condition calcext:apply-style-name="cellule dialogues" calcext:value="contains-text(&quot;PlayerSpeak&quot;)" calcext:base-cell-address="Caserne.S22"/>
            <calcext:condition calcext:apply-style-name="cellule dialogues" calcext:value="contains-text(&quot;OtherSpeak&quot;)" calcext:base-cell-address="Caserne.S22"/>
            <calcext:condition calcext:apply-style-name="cellule argent" calcext:value="contains-text(&quot;CheckGold&quot;)" calcext:base-cell-address="Caserne.S22"/>
            <calcext:condition calcext:apply-style-name="cellule argent" calcext:value="contains-text(&quot;RemoveGold&quot;)" calcext:base-cell-address="Caserne.S22"/>
            <calcext:condition calcext:apply-style-name="cellule argent" calcext:value="contains-text(&quot;AddGold&quot;)" calcext:base-cell-address="Caserne.S22"/>
            <calcext:condition calcext:apply-style-name="cellule argent" calcext:value="contains-text(&quot;Loot&quot;)" calcext:base-cell-address="Caserne.S22"/>
            <calcext:condition calcext:apply-style-name="cellule argent" calcext:value="contains-text(&quot;Trade&quot;)" calcext:base-cell-address="Caserne.S22"/>
            <calcext:condition calcext:apply-style-name="cellule combat" calcext:value="contains-text(&quot;LaunchCombat&quot;)" calcext:base-cell-address="Caserne.S22"/>
            <calcext:condition calcext:apply-style-name="cellule indice" calcext:value="contains-text(&quot;CheckFormula&quot;)" calcext:base-cell-address="Caserne.S22"/>
            <calcext:condition calcext:apply-style-name="cellule indice" calcext:value="contains-text(&quot;GiveDirection&quot;)" calcext:base-cell-address="Caserne.S22"/>
            <calcext:condition calcext:apply-style-name="cellule temps" calcext:value="contains-text(&quot;SetWeather&quot;)" calcext:base-cell-address="Caserne.S22"/>
            <calcext:condition calcext:apply-style-name="cellule temps" calcext:value="contains-text(&quot;SwitchWeather&quot;)" calcext:base-cell-address="Caserne.S22"/>
            <calcext:condition calcext:apply-style-name="cellule temps" calcext:value="contains-text(&quot;NextDay&quot;)" calcext:base-cell-address="Caserne.S22"/>
            <calcext:condition calcext:apply-style-name="cellule temps" calcext:value="contains-text(&quot;CheckDay&quot;)" calcext:base-cell-address="Caserne.S22"/>
            <calcext:condition calcext:apply-style-name="cellule histoire" calcext:value="contains-text(&quot;Leave&quot;)" calcext:base-cell-address="Caserne.S22"/>
            <calcext:condition calcext:apply-style-name="cellule choice" calcext:value="contains-text(&quot;Choice&quot;)" calcext:base-cell-address="Caserne.S22"/>
            <calcext:condition calcext:apply-style-name="cellule d'erreur" calcext:value="!=&quot;&quot;" calcext:base-cell-address="Caserne.S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text-align-source="fix" style:repeat-content="false" fo:background-color="transparent" fo:border="none" fo:padding="1.5mm" style:vertical-align="middle" loext:vertical-justify="auto"/>
      <style:paragraph-properties fo:text-align="center" css3t:text-justify="auto"/>
      <style:text-properties fo:color="#111111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d_27_erreur" style:display-name="cellule d'erreur" style:family="table-cell" style:parent-style-name="Default">
      <style:table-cell-properties fo:background-color="#000000" fo:border="0.06pt solid #000000" fo:padding="1.99mm" loext:vertical-justify="auto"/>
      <style:paragraph-properties css3t:text-justify="auto"/>
      <style:text-properties style:use-window-font-color="true" fo:font-size="12pt"/>
    </style:style>
    <style:style style:name="cellule_20_narrateur" style:display-name="cellule narrateur" style:family="table-cell" style:parent-style-name="Default">
      <style:table-cell-properties fo:background-color="#ffcc00" fo:border="0.06pt solid #000000" loext:vertical-justify="auto"/>
      <style:paragraph-properties css3t:text-justify="auto"/>
      <style:text-properties fo:font-size="12pt" fo:font-style="italic"/>
    </style:style>
    <style:style style:name="cellule_20_histoire" style:display-name="cellule histoire" style:family="table-cell" style:parent-style-name="Default">
      <style:table-cell-properties fo:background-color="#996600" style:text-align-source="fix" style:repeat-content="false" fo:border="0.06pt solid #000000" style:vertical-align="middle" loext:vertical-justify="auto"/>
      <style:paragraph-properties fo:text-align="center" css3t:text-justify="auto"/>
      <style:text-properties fo:color="#ffffff"/>
    </style:style>
    <style:style style:name="cellule_20_personnages" style:display-name="cellule personnages" style:family="table-cell" style:parent-style-name="Default">
      <style:table-cell-properties fo:background-color="#ffccff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indice" style:display-name="cellule indice" style:family="table-cell" style:parent-style-name="Default">
      <style:table-cell-properties fo:background-color="#ff9900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combat" style:display-name="cellule combat" style:family="table-cell" style:parent-style-name="Default">
      <style:table-cell-properties fo:background-color="#ff3333" style:text-align-source="fix" style:repeat-content="false" fo:border="0.06pt solid #000000" style:vertical-align="middle" loext:vertical-justify="auto"/>
      <style:paragraph-properties fo:text-align="center" css3t:text-justify="auto"/>
      <style:text-properties fo:color="#ffffff"/>
    </style:style>
    <style:style style:name="cellule_20_temps" style:display-name="cellule temps" style:family="table-cell" style:parent-style-name="Default">
      <style:table-cell-properties fo:background-color="#ccffff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argent" style:display-name="cellule argent" style:family="table-cell" style:parent-style-name="Default">
      <style:table-cell-properties fo:background-color="#ffff00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dialogues" style:display-name="cellule dialogues" style:family="table-cell" style:parent-style-name="Default">
      <style:table-cell-properties fo:background-color="#ffff99" fo:border="0.06pt solid #000000"/>
    </style:style>
    <style:style style:name="cellule_20_random" style:display-name="cellule random" style:family="table-cell" style:parent-style-name="Default">
      <style:table-cell-properties fo:background-color="#ccff66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choice" style:display-name="cellule choice" style:family="table-cell" style:parent-style-name="Default">
      <style:table-cell-properties fo:background-color="#9999ff" style:text-align-source="fix" style:repeat-content="false" fo:border="0.06pt solid #000000" style:vertical-align="middle" loext:vertical-justify="auto"/>
      <style:paragraph-properties fo:text-align="center" css3t:text-justify="auto"/>
    </style:style>
    <style:style style:name="cellule_20_set_20_choice" style:display-name="cellule set choice" style:family="table-cell" style:parent-style-name="Default">
      <style:table-cell-properties fo:background-color="#3465a4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5:34:09.3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8:32:34.738000000</dc:date>
    <meta:editing-duration>PT13H27M56S</meta:editing-duration>
    <meta:editing-cycles>87</meta:editing-cycles>
    <meta:generator>LibreOffice/5.0.6.3$Windows_x86 LibreOffice_project/490fc03b25318460cfc54456516ea2519c11d1aa</meta:generator>
    <meta:document-statistic meta:table-count="7" meta:cell-count="400" meta:object-count="0"/>
  </office:meta>
</office:document-meta>
</file>